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1.69pt"/>
    </style:style>
    <style:style style:name="co2" style:family="table-column">
      <style:table-column-properties fo:break-before="auto" style:column-width="120.61pt"/>
    </style:style>
    <style:style style:name="co3" style:family="table-column">
      <style:table-column-properties fo:break-before="auto" style:column-width="25.4pt"/>
    </style:style>
    <style:style style:name="co4" style:family="table-column">
      <style:table-column-properties fo:break-before="auto" style:column-width="136.49pt"/>
    </style:style>
    <style:style style:name="co5" style:family="table-column">
      <style:table-column-properties fo:break-before="auto" style:column-width="64.29pt"/>
    </style:style>
    <style:style style:name="co6" style:family="table-column">
      <style:table-column-properties fo:break-before="auto" style:column-width="218.3pt"/>
    </style:style>
    <style:style style:name="co7" style:family="table-column">
      <style:table-column-properties fo:break-before="auto" style:column-width="119.06pt"/>
    </style:style>
    <style:style style:name="co8" style:family="table-column">
      <style:table-column-properties fo:break-before="auto" style:column-width="56.3pt"/>
    </style:style>
    <style:style style:name="co9" style:family="table-column">
      <style:table-column-properties fo:break-before="auto" style:column-width="42.04pt"/>
    </style:style>
    <style:style style:name="co10" style:family="table-column">
      <style:table-column-properties fo:break-before="auto" style:column-width="72.99pt"/>
    </style:style>
    <style:style style:name="co11" style:family="table-column">
      <style:table-column-properties fo:break-before="auto" style:column-width="80.16pt"/>
    </style:style>
    <style:style style:name="co12" style:family="table-column">
      <style:table-column-properties fo:break-before="auto" style:column-width="134.96pt"/>
    </style:style>
    <style:style style:name="co13" style:family="table-column">
      <style:table-column-properties fo:break-before="auto" style:column-width="128.55pt"/>
    </style:style>
    <style:style style:name="co14" style:family="table-column">
      <style:table-column-properties fo:break-before="auto" style:column-width="54.79pt"/>
    </style:style>
    <style:style style:name="co15" style:family="table-column">
      <style:table-column-properties fo:break-before="auto" style:column-width="216.71pt"/>
    </style:style>
    <style:style style:name="co16" style:family="table-column">
      <style:table-column-properties fo:break-before="auto" style:column-width="48.39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5pt" fo:break-before="auto" style:use-optimal-row-height="true"/>
    </style:style>
    <style:style style:name="ta1" style:family="table" style:master-page-name="PageStyle_5f_pièces">
      <style:table-properties table:display="true" style:writing-mode="lr-tb"/>
    </style:style>
    <style:style style:name="ta2" style:family="table" style:master-page-name="PageStyle_5f_distrib_5f_par_5f_decennie">
      <style:table-properties table:display="true" style:writing-mode="lr-tb"/>
    </style:style>
    <style:style style:name="ta3" style:family="table" style:master-page-name="PageStyle_5f_distrib_5f_genres">
      <style:table-properties table:display="true" style:writing-mode="lr-tb"/>
    </style:style>
    <style:style style:name="ta4" style:family="table" style:master-page-name="PageStyle_5f_distrib_5f_pages_5f_par_5f_genre">
      <style:table-properties table:display="true" style:writing-mode="lr-tb"/>
    </style:style>
    <style:style style:name="ta5" style:family="table" style:master-page-name="PageStyle_5f_distrib_5f_langue_5f_et_5f_typographie">
      <style:table-properties table:display="true" style:writing-mode="lr-tb"/>
    </style:style>
    <style:style style:name="ta6" style:family="table" style:master-page-name="PageStyle_5f_mots-clés_5f_genre">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ff0000"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f00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
      <style:table-cell-properties fo:background-color="#ff00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
      <style:table-cell-properties fo:background-color="#ff0000"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00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f00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ffff00"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ff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ff00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36">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36">
      <style:table-cell-properties fo:background-color="#ff0000"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ff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Pivot_20_Table_20_Field">
      <style:table-cell-properties fo:border-bottom="0.99pt solid #000000" fo:border-left="2.01pt solid #000000" fo:border-right="0.99pt solid #000000" fo:border-top="2.01pt solid #000000"/>
    </style:style>
    <style:style style:name="ce40" style:family="table-cell" style:parent-style-name="Pivot_20_Table_20_Category" style:data-style-name="N0">
      <style:table-cell-properties fo:border-bottom="none" fo:border-left="2.01pt solid #000000" fo:border-right="0.99pt solid #000000" fo:border-top="0.99pt solid #000000"/>
    </style:style>
    <style:style style:name="ce41" style:family="table-cell" style:parent-style-name="Pivot_20_Table_20_Category" style:data-style-name="N0">
      <style:table-cell-properties fo:border-bottom="none" fo:border-left="2.01pt solid #000000" fo:border-right="0.99pt solid #000000" fo:border-top="none"/>
    </style:style>
    <style:style style:name="ce42" style:family="table-cell" style:parent-style-name="Pivot_20_Table_20_Title" style:data-style-name="N0">
      <style:table-cell-properties fo:border-bottom="2.01pt solid #000000" fo:border-left="2.01pt solid #000000" fo:border-right="0.99pt solid #000000" fo:border-top="0.99pt solid #000000"/>
    </style:style>
    <style:style style:name="ce43" style:family="table-cell" style:parent-style-name="Default" style:data-style-name="N100">
      <style:table-cell-properties fo:border="0.99pt solid #000000"/>
    </style:style>
    <style:style style:name="ce44" style:family="table-cell" style:parent-style-name="Default">
      <style:table-cell-properties fo:border="0.99pt solid #000000"/>
    </style:style>
    <style:style style:name="ce45" style:family="table-cell" style:parent-style-name="Pivot_20_Table_20_Corner">
      <style:table-cell-properties fo:border-bottom="0.99pt solid #000000" fo:border-left="0.99pt solid #000000" fo:border-right="2.01pt solid #000000" fo:border-top="2.01pt solid #000000"/>
    </style:style>
    <style:style style:name="ce46" style:family="table-cell" style:parent-style-name="Pivot_20_Table_20_Value">
      <style:table-cell-properties fo:border-bottom="none" fo:border-left="0.99pt solid #000000" fo:border-right="2.01pt solid #000000" fo:border-top="0.99pt solid #000000"/>
    </style:style>
    <style:style style:name="ce47" style:family="table-cell" style:parent-style-name="Pivot_20_Table_20_Value">
      <style:table-cell-properties fo:border-bottom="none" fo:border-left="0.99pt solid #000000" fo:border-right="2.01pt solid #000000" fo:border-top="none"/>
    </style:style>
    <style:style style:name="ce48" style:family="table-cell" style:parent-style-name="Pivot_20_Table_20_Value">
      <style:table-cell-properties fo:border-bottom="0.99pt solid #000000" fo:border-left="0.99pt solid #000000" fo:border-right="2.01pt solid #000000" fo:border-top="none"/>
    </style:style>
    <style:style style:name="ce49" style:family="table-cell" style:parent-style-name="Pivot_20_Table_20_Result">
      <style:table-cell-properties fo:border-bottom="2.01pt solid #000000" fo:border-left="0.99pt solid #000000" fo:border-right="2.01pt solid #000000" fo:border-top="0.99pt solid #000000"/>
    </style:style>
    <style:style style:name="ce50"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Pivot_20_Table_20_Corner">
      <style:table-cell-properties fo:border-bottom="none" fo:border-left="2.01pt solid #000000" fo:border-right="none" fo:border-top="2.01pt solid #000000"/>
    </style:style>
    <style:style style:name="ce52" style:family="table-cell" style:parent-style-name="Pivot_20_Table_20_Field">
      <style:table-cell-properties fo:border-bottom="0.99pt solid #000000" fo:border-left="2.01pt solid #000000" fo:border-right="0.99pt solid #000000" fo:border-top="0.99pt solid #000000"/>
    </style:style>
    <style:style style:name="ce53" style:family="table-cell" style:parent-style-name="Pivot_20_Table_20_Category" style:data-style-name="N0">
      <style:table-cell-properties fo:border-bottom="0.99pt solid #000000" fo:border-left="2.01pt solid #000000" fo:border-right="0.99pt solid #000000" fo:border-top="none"/>
    </style:style>
    <style:style style:name="ce54" style:family="table-cell" style:parent-style-name="Pivot_20_Table_20_Title" style:data-style-name="N0">
      <style:table-cell-properties fo:border-bottom="0.99pt solid #000000" fo:border-left="2.01pt solid #000000" fo:border-right="none" fo:border-top="0.99pt solid #000000"/>
    </style:style>
    <style:style style:name="ce55" style:family="table-cell" style:parent-style-name="Pivot_20_Table_20_Title" style:data-style-name="N0">
      <style:table-cell-properties fo:border-bottom="2.01pt solid #000000" fo:border-left="2.01pt solid #000000" fo:border-right="none" fo:border-top="0.99pt solid #000000"/>
    </style:style>
    <style:style style:name="ce56" style:family="table-cell" style:parent-style-name="Pivot_20_Table_20_Corner">
      <style:table-cell-properties fo:border-bottom="none" fo:border-left="none" fo:border-right="0.99pt solid #000000" fo:border-top="2.01pt solid #000000"/>
    </style:style>
    <style:style style:name="ce57" style:family="table-cell" style:parent-style-name="Pivot_20_Table_20_Field">
      <style:table-cell-properties fo:border="0.99pt solid #000000"/>
    </style:style>
    <style:style style:name="ce58" style:family="table-cell" style:parent-style-name="Pivot_20_Table_20_Category" style:data-style-name="N0">
      <style:table-cell-properties fo:border-bottom="none" fo:border-left="0.99pt solid #000000" fo:border-right="0.99pt solid #000000" fo:border-top="0.99pt solid #000000"/>
    </style:style>
    <style:style style:name="ce59" style:family="table-cell" style:parent-style-name="Pivot_20_Table_20_Category" style:data-style-name="N0">
      <style:table-cell-properties fo:border-bottom="none" fo:border-left="0.99pt solid #000000" fo:border-right="0.99pt solid #000000" fo:border-top="none"/>
    </style:style>
    <style:style style:name="ce60" style:family="table-cell" style:parent-style-name="Pivot_20_Table_20_Category" style:data-style-name="N0">
      <style:table-cell-properties fo:border-bottom="0.99pt solid #000000" fo:border-left="0.99pt solid #000000" fo:border-right="0.99pt solid #000000" fo:border-top="none"/>
    </style:style>
    <style:style style:name="ce61" style:family="table-cell" style:parent-style-name="Pivot_20_Table_20_Title" style:data-style-name="N0">
      <style:table-cell-properties fo:border-bottom="0.99pt solid #000000" fo:border-left="none" fo:border-right="0.99pt solid #000000" fo:border-top="0.99pt solid #000000"/>
    </style:style>
    <style:style style:name="ce62" style:family="table-cell" style:parent-style-name="Pivot_20_Table_20_Title" style:data-style-name="N0">
      <style:table-cell-properties fo:border-bottom="2.01pt solid #000000" fo:border-left="none" fo:border-right="0.99pt solid #000000" fo:border-top="0.99pt solid #000000"/>
    </style:style>
    <style:style style:name="ce63" style:family="table-cell" style:parent-style-name="Pivot_20_Table_20_Field">
      <style:table-cell-properties fo:border-bottom="0.99pt solid #000000" fo:border-left="0.99pt solid #000000" fo:border-right="0.99pt solid #000000" fo:border-top="2.01pt solid #000000"/>
    </style:style>
    <style:style style:name="ce64" style:family="table-cell" style:parent-style-name="Pivot_20_Table_20_Category" style:data-style-name="N0">
      <style:table-cell-properties fo:border-bottom="0.99pt solid #000000" fo:border-left="0.99pt solid #000000" fo:border-right="none" fo:border-top="none"/>
    </style:style>
    <style:style style:name="ce65" style:family="table-cell" style:parent-style-name="Pivot_20_Table_20_Value" style:data-style-name="N0">
      <style:table-cell-properties fo:border-bottom="none" fo:border-left="0.99pt solid #000000" fo:border-right="none" fo:border-top="0.99pt solid #000000"/>
    </style:style>
    <style:style style:name="ce66" style:family="table-cell" style:parent-style-name="Pivot_20_Table_20_Value" style:data-style-name="N0">
      <style:table-cell-properties fo:border-bottom="none" fo:border-left="0.99pt solid #000000" fo:border-right="none" fo:border-top="none"/>
    </style:style>
    <style:style style:name="ce67" style:family="table-cell" style:parent-style-name="Pivot_20_Table_20_Value" style:data-style-name="N0">
      <style:table-cell-properties fo:border-bottom="0.99pt solid #000000" fo:border-left="0.99pt solid #000000" fo:border-right="none" fo:border-top="none"/>
    </style:style>
    <style:style style:name="ce68" style:family="table-cell" style:parent-style-name="Pivot_20_Table_20_Result" style:data-style-name="N0">
      <style:table-cell-properties fo:border-bottom="0.99pt solid #000000" fo:border-left="0.99pt solid #000000" fo:border-right="none" fo:border-top="0.99pt solid #000000"/>
    </style:style>
    <style:style style:name="ce69" style:family="table-cell" style:parent-style-name="Pivot_20_Table_20_Result" style:data-style-name="N0">
      <style:table-cell-properties fo:border-bottom="2.01pt solid #000000" fo:border-left="0.99pt solid #000000" fo:border-right="none" fo:border-top="0.99pt solid #000000"/>
    </style:style>
    <style:style style:name="ce70" style:family="table-cell" style:parent-style-name="Pivot_20_Table_20_Corner">
      <style:table-cell-properties fo:border-bottom="0.99pt solid #000000" fo:border-left="none" fo:border-right="none" fo:border-top="2.01pt solid #000000"/>
    </style:style>
    <style:style style:name="ce71" style:family="table-cell" style:parent-style-name="Pivot_20_Table_20_Category" style:data-style-name="N0">
      <style:table-cell-properties fo:border-bottom="0.99pt solid #000000" fo:border-left="none" fo:border-right="none" fo:border-top="none"/>
    </style:style>
    <style:style style:name="ce72" style:family="table-cell" style:parent-style-name="Pivot_20_Table_20_Value" style:data-style-name="N11">
      <style:table-cell-properties fo:border-bottom="none" fo:border-left="none" fo:border-right="none" fo:border-top="0.99pt solid #000000"/>
    </style:style>
    <style:style style:name="ce73" style:family="table-cell" style:parent-style-name="Pivot_20_Table_20_Value" style:data-style-name="N11"/>
    <style:style style:name="ce74" style:family="table-cell" style:parent-style-name="Pivot_20_Table_20_Value" style:data-style-name="N11">
      <style:table-cell-properties fo:border-bottom="0.99pt solid #000000" fo:border-left="none" fo:border-right="none" fo:border-top="none"/>
    </style:style>
    <style:style style:name="ce75" style:family="table-cell" style:parent-style-name="Pivot_20_Table_20_Result" style:data-style-name="N11">
      <style:table-cell-properties fo:border-bottom="0.99pt solid #000000" fo:border-left="none" fo:border-right="none" fo:border-top="0.99pt solid #000000"/>
    </style:style>
    <style:style style:name="ce76" style:family="table-cell" style:parent-style-name="Pivot_20_Table_20_Result" style:data-style-name="N11">
      <style:table-cell-properties fo:border-bottom="2.01pt solid #000000" fo:border-left="none" fo:border-right="none" fo:border-top="0.99pt solid #000000"/>
    </style:style>
    <style:style style:name="ce77" style:family="table-cell" style:parent-style-name="Pivot_20_Table_20_Corner">
      <style:table-cell-properties fo:border-bottom="0.99pt solid #000000" fo:border-left="none" fo:border-right="2.01pt solid #000000" fo:border-top="2.01pt solid #000000"/>
    </style:style>
    <style:style style:name="ce78" style:family="table-cell" style:parent-style-name="Pivot_20_Table_20_Category" style:data-style-name="N0">
      <style:table-cell-properties fo:border-bottom="0.99pt solid #000000" fo:border-left="none" fo:border-right="2.01pt solid #000000" fo:border-top="none"/>
    </style:style>
    <style:style style:name="ce79" style:family="table-cell" style:parent-style-name="Pivot_20_Table_20_Value" style:data-style-name="N0">
      <style:table-cell-properties fo:border-bottom="none" fo:border-left="none" fo:border-right="2.01pt solid #000000" fo:border-top="0.99pt solid #000000"/>
    </style:style>
    <style:style style:name="ce80" style:family="table-cell" style:parent-style-name="Pivot_20_Table_20_Value" style:data-style-name="N0">
      <style:table-cell-properties fo:border-bottom="none" fo:border-left="none" fo:border-right="2.01pt solid #000000" fo:border-top="none"/>
    </style:style>
    <style:style style:name="ce81" style:family="table-cell" style:parent-style-name="Pivot_20_Table_20_Value" style:data-style-name="N0">
      <style:table-cell-properties fo:border-bottom="0.99pt solid #000000" fo:border-left="none" fo:border-right="2.01pt solid #000000" fo:border-top="none"/>
    </style:style>
    <style:style style:name="ce82" style:family="table-cell" style:parent-style-name="Pivot_20_Table_20_Result" style:data-style-name="N0">
      <style:table-cell-properties fo:border-bottom="0.99pt solid #000000" fo:border-left="none" fo:border-right="2.01pt solid #000000" fo:border-top="0.99pt solid #000000"/>
    </style:style>
    <style:style style:name="ce83" style:family="table-cell" style:parent-style-name="Pivot_20_Table_20_Result" style:data-style-name="N0">
      <style:table-cell-properties fo:border-bottom="2.01pt solid #000000" fo:border-left="none" fo:border-right="2.01pt solid #000000" fo:border-top="0.99pt solid #000000"/>
    </style:style>
    <style:style style:name="ce8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Pivot_20_Table_20_Category" style:data-style-name="N0">
      <style:table-cell-properties fo:border-bottom="0.99pt solid #000000" fo:border-left="2.01pt solid #000000" fo:border-right="0.99pt solid #000000" fo:border-top="0.99pt solid #000000"/>
    </style:style>
    <style:style style:name="ce86" style:family="table-cell" style:parent-style-name="Pivot_20_Table_20_Category" style:data-style-name="N0">
      <style:table-cell-properties fo:border="0.99pt solid #000000"/>
    </style:style>
    <style:style style:name="ce87" style:family="table-cell" style:parent-style-name="Pivot_20_Table_20_Value" style:data-style-name="N0">
      <style:table-cell-properties fo:border-bottom="0.99pt solid #000000" fo:border-left="0.99pt solid #000000" fo:border-right="none" fo:border-top="0.99pt solid #000000"/>
    </style:style>
    <style:style style:name="ce88" style:family="table-cell" style:parent-style-name="Pivot_20_Table_20_Value" style:data-style-name="N11">
      <style:table-cell-properties fo:border-bottom="none" fo:border-left="none" fo:border-right="2.01pt solid #000000" fo:border-top="0.99pt solid #000000"/>
    </style:style>
    <style:style style:name="ce89" style:family="table-cell" style:parent-style-name="Pivot_20_Table_20_Value" style:data-style-name="N11">
      <style:table-cell-properties fo:border-bottom="none" fo:border-left="none" fo:border-right="2.01pt solid #000000" fo:border-top="none"/>
    </style:style>
    <style:style style:name="ce90" style:family="table-cell" style:parent-style-name="Pivot_20_Table_20_Value" style:data-style-name="N11">
      <style:table-cell-properties fo:border-bottom="0.99pt solid #000000" fo:border-left="none" fo:border-right="2.01pt solid #000000" fo:border-top="none"/>
    </style:style>
    <style:style style:name="ce91" style:family="table-cell" style:parent-style-name="Pivot_20_Table_20_Result" style:data-style-name="N11">
      <style:table-cell-properties fo:border-bottom="0.99pt solid #000000" fo:border-left="none" fo:border-right="2.01pt solid #000000" fo:border-top="0.99pt solid #000000"/>
    </style:style>
    <style:style style:name="ce92" style:family="table-cell" style:parent-style-name="Pivot_20_Table_20_Value" style:data-style-name="N11">
      <style:table-cell-properties fo:border-bottom="0.99pt solid #000000" fo:border-left="none" fo:border-right="2.01pt solid #000000" fo:border-top="0.99pt solid #000000"/>
    </style:style>
    <style:style style:name="ce93" style:family="table-cell" style:parent-style-name="Pivot_20_Table_20_Result" style:data-style-name="N11">
      <style:table-cell-properties fo:border-bottom="2.01pt solid #000000" fo:border-left="none" fo:border-right="2.01pt solid #000000" fo:border-top="0.99pt solid #000000"/>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Pivot_20_Table_20_Corner">
      <style:table-cell-properties fo:border-bottom="none" fo:border-left="2.01pt solid #000000" fo:border-right="0.99pt solid #000000" fo:border-top="2.01pt solid #000000"/>
    </style:style>
    <style:style style:name="ce96" style:family="table-cell" style:parent-style-name="Default" style:data-style-name="N11">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data-style-name="N11">
      <style:table-cell-properties fo:background-color="#00ff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3.57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8.09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8.06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6.33pt" fo:min-width="82.2pt" fo:padding-top="2.83pt" fo:padding-bottom="2.83pt" fo:padding-left="2.83pt" fo:padding-right="2.83pt" draw:shadow="hidden" draw:shadow-offset-x="2.83pt" draw:shadow-offset-y="2.83pt" draw:caption-escape-direction="auto"/>
    </style:style>
    <style:style style:name="gr5"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4.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ièc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column table:style-name="co5" table:default-cell-style-name="Default"/>
        <table:table-column table:style-name="co8" table:default-cell-style-name="Default"/>
        <table:table-column table:style-name="co9" table:default-cell-style-name="Default"/>
        <table:table-column table:style-name="co5" table:number-columns-repeated="10" table:default-cell-style-name="Default"/>
        <table:table-column table:style-name="co10" table:default-cell-style-name="Default"/>
        <table:table-column table:style-name="co5" table:number-columns-repeated="22" table:default-cell-style-name="Default"/>
        <table:table-column table:style-name="co11" table:number-columns-repeated="980" table:default-cell-style-name="Default"/>
        <table:table-row table:style-name="ro1">
          <table:table-cell table:style-name="ce1" office:value-type="string" calcext:value-type="string">
            <text:p><text:s/></text:p>
          </table:table-cell>
          <table:table-cell table:style-name="ce1" office:value-type="string" calcext:value-type="string">
            <text:p>Auteur</text:p>
          </table:table-cell>
          <table:table-cell table:style-name="ce1" office:value-type="string" calcext:value-type="string">
            <office:annotation draw:style-name="gr1" draw:text-style-name="P2" svg:width="483.42pt" svg:height="59.24pt" svg:x="188.93pt" svg:y="20.24pt" draw:caption-point-x="-11.54pt" draw:caption-point-y="-19.96pt">
              <dc:date>2020-06-17T00:00:00</dc:date>
              <text:p text:style-name="P1">liste personnages transcrite ou pas</text:p>
              <text:p text:style-name="P1"><text:tab/>-Pablo Ruiz</text:p>
              <text:p text:style-name="P1">1 done, 0 not done, -1 not comedy or drama, -9 not alsatian or not a play at all</text:p>
              <text:p text:style-name="P1"><text:tab/>-Pablo Ruiz</text:p>
            </office:annotation>
            <text:p>persOK</text:p>
          </table:table-cell>
          <table:table-cell table:style-name="ce1" office:value-type="string" calcext:value-type="string">
            <text:p>DateÉdition</text:p>
          </table:table-cell>
          <table:table-cell table:style-name="ce1" office:value-type="string" calcext:value-type="string">
            <text:p>DécennieÉdition</text:p>
          </table:table-cell>
          <table:table-cell table:style-name="ce1" office:value-type="string" calcext:value-type="string">
            <text:p>Droits</text:p>
          </table:table-cell>
          <table:table-cell table:style-name="ce14" office:value-type="string" calcext:value-type="string">
            <text:p>Titre</text:p>
          </table:table-cell>
          <table:table-cell table:style-name="ce14" office:value-type="string" calcext:value-type="string">
            <text:p>CourtTitre</text:p>
          </table:table-cell>
          <table:table-cell table:style-name="ce1" office:value-type="string" calcext:value-type="string">
            <text:p>Genre</text:p>
          </table:table-cell>
          <table:table-cell table:style-name="ce1" office:value-type="string" calcext:value-type="string">
            <text:p>NbrPages</text:p>
          </table:table-cell>
          <table:table-cell table:style-name="ce1" office:value-type="string" calcext:value-type="string">
            <text:p>Exclu</text:p>
          </table:table-cell>
          <table:table-cell table:style-name="ce1" office:value-type="string" calcext:value-type="string">
            <text:p>Langue</text:p>
          </table:table-cell>
          <table:table-cell table:style-name="ce1" office:value-type="string" calcext:value-type="string">
            <text:p>Typographie</text:p>
          </table:table-cell>
          <table:table-cell table:style-name="ce1" office:value-type="string" calcext:value-type="string">
            <text:p>URLBnu</text:p>
          </table:table-cell>
          <table:table-cell table:style-name="ce1" office:value-type="string" calcext:value-type="string">
            <text:p>AutPrésumé</text:p>
          </table:table-cell>
          <table:table-cell table:style-name="ce1" office:value-type="string" calcext:value-type="string">
            <text:p>CtrIllustrateur</text:p>
          </table:table-cell>
          <table:table-cell table:style-name="ce1" office:value-type="string" calcext:value-type="string">
            <text:p>CtrCompilateur</text:p>
          </table:table-cell>
          <table:table-cell table:style-name="ce1" office:value-type="string" calcext:value-type="string">
            <text:p>CtrContributeur</text:p>
          </table:table-cell>
          <table:table-cell table:style-name="ce1" office:value-type="string" calcext:value-type="string">
            <text:p>Éditeur</text:p>
          </table:table-cell>
          <table:table-cell table:style-name="ce1" office:value-type="string" calcext:value-type="string">
            <text:p>AuDates</text:p>
          </table:table-cell>
          <table:table-cell table:style-name="ce1" office:value-type="string" calcext:value-type="string">
            <text:p>Source</text:p>
          </table:table-cell>
          <table:table-cell table:style-name="ce1" office:value-type="string" calcext:value-type="string">
            <text:p>Cote</text:p>
          </table:table-cell>
          <table:table-cell table:style-name="ce1" office:value-type="string" calcext:value-type="string">
            <text:p>URLBnf</text:p>
          </table:table-cell>
          <table:table-cell table:style-name="ce1" office:value-type="string" calcext:value-type="string">
            <text:p>DateEnLigne</text:p>
          </table:table-cell>
          <table:table-cell table:style-name="ce35" office:value-type="string" calcext:value-type="string">
            <text:p>comments</text:p>
          </table:table-cell>
          <table:table-cell table:style-name="ce35" table:number-columns-repeated="19"/>
          <table:table-cell table:number-columns-repeated="980"/>
        </table:table-row>
        <table:table-row table:style-name="ro1">
          <table:table-cell table:style-name="ce2" office:value-type="float" office:value="1" calcext:value-type="float">
            <text:p>1</text:p>
          </table:table-cell>
          <table:table-cell table:style-name="ce5" office:value-type="string" calcext:value-type="string">
            <text:p>Schneegans, Heinrich</text:p>
          </table:table-cell>
          <table:table-cell table:style-name="ce8" office:value-type="float" office:value="1" calcext:value-type="float">
            <text:p>1</text:p>
          </table:table-cell>
          <table:table-cell table:style-name="ce2" office:value-type="float" office:value="1897" calcext:value-type="float">
            <text:p>1897</text:p>
          </table:table-cell>
          <table:table-cell table:style-name="ce2" office:value-type="float" office:value="1890" calcext:value-type="float">
            <text:p>1890</text:p>
          </table:table-cell>
          <table:table-cell table:style-name="ce5" office:value-type="string" calcext:value-type="string">
            <text:p>domaine public</text:p>
          </table:table-cell>
          <table:table-cell table:style-name="ce15" office:value-type="string" calcext:value-type="string">
            <text:p>Was d'Steckelburjer vun d'r 'Université' saaue. Humoristisches Intermezzo...Aufgefuehrt zum Universitaets-Jubilaueum am 2. Mai 1897</text:p>
          </table:table-cell>
          <table:table-cell table:style-name="ce15" office:value-type="string" calcext:value-type="string">
            <text:p>Was d'Steckelburjer vun d'r 'Université' saaue</text:p>
          </table:table-cell>
          <table:table-cell table:style-name="ce5" office:value-type="string" calcext:value-type="string">
            <text:p>comédie</text:p>
          </table:table-cell>
          <table:table-cell table:style-name="ce2" office:value-type="float" office:value="36" calcext:value-type="float">
            <text:p>36</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602r" xlink:type="simple">https://www.numistral.fr/ark:/12148/bpt6k9109602r</text:a></text:p>
          </table:table-cell>
          <table:table-cell table:number-columns-repeated="4" table:style-name="ce5" office:value-type="string" calcext:value-type="string">
            <text:p>s.n.</text:p>
          </table:table-cell>
          <table:table-cell table:style-name="ce5" office:value-type="string" calcext:value-type="string">
            <text:p>(Strassburg)</text:p>
          </table:table-cell>
          <table:table-cell table:style-name="ce5" office:value-type="string" calcext:value-type="string">
            <text:p>s.n.</text:p>
          </table:table-cell>
          <table:table-cell table:style-name="ce5" office:value-type="string" calcext:value-type="string">
            <text:p>Bibliothèque nationale et universitaire de Strasbourg , M.118.904</text:p>
          </table:table-cell>
          <table:table-cell table:style-name="ce5" office:value-type="string" calcext:value-type="string">
            <text:p>M.118.904</text:p>
          </table:table-cell>
          <table:table-cell table:style-name="ce30" office:value-type="string" calcext:value-type="string">
            <text:p><text:a xlink:href="http://catalogue.bnf.fr/ark:/12148/cb44932015q" xlink:type="simple">http://catalogue.bnf.fr/ark:/12148/cb44932015q</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2" calcext:value-type="float">
            <text:p>2</text:p>
          </table:table-cell>
          <table:table-cell table:style-name="ce5" office:value-type="string" calcext:value-type="string">
            <text:p>Hahn, Emilie</text:p>
          </table:table-cell>
          <table:table-cell table:style-name="ce8" office:value-type="float" office:value="1" calcext:value-type="float">
            <text:p>1</text:p>
          </table:table-cell>
          <table:table-cell table:number-columns-repeated="2" table:style-name="ce2" office:value-type="float" office:value="1910" calcext:value-type="float">
            <text:p>1910</text:p>
          </table:table-cell>
          <table:table-cell table:style-name="ce5" office:value-type="string" calcext:value-type="string">
            <text:p>domaine public</text:p>
          </table:table-cell>
          <table:table-cell table:style-name="ce15" office:value-type="string" calcext:value-type="string">
            <text:p>E Mässigkeitsaposchtel : Komische Szene mit Gesang in elsässer Mundart von Emilie Hahn</text:p>
          </table:table-cell>
          <table:table-cell table:style-name="ce15" office:value-type="string" calcext:value-type="string">
            <text:p>E Mässigkeitsaposchtel</text:p>
          </table:table-cell>
          <table:table-cell table:style-name="ce5" office:value-type="string" calcext:value-type="string">
            <text:p>comédie</text:p>
          </table:table-cell>
          <table:table-cell table:style-name="ce2" office:value-type="float" office:value="16" calcext:value-type="float">
            <text:p>16</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685" xlink:type="simple">https://www.numistral.fr/ark:/12148/bpt6k91095685</text:a></text:p>
          </table:table-cell>
          <table:table-cell table:number-columns-repeated="4" table:style-name="ce5" office:value-type="string" calcext:value-type="string">
            <text:p>s.n.</text:p>
          </table:table-cell>
          <table:table-cell table:style-name="ce5" office:value-type="string" calcext:value-type="string">
            <text:p>(Strasbourg)</text:p>
          </table:table-cell>
          <table:table-cell table:style-name="ce5" office:value-type="string" calcext:value-type="string">
            <text:p>s.n.</text:p>
          </table:table-cell>
          <table:table-cell table:style-name="ce5" office:value-type="string" calcext:value-type="string">
            <text:p>Bibliothèque nationale et universitaire de Strasbourg , M.111.526</text:p>
          </table:table-cell>
          <table:table-cell table:style-name="ce5" office:value-type="string" calcext:value-type="string">
            <text:p>M.111.526</text:p>
          </table:table-cell>
          <table:table-cell table:style-name="ce30" office:value-type="string" calcext:value-type="string">
            <text:p><text:a xlink:href="http://catalogue.bnf.fr/ark:/12148/cb449319765" xlink:type="simple">http://catalogue.bnf.fr/ark:/12148/cb449319765</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3" calcext:value-type="float">
            <text:p>3</text:p>
          </table:table-cell>
          <table:table-cell table:style-name="ce5" office:value-type="string" calcext:value-type="string">
            <text:p>Rath, Charles</text:p>
          </table:table-cell>
          <table:table-cell table:style-name="ce8" office:value-type="float" office:value="1" calcext:value-type="float">
            <text:p>1</text:p>
          </table:table-cell>
          <table:table-cell table:style-name="ce2" office:value-type="float" office:value="1897" calcext:value-type="float">
            <text:p>1897</text:p>
          </table:table-cell>
          <table:table-cell table:style-name="ce2" office:value-type="float" office:value="1890" calcext:value-type="float">
            <text:p>1890</text:p>
          </table:table-cell>
          <table:table-cell table:style-name="ce5" office:value-type="string" calcext:value-type="string">
            <text:p>domaine public</text:p>
          </table:table-cell>
          <table:table-cell table:style-name="ce15" office:value-type="string" calcext:value-type="string">
            <text:p>Zwei Theaterstucker. - 's Afrikaner Franzele. Scene ues'm algerische Colon-Lawe. Comedie in 1 Akt</text:p>
          </table:table-cell>
          <table:table-cell table:style-name="ce15" office:value-type="string" calcext:value-type="string">
            <text:p>Zwei Theaterstucker</text:p>
          </table:table-cell>
          <table:table-cell table:style-name="ce5" office:value-type="string" calcext:value-type="string">
            <text:p>s.n.</text:p>
          </table:table-cell>
          <table:table-cell table:style-name="ce2" office:value-type="float" office:value="48" calcext:value-type="float">
            <text:p>48</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78j" xlink:type="simple">https://www.numistral.fr/ark:/12148/bpt6k9109578j</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1.832</text:p>
          </table:table-cell>
          <table:table-cell table:style-name="ce5" office:value-type="string" calcext:value-type="string">
            <text:p>M.111.832</text:p>
          </table:table-cell>
          <table:table-cell table:style-name="ce30" office:value-type="string" calcext:value-type="string">
            <text:p><text:a xlink:href="http://catalogue.bnf.fr/ark:/12148/cb449320042" xlink:type="simple">http://catalogue.bnf.fr/ark:/12148/cb449320042</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4" calcext:value-type="float">
            <text:p>4</text:p>
          </table:table-cell>
          <table:table-cell table:style-name="ce5" office:value-type="string" calcext:value-type="string">
            <text:p>Weber, Charles</text:p>
          </table:table-cell>
          <table:table-cell table:style-name="ce8" office:value-type="float" office:value="1" calcext:value-type="float">
            <text:p>1</text:p>
          </table:table-cell>
          <table:table-cell table:number-columns-repeated="2"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D'r Napoléon : Volksstück in 3 Aufzügen aus der Zeit November 1918 / von Ch. Weber</text:p>
          </table:table-cell>
          <table:table-cell table:style-name="ce15" office:value-type="string" calcext:value-type="string">
            <text:p>D'r Napoléon</text:p>
          </table:table-cell>
          <table:table-cell table:style-name="ce5" office:value-type="string" calcext:value-type="string">
            <text:p>volksstück</text:p>
          </table:table-cell>
          <table:table-cell table:style-name="ce2" office:value-type="float" office:value="62" calcext:value-type="float">
            <text:p>62</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599q" xlink:type="simple">https://www.numistral.fr/ark:/12148/bpt6k9109599q</text:a></text:p>
          </table:table-cell>
          <table:table-cell table:number-columns-repeated="4" table:style-name="ce5" office:value-type="string" calcext:value-type="string">
            <text:p>s.n.</text:p>
          </table:table-cell>
          <table:table-cell table:style-name="ce5" office:value-type="string" calcext:value-type="string">
            <text:p>(Colmar)</text:p>
          </table:table-cell>
          <table:table-cell table:style-name="ce5" office:value-type="string" calcext:value-type="string">
            <text:p>s.n.</text:p>
          </table:table-cell>
          <table:table-cell table:style-name="ce5" office:value-type="string" calcext:value-type="string">
            <text:p>Bibliothèque nationale et universitaire de Strasbourg , M.112.017</text:p>
          </table:table-cell>
          <table:table-cell table:style-name="ce5" office:value-type="string" calcext:value-type="string">
            <text:p>M.112.017</text:p>
          </table:table-cell>
          <table:table-cell table:style-name="ce30" office:value-type="string" calcext:value-type="string">
            <text:p><text:a xlink:href="http://catalogue.bnf.fr/ark:/12148/cb44932021n" xlink:type="simple">http://catalogue.bnf.fr/ark:/12148/cb44932021n</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5" calcext:value-type="float">
            <text:p>5</text:p>
          </table:table-cell>
          <table:table-cell table:style-name="ce5" office:value-type="string" calcext:value-type="string">
            <text:p>Jost, Camille</text:p>
          </table:table-cell>
          <table:table-cell table:style-name="ce8" office:value-type="float" office:value="1" calcext:value-type="float">
            <text:p>1</text:p>
          </table:table-cell>
          <table:table-cell table:style-name="ce2" office:value-type="float" office:value="1928" calcext:value-type="float">
            <text:p>1928</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D'r erscht Händel : E Farce in 2 Akt (mit d'r nämlich Szenerie) vum Camille Jost</text:p>
          </table:table-cell>
          <table:table-cell table:style-name="ce15" office:value-type="string" calcext:value-type="string">
            <text:p>D'r erscht Händel</text:p>
          </table:table-cell>
          <table:table-cell table:style-name="ce5" office:value-type="string" calcext:value-type="string">
            <text:p>farce</text:p>
          </table:table-cell>
          <table:table-cell table:style-name="ce2" office:value-type="float" office:value="31" calcext:value-type="float">
            <text:p>31</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686f" xlink:type="simple">https://www.numistral.fr/ark:/12148/bpt6k9109686f</text:a></text:p>
          </table:table-cell>
          <table:table-cell table:number-columns-repeated="4" table:style-name="ce5" office:value-type="string" calcext:value-type="string">
            <text:p>s.n.</text:p>
          </table:table-cell>
          <table:table-cell table:style-name="ce5" office:value-type="string" calcext:value-type="string">
            <text:p>(Strasbourg)</text:p>
          </table:table-cell>
          <table:table-cell table:style-name="ce5" office:value-type="string" calcext:value-type="string">
            <text:p>s.n.</text:p>
          </table:table-cell>
          <table:table-cell table:style-name="ce5" office:value-type="string" calcext:value-type="string">
            <text:p>Bibliothèque nationale et universitaire de Strasbourg , M.125.767</text:p>
          </table:table-cell>
          <table:table-cell table:style-name="ce5" office:value-type="string" calcext:value-type="string">
            <text:p>M.125.767</text:p>
          </table:table-cell>
          <table:table-cell table:style-name="ce30" office:value-type="string" calcext:value-type="string">
            <text:p><text:a xlink:href="http://catalogue.bnf.fr/ark:/12148/cb44931981r" xlink:type="simple">http://catalogue.bnf.fr/ark:/12148/cb44931981r</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6" calcext:value-type="float">
            <text:p>6</text:p>
          </table:table-cell>
          <table:table-cell table:style-name="ce5" office:value-type="string" calcext:value-type="string">
            <text:p>Greber, Julius</text:p>
          </table:table-cell>
          <table:table-cell table:style-name="ce8" office:value-type="float" office:value="1" calcext:value-type="float">
            <text:p>1</text:p>
          </table:table-cell>
          <table:table-cell table:style-name="ce2" office:value-type="float" office:value="1899" calcext:value-type="float">
            <text:p>1899</text:p>
          </table:table-cell>
          <table:table-cell table:style-name="ce2" office:value-type="float" office:value="1890" calcext:value-type="float">
            <text:p>1890</text:p>
          </table:table-cell>
          <table:table-cell table:style-name="ce5" office:value-type="string" calcext:value-type="string">
            <text:p>domaine public</text:p>
          </table:table-cell>
          <table:table-cell table:style-name="ce15" office:value-type="string" calcext:value-type="string">
            <text:p>D'Jungfer Prinzesse. Schauspiel in 3 Aufzuegen</text:p>
          </table:table-cell>
          <table:table-cell table:style-name="ce15" office:value-type="string" calcext:value-type="string">
            <text:p>D'Jungfer Prinzesse</text:p>
          </table:table-cell>
          <table:table-cell table:style-name="ce5" office:value-type="string" calcext:value-type="string">
            <text:p>s.n.</text:p>
          </table:table-cell>
          <table:table-cell table:style-name="ce2" office:value-type="float" office:value="141" calcext:value-type="float">
            <text:p>141</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51w" xlink:type="simple">https://www.numistral.fr/ark:/12148/bpt6k9109551w</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1.497</text:p>
          </table:table-cell>
          <table:table-cell table:style-name="ce5" office:value-type="string" calcext:value-type="string">
            <text:p>M.111.497</text:p>
          </table:table-cell>
          <table:table-cell table:style-name="ce30" office:value-type="string" calcext:value-type="string">
            <text:p><text:a xlink:href="http://catalogue.bnf.fr/ark:/12148/cb44931966v" xlink:type="simple">http://catalogue.bnf.fr/ark:/12148/cb44931966v</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7" calcext:value-type="float">
            <text:p>7</text:p>
          </table:table-cell>
          <table:table-cell table:style-name="ce5" office:value-type="string" calcext:value-type="string">
            <text:p>Riff, Jean</text:p>
          </table:table-cell>
          <table:table-cell table:style-name="ce8" office:value-type="float" office:value="1" calcext:value-type="float">
            <text:p>1</text:p>
          </table:table-cell>
          <table:table-cell table:style-name="ce2" office:value-type="float" office:value="1914" calcext:value-type="float">
            <text:p>1914</text:p>
          </table:table-cell>
          <table:table-cell table:style-name="ce2" office:value-type="float" office:value="1910" calcext:value-type="float">
            <text:p>1910</text:p>
          </table:table-cell>
          <table:table-cell table:style-name="ce5" office:value-type="string" calcext:value-type="string">
            <text:p>domaine public</text:p>
          </table:table-cell>
          <table:table-cell table:style-name="ce15" office:value-type="string" calcext:value-type="string">
            <text:p>D'Schlofere. Elsaessischi Quacksalwers-Komedie in aam Uffzug / Jean Riff</text:p>
          </table:table-cell>
          <table:table-cell table:style-name="ce15" office:value-type="string" calcext:value-type="string">
            <text:p>D'Schlofere</text:p>
          </table:table-cell>
          <table:table-cell table:style-name="ce5" office:value-type="string" calcext:value-type="string">
            <text:p>comédie</text:p>
          </table:table-cell>
          <table:table-cell table:style-name="ce2" office:value-type="float" office:value="44" calcext:value-type="float">
            <text:p>44</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85p" xlink:type="simple">https://www.numistral.fr/ark:/12148/bpt6k9109585p</text:a></text:p>
          </table:table-cell>
          <table:table-cell table:number-columns-repeated="4" table:style-name="ce5" office:value-type="string" calcext:value-type="string">
            <text:p>s.n.</text:p>
          </table:table-cell>
          <table:table-cell table:style-name="ce5" office:value-type="string" calcext:value-type="string">
            <text:p>(Strassburg)</text:p>
          </table:table-cell>
          <table:table-cell table:style-name="ce5" office:value-type="string" calcext:value-type="string">
            <text:p>1874-1924.</text:p>
          </table:table-cell>
          <table:table-cell table:style-name="ce5" office:value-type="string" calcext:value-type="string">
            <text:p>Bibliothèque nationale et universitaire de Strasbourg , M.111.862</text:p>
          </table:table-cell>
          <table:table-cell table:style-name="ce5" office:value-type="string" calcext:value-type="string">
            <text:p>M.111.862</text:p>
          </table:table-cell>
          <table:table-cell table:style-name="ce30" office:value-type="string" calcext:value-type="string">
            <text:p><text:a xlink:href="http://catalogue.bnf.fr/ark:/12148/cb449320131" xlink:type="simple">http://catalogue.bnf.fr/ark:/12148/cb449320131</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8" calcext:value-type="float">
            <text:p>8</text:p>
          </table:table-cell>
          <table:table-cell table:style-name="ce5" office:value-type="string" calcext:value-type="string">
            <text:p>Clémens, Paul</text:p>
          </table:table-cell>
          <table:table-cell table:style-name="ce8" office:value-type="float" office:value="-1" calcext:value-type="float">
            <text:p>-1</text:p>
          </table:table-cell>
          <table:table-cell table:style-name="ce2" office:value-type="float" office:value="1919" calcext:value-type="float">
            <text:p>1919</text:p>
          </table:table-cell>
          <table:table-cell table:style-name="ce2" office:value-type="float" office:value="1910" calcext:value-type="float">
            <text:p>1910</text:p>
          </table:table-cell>
          <table:table-cell table:style-name="ce5" office:value-type="string" calcext:value-type="string">
            <text:p>domaine public</text:p>
          </table:table-cell>
          <table:table-cell table:style-name="ce15" office:value-type="string" calcext:value-type="string">
            <text:p>Christowe. E Wihnachtsstueckel in 1 Akt in elsaessischen Dialekt</text:p>
          </table:table-cell>
          <table:table-cell table:style-name="ce15" office:value-type="string" calcext:value-type="string">
            <text:p>Christowe</text:p>
          </table:table-cell>
          <table:table-cell table:style-name="ce5" office:value-type="string" calcext:value-type="string">
            <text:p>noël</text:p>
          </table:table-cell>
          <table:table-cell table:style-name="ce2" office:value-type="float" office:value="23" calcext:value-type="float">
            <text:p>23</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5403" xlink:type="simple">https://www.numistral.fr/ark:/12148/bpt6k91095403</text:a></text:p>
          </table:table-cell>
          <table:table-cell table:number-columns-repeated="5" table:style-name="ce5" office:value-type="string" calcext:value-type="string">
            <text:p>s.n.</text:p>
          </table:table-cell>
          <table:table-cell table:style-name="ce5" office:value-type="string" calcext:value-type="string">
            <text:p>1928-.....</text:p>
          </table:table-cell>
          <table:table-cell table:style-name="ce5" office:value-type="string" calcext:value-type="string">
            <text:p>Bibliothèque nationale et universitaire de Strasbourg , M.111.366</text:p>
          </table:table-cell>
          <table:table-cell table:style-name="ce5" office:value-type="string" calcext:value-type="string">
            <text:p>M.111.366</text:p>
          </table:table-cell>
          <table:table-cell table:style-name="ce30" office:value-type="string" calcext:value-type="string">
            <text:p><text:a xlink:href="http://catalogue.bnf.fr/ark:/12148/cb44932027q" xlink:type="simple">http://catalogue.bnf.fr/ark:/12148/cb44932027q</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9" calcext:value-type="float">
            <text:p>9</text:p>
          </table:table-cell>
          <table:table-cell table:style-name="ce5" office:value-type="string" calcext:value-type="string">
            <text:p>Neukirch, F. X</text:p>
          </table:table-cell>
          <table:table-cell table:style-name="ce8" office:value-type="float" office:value="1" calcext:value-type="float">
            <text:p>1</text:p>
          </table:table-cell>
          <table:table-cell table:number-columns-repeated="2" table:style-name="ce2" office:value-type="float" office:value="1910" calcext:value-type="float">
            <text:p>1910</text:p>
          </table:table-cell>
          <table:table-cell table:style-name="ce5" office:value-type="string" calcext:value-type="string">
            <text:p>domaine public</text:p>
          </table:table-cell>
          <table:table-cell table:style-name="ce15" office:value-type="string" calcext:value-type="string">
            <text:p>Lettre de France, e-n-elsaessisch's Heimetspiel...noch'm Bild vun Frédéric Régamey</text:p>
          </table:table-cell>
          <table:table-cell table:style-name="ce15" office:value-type="string" calcext:value-type="string">
            <text:p>Lettre de France, e-n-elsaessisch's Heimetspiel</text:p>
          </table:table-cell>
          <table:table-cell table:style-name="ce5" office:value-type="string" calcext:value-type="string">
            <text:p>heimetspiel</text:p>
          </table:table-cell>
          <table:table-cell table:style-name="ce2" office:value-type="float" office:value="3" calcext:value-type="float">
            <text:p>3</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754t" xlink:type="simple">https://www.numistral.fr/ark:/12148/bpt6k9109754t</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34.703</text:p>
          </table:table-cell>
          <table:table-cell table:style-name="ce5" office:value-type="string" calcext:value-type="string">
            <text:p>M.34.703</text:p>
          </table:table-cell>
          <table:table-cell table:style-name="ce30" office:value-type="string" calcext:value-type="string">
            <text:p><text:a xlink:href="http://catalogue.bnf.fr/ark:/12148/cb449321499" xlink:type="simple">http://catalogue.bnf.fr/ark:/12148/cb449321499</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0" calcext:value-type="float">
            <text:p>10</text:p>
          </table:table-cell>
          <table:table-cell table:style-name="ce5" office:value-type="string" calcext:value-type="string">
            <text:p>Bastian, Ferdinand</text:p>
          </table:table-cell>
          <table:table-cell table:style-name="ce8" office:value-type="float" office:value="-1" calcext:value-type="float">
            <text:p>-1</text:p>
          </table:table-cell>
          <table:table-cell table:style-name="ce2" office:value-type="float" office:value="1924" calcext:value-type="float">
            <text:p>1924</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number-columns-repeated="2" table:style-name="ce15" office:value-type="string" calcext:value-type="string">
            <text:p>Im Traumland, Maerel in 4 Bilder mit Muesik un Danz</text:p>
          </table:table-cell>
          <table:table-cell table:style-name="ce5" office:value-type="string" calcext:value-type="string">
            <text:p>märel</text:p>
          </table:table-cell>
          <table:table-cell table:style-name="ce2" office:value-type="float" office:value="51" calcext:value-type="float">
            <text:p>51</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705b" xlink:type="simple">https://www.numistral.fr/ark:/12148/bpt6k9109705b</text:a></text:p>
          </table:table-cell>
          <table:table-cell table:number-columns-repeated="4" table:style-name="ce5" office:value-type="string" calcext:value-type="string">
            <text:p>s.n.</text:p>
          </table:table-cell>
          <table:table-cell table:style-name="ce5" office:value-type="string" calcext:value-type="string">
            <text:p>(Strasbourg)</text:p>
          </table:table-cell>
          <table:table-cell table:style-name="ce5" office:value-type="string" calcext:value-type="string">
            <text:p>s.n.</text:p>
          </table:table-cell>
          <table:table-cell table:style-name="ce5" office:value-type="string" calcext:value-type="string">
            <text:p>Bibliothèque nationale et universitaire de Strasbourg , M.126.371</text:p>
          </table:table-cell>
          <table:table-cell table:style-name="ce5" office:value-type="string" calcext:value-type="string">
            <text:p>M.126.371</text:p>
          </table:table-cell>
          <table:table-cell table:style-name="ce30" office:value-type="string" calcext:value-type="string">
            <text:p><text:a xlink:href="http://catalogue.bnf.fr/ark:/12148/cb449319378" xlink:type="simple">http://catalogue.bnf.fr/ark:/12148/cb449319378</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1" calcext:value-type="float">
            <text:p>11</text:p>
          </table:table-cell>
          <table:table-cell table:style-name="ce5" office:value-type="string" calcext:value-type="string">
            <text:p>Clemens, Paul</text:p>
          </table:table-cell>
          <table:table-cell table:style-name="ce8" office:value-type="float" office:value="1" calcext:value-type="float">
            <text:p>1</text:p>
          </table:table-cell>
          <table:table-cell table:number-columns-repeated="2"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Charlot" : E ürgelunges Stückel in 1 Akt im elsässischa Dialekt ; von Paul Clemens, Bischheim...</text:p>
          </table:table-cell>
          <table:table-cell table:style-name="ce15" office:value-type="string" calcext:value-type="string">
            <text:p>"Charlot" </text:p>
          </table:table-cell>
          <table:table-cell table:style-name="ce5" office:value-type="string" calcext:value-type="string">
            <text:p>s.n.</text:p>
          </table:table-cell>
          <table:table-cell table:style-name="ce2" office:value-type="float" office:value="31" calcext:value-type="float">
            <text:p>31</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539f" xlink:type="simple">https://www.numistral.fr/ark:/12148/bpt6k9109539f</text:a></text:p>
          </table:table-cell>
          <table:table-cell table:number-columns-repeated="4" table:style-name="ce5" office:value-type="string" calcext:value-type="string">
            <text:p>s.n.</text:p>
          </table:table-cell>
          <table:table-cell table:style-name="ce5" office:value-type="string" calcext:value-type="string">
            <text:p>(Colmar)</text:p>
          </table:table-cell>
          <table:table-cell table:style-name="ce5" office:value-type="string" calcext:value-type="string">
            <text:p>1876-1928.</text:p>
          </table:table-cell>
          <table:table-cell table:style-name="ce5" office:value-type="string" calcext:value-type="string">
            <text:p>Bibliothèque nationale et universitaire de Strasbourg , M.111.365</text:p>
          </table:table-cell>
          <table:table-cell table:style-name="ce5" office:value-type="string" calcext:value-type="string">
            <text:p>M.111.365</text:p>
          </table:table-cell>
          <table:table-cell table:style-name="ce30" office:value-type="string" calcext:value-type="string">
            <text:p><text:a xlink:href="http://catalogue.bnf.fr/ark:/12148/cb44931950g" xlink:type="simple">http://catalogue.bnf.fr/ark:/12148/cb44931950g</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2" calcext:value-type="float">
            <text:p>12</text:p>
          </table:table-cell>
          <table:table-cell table:style-name="ce5" office:value-type="string" calcext:value-type="string">
            <text:p>Erckmann-Chatrian</text:p>
          </table:table-cell>
          <table:table-cell table:style-name="ce8" office:value-type="float" office:value="-9" calcext:value-type="float">
            <text:p>-9</text:p>
          </table:table-cell>
          <table:table-cell table:style-name="ce2" office:value-type="float" office:value="1881" calcext:value-type="float">
            <text:p>1881</text:p>
          </table:table-cell>
          <table:table-cell table:style-name="ce2" office:value-type="float" office:value="1880" calcext:value-type="float">
            <text:p>1880</text:p>
          </table:table-cell>
          <table:table-cell table:style-name="ce5" office:value-type="string" calcext:value-type="string">
            <text:p>domaine public</text:p>
          </table:table-cell>
          <table:table-cell table:style-name="ce15" office:value-type="string" calcext:value-type="string">
            <text:p>Alsace. Drame en cinq actes et huit tableaux</text:p>
          </table:table-cell>
          <table:table-cell table:style-name="ce15" office:value-type="string" calcext:value-type="string">
            <text:p>Alsace</text:p>
          </table:table-cell>
          <table:table-cell table:style-name="ce5" office:value-type="string" calcext:value-type="string">
            <text:p>drame</text:p>
          </table:table-cell>
          <table:table-cell table:style-name="ce2" office:value-type="float" office:value="256" calcext:value-type="float">
            <text:p>256</text:p>
          </table:table-cell>
          <table:table-cell table:style-name="ce25" office:value-type="float" office:value="0" calcext:value-type="float">
            <text:p>0</text:p>
          </table:table-cell>
          <table:table-cell table:style-name="ce5" office:value-type="string" calcext:value-type="string">
            <text:p>Français</text:p>
          </table:table-cell>
          <table:table-cell table:style-name="ce5" office:value-type="string" calcext:value-type="string">
            <text:p>romain</text:p>
          </table:table-cell>
          <table:table-cell table:style-name="ce30" office:value-type="string" calcext:value-type="string">
            <text:p><text:a xlink:href="https://www.numistral.fr/ark:/12148/bpt6k9109516f" xlink:type="simple">https://www.numistral.fr/ark:/12148/bpt6k9109516f</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09.874</text:p>
          </table:table-cell>
          <table:table-cell table:style-name="ce5" office:value-type="string" calcext:value-type="string">
            <text:p>M.109.874</text:p>
          </table:table-cell>
          <table:table-cell table:style-name="ce30" office:value-type="string" calcext:value-type="string">
            <text:p><text:a xlink:href="http://catalogue.bnf.fr/ark:/12148/cb44932156k" xlink:type="simple">http://catalogue.bnf.fr/ark:/12148/cb44932156k</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3" calcext:value-type="float">
            <text:p>13</text:p>
          </table:table-cell>
          <table:table-cell table:style-name="ce5" office:value-type="string" calcext:value-type="string">
            <text:p>Greber, Julius</text:p>
          </table:table-cell>
          <table:table-cell table:style-name="ce8" office:value-type="float" office:value="1" calcext:value-type="float">
            <text:p>1</text:p>
          </table:table-cell>
          <table:table-cell table:number-columns-repeated="2" table:style-name="ce2" office:value-type="float" office:value="1910" calcext:value-type="float">
            <text:p>1910</text:p>
          </table:table-cell>
          <table:table-cell table:style-name="ce5" office:value-type="string" calcext:value-type="string">
            <text:p>domaine public</text:p>
          </table:table-cell>
          <table:table-cell table:style-name="ce15" office:value-type="string" calcext:value-type="string">
            <text:p>S' Teschtament. Volksstueck in drei Aufzuegen</text:p>
          </table:table-cell>
          <table:table-cell table:style-name="ce15" office:value-type="string" calcext:value-type="string">
            <text:p>S' Teschtament</text:p>
          </table:table-cell>
          <table:table-cell table:style-name="ce5" office:value-type="string" calcext:value-type="string">
            <text:p>volksstück</text:p>
          </table:table-cell>
          <table:table-cell table:style-name="ce2" office:value-type="float" office:value="94" calcext:value-type="float">
            <text:p>94</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633" xlink:type="simple">https://www.numistral.fr/ark:/12148/bpt6k91095633</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1.516</text:p>
          </table:table-cell>
          <table:table-cell table:style-name="ce5" office:value-type="string" calcext:value-type="string">
            <text:p>M.111.516</text:p>
          </table:table-cell>
          <table:table-cell table:style-name="ce30" office:value-type="string" calcext:value-type="string">
            <text:p><text:a xlink:href="http://catalogue.bnf.fr/ark:/12148/cb449319734" xlink:type="simple">http://catalogue.bnf.fr/ark:/12148/cb449319734</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4" calcext:value-type="float">
            <text:p>14</text:p>
          </table:table-cell>
          <table:table-cell table:style-name="ce5" office:value-type="string" calcext:value-type="string">
            <text:p>Guenther, Hermann</text:p>
          </table:table-cell>
          <table:table-cell table:style-name="ce8" office:value-type="float" office:value="1" calcext:value-type="float">
            <text:p>1</text:p>
          </table:table-cell>
          <table:table-cell table:style-name="ce2" office:value-type="float" office:value="1903" calcext:value-type="float">
            <text:p>1903</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D'r Fremdelegionaer. Ein elsaessisches Lebensbild in 3 Aufzuegen</text:p>
          </table:table-cell>
          <table:table-cell table:style-name="ce15" office:value-type="string" calcext:value-type="string">
            <text:p>D'r Fremdelegionaer</text:p>
          </table:table-cell>
          <table:table-cell table:style-name="ce5" office:value-type="string" calcext:value-type="string">
            <text:p>lebensbild</text:p>
          </table:table-cell>
          <table:table-cell table:style-name="ce21" office:value-type="float" office:value="70" calcext:value-type="float">
            <text:p>70</text:p>
          </table:table-cell>
          <table:table-cell table:style-name="ce25" office:value-type="float" office:value="0" calcext:value-type="float">
            <text:p>0</text:p>
          </table:table-cell>
          <table:table-cell table:style-name="ce29" office:value-type="string" calcext:value-type="string">
            <office:annotation draw:style-name="gr1" draw:text-style-name="P2" svg:width="257.19pt" svg:height="59.24pt" svg:x="1018.35pt" svg:y="198.74pt" draw:caption-point-x="-11.54pt" draw:caption-point-y="-19.96pt">
              <dc:date>2020-06-17T00:00:00</dc:date>
              <text:p text:style-name="P1">métadonnée Bnu dit "allemand" mais ça a l'air dialecte</text:p>
              <text:p text:style-name="P1"><text:tab/>-Pablo Ruiz</text:p>
              <text:p text:style-name="P1">oui, la pièce est effectivement en alsacien!</text:p>
              <text:p text:style-name="P1"><text:tab/>-Carole Werner</text:p>
            </office:annotation>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66b" xlink:type="simple">https://www.numistral.fr/ark:/12148/bpt6k9109566b</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1.521</text:p>
          </table:table-cell>
          <table:table-cell table:style-name="ce5" office:value-type="string" calcext:value-type="string">
            <text:p>M.111.521</text:p>
          </table:table-cell>
          <table:table-cell table:style-name="ce30" office:value-type="string" calcext:value-type="string">
            <text:p><text:a xlink:href="http://catalogue.bnf.fr/ark:/12148/cb449321615" xlink:type="simple">http://catalogue.bnf.fr/ark:/12148/cb449321615</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5" calcext:value-type="float">
            <text:p>15</text:p>
          </table:table-cell>
          <table:table-cell table:style-name="ce5" office:value-type="string" calcext:value-type="string">
            <text:p>Hart, Marie</text:p>
          </table:table-cell>
          <table:table-cell table:style-name="ce8" office:value-type="float" office:value="1" calcext:value-type="float">
            <text:p>1</text:p>
          </table:table-cell>
          <table:table-cell table:style-name="ce2" office:value-type="float" office:value="1907" calcext:value-type="float">
            <text:p>1907</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D'r Stadtnarr : Volkstueck in drei Aufzuegen in elsaessischer Mundart / Marie Hart</text:p>
          </table:table-cell>
          <table:table-cell table:style-name="ce15" office:value-type="string" calcext:value-type="string">
            <text:p>D'r Stadtnarr</text:p>
          </table:table-cell>
          <table:table-cell table:style-name="ce5" office:value-type="string" calcext:value-type="string">
            <text:p>volksstück</text:p>
          </table:table-cell>
          <table:table-cell table:style-name="ce2" office:value-type="float" office:value="67" calcext:value-type="float">
            <text:p>67</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767f" xlink:type="simple">https://www.numistral.fr/ark:/12148/bpt6k9109767f</text:a></text:p>
          </table:table-cell>
          <table:table-cell table:number-columns-repeated="4" table:style-name="ce5" office:value-type="string" calcext:value-type="string">
            <text:p>s.n.</text:p>
          </table:table-cell>
          <table:table-cell table:style-name="ce5" office:value-type="string" calcext:value-type="string">
            <text:p>(Strasbourg)</text:p>
          </table:table-cell>
          <table:table-cell table:style-name="ce5" office:value-type="string" calcext:value-type="string">
            <text:p>1856-1924.</text:p>
          </table:table-cell>
          <table:table-cell table:style-name="ce5" office:value-type="string" calcext:value-type="string">
            <text:p>Bibliothèque nationale et universitaire de Strasbourg , MR.700.092</text:p>
          </table:table-cell>
          <table:table-cell table:style-name="ce5" office:value-type="string" calcext:value-type="string">
            <text:p>MR.700.092</text:p>
          </table:table-cell>
          <table:table-cell table:style-name="ce30" office:value-type="string" calcext:value-type="string">
            <text:p><text:a xlink:href="http://catalogue.bnf.fr/ark:/12148/cb449318924" xlink:type="simple">http://catalogue.bnf.fr/ark:/12148/cb449318924</text:a></text:p>
          </table:table-cell>
          <table:table-cell table:style-name="ce32" office:value-type="date" office:date-value="2019-09-10" calcext:value-type="date">
            <text:p>09/10/2019</text:p>
          </table:table-cell>
          <table:table-cell table:style-name="ce36" table:number-columns-repeated="20"/>
          <table:table-cell table:number-columns-repeated="980"/>
        </table:table-row>
        <table:table-row table:style-name="ro1">
          <table:table-cell table:style-name="ce2" office:value-type="float" office:value="16" calcext:value-type="float">
            <text:p>16</text:p>
          </table:table-cell>
          <table:table-cell table:style-name="ce5" office:value-type="string" calcext:value-type="string">
            <text:p>Greber, Julius</text:p>
          </table:table-cell>
          <table:table-cell table:style-name="ce8" office:value-type="float" office:value="1" calcext:value-type="float">
            <text:p>1</text:p>
          </table:table-cell>
          <table:table-cell table:style-name="ce2" office:value-type="float" office:value="1902" calcext:value-type="float">
            <text:p>1902</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Der Eintagsleutnant : Schwank in einem Aufzuge : Rollen-Exemplar nach der Erstaufführung am Strassburger Stadttheater eingerichtet / Julius Greber</text:p>
          </table:table-cell>
          <table:table-cell table:style-name="ce15" office:value-type="string" calcext:value-type="string">
            <text:p>Der Eintagsleutnant</text:p>
          </table:table-cell>
          <table:table-cell table:style-name="ce5" office:value-type="string" calcext:value-type="string">
            <text:p>schwank</text:p>
          </table:table-cell>
          <table:table-cell table:style-name="ce2" office:value-type="float" office:value="47" calcext:value-type="float">
            <text:p>47</text:p>
          </table:table-cell>
          <table:table-cell table:style-name="ce25" office:value-type="float" office:value="0" calcext:value-type="float">
            <text:p>0</text:p>
          </table:table-cell>
          <table:table-cell table:style-name="ce5" office:value-type="string" calcext:value-type="string">
            <office:annotation draw:style-name="gr1" draw:text-style-name="P2" svg:width="257.19pt" svg:height="84.08pt" svg:x="1018.35pt" svg:y="211.83pt" draw:caption-point-x="-11.54pt" draw:caption-point-y="-7.57pt">
              <dc:date>2020-06-17T00:00:00</dc:date>
              <text:p text:style-name="P1">Pablo, j'avais répondu à ton commentaire concernant cette pièce. Je l'ai effacé par inadvertance, mais il s'agit bien d'une pièce en allemand + dialecte du Nord (Niederdeutsch)</text:p>
              <text:p text:style-name="P1"><text:tab/>-Carole Werner</text:p>
              <text:p text:style-name="P1">ok!</text:p>
              <text:p text:style-name="P1"><text:tab/>-Pablo Ruiz</text:p>
            </office:annotation>
            <text:p>Allemand</text:p>
          </table:table-cell>
          <table:table-cell table:style-name="ce5" office:value-type="string" calcext:value-type="string">
            <text:p>gothique</text:p>
          </table:table-cell>
          <table:table-cell table:style-name="ce30" office:value-type="string" calcext:value-type="string">
            <text:p><text:a xlink:href="https://www.numistral.fr/ark:/12148/bpt6k91095062" xlink:type="simple">https://www.numistral.fr/ark:/12148/bpt6k91095062</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CD.137.746</text:p>
          </table:table-cell>
          <table:table-cell table:style-name="ce5" office:value-type="string" calcext:value-type="string">
            <text:p>CD.137.746</text:p>
          </table:table-cell>
          <table:table-cell table:style-name="ce30" office:value-type="string" calcext:value-type="string">
            <text:p><text:a xlink:href="http://catalogue.bnf.fr/ark:/12148/cb449320627" xlink:type="simple">http://catalogue.bnf.fr/ark:/12148/cb449320627</text:a></text:p>
          </table:table-cell>
          <table:table-cell table:style-name="ce32" office:value-type="date" office:date-value="2019-09-10" calcext:value-type="date">
            <text:p>09/10/2019</text:p>
          </table:table-cell>
          <table:table-cell table:style-name="ce36" table:number-columns-repeated="20"/>
          <table:table-cell table:number-columns-repeated="980"/>
        </table:table-row>
        <table:table-row table:style-name="ro1">
          <table:table-cell table:style-name="ce2" office:value-type="float" office:value="17" calcext:value-type="float">
            <text:p>17</text:p>
          </table:table-cell>
          <table:table-cell table:style-name="ce5" office:value-type="string" calcext:value-type="string">
            <text:p>Riff, Jean</text:p>
          </table:table-cell>
          <table:table-cell table:style-name="ce8" office:value-type="float" office:value="1" calcext:value-type="float">
            <text:p>1</text:p>
          </table:table-cell>
          <table:table-cell table:style-name="ce2" office:value-type="float" office:value="1922" calcext:value-type="float">
            <text:p>1922</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D'r Hasestrickler. Lustspiel in aam Uffzug / Jean Riff</text:p>
          </table:table-cell>
          <table:table-cell table:style-name="ce15" office:value-type="string" calcext:value-type="string">
            <text:p>D'r Hasestrickler</text:p>
          </table:table-cell>
          <table:table-cell table:style-name="ce5" office:value-type="string" calcext:value-type="string">
            <text:p>lustspiel</text:p>
          </table:table-cell>
          <table:table-cell table:style-name="ce2" office:value-type="float" office:value="31" calcext:value-type="float">
            <text:p>31</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607t" xlink:type="simple">https://www.numistral.fr/ark:/12148/bpt6k9109607t</text:a></text:p>
          </table:table-cell>
          <table:table-cell table:number-columns-repeated="4" table:style-name="ce5" office:value-type="string" calcext:value-type="string">
            <text:p>s.n.</text:p>
          </table:table-cell>
          <table:table-cell table:style-name="ce5" office:value-type="string" calcext:value-type="string">
            <text:p>(Strasbourg)</text:p>
          </table:table-cell>
          <table:table-cell table:style-name="ce5" office:value-type="string" calcext:value-type="string">
            <text:p>1874-1924.</text:p>
          </table:table-cell>
          <table:table-cell table:style-name="ce5" office:value-type="string" calcext:value-type="string">
            <text:p>Bibliothèque nationale et universitaire de Strasbourg , M.121.836</text:p>
          </table:table-cell>
          <table:table-cell table:style-name="ce5" office:value-type="string" calcext:value-type="string">
            <text:p>M.121.836</text:p>
          </table:table-cell>
          <table:table-cell table:style-name="ce30" office:value-type="string" calcext:value-type="string">
            <text:p><text:a xlink:href="http://catalogue.bnf.fr/ark:/12148/cb44932008f" xlink:type="simple">http://catalogue.bnf.fr/ark:/12148/cb44932008f</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8" calcext:value-type="float">
            <text:p>18</text:p>
          </table:table-cell>
          <table:table-cell table:style-name="ce5" office:value-type="string" calcext:value-type="string">
            <text:p>Stoskopf, Gustave</text:p>
          </table:table-cell>
          <table:table-cell table:style-name="ce9" office:value-type="float" office:value="1" calcext:value-type="float">
            <text:p>1</text:p>
          </table:table-cell>
          <table:table-cell table:number-columns-repeated="2" table:style-name="ce5" office:value-type="string" calcext:value-type="string">
            <text:p>s.n.</text:p>
          </table:table-cell>
          <table:table-cell table:style-name="ce5" office:value-type="string" calcext:value-type="string">
            <text:p>domaine public</text:p>
          </table:table-cell>
          <table:table-cell table:style-name="ce15" office:value-type="string" calcext:value-type="string">
            <text:p>S Orakel. Lustspiel in 1 Akt</text:p>
          </table:table-cell>
          <table:table-cell table:style-name="ce15" office:value-type="string" calcext:value-type="string">
            <text:p>S Orakel</text:p>
          </table:table-cell>
          <table:table-cell table:style-name="ce5" office:value-type="string" calcext:value-type="string">
            <text:p>lustspiel</text:p>
          </table:table-cell>
          <table:table-cell table:style-name="ce2" office:value-type="float" office:value="29" calcext:value-type="float">
            <text:p>29</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6280" xlink:type="simple">https://www.numistral.fr/ark:/12148/bpt6k91096280</text:a></text:p>
          </table:table-cell>
          <table:table-cell table:number-columns-repeated="5" table:style-name="ce5" office:value-type="string" calcext:value-type="string">
            <text:p>s.n.</text:p>
          </table:table-cell>
          <table:table-cell table:style-name="ce5" office:value-type="string" calcext:value-type="string">
            <text:p>1869-1944.</text:p>
          </table:table-cell>
          <table:table-cell table:style-name="ce5" office:value-type="string" calcext:value-type="string">
            <text:p>Bibliothèque nationale et universitaire de Strasbourg , M.123.140</text:p>
          </table:table-cell>
          <table:table-cell table:style-name="ce5" office:value-type="string" calcext:value-type="string">
            <text:p>M.123.140</text:p>
          </table:table-cell>
          <table:table-cell table:style-name="ce30" office:value-type="string" calcext:value-type="string">
            <text:p><text:a xlink:href="http://catalogue.bnf.fr/ark:/12148/cb449320193" xlink:type="simple">http://catalogue.bnf.fr/ark:/12148/cb449320193</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9" calcext:value-type="float">
            <text:p>19</text:p>
          </table:table-cell>
          <table:table-cell table:style-name="ce5" office:value-type="string" calcext:value-type="string">
            <text:p>Weber, Emile</text:p>
          </table:table-cell>
          <table:table-cell table:style-name="ce8" office:value-type="float" office:value="-1" calcext:value-type="float">
            <text:p>-1</text:p>
          </table:table-cell>
          <table:table-cell table:style-name="ce2" office:value-type="float" office:value="1931" calcext:value-type="float">
            <text:p>1931</text:p>
          </table:table-cell>
          <table:table-cell table:style-name="ce2" office:value-type="float" office:value="1930" calcext:value-type="float">
            <text:p>1930</text:p>
          </table:table-cell>
          <table:table-cell table:style-name="ce5" office:value-type="string" calcext:value-type="string">
            <text:p>domaine public</text:p>
          </table:table-cell>
          <table:table-cell table:style-name="ce15" office:value-type="string" calcext:value-type="string">
            <text:p>Rund um d'Welt : E Märel in acht Bilder vun Emile Weber mit Müsik vun Aloyse Braun</text:p>
          </table:table-cell>
          <table:table-cell table:style-name="ce15" office:value-type="string" calcext:value-type="string">
            <text:p>Rund um d'Welt</text:p>
          </table:table-cell>
          <table:table-cell table:style-name="ce5" office:value-type="string" calcext:value-type="string">
            <text:p>märel</text:p>
          </table:table-cell>
          <table:table-cell table:style-name="ce2" office:value-type="float" office:value="68" calcext:value-type="float">
            <text:p>68</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681c" xlink:type="simple">https://www.numistral.fr/ark:/12148/bpt6k9109681c</text:a></text:p>
          </table:table-cell>
          <table:table-cell table:style-name="ce5" office:value-type="string" calcext:value-type="string">
            <text:p>s.n.</text:p>
          </table:table-cell>
          <table:table-cell table:style-name="ce5" office:value-type="string" calcext:value-type="string">
            <text:p>Kurtz, Joseph.</text:p>
          </table:table-cell>
          <table:table-cell table:style-name="ce5" office:value-type="string" calcext:value-type="string">
            <text:p>Braun, Aloyse.</text:p>
          </table:table-cell>
          <table:table-cell table:style-name="ce5" office:value-type="string" calcext:value-type="string">
            <text:p>s.n.</text:p>
          </table:table-cell>
          <table:table-cell table:style-name="ce5" office:value-type="string" calcext:value-type="string">
            <text:p>(Strasbourg-Neudorf)</text:p>
          </table:table-cell>
          <table:table-cell table:style-name="ce5" office:value-type="string" calcext:value-type="string">
            <text:p>s.n.</text:p>
          </table:table-cell>
          <table:table-cell table:style-name="ce5" office:value-type="string" calcext:value-type="string">
            <text:p>Bibliothèque nationale et universitaire de Strasbourg , M.125.735</text:p>
          </table:table-cell>
          <table:table-cell table:style-name="ce5" office:value-type="string" calcext:value-type="string">
            <text:p>M.125.735</text:p>
          </table:table-cell>
          <table:table-cell table:style-name="ce30" office:value-type="string" calcext:value-type="string">
            <text:p><text:a xlink:href="http://catalogue.bnf.fr/ark:/12148/cb44932023b" xlink:type="simple">http://catalogue.bnf.fr/ark:/12148/cb44932023b</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20" calcext:value-type="float">
            <text:p>20</text:p>
          </table:table-cell>
          <table:table-cell table:style-name="ce5" office:value-type="string" calcext:value-type="string">
            <text:p>Weigel, Madeleine</text:p>
          </table:table-cell>
          <table:table-cell table:style-name="ce8" office:value-type="float" office:value="1" calcext:value-type="float">
            <text:p>1</text:p>
          </table:table-cell>
          <table:table-cell table:number-columns-repeated="2" table:style-name="ce2" office:value-type="float" office:value="1930" calcext:value-type="float">
            <text:p>1930</text:p>
          </table:table-cell>
          <table:table-cell table:style-name="ce5" office:value-type="string" calcext:value-type="string">
            <text:p>domaine public</text:p>
          </table:table-cell>
          <table:table-cell table:style-name="ce15" office:value-type="string" calcext:value-type="string">
            <text:p>In dr Awril g'schickt : Lustspiel in zwei Akten von M. Weigel</text:p>
          </table:table-cell>
          <table:table-cell table:style-name="ce15" office:value-type="string" calcext:value-type="string">
            <text:p>In dr Awril g'schickt</text:p>
          </table:table-cell>
          <table:table-cell table:style-name="ce5" office:value-type="string" calcext:value-type="string">
            <text:p>lustspiel</text:p>
          </table:table-cell>
          <table:table-cell table:style-name="ce2" office:value-type="float" office:value="26" calcext:value-type="float">
            <text:p>26</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668h" xlink:type="simple">https://www.numistral.fr/ark:/12148/bpt6k9109668h</text:a></text:p>
          </table:table-cell>
          <table:table-cell table:number-columns-repeated="4" table:style-name="ce5" office:value-type="string" calcext:value-type="string">
            <text:p>s.n.</text:p>
          </table:table-cell>
          <table:table-cell table:style-name="ce5" office:value-type="string" calcext:value-type="string">
            <text:p>(Mulhouse)</text:p>
          </table:table-cell>
          <table:table-cell table:style-name="ce5" office:value-type="string" calcext:value-type="string">
            <text:p>s.n.</text:p>
          </table:table-cell>
          <table:table-cell table:style-name="ce5" office:value-type="string" calcext:value-type="string">
            <text:p>Bibliothèque nationale et universitaire de Strasbourg , M.124.593</text:p>
          </table:table-cell>
          <table:table-cell table:style-name="ce5" office:value-type="string" calcext:value-type="string">
            <text:p>M.124.593</text:p>
          </table:table-cell>
          <table:table-cell table:style-name="ce30" office:value-type="string" calcext:value-type="string">
            <text:p><text:a xlink:href="http://catalogue.bnf.fr/ark:/12148/cb449320251" xlink:type="simple">http://catalogue.bnf.fr/ark:/12148/cb449320251</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21" calcext:value-type="float">
            <text:p>21</text:p>
          </table:table-cell>
          <table:table-cell table:style-name="ce5" office:value-type="string" calcext:value-type="string">
            <text:p>Jost, Camille</text:p>
          </table:table-cell>
          <table:table-cell table:style-name="ce8" office:value-type="float" office:value="1" calcext:value-type="float">
            <text:p>1</text:p>
          </table:table-cell>
          <table:table-cell table:style-name="ce2" office:value-type="float" office:value="1928" calcext:value-type="float">
            <text:p>1928</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Elsässisches Vereinstheater. N 52, So e liederlicher Frack odder : E foljeschwäri Hüssuechung : E Schwank in 1 Uffzugg / vum Camille Jost</text:p>
          </table:table-cell>
          <table:table-cell table:style-name="ce15" office:value-type="string" calcext:value-type="string">
            <text:p>Elsässisches Vereinstheater</text:p>
          </table:table-cell>
          <table:table-cell table:style-name="ce5" office:value-type="string" calcext:value-type="string">
            <text:p>schwank</text:p>
          </table:table-cell>
          <table:table-cell table:style-name="ce2" office:value-type="float" office:value="30" calcext:value-type="float">
            <text:p>30</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689p" xlink:type="simple">https://www.numistral.fr/ark:/12148/bpt6k9109689p</text:a></text:p>
          </table:table-cell>
          <table:table-cell table:number-columns-repeated="4" table:style-name="ce5" office:value-type="string" calcext:value-type="string">
            <text:p>s.n.</text:p>
          </table:table-cell>
          <table:table-cell table:style-name="ce5" office:value-type="string" calcext:value-type="string">
            <text:p>(Strasbourg)</text:p>
          </table:table-cell>
          <table:table-cell table:style-name="ce5" office:value-type="string" calcext:value-type="string">
            <text:p>s.n.</text:p>
          </table:table-cell>
          <table:table-cell table:style-name="ce5" office:value-type="string" calcext:value-type="string">
            <text:p>Bibliothèque nationale et universitaire de Strasbourg , M.125.770</text:p>
          </table:table-cell>
          <table:table-cell table:style-name="ce5" office:value-type="string" calcext:value-type="string">
            <text:p>M.125.770</text:p>
          </table:table-cell>
          <table:table-cell table:style-name="ce30" office:value-type="string" calcext:value-type="string">
            <text:p><text:a xlink:href="http://catalogue.bnf.fr/ark:/12148/cb44931984s" xlink:type="simple">http://catalogue.bnf.fr/ark:/12148/cb44931984s</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22" calcext:value-type="float">
            <text:p>22</text:p>
          </table:table-cell>
          <table:table-cell table:style-name="ce5" office:value-type="string" calcext:value-type="string">
            <text:p>Stoskopf, Gustave</text:p>
          </table:table-cell>
          <table:table-cell table:style-name="ce8" office:value-type="float" office:value="1" calcext:value-type="float">
            <text:p>1</text:p>
          </table:table-cell>
          <table:table-cell table:style-name="ce2" office:value-type="float" office:value="1906" calcext:value-type="float">
            <text:p>1906</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E Diplomat. E Mordsaffaer. Zwei Lustspiele in Strassburger Mundart</text:p>
          </table:table-cell>
          <table:table-cell table:style-name="ce15" office:value-type="string" calcext:value-type="string">
            <text:p>E Diplomat</text:p>
          </table:table-cell>
          <table:table-cell table:style-name="ce5" office:value-type="string" calcext:value-type="string">
            <text:p>lustspiel</text:p>
          </table:table-cell>
          <table:table-cell table:style-name="ce2" office:value-type="float" office:value="35" calcext:value-type="float">
            <text:p>35</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96g" xlink:type="simple">https://www.numistral.fr/ark:/12148/bpt6k9109596g</text:a></text:p>
          </table:table-cell>
          <table:table-cell table:number-columns-repeated="5" table:style-name="ce5" office:value-type="string" calcext:value-type="string">
            <text:p>s.n.</text:p>
          </table:table-cell>
          <table:table-cell table:style-name="ce5" office:value-type="string" calcext:value-type="string">
            <text:p>1869-1944.</text:p>
          </table:table-cell>
          <table:table-cell table:style-name="ce5" office:value-type="string" calcext:value-type="string">
            <text:p>Bibliothèque nationale et universitaire de Strasbourg , M.111.972</text:p>
          </table:table-cell>
          <table:table-cell table:style-name="ce5" office:value-type="string" calcext:value-type="string">
            <text:p>M.111.972</text:p>
          </table:table-cell>
          <table:table-cell table:style-name="ce30" office:value-type="string" calcext:value-type="string">
            <text:p><text:a xlink:href="http://catalogue.bnf.fr/ark:/12148/cb44931932j" xlink:type="simple">http://catalogue.bnf.fr/ark:/12148/cb44931932j</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23" calcext:value-type="float">
            <text:p>23</text:p>
          </table:table-cell>
          <table:table-cell table:style-name="ce5" office:value-type="string" calcext:value-type="string">
            <text:p>Greber, Julius</text:p>
          </table:table-cell>
          <table:table-cell table:style-name="ce8" office:value-type="float" office:value="1" calcext:value-type="float">
            <text:p>1</text:p>
          </table:table-cell>
          <table:table-cell table:style-name="ce2" office:value-type="float" office:value="1896" calcext:value-type="float">
            <text:p>1896</text:p>
          </table:table-cell>
          <table:table-cell table:style-name="ce2" office:value-type="float" office:value="1890" calcext:value-type="float">
            <text:p>1890</text:p>
          </table:table-cell>
          <table:table-cell table:style-name="ce5" office:value-type="string" calcext:value-type="string">
            <text:p>domaine public</text:p>
          </table:table-cell>
          <table:table-cell table:style-name="ce15" office:value-type="string" calcext:value-type="string">
            <text:p>Lucie. Dramatisches Sittenbild in einem Aufzug in Strassburger Mundart</text:p>
          </table:table-cell>
          <table:table-cell table:style-name="ce15" office:value-type="string" calcext:value-type="string">
            <text:p>Lucie</text:p>
          </table:table-cell>
          <table:table-cell table:style-name="ce5" office:value-type="string" calcext:value-type="string">
            <text:p>dramatisches sittenbild</text:p>
          </table:table-cell>
          <table:table-cell table:style-name="ce2" office:value-type="float" office:value="55" calcext:value-type="float">
            <text:p>55</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596" xlink:type="simple">https://www.numistral.fr/ark:/12148/bpt6k91095596</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1.510</text:p>
          </table:table-cell>
          <table:table-cell table:style-name="ce5" office:value-type="string" calcext:value-type="string">
            <text:p>M.111.510</text:p>
          </table:table-cell>
          <table:table-cell table:style-name="ce30" office:value-type="string" calcext:value-type="string">
            <text:p><text:a xlink:href="http://catalogue.bnf.fr/ark:/12148/cb44932166w" xlink:type="simple">http://catalogue.bnf.fr/ark:/12148/cb44932166w</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24" calcext:value-type="float">
            <text:p>24</text:p>
          </table:table-cell>
          <table:table-cell table:style-name="ce5" office:value-type="string" calcext:value-type="string">
            <text:p>Clémens, Paul</text:p>
          </table:table-cell>
          <table:table-cell table:style-name="ce8" office:value-type="float" office:value="1" calcext:value-type="float">
            <text:p>1</text:p>
          </table:table-cell>
          <table:table-cell table:number-columns-repeated="2"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S'Vogesehiesel. Luschtspiel uess dr Vosges in 1 Akt</text:p>
          </table:table-cell>
          <table:table-cell table:style-name="ce15" office:value-type="string" calcext:value-type="string">
            <text:p>S'Vogesehiesel</text:p>
          </table:table-cell>
          <table:table-cell table:style-name="ce5" office:value-type="string" calcext:value-type="string">
            <text:p>lustspiel</text:p>
          </table:table-cell>
          <table:table-cell table:style-name="ce2" office:value-type="float" office:value="28" calcext:value-type="float">
            <text:p>28</text:p>
          </table:table-cell>
          <table:table-cell table:style-name="ce25" office:value-type="float" office:value="0" calcext:value-type="float">
            <text:p>0</text:p>
          </table:table-cell>
          <table:table-cell table:style-name="ce5" office:value-type="string" calcext:value-type="string">
            <office:annotation draw:style-name="gr1" draw:text-style-name="P2" svg:width="257.19pt" svg:height="59.24pt" svg:x="1018.35pt" svg:y="326.24pt" draw:caption-point-x="-11.54pt" draw:caption-point-y="-19.96pt">
              <dc:date>2020-06-17T00:00:00</dc:date>
              <text:p text:style-name="P1">dialecte, alsacien?</text:p>
              <text:p text:style-name="P1"><text:tab/>-Pablo Ruiz</text:p>
              <text:p text:style-name="P1">oui!</text:p>
              <text:p text:style-name="P1"><text:tab/>-Carole Werner</text:p>
            </office:annotation>
            <text:p>Allemand</text:p>
          </table:table-cell>
          <table:table-cell table:style-name="ce5" office:value-type="string" calcext:value-type="string">
            <text:p>gothique</text:p>
          </table:table-cell>
          <table:table-cell table:style-name="ce30" office:value-type="string" calcext:value-type="string">
            <text:p><text:a xlink:href="https://www.numistral.fr/ark:/12148/bpt6k9109548d" xlink:type="simple">https://www.numistral.fr/ark:/12148/bpt6k9109548d</text:a></text:p>
          </table:table-cell>
          <table:table-cell table:number-columns-repeated="5" table:style-name="ce5" office:value-type="string" calcext:value-type="string">
            <text:p>s.n.</text:p>
          </table:table-cell>
          <table:table-cell table:style-name="ce5" office:value-type="string" calcext:value-type="string">
            <text:p>1928-.....</text:p>
          </table:table-cell>
          <table:table-cell table:style-name="ce5" office:value-type="string" calcext:value-type="string">
            <text:p>Bibliothèque nationale et universitaire de Strasbourg , M.111.374</text:p>
          </table:table-cell>
          <table:table-cell table:style-name="ce5" office:value-type="string" calcext:value-type="string">
            <text:p>M.111.374</text:p>
          </table:table-cell>
          <table:table-cell table:style-name="ce30" office:value-type="string" calcext:value-type="string">
            <text:p><text:a xlink:href="http://catalogue.bnf.fr/ark:/12148/cb449319587" xlink:type="simple">http://catalogue.bnf.fr/ark:/12148/cb449319587</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25" calcext:value-type="float">
            <text:p>25</text:p>
          </table:table-cell>
          <table:table-cell table:style-name="ce5" office:value-type="string" calcext:value-type="string">
            <text:p>Halter, Edouard</text:p>
          </table:table-cell>
          <table:table-cell table:style-name="ce8" office:value-type="float" office:value="-1" calcext:value-type="float">
            <text:p>-1</text:p>
          </table:table-cell>
          <table:table-cell table:style-name="ce2" office:value-type="float" office:value="1902" calcext:value-type="float">
            <text:p>1902</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Petit Théâtre de Famille. Noel d'Alsace (Edition française augmentée d'une notice sur le mot 'Noe͏̈l', sur le fond gaulois de la langue française et sur l'origine des Gaulois) / Edouard Halter ; nach dem deutschen Original von Christian Schmitt</text:p>
          </table:table-cell>
          <table:table-cell table:style-name="ce15" office:value-type="string" calcext:value-type="string">
            <text:p>Petit Théâtre de Famille</text:p>
          </table:table-cell>
          <table:table-cell table:style-name="ce5" office:value-type="string" calcext:value-type="string">
            <text:p>noël</text:p>
          </table:table-cell>
          <table:table-cell table:style-name="ce2" office:value-type="float" office:value="26" calcext:value-type="float">
            <text:p>26</text:p>
          </table:table-cell>
          <table:table-cell table:style-name="ce25" office:value-type="float" office:value="0" calcext:value-type="float">
            <text:p>0</text:p>
          </table:table-cell>
          <table:table-cell table:style-name="ce5" office:value-type="string" calcext:value-type="string">
            <text:p>Français</text:p>
          </table:table-cell>
          <table:table-cell table:style-name="ce5" office:value-type="string" calcext:value-type="string">
            <text:p>romain</text:p>
          </table:table-cell>
          <table:table-cell table:style-name="ce30" office:value-type="string" calcext:value-type="string">
            <text:p><text:a xlink:href="https://www.numistral.fr/ark:/12148/bpt6k9109519p" xlink:type="simple">https://www.numistral.fr/ark:/12148/bpt6k9109519p</text:a></text:p>
          </table:table-cell>
          <table:table-cell table:number-columns-repeated="4" table:style-name="ce5" office:value-type="string" calcext:value-type="string">
            <text:p>s.n.</text:p>
          </table:table-cell>
          <table:table-cell table:style-name="ce5" office:value-type="string" calcext:value-type="string">
            <text:p>(Strasbourg)</text:p>
          </table:table-cell>
          <table:table-cell table:style-name="ce5" office:value-type="string" calcext:value-type="string">
            <text:p>s.n.</text:p>
          </table:table-cell>
          <table:table-cell table:style-name="ce5" office:value-type="string" calcext:value-type="string">
            <text:p>Bibliothèque nationale et universitaire de Strasbourg , M.110.096</text:p>
          </table:table-cell>
          <table:table-cell table:style-name="ce5" office:value-type="string" calcext:value-type="string">
            <text:p>M.110.096</text:p>
          </table:table-cell>
          <table:table-cell table:style-name="ce30" office:value-type="string" calcext:value-type="string">
            <text:p><text:a xlink:href="http://catalogue.bnf.fr/ark:/12148/cb449321588" xlink:type="simple">http://catalogue.bnf.fr/ark:/12148/cb449321588</text:a></text:p>
          </table:table-cell>
          <table:table-cell table:style-name="ce32" office:value-type="date" office:date-value="2019-09-10" calcext:value-type="date">
            <text:p>09/10/2019</text:p>
          </table:table-cell>
          <table:table-cell table:style-name="ce36" table:number-columns-repeated="20"/>
          <table:table-cell table:number-columns-repeated="980"/>
        </table:table-row>
        <table:table-row table:style-name="ro1">
          <table:table-cell table:style-name="ce2" office:value-type="float" office:value="26" calcext:value-type="float">
            <text:p>26</text:p>
          </table:table-cell>
          <table:table-cell table:style-name="ce5" office:value-type="string" calcext:value-type="string">
            <text:p>Bastian, Ferdinand</text:p>
          </table:table-cell>
          <table:table-cell table:style-name="ce8" office:value-type="float" office:value="1" calcext:value-type="float">
            <text:p>1</text:p>
          </table:table-cell>
          <table:table-cell table:style-name="ce2" office:value-type="float" office:value="1908" calcext:value-type="float">
            <text:p>1908</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D'r Kindbetter / von F. Bastian und Ernst Clausen</text:p>
          </table:table-cell>
          <table:table-cell table:style-name="ce15" office:value-type="string" calcext:value-type="string">
            <text:p>D'r Kindbetter / von F</text:p>
          </table:table-cell>
          <table:table-cell table:style-name="ce5" office:value-type="string" calcext:value-type="string">
            <text:p>s.n.</text:p>
          </table:table-cell>
          <table:table-cell table:style-name="ce2" office:value-type="float" office:value="39" calcext:value-type="float">
            <text:p>39</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35s" xlink:type="simple">https://www.numistral.fr/ark:/12148/bpt6k9109535s</text:a></text:p>
          </table:table-cell>
          <table:table-cell table:number-columns-repeated="4" table:style-name="ce5" office:value-type="string" calcext:value-type="string">
            <text:p>s.n.</text:p>
          </table:table-cell>
          <table:table-cell table:style-name="ce5" office:value-type="string" calcext:value-type="string">
            <text:p>(Strassburg)</text:p>
          </table:table-cell>
          <table:table-cell table:style-name="ce5" office:value-type="string" calcext:value-type="string">
            <text:p>1868-1944.</text:p>
          </table:table-cell>
          <table:table-cell table:style-name="ce5" office:value-type="string" calcext:value-type="string">
            <text:p>Bibliothèque nationale et universitaire de Strasbourg , M.111.264</text:p>
          </table:table-cell>
          <table:table-cell table:style-name="ce5" office:value-type="string" calcext:value-type="string">
            <text:p>M.111.264</text:p>
          </table:table-cell>
          <table:table-cell table:style-name="ce30" office:value-type="string" calcext:value-type="string">
            <text:p><text:a xlink:href="http://catalogue.bnf.fr/ark:/12148/cb44931939z" xlink:type="simple">http://catalogue.bnf.fr/ark:/12148/cb44931939z</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27" calcext:value-type="float">
            <text:p>27</text:p>
          </table:table-cell>
          <table:table-cell table:style-name="ce5" office:value-type="string" calcext:value-type="string">
            <text:p>Greber, Julius</text:p>
          </table:table-cell>
          <table:table-cell table:style-name="ce8" office:value-type="float" office:value="1" calcext:value-type="float">
            <text:p>1</text:p>
          </table:table-cell>
          <table:table-cell table:style-name="ce2" office:value-type="float" office:value="1897" calcext:value-type="float">
            <text:p>1897</text:p>
          </table:table-cell>
          <table:table-cell table:style-name="ce2" office:value-type="float" office:value="1890" calcext:value-type="float">
            <text:p>1890</text:p>
          </table:table-cell>
          <table:table-cell table:style-name="ce5" office:value-type="string" calcext:value-type="string">
            <text:p>domaine public</text:p>
          </table:table-cell>
          <table:table-cell table:style-name="ce15" office:value-type="string" calcext:value-type="string">
            <text:p>Sainte-Cécile ! : Lustspiel in einem Aufzuge : in Strassburger Mundart / von Julieus Greber</text:p>
          </table:table-cell>
          <table:table-cell table:style-name="ce15" office:value-type="string" calcext:value-type="string">
            <text:p>Sainte-Cécile !</text:p>
          </table:table-cell>
          <table:table-cell table:style-name="ce5" office:value-type="string" calcext:value-type="string">
            <text:p>lustspiel</text:p>
          </table:table-cell>
          <table:table-cell table:style-name="ce2" office:value-type="float" office:value="52" calcext:value-type="float">
            <text:p>52</text:p>
          </table:table-cell>
          <table:table-cell table:style-name="ce25" office:value-type="float" office:value="0" calcext:value-type="float">
            <text:p>0</text:p>
          </table:table-cell>
          <table:table-cell table:style-name="ce5" office:value-type="string" calcext:value-type="string">
            <text:p>Allemand</text:p>
          </table:table-cell>
          <table:table-cell table:style-name="ce5" office:value-type="string" calcext:value-type="string">
            <text:p>gothique</text:p>
          </table:table-cell>
          <table:table-cell table:style-name="ce30" office:value-type="string" calcext:value-type="string">
            <text:p><text:a xlink:href="https://www.numistral.fr/ark:/12148/bpt6k91095618" xlink:type="simple">https://www.numistral.fr/ark:/12148/bpt6k91095618</text:a></text:p>
          </table:table-cell>
          <table:table-cell table:number-columns-repeated="4" table:style-name="ce5" office:value-type="string" calcext:value-type="string">
            <text:p>s.n.</text:p>
          </table:table-cell>
          <table:table-cell table:style-name="ce5" office:value-type="string" calcext:value-type="string">
            <text:p>(Strassburg)</text:p>
          </table:table-cell>
          <table:table-cell table:style-name="ce5" office:value-type="string" calcext:value-type="string">
            <text:p>s.n.</text:p>
          </table:table-cell>
          <table:table-cell table:style-name="ce5" office:value-type="string" calcext:value-type="string">
            <text:p>Bibliothèque nationale et universitaire de Strasbourg , M.111.513</text:p>
          </table:table-cell>
          <table:table-cell table:style-name="ce5" office:value-type="string" calcext:value-type="string">
            <text:p>M.111.513</text:p>
          </table:table-cell>
          <table:table-cell table:style-name="ce30" office:value-type="string" calcext:value-type="string">
            <text:p><text:a xlink:href="http://catalogue.bnf.fr/ark:/12148/cb44931971f" xlink:type="simple">http://catalogue.bnf.fr/ark:/12148/cb44931971f</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28" calcext:value-type="float">
            <text:p>28</text:p>
          </table:table-cell>
          <table:table-cell table:style-name="ce5" office:value-type="string" calcext:value-type="string">
            <text:p>Greber, Julius</text:p>
          </table:table-cell>
          <table:table-cell table:style-name="ce8" office:value-type="float" office:value="1" calcext:value-type="float">
            <text:p>1</text:p>
          </table:table-cell>
          <table:table-cell table:style-name="ce2" office:value-type="float" office:value="1904" calcext:value-type="float">
            <text:p>1904</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D'r lätz Bardes-ü. Lustspiel in einem Aufzug</text:p>
          </table:table-cell>
          <table:table-cell table:style-name="ce15" office:value-type="string" calcext:value-type="string">
            <text:p>D'r lätz Bardes-ü</text:p>
          </table:table-cell>
          <table:table-cell table:style-name="ce5" office:value-type="string" calcext:value-type="string">
            <text:p>lustspiel</text:p>
          </table:table-cell>
          <table:table-cell table:style-name="ce2" office:value-type="float" office:value="39" calcext:value-type="float">
            <text:p>39</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56z" xlink:type="simple">https://www.numistral.fr/ark:/12148/bpt6k9109556z</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1.502</text:p>
          </table:table-cell>
          <table:table-cell table:style-name="ce5" office:value-type="string" calcext:value-type="string">
            <text:p>M.111.502</text:p>
          </table:table-cell>
          <table:table-cell table:style-name="ce30" office:value-type="string" calcext:value-type="string">
            <text:p><text:a xlink:href="http://catalogue.bnf.fr/ark:/12148/cb449319676" xlink:type="simple">http://catalogue.bnf.fr/ark:/12148/cb449319676</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29" calcext:value-type="float">
            <text:p>29</text:p>
          </table:table-cell>
          <table:table-cell table:style-name="ce5" office:value-type="string" calcext:value-type="string">
            <text:p>Jost, Camille</text:p>
          </table:table-cell>
          <table:table-cell table:style-name="ce8" office:value-type="float" office:value="1" calcext:value-type="float">
            <text:p>1</text:p>
          </table:table-cell>
          <table:table-cell table:style-name="ce2" office:value-type="float" office:value="1928" calcext:value-type="float">
            <text:p>1928</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Gouverneur fur 24 Stund : E Schwank in 1 Akt noch're spanische gschichtliche Erzählung üss'm Johr 1420. Verarweit unn iwersetzt vum Camille Jost</text:p>
          </table:table-cell>
          <table:table-cell table:style-name="ce15" office:value-type="string" calcext:value-type="string">
            <text:p>Gouverneur fur 24 Stund</text:p>
          </table:table-cell>
          <table:table-cell table:style-name="ce5" office:value-type="string" calcext:value-type="string">
            <text:p>schwank</text:p>
          </table:table-cell>
          <table:table-cell table:style-name="ce2" office:value-type="float" office:value="23" calcext:value-type="float">
            <text:p>23</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690b" xlink:type="simple">https://www.numistral.fr/ark:/12148/bpt6k9109690b</text:a></text:p>
          </table:table-cell>
          <table:table-cell table:number-columns-repeated="4" table:style-name="ce5" office:value-type="string" calcext:value-type="string">
            <text:p>s.n.</text:p>
          </table:table-cell>
          <table:table-cell table:style-name="ce5" office:value-type="string" calcext:value-type="string">
            <text:p>(Strasbourg)</text:p>
          </table:table-cell>
          <table:table-cell table:style-name="ce5" office:value-type="string" calcext:value-type="string">
            <text:p>s.n.</text:p>
          </table:table-cell>
          <table:table-cell table:style-name="ce5" office:value-type="string" calcext:value-type="string">
            <text:p>Bibliothèque nationale et universitaire de Strasbourg , M.125.771</text:p>
          </table:table-cell>
          <table:table-cell table:style-name="ce5" office:value-type="string" calcext:value-type="string">
            <text:p>M.125.771</text:p>
          </table:table-cell>
          <table:table-cell table:style-name="ce30" office:value-type="string" calcext:value-type="string">
            <text:p><text:a xlink:href="http://catalogue.bnf.fr/ark:/12148/cb449319823" xlink:type="simple">http://catalogue.bnf.fr/ark:/12148/cb449319823</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30" calcext:value-type="float">
            <text:p>30</text:p>
          </table:table-cell>
          <table:table-cell table:style-name="ce5" office:value-type="string" calcext:value-type="string">
            <text:p>Bastian, Ferdinand</text:p>
          </table:table-cell>
          <table:table-cell table:style-name="ce8" office:value-type="float" office:value="1" calcext:value-type="float">
            <text:p>1</text:p>
          </table:table-cell>
          <table:table-cell table:style-name="ce2" office:value-type="float" office:value="1922" calcext:value-type="float">
            <text:p>1922</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Zue Grossmuedders Zitte : e Liewes-Scene mit ine Couplet / von Ferd. Bastian</text:p>
          </table:table-cell>
          <table:table-cell table:style-name="ce15" office:value-type="string" calcext:value-type="string">
            <text:p>Zue Grossmuedders Zitte</text:p>
          </table:table-cell>
          <table:table-cell table:style-name="ce5" office:value-type="string" calcext:value-type="string">
            <text:p>liewes-scene</text:p>
          </table:table-cell>
          <table:table-cell table:style-name="ce2" office:value-type="float" office:value="11" calcext:value-type="float">
            <text:p>11</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7075" xlink:type="simple">https://www.numistral.fr/ark:/12148/bpt6k91097075</text:a></text:p>
          </table:table-cell>
          <table:table-cell table:number-columns-repeated="4" table:style-name="ce5" office:value-type="string" calcext:value-type="string">
            <text:p>s.n.</text:p>
          </table:table-cell>
          <table:table-cell table:style-name="ce5" office:value-type="string" calcext:value-type="string">
            <text:p>(Strasbourg)</text:p>
          </table:table-cell>
          <table:table-cell table:style-name="ce5" office:value-type="string" calcext:value-type="string">
            <text:p>1868-1944.</text:p>
          </table:table-cell>
          <table:table-cell table:style-name="ce5" office:value-type="string" calcext:value-type="string">
            <text:p>Bibliothèque nationale et universitaire de Strasbourg , M.126.374</text:p>
          </table:table-cell>
          <table:table-cell table:style-name="ce5" office:value-type="string" calcext:value-type="string">
            <text:p>M.126.374</text:p>
          </table:table-cell>
          <table:table-cell table:style-name="ce30" office:value-type="string" calcext:value-type="string">
            <text:p><text:a xlink:href="http://catalogue.bnf.fr/ark:/12148/cb44931945w" xlink:type="simple">http://catalogue.bnf.fr/ark:/12148/cb44931945w</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31" calcext:value-type="float">
            <text:p>31</text:p>
          </table:table-cell>
          <table:table-cell table:style-name="ce5" office:value-type="string" calcext:value-type="string">
            <text:p>Jost, Camille</text:p>
          </table:table-cell>
          <table:table-cell table:style-name="ce8" office:value-type="float" office:value="1" calcext:value-type="float">
            <text:p>1</text:p>
          </table:table-cell>
          <table:table-cell table:style-name="ce2" office:value-type="float" office:value="1928" calcext:value-type="float">
            <text:p>1928</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E Daa im Narrehüss : E Original-Farce in zwei kurze Akt vum Camille Jost</text:p>
          </table:table-cell>
          <table:table-cell table:style-name="ce15" office:value-type="string" calcext:value-type="string">
            <text:p>E Daa im Narrehüss</text:p>
          </table:table-cell>
          <table:table-cell table:style-name="ce5" office:value-type="string" calcext:value-type="string">
            <text:p>farce</text:p>
          </table:table-cell>
          <table:table-cell table:style-name="ce2" office:value-type="float" office:value="32" calcext:value-type="float">
            <text:p>32</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684m" xlink:type="simple">https://www.numistral.fr/ark:/12148/bpt6k9109684m</text:a></text:p>
          </table:table-cell>
          <table:table-cell table:number-columns-repeated="4" table:style-name="ce5" office:value-type="string" calcext:value-type="string">
            <text:p>s.n.</text:p>
          </table:table-cell>
          <table:table-cell table:style-name="ce5" office:value-type="string" calcext:value-type="string">
            <text:p>(Strasbourg)</text:p>
          </table:table-cell>
          <table:table-cell table:style-name="ce5" office:value-type="string" calcext:value-type="string">
            <text:p>s.n.</text:p>
          </table:table-cell>
          <table:table-cell table:style-name="ce5" office:value-type="string" calcext:value-type="string">
            <text:p>Bibliothèque nationale et universitaire de Strasbourg , M.125.765</text:p>
          </table:table-cell>
          <table:table-cell table:style-name="ce5" office:value-type="string" calcext:value-type="string">
            <text:p>M.125.765</text:p>
          </table:table-cell>
          <table:table-cell table:style-name="ce30" office:value-type="string" calcext:value-type="string">
            <text:p><text:a xlink:href="http://catalogue.bnf.fr/ark:/12148/cb449319796" xlink:type="simple">http://catalogue.bnf.fr/ark:/12148/cb449319796</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32" calcext:value-type="float">
            <text:p>32</text:p>
          </table:table-cell>
          <table:table-cell table:style-name="ce5" office:value-type="string" calcext:value-type="string">
            <text:p>Weber, Emile</text:p>
          </table:table-cell>
          <table:table-cell table:style-name="ce8" office:value-type="float" office:value="1" calcext:value-type="float">
            <text:p>1</text:p>
          </table:table-cell>
          <table:table-cell table:style-name="ce2" office:value-type="float" office:value="1936" calcext:value-type="float">
            <text:p>1936</text:p>
          </table:table-cell>
          <table:table-cell table:style-name="ce2" office:value-type="float" office:value="1930" calcext:value-type="float">
            <text:p>1930</text:p>
          </table:table-cell>
          <table:table-cell table:style-name="ce5" office:value-type="string" calcext:value-type="string">
            <text:p>domaine public</text:p>
          </table:table-cell>
          <table:table-cell table:style-name="ce15" office:value-type="string" calcext:value-type="string">
            <text:p>E bissel Lieb : Drama im'e Vorspiel un 3 Akt von Emile Weber</text:p>
          </table:table-cell>
          <table:table-cell table:style-name="ce15" office:value-type="string" calcext:value-type="string">
            <text:p>E bissel Lieb</text:p>
          </table:table-cell>
          <table:table-cell table:style-name="ce5" office:value-type="string" calcext:value-type="string">
            <text:p>drame</text:p>
          </table:table-cell>
          <table:table-cell table:style-name="ce2" office:value-type="float" office:value="59" calcext:value-type="float">
            <text:p>59</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731t" xlink:type="simple">https://www.numistral.fr/ark:/12148/bpt6k9109731t</text:a></text:p>
          </table:table-cell>
          <table:table-cell table:number-columns-repeated="4" table:style-name="ce5" office:value-type="string" calcext:value-type="string">
            <text:p>s.n.</text:p>
          </table:table-cell>
          <table:table-cell table:style-name="ce5" office:value-type="string" calcext:value-type="string">
            <text:p>(Gundershoffen)</text:p>
          </table:table-cell>
          <table:table-cell table:style-name="ce5" office:value-type="string" calcext:value-type="string">
            <text:p>s.n.</text:p>
          </table:table-cell>
          <table:table-cell table:style-name="ce5" office:value-type="string" calcext:value-type="string">
            <text:p>Bibliothèque nationale et universitaire de Strasbourg , M.127.971</text:p>
          </table:table-cell>
          <table:table-cell table:style-name="ce5" office:value-type="string" calcext:value-type="string">
            <text:p>M.127.971</text:p>
          </table:table-cell>
          <table:table-cell table:style-name="ce30" office:value-type="string" calcext:value-type="string">
            <text:p><text:a xlink:href="http://catalogue.bnf.fr/ark:/12148/cb449320220" xlink:type="simple">http://catalogue.bnf.fr/ark:/12148/cb449320220</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33" calcext:value-type="float">
            <text:p>33</text:p>
          </table:table-cell>
          <table:table-cell table:style-name="ce5" office:value-type="string" calcext:value-type="string">
            <text:p>Bastian, Ferdinand</text:p>
          </table:table-cell>
          <table:table-cell table:style-name="ce8" office:value-type="float" office:value="-1" calcext:value-type="float">
            <text:p>-1</text:p>
          </table:table-cell>
          <table:table-cell table:style-name="ce2" office:value-type="float" office:value="1937" calcext:value-type="float">
            <text:p>1937</text:p>
          </table:table-cell>
          <table:table-cell table:style-name="ce2" office:value-type="float" office:value="1930" calcext:value-type="float">
            <text:p>1930</text:p>
          </table:table-cell>
          <table:table-cell table:style-name="ce5" office:value-type="string" calcext:value-type="string">
            <text:p>domaine public</text:p>
          </table:table-cell>
          <table:table-cell table:number-columns-repeated="2" table:style-name="ce15" office:value-type="string" calcext:value-type="string">
            <text:p>D'r Hofnarr Heidideldum, Maerel in 6 Bilder in 2 Verwandlunge</text:p>
          </table:table-cell>
          <table:table-cell table:style-name="ce5" office:value-type="string" calcext:value-type="string">
            <text:p>märel</text:p>
          </table:table-cell>
          <table:table-cell table:style-name="ce2" office:value-type="float" office:value="66" calcext:value-type="float">
            <text:p>66</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710n" xlink:type="simple">https://www.numistral.fr/ark:/12148/bpt6k9109710n</text:a></text:p>
          </table:table-cell>
          <table:table-cell table:number-columns-repeated="3" table:style-name="ce5" office:value-type="string" calcext:value-type="string">
            <text:p>s.n.</text:p>
          </table:table-cell>
          <table:table-cell table:style-name="ce5" office:value-type="string" calcext:value-type="string">
            <text:p>Schwob, Aug. 1100</text:p>
          </table:table-cell>
          <table:table-cell table:style-name="ce5" office:value-type="string" calcext:value-type="string">
            <text:p>(Niederbronn-les-Bains)</text:p>
          </table:table-cell>
          <table:table-cell table:style-name="ce5" office:value-type="string" calcext:value-type="string">
            <text:p>s.n.</text:p>
          </table:table-cell>
          <table:table-cell table:style-name="ce5" office:value-type="string" calcext:value-type="string">
            <text:p>Bibliothèque nationale et universitaire de Strasbourg , M.126.417</text:p>
          </table:table-cell>
          <table:table-cell table:style-name="ce5" office:value-type="string" calcext:value-type="string">
            <text:p>M.126.417</text:p>
          </table:table-cell>
          <table:table-cell table:style-name="ce30" office:value-type="string" calcext:value-type="string">
            <text:p><text:a xlink:href="http://catalogue.bnf.fr/ark:/12148/cb44931936x" xlink:type="simple">http://catalogue.bnf.fr/ark:/12148/cb44931936x</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34" calcext:value-type="float">
            <text:p>34</text:p>
          </table:table-cell>
          <table:table-cell table:style-name="ce5" office:value-type="string" calcext:value-type="string">
            <text:p>Wöhrle, Oskar</text:p>
          </table:table-cell>
          <table:table-cell table:style-name="ce8" office:value-type="float" office:value="1" calcext:value-type="float">
            <text:p>1</text:p>
          </table:table-cell>
          <table:table-cell table:style-name="ce2" office:value-type="float" office:value="1941" calcext:value-type="float">
            <text:p>1941</text:p>
          </table:table-cell>
          <table:table-cell table:style-name="ce2" office:value-type="float" office:value="1940" calcext:value-type="float">
            <text:p>1940</text:p>
          </table:table-cell>
          <table:table-cell table:style-name="ce5" office:value-type="string" calcext:value-type="string">
            <text:p>domaine public</text:p>
          </table:table-cell>
          <table:table-cell table:style-name="ce15" office:value-type="string" calcext:value-type="string">
            <text:p>Kaktüs un kei And : E-n-elsassisch Lustspiel in drei Uffzig un miteme Vorspiel</text:p>
          </table:table-cell>
          <table:table-cell table:style-name="ce15" office:value-type="string" calcext:value-type="string">
            <text:p>Kaktüs un kei And</text:p>
          </table:table-cell>
          <table:table-cell table:style-name="ce5" office:value-type="string" calcext:value-type="string">
            <text:p>lustspiel</text:p>
          </table:table-cell>
          <table:table-cell table:style-name="ce2" office:value-type="float" office:value="108" calcext:value-type="float">
            <text:p>108</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7238" xlink:type="simple">https://www.numistral.fr/ark:/12148/bpt6k91097238</text:a></text:p>
          </table:table-cell>
          <table:table-cell table:number-columns-repeated="4" table:style-name="ce5" office:value-type="string" calcext:value-type="string">
            <text:p>s.n.</text:p>
          </table:table-cell>
          <table:table-cell table:style-name="ce5" office:value-type="string" calcext:value-type="string">
            <text:p>(Colmar)</text:p>
          </table:table-cell>
          <table:table-cell table:style-name="ce5" office:value-type="string" calcext:value-type="string">
            <text:p>1891-1946.</text:p>
          </table:table-cell>
          <table:table-cell table:style-name="ce5" office:value-type="string" calcext:value-type="string">
            <text:p>Bibliothèque nationale et universitaire de Strasbourg , M.127.134</text:p>
          </table:table-cell>
          <table:table-cell table:style-name="ce5" office:value-type="string" calcext:value-type="string">
            <text:p>M.127.134</text:p>
          </table:table-cell>
          <table:table-cell table:style-name="ce30" office:value-type="string" calcext:value-type="string">
            <text:p><text:a xlink:href="http://catalogue.bnf.fr/ark:/12148/cb44932026c" xlink:type="simple">http://catalogue.bnf.fr/ark:/12148/cb44932026c</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35" calcext:value-type="float">
            <text:p>35</text:p>
          </table:table-cell>
          <table:table-cell table:style-name="ce5" office:value-type="string" calcext:value-type="string">
            <text:p>Horsch, D. G. Adolph</text:p>
          </table:table-cell>
          <table:table-cell table:style-name="ce8" office:value-type="float" office:value="1" calcext:value-type="float">
            <text:p>1</text:p>
          </table:table-cell>
          <table:table-cell table:style-name="ce2" office:value-type="float" office:value="1897" calcext:value-type="float">
            <text:p>1897</text:p>
          </table:table-cell>
          <table:table-cell table:style-name="ce2" office:value-type="float" office:value="1890" calcext:value-type="float">
            <text:p>1890</text:p>
          </table:table-cell>
          <table:table-cell table:style-name="ce5" office:value-type="string" calcext:value-type="string">
            <text:p>domaine public</text:p>
          </table:table-cell>
          <table:table-cell table:style-name="ce15" office:value-type="string" calcext:value-type="string">
            <text:p>D'r Huessjé. Luschtspiel in 1 Act</text:p>
          </table:table-cell>
          <table:table-cell table:style-name="ce15" office:value-type="string" calcext:value-type="string">
            <text:p>D'r Huessjé</text:p>
          </table:table-cell>
          <table:table-cell table:style-name="ce5" office:value-type="string" calcext:value-type="string">
            <text:p>lustspiel</text:p>
          </table:table-cell>
          <table:table-cell table:style-name="ce2" office:value-type="float" office:value="35" calcext:value-type="float">
            <text:p>35</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707" xlink:type="simple">https://www.numistral.fr/ark:/12148/bpt6k91095707</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1.563</text:p>
          </table:table-cell>
          <table:table-cell table:style-name="ce5" office:value-type="string" calcext:value-type="string">
            <text:p>M.111.563</text:p>
          </table:table-cell>
          <table:table-cell table:style-name="ce30" office:value-type="string" calcext:value-type="string">
            <text:p><text:a xlink:href="http://catalogue.bnf.fr/ark:/12148/cb44931894t" xlink:type="simple">http://catalogue.bnf.fr/ark:/12148/cb44931894t</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36" calcext:value-type="float">
            <text:p>36</text:p>
          </table:table-cell>
          <table:table-cell table:style-name="ce5" office:value-type="string" calcext:value-type="string">
            <text:p>Horsch, Daniel Gustave Adolphe</text:p>
          </table:table-cell>
          <table:table-cell table:style-name="ce8" office:value-type="float" office:value="1" calcext:value-type="float">
            <text:p>1</text:p>
          </table:table-cell>
          <table:table-cell table:style-name="ce2" office:value-type="float" office:value="1902" calcext:value-type="float">
            <text:p>1902</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Elsässische Volksschriften. 49, 2 Stroßburjer Komödie : 2. Serie / von D. G. Ad. Horsch</text:p>
          </table:table-cell>
          <table:table-cell table:style-name="ce15" office:value-type="string" calcext:value-type="string">
            <text:p>Elsässische Volksschriften</text:p>
          </table:table-cell>
          <table:table-cell table:style-name="ce5" office:value-type="string" calcext:value-type="string">
            <text:p>comédie</text:p>
          </table:table-cell>
          <table:table-cell table:style-name="ce2" office:value-type="float" office:value="32" calcext:value-type="float">
            <text:p>32</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277" xlink:type="simple">https://www.numistral.fr/ark:/12148/bpt6k91095277</text:a></text:p>
          </table:table-cell>
          <table:table-cell table:number-columns-repeated="4" table:style-name="ce5" office:value-type="string" calcext:value-type="string">
            <text:p>s.n.</text:p>
          </table:table-cell>
          <table:table-cell table:style-name="ce5" office:value-type="string" calcext:value-type="string">
            <text:p>(Straßburg)</text:p>
          </table:table-cell>
          <table:table-cell table:style-name="ce5" office:value-type="string" calcext:value-type="string">
            <text:p>1864-1937.</text:p>
          </table:table-cell>
          <table:table-cell table:style-name="ce5" office:value-type="string" calcext:value-type="string">
            <text:p>Bibliothèque nationale et universitaire de Strasbourg , M.111.089,49</text:p>
          </table:table-cell>
          <table:table-cell table:style-name="ce5" office:value-type="string" calcext:value-type="string">
            <text:p>M.111.08949</text:p>
          </table:table-cell>
          <table:table-cell table:style-name="ce30" office:value-type="string" calcext:value-type="string">
            <text:p><text:a xlink:href="http://catalogue.bnf.fr/ark:/12148/cb44931907b" xlink:type="simple">http://catalogue.bnf.fr/ark:/12148/cb44931907b</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37" calcext:value-type="float">
            <text:p>37</text:p>
          </table:table-cell>
          <table:table-cell table:style-name="ce5" office:value-type="string" calcext:value-type="string">
            <text:p>s.n.</text:p>
          </table:table-cell>
          <table:table-cell table:style-name="ce8" office:value-type="float" office:value="-9" calcext:value-type="float">
            <text:p>-9</text:p>
          </table:table-cell>
          <table:table-cell table:style-name="ce2" office:value-type="float" office:value="1908" calcext:value-type="float">
            <text:p>1908</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6" office:value-type="string" calcext:value-type="string">
            <text:p>Aktenmaessige Darstellung der Vorfaelle, welche zu dem Austritt der Mitglieder H. Guenter und Ch. Bode gefuehrt haben, an Hand der Protokolle der Theater-Kommission</text:p>
          </table:table-cell>
          <table:table-cell table:style-name="ce15" office:value-type="string" calcext:value-type="string">
            <text:p>Aktenmaessige Darstellung der Vorfaelle, welche zu dem Austritt der Mitglieder H</text:p>
          </table:table-cell>
          <table:table-cell table:style-name="ce5" office:value-type="string" calcext:value-type="string">
            <text:p>s.n.</text:p>
          </table:table-cell>
          <table:table-cell table:style-name="ce2" office:value-type="float" office:value="15" calcext:value-type="float">
            <text:p>15</text:p>
          </table:table-cell>
          <table:table-cell table:style-name="ce26" office:value-type="float" office:value="1" calcext:value-type="float">
            <text:p>1</text:p>
          </table:table-cell>
          <table:table-cell table:style-name="ce5" office:value-type="string" calcext:value-type="string">
            <text:p>Allemand</text:p>
          </table:table-cell>
          <table:table-cell table:style-name="ce5" office:value-type="string" calcext:value-type="string">
            <text:p>gothique</text:p>
          </table:table-cell>
          <table:table-cell table:style-name="ce30" office:value-type="string" calcext:value-type="string">
            <text:p><text:a xlink:href="https://www.numistral.fr/ark:/12148/bpt6k9109514m" xlink:type="simple">https://www.numistral.fr/ark:/12148/bpt6k9109514m</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09.082</text:p>
          </table:table-cell>
          <table:table-cell table:style-name="ce5" office:value-type="string" calcext:value-type="string">
            <text:p>M.109.082</text:p>
          </table:table-cell>
          <table:table-cell table:style-name="ce30" office:value-type="string" calcext:value-type="string">
            <text:p><text:a xlink:href="http://catalogue.bnf.fr/ark:/12148/cb44932151v" xlink:type="simple">http://catalogue.bnf.fr/ark:/12148/cb44932151v</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38" calcext:value-type="float">
            <text:p>38</text:p>
          </table:table-cell>
          <table:table-cell table:style-name="ce5" office:value-type="string" calcext:value-type="string">
            <text:p>s.n.</text:p>
          </table:table-cell>
          <table:table-cell table:style-name="ce8" office:value-type="float" office:value="1" calcext:value-type="float">
            <text:p>1</text:p>
          </table:table-cell>
          <table:table-cell table:style-name="ce2" office:value-type="float" office:value="1893" calcext:value-type="float">
            <text:p>1893</text:p>
          </table:table-cell>
          <table:table-cell table:style-name="ce2" office:value-type="float" office:value="1890" calcext:value-type="float">
            <text:p>1890</text:p>
          </table:table-cell>
          <table:table-cell table:style-name="ce5" office:value-type="string" calcext:value-type="string">
            <text:p>domaine public</text:p>
          </table:table-cell>
          <table:table-cell table:style-name="ce15" office:value-type="string" calcext:value-type="string">
            <text:p>Michel Strohkopf oder Die fidele Regimentskapelle. Unsinn mit Gesang, Musik und Tanz in einem Aufzug</text:p>
          </table:table-cell>
          <table:table-cell table:style-name="ce15" office:value-type="string" calcext:value-type="string">
            <text:p>Michel Strohkopf oder Die fidele Regimentskapelle</text:p>
          </table:table-cell>
          <table:table-cell table:style-name="ce5" office:value-type="string" calcext:value-type="string">
            <text:p>unsinn</text:p>
          </table:table-cell>
          <table:table-cell table:style-name="ce2" office:value-type="float" office:value="20" calcext:value-type="float">
            <text:p>20</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5989" xlink:type="simple">https://www.numistral.fr/ark:/12148/bpt6k91095989</text:a></text:p>
          </table:table-cell>
          <table:table-cell table:style-name="ce5" office:value-type="string" calcext:value-type="string">
            <text:p>Mühleisen, A..</text:p>
          </table:table-cell>
          <table:table-cell table:number-columns-repeated="5" table:style-name="ce5" office:value-type="string" calcext:value-type="string">
            <text:p>s.n.</text:p>
          </table:table-cell>
          <table:table-cell table:style-name="ce5" office:value-type="string" calcext:value-type="string">
            <text:p>Bibliothèque nationale et universitaire de Strasbourg , M.111.986</text:p>
          </table:table-cell>
          <table:table-cell table:style-name="ce5" office:value-type="string" calcext:value-type="string">
            <text:p>M.111.986</text:p>
          </table:table-cell>
          <table:table-cell table:style-name="ce30" office:value-type="string" calcext:value-type="string">
            <text:p><text:a xlink:href="http://catalogue.bnf.fr/ark:/12148/cb44932168k" xlink:type="simple">http://catalogue.bnf.fr/ark:/12148/cb44932168k</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39" calcext:value-type="float">
            <text:p>39</text:p>
          </table:table-cell>
          <table:table-cell table:style-name="ce5" office:value-type="string" calcext:value-type="string">
            <text:p>Clémens, Paul</text:p>
          </table:table-cell>
          <table:table-cell table:style-name="ce8" office:value-type="float" office:value="1" calcext:value-type="float">
            <text:p>1</text:p>
          </table:table-cell>
          <table:table-cell table:number-columns-repeated="2"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D'r Amerikaner. Elsaessisches Volksstueck in 3 Aufzuege</text:p>
          </table:table-cell>
          <table:table-cell table:style-name="ce15" office:value-type="string" calcext:value-type="string">
            <text:p>D'r Amerikaner</text:p>
          </table:table-cell>
          <table:table-cell table:style-name="ce5" office:value-type="string" calcext:value-type="string">
            <text:p>volksstück</text:p>
          </table:table-cell>
          <table:table-cell table:style-name="ce2" office:value-type="float" office:value="55" calcext:value-type="float">
            <text:p>55</text:p>
          </table:table-cell>
          <table:table-cell table:style-name="ce25" office:value-type="float" office:value="0" calcext:value-type="float">
            <text:p>0</text:p>
          </table:table-cell>
          <table:table-cell table:style-name="ce5" office:value-type="string" calcext:value-type="string">
            <text:p>Allemand</text:p>
          </table:table-cell>
          <table:table-cell table:style-name="ce5" office:value-type="string" calcext:value-type="string">
            <text:p>romain</text:p>
          </table:table-cell>
          <table:table-cell table:style-name="ce30" office:value-type="string" calcext:value-type="string">
            <text:p><text:a xlink:href="https://www.numistral.fr/ark:/12148/bpt6k9109542x" xlink:type="simple">https://www.numistral.fr/ark:/12148/bpt6k9109542x</text:a></text:p>
          </table:table-cell>
          <table:table-cell table:number-columns-repeated="5" table:style-name="ce5" office:value-type="string" calcext:value-type="string">
            <text:p>s.n.</text:p>
          </table:table-cell>
          <table:table-cell table:style-name="ce5" office:value-type="string" calcext:value-type="string">
            <text:p>1928-.....</text:p>
          </table:table-cell>
          <table:table-cell table:style-name="ce5" office:value-type="string" calcext:value-type="string">
            <text:p>Bibliothèque nationale et universitaire de Strasbourg , M.111.368</text:p>
          </table:table-cell>
          <table:table-cell table:style-name="ce5" office:value-type="string" calcext:value-type="string">
            <text:p>M.111.368</text:p>
          </table:table-cell>
          <table:table-cell table:style-name="ce30" office:value-type="string" calcext:value-type="string">
            <text:p><text:a xlink:href="http://catalogue.bnf.fr/ark:/12148/cb449319467" xlink:type="simple">http://catalogue.bnf.fr/ark:/12148/cb449319467</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40" calcext:value-type="float">
            <text:p>40</text:p>
          </table:table-cell>
          <table:table-cell table:style-name="ce5" office:value-type="string" calcext:value-type="string">
            <text:p>Greber, Julius</text:p>
          </table:table-cell>
          <table:table-cell table:style-name="ce8" office:value-type="float" office:value="1" calcext:value-type="float">
            <text:p>1</text:p>
          </table:table-cell>
          <table:table-cell table:style-name="ce2" office:value-type="float" office:value="1906" calcext:value-type="float">
            <text:p>1906</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D'r Döüsigmarkschin. Schwank in einem Aufzug</text:p>
          </table:table-cell>
          <table:table-cell table:style-name="ce15" office:value-type="string" calcext:value-type="string">
            <text:p>D'r Döüsigmarkschin</text:p>
          </table:table-cell>
          <table:table-cell table:style-name="ce5" office:value-type="string" calcext:value-type="string">
            <text:p>schwank</text:p>
          </table:table-cell>
          <table:table-cell table:style-name="ce2" office:value-type="float" office:value="38" calcext:value-type="float">
            <text:p>38</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55j" xlink:type="simple">https://www.numistral.fr/ark:/12148/bpt6k9109555j</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1.501</text:p>
          </table:table-cell>
          <table:table-cell table:style-name="ce5" office:value-type="string" calcext:value-type="string">
            <text:p>M.111.501</text:p>
          </table:table-cell>
          <table:table-cell table:style-name="ce30" office:value-type="string" calcext:value-type="string">
            <text:p><text:a xlink:href="http://catalogue.bnf.fr/ark:/12148/cb44931963t" xlink:type="simple">http://catalogue.bnf.fr/ark:/12148/cb44931963t</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41" calcext:value-type="float">
            <text:p>41</text:p>
          </table:table-cell>
          <table:table-cell table:style-name="ce5" office:value-type="string" calcext:value-type="string">
            <text:p>Meyer, Josef</text:p>
          </table:table-cell>
          <table:table-cell table:style-name="ce8" office:value-type="float" office:value="1" calcext:value-type="float">
            <text:p>1</text:p>
          </table:table-cell>
          <table:table-cell table:style-name="ce2" office:value-type="float" office:value="1908" calcext:value-type="float">
            <text:p>1908</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Gschpàngschter. Elsàssisch Theaterstueck fuer Theater un Vereiner, mit un ohne Damerolle uffiehrbar</text:p>
          </table:table-cell>
          <table:table-cell table:style-name="ce15" office:value-type="string" calcext:value-type="string">
            <text:p>Gschpàngschter</text:p>
          </table:table-cell>
          <table:table-cell table:style-name="ce5" office:value-type="string" calcext:value-type="string">
            <text:p>s.n.</text:p>
          </table:table-cell>
          <table:table-cell table:style-name="ce2" office:value-type="float" office:value="36" calcext:value-type="float">
            <text:p>36</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576q" xlink:type="simple">https://www.numistral.fr/ark:/12148/bpt6k9109576q</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1.754</text:p>
          </table:table-cell>
          <table:table-cell table:style-name="ce5" office:value-type="string" calcext:value-type="string">
            <text:p>M.111.754</text:p>
          </table:table-cell>
          <table:table-cell table:style-name="ce30" office:value-type="string" calcext:value-type="string">
            <text:p><text:a xlink:href="http://catalogue.bnf.fr/ark:/12148/cb449320011" xlink:type="simple">http://catalogue.bnf.fr/ark:/12148/cb449320011</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42" calcext:value-type="float">
            <text:p>42</text:p>
          </table:table-cell>
          <table:table-cell table:style-name="ce5" office:value-type="string" calcext:value-type="string">
            <text:p>Bastian, Ferdinand</text:p>
          </table:table-cell>
          <table:table-cell table:style-name="ce8" office:value-type="float" office:value="1" calcext:value-type="float">
            <text:p>1</text:p>
          </table:table-cell>
          <table:table-cell table:style-name="ce2" office:value-type="float" office:value="1922" calcext:value-type="float">
            <text:p>1922</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number-columns-repeated="2" table:style-name="ce15" office:value-type="string" calcext:value-type="string">
            <text:p>s Dunneraxl, Drama in einem Akt</text:p>
          </table:table-cell>
          <table:table-cell table:style-name="ce5" office:value-type="string" calcext:value-type="string">
            <text:p>drame</text:p>
          </table:table-cell>
          <table:table-cell table:style-name="ce2" office:value-type="float" office:value="24" calcext:value-type="float">
            <text:p>24</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706r" xlink:type="simple">https://www.numistral.fr/ark:/12148/bpt6k9109706r</text:a></text:p>
          </table:table-cell>
          <table:table-cell table:number-columns-repeated="4" table:style-name="ce5" office:value-type="string" calcext:value-type="string">
            <text:p>s.n.</text:p>
          </table:table-cell>
          <table:table-cell table:style-name="ce5" office:value-type="string" calcext:value-type="string">
            <text:p>(Strasbourg)</text:p>
          </table:table-cell>
          <table:table-cell table:style-name="ce5" office:value-type="string" calcext:value-type="string">
            <text:p>s.n.</text:p>
          </table:table-cell>
          <table:table-cell table:style-name="ce5" office:value-type="string" calcext:value-type="string">
            <text:p>Bibliothèque nationale et universitaire de Strasbourg , M.126.373</text:p>
          </table:table-cell>
          <table:table-cell table:style-name="ce5" office:value-type="string" calcext:value-type="string">
            <text:p>M.126.373</text:p>
          </table:table-cell>
          <table:table-cell table:style-name="ce30" office:value-type="string" calcext:value-type="string">
            <text:p><text:a xlink:href="http://catalogue.bnf.fr/ark:/12148/cb449319347" xlink:type="simple">http://catalogue.bnf.fr/ark:/12148/cb449319347</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43" calcext:value-type="float">
            <text:p>43</text:p>
          </table:table-cell>
          <table:table-cell table:style-name="ce5" office:value-type="string" calcext:value-type="string">
            <text:p>Jost, Camille</text:p>
          </table:table-cell>
          <table:table-cell table:style-name="ce8" office:value-type="float" office:value="1" calcext:value-type="float">
            <text:p>1</text:p>
          </table:table-cell>
          <table:table-cell table:style-name="ce2" office:value-type="float" office:value="1924" calcext:value-type="float">
            <text:p>1924</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D'Satisfaction. Farce in zwei Scene</text:p>
          </table:table-cell>
          <table:table-cell table:style-name="ce15" office:value-type="string" calcext:value-type="string">
            <text:p>D'Satisfaction</text:p>
          </table:table-cell>
          <table:table-cell table:style-name="ce5" office:value-type="string" calcext:value-type="string">
            <text:p>farce</text:p>
          </table:table-cell>
          <table:table-cell table:style-name="ce2" office:value-type="float" office:value="23" calcext:value-type="float">
            <text:p>23</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625r" xlink:type="simple">https://www.numistral.fr/ark:/12148/bpt6k9109625r</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22.989</text:p>
          </table:table-cell>
          <table:table-cell table:style-name="ce5" office:value-type="string" calcext:value-type="string">
            <text:p>M.122.989</text:p>
          </table:table-cell>
          <table:table-cell table:style-name="ce30" office:value-type="string" calcext:value-type="string">
            <text:p><text:a xlink:href="http://catalogue.bnf.fr/ark:/12148/cb44931983f" xlink:type="simple">http://catalogue.bnf.fr/ark:/12148/cb44931983f</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44" calcext:value-type="float">
            <text:p>44</text:p>
          </table:table-cell>
          <table:table-cell table:style-name="ce5" office:value-type="string" calcext:value-type="string">
            <text:p>Weick, Georges</text:p>
          </table:table-cell>
          <table:table-cell table:style-name="ce8" office:value-type="float" office:value="-1" calcext:value-type="float">
            <text:p>-1</text:p>
          </table:table-cell>
          <table:table-cell table:style-name="ce2" office:value-type="float" office:value="19" calcext:value-type="float">
            <text:p>19</text:p>
          </table:table-cell>
          <table:table-cell table:style-name="ce2" office:value-type="float" office:value="10" calcext:value-type="float">
            <text:p>10</text:p>
          </table:table-cell>
          <table:table-cell table:style-name="ce5" office:value-type="string" calcext:value-type="string">
            <text:p>domaine public</text:p>
          </table:table-cell>
          <table:table-cell table:style-name="ce15" office:value-type="string" calcext:value-type="string">
            <text:p>Seruja : Ein Weihnachtsspiel / Georges Weick</text:p>
          </table:table-cell>
          <table:table-cell table:style-name="ce15" office:value-type="string" calcext:value-type="string">
            <text:p>Seruja</text:p>
          </table:table-cell>
          <table:table-cell table:style-name="ce5" office:value-type="string" calcext:value-type="string">
            <text:p>s.n.</text:p>
          </table:table-cell>
          <table:table-cell table:style-name="ce2" office:value-type="float" office:value="8" calcext:value-type="float">
            <text:p>8</text:p>
          </table:table-cell>
          <table:table-cell table:style-name="ce26" office:value-type="float" office:value="1" calcext:value-type="float">
            <text:p>1</text:p>
          </table:table-cell>
          <table:table-cell table:style-name="ce6" office:value-type="string" calcext:value-type="string">
            <office:annotation draw:style-name="gr2" draw:text-style-name="P2" svg:width="257.19pt" svg:height="33.76pt" svg:x="1018.35pt" svg:y="581.24pt" draw:caption-point-x="-11.54pt" draw:caption-point-y="-19.98pt">
              <dc:date>2020-06-17T00:00:00</dc:date>
              <text:p text:style-name="P1">c'est allemand</text:p>
              <text:p text:style-name="P1"><text:tab/>-Pablo Ruiz</text:p>
            </office:annotation>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7327" xlink:type="simple">https://www.numistral.fr/ark:/12148/bpt6k91097327</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28.093</text:p>
          </table:table-cell>
          <table:table-cell table:style-name="ce5" office:value-type="string" calcext:value-type="string">
            <text:p>M.128.093</text:p>
          </table:table-cell>
          <table:table-cell table:style-name="ce30" office:value-type="string" calcext:value-type="string">
            <text:p><text:a xlink:href="http://catalogue.bnf.fr/ark:/12148/cb44932112z" xlink:type="simple">http://catalogue.bnf.fr/ark:/12148/cb44932112z</text:a></text:p>
          </table:table-cell>
          <table:table-cell table:style-name="ce32" office:value-type="date" office:date-value="2019-09-10" calcext:value-type="date">
            <text:p>09/10/2019</text:p>
          </table:table-cell>
          <table:table-cell table:style-name="ce36" table:number-columns-repeated="20"/>
          <table:table-cell table:number-columns-repeated="980"/>
        </table:table-row>
        <table:table-row table:style-name="ro1">
          <table:table-cell table:style-name="ce2" office:value-type="float" office:value="45" calcext:value-type="float">
            <text:p>45</text:p>
          </table:table-cell>
          <table:table-cell table:style-name="ce5" office:value-type="string" calcext:value-type="string">
            <text:p>Bastian, Ferdinand</text:p>
          </table:table-cell>
          <table:table-cell table:style-name="ce8" office:value-type="float" office:value="1" calcext:value-type="float">
            <text:p>1</text:p>
          </table:table-cell>
          <table:table-cell table:style-name="ce2" office:value-type="float" office:value="1907" calcext:value-type="float">
            <text:p>1907</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Im Wald : Volksstück in zwei Aufzügen ; 'S Dunneraxt : Drama in einem Akt / Ferd. Bastian</text:p>
          </table:table-cell>
          <table:table-cell table:style-name="ce15" office:value-type="string" calcext:value-type="string">
            <text:p>Im Wald</text:p>
          </table:table-cell>
          <table:table-cell table:style-name="ce5" office:value-type="string" calcext:value-type="string">
            <text:p>drame</text:p>
          </table:table-cell>
          <table:table-cell table:style-name="ce2" office:value-type="float" office:value="88" calcext:value-type="float">
            <text:p>88</text:p>
          </table:table-cell>
          <table:table-cell table:style-name="ce25" office:value-type="float" office:value="0" calcext:value-type="float">
            <text:p>0</text:p>
          </table:table-cell>
          <table:table-cell table:style-name="ce5" office:value-type="string" calcext:value-type="string">
            <text:p>Allemand</text:p>
          </table:table-cell>
          <table:table-cell table:style-name="ce5" office:value-type="string" calcext:value-type="string">
            <text:p>gothique</text:p>
          </table:table-cell>
          <table:table-cell table:style-name="ce30" office:value-type="string" calcext:value-type="string">
            <text:p><text:a xlink:href="https://www.numistral.fr/ark:/12148/bpt6k91095366" xlink:type="simple">https://www.numistral.fr/ark:/12148/bpt6k91095366</text:a></text:p>
          </table:table-cell>
          <table:table-cell table:number-columns-repeated="4" table:style-name="ce5" office:value-type="string" calcext:value-type="string">
            <text:p>s.n.</text:p>
          </table:table-cell>
          <table:table-cell table:style-name="ce5" office:value-type="string" calcext:value-type="string">
            <text:p>(Strassburg)</text:p>
          </table:table-cell>
          <table:table-cell table:style-name="ce5" office:value-type="string" calcext:value-type="string">
            <text:p>1868-1944.</text:p>
          </table:table-cell>
          <table:table-cell table:style-name="ce5" office:value-type="string" calcext:value-type="string">
            <text:p>Bibliothèque nationale et universitaire de Strasbourg , M.111.271</text:p>
          </table:table-cell>
          <table:table-cell table:style-name="ce5" office:value-type="string" calcext:value-type="string">
            <text:p>M.111.271</text:p>
          </table:table-cell>
          <table:table-cell table:style-name="ce30" office:value-type="string" calcext:value-type="string">
            <text:p><text:a xlink:href="http://catalogue.bnf.fr/ark:/12148/cb44931929n" xlink:type="simple">http://catalogue.bnf.fr/ark:/12148/cb44931929n</text:a></text:p>
          </table:table-cell>
          <table:table-cell table:style-name="ce32" office:value-type="date" office:date-value="2019-09-10" calcext:value-type="date">
            <text:p>09/10/2019</text:p>
          </table:table-cell>
          <table:table-cell table:style-name="ce36" table:number-columns-repeated="20"/>
          <table:table-cell table:number-columns-repeated="980"/>
        </table:table-row>
        <table:table-row table:style-name="ro1">
          <table:table-cell table:style-name="ce2" office:value-type="float" office:value="46" calcext:value-type="float">
            <text:p>46</text:p>
          </table:table-cell>
          <table:table-cell table:style-name="ce5" office:value-type="string" calcext:value-type="string">
            <text:p>Lasch, Gustav</text:p>
          </table:table-cell>
          <table:table-cell table:style-name="ce8" office:value-type="float" office:value="1" calcext:value-type="float">
            <text:p>1</text:p>
          </table:table-cell>
          <table:table-cell table:style-name="ce2" office:value-type="float" office:value="1912" calcext:value-type="float">
            <text:p>1912</text:p>
          </table:table-cell>
          <table:table-cell table:style-name="ce2" office:value-type="float" office:value="1910" calcext:value-type="float">
            <text:p>1910</text:p>
          </table:table-cell>
          <table:table-cell table:style-name="ce5" office:value-type="string" calcext:value-type="string">
            <text:p>domaine public</text:p>
          </table:table-cell>
          <table:table-cell table:style-name="ce15" office:value-type="string" calcext:value-type="string">
            <text:p>D'r letz Unkel. Volksstueck</text:p>
          </table:table-cell>
          <table:table-cell table:style-name="ce15" office:value-type="string" calcext:value-type="string">
            <text:p>D'r letz Unkel</text:p>
          </table:table-cell>
          <table:table-cell table:style-name="ce5" office:value-type="string" calcext:value-type="string">
            <text:p>volksstück</text:p>
          </table:table-cell>
          <table:table-cell table:style-name="ce2" office:value-type="float" office:value="8" calcext:value-type="float">
            <text:p>8</text:p>
          </table:table-cell>
          <table:table-cell table:style-name="ce25" office:value-type="float" office:value="0" calcext:value-type="float">
            <text:p>0</text:p>
          </table:table-cell>
          <table:table-cell table:style-name="ce5" office:value-type="string" calcext:value-type="string">
            <text:p>Allemand</text:p>
          </table:table-cell>
          <table:table-cell table:style-name="ce5" office:value-type="string" calcext:value-type="string">
            <text:p>gothique</text:p>
          </table:table-cell>
          <table:table-cell table:style-name="ce30" office:value-type="string" calcext:value-type="string">
            <text:p><text:a xlink:href="https://www.numistral.fr/ark:/12148/bpt6k9109573g" xlink:type="simple">https://www.numistral.fr/ark:/12148/bpt6k9109573g</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1.620</text:p>
          </table:table-cell>
          <table:table-cell table:style-name="ce5" office:value-type="string" calcext:value-type="string">
            <text:p>M.111.620</text:p>
          </table:table-cell>
          <table:table-cell table:style-name="ce30" office:value-type="string" calcext:value-type="string">
            <text:p><text:a xlink:href="http://catalogue.bnf.fr/ark:/12148/cb44932000p" xlink:type="simple">http://catalogue.bnf.fr/ark:/12148/cb44932000p</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47" calcext:value-type="float">
            <text:p>47</text:p>
          </table:table-cell>
          <table:table-cell table:style-name="ce5" office:value-type="string" calcext:value-type="string">
            <text:p>Stoskopf, Gustave</text:p>
          </table:table-cell>
          <table:table-cell table:style-name="ce8" office:value-type="float" office:value="1" calcext:value-type="float">
            <text:p>1</text:p>
          </table:table-cell>
          <table:table-cell table:style-name="ce2" office:value-type="float" office:value="1902" calcext:value-type="float">
            <text:p>1902</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D'r Prophet. Drama in 5 Aufzuegen</text:p>
          </table:table-cell>
          <table:table-cell table:style-name="ce15" office:value-type="string" calcext:value-type="string">
            <text:p>D'r Prophet</text:p>
          </table:table-cell>
          <table:table-cell table:style-name="ce5" office:value-type="string" calcext:value-type="string">
            <text:p>drame</text:p>
          </table:table-cell>
          <table:table-cell table:style-name="ce2" office:value-type="float" office:value="169" calcext:value-type="float">
            <text:p>169</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594n" xlink:type="simple">https://www.numistral.fr/ark:/12148/bpt6k9109594n</text:a></text:p>
          </table:table-cell>
          <table:table-cell table:number-columns-repeated="5" table:style-name="ce5" office:value-type="string" calcext:value-type="string">
            <text:p>s.n.</text:p>
          </table:table-cell>
          <table:table-cell table:style-name="ce5" office:value-type="string" calcext:value-type="string">
            <text:p>1869-1944.</text:p>
          </table:table-cell>
          <table:table-cell table:style-name="ce5" office:value-type="string" calcext:value-type="string">
            <text:p>Bibliothèque nationale et universitaire de Strasbourg , M.111.968</text:p>
          </table:table-cell>
          <table:table-cell table:style-name="ce5" office:value-type="string" calcext:value-type="string">
            <text:p>M.111.968</text:p>
          </table:table-cell>
          <table:table-cell table:style-name="ce30" office:value-type="string" calcext:value-type="string">
            <text:p><text:a xlink:href="http://catalogue.bnf.fr/ark:/12148/cb44932163v" xlink:type="simple">http://catalogue.bnf.fr/ark:/12148/cb44932163v</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48" calcext:value-type="float">
            <text:p>48</text:p>
          </table:table-cell>
          <table:table-cell table:style-name="ce5" office:value-type="string" calcext:value-type="string">
            <text:p>Schmidlin, Auguste</text:p>
          </table:table-cell>
          <table:table-cell table:style-name="ce8" office:value-type="float" office:value="-9" calcext:value-type="float">
            <text:p>-9</text:p>
          </table:table-cell>
          <table:table-cell table:style-name="ce2" office:value-type="float" office:value="1926" calcext:value-type="float">
            <text:p>1926</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Bethanien, biblisches Schauspiel in fünf Akten...</text:p>
          </table:table-cell>
          <table:table-cell table:style-name="ce15" office:value-type="string" calcext:value-type="string">
            <text:p>Bethanien, biblisches Schauspiel in fünf Akten</text:p>
          </table:table-cell>
          <table:table-cell table:style-name="ce5" office:value-type="string" calcext:value-type="string">
            <text:p>biblisches</text:p>
          </table:table-cell>
          <table:table-cell table:style-name="ce2" office:value-type="float" office:value="90" calcext:value-type="float">
            <text:p>90</text:p>
          </table:table-cell>
          <table:table-cell table:style-name="ce25" office:value-type="float" office:value="0" calcext:value-type="float">
            <text:p>0</text:p>
          </table:table-cell>
          <table:table-cell table:style-name="ce5" office:value-type="string" calcext:value-type="string">
            <text:p>Allemand</text:p>
          </table:table-cell>
          <table:table-cell table:style-name="ce5" office:value-type="string" calcext:value-type="string">
            <text:p>romain</text:p>
          </table:table-cell>
          <table:table-cell table:style-name="ce30" office:value-type="string" calcext:value-type="string">
            <text:p><text:a xlink:href="https://www.numistral.fr/ark:/12148/bpt6k9109510z" xlink:type="simple">https://www.numistral.fr/ark:/12148/bpt6k9109510z</text:a></text:p>
          </table:table-cell>
          <table:table-cell table:number-columns-repeated="4" table:style-name="ce5" office:value-type="string" calcext:value-type="string">
            <text:p>s.n.</text:p>
          </table:table-cell>
          <table:table-cell table:style-name="ce5" office:value-type="string" calcext:value-type="string">
            <text:p>(Mülhausen i. Els)</text:p>
          </table:table-cell>
          <table:table-cell table:style-name="ce5" office:value-type="string" calcext:value-type="string">
            <text:p>s.n.</text:p>
          </table:table-cell>
          <table:table-cell table:style-name="ce5" office:value-type="string" calcext:value-type="string">
            <text:p>Bibliothèque nationale et universitaire de Strasbourg , CD.173.563</text:p>
          </table:table-cell>
          <table:table-cell table:style-name="ce5" office:value-type="string" calcext:value-type="string">
            <text:p>CD.173.563</text:p>
          </table:table-cell>
          <table:table-cell table:style-name="ce30" office:value-type="string" calcext:value-type="string">
            <text:p><text:a xlink:href="http://catalogue.bnf.fr/ark:/12148/cb44932180f" xlink:type="simple">http://catalogue.bnf.fr/ark:/12148/cb44932180f</text:a></text:p>
          </table:table-cell>
          <table:table-cell table:style-name="ce32" office:value-type="date" office:date-value="2019-09-10" calcext:value-type="date">
            <text:p>09/10/2019</text:p>
          </table:table-cell>
          <table:table-cell table:style-name="ce36" table:number-columns-repeated="20"/>
          <table:table-cell table:number-columns-repeated="980"/>
        </table:table-row>
        <table:table-row table:style-name="ro1">
          <table:table-cell table:style-name="ce2" office:value-type="float" office:value="49" calcext:value-type="float">
            <text:p>49</text:p>
          </table:table-cell>
          <table:table-cell table:style-name="ce5" office:value-type="string" calcext:value-type="string">
            <text:p>s.n.</text:p>
          </table:table-cell>
          <table:table-cell table:style-name="ce9" office:value-type="float" office:value="-9" calcext:value-type="float">
            <text:p>-9</text:p>
          </table:table-cell>
          <table:table-cell table:number-columns-repeated="2" table:style-name="ce5" office:value-type="string" calcext:value-type="string">
            <text:p>1873-1874</text:p>
          </table:table-cell>
          <table:table-cell table:style-name="ce5" office:value-type="string" calcext:value-type="string">
            <text:p>domaine public</text:p>
          </table:table-cell>
          <table:table-cell table:style-name="ce16" office:value-type="string" calcext:value-type="string">
            <office:annotation draw:style-name="gr3" draw:text-style-name="P2" svg:width="281.68pt" svg:height="33.73pt" svg:x="672.35pt" svg:y="645pt" draw:caption-point-x="-11.54pt" draw:caption-point-y="-19.98pt">
              <dc:date>2020-06-17T00:00:00</dc:date>
              <text:p text:style-name="P1">n'a pas l'air d'être du théâtre</text:p>
              <text:p text:style-name="P1"><text:tab/>-Pablo Ruiz</text:p>
            </office:annotation>
            <text:p>Der Zwischenact : Strassburger Theaterzettel und Theaternachrichten. I, 31. Aug. 1873 - 30. Apr. 1874</text:p>
          </table:table-cell>
          <table:table-cell table:style-name="ce15" office:value-type="string" calcext:value-type="string">
            <text:p>Der Zwischenact</text:p>
          </table:table-cell>
          <table:table-cell table:style-name="ce5" office:value-type="string" calcext:value-type="string">
            <text:p>s.n.</text:p>
          </table:table-cell>
          <table:table-cell table:style-name="ce13" office:value-type="float" office:value="652" calcext:value-type="float">
            <text:p>652</text:p>
          </table:table-cell>
          <table:table-cell table:style-name="ce26" office:value-type="float" office:value="1" calcext:value-type="float">
            <text:p>1</text:p>
          </table:table-cell>
          <table:table-cell table:style-name="ce5" office:value-type="string" calcext:value-type="string">
            <text:p>Allemand</text:p>
          </table:table-cell>
          <table:table-cell table:style-name="ce5" office:value-type="string" calcext:value-type="string">
            <text:p>romain</text:p>
          </table:table-cell>
          <table:table-cell table:style-name="ce30" office:value-type="string" calcext:value-type="string">
            <text:p><text:a xlink:href="https://www.numistral.fr/ark:/12148/bpt6k9109738q" xlink:type="simple">https://www.numistral.fr/ark:/12148/bpt6k9109738q</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3.420</text:p>
          </table:table-cell>
          <table:table-cell table:style-name="ce5" office:value-type="string" calcext:value-type="string">
            <text:p>M.13.420</text:p>
          </table:table-cell>
          <table:table-cell table:style-name="ce30" office:value-type="string" calcext:value-type="string">
            <text:p><text:a xlink:href="http://catalogue.bnf.fr/ark:/12148/cb449320987" xlink:type="simple">http://catalogue.bnf.fr/ark:/12148/cb449320987</text:a></text:p>
          </table:table-cell>
          <table:table-cell table:style-name="ce32" office:value-type="date" office:date-value="2019-09-10" calcext:value-type="date">
            <text:p>09/10/2019</text:p>
          </table:table-cell>
          <table:table-cell table:style-name="ce36" table:number-columns-repeated="20"/>
          <table:table-cell table:number-columns-repeated="980"/>
        </table:table-row>
        <table:table-row table:style-name="ro1">
          <table:table-cell table:style-name="ce2" office:value-type="float" office:value="50" calcext:value-type="float">
            <text:p>50</text:p>
          </table:table-cell>
          <table:table-cell table:style-name="ce5" office:value-type="string" calcext:value-type="string">
            <text:p>Clémens, Paul</text:p>
          </table:table-cell>
          <table:table-cell table:style-name="ce8" office:value-type="float" office:value="1" calcext:value-type="float">
            <text:p>1</text:p>
          </table:table-cell>
          <table:table-cell table:number-columns-repeated="2"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D'Brueder. Volksstueck in 5 Bilder uess dr Zitt vun 1914 bis 1918</text:p>
          </table:table-cell>
          <table:table-cell table:style-name="ce15" office:value-type="string" calcext:value-type="string">
            <text:p>D'Brueder</text:p>
          </table:table-cell>
          <table:table-cell table:style-name="ce5" office:value-type="string" calcext:value-type="string">
            <text:p>volksstück</text:p>
          </table:table-cell>
          <table:table-cell table:style-name="ce2" office:value-type="float" office:value="64" calcext:value-type="float">
            <text:p>64</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541h" xlink:type="simple">https://www.numistral.fr/ark:/12148/bpt6k9109541h</text:a></text:p>
          </table:table-cell>
          <table:table-cell table:number-columns-repeated="5" table:style-name="ce5" office:value-type="string" calcext:value-type="string">
            <text:p>s.n.</text:p>
          </table:table-cell>
          <table:table-cell table:style-name="ce5" office:value-type="string" calcext:value-type="string">
            <text:p>1928-.....</text:p>
          </table:table-cell>
          <table:table-cell table:style-name="ce5" office:value-type="string" calcext:value-type="string">
            <text:p>Bibliothèque nationale et universitaire de Strasbourg , M.111.367</text:p>
          </table:table-cell>
          <table:table-cell table:style-name="ce5" office:value-type="string" calcext:value-type="string">
            <text:p>M.111.367</text:p>
          </table:table-cell>
          <table:table-cell table:style-name="ce30" office:value-type="string" calcext:value-type="string">
            <text:p><text:a xlink:href="http://catalogue.bnf.fr/ark:/12148/cb449319498" xlink:type="simple">http://catalogue.bnf.fr/ark:/12148/cb449319498</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51" calcext:value-type="float">
            <text:p>51</text:p>
          </table:table-cell>
          <table:table-cell table:style-name="ce5" office:value-type="string" calcext:value-type="string">
            <text:p>Riff, Jean</text:p>
          </table:table-cell>
          <table:table-cell table:style-name="ce8" office:value-type="float" office:value="1" calcext:value-type="float">
            <text:p>1</text:p>
          </table:table-cell>
          <table:table-cell table:style-name="ce2" office:value-type="float" office:value="1904" calcext:value-type="float">
            <text:p>1904</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D'r Parisler. Elsaessisches Volksstueck mit Gesang und Tanz in einem Aufzug</text:p>
          </table:table-cell>
          <table:table-cell table:style-name="ce15" office:value-type="string" calcext:value-type="string">
            <text:p>D'r Parisler</text:p>
          </table:table-cell>
          <table:table-cell table:style-name="ce5" office:value-type="string" calcext:value-type="string">
            <text:p>volksstück</text:p>
          </table:table-cell>
          <table:table-cell table:style-name="ce2" office:value-type="float" office:value="45" calcext:value-type="float">
            <text:p>45</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83v" xlink:type="simple">https://www.numistral.fr/ark:/12148/bpt6k9109583v</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1.860</text:p>
          </table:table-cell>
          <table:table-cell table:style-name="ce5" office:value-type="string" calcext:value-type="string">
            <text:p>M.111.860</text:p>
          </table:table-cell>
          <table:table-cell table:style-name="ce30" office:value-type="string" calcext:value-type="string">
            <text:p><text:a xlink:href="http://catalogue.bnf.fr/ark:/12148/cb44932011b" xlink:type="simple">http://catalogue.bnf.fr/ark:/12148/cb44932011b</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52" calcext:value-type="float">
            <text:p>52</text:p>
          </table:table-cell>
          <table:table-cell table:style-name="ce5" office:value-type="string" calcext:value-type="string">
            <text:p>Kettner, Charles Frédéric</text:p>
          </table:table-cell>
          <table:table-cell table:style-name="ce8" office:value-type="float" office:value="1" calcext:value-type="float">
            <text:p>1</text:p>
          </table:table-cell>
          <table:table-cell table:style-name="ce2" office:value-type="float" office:value="1881" calcext:value-type="float">
            <text:p>1881</text:p>
          </table:table-cell>
          <table:table-cell table:style-name="ce2" office:value-type="float" office:value="1880" calcext:value-type="float">
            <text:p>1880</text:p>
          </table:table-cell>
          <table:table-cell table:style-name="ce5" office:value-type="string" calcext:value-type="string">
            <text:p>domaine public</text:p>
          </table:table-cell>
          <table:table-cell table:style-name="ce15" office:value-type="string" calcext:value-type="string">
            <text:p>E Reis'in's Hochgebirj. Schwank in einem Akt / Ch. F. Kettner</text:p>
          </table:table-cell>
          <table:table-cell table:style-name="ce15" office:value-type="string" calcext:value-type="string">
            <text:p>E Reis'in's Hochgebirj</text:p>
          </table:table-cell>
          <table:table-cell table:style-name="ce5" office:value-type="string" calcext:value-type="string">
            <text:p>schwank</text:p>
          </table:table-cell>
          <table:table-cell table:style-name="ce2" office:value-type="float" office:value="20" calcext:value-type="float">
            <text:p>20</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722" xlink:type="simple">https://www.numistral.fr/ark:/12148/bpt6k91095722</text:a></text:p>
          </table:table-cell>
          <table:table-cell table:number-columns-repeated="5" table:style-name="ce5" office:value-type="string" calcext:value-type="string">
            <text:p>s.n.</text:p>
          </table:table-cell>
          <table:table-cell table:style-name="ce5" office:value-type="string" calcext:value-type="string">
            <text:p>1844-1899.</text:p>
          </table:table-cell>
          <table:table-cell table:style-name="ce5" office:value-type="string" calcext:value-type="string">
            <text:p>Bibliothèque nationale et universitaire de Strasbourg , M.111.585</text:p>
          </table:table-cell>
          <table:table-cell table:style-name="ce5" office:value-type="string" calcext:value-type="string">
            <text:p>M.111.585</text:p>
          </table:table-cell>
          <table:table-cell table:style-name="ce30" office:value-type="string" calcext:value-type="string">
            <text:p><text:a xlink:href="http://catalogue.bnf.fr/ark:/12148/cb449321766" xlink:type="simple">http://catalogue.bnf.fr/ark:/12148/cb449321766</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53" calcext:value-type="float">
            <text:p>53</text:p>
          </table:table-cell>
          <table:table-cell table:style-name="ce5" office:value-type="string" calcext:value-type="string">
            <text:p>Clémens, Paul</text:p>
          </table:table-cell>
          <table:table-cell table:style-name="ce8" office:value-type="float" office:value="1" calcext:value-type="float">
            <text:p>1</text:p>
          </table:table-cell>
          <table:table-cell table:number-columns-repeated="2"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A lätzi Visit. Elsaessisch's Luschtspiel in 1 Akt</text:p>
          </table:table-cell>
          <table:table-cell table:style-name="ce15" office:value-type="string" calcext:value-type="string">
            <text:p>A lätzi Visit</text:p>
          </table:table-cell>
          <table:table-cell table:style-name="ce5" office:value-type="string" calcext:value-type="string">
            <text:p>lustspiel</text:p>
          </table:table-cell>
          <table:table-cell table:style-name="ce2" office:value-type="float" office:value="27" calcext:value-type="float">
            <text:p>27</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5381" xlink:type="simple">https://www.numistral.fr/ark:/12148/bpt6k91095381</text:a></text:p>
          </table:table-cell>
          <table:table-cell table:number-columns-repeated="5" table:style-name="ce5" office:value-type="string" calcext:value-type="string">
            <text:p>s.n.</text:p>
          </table:table-cell>
          <table:table-cell table:style-name="ce5" office:value-type="string" calcext:value-type="string">
            <text:p>1928-.....</text:p>
          </table:table-cell>
          <table:table-cell table:style-name="ce5" office:value-type="string" calcext:value-type="string">
            <text:p>Bibliothèque nationale et universitaire de Strasbourg , M.111.364</text:p>
          </table:table-cell>
          <table:table-cell table:style-name="ce5" office:value-type="string" calcext:value-type="string">
            <text:p>M.111.364</text:p>
          </table:table-cell>
          <table:table-cell table:style-name="ce30" office:value-type="string" calcext:value-type="string">
            <text:p><text:a xlink:href="http://catalogue.bnf.fr/ark:/12148/cb44931954v" xlink:type="simple">http://catalogue.bnf.fr/ark:/12148/cb44931954v</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54" calcext:value-type="float">
            <text:p>54</text:p>
          </table:table-cell>
          <table:table-cell table:style-name="ce5" office:value-type="string" calcext:value-type="string">
            <text:p>Greber, Julius</text:p>
          </table:table-cell>
          <table:table-cell table:style-name="ce8" office:value-type="float" office:value="1" calcext:value-type="float">
            <text:p>1</text:p>
          </table:table-cell>
          <table:table-cell table:style-name="ce2" office:value-type="float" office:value="1904" calcext:value-type="float">
            <text:p>1904</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S' sechscht Gebott. Bauerntragœdie in vier Aufzuegen</text:p>
          </table:table-cell>
          <table:table-cell table:style-name="ce15" office:value-type="string" calcext:value-type="string">
            <text:p>S' sechscht Gebott</text:p>
          </table:table-cell>
          <table:table-cell table:style-name="ce5" office:value-type="string" calcext:value-type="string">
            <text:p>tragédie</text:p>
          </table:table-cell>
          <table:table-cell table:style-name="ce2" office:value-type="float" office:value="69" calcext:value-type="float">
            <text:p>69</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62p" xlink:type="simple">https://www.numistral.fr/ark:/12148/bpt6k9109562p</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1.515</text:p>
          </table:table-cell>
          <table:table-cell table:style-name="ce5" office:value-type="string" calcext:value-type="string">
            <text:p>M.111.515</text:p>
          </table:table-cell>
          <table:table-cell table:style-name="ce30" office:value-type="string" calcext:value-type="string">
            <text:p><text:a xlink:href="http://catalogue.bnf.fr/ark:/12148/cb44931972s" xlink:type="simple">http://catalogue.bnf.fr/ark:/12148/cb44931972s</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55" calcext:value-type="float">
            <text:p>55</text:p>
          </table:table-cell>
          <table:table-cell table:style-name="ce5" office:value-type="string" calcext:value-type="string">
            <text:p>Jost, Camille</text:p>
          </table:table-cell>
          <table:table-cell table:style-name="ce8" office:value-type="float" office:value="1" calcext:value-type="float">
            <text:p>1</text:p>
          </table:table-cell>
          <table:table-cell table:style-name="ce2" office:value-type="float" office:value="1928" calcext:value-type="float">
            <text:p>1928</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E Dienschtbott wurd g'suecht : E Schnirichel in 1 Akt vum Camille Jost</text:p>
          </table:table-cell>
          <table:table-cell table:style-name="ce15" office:value-type="string" calcext:value-type="string">
            <text:p>E Dienschtbott wurd g'suecht</text:p>
          </table:table-cell>
          <table:table-cell table:style-name="ce5" office:value-type="string" calcext:value-type="string">
            <text:p>schnirichel</text:p>
          </table:table-cell>
          <table:table-cell table:style-name="ce2" office:value-type="float" office:value="16" calcext:value-type="float">
            <text:p>16</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6851" xlink:type="simple">https://www.numistral.fr/ark:/12148/bpt6k91096851</text:a></text:p>
          </table:table-cell>
          <table:table-cell table:number-columns-repeated="4" table:style-name="ce5" office:value-type="string" calcext:value-type="string">
            <text:p>s.n.</text:p>
          </table:table-cell>
          <table:table-cell table:style-name="ce5" office:value-type="string" calcext:value-type="string">
            <text:p>(Strasbourg)</text:p>
          </table:table-cell>
          <table:table-cell table:style-name="ce5" office:value-type="string" calcext:value-type="string">
            <text:p>s.n.</text:p>
          </table:table-cell>
          <table:table-cell table:style-name="ce5" office:value-type="string" calcext:value-type="string">
            <text:p>Bibliothèque nationale et universitaire de Strasbourg , M.125.766</text:p>
          </table:table-cell>
          <table:table-cell table:style-name="ce5" office:value-type="string" calcext:value-type="string">
            <text:p>M.125.766</text:p>
          </table:table-cell>
          <table:table-cell table:style-name="ce30" office:value-type="string" calcext:value-type="string">
            <text:p><text:a xlink:href="http://catalogue.bnf.fr/ark:/12148/cb44931980d" xlink:type="simple">http://catalogue.bnf.fr/ark:/12148/cb44931980d</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56" calcext:value-type="float">
            <text:p>56</text:p>
          </table:table-cell>
          <table:table-cell table:style-name="ce5" office:value-type="string" calcext:value-type="string">
            <text:p>Clémens, Paul</text:p>
          </table:table-cell>
          <table:table-cell table:style-name="ce8" office:value-type="float" office:value="1" calcext:value-type="float">
            <text:p>1</text:p>
          </table:table-cell>
          <table:table-cell table:style-name="ce2" office:value-type="float" office:value="1925" calcext:value-type="float">
            <text:p>1925</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Professeur Dackeloriüs mit sinn künstliche Mensch "Coco" : E komischi Scène für 2 Persone von Paul Clemens</text:p>
          </table:table-cell>
          <table:table-cell table:style-name="ce15" office:value-type="string" calcext:value-type="string">
            <text:p>Professeur Dackeloriüs mit sinn künstliche Mensch "Coco" </text:p>
          </table:table-cell>
          <table:table-cell table:style-name="ce5" office:value-type="string" calcext:value-type="string">
            <text:p>comédie</text:p>
          </table:table-cell>
          <table:table-cell table:style-name="ce2" office:value-type="float" office:value="4" calcext:value-type="float">
            <text:p>4</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654g" xlink:type="simple">https://www.numistral.fr/ark:/12148/bpt6k9109654g</text:a></text:p>
          </table:table-cell>
          <table:table-cell table:number-columns-repeated="4" table:style-name="ce5" office:value-type="string" calcext:value-type="string">
            <text:p>s.n.</text:p>
          </table:table-cell>
          <table:table-cell table:style-name="ce5" office:value-type="string" calcext:value-type="string">
            <text:p>(Rouffach)</text:p>
          </table:table-cell>
          <table:table-cell table:style-name="ce5" office:value-type="string" calcext:value-type="string">
            <text:p>1928-.....</text:p>
          </table:table-cell>
          <table:table-cell table:style-name="ce5" office:value-type="string" calcext:value-type="string">
            <text:p>Bibliothèque nationale et universitaire de Strasbourg , M.123.507</text:p>
          </table:table-cell>
          <table:table-cell table:style-name="ce5" office:value-type="string" calcext:value-type="string">
            <text:p>M.123.507</text:p>
          </table:table-cell>
          <table:table-cell table:style-name="ce30" office:value-type="string" calcext:value-type="string">
            <text:p><text:a xlink:href="http://catalogue.bnf.fr/ark:/12148/cb449320580" xlink:type="simple">http://catalogue.bnf.fr/ark:/12148/cb449320580</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57" calcext:value-type="float">
            <text:p>57</text:p>
          </table:table-cell>
          <table:table-cell table:style-name="ce5" office:value-type="string" calcext:value-type="string">
            <text:p>Riff, Jean</text:p>
          </table:table-cell>
          <table:table-cell table:style-name="ce8" office:value-type="float" office:value="1" calcext:value-type="float">
            <text:p>1</text:p>
          </table:table-cell>
          <table:table-cell table:style-name="ce2" office:value-type="float" office:value="1905" calcext:value-type="float">
            <text:p>1905</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Buewestreich. Lustspiel in eim Uffzug</text:p>
          </table:table-cell>
          <table:table-cell table:style-name="ce15" office:value-type="string" calcext:value-type="string">
            <text:p>Buewestreich</text:p>
          </table:table-cell>
          <table:table-cell table:style-name="ce5" office:value-type="string" calcext:value-type="string">
            <text:p>lustspiel</text:p>
          </table:table-cell>
          <table:table-cell table:style-name="ce2" office:value-type="float" office:value="42" calcext:value-type="float">
            <text:p>42</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79z" xlink:type="simple">https://www.numistral.fr/ark:/12148/bpt6k9109579z</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1.852</text:p>
          </table:table-cell>
          <table:table-cell table:style-name="ce5" office:value-type="string" calcext:value-type="string">
            <text:p>M.111.852</text:p>
          </table:table-cell>
          <table:table-cell table:style-name="ce30" office:value-type="string" calcext:value-type="string">
            <text:p><text:a xlink:href="http://catalogue.bnf.fr/ark:/12148/cb44932005d" xlink:type="simple">http://catalogue.bnf.fr/ark:/12148/cb44932005d</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58" calcext:value-type="float">
            <text:p>58</text:p>
          </table:table-cell>
          <table:table-cell table:style-name="ce5" office:value-type="string" calcext:value-type="string">
            <text:p>Greber, Julius</text:p>
          </table:table-cell>
          <table:table-cell table:style-name="ce8" office:value-type="float" office:value="1" calcext:value-type="float">
            <text:p>1</text:p>
          </table:table-cell>
          <table:table-cell table:style-name="ce2" office:value-type="float" office:value="1913" calcext:value-type="float">
            <text:p>1913</text:p>
          </table:table-cell>
          <table:table-cell table:style-name="ce2" office:value-type="float" office:value="1910" calcext:value-type="float">
            <text:p>1910</text:p>
          </table:table-cell>
          <table:table-cell table:style-name="ce5" office:value-type="string" calcext:value-type="string">
            <text:p>domaine public</text:p>
          </table:table-cell>
          <table:table-cell table:style-name="ce15" office:value-type="string" calcext:value-type="string">
            <text:p>Verzwickti Hochzitts-Affaere. Elsaessischer Schwank in einem Aufzug (frei nach Labiche)</text:p>
          </table:table-cell>
          <table:table-cell table:style-name="ce15" office:value-type="string" calcext:value-type="string">
            <text:p>Verzwickti Hochzitts-Affaere</text:p>
          </table:table-cell>
          <table:table-cell table:style-name="ce5" office:value-type="string" calcext:value-type="string">
            <text:p>schwank</text:p>
          </table:table-cell>
          <table:table-cell table:style-name="ce2" office:value-type="float" office:value="47" calcext:value-type="float">
            <text:p>47</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64h" xlink:type="simple">https://www.numistral.fr/ark:/12148/bpt6k9109564h</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1.517</text:p>
          </table:table-cell>
          <table:table-cell table:style-name="ce5" office:value-type="string" calcext:value-type="string">
            <text:p>M.111.517</text:p>
          </table:table-cell>
          <table:table-cell table:style-name="ce30" office:value-type="string" calcext:value-type="string">
            <text:p><text:a xlink:href="http://catalogue.bnf.fr/ark:/12148/cb44931974g" xlink:type="simple">http://catalogue.bnf.fr/ark:/12148/cb44931974g</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59" calcext:value-type="float">
            <text:p>59</text:p>
          </table:table-cell>
          <table:table-cell table:style-name="ce5" office:value-type="string" calcext:value-type="string">
            <text:p>Stoskopf, Gustave</text:p>
          </table:table-cell>
          <table:table-cell table:style-name="ce8" office:value-type="float" office:value="1" calcext:value-type="float">
            <text:p>1</text:p>
          </table:table-cell>
          <table:table-cell table:style-name="ce2" office:value-type="float" office:value="1918" calcext:value-type="float">
            <text:p>1918</text:p>
          </table:table-cell>
          <table:table-cell table:style-name="ce2" office:value-type="float" office:value="1910" calcext:value-type="float">
            <text:p>1910</text:p>
          </table:table-cell>
          <table:table-cell table:style-name="ce5" office:value-type="string" calcext:value-type="string">
            <text:p>domaine public</text:p>
          </table:table-cell>
          <table:table-cell table:style-name="ce15" office:value-type="string" calcext:value-type="string">
            <text:p>E Demonstration : Elsässische Komödie in drei Akten</text:p>
          </table:table-cell>
          <table:table-cell table:style-name="ce15" office:value-type="string" calcext:value-type="string">
            <text:p>E Demonstration</text:p>
          </table:table-cell>
          <table:table-cell table:style-name="ce5" office:value-type="string" calcext:value-type="string">
            <text:p>comédie</text:p>
          </table:table-cell>
          <table:table-cell table:style-name="ce2" office:value-type="float" office:value="126" calcext:value-type="float">
            <text:p>126</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7342" xlink:type="simple">https://www.numistral.fr/ark:/12148/bpt6k91097342</text:a></text:p>
          </table:table-cell>
          <table:table-cell table:number-columns-repeated="4" table:style-name="ce5" office:value-type="string" calcext:value-type="string">
            <text:p>s.n.</text:p>
          </table:table-cell>
          <table:table-cell table:style-name="ce5" office:value-type="string" calcext:value-type="string">
            <text:p>(Strasbourg)</text:p>
          </table:table-cell>
          <table:table-cell table:style-name="ce5" office:value-type="string" calcext:value-type="string">
            <text:p>1869-1944.</text:p>
          </table:table-cell>
          <table:table-cell table:style-name="ce5" office:value-type="string" calcext:value-type="string">
            <text:p>Bibliothèque nationale et universitaire de Strasbourg , M.128.163</text:p>
          </table:table-cell>
          <table:table-cell table:style-name="ce5" office:value-type="string" calcext:value-type="string">
            <text:p>M.128.163</text:p>
          </table:table-cell>
          <table:table-cell table:style-name="ce30" office:value-type="string" calcext:value-type="string">
            <text:p><text:a xlink:href="http://catalogue.bnf.fr/ark:/12148/cb44931912x" xlink:type="simple">http://catalogue.bnf.fr/ark:/12148/cb44931912x</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60" calcext:value-type="float">
            <text:p>60</text:p>
          </table:table-cell>
          <table:table-cell table:style-name="ce5" office:value-type="string" calcext:value-type="string">
            <text:p>Clémens, Paul</text:p>
          </table:table-cell>
          <table:table-cell table:style-name="ce8" office:value-type="float" office:value="-1" calcext:value-type="float">
            <text:p>-1</text:p>
          </table:table-cell>
          <table:table-cell table:style-name="ce2" office:value-type="float" office:value="1925" calcext:value-type="float">
            <text:p>1925</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D'r Juckel : Komischer Vortrag von Paul Clemens</text:p>
          </table:table-cell>
          <table:table-cell table:style-name="ce15" office:value-type="string" calcext:value-type="string">
            <text:p>D'r Juckel</text:p>
          </table:table-cell>
          <table:table-cell table:style-name="ce5" office:value-type="string" calcext:value-type="string">
            <text:p>comédie</text:p>
          </table:table-cell>
          <table:table-cell table:style-name="ce2" office:value-type="float" office:value="4" calcext:value-type="float">
            <text:p>4</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6532" xlink:type="simple">https://www.numistral.fr/ark:/12148/bpt6k91096532</text:a></text:p>
          </table:table-cell>
          <table:table-cell table:number-columns-repeated="4" table:style-name="ce5" office:value-type="string" calcext:value-type="string">
            <text:p>s.n.</text:p>
          </table:table-cell>
          <table:table-cell table:style-name="ce5" office:value-type="string" calcext:value-type="string">
            <text:p>(Rouffach)</text:p>
          </table:table-cell>
          <table:table-cell table:style-name="ce5" office:value-type="string" calcext:value-type="string">
            <text:p>1928-.....</text:p>
          </table:table-cell>
          <table:table-cell table:style-name="ce5" office:value-type="string" calcext:value-type="string">
            <text:p>Bibliothèque nationale et universitaire de Strasbourg , M.123.506</text:p>
          </table:table-cell>
          <table:table-cell table:style-name="ce5" office:value-type="string" calcext:value-type="string">
            <text:p>M.123.506</text:p>
          </table:table-cell>
          <table:table-cell table:style-name="ce30" office:value-type="string" calcext:value-type="string">
            <text:p><text:a xlink:href="http://catalogue.bnf.fr/ark:/12148/cb44931953h" xlink:type="simple">http://catalogue.bnf.fr/ark:/12148/cb44931953h</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61" calcext:value-type="float">
            <text:p>61</text:p>
          </table:table-cell>
          <table:table-cell table:style-name="ce5" office:value-type="string" calcext:value-type="string">
            <text:p>Bastian, Ferdinand</text:p>
          </table:table-cell>
          <table:table-cell table:style-name="ce8" office:value-type="float" office:value="-1" calcext:value-type="float">
            <text:p>-1</text:p>
          </table:table-cell>
          <table:table-cell table:style-name="ce2" office:value-type="float" office:value="1928" calcext:value-type="float">
            <text:p>1928</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number-columns-repeated="2" table:style-name="ce15" office:value-type="string" calcext:value-type="string">
            <text:p>Prinzessel Eijesinn, Maerel in 5 Bilder un aanere Verwandlung mit Gsang un Danz</text:p>
          </table:table-cell>
          <table:table-cell table:style-name="ce5" office:value-type="string" calcext:value-type="string">
            <text:p>märel</text:p>
          </table:table-cell>
          <table:table-cell table:style-name="ce2" office:value-type="float" office:value="48" calcext:value-type="float">
            <text:p>48</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703h" xlink:type="simple">https://www.numistral.fr/ark:/12148/bpt6k9109703h</text:a></text:p>
          </table:table-cell>
          <table:table-cell table:number-columns-repeated="3" table:style-name="ce5" office:value-type="string" calcext:value-type="string">
            <text:p>s.n.</text:p>
          </table:table-cell>
          <table:table-cell table:style-name="ce5" office:value-type="string" calcext:value-type="string">
            <text:p>Schwoob Aug. 1100</text:p>
          </table:table-cell>
          <table:table-cell table:style-name="ce5" office:value-type="string" calcext:value-type="string">
            <text:p>(Strasbourg)</text:p>
          </table:table-cell>
          <table:table-cell table:style-name="ce5" office:value-type="string" calcext:value-type="string">
            <text:p>s.n.</text:p>
          </table:table-cell>
          <table:table-cell table:style-name="ce5" office:value-type="string" calcext:value-type="string">
            <text:p>Bibliothèque nationale et universitaire de Strasbourg , M.126.369</text:p>
          </table:table-cell>
          <table:table-cell table:style-name="ce5" office:value-type="string" calcext:value-type="string">
            <text:p>M.126.369</text:p>
          </table:table-cell>
          <table:table-cell table:style-name="ce30" office:value-type="string" calcext:value-type="string">
            <text:p><text:a xlink:href="http://catalogue.bnf.fr/ark:/12148/cb44931941h" xlink:type="simple">http://catalogue.bnf.fr/ark:/12148/cb44931941h</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62" calcext:value-type="float">
            <text:p>62</text:p>
          </table:table-cell>
          <table:table-cell table:style-name="ce5" office:value-type="string" calcext:value-type="string">
            <text:p>Winckelmann, Otto</text:p>
          </table:table-cell>
          <table:table-cell table:style-name="ce8" office:value-type="float" office:value="-9" calcext:value-type="float">
            <text:p>-9</text:p>
          </table:table-cell>
          <table:table-cell table:style-name="ce2" office:value-type="float" office:value="1898" calcext:value-type="float">
            <text:p>1898</text:p>
          </table:table-cell>
          <table:table-cell table:style-name="ce2" office:value-type="float" office:value="1890" calcext:value-type="float">
            <text:p>1890</text:p>
          </table:table-cell>
          <table:table-cell table:style-name="ce5" office:value-type="string" calcext:value-type="string">
            <text:p>domaine public</text:p>
          </table:table-cell>
          <table:table-cell table:style-name="ce16" office:value-type="string" calcext:value-type="string">
            <text:p>Zur Geschichte des deutschen Theaters in Strassburg unter franzœsischer Herrschaft</text:p>
          </table:table-cell>
          <table:table-cell table:style-name="ce15" office:value-type="string" calcext:value-type="string">
            <text:p>Zur Geschichte des deutschen Theaters in Strassburg unter franzœsischer Herrschaft</text:p>
          </table:table-cell>
          <table:table-cell table:style-name="ce5" office:value-type="string" calcext:value-type="string">
            <text:p>s.n.</text:p>
          </table:table-cell>
          <table:table-cell table:style-name="ce13" office:value-type="float" office:value="45" calcext:value-type="float">
            <text:p>45</text:p>
          </table:table-cell>
          <table:table-cell table:style-name="ce26" office:value-type="float" office:value="1" calcext:value-type="float">
            <text:p>1</text:p>
          </table:table-cell>
          <table:table-cell table:style-name="ce5" office:value-type="string" calcext:value-type="string">
            <text:p>Allemand</text:p>
          </table:table-cell>
          <table:table-cell table:style-name="ce5" office:value-type="string" calcext:value-type="string">
            <text:p>romain</text:p>
          </table:table-cell>
          <table:table-cell table:style-name="ce30" office:value-type="string" calcext:value-type="string">
            <text:p><text:a xlink:href="https://www.numistral.fr/ark:/12148/bpt6k91097379" xlink:type="simple">https://www.numistral.fr/ark:/12148/bpt6k91097379</text:a></text:p>
          </table:table-cell>
          <table:table-cell table:number-columns-repeated="4" table:style-name="ce5" office:value-type="string" calcext:value-type="string">
            <text:p>s.n.</text:p>
          </table:table-cell>
          <table:table-cell table:style-name="ce5" office:value-type="string" calcext:value-type="string">
            <text:p>(Strassburg)</text:p>
          </table:table-cell>
          <table:table-cell table:style-name="ce5" office:value-type="string" calcext:value-type="string">
            <text:p>s.n.</text:p>
          </table:table-cell>
          <table:table-cell table:style-name="ce5" office:value-type="string" calcext:value-type="string">
            <text:p>Bibliothèque nationale et universitaire de Strasbourg , M.13.419</text:p>
          </table:table-cell>
          <table:table-cell table:style-name="ce5" office:value-type="string" calcext:value-type="string">
            <text:p>M.13.419</text:p>
          </table:table-cell>
          <table:table-cell table:style-name="ce30" office:value-type="string" calcext:value-type="string">
            <text:p><text:a xlink:href="http://catalogue.bnf.fr/ark:/12148/cb449320569" xlink:type="simple">http://catalogue.bnf.fr/ark:/12148/cb449320569</text:a></text:p>
          </table:table-cell>
          <table:table-cell table:style-name="ce32" office:value-type="date" office:date-value="2019-09-10" calcext:value-type="date">
            <text:p>09/10/2019</text:p>
          </table:table-cell>
          <table:table-cell table:style-name="ce36" table:number-columns-repeated="20"/>
          <table:table-cell table:number-columns-repeated="980"/>
        </table:table-row>
        <table:table-row table:style-name="ro1">
          <table:table-cell table:style-name="ce2" office:value-type="float" office:value="63" calcext:value-type="float">
            <text:p>63</text:p>
          </table:table-cell>
          <table:table-cell table:style-name="ce5" office:value-type="string" calcext:value-type="string">
            <text:p>Hahn, Emilie</text:p>
          </table:table-cell>
          <table:table-cell table:style-name="ce8" office:value-type="float" office:value="1" calcext:value-type="float">
            <text:p>1</text:p>
          </table:table-cell>
          <table:table-cell table:style-name="ce2" office:value-type="float" office:value="1922" calcext:value-type="float">
            <text:p>1922</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Jungi Madamme. Lustspiel in einem Aufzug in Strassburger Mundart</text:p>
          </table:table-cell>
          <table:table-cell table:style-name="ce15" office:value-type="string" calcext:value-type="string">
            <text:p>Jungi Madamme</text:p>
          </table:table-cell>
          <table:table-cell table:style-name="ce5" office:value-type="string" calcext:value-type="string">
            <text:p>lustspiel</text:p>
          </table:table-cell>
          <table:table-cell table:style-name="ce2" office:value-type="float" office:value="32" calcext:value-type="float">
            <text:p>32</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609n" xlink:type="simple">https://www.numistral.fr/ark:/12148/bpt6k9109609n</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21.838</text:p>
          </table:table-cell>
          <table:table-cell table:style-name="ce5" office:value-type="string" calcext:value-type="string">
            <text:p>M.121.838</text:p>
          </table:table-cell>
          <table:table-cell table:style-name="ce30" office:value-type="string" calcext:value-type="string">
            <text:p><text:a xlink:href="http://catalogue.bnf.fr/ark:/12148/cb44931911k" xlink:type="simple">http://catalogue.bnf.fr/ark:/12148/cb44931911k</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64" calcext:value-type="float">
            <text:p>64</text:p>
          </table:table-cell>
          <table:table-cell table:style-name="ce5" office:value-type="string" calcext:value-type="string">
            <text:p>Weber, Emile</text:p>
          </table:table-cell>
          <table:table-cell table:style-name="ce8" office:value-type="float" office:value="-1" calcext:value-type="float">
            <text:p>-1</text:p>
          </table:table-cell>
          <table:table-cell table:style-name="ce2" office:value-type="float" office:value="1927" calcext:value-type="float">
            <text:p>1927</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Am Wihnachtsowe bym 'e Kriejsblinde : E Wihnachtsstüeck in eim Akt (Zweite Aufl.) / Emile Weber</text:p>
          </table:table-cell>
          <table:table-cell table:style-name="ce15" office:value-type="string" calcext:value-type="string">
            <text:p>Am Wihnachtsowe bym 'e Kriejsblinde</text:p>
          </table:table-cell>
          <table:table-cell table:style-name="ce5" office:value-type="string" calcext:value-type="string">
            <text:p>noël</text:p>
          </table:table-cell>
          <table:table-cell table:style-name="ce2" office:value-type="float" office:value="20" calcext:value-type="float">
            <text:p>20</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724p" xlink:type="simple">https://www.numistral.fr/ark:/12148/bpt6k9109724p</text:a></text:p>
          </table:table-cell>
          <table:table-cell table:number-columns-repeated="4" table:style-name="ce5" office:value-type="string" calcext:value-type="string">
            <text:p>s.n.</text:p>
          </table:table-cell>
          <table:table-cell table:style-name="ce5" office:value-type="string" calcext:value-type="string">
            <text:p>(Strasbourg)</text:p>
          </table:table-cell>
          <table:table-cell table:style-name="ce5" office:value-type="string" calcext:value-type="string">
            <text:p>s.n.</text:p>
          </table:table-cell>
          <table:table-cell table:style-name="ce5" office:value-type="string" calcext:value-type="string">
            <text:p>Bibliothèque nationale et universitaire de Strasbourg , M.127.313</text:p>
          </table:table-cell>
          <table:table-cell table:style-name="ce5" office:value-type="string" calcext:value-type="string">
            <text:p>M.127.313</text:p>
          </table:table-cell>
          <table:table-cell table:style-name="ce30" office:value-type="string" calcext:value-type="string">
            <text:p><text:a xlink:href="http://catalogue.bnf.fr/ark:/12148/cb44932029d" xlink:type="simple">http://catalogue.bnf.fr/ark:/12148/cb44932029d</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65" calcext:value-type="float">
            <text:p>65</text:p>
          </table:table-cell>
          <table:table-cell table:style-name="ce5" office:value-type="string" calcext:value-type="string">
            <text:p>s.n.</text:p>
          </table:table-cell>
          <table:table-cell table:style-name="ce8" office:value-type="float" office:value="-9" calcext:value-type="float">
            <text:p>-9</text:p>
          </table:table-cell>
          <table:table-cell table:style-name="ce2" office:value-type="float" office:value="1863" calcext:value-type="float">
            <text:p>1863</text:p>
          </table:table-cell>
          <table:table-cell table:style-name="ce2" office:value-type="float" office:value="1860" calcext:value-type="float">
            <text:p>1860</text:p>
          </table:table-cell>
          <table:table-cell table:style-name="ce5" office:value-type="string" calcext:value-type="string">
            <text:p>domaine public</text:p>
          </table:table-cell>
          <table:table-cell table:style-name="ce17" office:value-type="string" calcext:value-type="string">
            <office:annotation draw:style-name="gr4" draw:text-style-name="P2" svg:width="281.68pt" svg:height="128.86pt" svg:x="672.35pt" svg:y="820.57pt" draw:caption-point-x="-11.54pt" draw:caption-point-y="8.45pt">
              <dc:date>2020-06-17T00:00:00</dc:date>
              <text:p text:style-name="P1">attention, ce n'est pas du théâtre à proprement parler, c'est un autre genre que l'on appelle les "Fraubasengespräche" = commérages de cousines/lavandières.</text:p>
              <text:p text:style-name="P1">On ne sait pas grand chose sur ce genre littéraire, mais il est très peu probable que ces "bavardages" aient été joués sur scène (mais je ne sais pas si cela entre dans tes critères de sélection)</text:p>
              <text:p text:style-name="P1"><text:tab/>-Carole Werner</text:p>
              <text:p text:style-name="P1">a, ok, cool, vaut mieux commencer par les pièces à jouer sur scène pour homogénéité</text:p>
              <text:p text:style-name="P1"><text:tab/>-Pablo Ruiz</text:p>
            </office:annotation>
            <text:p>Die Frau Velten in der Kuntelstub</text:p>
          </table:table-cell>
          <table:table-cell table:style-name="ce15" office:value-type="string" calcext:value-type="string">
            <text:p>Die Frau Velten in der Kuntelstub</text:p>
          </table:table-cell>
          <table:table-cell table:style-name="ce5" office:value-type="string" calcext:value-type="string">
            <text:p>s.n.</text:p>
          </table:table-cell>
          <table:table-cell table:style-name="ce22" office:value-type="float" office:value="14" calcext:value-type="float">
            <text:p>14</text:p>
          </table:table-cell>
          <table:table-cell table:style-name="ce27" office:value-type="float" office:value="1" calcext:value-type="float">
            <text:p>1</text:p>
          </table:table-cell>
          <table:table-cell table:style-name="ce5" office:value-type="string" calcext:value-type="string">
            <text:p>Allemand</text:p>
          </table:table-cell>
          <table:table-cell table:style-name="ce5" office:value-type="string" calcext:value-type="string">
            <text:p>gothique</text:p>
          </table:table-cell>
          <table:table-cell table:style-name="ce30" office:value-type="string" calcext:value-type="string">
            <text:p><text:a xlink:href="https://www.numistral.fr/ark:/12148/bpt6k9109760j" xlink:type="simple">https://www.numistral.fr/ark:/12148/bpt6k9109760j</text:a></text:p>
          </table:table-cell>
          <table:table-cell table:number-columns-repeated="4" table:style-name="ce5" office:value-type="string" calcext:value-type="string">
            <text:p>s.n.</text:p>
          </table:table-cell>
          <table:table-cell table:style-name="ce5" office:value-type="string" calcext:value-type="string">
            <text:p>(Strassburg)</text:p>
          </table:table-cell>
          <table:table-cell table:style-name="ce5" office:value-type="string" calcext:value-type="string">
            <text:p>s.n.</text:p>
          </table:table-cell>
          <table:table-cell table:style-name="ce5" office:value-type="string" calcext:value-type="string">
            <text:p>Bibliothèque nationale et universitaire de Strasbourg , M.714.859</text:p>
          </table:table-cell>
          <table:table-cell table:style-name="ce5" office:value-type="string" calcext:value-type="string">
            <text:p>M.714.859</text:p>
          </table:table-cell>
          <table:table-cell table:style-name="ce30" office:value-type="string" calcext:value-type="string">
            <text:p><text:a xlink:href="http://catalogue.bnf.fr/ark:/12148/cb449319180" xlink:type="simple">http://catalogue.bnf.fr/ark:/12148/cb449319180</text:a></text:p>
          </table:table-cell>
          <table:table-cell table:style-name="ce32" office:value-type="date" office:date-value="2019-09-10" calcext:value-type="date">
            <text:p>09/10/2019</text:p>
          </table:table-cell>
          <table:table-cell table:style-name="ce36" table:number-columns-repeated="20"/>
          <table:table-cell table:number-columns-repeated="980"/>
        </table:table-row>
        <table:table-row table:style-name="ro1">
          <table:table-cell table:style-name="ce2" office:value-type="float" office:value="66" calcext:value-type="float">
            <text:p>66</text:p>
          </table:table-cell>
          <table:table-cell table:style-name="ce5" office:value-type="string" calcext:value-type="string">
            <text:p>Kettner, Charles Frédéric</text:p>
          </table:table-cell>
          <table:table-cell table:style-name="ce8" office:value-type="float" office:value="0" calcext:value-type="float">
            <text:p>0</text:p>
          </table:table-cell>
          <table:table-cell table:style-name="ce2" office:value-type="float" office:value="1878" calcext:value-type="float">
            <text:p>1878</text:p>
          </table:table-cell>
          <table:table-cell table:style-name="ce2" office:value-type="float" office:value="1870" calcext:value-type="float">
            <text:p>1870</text:p>
          </table:table-cell>
          <table:table-cell table:style-name="ce5" office:value-type="string" calcext:value-type="string">
            <text:p>domaine public</text:p>
          </table:table-cell>
          <table:table-cell table:style-name="ce15" office:value-type="string" calcext:value-type="string">
            <text:p>Stocktaub oder 's sin alli Better b'setzt : Lustspiel in 1 Akt frei nach dem Französischen von Ch. F. Kettner</text:p>
          </table:table-cell>
          <table:table-cell table:style-name="ce15" office:value-type="string" calcext:value-type="string">
            <text:p>Stocktaub oder 's sin alli Better b'setzt</text:p>
          </table:table-cell>
          <table:table-cell table:style-name="ce5" office:value-type="string" calcext:value-type="string">
            <text:p>lustspiel</text:p>
          </table:table-cell>
          <table:table-cell table:style-name="ce2" office:value-type="float" office:value="38" calcext:value-type="float">
            <text:p>38</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 (manuscrit)</text:p>
          </table:table-cell>
          <table:table-cell table:style-name="ce30" office:value-type="string" calcext:value-type="string">
            <text:p><text:a xlink:href="https://www.numistral.fr/ark:/12148/bpt6k9109753d" xlink:type="simple">https://www.numistral.fr/ark:/12148/bpt6k9109753d</text:a></text:p>
          </table:table-cell>
          <table:table-cell table:number-columns-repeated="4" table:style-name="ce5" office:value-type="string" calcext:value-type="string">
            <text:p>s.n.</text:p>
          </table:table-cell>
          <table:table-cell table:style-name="ce5" office:value-type="string" calcext:value-type="string">
            <text:p>(Strasbourg)</text:p>
          </table:table-cell>
          <table:table-cell table:style-name="ce5" office:value-type="string" calcext:value-type="string">
            <text:p>1844-1899.</text:p>
          </table:table-cell>
          <table:table-cell table:style-name="ce5" office:value-type="string" calcext:value-type="string">
            <text:p>Bibliothèque nationale et universitaire de Strasbourg , M.34.653</text:p>
          </table:table-cell>
          <table:table-cell table:style-name="ce5" office:value-type="string" calcext:value-type="string">
            <text:p>M.34.653</text:p>
          </table:table-cell>
          <table:table-cell table:style-name="ce30" office:value-type="string" calcext:value-type="string">
            <text:p><text:a xlink:href="http://catalogue.bnf.fr/ark:/12148/cb44931987t" xlink:type="simple">http://catalogue.bnf.fr/ark:/12148/cb44931987t</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67" calcext:value-type="float">
            <text:p>67</text:p>
          </table:table-cell>
          <table:table-cell table:style-name="ce5" office:value-type="string" calcext:value-type="string">
            <text:p>Stoskopf, Gustave</text:p>
          </table:table-cell>
          <table:table-cell table:style-name="ce8" office:value-type="float" office:value="1" calcext:value-type="float">
            <text:p>1</text:p>
          </table:table-cell>
          <table:table-cell table:style-name="ce2" office:value-type="float" office:value="1899" calcext:value-type="float">
            <text:p>1899</text:p>
          </table:table-cell>
          <table:table-cell table:style-name="ce2" office:value-type="float" office:value="1890" calcext:value-type="float">
            <text:p>1890</text:p>
          </table:table-cell>
          <table:table-cell table:style-name="ce5" office:value-type="string" calcext:value-type="string">
            <text:p>domaine public</text:p>
          </table:table-cell>
          <table:table-cell table:style-name="ce15" office:value-type="string" calcext:value-type="string">
            <text:p>D'r Candidat : Luschtspiel in dreij Akt vun G. Stoskopf. Mit-e-re Deckeszeichnung vun P. Braunagel</text:p>
          </table:table-cell>
          <table:table-cell table:style-name="ce15" office:value-type="string" calcext:value-type="string">
            <text:p>D'r Candidat</text:p>
          </table:table-cell>
          <table:table-cell table:style-name="ce5" office:value-type="string" calcext:value-type="string">
            <text:p>lustspiel</text:p>
          </table:table-cell>
          <table:table-cell table:style-name="ce2" office:value-type="float" office:value="132" calcext:value-type="float">
            <text:p>132</text:p>
          </table:table-cell>
          <table:table-cell table:style-name="ce25" office:value-type="float" office:value="1" calcext:value-type="float">
            <text:p>1</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745v" xlink:type="simple">https://www.numistral.fr/ark:/12148/bpt6k9109745v</text:a></text:p>
          </table:table-cell>
          <table:table-cell table:number-columns-repeated="4" table:style-name="ce5" office:value-type="string" calcext:value-type="string">
            <text:p>s.n.</text:p>
          </table:table-cell>
          <table:table-cell table:style-name="ce5" office:value-type="string" calcext:value-type="string">
            <text:p>(Strasbourg)</text:p>
          </table:table-cell>
          <table:table-cell table:style-name="ce5" office:value-type="string" calcext:value-type="string">
            <text:p>1869-1944.</text:p>
          </table:table-cell>
          <table:table-cell table:style-name="ce5" office:value-type="string" calcext:value-type="string">
            <text:p>Bibliothèque nationale et universitaire de Strasbourg , M.134.359</text:p>
          </table:table-cell>
          <table:table-cell table:style-name="ce5" office:value-type="string" calcext:value-type="string">
            <text:p>M.134.359</text:p>
          </table:table-cell>
          <table:table-cell table:style-name="ce30" office:value-type="string" calcext:value-type="string">
            <text:p><text:a xlink:href="http://catalogue.bnf.fr/ark:/12148/cb44932017d" xlink:type="simple">http://catalogue.bnf.fr/ark:/12148/cb44932017d</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68" calcext:value-type="float">
            <text:p>68</text:p>
          </table:table-cell>
          <table:table-cell table:style-name="ce5" office:value-type="string" calcext:value-type="string">
            <text:p>Bastian, Ferdinand</text:p>
          </table:table-cell>
          <table:table-cell table:style-name="ce8" office:value-type="float" office:value="1" calcext:value-type="float">
            <text:p>1</text:p>
          </table:table-cell>
          <table:table-cell table:style-name="ce2" office:value-type="float" office:value="1937" calcext:value-type="float">
            <text:p>1937</text:p>
          </table:table-cell>
          <table:table-cell table:style-name="ce2" office:value-type="float" office:value="1930" calcext:value-type="float">
            <text:p>1930</text:p>
          </table:table-cell>
          <table:table-cell table:style-name="ce5" office:value-type="string" calcext:value-type="string">
            <text:p>domaine public</text:p>
          </table:table-cell>
          <table:table-cell table:style-name="ce15" office:value-type="string" calcext:value-type="string">
            <text:p>D'r Maischter hett gewunne ! : Schwank in aam Akt / von Ferdinand Bastian</text:p>
          </table:table-cell>
          <table:table-cell table:style-name="ce15" office:value-type="string" calcext:value-type="string">
            <text:p>D'r Maischter hett gewunne !</text:p>
          </table:table-cell>
          <table:table-cell table:style-name="ce5" office:value-type="string" calcext:value-type="string">
            <text:p>schwank</text:p>
          </table:table-cell>
          <table:table-cell table:style-name="ce2" office:value-type="float" office:value="20" calcext:value-type="float">
            <text:p>20</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712g" xlink:type="simple">https://www.numistral.fr/ark:/12148/bpt6k9109712g</text:a></text:p>
          </table:table-cell>
          <table:table-cell table:number-columns-repeated="4" table:style-name="ce5" office:value-type="string" calcext:value-type="string">
            <text:p>s.n.</text:p>
          </table:table-cell>
          <table:table-cell table:style-name="ce5" office:value-type="string" calcext:value-type="string">
            <text:p>(Gundershoffen)</text:p>
          </table:table-cell>
          <table:table-cell table:style-name="ce5" office:value-type="string" calcext:value-type="string">
            <text:p>1868-1944.</text:p>
          </table:table-cell>
          <table:table-cell table:style-name="ce5" office:value-type="string" calcext:value-type="string">
            <text:p>Bibliothèque nationale et universitaire de Strasbourg , M.126.429</text:p>
          </table:table-cell>
          <table:table-cell table:style-name="ce5" office:value-type="string" calcext:value-type="string">
            <text:p>M.126.429</text:p>
          </table:table-cell>
          <table:table-cell table:style-name="ce30" office:value-type="string" calcext:value-type="string">
            <text:p><text:a xlink:href="http://catalogue.bnf.fr/ark:/12148/cb449319405" xlink:type="simple">http://catalogue.bnf.fr/ark:/12148/cb449319405</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69" calcext:value-type="float">
            <text:p>69</text:p>
          </table:table-cell>
          <table:table-cell table:style-name="ce5" office:value-type="string" calcext:value-type="string">
            <text:p>Stoskopf, Gustave</text:p>
          </table:table-cell>
          <table:table-cell table:style-name="ce8" office:value-type="float" office:value="1" calcext:value-type="float">
            <text:p>1</text:p>
          </table:table-cell>
          <table:table-cell table:style-name="ce2" office:value-type="float" office:value="1925" calcext:value-type="float">
            <text:p>1925</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Wenn d'Fraue wähle : Lustspiel in 3 Akt vun G. Stoskopf</text:p>
          </table:table-cell>
          <table:table-cell table:style-name="ce15" office:value-type="string" calcext:value-type="string">
            <text:p>Wenn d'Fraue wähle</text:p>
          </table:table-cell>
          <table:table-cell table:style-name="ce5" office:value-type="string" calcext:value-type="string">
            <text:p>lustspiel</text:p>
          </table:table-cell>
          <table:table-cell table:style-name="ce2" office:value-type="float" office:value="108" calcext:value-type="float">
            <text:p>108</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733n" xlink:type="simple">https://www.numistral.fr/ark:/12148/bpt6k9109733n</text:a></text:p>
          </table:table-cell>
          <table:table-cell table:number-columns-repeated="4" table:style-name="ce5" office:value-type="string" calcext:value-type="string">
            <text:p>s.n.</text:p>
          </table:table-cell>
          <table:table-cell table:style-name="ce5" office:value-type="string" calcext:value-type="string">
            <text:p>(Strasbourg)</text:p>
          </table:table-cell>
          <table:table-cell table:style-name="ce5" office:value-type="string" calcext:value-type="string">
            <text:p>1869-1944.</text:p>
          </table:table-cell>
          <table:table-cell table:style-name="ce5" office:value-type="string" calcext:value-type="string">
            <text:p>Bibliothèque nationale et universitaire de Strasbourg , M.128.162</text:p>
          </table:table-cell>
          <table:table-cell table:style-name="ce5" office:value-type="string" calcext:value-type="string">
            <text:p>M.128.162</text:p>
          </table:table-cell>
          <table:table-cell table:style-name="ce30" office:value-type="string" calcext:value-type="string">
            <text:p><text:a xlink:href="http://catalogue.bnf.fr/ark:/12148/cb44931917n" xlink:type="simple">http://catalogue.bnf.fr/ark:/12148/cb44931917n</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70" calcext:value-type="float">
            <text:p>70</text:p>
          </table:table-cell>
          <table:table-cell table:style-name="ce5" office:value-type="string" calcext:value-type="string">
            <text:p>Clémens, Paul</text:p>
          </table:table-cell>
          <table:table-cell table:style-name="ce8" office:value-type="float" office:value="1" calcext:value-type="float">
            <text:p>1</text:p>
          </table:table-cell>
          <table:table-cell table:style-name="ce2" office:value-type="float" office:value="1914" calcext:value-type="float">
            <text:p>1914</text:p>
          </table:table-cell>
          <table:table-cell table:style-name="ce2" office:value-type="float" office:value="1910" calcext:value-type="float">
            <text:p>1910</text:p>
          </table:table-cell>
          <table:table-cell table:style-name="ce5" office:value-type="string" calcext:value-type="string">
            <text:p>domaine public</text:p>
          </table:table-cell>
          <table:table-cell table:style-name="ce15" office:value-type="string" calcext:value-type="string">
            <text:p>Hans Mathis. Laewesbild in 3 Akte. Noch-em franzœsche Roman 'Le juif polonais' vun Erckmann Chatrian</text:p>
          </table:table-cell>
          <table:table-cell table:style-name="ce15" office:value-type="string" calcext:value-type="string">
            <text:p>Hans Mathis</text:p>
          </table:table-cell>
          <table:table-cell table:style-name="ce5" office:value-type="string" calcext:value-type="string">
            <text:p>laewesbild</text:p>
          </table:table-cell>
          <table:table-cell table:style-name="ce2" office:value-type="float" office:value="42" calcext:value-type="float">
            <text:p>42</text:p>
          </table:table-cell>
          <table:table-cell table:style-name="ce25" office:value-type="float" office:value="0" calcext:value-type="float">
            <text:p>0</text:p>
          </table:table-cell>
          <table:table-cell table:style-name="ce5" office:value-type="string" calcext:value-type="string">
            <text:p>Allemand</text:p>
          </table:table-cell>
          <table:table-cell table:style-name="ce5" office:value-type="string" calcext:value-type="string">
            <text:p>romain</text:p>
          </table:table-cell>
          <table:table-cell table:style-name="ce30" office:value-type="string" calcext:value-type="string">
            <text:p><text:a xlink:href="https://www.numistral.fr/ark:/12148/bpt6k91095470" xlink:type="simple">https://www.numistral.fr/ark:/12148/bpt6k91095470</text:a></text:p>
          </table:table-cell>
          <table:table-cell table:number-columns-repeated="5" table:style-name="ce5" office:value-type="string" calcext:value-type="string">
            <text:p>s.n.</text:p>
          </table:table-cell>
          <table:table-cell table:style-name="ce5" office:value-type="string" calcext:value-type="string">
            <text:p>1928-.....</text:p>
          </table:table-cell>
          <table:table-cell table:style-name="ce5" office:value-type="string" calcext:value-type="string">
            <text:p>Bibliothèque nationale et universitaire de Strasbourg , M.111.373</text:p>
          </table:table-cell>
          <table:table-cell table:style-name="ce5" office:value-type="string" calcext:value-type="string">
            <text:p>M.111.373</text:p>
          </table:table-cell>
          <table:table-cell table:style-name="ce30" office:value-type="string" calcext:value-type="string">
            <text:p><text:a xlink:href="http://catalogue.bnf.fr/ark:/12148/cb44931959k" xlink:type="simple">http://catalogue.bnf.fr/ark:/12148/cb44931959k</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71" calcext:value-type="float">
            <text:p>71</text:p>
          </table:table-cell>
          <table:table-cell table:style-name="ce5" office:value-type="string" calcext:value-type="string">
            <text:p>Riff, Jean</text:p>
          </table:table-cell>
          <table:table-cell table:style-name="ce8" office:value-type="float" office:value="1" calcext:value-type="float">
            <text:p>1</text:p>
          </table:table-cell>
          <table:table-cell table:style-name="ce2" office:value-type="float" office:value="1919" calcext:value-type="float">
            <text:p>1919</text:p>
          </table:table-cell>
          <table:table-cell table:style-name="ce2" office:value-type="float" office:value="1910" calcext:value-type="float">
            <text:p>1910</text:p>
          </table:table-cell>
          <table:table-cell table:style-name="ce5" office:value-type="string" calcext:value-type="string">
            <text:p>domaine public</text:p>
          </table:table-cell>
          <table:table-cell table:style-name="ce15" office:value-type="string" calcext:value-type="string">
            <text:p>Sainte-Barbe : Comédie in aam Uffzug / vun Jean Riff</text:p>
          </table:table-cell>
          <table:table-cell table:style-name="ce15" office:value-type="string" calcext:value-type="string">
            <text:p>Sainte-Barbe</text:p>
          </table:table-cell>
          <table:table-cell table:style-name="ce5" office:value-type="string" calcext:value-type="string">
            <text:p>comédie</text:p>
          </table:table-cell>
          <table:table-cell table:style-name="ce2" office:value-type="float" office:value="31" calcext:value-type="float">
            <text:p>31</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587h" xlink:type="simple">https://www.numistral.fr/ark:/12148/bpt6k9109587h</text:a></text:p>
          </table:table-cell>
          <table:table-cell table:number-columns-repeated="4" table:style-name="ce5" office:value-type="string" calcext:value-type="string">
            <text:p>s.n.</text:p>
          </table:table-cell>
          <table:table-cell table:style-name="ce5" office:value-type="string" calcext:value-type="string">
            <text:p>(Strasbourg)</text:p>
          </table:table-cell>
          <table:table-cell table:style-name="ce5" office:value-type="string" calcext:value-type="string">
            <text:p>s.n.</text:p>
          </table:table-cell>
          <table:table-cell table:style-name="ce5" office:value-type="string" calcext:value-type="string">
            <text:p>Bibliothèque nationale et universitaire de Strasbourg , M.111.864</text:p>
          </table:table-cell>
          <table:table-cell table:style-name="ce5" office:value-type="string" calcext:value-type="string">
            <text:p>M.111.864</text:p>
          </table:table-cell>
          <table:table-cell table:style-name="ce30" office:value-type="string" calcext:value-type="string">
            <text:p><text:a xlink:href="http://catalogue.bnf.fr/ark:/12148/cb44932012p" xlink:type="simple">http://catalogue.bnf.fr/ark:/12148/cb44932012p</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72" calcext:value-type="float">
            <text:p>72</text:p>
          </table:table-cell>
          <table:table-cell table:style-name="ce5" office:value-type="string" calcext:value-type="string">
            <text:p>Riff, Jean</text:p>
          </table:table-cell>
          <table:table-cell table:style-name="ce8" office:value-type="float" office:value="1" calcext:value-type="float">
            <text:p>1</text:p>
          </table:table-cell>
          <table:table-cell table:style-name="ce2" office:value-type="float" office:value="1922" calcext:value-type="float">
            <text:p>1922</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Goal. E luschtigs Schwaenkele uess'm Sportslaewe</text:p>
          </table:table-cell>
          <table:table-cell table:style-name="ce15" office:value-type="string" calcext:value-type="string">
            <text:p>Goal</text:p>
          </table:table-cell>
          <table:table-cell table:style-name="ce5" office:value-type="string" calcext:value-type="string">
            <text:p>schwank</text:p>
          </table:table-cell>
          <table:table-cell table:style-name="ce2" office:value-type="float" office:value="15" calcext:value-type="float">
            <text:p>15</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6087" xlink:type="simple">https://www.numistral.fr/ark:/12148/bpt6k91096087</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21.837</text:p>
          </table:table-cell>
          <table:table-cell table:style-name="ce5" office:value-type="string" calcext:value-type="string">
            <text:p>M.121.837</text:p>
          </table:table-cell>
          <table:table-cell table:style-name="ce30" office:value-type="string" calcext:value-type="string">
            <text:p><text:a xlink:href="http://catalogue.bnf.fr/ark:/12148/cb449319107" xlink:type="simple">http://catalogue.bnf.fr/ark:/12148/cb449319107</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73" calcext:value-type="float">
            <text:p>73</text:p>
          </table:table-cell>
          <table:table-cell table:style-name="ce5" office:value-type="string" calcext:value-type="string">
            <text:p>Schott, Albert</text:p>
          </table:table-cell>
          <table:table-cell table:style-name="ce8" office:value-type="float" office:value="1" calcext:value-type="float">
            <text:p>1</text:p>
          </table:table-cell>
          <table:table-cell table:style-name="ce2" office:value-type="float" office:value="1921" calcext:value-type="float">
            <text:p>1921</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Salvator-Theater. Nr. 121, Ar esch mondsechtig : e Luschtspeel vun dr Wohnungsnot en eim Uffzug / umgearbeitet und herausgegeben von Albert Schott</text:p>
          </table:table-cell>
          <table:table-cell table:style-name="ce15" office:value-type="string" calcext:value-type="string">
            <text:p>Salvator-Theater</text:p>
          </table:table-cell>
          <table:table-cell table:style-name="ce5" office:value-type="string" calcext:value-type="string">
            <text:p>lustspiel</text:p>
          </table:table-cell>
          <table:table-cell table:style-name="ce2" office:value-type="float" office:value="31" calcext:value-type="float">
            <text:p>31</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7646" xlink:type="simple">https://www.numistral.fr/ark:/12148/bpt6k91097646</text:a></text:p>
          </table:table-cell>
          <table:table-cell table:number-columns-repeated="4" table:style-name="ce5" office:value-type="string" calcext:value-type="string">
            <text:p>s.n.</text:p>
          </table:table-cell>
          <table:table-cell table:style-name="ce5" office:value-type="string" calcext:value-type="string">
            <text:p>(Strassburg)</text:p>
          </table:table-cell>
          <table:table-cell table:style-name="ce5" office:value-type="string" calcext:value-type="string">
            <text:p>s.n.</text:p>
          </table:table-cell>
          <table:table-cell table:style-name="ce5" office:value-type="string" calcext:value-type="string">
            <text:p>Bibliothèque nationale et universitaire de Strasbourg , M.719.966</text:p>
          </table:table-cell>
          <table:table-cell table:style-name="ce5" office:value-type="string" calcext:value-type="string">
            <text:p>M.719.966</text:p>
          </table:table-cell>
          <table:table-cell table:style-name="ce30" office:value-type="string" calcext:value-type="string">
            <text:p><text:a xlink:href="http://catalogue.bnf.fr/ark:/12148/cb449321317" xlink:type="simple">http://catalogue.bnf.fr/ark:/12148/cb449321317</text:a></text:p>
          </table:table-cell>
          <table:table-cell table:style-name="ce32" office:value-type="date" office:date-value="2019-09-11" calcext:value-type="date">
            <text:p>09/11/2019</text:p>
          </table:table-cell>
          <table:table-cell table:style-name="ce4" table:number-columns-repeated="20"/>
          <table:table-cell table:number-columns-repeated="980"/>
        </table:table-row>
        <table:table-row table:style-name="ro1">
          <table:table-cell table:style-name="ce2" office:value-type="float" office:value="74" calcext:value-type="float">
            <text:p>74</text:p>
          </table:table-cell>
          <table:table-cell table:style-name="ce5" office:value-type="string" calcext:value-type="string">
            <text:p>Stoskopf, Gustave</text:p>
          </table:table-cell>
          <table:table-cell table:style-name="ce8" office:value-type="float" office:value="1" calcext:value-type="float">
            <text:p>1</text:p>
          </table:table-cell>
          <table:table-cell table:style-name="ce2" office:value-type="float" office:value="1901" calcext:value-type="float">
            <text:p>1901</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D'Heimet. Elsaessisches Volksstueck in drei Aufzuegen (vier Bildern) (2e éd) / Julius Greber, G. Stoskopf ; mit einer Deckenzeichnung von H. Loux</text:p>
          </table:table-cell>
          <table:table-cell table:style-name="ce15" office:value-type="string" calcext:value-type="string">
            <text:p>D'Heimet</text:p>
          </table:table-cell>
          <table:table-cell table:style-name="ce5" office:value-type="string" calcext:value-type="string">
            <text:p>volksstück</text:p>
          </table:table-cell>
          <table:table-cell table:style-name="ce2" office:value-type="float" office:value="98" calcext:value-type="float">
            <text:p>98</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50g" xlink:type="simple">https://www.numistral.fr/ark:/12148/bpt6k9109550g</text:a></text:p>
          </table:table-cell>
          <table:table-cell table:number-columns-repeated="5" table:style-name="ce5" office:value-type="string" calcext:value-type="string">
            <text:p>s.n.</text:p>
          </table:table-cell>
          <table:table-cell table:style-name="ce5" office:value-type="string" calcext:value-type="string">
            <text:p>1869-1944.</text:p>
          </table:table-cell>
          <table:table-cell table:style-name="ce5" office:value-type="string" calcext:value-type="string">
            <text:p>Bibliothèque nationale et universitaire de Strasbourg , M.111.496</text:p>
          </table:table-cell>
          <table:table-cell table:style-name="ce5" office:value-type="string" calcext:value-type="string">
            <text:p>M.111.496</text:p>
          </table:table-cell>
          <table:table-cell table:style-name="ce30" office:value-type="string" calcext:value-type="string">
            <text:p><text:a xlink:href="http://catalogue.bnf.fr/ark:/12148/cb44931897v" xlink:type="simple">http://catalogue.bnf.fr/ark:/12148/cb44931897v</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75" calcext:value-type="float">
            <text:p>75</text:p>
          </table:table-cell>
          <table:table-cell table:style-name="ce5" office:value-type="string" calcext:value-type="string">
            <text:p>Horsch, D. G. Adolph</text:p>
          </table:table-cell>
          <table:table-cell table:style-name="ce8" office:value-type="float" office:value="1" calcext:value-type="float">
            <text:p>1</text:p>
          </table:table-cell>
          <table:table-cell table:style-name="ce2" office:value-type="float" office:value="1896" calcext:value-type="float">
            <text:p>1896</text:p>
          </table:table-cell>
          <table:table-cell table:style-name="ce2" office:value-type="float" office:value="1890" calcext:value-type="float">
            <text:p>1890</text:p>
          </table:table-cell>
          <table:table-cell table:style-name="ce5" office:value-type="string" calcext:value-type="string">
            <text:p>domaine public</text:p>
          </table:table-cell>
          <table:table-cell table:style-name="ce15" office:value-type="string" calcext:value-type="string">
            <text:p>Zwei Meier oder d'r Bombié. Comédie-Bouffe in 1 Act</text:p>
          </table:table-cell>
          <table:table-cell table:style-name="ce15" office:value-type="string" calcext:value-type="string">
            <text:p>Zwei Meier oder d'r Bombié</text:p>
          </table:table-cell>
          <table:table-cell table:style-name="ce5" office:value-type="string" calcext:value-type="string">
            <text:p>comédie</text:p>
          </table:table-cell>
          <table:table-cell table:style-name="ce2" office:value-type="float" office:value="26" calcext:value-type="float">
            <text:p>26</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71n" xlink:type="simple">https://www.numistral.fr/ark:/12148/bpt6k9109571n</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1.564</text:p>
          </table:table-cell>
          <table:table-cell table:style-name="ce5" office:value-type="string" calcext:value-type="string">
            <text:p>M.111.564</text:p>
          </table:table-cell>
          <table:table-cell table:style-name="ce30" office:value-type="string" calcext:value-type="string">
            <text:p><text:a xlink:href="http://catalogue.bnf.fr/ark:/12148/cb44931893g" xlink:type="simple">http://catalogue.bnf.fr/ark:/12148/cb44931893g</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76" calcext:value-type="float">
            <text:p>76</text:p>
          </table:table-cell>
          <table:table-cell table:style-name="ce5" office:value-type="string" calcext:value-type="string">
            <text:p>Riff, Jean</text:p>
          </table:table-cell>
          <table:table-cell table:style-name="ce8" office:value-type="float" office:value="1" calcext:value-type="float">
            <text:p>1</text:p>
          </table:table-cell>
          <table:table-cell table:style-name="ce2" office:value-type="float" office:value="1902" calcext:value-type="float">
            <text:p>1902</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Elsässische Volksschriften. 52, D'r Pfetter vum Land od'r e Kindtauf mit Hindernisse : Original-Komödie in eim Uffzug / vun Jean Riff</text:p>
          </table:table-cell>
          <table:table-cell table:style-name="ce15" office:value-type="string" calcext:value-type="string">
            <text:p>Elsässische Volksschriften</text:p>
          </table:table-cell>
          <table:table-cell table:style-name="ce5" office:value-type="string" calcext:value-type="string">
            <text:p>comédie</text:p>
          </table:table-cell>
          <table:table-cell table:style-name="ce2" office:value-type="float" office:value="32" calcext:value-type="float">
            <text:p>32</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848" xlink:type="simple">https://www.numistral.fr/ark:/12148/bpt6k91095848</text:a></text:p>
          </table:table-cell>
          <table:table-cell table:number-columns-repeated="4" table:style-name="ce5" office:value-type="string" calcext:value-type="string">
            <text:p>s.n.</text:p>
          </table:table-cell>
          <table:table-cell table:style-name="ce5" office:value-type="string" calcext:value-type="string">
            <text:p>(Straßburg)</text:p>
          </table:table-cell>
          <table:table-cell table:style-name="ce5" office:value-type="string" calcext:value-type="string">
            <text:p>1874-1924.</text:p>
          </table:table-cell>
          <table:table-cell table:style-name="ce5" office:value-type="string" calcext:value-type="string">
            <text:p>Bibliothèque nationale et universitaire de Strasbourg , M.111.861</text:p>
          </table:table-cell>
          <table:table-cell table:style-name="ce5" office:value-type="string" calcext:value-type="string">
            <text:p>M.111.861</text:p>
          </table:table-cell>
          <table:table-cell table:style-name="ce30" office:value-type="string" calcext:value-type="string">
            <text:p><text:a xlink:href="http://catalogue.bnf.fr/ark:/12148/cb44931908p" xlink:type="simple">http://catalogue.bnf.fr/ark:/12148/cb44931908p</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77" calcext:value-type="float">
            <text:p>77</text:p>
          </table:table-cell>
          <table:table-cell table:style-name="ce5" office:value-type="string" calcext:value-type="string">
            <text:p>Bischoff, Alph</text:p>
          </table:table-cell>
          <table:table-cell table:style-name="ce8" office:value-type="float" office:value="-9" calcext:value-type="float">
            <text:p>-9</text:p>
          </table:table-cell>
          <table:table-cell table:style-name="ce2" office:value-type="float" office:value="1906" calcext:value-type="float">
            <text:p>1906</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6" office:value-type="string" calcext:value-type="string">
            <text:p>Ein Blick hinter die Coulissen des Elsaessischen Theaters und die Taverne-Affaire</text:p>
          </table:table-cell>
          <table:table-cell table:style-name="ce15" office:value-type="string" calcext:value-type="string">
            <text:p>Ein Blick hinter die Coulissen des Elsaessischen Theaters und die Taverne-Affaire</text:p>
          </table:table-cell>
          <table:table-cell table:style-name="ce5" office:value-type="string" calcext:value-type="string">
            <text:p>s.n.</text:p>
          </table:table-cell>
          <table:table-cell table:style-name="ce13" office:value-type="float" office:value="46" calcext:value-type="float">
            <text:p>46</text:p>
          </table:table-cell>
          <table:table-cell table:style-name="ce13" office:value-type="float" office:value="0" calcext:value-type="float">
            <text:p>0</text:p>
          </table:table-cell>
          <table:table-cell table:style-name="ce5" office:value-type="string" calcext:value-type="string">
            <text:p>Allemand</text:p>
          </table:table-cell>
          <table:table-cell table:style-name="ce5" office:value-type="string" calcext:value-type="string">
            <text:p>romain</text:p>
          </table:table-cell>
          <table:table-cell table:style-name="ce30" office:value-type="string" calcext:value-type="string">
            <text:p><text:a xlink:href="https://www.numistral.fr/ark:/12148/bpt6k91095136" xlink:type="simple">https://www.numistral.fr/ark:/12148/bpt6k91095136</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09.081</text:p>
          </table:table-cell>
          <table:table-cell table:style-name="ce5" office:value-type="string" calcext:value-type="string">
            <text:p>M.109.081</text:p>
          </table:table-cell>
          <table:table-cell table:style-name="ce30" office:value-type="string" calcext:value-type="string">
            <text:p><text:a xlink:href="http://catalogue.bnf.fr/ark:/12148/cb44931900x" xlink:type="simple">http://catalogue.bnf.fr/ark:/12148/cb44931900x</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78" calcext:value-type="float">
            <text:p>78</text:p>
          </table:table-cell>
          <table:table-cell table:style-name="ce5" office:value-type="string" calcext:value-type="string">
            <text:p>Riff, Jean</text:p>
          </table:table-cell>
          <table:table-cell table:style-name="ce8" office:value-type="float" office:value="1" calcext:value-type="float">
            <text:p>1</text:p>
          </table:table-cell>
          <table:table-cell table:style-name="ce2" office:value-type="float" office:value="1908" calcext:value-type="float">
            <text:p>1908</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D'r erscht Box. Schwank in aam Uffzug</text:p>
          </table:table-cell>
          <table:table-cell table:style-name="ce15" office:value-type="string" calcext:value-type="string">
            <text:p>D'r erscht Box</text:p>
          </table:table-cell>
          <table:table-cell table:style-name="ce5" office:value-type="string" calcext:value-type="string">
            <text:p>schwank</text:p>
          </table:table-cell>
          <table:table-cell table:style-name="ce2" office:value-type="float" office:value="32" calcext:value-type="float">
            <text:p>32</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811" xlink:type="simple">https://www.numistral.fr/ark:/12148/bpt6k91095811</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1.855</text:p>
          </table:table-cell>
          <table:table-cell table:style-name="ce5" office:value-type="string" calcext:value-type="string">
            <text:p>M.111.855</text:p>
          </table:table-cell>
          <table:table-cell table:style-name="ce30" office:value-type="string" calcext:value-type="string">
            <text:p><text:a xlink:href="http://catalogue.bnf.fr/ark:/12148/cb449320073" xlink:type="simple">http://catalogue.bnf.fr/ark:/12148/cb449320073</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79" calcext:value-type="float">
            <text:p>79</text:p>
          </table:table-cell>
          <table:table-cell table:style-name="ce5" office:value-type="string" calcext:value-type="string">
            <text:p>Greber, Julius</text:p>
          </table:table-cell>
          <table:table-cell table:style-name="ce8" office:value-type="float" office:value="1" calcext:value-type="float">
            <text:p>1</text:p>
          </table:table-cell>
          <table:table-cell table:number-columns-repeated="2"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E Hochzitter im Kleiderkaschte. Schwank in einem Aufzug</text:p>
          </table:table-cell>
          <table:table-cell table:style-name="ce15" office:value-type="string" calcext:value-type="string">
            <text:p>E Hochzitter im Kleiderkaschte</text:p>
          </table:table-cell>
          <table:table-cell table:style-name="ce5" office:value-type="string" calcext:value-type="string">
            <text:p>schwank</text:p>
          </table:table-cell>
          <table:table-cell table:style-name="ce2" office:value-type="float" office:value="45" calcext:value-type="float">
            <text:p>45</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58s" xlink:type="simple">https://www.numistral.fr/ark:/12148/bpt6k9109558s</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1.509</text:p>
          </table:table-cell>
          <table:table-cell table:style-name="ce5" office:value-type="string" calcext:value-type="string">
            <text:p>M.111.509</text:p>
          </table:table-cell>
          <table:table-cell table:style-name="ce30" office:value-type="string" calcext:value-type="string">
            <text:p><text:a xlink:href="http://catalogue.bnf.fr/ark:/12148/cb44931965h" xlink:type="simple">http://catalogue.bnf.fr/ark:/12148/cb44931965h</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80" calcext:value-type="float">
            <text:p>80</text:p>
          </table:table-cell>
          <table:table-cell table:style-name="ce5" office:value-type="string" calcext:value-type="string">
            <text:p>Clémens, Paul</text:p>
          </table:table-cell>
          <table:table-cell table:style-name="ce8" office:value-type="float" office:value="-1" calcext:value-type="float">
            <text:p>-1</text:p>
          </table:table-cell>
          <table:table-cell table:number-columns-repeated="2"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D'r Automat. Soloscene</text:p>
          </table:table-cell>
          <table:table-cell table:style-name="ce15" office:value-type="string" calcext:value-type="string">
            <text:p>D'r Automat</text:p>
          </table:table-cell>
          <table:table-cell table:style-name="ce5" office:value-type="string" calcext:value-type="string">
            <text:p>soloscene</text:p>
          </table:table-cell>
          <table:table-cell table:style-name="ce2" office:value-type="float" office:value="4" calcext:value-type="float">
            <text:p>4</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543b" xlink:type="simple">https://www.numistral.fr/ark:/12148/bpt6k9109543b</text:a></text:p>
          </table:table-cell>
          <table:table-cell table:number-columns-repeated="5" table:style-name="ce5" office:value-type="string" calcext:value-type="string">
            <text:p>s.n.</text:p>
          </table:table-cell>
          <table:table-cell table:style-name="ce5" office:value-type="string" calcext:value-type="string">
            <text:p>1928-.....</text:p>
          </table:table-cell>
          <table:table-cell table:style-name="ce5" office:value-type="string" calcext:value-type="string">
            <text:p>Bibliothèque nationale et universitaire de Strasbourg , M.111.369</text:p>
          </table:table-cell>
          <table:table-cell table:style-name="ce5" office:value-type="string" calcext:value-type="string">
            <text:p>M.111.369</text:p>
          </table:table-cell>
          <table:table-cell table:style-name="ce30" office:value-type="string" calcext:value-type="string">
            <text:p><text:a xlink:href="http://catalogue.bnf.fr/ark:/12148/cb44931947k" xlink:type="simple">http://catalogue.bnf.fr/ark:/12148/cb44931947k</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81" calcext:value-type="float">
            <text:p>81</text:p>
          </table:table-cell>
          <table:table-cell table:style-name="ce5" office:value-type="string" calcext:value-type="string">
            <text:p>Huck, Martin</text:p>
          </table:table-cell>
          <table:table-cell table:style-name="ce8" office:value-type="float" office:value="1" calcext:value-type="float">
            <text:p>1</text:p>
          </table:table-cell>
          <table:table-cell table:style-name="ce2" office:value-type="float" office:value="1931" calcext:value-type="float">
            <text:p>1931</text:p>
          </table:table-cell>
          <table:table-cell table:style-name="ce2" office:value-type="float" office:value="1930" calcext:value-type="float">
            <text:p>1930</text:p>
          </table:table-cell>
          <table:table-cell table:style-name="ce5" office:value-type="string" calcext:value-type="string">
            <text:p>domaine public</text:p>
          </table:table-cell>
          <table:table-cell table:style-name="ce15" office:value-type="string" calcext:value-type="string">
            <text:p>A gelungener Patient : Komische Duoszene für zwei Herren von Martin Huck</text:p>
          </table:table-cell>
          <table:table-cell table:style-name="ce15" office:value-type="string" calcext:value-type="string">
            <text:p>A gelungener Patient</text:p>
          </table:table-cell>
          <table:table-cell table:style-name="ce5" office:value-type="string" calcext:value-type="string">
            <text:p>comédie</text:p>
          </table:table-cell>
          <table:table-cell table:style-name="ce2" office:value-type="float" office:value="6" calcext:value-type="float">
            <text:p>6</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675n" xlink:type="simple">https://www.numistral.fr/ark:/12148/bpt6k9109675n</text:a></text:p>
          </table:table-cell>
          <table:table-cell table:number-columns-repeated="4" table:style-name="ce5" office:value-type="string" calcext:value-type="string">
            <text:p>s.n.</text:p>
          </table:table-cell>
          <table:table-cell table:style-name="ce5" office:value-type="string" calcext:value-type="string">
            <text:p>(Mulhouse)</text:p>
          </table:table-cell>
          <table:table-cell table:style-name="ce5" office:value-type="string" calcext:value-type="string">
            <text:p>s.n.</text:p>
          </table:table-cell>
          <table:table-cell table:style-name="ce5" office:value-type="string" calcext:value-type="string">
            <text:p>Bibliothèque nationale et universitaire de Strasbourg , M.125.097</text:p>
          </table:table-cell>
          <table:table-cell table:style-name="ce5" office:value-type="string" calcext:value-type="string">
            <text:p>M.125.097</text:p>
          </table:table-cell>
          <table:table-cell table:style-name="ce30" office:value-type="string" calcext:value-type="string">
            <text:p><text:a xlink:href="http://catalogue.bnf.fr/ark:/12148/cb44931978v" xlink:type="simple">http://catalogue.bnf.fr/ark:/12148/cb44931978v</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82" calcext:value-type="float">
            <text:p>82</text:p>
          </table:table-cell>
          <table:table-cell table:style-name="ce6" office:value-type="string" calcext:value-type="string">
            <text:p>Arnold, Georges Daniel</text:p>
          </table:table-cell>
          <table:table-cell table:style-name="ce10" office:value-type="float" office:value="-9" calcext:value-type="float">
            <text:p>-9</text:p>
          </table:table-cell>
          <table:table-cell table:style-name="ce13" office:value-type="float" office:value="1918" calcext:value-type="float">
            <office:annotation draw:style-name="gr1" draw:text-style-name="P2" svg:width="465.93pt" svg:height="59.24pt" svg:x="325.45pt" svg:y="1065.74pt" draw:caption-point-x="-11.54pt" draw:caption-point-y="-19.98pt">
              <dc:date>2020-06-17T00:00:00</dc:date>
              <text:p text:style-name="P1">doit être date pour cette édition</text:p>
              <text:p text:style-name="P1"><text:tab/>-Pablo Ruiz</text:p>
              <text:p text:style-name="P1">c'est même pas la pièce! c'est un volume SUR la pièce</text:p>
              <text:p text:style-name="P1"><text:tab/>-Pablo Ruiz</text:p>
            </office:annotation>
            <text:p>1918</text:p>
          </table:table-cell>
          <table:table-cell table:style-name="ce13" office:value-type="float" office:value="1910" calcext:value-type="float">
            <text:p>1910</text:p>
          </table:table-cell>
          <table:table-cell table:style-name="ce5" office:value-type="string" calcext:value-type="string">
            <text:p>domaine public</text:p>
          </table:table-cell>
          <table:table-cell table:style-name="ce16" office:value-type="string" calcext:value-type="string">
            <text:p>Pfingstmontag" : eine Jahrhundert-Erinnerung : dem Elsass-Lothringischen Heimatdienst gewidmet / G. D. Arnold</text:p>
          </table:table-cell>
          <table:table-cell table:style-name="ce15" office:value-type="string" calcext:value-type="string">
            <text:p>Pfingstmontag" </text:p>
          </table:table-cell>
          <table:table-cell table:style-name="ce5" office:value-type="string" calcext:value-type="string">
            <text:p>s.n.</text:p>
          </table:table-cell>
          <table:table-cell table:style-name="ce13" office:value-type="float" office:value="48" calcext:value-type="float">
            <text:p>48</text:p>
          </table:table-cell>
          <table:table-cell table:style-name="ce26" office:value-type="float" office:value="1" calcext:value-type="float">
            <text:p>1</text:p>
          </table:table-cell>
          <table:table-cell table:style-name="ce5" office:value-type="string" calcext:value-type="string">
            <text:p>Allemand</text:p>
          </table:table-cell>
          <table:table-cell table:style-name="ce5" office:value-type="string" calcext:value-type="string">
            <text:p>romain</text:p>
          </table:table-cell>
          <table:table-cell table:style-name="ce30" office:value-type="string" calcext:value-type="string">
            <text:p><text:a xlink:href="https://www.numistral.fr/ark:/12148/bpt6k9109735g" xlink:type="simple">https://www.numistral.fr/ark:/12148/bpt6k9109735g</text:a></text:p>
          </table:table-cell>
          <table:table-cell table:number-columns-repeated="4" table:style-name="ce5" office:value-type="string" calcext:value-type="string">
            <text:p>s.n.</text:p>
          </table:table-cell>
          <table:table-cell table:style-name="ce5" office:value-type="string" calcext:value-type="string">
            <text:p>(Strassburg)</text:p>
          </table:table-cell>
          <table:table-cell table:style-name="ce5" office:value-type="string" calcext:value-type="string">
            <text:p>1780-1829.</text:p>
          </table:table-cell>
          <table:table-cell table:style-name="ce5" office:value-type="string" calcext:value-type="string">
            <text:p>Bibliothèque nationale et universitaire de Strasbourg , M.129.378</text:p>
          </table:table-cell>
          <table:table-cell table:style-name="ce5" office:value-type="string" calcext:value-type="string">
            <text:p>M.129.378</text:p>
          </table:table-cell>
          <table:table-cell table:style-name="ce30" office:value-type="string" calcext:value-type="string">
            <text:p><text:a xlink:href="http://catalogue.bnf.fr/ark:/12148/cb44932104b" xlink:type="simple">http://catalogue.bnf.fr/ark:/12148/cb44932104b</text:a></text:p>
          </table:table-cell>
          <table:table-cell table:style-name="ce32" office:value-type="date" office:date-value="2019-09-10" calcext:value-type="date">
            <text:p>09/10/2019</text:p>
          </table:table-cell>
          <table:table-cell table:style-name="ce36" table:number-columns-repeated="20"/>
          <table:table-cell table:number-columns-repeated="980"/>
        </table:table-row>
        <table:table-row table:style-name="ro1">
          <table:table-cell table:style-name="ce2" office:value-type="float" office:value="83" calcext:value-type="float">
            <text:p>83</text:p>
          </table:table-cell>
          <table:table-cell table:style-name="ce5" office:value-type="string" calcext:value-type="string">
            <text:p>Bastian, Ferdinand</text:p>
          </table:table-cell>
          <table:table-cell table:style-name="ce8" office:value-type="float" office:value="-1" calcext:value-type="float">
            <text:p>-1</text:p>
          </table:table-cell>
          <table:table-cell table:style-name="ce2" office:value-type="float" office:value="1932" calcext:value-type="float">
            <text:p>1932</text:p>
          </table:table-cell>
          <table:table-cell table:style-name="ce2" office:value-type="float" office:value="1930" calcext:value-type="float">
            <text:p>1930</text:p>
          </table:table-cell>
          <table:table-cell table:style-name="ce5" office:value-type="string" calcext:value-type="string">
            <text:p>domaine public</text:p>
          </table:table-cell>
          <table:table-cell table:number-columns-repeated="2" table:style-name="ce15" office:value-type="string" calcext:value-type="string">
            <text:p>Struewelpeter , Originalmaerel in 7 Bilder un 3 Verwandlunge</text:p>
          </table:table-cell>
          <table:table-cell table:style-name="ce5" office:value-type="string" calcext:value-type="string">
            <text:p>märel</text:p>
          </table:table-cell>
          <table:table-cell table:style-name="ce2" office:value-type="float" office:value="58" calcext:value-type="float">
            <text:p>58</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7090" xlink:type="simple">https://www.numistral.fr/ark:/12148/bpt6k91097090</text:a></text:p>
          </table:table-cell>
          <table:table-cell table:number-columns-repeated="4" table:style-name="ce5" office:value-type="string" calcext:value-type="string">
            <text:p>s.n.</text:p>
          </table:table-cell>
          <table:table-cell table:style-name="ce5" office:value-type="string" calcext:value-type="string">
            <text:p>(Strossburi)</text:p>
          </table:table-cell>
          <table:table-cell table:style-name="ce5" office:value-type="string" calcext:value-type="string">
            <text:p>s.n.</text:p>
          </table:table-cell>
          <table:table-cell table:style-name="ce5" office:value-type="string" calcext:value-type="string">
            <text:p>Bibliothèque nationale et universitaire de Strasbourg , M.126.378</text:p>
          </table:table-cell>
          <table:table-cell table:style-name="ce5" office:value-type="string" calcext:value-type="string">
            <text:p>M.126.378</text:p>
          </table:table-cell>
          <table:table-cell table:style-name="ce30" office:value-type="string" calcext:value-type="string">
            <text:p><text:a xlink:href="http://catalogue.bnf.fr/ark:/12148/cb449319436" xlink:type="simple">http://catalogue.bnf.fr/ark:/12148/cb449319436</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84" calcext:value-type="float">
            <text:p>84</text:p>
          </table:table-cell>
          <table:table-cell table:style-name="ce5" office:value-type="string" calcext:value-type="string">
            <text:p>Kuehne, Fernand</text:p>
          </table:table-cell>
          <table:table-cell table:style-name="ce8" office:value-type="float" office:value="1" calcext:value-type="float">
            <text:p>1</text:p>
          </table:table-cell>
          <table:table-cell table:style-name="ce2" office:value-type="float" office:value="1923" calcext:value-type="float">
            <text:p>1923</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Theaterstücke f. d. elsass. Vereinsbühne]. 47, Bureaukrate! : Dialektkomödie in einem Akt / von Fernand Kuhne</text:p>
          </table:table-cell>
          <table:table-cell table:style-name="ce15" office:value-type="string" calcext:value-type="string">
            <text:p>[Theaterstücke f</text:p>
          </table:table-cell>
          <table:table-cell table:style-name="ce5" office:value-type="string" calcext:value-type="string">
            <text:p>comédie</text:p>
          </table:table-cell>
          <table:table-cell table:style-name="ce2" office:value-type="float" office:value="28" calcext:value-type="float">
            <text:p>28</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624b" xlink:type="simple">https://www.numistral.fr/ark:/12148/bpt6k9109624b</text:a></text:p>
          </table:table-cell>
          <table:table-cell table:number-columns-repeated="4" table:style-name="ce5" office:value-type="string" calcext:value-type="string">
            <text:p>s.n.</text:p>
          </table:table-cell>
          <table:table-cell table:style-name="ce5" office:value-type="string" calcext:value-type="string">
            <text:p>(Colmar)</text:p>
          </table:table-cell>
          <table:table-cell table:style-name="ce5" office:value-type="string" calcext:value-type="string">
            <text:p>s.n.</text:p>
          </table:table-cell>
          <table:table-cell table:style-name="ce5" office:value-type="string" calcext:value-type="string">
            <text:p>Bibliothèque nationale et universitaire de Strasbourg , M.122.986</text:p>
          </table:table-cell>
          <table:table-cell table:style-name="ce5" office:value-type="string" calcext:value-type="string">
            <text:p>M.122.986</text:p>
          </table:table-cell>
          <table:table-cell table:style-name="ce30" office:value-type="string" calcext:value-type="string">
            <text:p><text:a xlink:href="http://catalogue.bnf.fr/ark:/12148/cb44931990q" xlink:type="simple">http://catalogue.bnf.fr/ark:/12148/cb44931990q</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85" calcext:value-type="float">
            <text:p>85</text:p>
          </table:table-cell>
          <table:table-cell table:style-name="ce5" office:value-type="string" calcext:value-type="string">
            <text:p>Stoskopf, Gustave</text:p>
          </table:table-cell>
          <table:table-cell table:style-name="ce8" office:value-type="float" office:value="1" calcext:value-type="float">
            <text:p>1</text:p>
          </table:table-cell>
          <table:table-cell table:style-name="ce2" office:value-type="float" office:value="1906" calcext:value-type="float">
            <text:p>1906</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D'r Hoflieferant. Elsaessische Komœdie in 3 Aufzuegen</text:p>
          </table:table-cell>
          <table:table-cell table:style-name="ce15" office:value-type="string" calcext:value-type="string">
            <text:p>D'r Hoflieferant</text:p>
          </table:table-cell>
          <table:table-cell table:style-name="ce5" office:value-type="string" calcext:value-type="string">
            <text:p>comédie</text:p>
          </table:table-cell>
          <table:table-cell table:style-name="ce2" office:value-type="float" office:value="108" calcext:value-type="float">
            <text:p>108</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5937" xlink:type="simple">https://www.numistral.fr/ark:/12148/bpt6k91095937</text:a></text:p>
          </table:table-cell>
          <table:table-cell table:number-columns-repeated="5" table:style-name="ce5" office:value-type="string" calcext:value-type="string">
            <text:p>s.n.</text:p>
          </table:table-cell>
          <table:table-cell table:style-name="ce5" office:value-type="string" calcext:value-type="string">
            <text:p>1869-1944.</text:p>
          </table:table-cell>
          <table:table-cell table:style-name="ce5" office:value-type="string" calcext:value-type="string">
            <text:p>Bibliothèque nationale et universitaire de Strasbourg , M.111.966</text:p>
          </table:table-cell>
          <table:table-cell table:style-name="ce5" office:value-type="string" calcext:value-type="string">
            <text:p>M.111.966</text:p>
          </table:table-cell>
          <table:table-cell table:style-name="ce30" office:value-type="string" calcext:value-type="string">
            <text:p><text:a xlink:href="http://catalogue.bnf.fr/ark:/12148/cb44931903z" xlink:type="simple">http://catalogue.bnf.fr/ark:/12148/cb44931903z</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86" calcext:value-type="float">
            <text:p>86</text:p>
          </table:table-cell>
          <table:table-cell table:style-name="ce5" office:value-type="string" calcext:value-type="string">
            <text:p>Sengelin, Xavier</text:p>
          </table:table-cell>
          <table:table-cell table:style-name="ce8" office:value-type="float" office:value="1" calcext:value-type="float">
            <text:p>1</text:p>
          </table:table-cell>
          <table:table-cell table:number-columns-repeated="2"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D'Mamsell Elis. Volksstueck uesm Buerelawe in 3 Akte und 1 Vorakt</text:p>
          </table:table-cell>
          <table:table-cell table:style-name="ce15" office:value-type="string" calcext:value-type="string">
            <text:p>D'Mamsell Elis</text:p>
          </table:table-cell>
          <table:table-cell table:style-name="ce5" office:value-type="string" calcext:value-type="string">
            <text:p>volksstück</text:p>
          </table:table-cell>
          <table:table-cell table:style-name="ce2" office:value-type="float" office:value="64" calcext:value-type="float">
            <text:p>64</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900" xlink:type="simple">https://www.numistral.fr/ark:/12148/bpt6k91095900</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1.919</text:p>
          </table:table-cell>
          <table:table-cell table:style-name="ce5" office:value-type="string" calcext:value-type="string">
            <text:p>M.111.919</text:p>
          </table:table-cell>
          <table:table-cell table:style-name="ce30" office:value-type="string" calcext:value-type="string">
            <text:p><text:a xlink:href="http://catalogue.bnf.fr/ark:/12148/cb449320162" xlink:type="simple">http://catalogue.bnf.fr/ark:/12148/cb449320162</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87" calcext:value-type="float">
            <text:p>87</text:p>
          </table:table-cell>
          <table:table-cell table:style-name="ce5" office:value-type="string" calcext:value-type="string">
            <text:p>Stoskopf, Gustave</text:p>
          </table:table-cell>
          <table:table-cell table:style-name="ce8" office:value-type="float" office:value="1" calcext:value-type="float">
            <text:p>1</text:p>
          </table:table-cell>
          <table:table-cell table:number-columns-repeated="2"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D'Pariser Reis. Schwank in dreij Akt</text:p>
          </table:table-cell>
          <table:table-cell table:style-name="ce15" office:value-type="string" calcext:value-type="string">
            <text:p>D'Pariser Reis</text:p>
          </table:table-cell>
          <table:table-cell table:style-name="ce5" office:value-type="string" calcext:value-type="string">
            <text:p>schwank</text:p>
          </table:table-cell>
          <table:table-cell table:style-name="ce2" office:value-type="float" office:value="140" calcext:value-type="float">
            <text:p>140</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92t" xlink:type="simple">https://www.numistral.fr/ark:/12148/bpt6k9109592t</text:a></text:p>
          </table:table-cell>
          <table:table-cell table:number-columns-repeated="5" table:style-name="ce5" office:value-type="string" calcext:value-type="string">
            <text:p>s.n.</text:p>
          </table:table-cell>
          <table:table-cell table:style-name="ce5" office:value-type="string" calcext:value-type="string">
            <text:p>1869-1944.</text:p>
          </table:table-cell>
          <table:table-cell table:style-name="ce5" office:value-type="string" calcext:value-type="string">
            <text:p>Bibliothèque nationale et universitaire de Strasbourg , M.111.959</text:p>
          </table:table-cell>
          <table:table-cell table:style-name="ce5" office:value-type="string" calcext:value-type="string">
            <text:p>M.111.959</text:p>
          </table:table-cell>
          <table:table-cell table:style-name="ce30" office:value-type="string" calcext:value-type="string">
            <text:p><text:a xlink:href="http://catalogue.bnf.fr/ark:/12148/cb449320209" xlink:type="simple">http://catalogue.bnf.fr/ark:/12148/cb449320209</text:a></text:p>
          </table:table-cell>
          <table:table-cell table:style-name="ce33" office:value-type="date" office:date-value="2019-09-16" calcext:value-type="date">
            <text:p>16/09/2019</text:p>
          </table:table-cell>
          <table:table-cell table:style-name="ce4" table:number-columns-repeated="20"/>
          <table:table-cell table:number-columns-repeated="980"/>
        </table:table-row>
        <table:table-row table:style-name="ro1">
          <table:table-cell table:style-name="ce2" office:value-type="float" office:value="88" calcext:value-type="float">
            <text:p>88</text:p>
          </table:table-cell>
          <table:table-cell table:style-name="ce5" office:value-type="string" calcext:value-type="string">
            <text:p>Stoskopf, Gustave</text:p>
          </table:table-cell>
          <table:table-cell table:style-name="ce8" office:value-type="float" office:value="-9" calcext:value-type="float">
            <text:p>-9</text:p>
          </table:table-cell>
          <table:table-cell table:style-name="ce2" office:value-type="float" office:value="1903" calcext:value-type="float">
            <text:p>1903</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6" office:value-type="string" calcext:value-type="string">
            <text:p>Das Elsaessischen Theater Strassburg (TR) : Festsaal im Union-Hotel, Kellermannstaden / Gustav Stoskopf, Herm Guenther ; Programm mit einer Deckenzeichnung von Ch. Spindler</text:p>
          </table:table-cell>
          <table:table-cell table:style-name="ce15" office:value-type="string" calcext:value-type="string">
            <text:p>Das Elsaessischen Theater Strassburg (TR)</text:p>
          </table:table-cell>
          <table:table-cell table:style-name="ce5" office:value-type="string" calcext:value-type="string">
            <text:p>s.n.</text:p>
          </table:table-cell>
          <table:table-cell table:style-name="ce2" office:value-type="float" office:value="86" calcext:value-type="float">
            <text:p>86</text:p>
          </table:table-cell>
          <table:table-cell table:style-name="ce26" office:value-type="float" office:value="1" calcext:value-type="float">
            <text:p>1</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749h" xlink:type="simple">https://www.numistral.fr/ark:/12148/bpt6k9109749h</text:a></text:p>
          </table:table-cell>
          <table:table-cell table:number-columns-repeated="3" table:style-name="ce5" office:value-type="string" calcext:value-type="string">
            <text:p>s.n.</text:p>
          </table:table-cell>
          <table:table-cell table:style-name="ce5" office:value-type="string" calcext:value-type="string">
            <text:p>Spindler, Charles</text:p>
          </table:table-cell>
          <table:table-cell table:style-name="ce5" office:value-type="string" calcext:value-type="string">
            <text:p>s.n.</text:p>
          </table:table-cell>
          <table:table-cell table:style-name="ce5" office:value-type="string" calcext:value-type="string">
            <text:p>1869-1944.</text:p>
          </table:table-cell>
          <table:table-cell table:style-name="ce5" office:value-type="string" calcext:value-type="string">
            <text:p>Bibliothèque nationale et universitaire de Strasbourg , M.34.126</text:p>
          </table:table-cell>
          <table:table-cell table:style-name="ce5" office:value-type="string" calcext:value-type="string">
            <text:p>M.34.126</text:p>
          </table:table-cell>
          <table:table-cell table:style-name="ce30" office:value-type="string" calcext:value-type="string">
            <text:p><text:a xlink:href="http://catalogue.bnf.fr/ark:/12148/cb449319049" xlink:type="simple">http://catalogue.bnf.fr/ark:/12148/cb449319049</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89" calcext:value-type="float">
            <text:p>89</text:p>
          </table:table-cell>
          <table:table-cell table:style-name="ce5" office:value-type="string" calcext:value-type="string">
            <text:p>Clémens, Paul</text:p>
          </table:table-cell>
          <table:table-cell table:style-name="ce8" office:value-type="float" office:value="1" calcext:value-type="float">
            <text:p>1</text:p>
          </table:table-cell>
          <table:table-cell table:style-name="ce2" office:value-type="float" office:value="1919" calcext:value-type="float">
            <text:p>1919</text:p>
          </table:table-cell>
          <table:table-cell table:style-name="ce2" office:value-type="float" office:value="1910" calcext:value-type="float">
            <text:p>1910</text:p>
          </table:table-cell>
          <table:table-cell table:style-name="ce5" office:value-type="string" calcext:value-type="string">
            <text:p>domaine public</text:p>
          </table:table-cell>
          <table:table-cell table:style-name="ce15" office:value-type="string" calcext:value-type="string">
            <text:p>Gift. Schwank in einem Akt in elsaessischer Mundart (2. Aufl.)</text:p>
          </table:table-cell>
          <table:table-cell table:style-name="ce15" office:value-type="string" calcext:value-type="string">
            <text:p>Gift</text:p>
          </table:table-cell>
          <table:table-cell table:style-name="ce5" office:value-type="string" calcext:value-type="string">
            <text:p>schwank</text:p>
          </table:table-cell>
          <table:table-cell table:style-name="ce2" office:value-type="float" office:value="27" calcext:value-type="float">
            <text:p>27</text:p>
          </table:table-cell>
          <table:table-cell table:style-name="ce25" office:value-type="float" office:value="0" calcext:value-type="float">
            <text:p>0</text:p>
          </table:table-cell>
          <table:table-cell table:style-name="ce5" office:value-type="string" calcext:value-type="string">
            <text:p>Allemand</text:p>
          </table:table-cell>
          <table:table-cell table:style-name="ce5" office:value-type="string" calcext:value-type="string">
            <text:p>romain</text:p>
          </table:table-cell>
          <table:table-cell table:style-name="ce30" office:value-type="string" calcext:value-type="string">
            <text:p><text:a xlink:href="https://www.numistral.fr/ark:/12148/bpt6k9109546k" xlink:type="simple">https://www.numistral.fr/ark:/12148/bpt6k9109546k</text:a></text:p>
          </table:table-cell>
          <table:table-cell table:number-columns-repeated="5" table:style-name="ce5" office:value-type="string" calcext:value-type="string">
            <text:p>s.n.</text:p>
          </table:table-cell>
          <table:table-cell table:style-name="ce5" office:value-type="string" calcext:value-type="string">
            <text:p>1928-.....</text:p>
          </table:table-cell>
          <table:table-cell table:style-name="ce5" office:value-type="string" calcext:value-type="string">
            <text:p>Bibliothèque nationale et universitaire de Strasbourg , M.111.372</text:p>
          </table:table-cell>
          <table:table-cell table:style-name="ce5" office:value-type="string" calcext:value-type="string">
            <text:p>M.111.372</text:p>
          </table:table-cell>
          <table:table-cell table:style-name="ce30" office:value-type="string" calcext:value-type="string">
            <text:p><text:a xlink:href="http://catalogue.bnf.fr/ark:/12148/cb449319525" xlink:type="simple">http://catalogue.bnf.fr/ark:/12148/cb449319525</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90" calcext:value-type="float">
            <text:p>90</text:p>
          </table:table-cell>
          <table:table-cell table:style-name="ce5" office:value-type="string" calcext:value-type="string">
            <text:p>Riff, Jean</text:p>
          </table:table-cell>
          <table:table-cell table:style-name="ce8" office:value-type="float" office:value="1" calcext:value-type="float">
            <text:p>1</text:p>
          </table:table-cell>
          <table:table-cell table:style-name="ce2" office:value-type="float" office:value="1903" calcext:value-type="float">
            <text:p>1903</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D'r Erbunkel. Lustspiel in eim Uffzug</text:p>
          </table:table-cell>
          <table:table-cell table:style-name="ce15" office:value-type="string" calcext:value-type="string">
            <text:p>D'r Erbunkel</text:p>
          </table:table-cell>
          <table:table-cell table:style-name="ce5" office:value-type="string" calcext:value-type="string">
            <text:p>lustspiel</text:p>
          </table:table-cell>
          <table:table-cell table:style-name="ce2" office:value-type="float" office:value="47" calcext:value-type="float">
            <text:p>47</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80m" xlink:type="simple">https://www.numistral.fr/ark:/12148/bpt6k9109580m</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1.853</text:p>
          </table:table-cell>
          <table:table-cell table:style-name="ce5" office:value-type="string" calcext:value-type="string">
            <text:p>M.111.853</text:p>
          </table:table-cell>
          <table:table-cell table:style-name="ce30" office:value-type="string" calcext:value-type="string">
            <text:p><text:a xlink:href="http://catalogue.bnf.fr/ark:/12148/cb44932006r" xlink:type="simple">http://catalogue.bnf.fr/ark:/12148/cb44932006r</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91" calcext:value-type="float">
            <text:p>91</text:p>
          </table:table-cell>
          <table:table-cell table:style-name="ce5" office:value-type="string" calcext:value-type="string">
            <text:p>Guenther, Hermann</text:p>
          </table:table-cell>
          <table:table-cell table:style-name="ce8" office:value-type="float" office:value="1" calcext:value-type="float">
            <text:p>1</text:p>
          </table:table-cell>
          <table:table-cell table:style-name="ce2" office:value-type="float" office:value="1905" calcext:value-type="float">
            <text:p>1905</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number-columns-repeated="2" table:style-name="ce15" office:value-type="string" calcext:value-type="string">
            <text:p>L'oubli? (Das Vergessen?) Dramatische Skizze in einem Akt</text:p>
          </table:table-cell>
          <table:table-cell table:style-name="ce5" office:value-type="string" calcext:value-type="string">
            <text:p>drame</text:p>
          </table:table-cell>
          <table:table-cell table:style-name="ce2" office:value-type="float" office:value="43" calcext:value-type="float">
            <text:p>43</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567r" xlink:type="simple">https://www.numistral.fr/ark:/12148/bpt6k9109567r</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1.524</text:p>
          </table:table-cell>
          <table:table-cell table:style-name="ce5" office:value-type="string" calcext:value-type="string">
            <text:p>M.111.524</text:p>
          </table:table-cell>
          <table:table-cell table:style-name="ce30" office:value-type="string" calcext:value-type="string">
            <text:p><text:a xlink:href="http://catalogue.bnf.fr/ark:/12148/cb44932162h" xlink:type="simple">http://catalogue.bnf.fr/ark:/12148/cb44932162h</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92" calcext:value-type="float">
            <text:p>92</text:p>
          </table:table-cell>
          <table:table-cell table:style-name="ce5" office:value-type="string" calcext:value-type="string">
            <text:p>Clémens, Paul</text:p>
          </table:table-cell>
          <table:table-cell table:style-name="ce8" office:value-type="float" office:value="-1" calcext:value-type="float">
            <text:p>-1</text:p>
          </table:table-cell>
          <table:table-cell table:number-columns-repeated="2"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E truericher Wittmann. Soloscene</text:p>
          </table:table-cell>
          <table:table-cell table:style-name="ce15" office:value-type="string" calcext:value-type="string">
            <text:p>E truericher Wittmann</text:p>
          </table:table-cell>
          <table:table-cell table:style-name="ce5" office:value-type="string" calcext:value-type="string">
            <text:p>soloscene</text:p>
          </table:table-cell>
          <table:table-cell table:style-name="ce2" office:value-type="float" office:value="4" calcext:value-type="float">
            <text:p>4</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5455" xlink:type="simple">https://www.numistral.fr/ark:/12148/bpt6k91095455</text:a></text:p>
          </table:table-cell>
          <table:table-cell table:number-columns-repeated="5" table:style-name="ce5" office:value-type="string" calcext:value-type="string">
            <text:p>s.n.</text:p>
          </table:table-cell>
          <table:table-cell table:style-name="ce5" office:value-type="string" calcext:value-type="string">
            <text:p>1928-.....</text:p>
          </table:table-cell>
          <table:table-cell table:style-name="ce5" office:value-type="string" calcext:value-type="string">
            <text:p>Bibliothèque nationale et universitaire de Strasbourg , M.111.371</text:p>
          </table:table-cell>
          <table:table-cell table:style-name="ce5" office:value-type="string" calcext:value-type="string">
            <text:p>M.111.371</text:p>
          </table:table-cell>
          <table:table-cell table:style-name="ce30" office:value-type="string" calcext:value-type="string">
            <text:p><text:a xlink:href="http://catalogue.bnf.fr/ark:/12148/cb44931957w" xlink:type="simple">http://catalogue.bnf.fr/ark:/12148/cb44931957w</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93" calcext:value-type="float">
            <text:p>93</text:p>
          </table:table-cell>
          <table:table-cell table:style-name="ce5" office:value-type="string" calcext:value-type="string">
            <text:p>Horsch, D. G. Adolph</text:p>
          </table:table-cell>
          <table:table-cell table:style-name="ce8" office:value-type="float" office:value="1" calcext:value-type="float">
            <text:p>1</text:p>
          </table:table-cell>
          <table:table-cell table:style-name="ce2" office:value-type="float" office:value="1901" calcext:value-type="float">
            <text:p>1901</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D'Madam fahrt Velo. E modern's Lustspiel in 1 Akt</text:p>
          </table:table-cell>
          <table:table-cell table:style-name="ce15" office:value-type="string" calcext:value-type="string">
            <text:p>D'Madam fahrt Velo</text:p>
          </table:table-cell>
          <table:table-cell table:style-name="ce5" office:value-type="string" calcext:value-type="string">
            <text:p>lustspiel</text:p>
          </table:table-cell>
          <table:table-cell table:style-name="ce2" office:value-type="float" office:value="46" calcext:value-type="float">
            <text:p>46</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69k" xlink:type="simple">https://www.numistral.fr/ark:/12148/bpt6k9109569k</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1.561</text:p>
          </table:table-cell>
          <table:table-cell table:style-name="ce5" office:value-type="string" calcext:value-type="string">
            <text:p>M.111.561</text:p>
          </table:table-cell>
          <table:table-cell table:style-name="ce30" office:value-type="string" calcext:value-type="string">
            <text:p><text:a xlink:href="http://catalogue.bnf.fr/ark:/12148/cb44931977h" xlink:type="simple">http://catalogue.bnf.fr/ark:/12148/cb44931977h</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94" calcext:value-type="float">
            <text:p>94</text:p>
          </table:table-cell>
          <table:table-cell table:style-name="ce5" office:value-type="string" calcext:value-type="string">
            <text:p>Riff, Jean</text:p>
          </table:table-cell>
          <table:table-cell table:style-name="ce8" office:value-type="float" office:value="-9" calcext:value-type="float">
            <text:p>-9</text:p>
          </table:table-cell>
          <table:table-cell table:style-name="ce2" office:value-type="float" office:value="1906" calcext:value-type="float">
            <text:p>1906</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D'r luschti Hans-Michel. Lustspiel in einem Aufzug in Strassburger Mundart</text:p>
          </table:table-cell>
          <table:table-cell table:style-name="ce15" office:value-type="string" calcext:value-type="string">
            <text:p>D'r luschti Hans-Michel</text:p>
          </table:table-cell>
          <table:table-cell table:style-name="ce5" office:value-type="string" calcext:value-type="string">
            <text:p>lustspiel</text:p>
          </table:table-cell>
          <table:table-cell table:style-name="ce2" office:value-type="float" office:value="46" calcext:value-type="float">
            <text:p>46</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82f" xlink:type="simple">https://www.numistral.fr/ark:/12148/bpt6k9109582f</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1.858</text:p>
          </table:table-cell>
          <table:table-cell table:style-name="ce5" office:value-type="string" calcext:value-type="string">
            <text:p>M.111.858</text:p>
          </table:table-cell>
          <table:table-cell table:style-name="ce30" office:value-type="string" calcext:value-type="string">
            <text:p><text:a xlink:href="http://catalogue.bnf.fr/ark:/12148/cb44932009s" xlink:type="simple">http://catalogue.bnf.fr/ark:/12148/cb44932009s</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95" calcext:value-type="float">
            <text:p>95</text:p>
          </table:table-cell>
          <table:table-cell table:style-name="ce5" office:value-type="string" calcext:value-type="string">
            <text:p>Kleisecker, H</text:p>
          </table:table-cell>
          <table:table-cell table:style-name="ce8" office:value-type="float" office:value="1" calcext:value-type="float">
            <text:p>1</text:p>
          </table:table-cell>
          <table:table-cell table:number-columns-repeated="2"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D'r Schnider von Gambse : Lustspiel von H. Kleisecker herausgegeben von Jul. Schies</text:p>
          </table:table-cell>
          <table:table-cell table:style-name="ce15" office:value-type="string" calcext:value-type="string">
            <text:p>D'r Schnider von Gambse</text:p>
          </table:table-cell>
          <table:table-cell table:style-name="ce5" office:value-type="string" calcext:value-type="string">
            <text:p>lustspiel</text:p>
          </table:table-cell>
          <table:table-cell table:style-name="ce2" office:value-type="float" office:value="30" calcext:value-type="float">
            <text:p>30</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7431" xlink:type="simple">https://www.numistral.fr/ark:/12148/bpt6k91097431</text:a></text:p>
          </table:table-cell>
          <table:table-cell table:number-columns-repeated="4" table:style-name="ce5" office:value-type="string" calcext:value-type="string">
            <text:p>s.n.</text:p>
          </table:table-cell>
          <table:table-cell table:style-name="ce5" office:value-type="string" calcext:value-type="string">
            <text:p>(Strasbourg)</text:p>
          </table:table-cell>
          <table:table-cell table:style-name="ce5" office:value-type="string" calcext:value-type="string">
            <text:p>s.n.</text:p>
          </table:table-cell>
          <table:table-cell table:style-name="ce5" office:value-type="string" calcext:value-type="string">
            <text:p>Bibliothèque nationale et universitaire de Strasbourg , M.132.575</text:p>
          </table:table-cell>
          <table:table-cell table:style-name="ce5" office:value-type="string" calcext:value-type="string">
            <text:p>M.132.575</text:p>
          </table:table-cell>
          <table:table-cell table:style-name="ce30" office:value-type="string" calcext:value-type="string">
            <text:p><text:a xlink:href="http://catalogue.bnf.fr/ark:/12148/cb44931989h" xlink:type="simple">http://catalogue.bnf.fr/ark:/12148/cb44931989h</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96" calcext:value-type="float">
            <text:p>96</text:p>
          </table:table-cell>
          <table:table-cell table:style-name="ce5" office:value-type="string" calcext:value-type="string">
            <text:p>Schickele, René</text:p>
          </table:table-cell>
          <table:table-cell table:style-name="ce8" office:value-type="float" office:value="-9" calcext:value-type="float">
            <text:p>-9</text:p>
          </table:table-cell>
          <table:table-cell table:number-columns-repeated="2" table:style-name="ce2" office:value-type="float" office:value="1920" calcext:value-type="float">
            <text:p>1920</text:p>
          </table:table-cell>
          <table:table-cell table:style-name="ce5" office:value-type="string" calcext:value-type="string">
            <text:p>domaine public</text:p>
          </table:table-cell>
          <table:table-cell table:number-columns-repeated="2" table:style-name="ce15" office:value-type="string" calcext:value-type="string">
            <text:p>Am Glockenturm, Schauspiel in drei Aufzügen</text:p>
          </table:table-cell>
          <table:table-cell table:style-name="ce5" office:value-type="string" calcext:value-type="string">
            <text:p>s.n.</text:p>
          </table:table-cell>
          <table:table-cell table:style-name="ce2" office:value-type="float" office:value="144" calcext:value-type="float">
            <text:p>144</text:p>
          </table:table-cell>
          <table:table-cell table:style-name="ce25" office:value-type="float" office:value="0" calcext:value-type="float">
            <text:p>0</text:p>
          </table:table-cell>
          <table:table-cell table:style-name="ce5" office:value-type="string" calcext:value-type="string">
            <text:p>Allemand</text:p>
          </table:table-cell>
          <table:table-cell table:style-name="ce5" office:value-type="string" calcext:value-type="string">
            <text:p>romain</text:p>
          </table:table-cell>
          <table:table-cell table:style-name="ce30" office:value-type="string" calcext:value-type="string">
            <text:p><text:a xlink:href="https://www.numistral.fr/ark:/12148/bpt6k9109747p" xlink:type="simple">https://www.numistral.fr/ark:/12148/bpt6k9109747p</text:a></text:p>
          </table:table-cell>
          <table:table-cell table:number-columns-repeated="4" table:style-name="ce5" office:value-type="string" calcext:value-type="string">
            <text:p>s.n.</text:p>
          </table:table-cell>
          <table:table-cell table:style-name="ce5" office:value-type="string" calcext:value-type="string">
            <text:p>(Berlin)</text:p>
          </table:table-cell>
          <table:table-cell table:style-name="ce5" office:value-type="string" calcext:value-type="string">
            <text:p>1883-1940.</text:p>
          </table:table-cell>
          <table:table-cell table:style-name="ce5" office:value-type="string" calcext:value-type="string">
            <text:p>Bibliothèque nationale et universitaire de Strasbourg , M.148.900</text:p>
          </table:table-cell>
          <table:table-cell table:style-name="ce5" office:value-type="string" calcext:value-type="string">
            <text:p>M.148.900</text:p>
          </table:table-cell>
          <table:table-cell table:style-name="ce30" office:value-type="string" calcext:value-type="string">
            <text:p><text:a xlink:href="http://catalogue.bnf.fr/ark:/12148/cb449322080" xlink:type="simple">http://catalogue.bnf.fr/ark:/12148/cb449322080</text:a></text:p>
          </table:table-cell>
          <table:table-cell table:style-name="ce32" office:value-type="date" office:date-value="2019-09-10" calcext:value-type="date">
            <text:p>09/10/2019</text:p>
          </table:table-cell>
          <table:table-cell table:style-name="ce36" table:number-columns-repeated="20"/>
          <table:table-cell table:number-columns-repeated="980"/>
        </table:table-row>
        <table:table-row table:style-name="ro1">
          <table:table-cell table:style-name="ce2" office:value-type="float" office:value="97" calcext:value-type="float">
            <text:p>97</text:p>
          </table:table-cell>
          <table:table-cell table:style-name="ce5" office:value-type="string" calcext:value-type="string">
            <text:p>Lündner, Max</text:p>
          </table:table-cell>
          <table:table-cell table:style-name="ce8" office:value-type="float" office:value="-9" calcext:value-type="float">
            <text:p>-9</text:p>
          </table:table-cell>
          <table:table-cell table:style-name="ce2" office:value-type="float" office:value="1901" calcext:value-type="float">
            <text:p>1901</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6" office:value-type="string" calcext:value-type="string">
            <text:p>Das Elsässische Theater zu Straßburg i. E. : mit 30 Abbildungen in Phototypie (Luxusausgabe) / [Max Lündner und Julius Greber]</text:p>
          </table:table-cell>
          <table:table-cell table:style-name="ce15" office:value-type="string" calcext:value-type="string">
            <text:p>Das Elsässische Theater zu Straßburg i</text:p>
          </table:table-cell>
          <table:table-cell table:style-name="ce5" office:value-type="string" calcext:value-type="string">
            <text:p>s.n.</text:p>
          </table:table-cell>
          <table:table-cell table:style-name="ce2" office:value-type="float" office:value="80" calcext:value-type="float">
            <text:p>80</text:p>
          </table:table-cell>
          <table:table-cell table:style-name="ce26" office:value-type="float" office:value="1" calcext:value-type="float">
            <text:p>1</text:p>
          </table:table-cell>
          <table:table-cell table:style-name="ce5" office:value-type="string" calcext:value-type="string">
            <text:p>Allemand</text:p>
          </table:table-cell>
          <table:table-cell table:style-name="ce5" office:value-type="string" calcext:value-type="string">
            <text:p>gothique</text:p>
          </table:table-cell>
          <table:table-cell table:style-name="ce30" office:value-type="string" calcext:value-type="string">
            <text:p><text:a xlink:href="https://www.numistral.fr/ark:/12148/bpt6k91095151" xlink:type="simple">https://www.numistral.fr/ark:/12148/bpt6k91095151</text:a></text:p>
          </table:table-cell>
          <table:table-cell table:number-columns-repeated="4" table:style-name="ce5" office:value-type="string" calcext:value-type="string">
            <text:p>s.n.</text:p>
          </table:table-cell>
          <table:table-cell table:style-name="ce5" office:value-type="string" calcext:value-type="string">
            <text:p>(Straßburg)</text:p>
          </table:table-cell>
          <table:table-cell table:style-name="ce5" office:value-type="string" calcext:value-type="string">
            <text:p>1868-1914.</text:p>
          </table:table-cell>
          <table:table-cell table:style-name="ce5" office:value-type="string" calcext:value-type="string">
            <text:p>Bibliothèque nationale et universitaire de Strasbourg , M.109.085</text:p>
          </table:table-cell>
          <table:table-cell table:style-name="ce5" office:value-type="string" calcext:value-type="string">
            <text:p>M.109.085</text:p>
          </table:table-cell>
          <table:table-cell table:style-name="ce30" office:value-type="string" calcext:value-type="string">
            <text:p><text:a xlink:href="http://catalogue.bnf.fr/ark:/12148/cb449319018" xlink:type="simple">http://catalogue.bnf.fr/ark:/12148/cb449319018</text:a></text:p>
          </table:table-cell>
          <table:table-cell table:style-name="ce32" office:value-type="date" office:date-value="2019-09-10" calcext:value-type="date">
            <text:p>09/10/2019</text:p>
          </table:table-cell>
          <table:table-cell table:style-name="ce36" table:number-columns-repeated="20"/>
          <table:table-cell table:number-columns-repeated="980"/>
        </table:table-row>
        <table:table-row table:style-name="ro1">
          <table:table-cell table:style-name="ce2" office:value-type="float" office:value="98" calcext:value-type="float">
            <text:p>98</text:p>
          </table:table-cell>
          <table:table-cell table:style-name="ce5" office:value-type="string" calcext:value-type="string">
            <text:p>Greber, Julius</text:p>
          </table:table-cell>
          <table:table-cell table:style-name="ce8" office:value-type="float" office:value="1" calcext:value-type="float">
            <text:p>1</text:p>
          </table:table-cell>
          <table:table-cell table:style-name="ce2" office:value-type="float" office:value="1906" calcext:value-type="float">
            <text:p>1906</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Der Zeuge. Gerichtsscene in einem Aufzug</text:p>
          </table:table-cell>
          <table:table-cell table:style-name="ce15" office:value-type="string" calcext:value-type="string">
            <text:p>Der Zeuge</text:p>
          </table:table-cell>
          <table:table-cell table:style-name="ce5" office:value-type="string" calcext:value-type="string">
            <text:p>gerichtsscene</text:p>
          </table:table-cell>
          <table:table-cell table:style-name="ce2" office:value-type="float" office:value="47" calcext:value-type="float">
            <text:p>47</text:p>
          </table:table-cell>
          <table:table-cell table:style-name="ce25" office:value-type="float" office:value="0" calcext:value-type="float">
            <text:p>0</text:p>
          </table:table-cell>
          <table:table-cell table:style-name="ce5" office:value-type="string" calcext:value-type="string">
            <text:p>Allemand</text:p>
          </table:table-cell>
          <table:table-cell table:style-name="ce5" office:value-type="string" calcext:value-type="string">
            <text:p>gothique</text:p>
          </table:table-cell>
          <table:table-cell table:style-name="ce30" office:value-type="string" calcext:value-type="string">
            <text:p><text:a xlink:href="https://www.numistral.fr/ark:/12148/bpt6k91095188" xlink:type="simple">https://www.numistral.fr/ark:/12148/bpt6k91095188</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0.033</text:p>
          </table:table-cell>
          <table:table-cell table:style-name="ce5" office:value-type="string" calcext:value-type="string">
            <text:p>M.110.033</text:p>
          </table:table-cell>
          <table:table-cell table:style-name="ce30" office:value-type="string" calcext:value-type="string">
            <text:p><text:a xlink:href="http://catalogue.bnf.fr/ark:/12148/cb44931975t" xlink:type="simple">http://catalogue.bnf.fr/ark:/12148/cb44931975t</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99" calcext:value-type="float">
            <text:p>99</text:p>
          </table:table-cell>
          <table:table-cell table:style-name="ce5" office:value-type="string" calcext:value-type="string">
            <text:p>Stoskopf, Gustave</text:p>
          </table:table-cell>
          <table:table-cell table:style-name="ce8" office:value-type="float" office:value="1" calcext:value-type="float">
            <text:p>1</text:p>
          </table:table-cell>
          <table:table-cell table:style-name="ce2" office:value-type="float" office:value="1908" calcext:value-type="float">
            <text:p>1908</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In's Ropfer's Apothek. Schwank in 3 Aufzuegen</text:p>
          </table:table-cell>
          <table:table-cell table:style-name="ce15" office:value-type="string" calcext:value-type="string">
            <text:p>In's Ropfer's Apothek</text:p>
          </table:table-cell>
          <table:table-cell table:style-name="ce5" office:value-type="string" calcext:value-type="string">
            <text:p>schwank</text:p>
          </table:table-cell>
          <table:table-cell table:style-name="ce2" office:value-type="float" office:value="112" calcext:value-type="float">
            <text:p>112</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97w" xlink:type="simple">https://www.numistral.fr/ark:/12148/bpt6k9109597w</text:a></text:p>
          </table:table-cell>
          <table:table-cell table:number-columns-repeated="5" table:style-name="ce5" office:value-type="string" calcext:value-type="string">
            <text:p>s.n.</text:p>
          </table:table-cell>
          <table:table-cell table:style-name="ce5" office:value-type="string" calcext:value-type="string">
            <text:p>1869-1944.</text:p>
          </table:table-cell>
          <table:table-cell table:style-name="ce5" office:value-type="string" calcext:value-type="string">
            <text:p>Bibliothèque nationale et universitaire de Strasbourg , M.111.979</text:p>
          </table:table-cell>
          <table:table-cell table:style-name="ce5" office:value-type="string" calcext:value-type="string">
            <text:p>M.111.979</text:p>
          </table:table-cell>
          <table:table-cell table:style-name="ce30" office:value-type="string" calcext:value-type="string">
            <text:p><text:a xlink:href="http://catalogue.bnf.fr/ark:/12148/cb44932018r" xlink:type="simple">http://catalogue.bnf.fr/ark:/12148/cb44932018r</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00" calcext:value-type="float">
            <text:p>100</text:p>
          </table:table-cell>
          <table:table-cell table:style-name="ce5" office:value-type="string" calcext:value-type="string">
            <text:p>Lasch, Gustav</text:p>
          </table:table-cell>
          <table:table-cell table:style-name="ce8" office:value-type="float" office:value="1" calcext:value-type="float">
            <text:p>1</text:p>
          </table:table-cell>
          <table:table-cell table:style-name="ce2" office:value-type="float" office:value="1911" calcext:value-type="float">
            <text:p>1911</text:p>
          </table:table-cell>
          <table:table-cell table:style-name="ce2" office:value-type="float" office:value="1910" calcext:value-type="float">
            <text:p>1910</text:p>
          </table:table-cell>
          <table:table-cell table:style-name="ce5" office:value-type="string" calcext:value-type="string">
            <text:p>domaine public</text:p>
          </table:table-cell>
          <table:table-cell table:style-name="ce15" office:value-type="string" calcext:value-type="string">
            <text:p>Elsässische Volksschriften. 75, D'r Babbler : Volksstück in drei Szenen / von Gustav Lasch</text:p>
          </table:table-cell>
          <table:table-cell table:style-name="ce15" office:value-type="string" calcext:value-type="string">
            <text:p>Elsässische Volksschriften</text:p>
          </table:table-cell>
          <table:table-cell table:style-name="ce5" office:value-type="string" calcext:value-type="string">
            <text:p>volksstück</text:p>
          </table:table-cell>
          <table:table-cell table:style-name="ce2" office:value-type="float" office:value="23" calcext:value-type="float">
            <text:p>23</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32j" xlink:type="simple">https://www.numistral.fr/ark:/12148/bpt6k9109532j</text:a></text:p>
          </table:table-cell>
          <table:table-cell table:number-columns-repeated="4" table:style-name="ce5" office:value-type="string" calcext:value-type="string">
            <text:p>s.n.</text:p>
          </table:table-cell>
          <table:table-cell table:style-name="ce5" office:value-type="string" calcext:value-type="string">
            <text:p>(Straßburg)</text:p>
          </table:table-cell>
          <table:table-cell table:style-name="ce5" office:value-type="string" calcext:value-type="string">
            <text:p>1874-1938.</text:p>
          </table:table-cell>
          <table:table-cell table:style-name="ce5" office:value-type="string" calcext:value-type="string">
            <text:p>Bibliothèque nationale et universitaire de Strasbourg , M.111.089,75</text:p>
          </table:table-cell>
          <table:table-cell table:style-name="ce5" office:value-type="string" calcext:value-type="string">
            <text:p>M.111.08975</text:p>
          </table:table-cell>
          <table:table-cell table:style-name="ce30" office:value-type="string" calcext:value-type="string">
            <text:p><text:a xlink:href="http://catalogue.bnf.fr/ark:/12148/cb44932031z" xlink:type="simple">http://catalogue.bnf.fr/ark:/12148/cb44932031z</text:a></text:p>
          </table:table-cell>
          <table:table-cell table:style-name="ce32" office:value-type="date" office:date-value="2019-09-10" calcext:value-type="date">
            <text:p>09/10/2019</text:p>
          </table:table-cell>
          <table:table-cell table:style-name="ce36" table:number-columns-repeated="20"/>
          <table:table-cell table:number-columns-repeated="980"/>
        </table:table-row>
        <table:table-row table:style-name="ro1">
          <table:table-cell table:style-name="ce2" office:value-type="float" office:value="101" calcext:value-type="float">
            <text:p>101</text:p>
          </table:table-cell>
          <table:table-cell table:style-name="ce5" office:value-type="string" calcext:value-type="string">
            <text:p>Weber, Charles</text:p>
          </table:table-cell>
          <table:table-cell table:style-name="ce8" office:value-type="float" office:value="-1" calcext:value-type="float">
            <text:p>-1</text:p>
          </table:table-cell>
          <table:table-cell table:number-columns-repeated="2" table:style-name="ce2" office:value-type="float" office:value="1920" calcext:value-type="float">
            <text:p>1920</text:p>
          </table:table-cell>
          <table:table-cell table:style-name="ce5" office:value-type="string" calcext:value-type="string">
            <text:p>domaine public</text:p>
          </table:table-cell>
          <table:table-cell table:number-columns-repeated="2" table:style-name="ce15" office:value-type="string" calcext:value-type="string">
            <text:p>Wihnachtsstimme, Weihnachtsstueck im Dialekt aus der Zeit der grossen Revolution in 2 Akten</text:p>
          </table:table-cell>
          <table:table-cell table:style-name="ce5" office:value-type="string" calcext:value-type="string">
            <text:p>noël</text:p>
          </table:table-cell>
          <table:table-cell table:style-name="ce2" office:value-type="float" office:value="35" calcext:value-type="float">
            <text:p>35</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600x" xlink:type="simple">https://www.numistral.fr/ark:/12148/bpt6k9109600x</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2.018</text:p>
          </table:table-cell>
          <table:table-cell table:style-name="ce5" office:value-type="string" calcext:value-type="string">
            <text:p>M.112.018</text:p>
          </table:table-cell>
          <table:table-cell table:style-name="ce30" office:value-type="string" calcext:value-type="string">
            <text:p><text:a xlink:href="http://catalogue.bnf.fr/ark:/12148/cb449320282" xlink:type="simple">http://catalogue.bnf.fr/ark:/12148/cb449320282</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02" calcext:value-type="float">
            <text:p>102</text:p>
          </table:table-cell>
          <table:table-cell table:style-name="ce5" office:value-type="string" calcext:value-type="string">
            <text:p>Stoskopf, Gustave</text:p>
          </table:table-cell>
          <table:table-cell table:style-name="ce9" office:value-type="float" office:value="1" calcext:value-type="float">
            <text:p>1</text:p>
          </table:table-cell>
          <table:table-cell table:number-columns-repeated="2" table:style-name="ce5" office:value-type="string" calcext:value-type="string">
            <text:p>s.n.</text:p>
          </table:table-cell>
          <table:table-cell table:style-name="ce5" office:value-type="string" calcext:value-type="string">
            <text:p>domaine public</text:p>
          </table:table-cell>
          <table:table-cell table:style-name="ce15" office:value-type="string" calcext:value-type="string">
            <text:p>E hieroth sini Frau. Schwank in 1 Akt</text:p>
          </table:table-cell>
          <table:table-cell table:style-name="ce15" office:value-type="string" calcext:value-type="string">
            <text:p>E hieroth sini Frau</text:p>
          </table:table-cell>
          <table:table-cell table:style-name="ce5" office:value-type="string" calcext:value-type="string">
            <text:p>schwank</text:p>
          </table:table-cell>
          <table:table-cell table:style-name="ce2" office:value-type="float" office:value="30" calcext:value-type="float">
            <text:p>30</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627k" xlink:type="simple">https://www.numistral.fr/ark:/12148/bpt6k9109627k</text:a></text:p>
          </table:table-cell>
          <table:table-cell table:number-columns-repeated="5" table:style-name="ce5" office:value-type="string" calcext:value-type="string">
            <text:p>s.n.</text:p>
          </table:table-cell>
          <table:table-cell table:style-name="ce5" office:value-type="string" calcext:value-type="string">
            <text:p>1869-1944.</text:p>
          </table:table-cell>
          <table:table-cell table:style-name="ce5" office:value-type="string" calcext:value-type="string">
            <text:p>Bibliothèque nationale et universitaire de Strasbourg , M.123.139</text:p>
          </table:table-cell>
          <table:table-cell table:style-name="ce5" office:value-type="string" calcext:value-type="string">
            <text:p>M.123.139</text:p>
          </table:table-cell>
          <table:table-cell table:style-name="ce30" office:value-type="string" calcext:value-type="string">
            <text:p><text:a xlink:href="http://catalogue.bnf.fr/ark:/12148/cb449319169" xlink:type="simple">http://catalogue.bnf.fr/ark:/12148/cb449319169</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03" calcext:value-type="float">
            <text:p>103</text:p>
          </table:table-cell>
          <table:table-cell table:style-name="ce5" office:value-type="string" calcext:value-type="string">
            <text:p>Bastian, Ferdinand</text:p>
          </table:table-cell>
          <table:table-cell table:style-name="ce8" office:value-type="float" office:value="1" calcext:value-type="float">
            <text:p>1</text:p>
          </table:table-cell>
          <table:table-cell table:number-columns-repeated="2"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S'Chinesisch Loos : Schwank in 1 Akt in Strossburjer Mundart (4. Uflaa) / vun Ferd. Bastian</text:p>
          </table:table-cell>
          <table:table-cell table:style-name="ce15" office:value-type="string" calcext:value-type="string">
            <text:p>S'Chinesisch Loos</text:p>
          </table:table-cell>
          <table:table-cell table:style-name="ce5" office:value-type="string" calcext:value-type="string">
            <text:p>schwank</text:p>
          </table:table-cell>
          <table:table-cell table:style-name="ce2" office:value-type="float" office:value="23" calcext:value-type="float">
            <text:p>23</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762c" xlink:type="simple">https://www.numistral.fr/ark:/12148/bpt6k9109762c</text:a></text:p>
          </table:table-cell>
          <table:table-cell table:number-columns-repeated="4" table:style-name="ce5" office:value-type="string" calcext:value-type="string">
            <text:p>s.n.</text:p>
          </table:table-cell>
          <table:table-cell table:style-name="ce5" office:value-type="string" calcext:value-type="string">
            <text:p>(Strossburi i. E.)</text:p>
          </table:table-cell>
          <table:table-cell table:style-name="ce5" office:value-type="string" calcext:value-type="string">
            <text:p>1868-1944.</text:p>
          </table:table-cell>
          <table:table-cell table:style-name="ce5" office:value-type="string" calcext:value-type="string">
            <text:p>Bibliothèque nationale et universitaire de Strasbourg , M.719.938</text:p>
          </table:table-cell>
          <table:table-cell table:style-name="ce5" office:value-type="string" calcext:value-type="string">
            <text:p>M.719.938</text:p>
          </table:table-cell>
          <table:table-cell table:style-name="ce30" office:value-type="string" calcext:value-type="string">
            <text:p><text:a xlink:href="http://catalogue.bnf.fr/ark:/12148/cb44932130w" xlink:type="simple">http://catalogue.bnf.fr/ark:/12148/cb44932130w</text:a></text:p>
          </table:table-cell>
          <table:table-cell table:style-name="ce32" office:value-type="date" office:date-value="2019-09-11" calcext:value-type="date">
            <text:p>09/11/2019</text:p>
          </table:table-cell>
          <table:table-cell table:style-name="ce4" office:value-type="string" calcext:value-type="string">
            <text:p>pas de liste de personnages</text:p>
          </table:table-cell>
          <table:table-cell table:style-name="ce4" table:number-columns-repeated="19"/>
          <table:table-cell table:number-columns-repeated="980"/>
        </table:table-row>
        <table:table-row table:style-name="ro1">
          <table:table-cell table:style-name="ce2" office:value-type="float" office:value="104" calcext:value-type="float">
            <text:p>104</text:p>
          </table:table-cell>
          <table:table-cell table:style-name="ce5" office:value-type="string" calcext:value-type="string">
            <text:p>s.n.</text:p>
          </table:table-cell>
          <table:table-cell table:style-name="ce8" office:value-type="float" office:value="-9" calcext:value-type="float">
            <text:p>-9</text:p>
          </table:table-cell>
          <table:table-cell table:style-name="ce2" office:value-type="float" office:value="1922" calcext:value-type="float">
            <text:p>1922</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style-name="ce16" office:value-type="string" calcext:value-type="string">
            <text:p>Théâtre alsacien Strasbourg. 1898-1923. 25ème Anniversaire</text:p>
          </table:table-cell>
          <table:table-cell table:style-name="ce15" office:value-type="string" calcext:value-type="string">
            <text:p>Théâtre alsacien Strasbourg</text:p>
          </table:table-cell>
          <table:table-cell table:style-name="ce5" office:value-type="string" calcext:value-type="string">
            <text:p>s.n.</text:p>
          </table:table-cell>
          <table:table-cell table:style-name="ce2" office:value-type="float" office:value="40" calcext:value-type="float">
            <text:p>40</text:p>
          </table:table-cell>
          <table:table-cell table:style-name="ce26" office:value-type="float" office:value="1" calcext:value-type="float">
            <text:p>1</text:p>
          </table:table-cell>
          <table:table-cell table:style-name="ce5" office:value-type="string" calcext:value-type="string">
            <text:p>Français</text:p>
          </table:table-cell>
          <table:table-cell table:style-name="ce5" office:value-type="string" calcext:value-type="string">
            <text:p>romain</text:p>
          </table:table-cell>
          <table:table-cell table:style-name="ce30" office:value-type="string" calcext:value-type="string">
            <text:p><text:a xlink:href="https://www.numistral.fr/ark:/12148/bpt6k91096035" xlink:type="simple">https://www.numistral.fr/ark:/12148/bpt6k91096035</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21.800</text:p>
          </table:table-cell>
          <table:table-cell table:style-name="ce5" office:value-type="string" calcext:value-type="string">
            <text:p>M.121.800</text:p>
          </table:table-cell>
          <table:table-cell table:style-name="ce30" office:value-type="string" calcext:value-type="string">
            <text:p><text:a xlink:href="http://catalogue.bnf.fr/ark:/12148/cb44931899j" xlink:type="simple">http://catalogue.bnf.fr/ark:/12148/cb44931899j</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05" calcext:value-type="float">
            <text:p>105</text:p>
          </table:table-cell>
          <table:table-cell table:style-name="ce5" office:value-type="string" calcext:value-type="string">
            <text:p>Fuchs, Ernst</text:p>
          </table:table-cell>
          <table:table-cell table:style-name="ce8" office:value-type="float" office:value="1" calcext:value-type="float">
            <text:p>1</text:p>
          </table:table-cell>
          <table:table-cell table:style-name="ce2" office:value-type="float" office:value="1934" calcext:value-type="float">
            <text:p>1934</text:p>
          </table:table-cell>
          <table:table-cell table:style-name="ce2" office:value-type="float" office:value="1930" calcext:value-type="float">
            <text:p>1930</text:p>
          </table:table-cell>
          <table:table-cell table:style-name="ce5" office:value-type="string" calcext:value-type="string">
            <text:p>domaine public</text:p>
          </table:table-cell>
          <table:table-cell table:style-name="ce15" office:value-type="string" calcext:value-type="string">
            <text:p>Heimlichi Lieb : Elsässisch's Volksstüeck in 7 Bilder von Ernest Fuchs</text:p>
          </table:table-cell>
          <table:table-cell table:style-name="ce15" office:value-type="string" calcext:value-type="string">
            <text:p>Heimlichi Lieb</text:p>
          </table:table-cell>
          <table:table-cell table:style-name="ce5" office:value-type="string" calcext:value-type="string">
            <text:p>volksstück</text:p>
          </table:table-cell>
          <table:table-cell table:style-name="ce2" office:value-type="float" office:value="66" calcext:value-type="float">
            <text:p>66</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729r" xlink:type="simple">https://www.numistral.fr/ark:/12148/bpt6k9109729r</text:a></text:p>
          </table:table-cell>
          <table:table-cell table:number-columns-repeated="4" table:style-name="ce5" office:value-type="string" calcext:value-type="string">
            <text:p>s.n.</text:p>
          </table:table-cell>
          <table:table-cell table:style-name="ce5" office:value-type="string" calcext:value-type="string">
            <text:p>(Gundershoffen)</text:p>
          </table:table-cell>
          <table:table-cell table:style-name="ce5" office:value-type="string" calcext:value-type="string">
            <text:p>1851-1930 ; (Ophtalmologiste).</text:p>
          </table:table-cell>
          <table:table-cell table:style-name="ce5" office:value-type="string" calcext:value-type="string">
            <text:p>Bibliothèque nationale et universitaire de Strasbourg , M.127.464</text:p>
          </table:table-cell>
          <table:table-cell table:style-name="ce5" office:value-type="string" calcext:value-type="string">
            <text:p>M.127.464</text:p>
          </table:table-cell>
          <table:table-cell table:style-name="ce30" office:value-type="string" calcext:value-type="string">
            <text:p><text:a xlink:href="http://catalogue.bnf.fr/ark:/12148/cb44931960s" xlink:type="simple">http://catalogue.bnf.fr/ark:/12148/cb44931960s</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06" calcext:value-type="float">
            <text:p>106</text:p>
          </table:table-cell>
          <table:table-cell table:style-name="ce5" office:value-type="string" calcext:value-type="string">
            <text:p>Bastian, Ferdinand</text:p>
          </table:table-cell>
          <table:table-cell table:style-name="ce8" office:value-type="float" office:value="1" calcext:value-type="float">
            <text:p>1</text:p>
          </table:table-cell>
          <table:table-cell table:style-name="ce2" office:value-type="float" office:value="1912" calcext:value-type="float">
            <text:p>1912</text:p>
          </table:table-cell>
          <table:table-cell table:style-name="ce2" office:value-type="float" office:value="1910" calcext:value-type="float">
            <text:p>1910</text:p>
          </table:table-cell>
          <table:table-cell table:style-name="ce5" office:value-type="string" calcext:value-type="string">
            <text:p>domaine public</text:p>
          </table:table-cell>
          <table:table-cell table:style-name="ce15" office:value-type="string" calcext:value-type="string">
            <text:p>Andres Ruffenach, Bauerndrama in vier Akten...</text:p>
          </table:table-cell>
          <table:table-cell table:style-name="ce15" office:value-type="string" calcext:value-type="string">
            <text:p>Andres Ruffenach, Bauerndrama in vier Akten</text:p>
          </table:table-cell>
          <table:table-cell table:style-name="ce5" office:value-type="string" calcext:value-type="string">
            <text:p>drame</text:p>
          </table:table-cell>
          <table:table-cell table:style-name="ce2" office:value-type="float" office:value="84" calcext:value-type="float">
            <text:p>84</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708k" xlink:type="simple">https://www.numistral.fr/ark:/12148/bpt6k9109708k</text:a></text:p>
          </table:table-cell>
          <table:table-cell table:number-columns-repeated="4" table:style-name="ce5" office:value-type="string" calcext:value-type="string">
            <text:p>s.n.</text:p>
          </table:table-cell>
          <table:table-cell table:style-name="ce5" office:value-type="string" calcext:value-type="string">
            <text:p>(Strassburg)</text:p>
          </table:table-cell>
          <table:table-cell table:style-name="ce5" office:value-type="string" calcext:value-type="string">
            <text:p>s.n.</text:p>
          </table:table-cell>
          <table:table-cell table:style-name="ce5" office:value-type="string" calcext:value-type="string">
            <text:p>Bibliothèque nationale et universitaire de Strasbourg , M.126.375</text:p>
          </table:table-cell>
          <table:table-cell table:style-name="ce5" office:value-type="string" calcext:value-type="string">
            <text:p>M.126.375</text:p>
          </table:table-cell>
          <table:table-cell table:style-name="ce30" office:value-type="string" calcext:value-type="string">
            <text:p><text:a xlink:href="http://catalogue.bnf.fr/ark:/12148/cb44931933w" xlink:type="simple">http://catalogue.bnf.fr/ark:/12148/cb44931933w</text:a></text:p>
          </table:table-cell>
          <table:table-cell table:style-name="ce32" office:value-type="date" office:date-value="2019-09-10" calcext:value-type="date">
            <text:p>09/10/2019</text:p>
          </table:table-cell>
          <table:table-cell table:style-name="ce36" table:number-columns-repeated="20"/>
          <table:table-cell table:number-columns-repeated="980"/>
        </table:table-row>
        <table:table-row table:style-name="ro1">
          <table:table-cell table:style-name="ce2" office:value-type="float" office:value="107" calcext:value-type="float">
            <text:p>107</text:p>
          </table:table-cell>
          <table:table-cell table:style-name="ce5" office:value-type="string" calcext:value-type="string">
            <text:p>Bastian, Ferdinand</text:p>
          </table:table-cell>
          <table:table-cell table:style-name="ce8" office:value-type="float" office:value="1" calcext:value-type="float">
            <text:p>1</text:p>
          </table:table-cell>
          <table:table-cell table:number-columns-repeated="2" table:style-name="ce2" office:value-type="float" office:value="1930" calcext:value-type="float">
            <text:p>1930</text:p>
          </table:table-cell>
          <table:table-cell table:style-name="ce5" office:value-type="string" calcext:value-type="string">
            <text:p>domaine public</text:p>
          </table:table-cell>
          <table:table-cell table:style-name="ce15" office:value-type="string" calcext:value-type="string">
            <text:p>D'r Hans im Schnokeloch, Volksspiel in 4 Aufzuegen mit Musik ,Gesang und Tanz...</text:p>
          </table:table-cell>
          <table:table-cell table:style-name="ce15" office:value-type="string" calcext:value-type="string">
            <text:p>D'r Hans im Schnokeloch, Volksspiel in 4 Aufzuegen mit Musik ,Gesang und Tanz</text:p>
          </table:table-cell>
          <table:table-cell table:style-name="ce5" office:value-type="string" calcext:value-type="string">
            <text:p>s.n.</text:p>
          </table:table-cell>
          <table:table-cell table:style-name="ce2" office:value-type="float" office:value="98" calcext:value-type="float">
            <text:p>98</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742m" xlink:type="simple">https://www.numistral.fr/ark:/12148/bpt6k9109742m</text:a></text:p>
          </table:table-cell>
          <table:table-cell table:number-columns-repeated="4" table:style-name="ce5" office:value-type="string" calcext:value-type="string">
            <text:p>s.n.</text:p>
          </table:table-cell>
          <table:table-cell table:style-name="ce5" office:value-type="string" calcext:value-type="string">
            <text:p>(Strasbourg)</text:p>
          </table:table-cell>
          <table:table-cell table:style-name="ce5" office:value-type="string" calcext:value-type="string">
            <text:p>s.n.</text:p>
          </table:table-cell>
          <table:table-cell table:style-name="ce5" office:value-type="string" calcext:value-type="string">
            <text:p>Bibliothèque nationale et universitaire de Strasbourg , M.132.520</text:p>
          </table:table-cell>
          <table:table-cell table:style-name="ce5" office:value-type="string" calcext:value-type="string">
            <text:p>M.132.520</text:p>
          </table:table-cell>
          <table:table-cell table:style-name="ce30" office:value-type="string" calcext:value-type="string">
            <text:p><text:a xlink:href="http://catalogue.bnf.fr/ark:/12148/cb449320538" xlink:type="simple">http://catalogue.bnf.fr/ark:/12148/cb449320538</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08" calcext:value-type="float">
            <text:p>108</text:p>
          </table:table-cell>
          <table:table-cell table:style-name="ce5" office:value-type="string" calcext:value-type="string">
            <text:p>Greber, Julius</text:p>
          </table:table-cell>
          <table:table-cell table:style-name="ce8" office:value-type="float" office:value="1" calcext:value-type="float">
            <text:p>1</text:p>
          </table:table-cell>
          <table:table-cell table:style-name="ce2" office:value-type="float" office:value="1903" calcext:value-type="float">
            <text:p>1903</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D'Madam un d'Magd. Schwank in einem Aufzug</text:p>
          </table:table-cell>
          <table:table-cell table:style-name="ce15" office:value-type="string" calcext:value-type="string">
            <text:p>D'Madam un d'Magd</text:p>
          </table:table-cell>
          <table:table-cell table:style-name="ce5" office:value-type="string" calcext:value-type="string">
            <text:p>schwank</text:p>
          </table:table-cell>
          <table:table-cell table:style-name="ce2" office:value-type="float" office:value="52" calcext:value-type="float">
            <text:p>52</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53q" xlink:type="simple">https://www.numistral.fr/ark:/12148/bpt6k9109553q</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1.498</text:p>
          </table:table-cell>
          <table:table-cell table:style-name="ce5" office:value-type="string" calcext:value-type="string">
            <text:p>M.111.498</text:p>
          </table:table-cell>
          <table:table-cell table:style-name="ce5" office:value-type="string" calcext:value-type="string">
            <text:p>s.n.</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09" calcext:value-type="float">
            <text:p>109</text:p>
          </table:table-cell>
          <table:table-cell table:style-name="ce5" office:value-type="string" calcext:value-type="string">
            <text:p>Riff, Jean</text:p>
          </table:table-cell>
          <table:table-cell table:style-name="ce8" office:value-type="float" office:value="1" calcext:value-type="float">
            <text:p>1</text:p>
          </table:table-cell>
          <table:table-cell table:style-name="ce2" office:value-type="float" office:value="1922" calcext:value-type="float">
            <text:p>1922</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S Paradies. E luschtigs Schwaenkele</text:p>
          </table:table-cell>
          <table:table-cell table:style-name="ce15" office:value-type="string" calcext:value-type="string">
            <text:p>S Paradies</text:p>
          </table:table-cell>
          <table:table-cell table:style-name="ce5" office:value-type="string" calcext:value-type="string">
            <text:p>schwank</text:p>
          </table:table-cell>
          <table:table-cell table:style-name="ce2" office:value-type="float" office:value="15" calcext:value-type="float">
            <text:p>15</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606d" xlink:type="simple">https://www.numistral.fr/ark:/12148/bpt6k9109606d</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21.835</text:p>
          </table:table-cell>
          <table:table-cell table:style-name="ce5" office:value-type="string" calcext:value-type="string">
            <text:p>M.121.835</text:p>
          </table:table-cell>
          <table:table-cell table:style-name="ce30" office:value-type="string" calcext:value-type="string">
            <text:p><text:a xlink:href="http://catalogue.bnf.fr/ark:/12148/cb449320100" xlink:type="simple">http://catalogue.bnf.fr/ark:/12148/cb449320100</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3" office:value-type="float" office:value="110" calcext:value-type="float">
            <text:p>110</text:p>
          </table:table-cell>
          <table:table-cell table:style-name="ce7" office:value-type="string" calcext:value-type="string">
            <text:p>Bastian, Ferdinand</text:p>
          </table:table-cell>
          <table:table-cell table:style-name="ce11" office:value-type="float" office:value="0" calcext:value-type="float">
            <text:p>0</text:p>
          </table:table-cell>
          <table:table-cell table:number-columns-repeated="2" table:style-name="ce7" office:value-type="string" calcext:value-type="string">
            <text:p>s.n.</text:p>
          </table:table-cell>
          <table:table-cell table:style-name="ce7" office:value-type="string" calcext:value-type="string">
            <text:p>domaine public</text:p>
          </table:table-cell>
          <table:table-cell table:style-name="ce18" office:value-type="string" calcext:value-type="string">
            <office:annotation draw:style-name="gr2" draw:text-style-name="P2" svg:width="281.68pt" svg:height="33.76pt" svg:x="672.35pt" svg:y="1422.74pt" draw:caption-point-x="-11.54pt" draw:caption-point-y="-19.96pt">
              <dc:date>2020-06-17T00:00:00</dc:date>
              <text:p text:style-name="P1">le texte correspond à 's Gaischtert im Hüss</text:p>
              <text:p text:style-name="P1"><text:tab/>-Pablo Ruiz</text:p>
            </office:annotation>
            <text:p>D'r Josephel un sini Hochzittere, humorvolli Szene</text:p>
          </table:table-cell>
          <table:table-cell table:style-name="ce18" office:value-type="string" calcext:value-type="string">
            <text:p>D'r Josephel un sini Hochzittere, humorvolli Szene</text:p>
          </table:table-cell>
          <table:table-cell table:style-name="ce7" office:value-type="string" calcext:value-type="string">
            <text:p>s.n.</text:p>
          </table:table-cell>
          <table:table-cell table:style-name="ce3" office:value-type="float" office:value="6" calcext:value-type="float">
            <text:p>6</text:p>
          </table:table-cell>
          <table:table-cell table:style-name="ce28" office:value-type="float" office:value="0" calcext:value-type="float">
            <text:p>0</text:p>
          </table:table-cell>
          <table:table-cell table:style-name="ce7" office:value-type="string" calcext:value-type="string">
            <text:p>Alsacien</text:p>
          </table:table-cell>
          <table:table-cell table:style-name="ce7" office:value-type="string" calcext:value-type="string">
            <text:p>romain</text:p>
          </table:table-cell>
          <table:table-cell table:style-name="ce31" office:value-type="string" calcext:value-type="string">
            <text:p><text:a xlink:href="https://www.numistral.fr/ark:/12148/bpt6k91096977" xlink:type="simple">https://www.numistral.fr/ark:/12148/bpt6k91096977</text:a></text:p>
          </table:table-cell>
          <table:table-cell table:number-columns-repeated="4" table:style-name="ce7" office:value-type="string" calcext:value-type="string">
            <text:p>s.n.</text:p>
          </table:table-cell>
          <table:table-cell table:style-name="ce7" office:value-type="string" calcext:value-type="string">
            <text:p>(Strasbourg)</text:p>
          </table:table-cell>
          <table:table-cell table:style-name="ce7" office:value-type="string" calcext:value-type="string">
            <text:p>s.n.</text:p>
          </table:table-cell>
          <table:table-cell table:style-name="ce7" office:value-type="string" calcext:value-type="string">
            <text:p>Bibliothèque nationale et universitaire de Strasbourg , M.126.317</text:p>
          </table:table-cell>
          <table:table-cell table:style-name="ce7" office:value-type="string" calcext:value-type="string">
            <text:p>M.126.317</text:p>
          </table:table-cell>
          <table:table-cell table:style-name="ce31" office:value-type="string" calcext:value-type="string">
            <text:p><text:a xlink:href="http://catalogue.bnf.fr/ark:/12148/cb44931938m" xlink:type="simple">http://catalogue.bnf.fr/ark:/12148/cb44931938m</text:a></text:p>
          </table:table-cell>
          <table:table-cell table:style-name="ce34" office:value-type="date" office:date-value="2019-09-10" calcext:value-type="date">
            <text:p>09/10/2019</text:p>
          </table:table-cell>
          <table:table-cell table:style-name="ce37" table:number-columns-repeated="20"/>
          <table:table-cell table:number-columns-repeated="980"/>
        </table:table-row>
        <table:table-row table:style-name="ro1">
          <table:table-cell table:style-name="ce2" office:value-type="float" office:value="111" calcext:value-type="float">
            <text:p>111</text:p>
          </table:table-cell>
          <table:table-cell table:style-name="ce5" office:value-type="string" calcext:value-type="string">
            <text:p>Weber, Emile</text:p>
          </table:table-cell>
          <table:table-cell table:style-name="ce8" office:value-type="float" office:value="1" calcext:value-type="float">
            <text:p>1</text:p>
          </table:table-cell>
          <table:table-cell table:style-name="ce2" office:value-type="float" office:value="1932" calcext:value-type="float">
            <text:p>1932</text:p>
          </table:table-cell>
          <table:table-cell table:style-name="ce2" office:value-type="float" office:value="1930" calcext:value-type="float">
            <text:p>1930</text:p>
          </table:table-cell>
          <table:table-cell table:style-name="ce5" office:value-type="string" calcext:value-type="string">
            <text:p>domaine public</text:p>
          </table:table-cell>
          <table:table-cell table:style-name="ce15" office:value-type="string" calcext:value-type="string">
            <text:p>Yo-Yo : E Geduldspiel in einem Akt</text:p>
          </table:table-cell>
          <table:table-cell table:style-name="ce15" office:value-type="string" calcext:value-type="string">
            <text:p>Yo-Yo</text:p>
          </table:table-cell>
          <table:table-cell table:style-name="ce5" office:value-type="string" calcext:value-type="string">
            <text:p>geduldspiel</text:p>
          </table:table-cell>
          <table:table-cell table:style-name="ce2" office:value-type="float" office:value="24" calcext:value-type="float">
            <text:p>24</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6940" xlink:type="simple">https://www.numistral.fr/ark:/12148/bpt6k91096940</text:a></text:p>
          </table:table-cell>
          <table:table-cell table:number-columns-repeated="4" table:style-name="ce5" office:value-type="string" calcext:value-type="string">
            <text:p>s.n.</text:p>
          </table:table-cell>
          <table:table-cell table:style-name="ce5" office:value-type="string" calcext:value-type="string">
            <text:p>(Strasbourg)</text:p>
          </table:table-cell>
          <table:table-cell table:style-name="ce5" office:value-type="string" calcext:value-type="string">
            <text:p>s.n.</text:p>
          </table:table-cell>
          <table:table-cell table:style-name="ce5" office:value-type="string" calcext:value-type="string">
            <text:p>Bibliothèque nationale et universitaire de Strasbourg , M.126.310</text:p>
          </table:table-cell>
          <table:table-cell table:style-name="ce5" office:value-type="string" calcext:value-type="string">
            <text:p>M.126.310</text:p>
          </table:table-cell>
          <table:table-cell table:style-name="ce30" office:value-type="string" calcext:value-type="string">
            <text:p><text:a xlink:href="http://catalogue.bnf.fr/ark:/12148/cb44932024p" xlink:type="simple">http://catalogue.bnf.fr/ark:/12148/cb44932024p</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12" calcext:value-type="float">
            <text:p>112</text:p>
          </table:table-cell>
          <table:table-cell table:style-name="ce5" office:value-type="string" calcext:value-type="string">
            <text:p>Greber, Julius</text:p>
          </table:table-cell>
          <table:table-cell table:style-name="ce8" office:value-type="float" office:value="1" calcext:value-type="float">
            <text:p>1</text:p>
          </table:table-cell>
          <table:table-cell table:number-columns-repeated="2" table:style-name="ce2" office:value-type="float" office:value="1910" calcext:value-type="float">
            <text:p>1910</text:p>
          </table:table-cell>
          <table:table-cell table:style-name="ce5" office:value-type="string" calcext:value-type="string">
            <text:p>domaine public</text:p>
          </table:table-cell>
          <table:table-cell table:style-name="ce15" office:value-type="string" calcext:value-type="string">
            <text:p>D'r Abschied. Dramolet in einem Aufzuge</text:p>
          </table:table-cell>
          <table:table-cell table:style-name="ce15" office:value-type="string" calcext:value-type="string">
            <text:p>D'r Abschied</text:p>
          </table:table-cell>
          <table:table-cell table:style-name="ce5" office:value-type="string" calcext:value-type="string">
            <text:p>drame</text:p>
          </table:table-cell>
          <table:table-cell table:style-name="ce2" office:value-type="float" office:value="45" calcext:value-type="float">
            <text:p>45</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544" xlink:type="simple">https://www.numistral.fr/ark:/12148/bpt6k91095544</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1.500</text:p>
          </table:table-cell>
          <table:table-cell table:style-name="ce5" office:value-type="string" calcext:value-type="string">
            <text:p>M.111.500</text:p>
          </table:table-cell>
          <table:table-cell table:style-name="ce30" office:value-type="string" calcext:value-type="string">
            <text:p><text:a xlink:href="http://catalogue.bnf.fr/ark:/12148/cb44931962g" xlink:type="simple">http://catalogue.bnf.fr/ark:/12148/cb44931962g</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13" calcext:value-type="float">
            <text:p>113</text:p>
          </table:table-cell>
          <table:table-cell table:style-name="ce5" office:value-type="string" calcext:value-type="string">
            <text:p>Guenther, Hermann</text:p>
          </table:table-cell>
          <table:table-cell table:style-name="ce8" office:value-type="float" office:value="1" calcext:value-type="float">
            <text:p>1</text:p>
          </table:table-cell>
          <table:table-cell table:style-name="ce2" office:value-type="float" office:value="1907" calcext:value-type="float">
            <text:p>1907</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D'r Cousin Réfractaire. E Strossburjer Familjefarce in 2 Akte</text:p>
          </table:table-cell>
          <table:table-cell table:style-name="ce15" office:value-type="string" calcext:value-type="string">
            <text:p>D'r Cousin Réfractaire</text:p>
          </table:table-cell>
          <table:table-cell table:style-name="ce5" office:value-type="string" calcext:value-type="string">
            <text:p>farce</text:p>
          </table:table-cell>
          <table:table-cell table:style-name="ce2" office:value-type="float" office:value="79" calcext:value-type="float">
            <text:p>79</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65x" xlink:type="simple">https://www.numistral.fr/ark:/12148/bpt6k9109565x</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1.520</text:p>
          </table:table-cell>
          <table:table-cell table:style-name="ce5" office:value-type="string" calcext:value-type="string">
            <text:p>M.111.520</text:p>
          </table:table-cell>
          <table:table-cell table:style-name="ce30" office:value-type="string" calcext:value-type="string">
            <text:p><text:a xlink:href="http://catalogue.bnf.fr/ark:/12148/cb44931902m" xlink:type="simple">http://catalogue.bnf.fr/ark:/12148/cb44931902m</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14" calcext:value-type="float">
            <text:p>114</text:p>
          </table:table-cell>
          <table:table-cell table:style-name="ce5" office:value-type="string" calcext:value-type="string">
            <text:p>Greber, Julius</text:p>
          </table:table-cell>
          <table:table-cell table:style-name="ce8" office:value-type="float" office:value="1" calcext:value-type="float">
            <text:p>1</text:p>
          </table:table-cell>
          <table:table-cell table:number-columns-repeated="2" table:style-name="ce2" office:value-type="float" office:value="1910" calcext:value-type="float">
            <text:p>1910</text:p>
          </table:table-cell>
          <table:table-cell table:style-name="ce5" office:value-type="string" calcext:value-type="string">
            <text:p>domaine public</text:p>
          </table:table-cell>
          <table:table-cell table:style-name="ce15" office:value-type="string" calcext:value-type="string">
            <text:p>Dreihundert Mark Belohnung. Schwank in einem Aufzug</text:p>
          </table:table-cell>
          <table:table-cell table:style-name="ce15" office:value-type="string" calcext:value-type="string">
            <text:p>Dreihundert Mark Belohnung</text:p>
          </table:table-cell>
          <table:table-cell table:style-name="ce5" office:value-type="string" calcext:value-type="string">
            <text:p>schwank</text:p>
          </table:table-cell>
          <table:table-cell table:style-name="ce2" office:value-type="float" office:value="42" calcext:value-type="float">
            <text:p>42</text:p>
          </table:table-cell>
          <table:table-cell table:style-name="ce25" office:value-type="float" office:value="0" calcext:value-type="float">
            <text:p>0</text:p>
          </table:table-cell>
          <table:table-cell table:style-name="ce5" office:value-type="string" calcext:value-type="string">
            <text:p>Allemand</text:p>
          </table:table-cell>
          <table:table-cell table:style-name="ce5" office:value-type="string" calcext:value-type="string">
            <text:p>gothique</text:p>
          </table:table-cell>
          <table:table-cell table:style-name="ce30" office:value-type="string" calcext:value-type="string">
            <text:p><text:a xlink:href="https://www.numistral.fr/ark:/12148/bpt6k9109557c" xlink:type="simple">https://www.numistral.fr/ark:/12148/bpt6k9109557c</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1.505</text:p>
          </table:table-cell>
          <table:table-cell table:style-name="ce5" office:value-type="string" calcext:value-type="string">
            <text:p>M.111.505</text:p>
          </table:table-cell>
          <table:table-cell table:style-name="ce30" office:value-type="string" calcext:value-type="string">
            <text:p><text:a xlink:href="http://catalogue.bnf.fr/ark:/12148/cb44931969w" xlink:type="simple">http://catalogue.bnf.fr/ark:/12148/cb44931969w</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15" calcext:value-type="float">
            <text:p>115</text:p>
          </table:table-cell>
          <table:table-cell table:style-name="ce5" office:value-type="string" calcext:value-type="string">
            <text:p>Clémens, Paul</text:p>
          </table:table-cell>
          <table:table-cell table:style-name="ce8" office:value-type="float" office:value="-1" calcext:value-type="float">
            <text:p>-1</text:p>
          </table:table-cell>
          <table:table-cell table:style-name="ce2" office:value-type="float" office:value="1923" calcext:value-type="float">
            <text:p>1923</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Prinz Changele. Maerchenspiel in 5 Bildern</text:p>
          </table:table-cell>
          <table:table-cell table:style-name="ce15" office:value-type="string" calcext:value-type="string">
            <text:p>Prinz Changele</text:p>
          </table:table-cell>
          <table:table-cell table:style-name="ce5" office:value-type="string" calcext:value-type="string">
            <text:p>märel</text:p>
          </table:table-cell>
          <table:table-cell table:style-name="ce2" office:value-type="float" office:value="52" calcext:value-type="float">
            <text:p>52</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620p" xlink:type="simple">https://www.numistral.fr/ark:/12148/bpt6k9109620p</text:a></text:p>
          </table:table-cell>
          <table:table-cell table:number-columns-repeated="5" table:style-name="ce5" office:value-type="string" calcext:value-type="string">
            <text:p>s.n.</text:p>
          </table:table-cell>
          <table:table-cell table:style-name="ce5" office:value-type="string" calcext:value-type="string">
            <text:p>1928-.....</text:p>
          </table:table-cell>
          <table:table-cell table:style-name="ce5" office:value-type="string" calcext:value-type="string">
            <text:p>Bibliothèque nationale et universitaire de Strasbourg , M.122.559</text:p>
          </table:table-cell>
          <table:table-cell table:style-name="ce5" office:value-type="string" calcext:value-type="string">
            <text:p>M.122.559</text:p>
          </table:table-cell>
          <table:table-cell table:style-name="ce30" office:value-type="string" calcext:value-type="string">
            <text:p><text:a xlink:href="http://catalogue.bnf.fr/ark:/12148/cb449319556" xlink:type="simple">http://catalogue.bnf.fr/ark:/12148/cb449319556</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16" calcext:value-type="float">
            <text:p>116</text:p>
          </table:table-cell>
          <table:table-cell table:style-name="ce5" office:value-type="string" calcext:value-type="string">
            <text:p>Kettner, Charles Frédéric</text:p>
          </table:table-cell>
          <table:table-cell table:style-name="ce8" office:value-type="float" office:value="0" calcext:value-type="float">
            <text:p>0</text:p>
          </table:table-cell>
          <table:table-cell table:style-name="ce2" office:value-type="float" office:value="1878" calcext:value-type="float">
            <text:p>1878</text:p>
          </table:table-cell>
          <table:table-cell table:style-name="ce2" office:value-type="float" office:value="1870" calcext:value-type="float">
            <text:p>1870</text:p>
          </table:table-cell>
          <table:table-cell table:style-name="ce5" office:value-type="string" calcext:value-type="string">
            <text:p>domaine public</text:p>
          </table:table-cell>
          <table:table-cell table:style-name="ce15" office:value-type="string" calcext:value-type="string">
            <text:p>M'r bhaupt, es sey bassirt : Lustspiel in 1 Akt von Ch. F. Kettner</text:p>
          </table:table-cell>
          <table:table-cell table:style-name="ce15" office:value-type="string" calcext:value-type="string">
            <text:p>M'r bhaupt, es sey bassirt</text:p>
          </table:table-cell>
          <table:table-cell table:style-name="ce5" office:value-type="string" calcext:value-type="string">
            <text:p>lustspiel</text:p>
          </table:table-cell>
          <table:table-cell table:style-name="ce2" office:value-type="float" office:value="25" calcext:value-type="float">
            <text:p>25</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 (manuscrit)</text:p>
          </table:table-cell>
          <table:table-cell table:style-name="ce30" office:value-type="string" calcext:value-type="string">
            <text:p><text:a xlink:href="https://www.numistral.fr/ark:/12148/bpt6k91097520" xlink:type="simple">https://www.numistral.fr/ark:/12148/bpt6k91097520</text:a></text:p>
          </table:table-cell>
          <table:table-cell table:number-columns-repeated="4" table:style-name="ce5" office:value-type="string" calcext:value-type="string">
            <text:p>s.n.</text:p>
          </table:table-cell>
          <table:table-cell table:style-name="ce5" office:value-type="string" calcext:value-type="string">
            <text:p>(Strasbourg)</text:p>
          </table:table-cell>
          <table:table-cell table:style-name="ce5" office:value-type="string" calcext:value-type="string">
            <text:p>1844-1899.</text:p>
          </table:table-cell>
          <table:table-cell table:style-name="ce5" office:value-type="string" calcext:value-type="string">
            <text:p>Bibliothèque nationale et universitaire de Strasbourg , M.34.652</text:p>
          </table:table-cell>
          <table:table-cell table:style-name="ce5" office:value-type="string" calcext:value-type="string">
            <text:p>M.34.652</text:p>
          </table:table-cell>
          <table:table-cell table:style-name="ce30" office:value-type="string" calcext:value-type="string">
            <text:p><text:a xlink:href="http://catalogue.bnf.fr/ark:/12148/cb44931986g" xlink:type="simple">http://catalogue.bnf.fr/ark:/12148/cb44931986g</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17" calcext:value-type="float">
            <text:p>117</text:p>
          </table:table-cell>
          <table:table-cell table:style-name="ce5" office:value-type="string" calcext:value-type="string">
            <text:p>s.n.</text:p>
          </table:table-cell>
          <table:table-cell table:style-name="ce8" office:value-type="float" office:value="-9" calcext:value-type="float">
            <text:p>-9</text:p>
          </table:table-cell>
          <table:table-cell table:style-name="ce2" office:value-type="float" office:value="1924" calcext:value-type="float">
            <text:p>1924</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style-name="ce16" office:value-type="string" calcext:value-type="string">
            <text:p>Elsässer Theater Milhüse : 25 Johr ETM. 1899-1924</text:p>
          </table:table-cell>
          <table:table-cell table:style-name="ce15" office:value-type="string" calcext:value-type="string">
            <text:p>Elsässer Theater Milhüse</text:p>
          </table:table-cell>
          <table:table-cell table:style-name="ce5" office:value-type="string" calcext:value-type="string">
            <text:p>s.n.</text:p>
          </table:table-cell>
          <table:table-cell table:style-name="ce2" office:value-type="float" office:value="156" calcext:value-type="float">
            <text:p>156</text:p>
          </table:table-cell>
          <table:table-cell table:style-name="ce26" office:value-type="float" office:value="1" calcext:value-type="float">
            <text:p>1</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7557" xlink:type="simple">https://www.numistral.fr/ark:/12148/bpt6k91097557</text:a></text:p>
          </table:table-cell>
          <table:table-cell table:number-columns-repeated="4" table:style-name="ce5" office:value-type="string" calcext:value-type="string">
            <text:p>s.n.</text:p>
          </table:table-cell>
          <table:table-cell table:style-name="ce5" office:value-type="string" calcext:value-type="string">
            <text:p>(Mulhouse)</text:p>
          </table:table-cell>
          <table:table-cell table:style-name="ce5" office:value-type="string" calcext:value-type="string">
            <text:p>s.n.</text:p>
          </table:table-cell>
          <table:table-cell table:style-name="ce5" office:value-type="string" calcext:value-type="string">
            <text:p>Bibliothèque nationale et universitaire de Strasbourg , M.39.647</text:p>
          </table:table-cell>
          <table:table-cell table:style-name="ce5" office:value-type="string" calcext:value-type="string">
            <text:p>M.39.647</text:p>
          </table:table-cell>
          <table:table-cell table:style-name="ce30" office:value-type="string" calcext:value-type="string">
            <text:p><text:a xlink:href="http://catalogue.bnf.fr/ark:/12148/cb449321061" xlink:type="simple">http://catalogue.bnf.fr/ark:/12148/cb449321061</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18" calcext:value-type="float">
            <text:p>118</text:p>
          </table:table-cell>
          <table:table-cell table:style-name="ce5" office:value-type="string" calcext:value-type="string">
            <text:p>Greber, Julius</text:p>
          </table:table-cell>
          <table:table-cell table:style-name="ce8" office:value-type="float" office:value="1" calcext:value-type="float">
            <text:p>1</text:p>
          </table:table-cell>
          <table:table-cell table:number-columns-repeated="2"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Lisbeth : Schauspiel in einem Aufzuge / Julius Greber</text:p>
          </table:table-cell>
          <table:table-cell table:style-name="ce15" office:value-type="string" calcext:value-type="string">
            <text:p>Lisbeth</text:p>
          </table:table-cell>
          <table:table-cell table:style-name="ce5" office:value-type="string" calcext:value-type="string">
            <text:p>s.n.</text:p>
          </table:table-cell>
          <table:table-cell table:style-name="ce2" office:value-type="float" office:value="62" calcext:value-type="float">
            <text:p>62</text:p>
          </table:table-cell>
          <table:table-cell table:style-name="ce25" office:value-type="float" office:value="0" calcext:value-type="float">
            <text:p>0</text:p>
          </table:table-cell>
          <table:table-cell table:style-name="ce5" office:value-type="string" calcext:value-type="string">
            <text:p>Allemand</text:p>
          </table:table-cell>
          <table:table-cell table:style-name="ce5" office:value-type="string" calcext:value-type="string">
            <text:p>romain</text:p>
          </table:table-cell>
          <table:table-cell table:style-name="ce30" office:value-type="string" calcext:value-type="string">
            <text:p><text:a xlink:href="https://www.numistral.fr/ark:/12148/bpt6k9109505n" xlink:type="simple">https://www.numistral.fr/ark:/12148/bpt6k9109505n</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CD.137.745</text:p>
          </table:table-cell>
          <table:table-cell table:style-name="ce5" office:value-type="string" calcext:value-type="string">
            <text:p>CD.137.745</text:p>
          </table:table-cell>
          <table:table-cell table:style-name="ce30" office:value-type="string" calcext:value-type="string">
            <text:p><text:a xlink:href="http://catalogue.bnf.fr/ark:/12148/cb44932061w" xlink:type="simple">http://catalogue.bnf.fr/ark:/12148/cb44932061w</text:a></text:p>
          </table:table-cell>
          <table:table-cell table:style-name="ce32" office:value-type="date" office:date-value="2019-09-10" calcext:value-type="date">
            <text:p>09/10/2019</text:p>
          </table:table-cell>
          <table:table-cell table:style-name="ce36" table:number-columns-repeated="20"/>
          <table:table-cell table:number-columns-repeated="980"/>
        </table:table-row>
        <table:table-row table:style-name="ro1">
          <table:table-cell table:style-name="ce2" office:value-type="float" office:value="119" calcext:value-type="float">
            <text:p>119</text:p>
          </table:table-cell>
          <table:table-cell table:style-name="ce5" office:value-type="string" calcext:value-type="string">
            <text:p>Riff, Jean</text:p>
          </table:table-cell>
          <table:table-cell table:style-name="ce8" office:value-type="float" office:value="1" calcext:value-type="float">
            <text:p>1</text:p>
          </table:table-cell>
          <table:table-cell table:style-name="ce2" office:value-type="float" office:value="1906" calcext:value-type="float">
            <text:p>1906</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Verbotteni Lieb. Lustspiel in einem Aufzug in Strassburger Mundart</text:p>
          </table:table-cell>
          <table:table-cell table:style-name="ce15" office:value-type="string" calcext:value-type="string">
            <text:p>Verbotteni Lieb</text:p>
          </table:table-cell>
          <table:table-cell table:style-name="ce5" office:value-type="string" calcext:value-type="string">
            <text:p>lustspiel</text:p>
          </table:table-cell>
          <table:table-cell table:style-name="ce2" office:value-type="float" office:value="56" calcext:value-type="float">
            <text:p>56</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89b" xlink:type="simple">https://www.numistral.fr/ark:/12148/bpt6k9109589b</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1.867</text:p>
          </table:table-cell>
          <table:table-cell table:style-name="ce5" office:value-type="string" calcext:value-type="string">
            <text:p>M.111.867</text:p>
          </table:table-cell>
          <table:table-cell table:style-name="ce30" office:value-type="string" calcext:value-type="string">
            <text:p><text:a xlink:href="http://catalogue.bnf.fr/ark:/12148/cb44932014c" xlink:type="simple">http://catalogue.bnf.fr/ark:/12148/cb44932014c</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3" office:value-type="float" office:value="120" calcext:value-type="float">
            <text:p>120</text:p>
          </table:table-cell>
          <table:table-cell table:style-name="ce7" office:value-type="string" calcext:value-type="string">
            <text:p>Clémens, Paul</text:p>
          </table:table-cell>
          <table:table-cell table:style-name="ce12" office:value-type="float" office:value="0" calcext:value-type="float">
            <text:p>0</text:p>
          </table:table-cell>
          <table:table-cell table:style-name="ce3" office:value-type="float" office:value="1921" calcext:value-type="float">
            <text:p>1921</text:p>
          </table:table-cell>
          <table:table-cell table:style-name="ce3" office:value-type="float" office:value="1920" calcext:value-type="float">
            <text:p>1920</text:p>
          </table:table-cell>
          <table:table-cell table:style-name="ce7" office:value-type="string" calcext:value-type="string">
            <text:p>domaine public</text:p>
          </table:table-cell>
          <table:table-cell table:style-name="ce18" office:value-type="string" calcext:value-type="string">
            <office:annotation draw:style-name="gr2" draw:text-style-name="P2" svg:width="281.68pt" svg:height="39.29pt" svg:x="672.35pt" svg:y="1547.49pt" draw:caption-point-x="-11.54pt" draw:caption-point-y="-17.21pt">
              <dc:date>2020-06-17T00:00:00</dc:date>
              <text:p text:style-name="P1">this is there twice, bpt6k9109539f is the same play, but the 1920 first edition. At least for cast list no need to have both</text:p>
              <text:p text:style-name="P1"><text:tab/>-Pablo Ruiz</text:p>
            </office:annotation>
            <text:p>Charlot : E ürgelungenes Stückel im 1 Akt in elsässischa Dialekt von Paul Clemens, Bischhheim (2. Aufl.)</text:p>
          </table:table-cell>
          <table:table-cell table:style-name="ce18" office:value-type="string" calcext:value-type="string">
            <text:p>Charlot</text:p>
          </table:table-cell>
          <table:table-cell table:style-name="ce7" office:value-type="string" calcext:value-type="string">
            <text:p>s.n.</text:p>
          </table:table-cell>
          <table:table-cell table:style-name="ce3" office:value-type="float" office:value="31" calcext:value-type="float">
            <text:p>31</text:p>
          </table:table-cell>
          <table:table-cell table:style-name="ce28" office:value-type="float" office:value="0" calcext:value-type="float">
            <text:p>0</text:p>
          </table:table-cell>
          <table:table-cell table:style-name="ce7" office:value-type="string" calcext:value-type="string">
            <text:p>Alsacien</text:p>
          </table:table-cell>
          <table:table-cell table:style-name="ce7" office:value-type="string" calcext:value-type="string">
            <text:p>romain</text:p>
          </table:table-cell>
          <table:table-cell table:style-name="ce31" office:value-type="string" calcext:value-type="string">
            <text:p><text:a xlink:href="https://www.numistral.fr/ark:/12148/bpt6k91097416" xlink:type="simple">https://www.numistral.fr/ark:/12148/bpt6k91097416</text:a></text:p>
          </table:table-cell>
          <table:table-cell table:number-columns-repeated="4" table:style-name="ce7" office:value-type="string" calcext:value-type="string">
            <text:p>s.n.</text:p>
          </table:table-cell>
          <table:table-cell table:style-name="ce7" office:value-type="string" calcext:value-type="string">
            <text:p>(Colmar)</text:p>
          </table:table-cell>
          <table:table-cell table:style-name="ce7" office:value-type="string" calcext:value-type="string">
            <text:p>1928-.....</text:p>
          </table:table-cell>
          <table:table-cell table:style-name="ce7" office:value-type="string" calcext:value-type="string">
            <text:p>Bibliothèque nationale et universitaire de Strasbourg , M.131.792</text:p>
          </table:table-cell>
          <table:table-cell table:style-name="ce7" office:value-type="string" calcext:value-type="string">
            <text:p>M.131.792</text:p>
          </table:table-cell>
          <table:table-cell table:style-name="ce31" office:value-type="string" calcext:value-type="string">
            <text:p><text:a xlink:href="http://catalogue.bnf.fr/ark:/12148/cb44931951t" xlink:type="simple">http://catalogue.bnf.fr/ark:/12148/cb44931951t</text:a></text:p>
          </table:table-cell>
          <table:table-cell table:style-name="ce34" office:value-type="date" office:date-value="2019-09-10" calcext:value-type="date">
            <text:p>09/10/2019</text:p>
          </table:table-cell>
          <table:table-cell table:style-name="ce37" table:number-columns-repeated="20"/>
          <table:table-cell table:number-columns-repeated="980"/>
        </table:table-row>
        <table:table-row table:style-name="ro1">
          <table:table-cell table:style-name="ce2" office:value-type="float" office:value="121" calcext:value-type="float">
            <text:p>121</text:p>
          </table:table-cell>
          <table:table-cell table:style-name="ce5" office:value-type="string" calcext:value-type="string">
            <text:p>Horsch, Daniel Gustave Adolphe</text:p>
          </table:table-cell>
          <table:table-cell table:style-name="ce8" office:value-type="float" office:value="1" calcext:value-type="float">
            <text:p>1</text:p>
          </table:table-cell>
          <table:table-cell table:style-name="ce2" office:value-type="float" office:value="1908" calcext:value-type="float">
            <text:p>1908</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Elsässische Volksschriften. 31, Neui Hosse : comédie-bouffe in eim Akt / von D. G. Ad. Horsch</text:p>
          </table:table-cell>
          <table:table-cell table:style-name="ce15" office:value-type="string" calcext:value-type="string">
            <text:p>Elsässische Volksschriften</text:p>
          </table:table-cell>
          <table:table-cell table:style-name="ce5" office:value-type="string" calcext:value-type="string">
            <text:p>comédie</text:p>
          </table:table-cell>
          <table:table-cell table:style-name="ce2" office:value-type="float" office:value="24" calcext:value-type="float">
            <text:p>24</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744f" xlink:type="simple">https://www.numistral.fr/ark:/12148/bpt6k9109744f</text:a></text:p>
          </table:table-cell>
          <table:table-cell table:number-columns-repeated="4" table:style-name="ce5" office:value-type="string" calcext:value-type="string">
            <text:p>s.n.</text:p>
          </table:table-cell>
          <table:table-cell table:style-name="ce5" office:value-type="string" calcext:value-type="string">
            <text:p>(Straßburg)</text:p>
          </table:table-cell>
          <table:table-cell table:style-name="ce5" office:value-type="string" calcext:value-type="string">
            <text:p>1864-1937.</text:p>
          </table:table-cell>
          <table:table-cell table:style-name="ce5" office:value-type="string" calcext:value-type="string">
            <text:p>Bibliothèque nationale et universitaire de Strasbourg , M.133.840</text:p>
          </table:table-cell>
          <table:table-cell table:style-name="ce5" office:value-type="string" calcext:value-type="string">
            <text:p>M.133.840</text:p>
          </table:table-cell>
          <table:table-cell table:style-name="ce30" office:value-type="string" calcext:value-type="string">
            <text:p><text:a xlink:href="http://catalogue.bnf.fr/ark:/12148/cb44932204m" xlink:type="simple">http://catalogue.bnf.fr/ark:/12148/cb44932204m</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22" calcext:value-type="float">
            <text:p>122</text:p>
          </table:table-cell>
          <table:table-cell table:style-name="ce5" office:value-type="string" calcext:value-type="string">
            <text:p>Pfiffer, Léon</text:p>
          </table:table-cell>
          <table:table-cell table:style-name="ce8" office:value-type="float" office:value="1" calcext:value-type="float">
            <text:p>1</text:p>
          </table:table-cell>
          <table:table-cell table:style-name="ce2" office:value-type="float" office:value="1938" calcext:value-type="float">
            <text:p>1938</text:p>
          </table:table-cell>
          <table:table-cell table:style-name="ce2" office:value-type="float" office:value="1930" calcext:value-type="float">
            <text:p>1930</text:p>
          </table:table-cell>
          <table:table-cell table:style-name="ce5" office:value-type="string" calcext:value-type="string">
            <text:p>domaine public</text:p>
          </table:table-cell>
          <table:table-cell table:style-name="ce15" office:value-type="string" calcext:value-type="string">
            <text:p>D'r Itzig em Fass : Lustspiel in 1 Akt</text:p>
          </table:table-cell>
          <table:table-cell table:style-name="ce15" office:value-type="string" calcext:value-type="string">
            <text:p>D'r Itzig em Fass</text:p>
          </table:table-cell>
          <table:table-cell table:style-name="ce5" office:value-type="string" calcext:value-type="string">
            <text:p>lustspiel</text:p>
          </table:table-cell>
          <table:table-cell table:style-name="ce2" office:value-type="float" office:value="24" calcext:value-type="float">
            <text:p>24</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719c" xlink:type="simple">https://www.numistral.fr/ark:/12148/bpt6k9109719c</text:a></text:p>
          </table:table-cell>
          <table:table-cell table:number-columns-repeated="4" table:style-name="ce5" office:value-type="string" calcext:value-type="string">
            <text:p>s.n.</text:p>
          </table:table-cell>
          <table:table-cell table:style-name="ce5" office:value-type="string" calcext:value-type="string">
            <text:p>(Mulhouse)</text:p>
          </table:table-cell>
          <table:table-cell table:style-name="ce5" office:value-type="string" calcext:value-type="string">
            <text:p>s.n.</text:p>
          </table:table-cell>
          <table:table-cell table:style-name="ce5" office:value-type="string" calcext:value-type="string">
            <text:p>Bibliothèque nationale et universitaire de Strasbourg , M.126.698</text:p>
          </table:table-cell>
          <table:table-cell table:style-name="ce5" office:value-type="string" calcext:value-type="string">
            <text:p>M.126.698</text:p>
          </table:table-cell>
          <table:table-cell table:style-name="ce30" office:value-type="string" calcext:value-type="string">
            <text:p><text:a xlink:href="http://catalogue.bnf.fr/ark:/12148/cb44932002c" xlink:type="simple">http://catalogue.bnf.fr/ark:/12148/cb44932002c</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23" calcext:value-type="float">
            <text:p>123</text:p>
          </table:table-cell>
          <table:table-cell table:style-name="ce5" office:value-type="string" calcext:value-type="string">
            <text:p>Lasch, Gustav</text:p>
          </table:table-cell>
          <table:table-cell table:style-name="ce8" office:value-type="float" office:value="-9" calcext:value-type="float">
            <text:p>-9</text:p>
          </table:table-cell>
          <table:table-cell table:style-name="ce2" office:value-type="float" office:value="1921" calcext:value-type="float">
            <text:p>1921</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Wihnachtsglüeck : Festspiel in siewe Bilder... / Gustav Lasch</text:p>
          </table:table-cell>
          <table:table-cell table:style-name="ce15" office:value-type="string" calcext:value-type="string">
            <text:p>Wihnachtsglüeck</text:p>
          </table:table-cell>
          <table:table-cell table:style-name="ce5" office:value-type="string" calcext:value-type="string">
            <text:p>festspiel</text:p>
          </table:table-cell>
          <table:table-cell table:style-name="ce2" office:value-type="float" office:value="30" calcext:value-type="float">
            <text:p>30</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740s" xlink:type="simple">https://www.numistral.fr/ark:/12148/bpt6k9109740s</text:a></text:p>
          </table:table-cell>
          <table:table-cell table:number-columns-repeated="4" table:style-name="ce5" office:value-type="string" calcext:value-type="string">
            <text:p>s.n.</text:p>
          </table:table-cell>
          <table:table-cell table:style-name="ce5" office:value-type="string" calcext:value-type="string">
            <text:p>Librairie évangélique (Strasbourg)</text:p>
          </table:table-cell>
          <table:table-cell table:style-name="ce5" office:value-type="string" calcext:value-type="string">
            <text:p>1874-1938.</text:p>
          </table:table-cell>
          <table:table-cell table:style-name="ce5" office:value-type="string" calcext:value-type="string">
            <text:p>Bibliothèque nationale et universitaire de Strasbourg , M.131.573</text:p>
          </table:table-cell>
          <table:table-cell table:style-name="ce5" office:value-type="string" calcext:value-type="string">
            <text:p>M.131.573</text:p>
          </table:table-cell>
          <table:table-cell table:style-name="ce30" office:value-type="string" calcext:value-type="string">
            <text:p><text:a xlink:href="http://catalogue.bnf.fr/ark:/12148/cb44932107c" xlink:type="simple">http://catalogue.bnf.fr/ark:/12148/cb44932107c</text:a></text:p>
          </table:table-cell>
          <table:table-cell table:style-name="ce32" office:value-type="date" office:date-value="2019-09-10" calcext:value-type="date">
            <text:p>09/10/2019</text:p>
          </table:table-cell>
          <table:table-cell table:style-name="ce36" table:number-columns-repeated="20"/>
          <table:table-cell table:number-columns-repeated="980"/>
        </table:table-row>
        <table:table-row table:style-name="ro1">
          <table:table-cell table:style-name="ce2" office:value-type="float" office:value="124" calcext:value-type="float">
            <text:p>124</text:p>
          </table:table-cell>
          <table:table-cell table:style-name="ce5" office:value-type="string" calcext:value-type="string">
            <text:p>Koehler, Gustav</text:p>
          </table:table-cell>
          <table:table-cell table:style-name="ce8" office:value-type="float" office:value="-9" calcext:value-type="float">
            <text:p>-9</text:p>
          </table:table-cell>
          <table:table-cell table:style-name="ce2" office:value-type="float" office:value="1906" calcext:value-type="float">
            <text:p>1906</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6" office:value-type="string" calcext:value-type="string">
            <text:p>Das Elsass und sein Theater. Beobachtungen und Betrachtungen eines Altdeutschen zur Geschichte und Wuerdigung des 'Elsaessischen Theaters'. [Progr.-Beil.]</text:p>
          </table:table-cell>
          <table:table-cell table:style-name="ce15" office:value-type="string" calcext:value-type="string">
            <text:p>Das Elsass und sein Theater</text:p>
          </table:table-cell>
          <table:table-cell table:style-name="ce5" office:value-type="string" calcext:value-type="string">
            <text:p>s.n.</text:p>
          </table:table-cell>
          <table:table-cell table:style-name="ce2" office:value-type="float" office:value="50" calcext:value-type="float">
            <text:p>50</text:p>
          </table:table-cell>
          <table:table-cell table:style-name="ce26" office:value-type="float" office:value="1" calcext:value-type="float">
            <text:p>1</text:p>
          </table:table-cell>
          <table:table-cell table:style-name="ce5" office:value-type="string" calcext:value-type="string">
            <text:p>Allemand</text:p>
          </table:table-cell>
          <table:table-cell table:style-name="ce5" office:value-type="string" calcext:value-type="string">
            <text:p>romain</text:p>
          </table:table-cell>
          <table:table-cell table:style-name="ce30" office:value-type="string" calcext:value-type="string">
            <text:p><text:a xlink:href="https://www.numistral.fr/ark:/12148/bpt6k91097483" xlink:type="simple">https://www.numistral.fr/ark:/12148/bpt6k91097483</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34.120</text:p>
          </table:table-cell>
          <table:table-cell table:style-name="ce5" office:value-type="string" calcext:value-type="string">
            <text:p>M.34.120</text:p>
          </table:table-cell>
          <table:table-cell table:style-name="ce30" office:value-type="string" calcext:value-type="string">
            <text:p><text:a xlink:href="http://catalogue.bnf.fr/ark:/12148/cb44932054m" xlink:type="simple">http://catalogue.bnf.fr/ark:/12148/cb44932054m</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25" calcext:value-type="float">
            <text:p>125</text:p>
          </table:table-cell>
          <table:table-cell table:style-name="ce5" office:value-type="string" calcext:value-type="string">
            <text:p>Clémens, Paul</text:p>
          </table:table-cell>
          <table:table-cell table:style-name="ce8" office:value-type="float" office:value="-1" calcext:value-type="float">
            <text:p>-1</text:p>
          </table:table-cell>
          <table:table-cell table:number-columns-repeated="2"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D'r Scharele. Soloscene</text:p>
          </table:table-cell>
          <table:table-cell table:style-name="ce15" office:value-type="string" calcext:value-type="string">
            <text:p>D'r Scharele</text:p>
          </table:table-cell>
          <table:table-cell table:style-name="ce5" office:value-type="string" calcext:value-type="string">
            <text:p>soloscene</text:p>
          </table:table-cell>
          <table:table-cell table:style-name="ce2" office:value-type="float" office:value="4" calcext:value-type="float">
            <text:p>4</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544r" xlink:type="simple">https://www.numistral.fr/ark:/12148/bpt6k9109544r</text:a></text:p>
          </table:table-cell>
          <table:table-cell table:number-columns-repeated="5" table:style-name="ce5" office:value-type="string" calcext:value-type="string">
            <text:p>s.n.</text:p>
          </table:table-cell>
          <table:table-cell table:style-name="ce5" office:value-type="string" calcext:value-type="string">
            <text:p>1928-.....</text:p>
          </table:table-cell>
          <table:table-cell table:style-name="ce5" office:value-type="string" calcext:value-type="string">
            <text:p>Bibliothèque nationale et universitaire de Strasbourg , M.111.370</text:p>
          </table:table-cell>
          <table:table-cell table:style-name="ce5" office:value-type="string" calcext:value-type="string">
            <text:p>M.111.370</text:p>
          </table:table-cell>
          <table:table-cell table:style-name="ce30" office:value-type="string" calcext:value-type="string">
            <text:p><text:a xlink:href="http://catalogue.bnf.fr/ark:/12148/cb44931956j" xlink:type="simple">http://catalogue.bnf.fr/ark:/12148/cb44931956j</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26" calcext:value-type="float">
            <text:p>126</text:p>
          </table:table-cell>
          <table:table-cell table:style-name="ce5" office:value-type="string" calcext:value-type="string">
            <text:p>Clémens, Paul</text:p>
          </table:table-cell>
          <table:table-cell table:style-name="ce8" office:value-type="float" office:value="-1" calcext:value-type="float">
            <text:p>-1</text:p>
          </table:table-cell>
          <table:table-cell table:style-name="ce2" office:value-type="float" office:value="1921" calcext:value-type="float">
            <text:p>1921</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1. A-n-alter Klaewerplatzbrueder. Soloscene. 2. Ich will a Liebschti hönn. Soloscene. 3. D'r Spritzemeister Hoppser. Komischer Vortrag 4. D'r Schorschel als Conscrit. Komischer Vortrag 5. D'r Schorschel uff Uerlaeub. Komischer Vortrag. 6. D'r Schikanebuckel. Komischer Vortrag 7. Staeffe, d'r Bandoffelheld. Komischer Vortrag 8. Emil dr Barickeslehrbue. Kommischer Vortrag</text:p>
          </table:table-cell>
          <table:table-cell table:style-name="ce20" office:value-type="float" office:value="1" calcext:value-type="float">
            <text:p>1</text:p>
          </table:table-cell>
          <table:table-cell table:style-name="ce5" office:value-type="string" calcext:value-type="string">
            <text:p>comédie</text:p>
          </table:table-cell>
          <table:table-cell table:style-name="ce2" office:value-type="float" office:value="30" calcext:value-type="float">
            <text:p>30</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616s" xlink:type="simple">https://www.numistral.fr/ark:/12148/bpt6k9109616s</text:a></text:p>
          </table:table-cell>
          <table:table-cell table:number-columns-repeated="5" table:style-name="ce5" office:value-type="string" calcext:value-type="string">
            <text:p>s.n.</text:p>
          </table:table-cell>
          <table:table-cell table:style-name="ce5" office:value-type="string" calcext:value-type="string">
            <text:p>1928-.....</text:p>
          </table:table-cell>
          <table:table-cell table:style-name="ce5" office:value-type="string" calcext:value-type="string">
            <text:p>Bibliothèque nationale et universitaire de Strasbourg , M.122.185</text:p>
          </table:table-cell>
          <table:table-cell table:style-name="ce5" office:value-type="string" calcext:value-type="string">
            <text:p>M.122.185</text:p>
          </table:table-cell>
          <table:table-cell table:style-name="ce30" office:value-type="string" calcext:value-type="string">
            <text:p><text:a xlink:href="http://catalogue.bnf.fr/ark:/12148/cb44931930v" xlink:type="simple">http://catalogue.bnf.fr/ark:/12148/cb44931930v</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27" calcext:value-type="float">
            <text:p>127</text:p>
          </table:table-cell>
          <table:table-cell table:style-name="ce5" office:value-type="string" calcext:value-type="string">
            <text:p>Pick, Alphonse</text:p>
          </table:table-cell>
          <table:table-cell table:style-name="ce8" office:value-type="float" office:value="1" calcext:value-type="float">
            <text:p>1</text:p>
          </table:table-cell>
          <table:table-cell table:style-name="ce2" office:value-type="float" office:value="1877" calcext:value-type="float">
            <text:p>1877</text:p>
          </table:table-cell>
          <table:table-cell table:style-name="ce2" office:value-type="float" office:value="1870" calcext:value-type="float">
            <text:p>1870</text:p>
          </table:table-cell>
          <table:table-cell table:style-name="ce5" office:value-type="string" calcext:value-type="string">
            <text:p>domaine public</text:p>
          </table:table-cell>
          <table:table-cell table:style-name="ce15" office:value-type="string" calcext:value-type="string">
            <text:p>Der tolle Morgen : Lustspiel in 2 Acten, zum Theil in Strassburger Mundart von A. Pick</text:p>
          </table:table-cell>
          <table:table-cell table:style-name="ce15" office:value-type="string" calcext:value-type="string">
            <text:p>Der tolle Morgen</text:p>
          </table:table-cell>
          <table:table-cell table:style-name="ce5" office:value-type="string" calcext:value-type="string">
            <text:p>lustspiel</text:p>
          </table:table-cell>
          <table:table-cell table:style-name="ce2" office:value-type="float" office:value="83" calcext:value-type="float">
            <text:p>83</text:p>
          </table:table-cell>
          <table:table-cell table:style-name="ce25" office:value-type="float" office:value="0" calcext:value-type="float">
            <text:p>0</text:p>
          </table:table-cell>
          <table:table-cell table:style-name="ce5" office:value-type="string" calcext:value-type="string">
            <text:p>Allemand</text:p>
          </table:table-cell>
          <table:table-cell table:style-name="ce5" office:value-type="string" calcext:value-type="string">
            <text:p>gothique</text:p>
          </table:table-cell>
          <table:table-cell table:style-name="ce30" office:value-type="string" calcext:value-type="string">
            <text:p><text:a xlink:href="https://www.numistral.fr/ark:/12148/bpt6k9109670k" xlink:type="simple">https://www.numistral.fr/ark:/12148/bpt6k9109670k</text:a></text:p>
          </table:table-cell>
          <table:table-cell table:number-columns-repeated="4" table:style-name="ce5" office:value-type="string" calcext:value-type="string">
            <text:p>s.n.</text:p>
          </table:table-cell>
          <table:table-cell table:style-name="ce5" office:value-type="string" calcext:value-type="string">
            <text:p>(Strasbourg)</text:p>
          </table:table-cell>
          <table:table-cell table:style-name="ce5" office:value-type="string" calcext:value-type="string">
            <text:p>s.n.</text:p>
          </table:table-cell>
          <table:table-cell table:style-name="ce5" office:value-type="string" calcext:value-type="string">
            <text:p>Bibliothèque nationale et universitaire de Strasbourg , M.124.702</text:p>
          </table:table-cell>
          <table:table-cell table:style-name="ce5" office:value-type="string" calcext:value-type="string">
            <text:p>M.124.702</text:p>
          </table:table-cell>
          <table:table-cell table:style-name="ce30" office:value-type="string" calcext:value-type="string">
            <text:p><text:a xlink:href="http://catalogue.bnf.fr/ark:/12148/cb44932003q" xlink:type="simple">http://catalogue.bnf.fr/ark:/12148/cb44932003q</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28" calcext:value-type="float">
            <text:p>128</text:p>
          </table:table-cell>
          <table:table-cell table:style-name="ce5" office:value-type="string" calcext:value-type="string">
            <text:p>s.n.</text:p>
          </table:table-cell>
          <table:table-cell table:style-name="ce8" office:value-type="float" office:value="1" calcext:value-type="float">
            <text:p>1</text:p>
          </table:table-cell>
          <table:table-cell table:style-name="ce2" office:value-type="float" office:value="1889" calcext:value-type="float">
            <text:p>1889</text:p>
          </table:table-cell>
          <table:table-cell table:style-name="ce2" office:value-type="float" office:value="1880" calcext:value-type="float">
            <text:p>1880</text:p>
          </table:table-cell>
          <table:table-cell table:style-name="ce5" office:value-type="string" calcext:value-type="string">
            <text:p>domaine public</text:p>
          </table:table-cell>
          <table:table-cell table:style-name="ce15" office:value-type="string" calcext:value-type="string">
            <text:p>E. H., oder s'Gezaicht Trousseau. [Comédie.]</text:p>
          </table:table-cell>
          <table:table-cell table:style-name="ce15" office:value-type="string" calcext:value-type="string">
            <text:p>E</text:p>
          </table:table-cell>
          <table:table-cell table:style-name="ce5" office:value-type="string" calcext:value-type="string">
            <text:p>comédie</text:p>
          </table:table-cell>
          <table:table-cell table:style-name="ce2" office:value-type="float" office:value="22" calcext:value-type="float">
            <text:p>22</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49t" xlink:type="simple">https://www.numistral.fr/ark:/12148/bpt6k9109549t</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1.405</text:p>
          </table:table-cell>
          <table:table-cell table:style-name="ce5" office:value-type="string" calcext:value-type="string">
            <text:p>M.111.405</text:p>
          </table:table-cell>
          <table:table-cell table:style-name="ce30" office:value-type="string" calcext:value-type="string">
            <text:p><text:a xlink:href="http://catalogue.bnf.fr/ark:/12148/cb44932165j" xlink:type="simple">http://catalogue.bnf.fr/ark:/12148/cb44932165j</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29" calcext:value-type="float">
            <text:p>129</text:p>
          </table:table-cell>
          <table:table-cell table:style-name="ce5" office:value-type="string" calcext:value-type="string">
            <text:p>Bastian, Ferdinand</text:p>
          </table:table-cell>
          <table:table-cell table:style-name="ce8" office:value-type="float" office:value="1" calcext:value-type="float">
            <text:p>1</text:p>
          </table:table-cell>
          <table:table-cell table:number-columns-repeated="2" table:style-name="ce2" office:value-type="float" office:value="1900" calcext:value-type="float">
            <text:p>1900</text:p>
          </table:table-cell>
          <table:table-cell table:style-name="ce5" office:value-type="string" calcext:value-type="string">
            <text:p>domaine public</text:p>
          </table:table-cell>
          <table:table-cell table:number-columns-repeated="2" table:style-name="ce15" office:value-type="string" calcext:value-type="string">
            <text:p>D'r Millionegartner, Volkschauspiel in drei Aufzugen, in elsaesser Mundart</text:p>
          </table:table-cell>
          <table:table-cell table:style-name="ce5" office:value-type="string" calcext:value-type="string">
            <text:p>volksstück</text:p>
          </table:table-cell>
          <table:table-cell table:style-name="ce2" office:value-type="float" office:value="90" calcext:value-type="float">
            <text:p>90</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759w" xlink:type="simple">https://www.numistral.fr/ark:/12148/bpt6k9109759w</text:a></text:p>
          </table:table-cell>
          <table:table-cell table:number-columns-repeated="4" table:style-name="ce5" office:value-type="string" calcext:value-type="string">
            <text:p>s.n.</text:p>
          </table:table-cell>
          <table:table-cell table:style-name="ce5" office:value-type="string" calcext:value-type="string">
            <text:p>(Strassburg)</text:p>
          </table:table-cell>
          <table:table-cell table:style-name="ce5" office:value-type="string" calcext:value-type="string">
            <text:p>s.n.</text:p>
          </table:table-cell>
          <table:table-cell table:style-name="ce5" office:value-type="string" calcext:value-type="string">
            <text:p>Bibliothèque nationale et universitaire de Strasbourg , M.710.704</text:p>
          </table:table-cell>
          <table:table-cell table:style-name="ce5" office:value-type="string" calcext:value-type="string">
            <text:p>M.710.704</text:p>
          </table:table-cell>
          <table:table-cell table:style-name="ce30" office:value-type="string" calcext:value-type="string">
            <text:p><text:a xlink:href="http://catalogue.bnf.fr/ark:/12148/cb449320329" xlink:type="simple">http://catalogue.bnf.fr/ark:/12148/cb449320329</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30" calcext:value-type="float">
            <text:p>130</text:p>
          </table:table-cell>
          <table:table-cell table:style-name="ce5" office:value-type="string" calcext:value-type="string">
            <text:p>Clémens, Paul</text:p>
          </table:table-cell>
          <table:table-cell table:style-name="ce8" office:value-type="float" office:value="-1" calcext:value-type="float">
            <text:p>-1</text:p>
          </table:table-cell>
          <table:table-cell table:style-name="ce2" office:value-type="float" office:value="1922" calcext:value-type="float">
            <text:p>1922</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D'r Babbelhans. Komischer Vortrag in elsaessischer Mundart</text:p>
          </table:table-cell>
          <table:table-cell table:style-name="ce15" office:value-type="string" calcext:value-type="string">
            <text:p>D'r Babbelhans</text:p>
          </table:table-cell>
          <table:table-cell table:style-name="ce5" office:value-type="string" calcext:value-type="string">
            <text:p>comédie</text:p>
          </table:table-cell>
          <table:table-cell table:style-name="ce2" office:value-type="float" office:value="3" calcext:value-type="float">
            <text:p>3</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604k" xlink:type="simple">https://www.numistral.fr/ark:/12148/bpt6k9109604k</text:a></text:p>
          </table:table-cell>
          <table:table-cell table:number-columns-repeated="5" table:style-name="ce5" office:value-type="string" calcext:value-type="string">
            <text:p>s.n.</text:p>
          </table:table-cell>
          <table:table-cell table:style-name="ce5" office:value-type="string" calcext:value-type="string">
            <text:p>1928-.....</text:p>
          </table:table-cell>
          <table:table-cell table:style-name="ce5" office:value-type="string" calcext:value-type="string">
            <text:p>Bibliothèque nationale et universitaire de Strasbourg , M.121.818</text:p>
          </table:table-cell>
          <table:table-cell table:style-name="ce5" office:value-type="string" calcext:value-type="string">
            <text:p>M.121.818</text:p>
          </table:table-cell>
          <table:table-cell table:style-name="ce30" office:value-type="string" calcext:value-type="string">
            <text:p><text:a xlink:href="http://catalogue.bnf.fr/ark:/12148/cb44931948x" xlink:type="simple">http://catalogue.bnf.fr/ark:/12148/cb44931948x</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31" calcext:value-type="float">
            <text:p>131</text:p>
          </table:table-cell>
          <table:table-cell table:style-name="ce5" office:value-type="string" calcext:value-type="string">
            <text:p>Bastian, Ferdinand</text:p>
          </table:table-cell>
          <table:table-cell table:style-name="ce8" office:value-type="float" office:value="-1" calcext:value-type="float">
            <text:p>-1</text:p>
          </table:table-cell>
          <table:table-cell table:style-name="ce2" office:value-type="float" office:value="1922" calcext:value-type="float">
            <text:p>1922</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D'Wundergej : Zaubermärel in 5 Bilder mit Gsang un Danz / vun Ferd. Bastian ; Müsik von Aug. Schwoob</text:p>
          </table:table-cell>
          <table:table-cell table:style-name="ce15" office:value-type="string" calcext:value-type="string">
            <text:p>D'Wundergej</text:p>
          </table:table-cell>
          <table:table-cell table:style-name="ce5" office:value-type="string" calcext:value-type="string">
            <text:p>märel</text:p>
          </table:table-cell>
          <table:table-cell table:style-name="ce2" office:value-type="float" office:value="52" calcext:value-type="float">
            <text:p>52</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7008" xlink:type="simple">https://www.numistral.fr/ark:/12148/bpt6k91097008</text:a></text:p>
          </table:table-cell>
          <table:table-cell table:number-columns-repeated="4" table:style-name="ce5" office:value-type="string" calcext:value-type="string">
            <text:p>s.n.</text:p>
          </table:table-cell>
          <table:table-cell table:style-name="ce5" office:value-type="string" calcext:value-type="string">
            <text:p>(Strasbourg)</text:p>
          </table:table-cell>
          <table:table-cell table:style-name="ce5" office:value-type="string" calcext:value-type="string">
            <text:p>1868-1944.</text:p>
          </table:table-cell>
          <table:table-cell table:style-name="ce5" office:value-type="string" calcext:value-type="string">
            <text:p>Bibliothèque nationale et universitaire de Strasbourg , M.126.366</text:p>
          </table:table-cell>
          <table:table-cell table:style-name="ce5" office:value-type="string" calcext:value-type="string">
            <text:p>M.126.366</text:p>
          </table:table-cell>
          <table:table-cell table:style-name="ce30" office:value-type="string" calcext:value-type="string">
            <text:p><text:a xlink:href="http://catalogue.bnf.fr/ark:/12148/cb44931944j" xlink:type="simple">http://catalogue.bnf.fr/ark:/12148/cb44931944j</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32" calcext:value-type="float">
            <text:p>132</text:p>
          </table:table-cell>
          <table:table-cell table:style-name="ce5" office:value-type="string" calcext:value-type="string">
            <text:p>Bastian, Ferdinand</text:p>
          </table:table-cell>
          <table:table-cell table:style-name="ce9" office:value-type="float" office:value="1" calcext:value-type="float">
            <text:p>1</text:p>
          </table:table-cell>
          <table:table-cell table:number-columns-repeated="2" table:style-name="ce5" office:value-type="string" calcext:value-type="string">
            <text:p>s.n.</text:p>
          </table:table-cell>
          <table:table-cell table:style-name="ce5" office:value-type="string" calcext:value-type="string">
            <text:p>domaine public</text:p>
          </table:table-cell>
          <table:table-cell table:style-name="ce15" office:value-type="string" calcext:value-type="string">
            <text:p>s Gaischtert im Huess, e gruesligi Szene...</text:p>
          </table:table-cell>
          <table:table-cell table:style-name="ce15" office:value-type="string" calcext:value-type="string">
            <text:p>s Gaischtert im Huess, e gruesligi Szene</text:p>
          </table:table-cell>
          <table:table-cell table:style-name="ce5" office:value-type="string" calcext:value-type="string">
            <text:p>horreur</text:p>
          </table:table-cell>
          <table:table-cell table:style-name="ce2" office:value-type="float" office:value="6" calcext:value-type="float">
            <text:p>6</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698n" xlink:type="simple">https://www.numistral.fr/ark:/12148/bpt6k9109698n</text:a></text:p>
          </table:table-cell>
          <table:table-cell table:number-columns-repeated="4" table:style-name="ce5" office:value-type="string" calcext:value-type="string">
            <text:p>s.n.</text:p>
          </table:table-cell>
          <table:table-cell table:style-name="ce5" office:value-type="string" calcext:value-type="string">
            <text:p>(Srasbourg)</text:p>
          </table:table-cell>
          <table:table-cell table:style-name="ce5" office:value-type="string" calcext:value-type="string">
            <text:p>s.n.</text:p>
          </table:table-cell>
          <table:table-cell table:style-name="ce5" office:value-type="string" calcext:value-type="string">
            <text:p>Bibliothèque nationale et universitaire de Strasbourg , M.126.318</text:p>
          </table:table-cell>
          <table:table-cell table:style-name="ce5" office:value-type="string" calcext:value-type="string">
            <text:p>M.126.318</text:p>
          </table:table-cell>
          <table:table-cell table:style-name="ce30" office:value-type="string" calcext:value-type="string">
            <text:p><text:a xlink:href="http://catalogue.bnf.fr/ark:/12148/cb44931935k" xlink:type="simple">http://catalogue.bnf.fr/ark:/12148/cb44931935k</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33" calcext:value-type="float">
            <text:p>133</text:p>
          </table:table-cell>
          <table:table-cell table:style-name="ce5" office:value-type="string" calcext:value-type="string">
            <text:p>Weigel, Madeleine</text:p>
          </table:table-cell>
          <table:table-cell table:style-name="ce8" office:value-type="float" office:value="1" calcext:value-type="float">
            <text:p>1</text:p>
          </table:table-cell>
          <table:table-cell table:style-name="ce2" office:value-type="float" office:value="1932" calcext:value-type="float">
            <text:p>1932</text:p>
          </table:table-cell>
          <table:table-cell table:style-name="ce2" office:value-type="float" office:value="1930" calcext:value-type="float">
            <text:p>1930</text:p>
          </table:table-cell>
          <table:table-cell table:style-name="ce5" office:value-type="string" calcext:value-type="string">
            <text:p>domaine public</text:p>
          </table:table-cell>
          <table:table-cell table:style-name="ce15" office:value-type="string" calcext:value-type="string">
            <text:p>Salvator-Theater. No. 418, Zum 70. Geburtstag : Lustspiel in zwei Aufzügen / von M. Weigel</text:p>
          </table:table-cell>
          <table:table-cell table:style-name="ce15" office:value-type="string" calcext:value-type="string">
            <text:p>Salvator-Theater</text:p>
          </table:table-cell>
          <table:table-cell table:style-name="ce5" office:value-type="string" calcext:value-type="string">
            <text:p>lustspiel</text:p>
          </table:table-cell>
          <table:table-cell table:style-name="ce2" office:value-type="float" office:value="19" calcext:value-type="float">
            <text:p>19</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677g" xlink:type="simple">https://www.numistral.fr/ark:/12148/bpt6k9109677g</text:a></text:p>
          </table:table-cell>
          <table:table-cell table:number-columns-repeated="4" table:style-name="ce5" office:value-type="string" calcext:value-type="string">
            <text:p>s.n.</text:p>
          </table:table-cell>
          <table:table-cell table:style-name="ce5" office:value-type="string" calcext:value-type="string">
            <text:p>(Mülhausen)</text:p>
          </table:table-cell>
          <table:table-cell table:style-name="ce5" office:value-type="string" calcext:value-type="string">
            <text:p>s.n.</text:p>
          </table:table-cell>
          <table:table-cell table:style-name="ce5" office:value-type="string" calcext:value-type="string">
            <text:p>Bibliothèque nationale et universitaire de Strasbourg , M.125.109</text:p>
          </table:table-cell>
          <table:table-cell table:style-name="ce5" office:value-type="string" calcext:value-type="string">
            <text:p>M.125.109</text:p>
          </table:table-cell>
          <table:table-cell table:style-name="ce30" office:value-type="string" calcext:value-type="string">
            <text:p><text:a xlink:href="http://catalogue.bnf.fr/ark:/12148/cb449320867" xlink:type="simple">http://catalogue.bnf.fr/ark:/12148/cb449320867</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34" calcext:value-type="float">
            <text:p>134</text:p>
          </table:table-cell>
          <table:table-cell table:style-name="ce5" office:value-type="string" calcext:value-type="string">
            <text:p>Schmidlin, Auguste</text:p>
          </table:table-cell>
          <table:table-cell table:style-name="ce8" office:value-type="float" office:value="-9" calcext:value-type="float">
            <text:p>-9</text:p>
          </table:table-cell>
          <table:table-cell table:number-columns-repeated="2" table:style-name="ce2" office:value-type="float" office:value="1930" calcext:value-type="float">
            <text:p>1930</text:p>
          </table:table-cell>
          <table:table-cell table:style-name="ce5" office:value-type="string" calcext:value-type="string">
            <text:p>domaine public</text:p>
          </table:table-cell>
          <table:table-cell table:style-name="ce15" office:value-type="string" calcext:value-type="string">
            <text:p>Caecilia, historisch-religiöses Festspiel in fünf Akten, zur XVII. Jahrhundertfeier des Martyriums der Patronin der heiligen Tonkunst...</text:p>
          </table:table-cell>
          <table:table-cell table:style-name="ce15" office:value-type="string" calcext:value-type="string">
            <text:p>Caecilia, historisch-religiöses Festspiel in fünf Akten, zur XVII</text:p>
          </table:table-cell>
          <table:table-cell table:style-name="ce5" office:value-type="string" calcext:value-type="string">
            <text:p>festspiel</text:p>
          </table:table-cell>
          <table:table-cell table:style-name="ce2" office:value-type="float" office:value="70" calcext:value-type="float">
            <text:p>70</text:p>
          </table:table-cell>
          <table:table-cell table:style-name="ce25" office:value-type="float" office:value="0" calcext:value-type="float">
            <text:p>0</text:p>
          </table:table-cell>
          <table:table-cell table:style-name="ce5" office:value-type="string" calcext:value-type="string">
            <text:p>Allemand</text:p>
          </table:table-cell>
          <table:table-cell table:style-name="ce5" office:value-type="string" calcext:value-type="string">
            <text:p>gothique</text:p>
          </table:table-cell>
          <table:table-cell table:style-name="ce30" office:value-type="string" calcext:value-type="string">
            <text:p><text:a xlink:href="https://www.numistral.fr/ark:/12148/bpt6k9109508w" xlink:type="simple">https://www.numistral.fr/ark:/12148/bpt6k9109508w</text:a></text:p>
          </table:table-cell>
          <table:table-cell table:number-columns-repeated="4" table:style-name="ce5" office:value-type="string" calcext:value-type="string">
            <text:p>s.n.</text:p>
          </table:table-cell>
          <table:table-cell table:style-name="ce5" office:value-type="string" calcext:value-type="string">
            <text:p>(Strasbourg)</text:p>
          </table:table-cell>
          <table:table-cell table:style-name="ce5" office:value-type="string" calcext:value-type="string">
            <text:p>1878-1943.</text:p>
          </table:table-cell>
          <table:table-cell table:style-name="ce5" office:value-type="string" calcext:value-type="string">
            <text:p>Bibliothèque nationale et universitaire de Strasbourg , CD.173.058</text:p>
          </table:table-cell>
          <table:table-cell table:style-name="ce5" office:value-type="string" calcext:value-type="string">
            <text:p>CD.173.058</text:p>
          </table:table-cell>
          <table:table-cell table:style-name="ce30" office:value-type="string" calcext:value-type="string">
            <text:p><text:a xlink:href="http://catalogue.bnf.fr/ark:/12148/cb44931923k" xlink:type="simple">http://catalogue.bnf.fr/ark:/12148/cb44931923k</text:a></text:p>
          </table:table-cell>
          <table:table-cell table:style-name="ce32" office:value-type="date" office:date-value="2019-09-10" calcext:value-type="date">
            <text:p>09/10/2019</text:p>
          </table:table-cell>
          <table:table-cell table:style-name="ce36" table:number-columns-repeated="20"/>
          <table:table-cell table:number-columns-repeated="980"/>
        </table:table-row>
        <table:table-row table:style-name="ro1">
          <table:table-cell table:style-name="ce2" office:value-type="float" office:value="135" calcext:value-type="float">
            <text:p>135</text:p>
          </table:table-cell>
          <table:table-cell table:style-name="ce5" office:value-type="string" calcext:value-type="string">
            <text:p>Hart, Marie</text:p>
          </table:table-cell>
          <table:table-cell table:style-name="ce8" office:value-type="float" office:value="1" calcext:value-type="float">
            <text:p>1</text:p>
          </table:table-cell>
          <table:table-cell table:style-name="ce2" office:value-type="float" office:value="1937" calcext:value-type="float">
            <text:p>1937</text:p>
          </table:table-cell>
          <table:table-cell table:style-name="ce2" office:value-type="float" office:value="1930" calcext:value-type="float">
            <text:p>1930</text:p>
          </table:table-cell>
          <table:table-cell table:style-name="ce5" office:value-type="string" calcext:value-type="string">
            <text:p>domaine public</text:p>
          </table:table-cell>
          <table:table-cell table:style-name="ce15" office:value-type="string" calcext:value-type="string">
            <text:p>D'r poetisch Oscar : Einakter / vun Marie Hart ; nej bearweit vun E. Deck,...</text:p>
          </table:table-cell>
          <table:table-cell table:style-name="ce15" office:value-type="string" calcext:value-type="string">
            <text:p>D'r poetisch Oscar</text:p>
          </table:table-cell>
          <table:table-cell table:style-name="ce5" office:value-type="string" calcext:value-type="string">
            <text:p>einakter</text:p>
          </table:table-cell>
          <table:table-cell table:style-name="ce2" office:value-type="float" office:value="20" calcext:value-type="float">
            <text:p>20</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761z" xlink:type="simple">https://www.numistral.fr/ark:/12148/bpt6k9109761z</text:a></text:p>
          </table:table-cell>
          <table:table-cell table:number-columns-repeated="3" table:style-name="ce5" office:value-type="string" calcext:value-type="string">
            <text:p>s.n.</text:p>
          </table:table-cell>
          <table:table-cell table:style-name="ce5" office:value-type="string" calcext:value-type="string">
            <text:p>Deck, E.. 2230</text:p>
          </table:table-cell>
          <table:table-cell table:style-name="ce5" office:value-type="string" calcext:value-type="string">
            <text:p>(Gundershoffen)</text:p>
          </table:table-cell>
          <table:table-cell table:style-name="ce5" office:value-type="string" calcext:value-type="string">
            <text:p>1856-1924.</text:p>
          </table:table-cell>
          <table:table-cell table:style-name="ce5" office:value-type="string" calcext:value-type="string">
            <text:p>Bibliothèque nationale et universitaire de Strasbourg , M.718.978</text:p>
          </table:table-cell>
          <table:table-cell table:style-name="ce5" office:value-type="string" calcext:value-type="string">
            <text:p>M.718.978</text:p>
          </table:table-cell>
          <table:table-cell table:style-name="ce30" office:value-type="string" calcext:value-type="string">
            <text:p><text:a xlink:href="http://catalogue.bnf.fr/ark:/12148/cb449321975" xlink:type="simple">http://catalogue.bnf.fr/ark:/12148/cb449321975</text:a></text:p>
          </table:table-cell>
          <table:table-cell table:style-name="ce32" office:value-type="date" office:date-value="2019-09-11" calcext:value-type="date">
            <text:p>09/11/2019</text:p>
          </table:table-cell>
          <table:table-cell table:style-name="ce4" table:number-columns-repeated="20"/>
          <table:table-cell table:number-columns-repeated="980"/>
        </table:table-row>
        <table:table-row table:style-name="ro1">
          <table:table-cell table:style-name="ce2" office:value-type="float" office:value="136" calcext:value-type="float">
            <text:p>136</text:p>
          </table:table-cell>
          <table:table-cell table:style-name="ce5" office:value-type="string" calcext:value-type="string">
            <text:p>Pick, Alphonse</text:p>
          </table:table-cell>
          <table:table-cell table:style-name="ce8" office:value-type="float" office:value="-9" calcext:value-type="float">
            <text:p>-9</text:p>
          </table:table-cell>
          <table:table-cell table:style-name="ce2" office:value-type="float" office:value="18" calcext:value-type="float">
            <text:p>18</text:p>
          </table:table-cell>
          <table:table-cell table:style-name="ce2" office:value-type="float" office:value="10" calcext:value-type="float">
            <text:p>10</text:p>
          </table:table-cell>
          <table:table-cell table:style-name="ce5" office:value-type="string" calcext:value-type="string">
            <text:p>domaine public</text:p>
          </table:table-cell>
          <table:table-cell table:number-columns-repeated="2" table:style-name="ce15" office:value-type="string" calcext:value-type="string">
            <text:p>Le Krentzel à l'Enfer / Alphonse Pick</text:p>
          </table:table-cell>
          <table:table-cell table:style-name="ce5" office:value-type="string" calcext:value-type="string">
            <text:p>s.n.</text:p>
          </table:table-cell>
          <table:table-cell table:style-name="ce2" office:value-type="float" office:value="26" calcext:value-type="float">
            <text:p>26</text:p>
          </table:table-cell>
          <table:table-cell table:style-name="ce25" office:value-type="float" office:value="0" calcext:value-type="float">
            <text:p>0</text:p>
          </table:table-cell>
          <table:table-cell table:style-name="ce5" office:value-type="string" calcext:value-type="string">
            <text:p>Français</text:p>
          </table:table-cell>
          <table:table-cell table:style-name="ce5" office:value-type="string" calcext:value-type="string">
            <text:p>romain</text:p>
          </table:table-cell>
          <table:table-cell table:style-name="ce30" office:value-type="string" calcext:value-type="string">
            <text:p><text:a xlink:href="https://www.numistral.fr/ark:/12148/bpt6k9109673t" xlink:type="simple">https://www.numistral.fr/ark:/12148/bpt6k9109673t</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24.876</text:p>
          </table:table-cell>
          <table:table-cell table:style-name="ce5" office:value-type="string" calcext:value-type="string">
            <text:p>M.124.876</text:p>
          </table:table-cell>
          <table:table-cell table:style-name="ce30" office:value-type="string" calcext:value-type="string">
            <text:p><text:a xlink:href="http://catalogue.bnf.fr/ark:/12148/cb44932111m" xlink:type="simple">http://catalogue.bnf.fr/ark:/12148/cb44932111m</text:a></text:p>
          </table:table-cell>
          <table:table-cell table:style-name="ce32" office:value-type="date" office:date-value="2019-09-10" calcext:value-type="date">
            <text:p>09/10/2019</text:p>
          </table:table-cell>
          <table:table-cell table:style-name="ce36" table:number-columns-repeated="20"/>
          <table:table-cell table:number-columns-repeated="980"/>
        </table:table-row>
        <table:table-row table:style-name="ro1">
          <table:table-cell table:style-name="ce2" office:value-type="float" office:value="137" calcext:value-type="float">
            <text:p>137</text:p>
          </table:table-cell>
          <table:table-cell table:style-name="ce5" office:value-type="string" calcext:value-type="string">
            <text:p>Wagner, Emile</text:p>
          </table:table-cell>
          <table:table-cell table:style-name="ce8" office:value-type="float" office:value="1" calcext:value-type="float">
            <text:p>1</text:p>
          </table:table-cell>
          <table:table-cell table:number-columns-repeated="2" table:style-name="ce2" office:value-type="float" office:value="1930" calcext:value-type="float">
            <text:p>1930</text:p>
          </table:table-cell>
          <table:table-cell table:style-name="ce5" office:value-type="string" calcext:value-type="string">
            <text:p>domaine public</text:p>
          </table:table-cell>
          <table:table-cell table:style-name="ce15" office:value-type="string" calcext:value-type="string">
            <text:p>Die Greifensteiner : oder Hugo, der Abtrünnige : Volksstück im Elsässer-Dialekt in 4 Akten / von Emile Wagner</text:p>
          </table:table-cell>
          <table:table-cell table:style-name="ce15" office:value-type="string" calcext:value-type="string">
            <text:p>Die Greifensteiner</text:p>
          </table:table-cell>
          <table:table-cell table:style-name="ce5" office:value-type="string" calcext:value-type="string">
            <text:p>volksstück</text:p>
          </table:table-cell>
          <table:table-cell table:style-name="ce2" office:value-type="float" office:value="47" calcext:value-type="float">
            <text:p>47</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758g" xlink:type="simple">https://www.numistral.fr/ark:/12148/bpt6k9109758g</text:a></text:p>
          </table:table-cell>
          <table:table-cell table:number-columns-repeated="4" table:style-name="ce5" office:value-type="string" calcext:value-type="string">
            <text:p>s.n.</text:p>
          </table:table-cell>
          <table:table-cell table:style-name="ce5" office:value-type="string" calcext:value-type="string">
            <text:p>(Rouffach)</text:p>
          </table:table-cell>
          <table:table-cell table:style-name="ce5" office:value-type="string" calcext:value-type="string">
            <text:p>s.n.</text:p>
          </table:table-cell>
          <table:table-cell table:style-name="ce5" office:value-type="string" calcext:value-type="string">
            <text:p>Bibliothèque nationale et universitaire de Strasbourg , M.500.837,431</text:p>
          </table:table-cell>
          <table:table-cell table:style-name="ce5" office:value-type="string" calcext:value-type="string">
            <text:p>M.500.837431</text:p>
          </table:table-cell>
          <table:table-cell table:style-name="ce30" office:value-type="string" calcext:value-type="string">
            <text:p><text:a xlink:href="http://catalogue.bnf.fr/ark:/12148/cb44932099k" xlink:type="simple">http://catalogue.bnf.fr/ark:/12148/cb44932099k</text:a></text:p>
          </table:table-cell>
          <table:table-cell table:style-name="ce32" office:value-type="date" office:date-value="2019-09-11" calcext:value-type="date">
            <text:p>09/11/2019</text:p>
          </table:table-cell>
          <table:table-cell table:style-name="ce4" table:number-columns-repeated="20"/>
          <table:table-cell table:number-columns-repeated="980"/>
        </table:table-row>
        <table:table-row table:style-name="ro1">
          <table:table-cell table:style-name="ce2" office:value-type="float" office:value="138" calcext:value-type="float">
            <text:p>138</text:p>
          </table:table-cell>
          <table:table-cell table:style-name="ce5" office:value-type="string" calcext:value-type="string">
            <text:p>Horsch, Daniel Gustave Adolphe</text:p>
          </table:table-cell>
          <table:table-cell table:style-name="ce8" office:value-type="float" office:value="1" calcext:value-type="float">
            <text:p>1</text:p>
          </table:table-cell>
          <table:table-cell table:style-name="ce2" office:value-type="float" office:value="1908" calcext:value-type="float">
            <text:p>1908</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Elsässische Volksschriften. 66, E Mann fur mini Nièce : comédie-bouffe in eim Akt / von D. G. Ad. Horsch</text:p>
          </table:table-cell>
          <table:table-cell table:style-name="ce15" office:value-type="string" calcext:value-type="string">
            <text:p>Elsässische Volksschriften</text:p>
          </table:table-cell>
          <table:table-cell table:style-name="ce5" office:value-type="string" calcext:value-type="string">
            <text:p>comédie</text:p>
          </table:table-cell>
          <table:table-cell table:style-name="ce2" office:value-type="float" office:value="24" calcext:value-type="float">
            <text:p>24</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30q" xlink:type="simple">https://www.numistral.fr/ark:/12148/bpt6k9109530q</text:a></text:p>
          </table:table-cell>
          <table:table-cell table:number-columns-repeated="4" table:style-name="ce5" office:value-type="string" calcext:value-type="string">
            <text:p>s.n.</text:p>
          </table:table-cell>
          <table:table-cell table:style-name="ce5" office:value-type="string" calcext:value-type="string">
            <text:p>(Straßburg)</text:p>
          </table:table-cell>
          <table:table-cell table:style-name="ce5" office:value-type="string" calcext:value-type="string">
            <text:p>1864-1937.</text:p>
          </table:table-cell>
          <table:table-cell table:style-name="ce5" office:value-type="string" calcext:value-type="string">
            <text:p>Bibliothèque nationale et universitaire de Strasbourg , M.111.089,66</text:p>
          </table:table-cell>
          <table:table-cell table:style-name="ce5" office:value-type="string" calcext:value-type="string">
            <text:p>M.111.08966</text:p>
          </table:table-cell>
          <table:table-cell table:style-name="ce30" office:value-type="string" calcext:value-type="string">
            <text:p><text:a xlink:href="http://catalogue.bnf.fr/ark:/12148/cb449319091" xlink:type="simple">http://catalogue.bnf.fr/ark:/12148/cb449319091</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39" calcext:value-type="float">
            <text:p>139</text:p>
          </table:table-cell>
          <table:table-cell table:style-name="ce5" office:value-type="string" calcext:value-type="string">
            <text:p>Riff, Jean</text:p>
          </table:table-cell>
          <table:table-cell table:style-name="ce8" office:value-type="float" office:value="1" calcext:value-type="float">
            <text:p>1</text:p>
          </table:table-cell>
          <table:table-cell table:style-name="ce2" office:value-type="float" office:value="1907" calcext:value-type="float">
            <text:p>1907</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Uewer unseri Kraft. Komœdie in eim Uffzug. E hitzigi Debatt. (Nach einer aelteren Idee.) E uessergewœhnlichi Wirtshues-Scen'</text:p>
          </table:table-cell>
          <table:table-cell table:style-name="ce15" office:value-type="string" calcext:value-type="string">
            <text:p>Uewer unseri Kraft</text:p>
          </table:table-cell>
          <table:table-cell table:style-name="ce5" office:value-type="string" calcext:value-type="string">
            <text:p>comédie</text:p>
          </table:table-cell>
          <table:table-cell table:style-name="ce2" office:value-type="float" office:value="48" calcext:value-type="float">
            <text:p>48</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88x" xlink:type="simple">https://www.numistral.fr/ark:/12148/bpt6k9109588x</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1.865</text:p>
          </table:table-cell>
          <table:table-cell table:style-name="ce5" office:value-type="string" calcext:value-type="string">
            <text:p>M.111.865</text:p>
          </table:table-cell>
          <table:table-cell table:style-name="ce30" office:value-type="string" calcext:value-type="string">
            <text:p><text:a xlink:href="http://catalogue.bnf.fr/ark:/12148/cb449319316" xlink:type="simple">http://catalogue.bnf.fr/ark:/12148/cb449319316</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40" calcext:value-type="float">
            <text:p>140</text:p>
          </table:table-cell>
          <table:table-cell table:style-name="ce5" office:value-type="string" calcext:value-type="string">
            <text:p>Pick, Alphonse</text:p>
          </table:table-cell>
          <table:table-cell table:style-name="ce8" office:value-type="float" office:value="-1" calcext:value-type="float">
            <office:annotation draw:style-name="gr2" draw:text-style-name="P2" svg:width="483.42pt" svg:height="33.76pt" svg:x="188.93pt" svg:y="1805.24pt" draw:caption-point-x="-11.54pt" draw:caption-point-y="-19.98pt">
              <dc:date>2020-06-17T00:00:00</dc:date>
              <text:p text:style-name="P1">le format est trop loin d'une pièce standard pour obtenir <text:s/>une liste de personnages</text:p>
              <text:p text:style-name="P1"><text:tab/>-Pablo Ruiz</text:p>
            </office:annotation>
            <text:p>-1</text:p>
          </table:table-cell>
          <table:table-cell table:style-name="ce2" office:value-type="float" office:value="1875" calcext:value-type="float">
            <text:p>1875</text:p>
          </table:table-cell>
          <table:table-cell table:style-name="ce2" office:value-type="float" office:value="1870" calcext:value-type="float">
            <text:p>1870</text:p>
          </table:table-cell>
          <table:table-cell table:style-name="ce5" office:value-type="string" calcext:value-type="string">
            <text:p>domaine public</text:p>
          </table:table-cell>
          <table:table-cell table:style-name="ce15" office:value-type="string" calcext:value-type="string">
            <text:p>Anno 1975 / A. Pick</text:p>
          </table:table-cell>
          <table:table-cell table:style-name="ce15" office:value-type="string" calcext:value-type="string">
            <text:p>Anno 1975 / A</text:p>
          </table:table-cell>
          <table:table-cell table:style-name="ce5" office:value-type="string" calcext:value-type="string">
            <text:p>s.n.</text:p>
          </table:table-cell>
          <table:table-cell table:style-name="ce2" office:value-type="float" office:value="61" calcext:value-type="float">
            <text:p>61</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gothique</text:p>
          </table:table-cell>
          <table:table-cell table:style-name="ce30" office:value-type="string" calcext:value-type="string">
            <text:p><text:a xlink:href="https://www.numistral.fr/ark:/12148/bpt6k91095774" xlink:type="simple">https://www.numistral.fr/ark:/12148/bpt6k91095774</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1.819</text:p>
          </table:table-cell>
          <table:table-cell table:style-name="ce5" office:value-type="string" calcext:value-type="string">
            <text:p>M.111.819</text:p>
          </table:table-cell>
          <table:table-cell table:style-name="ce30" office:value-type="string" calcext:value-type="string">
            <text:p><text:a xlink:href="http://catalogue.bnf.fr/ark:/12148/cb449321677" xlink:type="simple">http://catalogue.bnf.fr/ark:/12148/cb449321677</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41" calcext:value-type="float">
            <text:p>141</text:p>
          </table:table-cell>
          <table:table-cell table:style-name="ce5" office:value-type="string" calcext:value-type="string">
            <text:p>Schmidlin, Auguste</text:p>
          </table:table-cell>
          <table:table-cell table:style-name="ce8" office:value-type="float" office:value="-9" calcext:value-type="float">
            <text:p>-9</text:p>
          </table:table-cell>
          <table:table-cell table:style-name="ce2" office:value-type="float" office:value="1926" calcext:value-type="float">
            <text:p>1926</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Gethsemani, biblisches Frauerspiel in fünf Akten von Aug. Schmidlin</text:p>
          </table:table-cell>
          <table:table-cell table:style-name="ce15" office:value-type="string" calcext:value-type="string">
            <text:p>Gethsemani, biblisches Frauerspiel in fünf Akten von Aug</text:p>
          </table:table-cell>
          <table:table-cell table:style-name="ce5" office:value-type="string" calcext:value-type="string">
            <text:p>biblisches</text:p>
          </table:table-cell>
          <table:table-cell table:style-name="ce2" office:value-type="float" office:value="94" calcext:value-type="float">
            <text:p>94</text:p>
          </table:table-cell>
          <table:table-cell table:style-name="ce25" office:value-type="float" office:value="0" calcext:value-type="float">
            <text:p>0</text:p>
          </table:table-cell>
          <table:table-cell table:style-name="ce5" office:value-type="string" calcext:value-type="string">
            <office:annotation draw:style-name="gr3" draw:text-style-name="P2" svg:width="257.19pt" svg:height="33.73pt" svg:x="1018.35pt" svg:y="1818pt" draw:caption-point-x="-11.54pt" draw:caption-point-y="-19.98pt">
              <dc:date>2020-06-17T00:00:00</dc:date>
              <text:p text:style-name="P1">allemand</text:p>
              <text:p text:style-name="P1"><text:tab/>-Pablo Ruiz</text:p>
            </office:annotation>
            <text:p>Allemand</text:p>
          </table:table-cell>
          <table:table-cell table:style-name="ce5" office:value-type="string" calcext:value-type="string">
            <text:p>romain</text:p>
          </table:table-cell>
          <table:table-cell table:style-name="ce30" office:value-type="string" calcext:value-type="string">
            <text:p><text:a xlink:href="https://www.numistral.fr/ark:/12148/bpt6k91095099" xlink:type="simple">https://www.numistral.fr/ark:/12148/bpt6k91095099</text:a></text:p>
          </table:table-cell>
          <table:table-cell table:number-columns-repeated="4" table:style-name="ce5" office:value-type="string" calcext:value-type="string">
            <text:p>s.n.</text:p>
          </table:table-cell>
          <table:table-cell table:style-name="ce5" office:value-type="string" calcext:value-type="string">
            <text:p>(Mülhausen i. Els)</text:p>
          </table:table-cell>
          <table:table-cell table:style-name="ce5" office:value-type="string" calcext:value-type="string">
            <text:p>s.n.</text:p>
          </table:table-cell>
          <table:table-cell table:style-name="ce5" office:value-type="string" calcext:value-type="string">
            <text:p>Bibliothèque nationale et universitaire de Strasbourg , CD.173.174</text:p>
          </table:table-cell>
          <table:table-cell table:style-name="ce5" office:value-type="string" calcext:value-type="string">
            <text:p>CD.173.174</text:p>
          </table:table-cell>
          <table:table-cell table:style-name="ce30" office:value-type="string" calcext:value-type="string">
            <text:p><text:a xlink:href="http://catalogue.bnf.fr/ark:/12148/cb44932181s" xlink:type="simple">http://catalogue.bnf.fr/ark:/12148/cb44932181s</text:a></text:p>
          </table:table-cell>
          <table:table-cell table:style-name="ce32" office:value-type="date" office:date-value="2019-09-10" calcext:value-type="date">
            <text:p>09/10/2019</text:p>
          </table:table-cell>
          <table:table-cell table:style-name="ce36" table:number-columns-repeated="20"/>
          <table:table-cell table:number-columns-repeated="980"/>
        </table:table-row>
        <table:table-row table:style-name="ro1">
          <table:table-cell table:style-name="ce2" office:value-type="float" office:value="142" calcext:value-type="float">
            <text:p>142</text:p>
          </table:table-cell>
          <table:table-cell table:style-name="ce5" office:value-type="string" calcext:value-type="string">
            <text:p>Greber, Julius</text:p>
          </table:table-cell>
          <table:table-cell table:style-name="ce8" office:value-type="float" office:value="1" calcext:value-type="float">
            <text:p>1</text:p>
          </table:table-cell>
          <table:table-cell table:style-name="ce2" office:value-type="float" office:value="1911" calcext:value-type="float">
            <text:p>1911</text:p>
          </table:table-cell>
          <table:table-cell table:style-name="ce2" office:value-type="float" office:value="1910" calcext:value-type="float">
            <text:p>1910</text:p>
          </table:table-cell>
          <table:table-cell table:style-name="ce5" office:value-type="string" calcext:value-type="string">
            <text:p>domaine public</text:p>
          </table:table-cell>
          <table:table-cell table:style-name="ce15" office:value-type="string" calcext:value-type="string">
            <text:p>Mister Smith : Schwank in einem Aufzug</text:p>
          </table:table-cell>
          <table:table-cell table:style-name="ce15" office:value-type="string" calcext:value-type="string">
            <text:p>Mister Smith</text:p>
          </table:table-cell>
          <table:table-cell table:style-name="ce5" office:value-type="string" calcext:value-type="string">
            <text:p>schwank</text:p>
          </table:table-cell>
          <table:table-cell table:style-name="ce2" office:value-type="float" office:value="35" calcext:value-type="float">
            <text:p>35</text:p>
          </table:table-cell>
          <table:table-cell table:style-name="ce25" office:value-type="float" office:value="0" calcext:value-type="float">
            <text:p>0</text:p>
          </table:table-cell>
          <table:table-cell table:style-name="ce5" office:value-type="string" calcext:value-type="string">
            <text:p>Allemand</text:p>
          </table:table-cell>
          <table:table-cell table:style-name="ce5" office:value-type="string" calcext:value-type="string">
            <text:p>gothique</text:p>
          </table:table-cell>
          <table:table-cell table:style-name="ce30" office:value-type="string" calcext:value-type="string">
            <text:p><text:a xlink:href="https://www.numistral.fr/ark:/12148/bpt6k9109560v" xlink:type="simple">https://www.numistral.fr/ark:/12148/bpt6k9109560v</text:a></text:p>
          </table:table-cell>
          <table:table-cell table:number-columns-repeated="6" table:style-name="ce5" office:value-type="string" calcext:value-type="string">
            <text:p>s.n.</text:p>
          </table:table-cell>
          <table:table-cell table:style-name="ce5" office:value-type="string" calcext:value-type="string">
            <text:p>Bibliothèque nationale et universitaire de Strasbourg , M.111.512</text:p>
          </table:table-cell>
          <table:table-cell table:style-name="ce5" office:value-type="string" calcext:value-type="string">
            <text:p>M.111.512</text:p>
          </table:table-cell>
          <table:table-cell table:style-name="ce30" office:value-type="string" calcext:value-type="string">
            <text:p><text:a xlink:href="http://catalogue.bnf.fr/ark:/12148/cb449319703" xlink:type="simple">http://catalogue.bnf.fr/ark:/12148/cb449319703</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43" calcext:value-type="float">
            <text:p>143</text:p>
          </table:table-cell>
          <table:table-cell table:style-name="ce5" office:value-type="string" calcext:value-type="string">
            <text:p>Rath, Charles</text:p>
          </table:table-cell>
          <table:table-cell table:style-name="ce8" office:value-type="float" office:value="1" calcext:value-type="float">
            <text:p>1</text:p>
          </table:table-cell>
          <table:table-cell table:number-columns-repeated="2" table:style-name="ce2" office:value-type="float" office:value="1930" calcext:value-type="float">
            <text:p>1930</text:p>
          </table:table-cell>
          <table:table-cell table:style-name="ce5" office:value-type="string" calcext:value-type="string">
            <text:p>domaine public</text:p>
          </table:table-cell>
          <table:table-cell table:style-name="ce15" office:value-type="string" calcext:value-type="string">
            <text:p>D'r KÖenig Charles X im Elsass : Lustspiel in 3 Akten von Charles Rath. Neu bearbeitet und herausgegeben von A. Seyller</text:p>
          </table:table-cell>
          <table:table-cell table:style-name="ce15" office:value-type="string" calcext:value-type="string">
            <text:p>D'r KÖenig Charles X im Elsass</text:p>
          </table:table-cell>
          <table:table-cell table:style-name="ce5" office:value-type="string" calcext:value-type="string">
            <text:p>lustspiel</text:p>
          </table:table-cell>
          <table:table-cell table:style-name="ce2" office:value-type="float" office:value="48" calcext:value-type="float">
            <text:p>48</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669x" xlink:type="simple">https://www.numistral.fr/ark:/12148/bpt6k9109669x</text:a></text:p>
          </table:table-cell>
          <table:table-cell table:number-columns-repeated="3" table:style-name="ce5" office:value-type="string" calcext:value-type="string">
            <text:p>s.n.</text:p>
          </table:table-cell>
          <table:table-cell table:style-name="ce5" office:value-type="string" calcext:value-type="string">
            <text:p>Seyller, Alphonse. Éditeur scientifique</text:p>
          </table:table-cell>
          <table:table-cell table:style-name="ce5" office:value-type="string" calcext:value-type="string">
            <text:p>(Mulhouse)</text:p>
          </table:table-cell>
          <table:table-cell table:style-name="ce5" office:value-type="string" calcext:value-type="string">
            <text:p>s.n.</text:p>
          </table:table-cell>
          <table:table-cell table:style-name="ce5" office:value-type="string" calcext:value-type="string">
            <text:p>Bibliothèque nationale et universitaire de Strasbourg , M.124.633</text:p>
          </table:table-cell>
          <table:table-cell table:style-name="ce5" office:value-type="string" calcext:value-type="string">
            <text:p>M.124.633</text:p>
          </table:table-cell>
          <table:table-cell table:style-name="ce30" office:value-type="string" calcext:value-type="string">
            <text:p><text:a xlink:href="http://catalogue.bnf.fr/ark:/12148/cb449318955" xlink:type="simple">http://catalogue.bnf.fr/ark:/12148/cb449318955</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44" calcext:value-type="float">
            <text:p>144</text:p>
          </table:table-cell>
          <table:table-cell table:style-name="ce5" office:value-type="string" calcext:value-type="string">
            <text:p>Fuchs, Ernst</text:p>
          </table:table-cell>
          <table:table-cell table:style-name="ce8" office:value-type="float" office:value="-1" calcext:value-type="float">
            <text:p>-1</text:p>
          </table:table-cell>
          <table:table-cell table:style-name="ce2" office:value-type="float" office:value="1921" calcext:value-type="float">
            <text:p>1921</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Kinnj Wüetass : E kindermärel in 5 Bilder vum Ernest Fuchs</text:p>
          </table:table-cell>
          <table:table-cell table:style-name="ce15" office:value-type="string" calcext:value-type="string">
            <text:p>Kinnj Wüetass</text:p>
          </table:table-cell>
          <table:table-cell table:style-name="ce5" office:value-type="string" calcext:value-type="string">
            <text:p>märel</text:p>
          </table:table-cell>
          <table:table-cell table:style-name="ce2" office:value-type="float" office:value="96" calcext:value-type="float">
            <text:p>96</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7394" xlink:type="simple">https://www.numistral.fr/ark:/12148/bpt6k91097394</text:a></text:p>
          </table:table-cell>
          <table:table-cell table:style-name="ce5" office:value-type="string" calcext:value-type="string">
            <text:p>s.n.</text:p>
          </table:table-cell>
          <table:table-cell table:style-name="ce5" office:value-type="string" calcext:value-type="string">
            <text:p>Solveen, Henri (1891-1956).</text:p>
          </table:table-cell>
          <table:table-cell table:number-columns-repeated="2" table:style-name="ce5" office:value-type="string" calcext:value-type="string">
            <text:p>s.n.</text:p>
          </table:table-cell>
          <table:table-cell table:style-name="ce5" office:value-type="string" calcext:value-type="string">
            <text:p>(Strasbourg)</text:p>
          </table:table-cell>
          <table:table-cell table:style-name="ce5" office:value-type="string" calcext:value-type="string">
            <text:p>1851-1930 ; (Ophtalmologiste).</text:p>
          </table:table-cell>
          <table:table-cell table:style-name="ce5" office:value-type="string" calcext:value-type="string">
            <text:p>Bibliothèque nationale et universitaire de Strasbourg , M.131.421</text:p>
          </table:table-cell>
          <table:table-cell table:style-name="ce5" office:value-type="string" calcext:value-type="string">
            <text:p>M.131.421</text:p>
          </table:table-cell>
          <table:table-cell table:style-name="ce30" office:value-type="string" calcext:value-type="string">
            <text:p><text:a xlink:href="http://catalogue.bnf.fr/ark:/12148/cb449319614" xlink:type="simple">http://catalogue.bnf.fr/ark:/12148/cb449319614</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45" calcext:value-type="float">
            <text:p>145</text:p>
          </table:table-cell>
          <table:table-cell table:style-name="ce5" office:value-type="string" calcext:value-type="string">
            <text:p>Greber, Julius</text:p>
          </table:table-cell>
          <table:table-cell table:style-name="ce8" office:value-type="float" office:value="-9" calcext:value-type="float">
            <text:p>-9</text:p>
          </table:table-cell>
          <table:table-cell table:style-name="ce2" office:value-type="float" office:value="1903" calcext:value-type="float">
            <text:p>1903</text:p>
          </table:table-cell>
          <table:table-cell table:style-name="ce2" office:value-type="float" office:value="1900" calcext:value-type="float">
            <text:p>1900</text:p>
          </table:table-cell>
          <table:table-cell table:style-name="ce5" office:value-type="string" calcext:value-type="string">
            <text:p>domaine public</text:p>
          </table:table-cell>
          <table:table-cell table:style-name="ce15" office:value-type="string" calcext:value-type="string">
            <text:p>Der Klopfgeist : Lustspiel in vier Aufzügen / Julius Greber</text:p>
          </table:table-cell>
          <table:table-cell table:style-name="ce15" office:value-type="string" calcext:value-type="string">
            <text:p>Der Klopfgeist</text:p>
          </table:table-cell>
          <table:table-cell table:style-name="ce5" office:value-type="string" calcext:value-type="string">
            <text:p>lustspiel</text:p>
          </table:table-cell>
          <table:table-cell table:style-name="ce2" office:value-type="float" office:value="138" calcext:value-type="float">
            <text:p>138</text:p>
          </table:table-cell>
          <table:table-cell table:style-name="ce25" office:value-type="float" office:value="0" calcext:value-type="float">
            <text:p>0</text:p>
          </table:table-cell>
          <table:table-cell table:style-name="ce5" office:value-type="string" calcext:value-type="string">
            <text:p>Allemand</text:p>
          </table:table-cell>
          <table:table-cell table:style-name="ce5" office:value-type="string" calcext:value-type="string">
            <text:p>gothique</text:p>
          </table:table-cell>
          <table:table-cell table:style-name="ce30" office:value-type="string" calcext:value-type="string">
            <text:p><text:a xlink:href="https://www.numistral.fr/ark:/12148/bpt6k9109507g" xlink:type="simple">https://www.numistral.fr/ark:/12148/bpt6k9109507g</text:a></text:p>
          </table:table-cell>
          <table:table-cell table:number-columns-repeated="4" table:style-name="ce5" office:value-type="string" calcext:value-type="string">
            <text:p>s.n.</text:p>
          </table:table-cell>
          <table:table-cell table:style-name="ce5" office:value-type="string" calcext:value-type="string">
            <text:p>(Strassburg i.E.)</text:p>
          </table:table-cell>
          <table:table-cell table:style-name="ce5" office:value-type="string" calcext:value-type="string">
            <text:p>s.n.</text:p>
          </table:table-cell>
          <table:table-cell table:style-name="ce5" office:value-type="string" calcext:value-type="string">
            <text:p>Bibliothèque nationale et universitaire de Strasbourg , CD.137.747</text:p>
          </table:table-cell>
          <table:table-cell table:style-name="ce5" office:value-type="string" calcext:value-type="string">
            <text:p>CD.137.747</text:p>
          </table:table-cell>
          <table:table-cell table:style-name="ce30" office:value-type="string" calcext:value-type="string">
            <text:p><text:a xlink:href="http://catalogue.bnf.fr/ark:/12148/cb44932063k" xlink:type="simple">http://catalogue.bnf.fr/ark:/12148/cb44932063k</text:a></text:p>
          </table:table-cell>
          <table:table-cell table:style-name="ce33" office:value-type="date" office:date-value="2019-09-16" calcext:value-type="date">
            <text:p>16/09/2019</text:p>
          </table:table-cell>
          <table:table-cell table:style-name="ce36" table:number-columns-repeated="20"/>
          <table:table-cell table:number-columns-repeated="980"/>
        </table:table-row>
        <table:table-row table:style-name="ro1">
          <table:table-cell table:style-name="ce2" office:value-type="float" office:value="146" calcext:value-type="float">
            <text:p>146</text:p>
          </table:table-cell>
          <table:table-cell table:style-name="ce5" office:value-type="string" calcext:value-type="string">
            <text:p>Bastian, Ferdinand</text:p>
          </table:table-cell>
          <table:table-cell table:style-name="ce9" office:value-type="float" office:value="1" calcext:value-type="float">
            <text:p>1</text:p>
          </table:table-cell>
          <table:table-cell table:number-columns-repeated="2" table:style-name="ce5" office:value-type="string" calcext:value-type="string">
            <text:p>s.n.</text:p>
          </table:table-cell>
          <table:table-cell table:style-name="ce5" office:value-type="string" calcext:value-type="string">
            <text:p>domaine public</text:p>
          </table:table-cell>
          <table:table-cell table:number-columns-repeated="2" table:style-name="ce15" office:value-type="string" calcext:value-type="string">
            <text:p>E Spartshochzitt, E Farce in aam Akt</text:p>
          </table:table-cell>
          <table:table-cell table:style-name="ce5" office:value-type="string" calcext:value-type="string">
            <text:p>farce</text:p>
          </table:table-cell>
          <table:table-cell table:style-name="ce2" office:value-type="float" office:value="16" calcext:value-type="float">
            <text:p>16</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7112" xlink:type="simple">https://www.numistral.fr/ark:/12148/bpt6k91097112</text:a></text:p>
          </table:table-cell>
          <table:table-cell table:number-columns-repeated="4" table:style-name="ce5" office:value-type="string" calcext:value-type="string">
            <text:p>s.n.</text:p>
          </table:table-cell>
          <table:table-cell table:style-name="ce5" office:value-type="string" calcext:value-type="string">
            <text:p>(Gundershoffen)</text:p>
          </table:table-cell>
          <table:table-cell table:style-name="ce5" office:value-type="string" calcext:value-type="string">
            <text:p>s.n.</text:p>
          </table:table-cell>
          <table:table-cell table:style-name="ce5" office:value-type="string" calcext:value-type="string">
            <text:p>Bibliothèque nationale et universitaire de Strasbourg , M.126.428</text:p>
          </table:table-cell>
          <table:table-cell table:style-name="ce5" office:value-type="string" calcext:value-type="string">
            <text:p>M.126.428</text:p>
          </table:table-cell>
          <table:table-cell table:style-name="ce30" office:value-type="string" calcext:value-type="string">
            <text:p><text:a xlink:href="http://catalogue.bnf.fr/ark:/12148/cb44931942v" xlink:type="simple">http://catalogue.bnf.fr/ark:/12148/cb44931942v</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47" calcext:value-type="float">
            <text:p>147</text:p>
          </table:table-cell>
          <table:table-cell table:style-name="ce5" office:value-type="string" calcext:value-type="string">
            <text:p>Greber, Jules</text:p>
          </table:table-cell>
          <table:table-cell table:style-name="ce8" office:value-type="float" office:value="0" calcext:value-type="float">
            <text:p>0</text:p>
          </table:table-cell>
          <table:table-cell table:style-name="ce2" office:value-type="float" office:value="1923" calcext:value-type="float">
            <text:p>1923</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D' Heimet : Elsaessisches Volksstück in drei Aufzügen (vier Bildern) / von J. Greber un G. Stoskopf</text:p>
          </table:table-cell>
          <table:table-cell table:style-name="ce15" office:value-type="string" calcext:value-type="string">
            <text:p>D' Heimet</text:p>
          </table:table-cell>
          <table:table-cell table:style-name="ce5" office:value-type="string" calcext:value-type="string">
            <text:p>volksstück</text:p>
          </table:table-cell>
          <table:table-cell table:style-name="ce2" office:value-type="float" office:value="72" calcext:value-type="float">
            <text:p>72</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736w" xlink:type="simple">https://www.numistral.fr/ark:/12148/bpt6k9109736w</text:a></text:p>
          </table:table-cell>
          <table:table-cell table:number-columns-repeated="4" table:style-name="ce5" office:value-type="string" calcext:value-type="string">
            <text:p>s.n.</text:p>
          </table:table-cell>
          <table:table-cell table:style-name="ce5" office:value-type="string" calcext:value-type="string">
            <text:p>(Strasbourg)</text:p>
          </table:table-cell>
          <table:table-cell table:style-name="ce5" office:value-type="string" calcext:value-type="string">
            <text:p>1869-1944.</text:p>
          </table:table-cell>
          <table:table-cell table:style-name="ce5" office:value-type="string" calcext:value-type="string">
            <text:p>Bibliothèque nationale et universitaire de Strasbourg , M.129.504</text:p>
          </table:table-cell>
          <table:table-cell table:style-name="ce5" office:value-type="string" calcext:value-type="string">
            <text:p>M.129.504</text:p>
          </table:table-cell>
          <table:table-cell table:style-name="ce30" office:value-type="string" calcext:value-type="string">
            <text:p><text:a xlink:href="http://catalogue.bnf.fr/ark:/12148/cb449319645" xlink:type="simple">http://catalogue.bnf.fr/ark:/12148/cb449319645</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2" office:value-type="float" office:value="148" calcext:value-type="float">
            <text:p>148</text:p>
          </table:table-cell>
          <table:table-cell table:style-name="ce5" office:value-type="string" calcext:value-type="string">
            <text:p>Kettner, Charles Frédéric</text:p>
          </table:table-cell>
          <table:table-cell table:style-name="ce8" office:value-type="float" office:value="-9" calcext:value-type="float">
            <text:p>-9</text:p>
          </table:table-cell>
          <table:table-cell table:style-name="ce2" office:value-type="float" office:value="1923" calcext:value-type="float">
            <text:p>1923</text:p>
          </table:table-cell>
          <table:table-cell table:style-name="ce2" office:value-type="float" office:value="1920" calcext:value-type="float">
            <text:p>1920</text:p>
          </table:table-cell>
          <table:table-cell table:style-name="ce5" office:value-type="string" calcext:value-type="string">
            <text:p>domaine public</text:p>
          </table:table-cell>
          <table:table-cell table:style-name="ce15" office:value-type="string" calcext:value-type="string">
            <text:p>Uff d'r Hochzyittsreis : Lustspiin el in 1 Akt elsässer Dialekt</text:p>
          </table:table-cell>
          <table:table-cell table:style-name="ce15" office:value-type="string" calcext:value-type="string">
            <text:p>Uff d'r Hochzyittsreis</text:p>
          </table:table-cell>
          <table:table-cell table:style-name="ce5" office:value-type="string" calcext:value-type="string">
            <text:p>lustspiel</text:p>
          </table:table-cell>
          <table:table-cell table:style-name="ce2" office:value-type="float" office:value="16" calcext:value-type="float">
            <text:p>16</text:p>
          </table:table-cell>
          <table:table-cell table:style-name="ce25" office:value-type="float" office:value="0" calcext:value-type="float">
            <text:p>0</text:p>
          </table:table-cell>
          <table:table-cell table:style-name="ce5" office:value-type="string" calcext:value-type="string">
            <text:p>Alsacien</text:p>
          </table:table-cell>
          <table:table-cell table:style-name="ce5" office:value-type="string" calcext:value-type="string">
            <text:p>romain</text:p>
          </table:table-cell>
          <table:table-cell table:style-name="ce30" office:value-type="string" calcext:value-type="string">
            <text:p><text:a xlink:href="https://www.numistral.fr/ark:/12148/bpt6k91096443" xlink:type="simple">https://www.numistral.fr/ark:/12148/bpt6k91096443</text:a></text:p>
          </table:table-cell>
          <table:table-cell table:number-columns-repeated="4" table:style-name="ce5" office:value-type="string" calcext:value-type="string">
            <text:p>s.n.</text:p>
          </table:table-cell>
          <table:table-cell table:style-name="ce5" office:value-type="string" calcext:value-type="string">
            <text:p>(Rouffach)</text:p>
          </table:table-cell>
          <table:table-cell table:style-name="ce5" office:value-type="string" calcext:value-type="string">
            <text:p>1844-1899.</text:p>
          </table:table-cell>
          <table:table-cell table:style-name="ce5" office:value-type="string" calcext:value-type="string">
            <text:p>Bibliothèque nationale et universitaire de Strasbourg , M.123.422</text:p>
          </table:table-cell>
          <table:table-cell table:style-name="ce5" office:value-type="string" calcext:value-type="string">
            <text:p>M.123.422</text:p>
          </table:table-cell>
          <table:table-cell table:style-name="ce30" office:value-type="string" calcext:value-type="string">
            <text:p><text:a xlink:href="http://catalogue.bnf.fr/ark:/12148/cb449319885" xlink:type="simple">http://catalogue.bnf.fr/ark:/12148/cb449319885</text:a></text:p>
          </table:table-cell>
          <table:table-cell table:style-name="ce32" office:value-type="date" office:date-value="2019-09-10" calcext:value-type="date">
            <text:p>09/10/2019</text:p>
          </table:table-cell>
          <table:table-cell table:style-name="ce4" table:number-columns-repeated="20"/>
          <table:table-cell table:number-columns-repeated="980"/>
        </table:table-row>
        <table:table-row table:style-name="ro1">
          <table:table-cell table:style-name="ce4" table:number-columns-repeated="6"/>
          <table:table-cell table:style-name="ce19" table:number-columns-repeated="2"/>
          <table:table-cell table:style-name="ce4" office:value-type="string" calcext:value-type="string">
            <text:p>ave</text:p>
          </table:table-cell>
          <table:table-cell table:style-name="ce23" table:formula="of:=AVERAGE([.J1:.J149])" office:value-type="float" office:value="53.03378378" calcext:value-type="float">
            <text:p>53.03</text:p>
          </table:table-cell>
          <table:table-cell table:style-name="ce24"/>
          <table:table-cell table:style-name="ce4"/>
          <table:table-cell table:style-name="ce5"/>
          <table:table-cell table:style-name="ce4" table:number-columns-repeated="31"/>
          <table:table-cell table:number-columns-repeated="980"/>
        </table:table-row>
        <table:table-row table:style-name="ro1">
          <table:table-cell table:style-name="ce4" table:number-columns-repeated="6"/>
          <table:table-cell table:style-name="ce19" table:number-columns-repeated="2"/>
          <table:table-cell table:style-name="ce4" office:value-type="string" calcext:value-type="string">
            <text:p>médiane</text:p>
          </table:table-cell>
          <table:table-cell table:style-name="ce24" table:formula="of:=MEDIAN([.J1:.J149])" office:value-type="float" office:value="39.5" calcext:value-type="float">
            <text:p>39.5</text:p>
          </table:table-cell>
          <table:table-cell table:style-name="ce24"/>
          <table:table-cell table:style-name="ce4"/>
          <table:table-cell table:style-name="ce5"/>
          <table:table-cell table:style-name="ce4" table:number-columns-repeated="31"/>
          <table:table-cell table:number-columns-repeated="980"/>
        </table:table-row>
        <table:table-row table:style-name="ro1" table:number-rows-repeated="29">
          <table:table-cell table:style-name="ce4" table:number-columns-repeated="6"/>
          <table:table-cell table:style-name="ce19" table:number-columns-repeated="2"/>
          <table:table-cell table:style-name="ce4"/>
          <table:table-cell table:style-name="ce24" table:number-columns-repeated="2"/>
          <table:table-cell table:style-name="ce4"/>
          <table:table-cell table:style-name="ce5"/>
          <table:table-cell table:style-name="ce4" table:number-columns-repeated="31"/>
          <table:table-cell table:number-columns-repeated="980"/>
        </table:table-row>
        <table:table-row table:style-name="ro1">
          <table:table-cell table:style-name="ce4" table:number-columns-repeated="6"/>
          <table:table-cell table:style-name="ce19" table:number-columns-repeated="2"/>
          <table:table-cell table:style-name="ce4"/>
          <table:table-cell table:style-name="ce24" table:number-columns-repeated="2"/>
          <table:table-cell table:style-name="ce4" table:number-columns-repeated="33"/>
          <table:table-cell table:number-columns-repeated="980"/>
        </table:table-row>
        <table:table-row table:style-name="ro1">
          <table:table-cell table:style-name="ce4" table:number-columns-repeated="6"/>
          <table:table-cell table:style-name="ce19" table:number-columns-repeated="2"/>
          <table:table-cell table:style-name="ce4"/>
          <table:table-cell table:style-name="ce24" table:number-columns-repeated="2"/>
          <table:table-cell table:style-name="ce4" table:number-columns-repeated="33"/>
          <table:table-cell table:number-columns-repeated="980"/>
        </table:table-row>
        <table:table-row table:style-name="ro1" table:number-rows-repeated="818">
          <table:table-cell table:style-name="ce4" table:number-columns-repeated="6"/>
          <table:table-cell table:style-name="ce19" table:number-columns-repeated="2"/>
          <table:table-cell table:style-name="ce4"/>
          <table:table-cell table:style-name="ce24" table:number-columns-repeated="2"/>
          <table:table-cell table:style-name="ce4" table:number-columns-repeated="33"/>
          <table:table-cell table:number-columns-repeated="980"/>
        </table:table-row>
        <table:table-row table:style-name="ro2" table:number-rows-repeated="1047575">
          <table:table-cell table:number-columns-repeated="1024"/>
        </table:table-row>
        <table:table-row table:style-name="ro2">
          <table:table-cell table:number-columns-repeated="1024"/>
        </table:table-row>
        <table:named-expressions>
          <table:named-range table:name="_xlnm._FilterDatabase" table:base-cell-address="$pièces.$A$1" table:cell-range-address="$pièces.$A$1:.$X$1000"/>
        </table:named-expressions>
      </table:table>
      <table:table table:name="distrib_par_decennie" table:style-name="ta2">
        <table:table-column table:style-name="co11" table:number-columns-repeated="3" table:default-cell-style-name="Default"/>
        <table:table-column table:style-name="co12" table:default-cell-style-name="Default"/>
        <table:table-column table:style-name="co11" table:number-columns-repeated="1020" table:default-cell-style-name="Default"/>
        <table:table-row table:style-name="ro3">
          <table:table-cell table:style-name="ce38" office:value-type="string" calcext:value-type="string">
            <text:p>DécennieÉdition</text:p>
          </table:table-cell>
          <table:table-cell table:style-name="ce38" office:value-type="string" calcext:value-type="string">
            <text:p>Pages</text:p>
          </table:table-cell>
          <table:table-cell table:style-name="ce38" office:value-type="string" calcext:value-type="string">
            <text:p>Pièces</text:p>
          </table:table-cell>
          <table:table-cell table:style-name="ce38" office:value-type="string" calcext:value-type="string">
            <text:p>Médiane Pages/Pïèce</text:p>
          </table:table-cell>
          <table:table-cell>
            <draw:frame table:end-cell-address="distrib_par_decennie.K21" table:end-x="49.35pt" table:end-y="11.23pt" draw:z-index="0" draw:name="Chart 1" draw:style-name="gr5" draw:text-style-name="P3" svg:width="503.23pt" svg:height="311.22pt" svg:x="27.01pt" svg:y="0pt">
              <draw:object draw:notify-on-update-of-ranges="distrib_par_decennie.A2:distrib_par_decennie.A10 distrib_par_decennie.B2:distrib_par_decennie.B10 distrib_par_decennie.C2:distrib_par_decennie.C10" xlink:href="./Object 1" xlink:type="simple" xlink:show="embed" xlink:actuate="onLoad">
                <loext:p/>
              </draw:object>
              <draw:image xlink:href="./ObjectReplacements/Object 1" xlink:type="simple" xlink:show="embed" xlink:actuate="onLoad"/>
            </draw:frame>
          </table:table-cell>
          <table:table-cell table:number-columns-repeated="1019"/>
        </table:table-row>
        <table:table-row table:style-name="ro3">
          <table:table-cell table:style-name="ce38" office:value-type="float" office:value="1870" calcext:value-type="float">
            <text:p>1870</text:p>
          </table:table-cell>
          <table:table-cell table:style-name="ce38" office:value-type="float" office:value="124" calcext:value-type="float">
            <text:p>124</text:p>
          </table:table-cell>
          <table:table-cell table:style-name="ce38" office:value-type="float" office:value="3" calcext:value-type="float">
            <text:p>3</text:p>
          </table:table-cell>
          <table:table-cell table:style-name="ce38" office:value-type="float" office:value="38" calcext:value-type="float">
            <text:p>38</text:p>
          </table:table-cell>
          <table:table-cell table:number-columns-repeated="1020"/>
        </table:table-row>
        <table:table-row table:style-name="ro3">
          <table:table-cell table:style-name="ce38" office:value-type="float" office:value="1880" calcext:value-type="float">
            <text:p>1880</text:p>
          </table:table-cell>
          <table:table-cell table:style-name="ce38" office:value-type="float" office:value="42" calcext:value-type="float">
            <text:p>42</text:p>
          </table:table-cell>
          <table:table-cell table:style-name="ce38" office:value-type="float" office:value="2" calcext:value-type="float">
            <text:p>2</text:p>
          </table:table-cell>
          <table:table-cell table:style-name="ce38" office:value-type="float" office:value="21" calcext:value-type="float">
            <text:p>21</text:p>
          </table:table-cell>
          <table:table-cell table:number-columns-repeated="1020"/>
        </table:table-row>
        <table:table-row table:style-name="ro3">
          <table:table-cell table:style-name="ce38" office:value-type="float" office:value="1890" calcext:value-type="float">
            <text:p>1890</text:p>
          </table:table-cell>
          <table:table-cell table:style-name="ce38" office:value-type="float" office:value="361" calcext:value-type="float">
            <text:p>361</text:p>
          </table:table-cell>
          <table:table-cell table:style-name="ce38" office:value-type="float" office:value="7" calcext:value-type="float">
            <text:p>7</text:p>
          </table:table-cell>
          <table:table-cell table:style-name="ce38" office:value-type="float" office:value="36" calcext:value-type="float">
            <text:p>36</text:p>
          </table:table-cell>
          <table:table-cell table:number-columns-repeated="1020"/>
        </table:table-row>
        <table:table-row table:style-name="ro3">
          <table:table-cell table:style-name="ce38" office:value-type="float" office:value="1900" calcext:value-type="float">
            <text:p>1900</text:p>
          </table:table-cell>
          <table:table-cell table:style-name="ce38" office:value-type="float" office:value="1803" calcext:value-type="float">
            <text:p>1803</text:p>
          </table:table-cell>
          <table:table-cell table:style-name="ce38" office:value-type="float" office:value="30" calcext:value-type="float">
            <text:p>30</text:p>
          </table:table-cell>
          <table:table-cell table:style-name="ce38" office:value-type="float" office:value="46" calcext:value-type="float">
            <text:p>46</text:p>
          </table:table-cell>
          <table:table-cell table:number-columns-repeated="1020"/>
        </table:table-row>
        <table:table-row table:style-name="ro3">
          <table:table-cell table:style-name="ce38" office:value-type="float" office:value="1910" calcext:value-type="float">
            <text:p>1910</text:p>
          </table:table-cell>
          <table:table-cell table:style-name="ce38" office:value-type="float" office:value="536" calcext:value-type="float">
            <text:p>536</text:p>
          </table:table-cell>
          <table:table-cell table:style-name="ce38" office:value-type="float" office:value="11" calcext:value-type="float">
            <text:p>11</text:p>
          </table:table-cell>
          <table:table-cell table:style-name="ce38" office:value-type="float" office:value="44" calcext:value-type="float">
            <text:p>44</text:p>
          </table:table-cell>
          <table:table-cell table:number-columns-repeated="1020"/>
        </table:table-row>
        <table:table-row table:style-name="ro3">
          <table:table-cell table:style-name="ce38" office:value-type="float" office:value="1920" calcext:value-type="float">
            <text:p>1920</text:p>
          </table:table-cell>
          <table:table-cell table:style-name="ce38" office:value-type="float" office:value="1307" calcext:value-type="float">
            <text:p>1307</text:p>
          </table:table-cell>
          <table:table-cell table:style-name="ce38" office:value-type="float" office:value="40" calcext:value-type="float">
            <text:p>40</text:p>
          </table:table-cell>
          <table:table-cell table:style-name="ce38" office:value-type="float" office:value="30" calcext:value-type="float">
            <text:p>30</text:p>
          </table:table-cell>
          <table:table-cell table:number-columns-repeated="1020"/>
        </table:table-row>
        <table:table-row table:style-name="ro3">
          <table:table-cell table:style-name="ce38" office:value-type="float" office:value="1930" calcext:value-type="float">
            <text:p>1930</text:p>
          </table:table-cell>
          <table:table-cell table:style-name="ce38" office:value-type="float" office:value="649" calcext:value-type="float">
            <text:p>649</text:p>
          </table:table-cell>
          <table:table-cell table:style-name="ce38" office:value-type="float" office:value="15" calcext:value-type="float">
            <text:p>15</text:p>
          </table:table-cell>
          <table:table-cell table:style-name="ce38" office:value-type="float" office:value="47" calcext:value-type="float">
            <text:p>47</text:p>
          </table:table-cell>
          <table:table-cell table:number-columns-repeated="1020"/>
        </table:table-row>
        <table:table-row table:style-name="ro3">
          <table:table-cell table:style-name="ce38" office:value-type="float" office:value="1940" calcext:value-type="float">
            <text:p>1940</text:p>
          </table:table-cell>
          <table:table-cell table:style-name="ce38" office:value-type="float" office:value="108" calcext:value-type="float">
            <text:p>108</text:p>
          </table:table-cell>
          <table:table-cell table:style-name="ce38" office:value-type="float" office:value="1" calcext:value-type="float">
            <text:p>1</text:p>
          </table:table-cell>
          <table:table-cell table:style-name="ce38" office:value-type="float" office:value="108" calcext:value-type="float">
            <text:p>108</text:p>
          </table:table-cell>
          <table:table-cell table:number-columns-repeated="1020"/>
        </table:table-row>
        <table:table-row table:style-name="ro3">
          <table:table-cell table:style-name="ce38" office:value-type="string" calcext:value-type="string">
            <text:p>s.n.</text:p>
          </table:table-cell>
          <table:table-cell table:style-name="ce38" office:value-type="float" office:value="87" calcext:value-type="float">
            <text:p>87</text:p>
          </table:table-cell>
          <table:table-cell table:style-name="ce38" office:value-type="float" office:value="5" calcext:value-type="float">
            <text:p>5</text:p>
          </table:table-cell>
          <table:table-cell table:style-name="ce38" office:value-type="float" office:value="16" calcext:value-type="float">
            <text:p>16</text:p>
          </table:table-cell>
          <table:table-cell table:number-columns-repeated="1020"/>
        </table:table-row>
        <table:table-row table:style-name="ro3">
          <table:table-cell table:style-name="ce38" office:value-type="string" calcext:value-type="string">
            <text:p>Total général</text:p>
          </table:table-cell>
          <table:table-cell table:style-name="ce38" office:value-type="float" office:value="5017" calcext:value-type="float">
            <text:p>5017</text:p>
          </table:table-cell>
          <table:table-cell table:style-name="ce38" office:value-type="float" office:value="114" calcext:value-type="float">
            <text:p>114</text:p>
          </table:table-cell>
          <table:table-cell table:style-name="ce38" office:value-type="float" office:value="35" calcext:value-type="float">
            <text:p>35</text:p>
          </table:table-cell>
          <table:table-cell table:number-columns-repeated="1020"/>
        </table:table-row>
        <table:table-row table:style-name="ro2" table:number-rows-repeated="1048564">
          <table:table-cell table:number-columns-repeated="1024"/>
        </table:table-row>
        <table:table-row table:style-name="ro2">
          <table:table-cell table:number-columns-repeated="1024"/>
        </table:table-row>
      </table:table>
      <table:table table:name="distrib_genres" table:style-name="ta3">
        <table:table-column table:style-name="co11" table:number-columns-repeated="1024" table:default-cell-style-name="Default"/>
        <table:table-row table:style-name="ro3">
          <table:table-cell table:style-name="Pivot_20_Table_20_Field" office:value-type="string" calcext:value-type="string">
            <text:p>Exclu</text:p>
          </table:table-cell>
          <table:table-cell table:style-name="ce43" office:value-type="string" calcext:value-type="string">
            <text:p>0</text:p>
          </table:table-cell>
          <table:table-cell>
            <draw:frame table:end-cell-address="distrib_genres.K29" table:end-x="75.03pt" table:end-y="12.73pt" draw:z-index="0" draw:name="Chart 2" draw:style-name="gr5" draw:text-style-name="P3" svg:width="701.23pt" svg:height="432.71pt" svg:x="15pt" svg:y="0pt">
              <draw:object draw:notify-on-update-of-ranges="distrib_genres.A2:distrib_genres.A21 distrib_genres.B2:distrib_genres.B21" xlink:href="./Object 2" xlink:type="simple" xlink:show="embed" xlink:actuate="onLoad">
                <loext:p/>
              </draw:object>
              <draw:image xlink:href="./ObjectReplacements/Object 2" xlink:type="simple" xlink:show="embed" xlink:actuate="onLoad"/>
            </draw:frame>
          </table:table-cell>
          <table:table-cell table:number-columns-repeated="1021"/>
        </table:table-row>
        <table:table-row table:style-name="ro3">
          <table:table-cell table:style-name="Pivot_20_Table_20_Field" office:value-type="string" calcext:value-type="string">
            <text:p>Langue</text:p>
          </table:table-cell>
          <table:table-cell table:style-name="ce44" office:value-type="string" calcext:value-type="string">
            <text:p>Alsacien</text:p>
          </table:table-cell>
          <table:table-cell table:number-columns-repeated="1022"/>
        </table:table-row>
        <table:table-row table:style-name="ro3">
          <table:table-cell table:number-columns-repeated="1024"/>
        </table:table-row>
        <table:table-row table:style-name="ro3">
          <table:table-cell table:style-name="ce39" office:value-type="string" calcext:value-type="string">
            <text:p>Genre</text:p>
          </table:table-cell>
          <table:table-cell table:style-name="ce45" office:value-type="string" calcext:value-type="string">
            <text:p>Count - Genre</text:p>
          </table:table-cell>
          <table:table-cell table:number-columns-repeated="1022"/>
        </table:table-row>
        <table:table-row table:style-name="ro3">
          <table:table-cell table:style-name="ce40" office:value-type="string" calcext:value-type="string">
            <text:p>comédie</text:p>
          </table:table-cell>
          <table:table-cell table:style-name="ce46" office:value-type="float" office:value="19" calcext:value-type="float">
            <text:p>19</text:p>
          </table:table-cell>
          <table:table-cell table:number-columns-repeated="1022"/>
        </table:table-row>
        <table:table-row table:style-name="ro3">
          <table:table-cell table:style-name="ce41" office:value-type="string" calcext:value-type="string">
            <text:p>dramatisches sittenbild</text:p>
          </table:table-cell>
          <table:table-cell table:style-name="ce47" office:value-type="float" office:value="1" calcext:value-type="float">
            <text:p>1</text:p>
          </table:table-cell>
          <table:table-cell table:number-columns-repeated="1022"/>
        </table:table-row>
        <table:table-row table:style-name="ro3">
          <table:table-cell table:style-name="ce41" office:value-type="string" calcext:value-type="string">
            <text:p>drame</text:p>
          </table:table-cell>
          <table:table-cell table:style-name="ce47" office:value-type="float" office:value="6" calcext:value-type="float">
            <text:p>6</text:p>
          </table:table-cell>
          <table:table-cell table:number-columns-repeated="1022"/>
        </table:table-row>
        <table:table-row table:style-name="ro3">
          <table:table-cell table:style-name="ce41" office:value-type="string" calcext:value-type="string">
            <text:p>einakter</text:p>
          </table:table-cell>
          <table:table-cell table:style-name="ce47" office:value-type="float" office:value="1" calcext:value-type="float">
            <text:p>1</text:p>
          </table:table-cell>
          <table:table-cell table:number-columns-repeated="1022"/>
        </table:table-row>
        <table:table-row table:style-name="ro3">
          <table:table-cell table:style-name="ce41" office:value-type="string" calcext:value-type="string">
            <text:p>farce</text:p>
          </table:table-cell>
          <table:table-cell table:style-name="ce47" office:value-type="float" office:value="5" calcext:value-type="float">
            <text:p>5</text:p>
          </table:table-cell>
          <table:table-cell table:number-columns-repeated="1022"/>
        </table:table-row>
        <table:table-row table:style-name="ro3">
          <table:table-cell table:style-name="ce41" office:value-type="string" calcext:value-type="string">
            <text:p>festspiel</text:p>
          </table:table-cell>
          <table:table-cell table:style-name="ce47" office:value-type="float" office:value="1" calcext:value-type="float">
            <text:p>1</text:p>
          </table:table-cell>
          <table:table-cell table:number-columns-repeated="1022"/>
        </table:table-row>
        <table:table-row table:style-name="ro3">
          <table:table-cell table:style-name="ce41" office:value-type="string" calcext:value-type="string">
            <text:p>geduldspiel</text:p>
          </table:table-cell>
          <table:table-cell table:style-name="ce47" office:value-type="float" office:value="1" calcext:value-type="float">
            <text:p>1</text:p>
          </table:table-cell>
          <table:table-cell table:number-columns-repeated="1022"/>
        </table:table-row>
        <table:table-row table:style-name="ro3">
          <table:table-cell table:style-name="ce41" office:value-type="string" calcext:value-type="string">
            <text:p>heimetspiel</text:p>
          </table:table-cell>
          <table:table-cell table:style-name="ce47" office:value-type="float" office:value="1" calcext:value-type="float">
            <text:p>1</text:p>
          </table:table-cell>
          <table:table-cell table:number-columns-repeated="1022"/>
        </table:table-row>
        <table:table-row table:style-name="ro3">
          <table:table-cell table:style-name="ce41" office:value-type="string" calcext:value-type="string">
            <text:p>horreur</text:p>
          </table:table-cell>
          <table:table-cell table:style-name="ce47" office:value-type="float" office:value="1" calcext:value-type="float">
            <text:p>1</text:p>
          </table:table-cell>
          <table:table-cell table:number-columns-repeated="1022"/>
        </table:table-row>
        <table:table-row table:style-name="ro3">
          <table:table-cell table:style-name="ce41" office:value-type="string" calcext:value-type="string">
            <text:p>lebensbild</text:p>
          </table:table-cell>
          <table:table-cell table:style-name="ce47" office:value-type="float" office:value="1" calcext:value-type="float">
            <text:p>1</text:p>
          </table:table-cell>
          <table:table-cell table:number-columns-repeated="1022"/>
        </table:table-row>
        <table:table-row table:style-name="ro3">
          <table:table-cell table:style-name="ce41" office:value-type="string" calcext:value-type="string">
            <text:p>liewes-scene</text:p>
          </table:table-cell>
          <table:table-cell table:style-name="ce47" office:value-type="float" office:value="1" calcext:value-type="float">
            <text:p>1</text:p>
          </table:table-cell>
          <table:table-cell table:number-columns-repeated="1022"/>
        </table:table-row>
        <table:table-row table:style-name="ro3">
          <table:table-cell table:style-name="ce41" office:value-type="string" calcext:value-type="string">
            <text:p>lustspiel</text:p>
          </table:table-cell>
          <table:table-cell table:style-name="ce47" office:value-type="float" office:value="23" calcext:value-type="float">
            <text:p>23</text:p>
          </table:table-cell>
          <table:table-cell table:number-columns-repeated="1022"/>
        </table:table-row>
        <table:table-row table:style-name="ro3">
          <table:table-cell table:style-name="ce41" office:value-type="string" calcext:value-type="string">
            <text:p>märel</text:p>
          </table:table-cell>
          <table:table-cell table:style-name="ce47" office:value-type="float" office:value="8" calcext:value-type="float">
            <text:p>8</text:p>
          </table:table-cell>
          <table:table-cell table:number-columns-repeated="1022"/>
        </table:table-row>
        <table:table-row table:style-name="ro3">
          <table:table-cell table:style-name="ce41" office:value-type="string" calcext:value-type="string">
            <text:p>noël</text:p>
          </table:table-cell>
          <table:table-cell table:style-name="ce47" office:value-type="float" office:value="3" calcext:value-type="float">
            <text:p>3</text:p>
          </table:table-cell>
          <table:table-cell table:number-columns-repeated="1022"/>
        </table:table-row>
        <table:table-row table:style-name="ro3">
          <table:table-cell table:style-name="ce41" office:value-type="string" calcext:value-type="string">
            <text:p>s.n.</text:p>
          </table:table-cell>
          <table:table-cell table:style-name="ce47" office:value-type="float" office:value="9" calcext:value-type="float">
            <text:p>9</text:p>
          </table:table-cell>
          <table:table-cell table:number-columns-repeated="1022"/>
        </table:table-row>
        <table:table-row table:style-name="ro3">
          <table:table-cell table:style-name="ce41" office:value-type="string" calcext:value-type="string">
            <text:p>schnirichel</text:p>
          </table:table-cell>
          <table:table-cell table:style-name="ce47" office:value-type="float" office:value="1" calcext:value-type="float">
            <text:p>1</text:p>
          </table:table-cell>
          <table:table-cell table:number-columns-repeated="1022"/>
        </table:table-row>
        <table:table-row table:style-name="ro3">
          <table:table-cell table:style-name="ce41" office:value-type="string" calcext:value-type="string">
            <text:p>schwank</text:p>
          </table:table-cell>
          <table:table-cell table:style-name="ce47" office:value-type="float" office:value="15" calcext:value-type="float">
            <text:p>15</text:p>
          </table:table-cell>
          <table:table-cell table:number-columns-repeated="1022"/>
        </table:table-row>
        <table:table-row table:style-name="ro3">
          <table:table-cell table:style-name="ce41" office:value-type="string" calcext:value-type="string">
            <text:p>soloscene</text:p>
          </table:table-cell>
          <table:table-cell table:style-name="ce47" office:value-type="float" office:value="3" calcext:value-type="float">
            <text:p>3</text:p>
          </table:table-cell>
          <table:table-cell table:number-columns-repeated="1022"/>
        </table:table-row>
        <table:table-row table:style-name="ro3">
          <table:table-cell table:style-name="ce41" office:value-type="string" calcext:value-type="string">
            <text:p>tragédie</text:p>
          </table:table-cell>
          <table:table-cell table:style-name="ce47" office:value-type="float" office:value="1" calcext:value-type="float">
            <text:p>1</text:p>
          </table:table-cell>
          <table:table-cell table:number-columns-repeated="1022"/>
        </table:table-row>
        <table:table-row table:style-name="ro2">
          <table:table-cell table:style-name="ce41" office:value-type="string" calcext:value-type="string">
            <text:p>unsinn</text:p>
          </table:table-cell>
          <table:table-cell table:style-name="ce47" office:value-type="float" office:value="1" calcext:value-type="float">
            <text:p>1</text:p>
          </table:table-cell>
          <table:table-cell table:number-columns-repeated="1022"/>
        </table:table-row>
        <table:table-row table:style-name="ro2">
          <table:table-cell table:style-name="ce41" office:value-type="string" calcext:value-type="string">
            <text:p>volksstück</text:p>
          </table:table-cell>
          <table:table-cell table:style-name="ce48" office:value-type="float" office:value="12" calcext:value-type="float">
            <text:p>12</text:p>
          </table:table-cell>
          <table:table-cell table:number-columns-repeated="1022"/>
        </table:table-row>
        <table:table-row table:style-name="ro2">
          <table:table-cell table:style-name="ce42" office:value-type="string" calcext:value-type="string">
            <text:p>Total Result</text:p>
          </table:table-cell>
          <table:table-cell table:style-name="ce49" office:value-type="float" office:value="114" calcext:value-type="float">
            <text:p>114</text:p>
          </table:table-cell>
          <table:table-cell table:number-columns-repeated="1022"/>
        </table:table-row>
        <table:table-row table:style-name="ro2" table:number-rows-repeated="1048549">
          <table:table-cell table:number-columns-repeated="1024"/>
        </table:table-row>
        <table:table-row table:style-name="ro2">
          <table:table-cell table:number-columns-repeated="1024"/>
        </table:table-row>
      </table:table>
      <table:table table:name="distrib_pages_par_genre" table:style-name="ta4">
        <table:table-column table:style-name="co13" table:default-cell-style-name="Default"/>
        <table:table-column table:style-name="co11" table:number-columns-repeated="1023" table:default-cell-style-name="Default"/>
        <table:table-row table:style-name="ro3">
          <table:table-cell table:style-name="Pivot_20_Table_20_Field" office:value-type="string" calcext:value-type="string">
            <text:p>Exclu</text:p>
          </table:table-cell>
          <table:table-cell table:style-name="ce43" office:value-type="string" calcext:value-type="string">
            <text:p>0</text:p>
          </table:table-cell>
          <table:table-cell>
            <draw:frame table:end-cell-address="distrib_pages_par_genre.L30" table:end-x="49.61pt" table:end-y="12.76pt" draw:z-index="0" draw:name="Chart 3" draw:style-name="gr5" draw:text-style-name="P3" svg:width="724.48pt" svg:height="447.73pt" svg:x="46.49pt" svg:y="0pt">
              <draw:object draw:notify-on-update-of-ranges="distrib_pages_par_genre.A3:distrib_pages_par_genre.A21 distrib_pages_par_genre.B2:distrib_pages_par_genre.B2 distrib_pages_par_genre.B3:distrib_pages_par_genre.B21" xlink:href="./Object 3" xlink:type="simple" xlink:show="embed" xlink:actuate="onLoad">
                <loext:p/>
              </draw:object>
              <draw:image xlink:href="./ObjectReplacements/Object 3" xlink:type="simple" xlink:show="embed" xlink:actuate="onLoad"/>
            </draw:frame>
          </table:table-cell>
          <table:table-cell table:number-columns-repeated="1021"/>
        </table:table-row>
        <table:table-row table:style-name="ro3">
          <table:table-cell table:style-name="Pivot_20_Table_20_Field" office:value-type="string" calcext:value-type="string">
            <text:p>Langue</text:p>
          </table:table-cell>
          <table:table-cell table:style-name="ce44" office:value-type="string" calcext:value-type="string">
            <text:p>Alsacien</text:p>
          </table:table-cell>
          <table:table-cell table:number-columns-repeated="1022"/>
        </table:table-row>
        <table:table-row table:style-name="ro3">
          <table:table-cell table:number-columns-repeated="1024"/>
        </table:table-row>
        <table:table-row table:style-name="ro3">
          <table:table-cell table:style-name="ce39" office:value-type="string" calcext:value-type="string">
            <text:p>Genre</text:p>
          </table:table-cell>
          <table:table-cell table:style-name="ce45" office:value-type="string" calcext:value-type="string">
            <text:p>Sum - NbrPages</text:p>
          </table:table-cell>
          <table:table-cell table:number-columns-repeated="1022"/>
        </table:table-row>
        <table:table-row table:style-name="ro3">
          <table:table-cell table:style-name="ce40" office:value-type="string" calcext:value-type="string">
            <text:p>comédie</text:p>
          </table:table-cell>
          <table:table-cell table:style-name="ce46" office:value-type="float" office:value="644" calcext:value-type="float">
            <text:p>644</text:p>
          </table:table-cell>
          <table:table-cell table:number-columns-repeated="1022"/>
        </table:table-row>
        <table:table-row table:style-name="ro3">
          <table:table-cell table:style-name="ce41" office:value-type="string" calcext:value-type="string">
            <text:p>dramatisches sittenbild</text:p>
          </table:table-cell>
          <table:table-cell table:style-name="ce47" office:value-type="float" office:value="55" calcext:value-type="float">
            <text:p>55</text:p>
          </table:table-cell>
          <table:table-cell table:number-columns-repeated="1022"/>
        </table:table-row>
        <table:table-row table:style-name="ro3">
          <table:table-cell table:style-name="ce41" office:value-type="string" calcext:value-type="string">
            <text:p>drame</text:p>
          </table:table-cell>
          <table:table-cell table:style-name="ce47" office:value-type="float" office:value="424" calcext:value-type="float">
            <text:p>424</text:p>
          </table:table-cell>
          <table:table-cell table:number-columns-repeated="1022"/>
        </table:table-row>
        <table:table-row table:style-name="ro3">
          <table:table-cell table:style-name="ce41" office:value-type="string" calcext:value-type="string">
            <text:p>einakter</text:p>
          </table:table-cell>
          <table:table-cell table:style-name="ce47" office:value-type="float" office:value="20" calcext:value-type="float">
            <text:p>20</text:p>
          </table:table-cell>
          <table:table-cell table:number-columns-repeated="1022"/>
        </table:table-row>
        <table:table-row table:style-name="ro3">
          <table:table-cell table:style-name="ce41" office:value-type="string" calcext:value-type="string">
            <text:p>farce</text:p>
          </table:table-cell>
          <table:table-cell table:style-name="ce47" office:value-type="float" office:value="181" calcext:value-type="float">
            <text:p>181</text:p>
          </table:table-cell>
          <table:table-cell table:number-columns-repeated="1022"/>
        </table:table-row>
        <table:table-row table:style-name="ro3">
          <table:table-cell table:style-name="ce41" office:value-type="string" calcext:value-type="string">
            <text:p>festspiel</text:p>
          </table:table-cell>
          <table:table-cell table:style-name="ce47" office:value-type="float" office:value="30" calcext:value-type="float">
            <text:p>30</text:p>
          </table:table-cell>
          <table:table-cell table:number-columns-repeated="1022"/>
        </table:table-row>
        <table:table-row table:style-name="ro3">
          <table:table-cell table:style-name="ce41" office:value-type="string" calcext:value-type="string">
            <text:p>geduldspiel</text:p>
          </table:table-cell>
          <table:table-cell table:style-name="ce47" office:value-type="float" office:value="24" calcext:value-type="float">
            <text:p>24</text:p>
          </table:table-cell>
          <table:table-cell table:number-columns-repeated="1022"/>
        </table:table-row>
        <table:table-row table:style-name="ro3">
          <table:table-cell table:style-name="ce41" office:value-type="string" calcext:value-type="string">
            <text:p>heimetspiel</text:p>
          </table:table-cell>
          <table:table-cell table:style-name="ce47" office:value-type="float" office:value="3" calcext:value-type="float">
            <text:p>3</text:p>
          </table:table-cell>
          <table:table-cell table:number-columns-repeated="1022"/>
        </table:table-row>
        <table:table-row table:style-name="ro3">
          <table:table-cell table:style-name="ce41" office:value-type="string" calcext:value-type="string">
            <text:p>horreur</text:p>
          </table:table-cell>
          <table:table-cell table:style-name="ce47" office:value-type="float" office:value="6" calcext:value-type="float">
            <text:p>6</text:p>
          </table:table-cell>
          <table:table-cell table:number-columns-repeated="1022"/>
        </table:table-row>
        <table:table-row table:style-name="ro3">
          <table:table-cell table:style-name="ce41" office:value-type="string" calcext:value-type="string">
            <text:p>lebensbild</text:p>
          </table:table-cell>
          <table:table-cell table:style-name="ce47" office:value-type="float" office:value="70" calcext:value-type="float">
            <text:p>70</text:p>
          </table:table-cell>
          <table:table-cell table:number-columns-repeated="1022"/>
        </table:table-row>
        <table:table-row table:style-name="ro3">
          <table:table-cell table:style-name="ce41" office:value-type="string" calcext:value-type="string">
            <text:p>liewes-scene</text:p>
          </table:table-cell>
          <table:table-cell table:style-name="ce47" office:value-type="float" office:value="11" calcext:value-type="float">
            <text:p>11</text:p>
          </table:table-cell>
          <table:table-cell table:number-columns-repeated="1022"/>
        </table:table-row>
        <table:table-row table:style-name="ro3">
          <table:table-cell table:style-name="ce41" office:value-type="string" calcext:value-type="string">
            <text:p>lustspiel</text:p>
          </table:table-cell>
          <table:table-cell table:style-name="ce47" office:value-type="float" office:value="938" calcext:value-type="float">
            <text:p>938</text:p>
          </table:table-cell>
          <table:table-cell table:number-columns-repeated="1022"/>
        </table:table-row>
        <table:table-row table:style-name="ro3">
          <table:table-cell table:style-name="ce41" office:value-type="string" calcext:value-type="string">
            <text:p>märel</text:p>
          </table:table-cell>
          <table:table-cell table:style-name="ce47" office:value-type="float" office:value="491" calcext:value-type="float">
            <text:p>491</text:p>
          </table:table-cell>
          <table:table-cell table:number-columns-repeated="1022"/>
        </table:table-row>
        <table:table-row table:style-name="ro3">
          <table:table-cell table:style-name="ce41" office:value-type="string" calcext:value-type="string">
            <text:p>noël</text:p>
          </table:table-cell>
          <table:table-cell table:style-name="ce47" office:value-type="float" office:value="78" calcext:value-type="float">
            <text:p>78</text:p>
          </table:table-cell>
          <table:table-cell table:number-columns-repeated="1022"/>
        </table:table-row>
        <table:table-row table:style-name="ro3">
          <table:table-cell table:style-name="ce41" office:value-type="string" calcext:value-type="string">
            <text:p>s.n.</text:p>
          </table:table-cell>
          <table:table-cell table:style-name="ce47" office:value-type="float" office:value="491" calcext:value-type="float">
            <text:p>491</text:p>
          </table:table-cell>
          <table:table-cell table:number-columns-repeated="1022"/>
        </table:table-row>
        <table:table-row table:style-name="ro3">
          <table:table-cell table:style-name="ce41" office:value-type="string" calcext:value-type="string">
            <text:p>schnirichel</text:p>
          </table:table-cell>
          <table:table-cell table:style-name="ce47" office:value-type="float" office:value="16" calcext:value-type="float">
            <text:p>16</text:p>
          </table:table-cell>
          <table:table-cell table:number-columns-repeated="1022"/>
        </table:table-row>
        <table:table-row table:style-name="ro3">
          <table:table-cell table:style-name="ce41" office:value-type="string" calcext:value-type="string">
            <text:p>schwank</text:p>
          </table:table-cell>
          <table:table-cell table:style-name="ce47" office:value-type="float" office:value="642" calcext:value-type="float">
            <text:p>642</text:p>
          </table:table-cell>
          <table:table-cell table:number-columns-repeated="1022"/>
        </table:table-row>
        <table:table-row table:style-name="ro3">
          <table:table-cell table:style-name="ce41" office:value-type="string" calcext:value-type="string">
            <text:p>soloscene</text:p>
          </table:table-cell>
          <table:table-cell table:style-name="ce47" office:value-type="float" office:value="12" calcext:value-type="float">
            <text:p>12</text:p>
          </table:table-cell>
          <table:table-cell table:number-columns-repeated="1022"/>
        </table:table-row>
        <table:table-row table:style-name="ro3">
          <table:table-cell table:style-name="ce41" office:value-type="string" calcext:value-type="string">
            <text:p>tragédie</text:p>
          </table:table-cell>
          <table:table-cell table:style-name="ce47" office:value-type="float" office:value="69" calcext:value-type="float">
            <text:p>69</text:p>
          </table:table-cell>
          <table:table-cell table:number-columns-repeated="1022"/>
        </table:table-row>
        <table:table-row table:style-name="ro2">
          <table:table-cell table:style-name="ce41" office:value-type="string" calcext:value-type="string">
            <text:p>unsinn</text:p>
          </table:table-cell>
          <table:table-cell table:style-name="ce47" office:value-type="float" office:value="20" calcext:value-type="float">
            <text:p>20</text:p>
          </table:table-cell>
          <table:table-cell table:number-columns-repeated="1022"/>
        </table:table-row>
        <table:table-row table:style-name="ro2">
          <table:table-cell table:style-name="ce41" office:value-type="string" calcext:value-type="string">
            <text:p>volksstück</text:p>
          </table:table-cell>
          <table:table-cell table:style-name="ce48" office:value-type="float" office:value="792" calcext:value-type="float">
            <text:p>792</text:p>
          </table:table-cell>
          <table:table-cell table:number-columns-repeated="1022"/>
        </table:table-row>
        <table:table-row table:style-name="ro2">
          <table:table-cell table:style-name="ce42" office:value-type="string" calcext:value-type="string">
            <text:p>Total Result</text:p>
          </table:table-cell>
          <table:table-cell table:style-name="ce49" office:value-type="float" office:value="5017" calcext:value-type="float">
            <text:p>5017</text:p>
          </table:table-cell>
          <table:table-cell table:number-columns-repeated="1022"/>
        </table:table-row>
        <table:table-row table:style-name="ro2" table:number-rows-repeated="1048549">
          <table:table-cell table:number-columns-repeated="1024"/>
        </table:table-row>
        <table:table-row table:style-name="ro2">
          <table:table-cell table:number-columns-repeated="1024"/>
        </table:table-row>
      </table:table>
      <table:table table:name="distrib_langue_et_typographie" table:style-name="ta5">
        <table:table-column table:style-name="co11" table:number-columns-repeated="4" table:default-cell-style-name="Default"/>
        <table:table-column table:style-name="co14" table:default-cell-style-name="Default"/>
        <table:table-column table:style-name="co11" table:number-columns-repeated="1019" table:default-cell-style-name="Default"/>
        <table:table-row table:style-name="ro3">
          <table:table-cell table:style-name="ce50" office:value-type="string" calcext:value-type="string" table:number-columns-spanned="5" table:number-rows-spanned="1">
            <text:p>Pièces et pages par langue</text:p>
          </table:table-cell>
          <table:covered-table-cell table:number-columns-repeated="4"/>
          <table:table-cell table:style-name="ce84"/>
          <table:table-cell table:style-name="ce50" office:value-type="string" calcext:value-type="string" table:number-columns-spanned="4" table:number-rows-spanned="1">
            <text:p>Pièces en alscien exclusivement (allemand et français exclu)</text:p>
          </table:table-cell>
          <table:covered-table-cell table:number-columns-repeated="3"/>
          <table:table-cell table:style-name="ce84"/>
          <table:table-cell table:style-name="ce50" office:value-type="string" calcext:value-type="string" table:number-columns-spanned="3" table:number-rows-spanned="1">
            <text:p>Toutes les langues confondues</text:p>
          </table:table-cell>
          <table:covered-table-cell table:number-columns-repeated="2"/>
          <table:table-cell table:style-name="ce84" table:number-columns-repeated="12"/>
          <table:table-cell table:number-columns-repeated="998"/>
        </table:table-row>
        <table:table-row table:style-name="ro3">
          <table:table-cell table:style-name="ce51"/>
          <table:table-cell table:style-name="ce56"/>
          <table:table-cell table:style-name="ce63" office:value-type="string" calcext:value-type="string">
            <text:p>Data</text:p>
          </table:table-cell>
          <table:table-cell table:style-name="ce70"/>
          <table:table-cell table:style-name="ce77"/>
          <table:table-cell/>
          <table:table-cell table:style-name="Pivot_20_Table_20_Field" office:value-type="string" calcext:value-type="string">
            <text:p>Exclu</text:p>
          </table:table-cell>
          <table:table-cell table:style-name="ce43" office:value-type="string" calcext:value-type="string">
            <text:p>0</text:p>
          </table:table-cell>
          <table:table-cell table:number-columns-repeated="3"/>
          <table:table-cell table:style-name="ce38" office:value-type="string" calcext:value-type="string">
            <text:p>Typographie</text:p>
          </table:table-cell>
          <table:table-cell table:number-columns-repeated="2" table:style-name="ce38" office:value-type="string" calcext:value-type="string">
            <text:p>SUM de NbrPages</text:p>
          </table:table-cell>
          <table:table-cell table:number-columns-repeated="1010"/>
        </table:table-row>
        <table:table-row table:style-name="ro3">
          <table:table-cell table:style-name="ce52" office:value-type="string" calcext:value-type="string">
            <text:p>Langue</text:p>
          </table:table-cell>
          <table:table-cell table:style-name="ce57" office:value-type="string" calcext:value-type="string">
            <text:p>DécennieÉdition</text:p>
          </table:table-cell>
          <table:table-cell table:style-name="ce64" office:value-type="string" calcext:value-type="string">
            <text:p>Sum - NbrPages</text:p>
          </table:table-cell>
          <table:table-cell table:style-name="ce71" office:value-type="string" calcext:value-type="string">
            <text:p>Sum - NbrPages</text:p>
          </table:table-cell>
          <table:table-cell table:style-name="ce78" office:value-type="string" calcext:value-type="string">
            <text:p>Count - Titre</text:p>
          </table:table-cell>
          <table:table-cell/>
          <table:table-cell table:style-name="Pivot_20_Table_20_Field" office:value-type="string" calcext:value-type="string">
            <text:p>Langue</text:p>
          </table:table-cell>
          <table:table-cell table:style-name="ce44" office:value-type="string" calcext:value-type="string">
            <text:p>Alsacien</text:p>
          </table:table-cell>
          <table:table-cell table:number-columns-repeated="3"/>
          <table:table-cell table:style-name="ce38" office:value-type="string" calcext:value-type="string">
            <text:p>gothique</text:p>
          </table:table-cell>
          <table:table-cell table:style-name="ce38" office:value-type="float" office:value="3227" calcext:value-type="float">
            <text:p>3227</text:p>
          </table:table-cell>
          <table:table-cell table:style-name="ce96" office:value-type="percentage" office:value="0.411135176455599" calcext:value-type="percentage">
            <text:p>41.11%</text:p>
          </table:table-cell>
          <table:table-cell table:number-columns-repeated="1010"/>
        </table:table-row>
        <table:table-row table:style-name="ro3">
          <table:table-cell table:style-name="ce40" office:value-type="string" calcext:value-type="string">
            <text:p>Allemand</text:p>
          </table:table-cell>
          <table:table-cell table:style-name="ce58" office:value-type="float" office:value="1860" calcext:value-type="float">
            <text:p>1860</text:p>
          </table:table-cell>
          <table:table-cell table:style-name="ce65" office:value-type="float" office:value="14" calcext:value-type="float">
            <text:p>14</text:p>
          </table:table-cell>
          <table:table-cell table:style-name="ce72" office:value-type="percentage" office:value="0.00178366670913492" calcext:value-type="percentage">
            <text:p>0.18%</text:p>
          </table:table-cell>
          <table:table-cell table:style-name="ce79" office:value-type="float" office:value="1" calcext:value-type="float">
            <text:p>1</text:p>
          </table:table-cell>
          <table:table-cell table:number-columns-repeated="6"/>
          <table:table-cell table:style-name="ce38" office:value-type="string" calcext:value-type="string">
            <text:p>romain</text:p>
          </table:table-cell>
          <table:table-cell table:style-name="ce38" office:value-type="float" office:value="4559" calcext:value-type="float">
            <text:p>4559</text:p>
          </table:table-cell>
          <table:table-cell table:style-name="ce97" office:value-type="percentage" office:value="0.580838323353293" calcext:value-type="percentage">
            <text:p>58.08%</text:p>
          </table:table-cell>
          <table:table-cell table:number-columns-repeated="1010"/>
        </table:table-row>
        <table:table-row table:style-name="ro3">
          <table:table-cell table:style-name="ce41"/>
          <table:table-cell table:style-name="ce59" office:value-type="float" office:value="1870" calcext:value-type="float">
            <text:p>1870</text:p>
          </table:table-cell>
          <table:table-cell table:style-name="ce66" office:value-type="float" office:value="83" calcext:value-type="float">
            <text:p>83</text:p>
          </table:table-cell>
          <table:table-cell table:style-name="ce73" office:value-type="percentage" office:value="0.0105745954898713" calcext:value-type="percentage">
            <text:p>1.06%</text:p>
          </table:table-cell>
          <table:table-cell table:style-name="ce80" office:value-type="float" office:value="1" calcext:value-type="float">
            <text:p>1</text:p>
          </table:table-cell>
          <table:table-cell/>
          <table:table-cell table:style-name="ce51"/>
          <table:table-cell table:style-name="ce56"/>
          <table:table-cell table:style-name="ce63" office:value-type="string" calcext:value-type="string">
            <text:p>Data</text:p>
          </table:table-cell>
          <table:table-cell table:style-name="ce77"/>
          <table:table-cell/>
          <table:table-cell table:style-name="ce38" office:value-type="string" calcext:value-type="string">
            <text:p>romain (manuscrit)</text:p>
          </table:table-cell>
          <table:table-cell table:style-name="ce38" office:value-type="float" office:value="63" calcext:value-type="float">
            <text:p>63</text:p>
          </table:table-cell>
          <table:table-cell table:style-name="ce96" office:value-type="percentage" office:value="0.00802650019110715" calcext:value-type="percentage">
            <text:p>0.80%</text:p>
          </table:table-cell>
          <table:table-cell table:number-columns-repeated="1010"/>
        </table:table-row>
        <table:table-row table:style-name="ro3">
          <table:table-cell table:style-name="ce41"/>
          <table:table-cell table:style-name="ce59" office:value-type="float" office:value="1890" calcext:value-type="float">
            <text:p>1890</text:p>
          </table:table-cell>
          <table:table-cell table:style-name="ce66" office:value-type="float" office:value="97" calcext:value-type="float">
            <text:p>97</text:p>
          </table:table-cell>
          <table:table-cell table:style-name="ce73" office:value-type="percentage" office:value="0.0123582621990062" calcext:value-type="percentage">
            <text:p>1.24%</text:p>
          </table:table-cell>
          <table:table-cell table:style-name="ce80" office:value-type="float" office:value="2" calcext:value-type="float">
            <text:p>2</text:p>
          </table:table-cell>
          <table:table-cell/>
          <table:table-cell table:style-name="ce52" office:value-type="string" calcext:value-type="string">
            <text:p>Typographie</text:p>
          </table:table-cell>
          <table:table-cell table:style-name="ce57" office:value-type="string" calcext:value-type="string">
            <text:p>DécennieÉdition</text:p>
          </table:table-cell>
          <table:table-cell table:style-name="ce64" office:value-type="string" calcext:value-type="string">
            <text:p>Sum - NbrPages</text:p>
          </table:table-cell>
          <table:table-cell table:style-name="ce78" office:value-type="string" calcext:value-type="string">
            <text:p>Sum - NbrPages</text:p>
          </table:table-cell>
          <table:table-cell/>
          <table:table-cell table:style-name="ce38" office:value-type="string" calcext:value-type="string">
            <text:p>Total général</text:p>
          </table:table-cell>
          <table:table-cell table:style-name="ce38" office:value-type="float" office:value="7849" calcext:value-type="float">
            <text:p>7849</text:p>
          </table:table-cell>
          <table:table-cell table:style-name="ce96" office:value-type="percentage" office:value="1" calcext:value-type="percentage">
            <text:p>100.00%</text:p>
          </table:table-cell>
          <table:table-cell table:number-columns-repeated="1010"/>
        </table:table-row>
        <table:table-row table:style-name="ro3">
          <table:table-cell table:style-name="ce41"/>
          <table:table-cell table:style-name="ce59" office:value-type="float" office:value="1900" calcext:value-type="float">
            <text:p>1900</text:p>
          </table:table-cell>
          <table:table-cell table:style-name="ce66" office:value-type="float" office:value="573" calcext:value-type="float">
            <text:p>573</text:p>
          </table:table-cell>
          <table:table-cell table:style-name="ce73" office:value-type="percentage" office:value="0.0730029303095936" calcext:value-type="percentage">
            <text:p>7.30%</text:p>
          </table:table-cell>
          <table:table-cell table:style-name="ce80" office:value-type="float" office:value="9" calcext:value-type="float">
            <text:p>9</text:p>
          </table:table-cell>
          <table:table-cell/>
          <table:table-cell table:style-name="ce40" office:value-type="string" calcext:value-type="string">
            <text:p>gothique</text:p>
          </table:table-cell>
          <table:table-cell table:style-name="ce58" office:value-type="float" office:value="1870" calcext:value-type="float">
            <text:p>1870</text:p>
          </table:table-cell>
          <table:table-cell table:style-name="ce65" office:value-type="float" office:value="61" calcext:value-type="float">
            <text:p>61</text:p>
          </table:table-cell>
          <table:table-cell table:style-name="ce88" office:value-type="percentage" office:value="0.012158660554116" calcext:value-type="percentage">
            <text:p>1.22%</text:p>
          </table:table-cell>
          <table:table-cell table:number-columns-repeated="1014"/>
        </table:table-row>
        <table:table-row table:style-name="ro3">
          <table:table-cell table:style-name="ce41"/>
          <table:table-cell table:style-name="ce59" office:value-type="float" office:value="1910" calcext:value-type="float">
            <text:p>1910</text:p>
          </table:table-cell>
          <table:table-cell table:style-name="ce66" office:value-type="float" office:value="202" calcext:value-type="float">
            <text:p>202</text:p>
          </table:table-cell>
          <table:table-cell table:style-name="ce73" office:value-type="percentage" office:value="0.0257357625175182" calcext:value-type="percentage">
            <text:p>2.57%</text:p>
          </table:table-cell>
          <table:table-cell table:style-name="ce80" office:value-type="float" office:value="6" calcext:value-type="float">
            <text:p>6</text:p>
          </table:table-cell>
          <table:table-cell/>
          <table:table-cell table:style-name="ce41"/>
          <table:table-cell table:style-name="ce59" office:value-type="float" office:value="1880" calcext:value-type="float">
            <text:p>1880</text:p>
          </table:table-cell>
          <table:table-cell table:style-name="ce66" office:value-type="float" office:value="42" calcext:value-type="float">
            <text:p>42</text:p>
          </table:table-cell>
          <table:table-cell table:style-name="ce89" office:value-type="percentage" office:value="0.00837153677496512" calcext:value-type="percentage">
            <text:p>0.84%</text:p>
          </table:table-cell>
          <table:table-cell table:style-name="ce94" office:value-type="string" calcext:value-type="string">
            <text:p><text:s/></text:p>
          </table:table-cell>
          <table:table-cell table:style-name="ce39" office:value-type="string" calcext:value-type="string">
            <text:p>Typographie</text:p>
          </table:table-cell>
          <table:table-cell table:style-name="ce45" office:value-type="string" calcext:value-type="string">
            <text:p>Count - CourtTitre</text:p>
          </table:table-cell>
          <table:table-cell/>
          <table:table-cell table:style-name="ce39" office:value-type="string" calcext:value-type="string">
            <text:p>Langue</text:p>
          </table:table-cell>
          <table:table-cell table:style-name="ce45" office:value-type="string" calcext:value-type="string">
            <text:p>Count - CourtTitre</text:p>
          </table:table-cell>
          <table:table-cell table:number-columns-repeated="1008"/>
        </table:table-row>
        <table:table-row table:style-name="ro3">
          <table:table-cell table:style-name="ce41"/>
          <table:table-cell table:style-name="ce59" office:value-type="float" office:value="1920" calcext:value-type="float">
            <text:p>1920</text:p>
          </table:table-cell>
          <table:table-cell table:style-name="ce66" office:value-type="float" office:value="411" calcext:value-type="float">
            <text:p>411</text:p>
          </table:table-cell>
          <table:table-cell table:style-name="ce73" office:value-type="percentage" office:value="0.0523633583896038" calcext:value-type="percentage">
            <text:p>5.24%</text:p>
          </table:table-cell>
          <table:table-cell table:style-name="ce80" office:value-type="float" office:value="5" calcext:value-type="float">
            <text:p>5</text:p>
          </table:table-cell>
          <table:table-cell/>
          <table:table-cell table:style-name="ce41"/>
          <table:table-cell table:style-name="ce59" office:value-type="float" office:value="1890" calcext:value-type="float">
            <text:p>1890</text:p>
          </table:table-cell>
          <table:table-cell table:style-name="ce66" office:value-type="float" office:value="341" calcext:value-type="float">
            <text:p>341</text:p>
          </table:table-cell>
          <table:table-cell table:style-name="ce89" office:value-type="percentage" office:value="0.0679689057205501" calcext:value-type="percentage">
            <text:p>6.80%</text:p>
          </table:table-cell>
          <table:table-cell/>
          <table:table-cell table:style-name="ce40" office:value-type="string" calcext:value-type="string">
            <text:p>gothique</text:p>
          </table:table-cell>
          <table:table-cell table:style-name="ce46" office:value-type="float" office:value="65" calcext:value-type="float">
            <text:p>65</text:p>
          </table:table-cell>
          <table:table-cell/>
          <table:table-cell table:style-name="ce40" office:value-type="string" calcext:value-type="string">
            <text:p>Allemand</text:p>
          </table:table-cell>
          <table:table-cell table:style-name="ce46" office:value-type="float" office:value="26" calcext:value-type="float">
            <text:p>26</text:p>
          </table:table-cell>
          <table:table-cell table:number-columns-repeated="1008"/>
        </table:table-row>
        <table:table-row table:style-name="ro3">
          <table:table-cell table:style-name="ce41"/>
          <table:table-cell table:style-name="ce59" office:value-type="float" office:value="1930" calcext:value-type="float">
            <text:p>1930</text:p>
          </table:table-cell>
          <table:table-cell table:style-name="ce66" office:value-type="float" office:value="70" calcext:value-type="float">
            <text:p>70</text:p>
          </table:table-cell>
          <table:table-cell table:style-name="ce73" office:value-type="percentage" office:value="0.00891833354567461" calcext:value-type="percentage">
            <text:p>0.89%</text:p>
          </table:table-cell>
          <table:table-cell table:style-name="ce80" office:value-type="float" office:value="1" calcext:value-type="float">
            <text:p>1</text:p>
          </table:table-cell>
          <table:table-cell/>
          <table:table-cell table:style-name="ce41"/>
          <table:table-cell table:style-name="ce59" office:value-type="float" office:value="1900" calcext:value-type="float">
            <text:p>1900</text:p>
          </table:table-cell>
          <table:table-cell table:style-name="ce66" office:value-type="float" office:value="1290" calcext:value-type="float">
            <text:p>1290</text:p>
          </table:table-cell>
          <table:table-cell table:style-name="ce89" office:value-type="percentage" office:value="0.257125772373929" calcext:value-type="percentage">
            <text:p>25.71%</text:p>
          </table:table-cell>
          <table:table-cell/>
          <table:table-cell table:style-name="ce41" office:value-type="string" calcext:value-type="string">
            <text:p>romain</text:p>
          </table:table-cell>
          <table:table-cell table:style-name="ce47" office:value-type="float" office:value="81" calcext:value-type="float">
            <text:p>81</text:p>
          </table:table-cell>
          <table:table-cell/>
          <table:table-cell table:style-name="ce41" office:value-type="string" calcext:value-type="string">
            <text:p>Alsacien</text:p>
          </table:table-cell>
          <table:table-cell table:style-name="ce47" office:value-type="float" office:value="118" calcext:value-type="float">
            <text:p>118</text:p>
          </table:table-cell>
          <table:table-cell table:number-columns-repeated="1008"/>
        </table:table-row>
        <table:table-row table:style-name="ro3">
          <table:table-cell table:style-name="ce53">
            <office:annotation draw:style-name="gr6" draw:text-style-name="P2" svg:width="295.26pt" svg:height="40.51pt" svg:x="91.39pt" svg:y="172.49pt" draw:caption-point-x="-11.54pt" draw:caption-point-y="-22.22pt">
              <dc:date>2020-06-17T00:00:00</dc:date>
              <text:p text:style-name="P1">si on regarde les titres des pièces marquées "Allemand", certains titres sont en dialecte (et p-ê alsacien)</text:p>
              <text:p text:style-name="P1"><text:tab/>-Pablo Ruiz</text:p>
            </office:annotation>
          </table:table-cell>
          <table:table-cell table:style-name="ce60" office:value-type="string" calcext:value-type="string">
            <text:p>1873-1874</text:p>
          </table:table-cell>
          <table:table-cell table:style-name="ce67" office:value-type="float" office:value="652" calcext:value-type="float">
            <text:p>652</text:p>
          </table:table-cell>
          <table:table-cell table:style-name="ce74" office:value-type="percentage" office:value="0.0830679067397121" calcext:value-type="percentage">
            <text:p>8.31%</text:p>
          </table:table-cell>
          <table:table-cell table:style-name="ce81" office:value-type="float" office:value="1" calcext:value-type="float">
            <text:p>1</text:p>
          </table:table-cell>
          <table:table-cell/>
          <table:table-cell table:style-name="ce41"/>
          <table:table-cell table:style-name="ce59" office:value-type="float" office:value="1910" calcext:value-type="float">
            <text:p>1910</text:p>
          </table:table-cell>
          <table:table-cell table:style-name="ce66" office:value-type="float" office:value="353" calcext:value-type="float">
            <text:p>353</text:p>
          </table:table-cell>
          <table:table-cell table:style-name="ce89" office:value-type="percentage" office:value="0.0703607733705402" calcext:value-type="percentage">
            <text:p>7.04%</text:p>
          </table:table-cell>
          <table:table-cell/>
          <table:table-cell table:style-name="ce41" office:value-type="string" calcext:value-type="string">
            <text:p>romain (manuscrit)</text:p>
          </table:table-cell>
          <table:table-cell table:style-name="ce48" office:value-type="float" office:value="2" calcext:value-type="float">
            <text:p>2</text:p>
          </table:table-cell>
          <table:table-cell/>
          <table:table-cell table:style-name="ce41" office:value-type="string" calcext:value-type="string">
            <text:p>Français</text:p>
          </table:table-cell>
          <table:table-cell table:style-name="ce48" office:value-type="float" office:value="4" calcext:value-type="float">
            <text:p>4</text:p>
          </table:table-cell>
          <table:table-cell table:number-columns-repeated="1008"/>
        </table:table-row>
        <table:table-row table:style-name="ro3">
          <table:table-cell table:style-name="ce54" office:value-type="string" calcext:value-type="string">
            <text:p>Allemand Result</text:p>
          </table:table-cell>
          <table:table-cell table:style-name="ce61"/>
          <table:table-cell table:style-name="ce68" office:value-type="float" office:value="2102" calcext:value-type="float">
            <text:p>2102</text:p>
          </table:table-cell>
          <table:table-cell table:style-name="ce75" office:value-type="percentage" office:value="0.267804815900115" calcext:value-type="percentage">
            <text:p>26.78%</text:p>
          </table:table-cell>
          <table:table-cell table:style-name="ce82" office:value-type="float" office:value="26" calcext:value-type="float">
            <text:p>26</text:p>
          </table:table-cell>
          <table:table-cell/>
          <table:table-cell table:style-name="ce41"/>
          <table:table-cell table:style-name="ce59" office:value-type="float" office:value="1920" calcext:value-type="float">
            <text:p>1920</text:p>
          </table:table-cell>
          <table:table-cell table:style-name="ce66" office:value-type="float" office:value="334" calcext:value-type="float">
            <text:p>334</text:p>
          </table:table-cell>
          <table:table-cell table:style-name="ce89" office:value-type="percentage" office:value="0.0665736495913893" calcext:value-type="percentage">
            <text:p>6.66%</text:p>
          </table:table-cell>
          <table:table-cell/>
          <table:table-cell table:style-name="ce42" office:value-type="string" calcext:value-type="string">
            <text:p>Total Result</text:p>
          </table:table-cell>
          <table:table-cell table:style-name="ce49" office:value-type="float" office:value="148" calcext:value-type="float">
            <text:p>148</text:p>
          </table:table-cell>
          <table:table-cell/>
          <table:table-cell table:style-name="ce42" office:value-type="string" calcext:value-type="string">
            <text:p>Total Result</text:p>
          </table:table-cell>
          <table:table-cell table:style-name="ce49" office:value-type="float" office:value="148" calcext:value-type="float">
            <text:p>148</text:p>
          </table:table-cell>
          <table:table-cell table:number-columns-repeated="1008"/>
        </table:table-row>
        <table:table-row table:style-name="ro3">
          <table:table-cell table:style-name="ce40" office:value-type="string" calcext:value-type="string">
            <text:p>Alsacien</text:p>
          </table:table-cell>
          <table:table-cell table:style-name="ce58" office:value-type="float" office:value="10" calcext:value-type="float">
            <text:p>10</text:p>
          </table:table-cell>
          <table:table-cell table:style-name="ce65" office:value-type="float" office:value="8" calcext:value-type="float">
            <text:p>8</text:p>
          </table:table-cell>
          <table:table-cell table:style-name="ce72" office:value-type="percentage" office:value="0.00101923811950567" calcext:value-type="percentage">
            <text:p>0.10%</text:p>
          </table:table-cell>
          <table:table-cell table:style-name="ce79" office:value-type="float" office:value="1" calcext:value-type="float">
            <text:p>1</text:p>
          </table:table-cell>
          <table:table-cell/>
          <table:table-cell table:style-name="ce53"/>
          <table:table-cell table:style-name="ce60" office:value-type="string" calcext:value-type="string">
            <text:p>s.n.</text:p>
          </table:table-cell>
          <table:table-cell table:style-name="ce67" office:value-type="float" office:value="59" calcext:value-type="float">
            <text:p>59</text:p>
          </table:table-cell>
          <table:table-cell table:style-name="ce90" office:value-type="percentage" office:value="0.0117600159457843" calcext:value-type="percentage">
            <text:p>1.18%</text:p>
          </table:table-cell>
          <table:table-cell/>
          <table:table-cell table:style-name="Pivot_20_Table_20_Field" office:value-type="string" calcext:value-type="string">
            <text:p>Langue</text:p>
          </table:table-cell>
          <table:table-cell table:style-name="ce44" office:value-type="string" calcext:value-type="string">
            <text:p>Alsacien</text:p>
          </table:table-cell>
          <table:table-cell table:number-columns-repeated="1011"/>
        </table:table-row>
        <table:table-row table:style-name="ro3">
          <table:table-cell table:style-name="ce41"/>
          <table:table-cell table:style-name="ce59" office:value-type="float" office:value="1870" calcext:value-type="float">
            <text:p>1870</text:p>
          </table:table-cell>
          <table:table-cell table:style-name="ce66" office:value-type="float" office:value="124" calcext:value-type="float">
            <text:p>124</text:p>
          </table:table-cell>
          <table:table-cell table:style-name="ce73" office:value-type="percentage" office:value="0.0157981908523379" calcext:value-type="percentage">
            <text:p>1.58%</text:p>
          </table:table-cell>
          <table:table-cell table:style-name="ce80" office:value-type="float" office:value="3" calcext:value-type="float">
            <text:p>3</text:p>
          </table:table-cell>
          <table:table-cell/>
          <table:table-cell table:style-name="ce54" office:value-type="string" calcext:value-type="string">
            <text:p>gothique Result</text:p>
          </table:table-cell>
          <table:table-cell table:style-name="ce61"/>
          <table:table-cell table:style-name="ce68" office:value-type="float" office:value="2480" calcext:value-type="float">
            <text:p>2480</text:p>
          </table:table-cell>
          <table:table-cell table:style-name="ce91" office:value-type="percentage" office:value="0.494319314331274" calcext:value-type="percentage">
            <text:p>49.43%</text:p>
          </table:table-cell>
          <table:table-cell table:number-columns-repeated="1014"/>
        </table:table-row>
        <table:table-row table:style-name="ro3">
          <table:table-cell table:style-name="ce41"/>
          <table:table-cell table:style-name="ce59" office:value-type="float" office:value="1880" calcext:value-type="float">
            <text:p>1880</text:p>
          </table:table-cell>
          <table:table-cell table:style-name="ce66" office:value-type="float" office:value="42" calcext:value-type="float">
            <text:p>42</text:p>
          </table:table-cell>
          <table:table-cell table:style-name="ce73" office:value-type="percentage" office:value="0.00535100012740476" calcext:value-type="percentage">
            <text:p>0.54%</text:p>
          </table:table-cell>
          <table:table-cell table:style-name="ce80" office:value-type="float" office:value="2" calcext:value-type="float">
            <text:p>2</text:p>
          </table:table-cell>
          <table:table-cell/>
          <table:table-cell table:style-name="ce40" office:value-type="string" calcext:value-type="string">
            <text:p>romain</text:p>
          </table:table-cell>
          <table:table-cell table:style-name="ce58" office:value-type="float" office:value="1890" calcext:value-type="float">
            <text:p>1890</text:p>
          </table:table-cell>
          <table:table-cell table:style-name="ce65" office:value-type="float" office:value="20" calcext:value-type="float">
            <text:p>20</text:p>
          </table:table-cell>
          <table:table-cell table:style-name="ce88" office:value-type="percentage" office:value="0.00398644608331672" calcext:value-type="percentage">
            <text:p>0.40%</text:p>
          </table:table-cell>
          <table:table-cell/>
          <table:table-cell table:style-name="ce95"/>
          <table:table-cell table:style-name="ce63" office:value-type="string" calcext:value-type="string">
            <text:p>Data</text:p>
          </table:table-cell>
          <table:table-cell table:style-name="ce77"/>
          <table:table-cell table:number-columns-repeated="1010"/>
        </table:table-row>
        <table:table-row table:style-name="ro3">
          <table:table-cell table:style-name="ce41"/>
          <table:table-cell table:style-name="ce59" office:value-type="float" office:value="1890" calcext:value-type="float">
            <text:p>1890</text:p>
          </table:table-cell>
          <table:table-cell table:style-name="ce66" office:value-type="float" office:value="493" calcext:value-type="float">
            <text:p>493</text:p>
          </table:table-cell>
          <table:table-cell table:style-name="ce73" office:value-type="percentage" office:value="0.0628105491145369" calcext:value-type="percentage">
            <text:p>6.28%</text:p>
          </table:table-cell>
          <table:table-cell table:style-name="ce80" office:value-type="float" office:value="8" calcext:value-type="float">
            <text:p>8</text:p>
          </table:table-cell>
          <table:table-cell/>
          <table:table-cell table:style-name="ce41"/>
          <table:table-cell table:style-name="ce59" office:value-type="float" office:value="1900" calcext:value-type="float">
            <text:p>1900</text:p>
          </table:table-cell>
          <table:table-cell table:style-name="ce66" office:value-type="float" office:value="513" calcext:value-type="float">
            <text:p>513</text:p>
          </table:table-cell>
          <table:table-cell table:style-name="ce89" office:value-type="percentage" office:value="0.102252342037074" calcext:value-type="percentage">
            <text:p>10.23%</text:p>
          </table:table-cell>
          <table:table-cell/>
          <table:table-cell table:style-name="ce52" office:value-type="string" calcext:value-type="string">
            <text:p>DécennieÉdition</text:p>
          </table:table-cell>
          <table:table-cell table:style-name="ce64" office:value-type="string" calcext:value-type="string">
            <text:p>Count - CourtTitre</text:p>
          </table:table-cell>
          <table:table-cell table:style-name="ce78" office:value-type="string" calcext:value-type="string">
            <text:p>Count - CtrContributeur</text:p>
          </table:table-cell>
          <table:table-cell table:number-columns-repeated="1010"/>
        </table:table-row>
        <table:table-row table:style-name="ro3">
          <table:table-cell table:style-name="ce41"/>
          <table:table-cell table:style-name="ce59" office:value-type="float" office:value="1900" calcext:value-type="float">
            <text:p>1900</text:p>
          </table:table-cell>
          <table:table-cell table:style-name="ce66" office:value-type="float" office:value="1889" calcext:value-type="float">
            <text:p>1889</text:p>
          </table:table-cell>
          <table:table-cell table:style-name="ce73" office:value-type="percentage" office:value="0.240667600968276" calcext:value-type="percentage">
            <text:p>24.07%</text:p>
          </table:table-cell>
          <table:table-cell table:style-name="ce80" office:value-type="float" office:value="31" calcext:value-type="float">
            <text:p>31</text:p>
          </table:table-cell>
          <table:table-cell/>
          <table:table-cell table:style-name="ce41"/>
          <table:table-cell table:style-name="ce59" office:value-type="float" office:value="1910" calcext:value-type="float">
            <text:p>1910</text:p>
          </table:table-cell>
          <table:table-cell table:style-name="ce66" office:value-type="float" office:value="183" calcext:value-type="float">
            <text:p>183</text:p>
          </table:table-cell>
          <table:table-cell table:style-name="ce89" office:value-type="percentage" office:value="0.036475981662348" calcext:value-type="percentage">
            <text:p>3.65%</text:p>
          </table:table-cell>
          <table:table-cell/>
          <table:table-cell table:style-name="ce40" office:value-type="float" office:value="10" calcext:value-type="float">
            <text:p>10</text:p>
          </table:table-cell>
          <table:table-cell table:style-name="ce65" office:value-type="float" office:value="1" calcext:value-type="float">
            <text:p>1</text:p>
          </table:table-cell>
          <table:table-cell table:style-name="ce88" office:value-type="percentage" office:value="0.00847457627118644" calcext:value-type="percentage">
            <text:p>0.85%</text:p>
          </table:table-cell>
          <table:table-cell table:number-columns-repeated="1010"/>
        </table:table-row>
        <table:table-row table:style-name="ro3">
          <table:table-cell table:style-name="ce41"/>
          <table:table-cell table:style-name="ce59" office:value-type="float" office:value="1910" calcext:value-type="float">
            <text:p>1910</text:p>
          </table:table-cell>
          <table:table-cell table:style-name="ce66" office:value-type="float" office:value="536" calcext:value-type="float">
            <text:p>536</text:p>
          </table:table-cell>
          <table:table-cell table:style-name="ce73" office:value-type="percentage" office:value="0.0682889540068799" calcext:value-type="percentage">
            <text:p>6.83%</text:p>
          </table:table-cell>
          <table:table-cell table:style-name="ce80" office:value-type="float" office:value="11" calcext:value-type="float">
            <text:p>11</text:p>
          </table:table-cell>
          <table:table-cell/>
          <table:table-cell table:style-name="ce41"/>
          <table:table-cell table:style-name="ce59" office:value-type="float" office:value="1920" calcext:value-type="float">
            <text:p>1920</text:p>
          </table:table-cell>
          <table:table-cell table:style-name="ce66" office:value-type="float" office:value="973" calcext:value-type="float">
            <text:p>973</text:p>
          </table:table-cell>
          <table:table-cell table:style-name="ce89" office:value-type="percentage" office:value="0.193940601953359" calcext:value-type="percentage">
            <text:p>19.39%</text:p>
          </table:table-cell>
          <table:table-cell/>
          <table:table-cell table:style-name="ce41" office:value-type="float" office:value="1870" calcext:value-type="float">
            <text:p>1870</text:p>
          </table:table-cell>
          <table:table-cell table:style-name="ce66" office:value-type="float" office:value="3" calcext:value-type="float">
            <text:p>3</text:p>
          </table:table-cell>
          <table:table-cell table:style-name="ce89" office:value-type="percentage" office:value="0.0254237288135593" calcext:value-type="percentage">
            <text:p>2.54%</text:p>
          </table:table-cell>
          <table:table-cell table:number-columns-repeated="1010"/>
        </table:table-row>
        <table:table-row table:style-name="ro3">
          <table:table-cell table:style-name="ce41"/>
          <table:table-cell table:style-name="ce59" office:value-type="float" office:value="1920" calcext:value-type="float">
            <text:p>1920</text:p>
          </table:table-cell>
          <table:table-cell table:style-name="ce66" office:value-type="float" office:value="1463" calcext:value-type="float">
            <text:p>1463</text:p>
          </table:table-cell>
          <table:table-cell table:style-name="ce73" office:value-type="percentage" office:value="0.186393171104599" calcext:value-type="percentage">
            <text:p>18.64%</text:p>
          </table:table-cell>
          <table:table-cell table:style-name="ce80" office:value-type="float" office:value="41" calcext:value-type="float">
            <text:p>41</text:p>
          </table:table-cell>
          <table:table-cell/>
          <table:table-cell table:style-name="ce41"/>
          <table:table-cell table:style-name="ce59" office:value-type="float" office:value="1930" calcext:value-type="float">
            <text:p>1930</text:p>
          </table:table-cell>
          <table:table-cell table:style-name="ce66" office:value-type="float" office:value="649" calcext:value-type="float">
            <text:p>649</text:p>
          </table:table-cell>
          <table:table-cell table:style-name="ce89" office:value-type="percentage" office:value="0.129360175403628" calcext:value-type="percentage">
            <text:p>12.94%</text:p>
          </table:table-cell>
          <table:table-cell/>
          <table:table-cell table:style-name="ce41" office:value-type="float" office:value="1880" calcext:value-type="float">
            <text:p>1880</text:p>
          </table:table-cell>
          <table:table-cell table:style-name="ce66" office:value-type="float" office:value="2" calcext:value-type="float">
            <text:p>2</text:p>
          </table:table-cell>
          <table:table-cell table:style-name="ce89" office:value-type="percentage" office:value="0.0169491525423729" calcext:value-type="percentage">
            <text:p>1.69%</text:p>
          </table:table-cell>
          <table:table-cell table:number-columns-repeated="1010"/>
        </table:table-row>
        <table:table-row table:style-name="ro3">
          <table:table-cell table:style-name="ce41"/>
          <table:table-cell table:style-name="ce59" office:value-type="float" office:value="1930" calcext:value-type="float">
            <text:p>1930</text:p>
          </table:table-cell>
          <table:table-cell table:style-name="ce66" office:value-type="float" office:value="649" calcext:value-type="float">
            <text:p>649</text:p>
          </table:table-cell>
          <table:table-cell table:style-name="ce73" office:value-type="percentage" office:value="0.0826856924448974" calcext:value-type="percentage">
            <text:p>8.27%</text:p>
          </table:table-cell>
          <table:table-cell table:style-name="ce80" office:value-type="float" office:value="15" calcext:value-type="float">
            <text:p>15</text:p>
          </table:table-cell>
          <table:table-cell/>
          <table:table-cell table:style-name="ce41"/>
          <table:table-cell table:style-name="ce59" office:value-type="float" office:value="1940" calcext:value-type="float">
            <text:p>1940</text:p>
          </table:table-cell>
          <table:table-cell table:style-name="ce66" office:value-type="float" office:value="108" calcext:value-type="float">
            <text:p>108</text:p>
          </table:table-cell>
          <table:table-cell table:style-name="ce89" office:value-type="percentage" office:value="0.0215268088499103" calcext:value-type="percentage">
            <text:p>2.15%</text:p>
          </table:table-cell>
          <table:table-cell/>
          <table:table-cell table:style-name="ce41" office:value-type="float" office:value="1890" calcext:value-type="float">
            <text:p>1890</text:p>
          </table:table-cell>
          <table:table-cell table:style-name="ce66" office:value-type="float" office:value="8" calcext:value-type="float">
            <text:p>8</text:p>
          </table:table-cell>
          <table:table-cell table:style-name="ce89" office:value-type="percentage" office:value="0.0677966101694915" calcext:value-type="percentage">
            <text:p>6.78%</text:p>
          </table:table-cell>
          <table:table-cell table:number-columns-repeated="1010"/>
        </table:table-row>
        <table:table-row table:style-name="ro3">
          <table:table-cell table:style-name="ce41"/>
          <table:table-cell table:style-name="ce59" office:value-type="float" office:value="1940" calcext:value-type="float">
            <text:p>1940</text:p>
          </table:table-cell>
          <table:table-cell table:style-name="ce66" office:value-type="float" office:value="108" calcext:value-type="float">
            <text:p>108</text:p>
          </table:table-cell>
          <table:table-cell table:style-name="ce73" office:value-type="percentage" office:value="0.0137597146133265" calcext:value-type="percentage">
            <text:p>1.38%</text:p>
          </table:table-cell>
          <table:table-cell table:style-name="ce80" office:value-type="float" office:value="1" calcext:value-type="float">
            <text:p>1</text:p>
          </table:table-cell>
          <table:table-cell/>
          <table:table-cell table:style-name="ce53"/>
          <table:table-cell table:style-name="ce60" office:value-type="string" calcext:value-type="string">
            <text:p>s.n.</text:p>
          </table:table-cell>
          <table:table-cell table:style-name="ce67" office:value-type="float" office:value="28" calcext:value-type="float">
            <text:p>28</text:p>
          </table:table-cell>
          <table:table-cell table:style-name="ce90" office:value-type="percentage" office:value="0.00558102451664341" calcext:value-type="percentage">
            <text:p>0.56%</text:p>
          </table:table-cell>
          <table:table-cell/>
          <table:table-cell table:style-name="ce41" office:value-type="float" office:value="1900" calcext:value-type="float">
            <text:p>1900</text:p>
          </table:table-cell>
          <table:table-cell table:style-name="ce66" office:value-type="float" office:value="31" calcext:value-type="float">
            <text:p>31</text:p>
          </table:table-cell>
          <table:table-cell table:style-name="ce89" office:value-type="percentage" office:value="0.26271186440678" calcext:value-type="percentage">
            <text:p>26.27%</text:p>
          </table:table-cell>
          <table:table-cell table:number-columns-repeated="1010"/>
        </table:table-row>
        <table:table-row table:style-name="ro3">
          <table:table-cell table:style-name="ce53"/>
          <table:table-cell table:style-name="ce60" office:value-type="string" calcext:value-type="string">
            <text:p>s.n.</text:p>
          </table:table-cell>
          <table:table-cell table:style-name="ce67" office:value-type="float" office:value="87" calcext:value-type="float">
            <text:p>87</text:p>
          </table:table-cell>
          <table:table-cell table:style-name="ce74" office:value-type="percentage" office:value="0.0110842145496242" calcext:value-type="percentage">
            <text:p>1.11%</text:p>
          </table:table-cell>
          <table:table-cell table:style-name="ce81" office:value-type="float" office:value="5" calcext:value-type="float">
            <text:p>5</text:p>
          </table:table-cell>
          <table:table-cell/>
          <table:table-cell table:style-name="ce54" office:value-type="string" calcext:value-type="string">
            <text:p>romain Result</text:p>
          </table:table-cell>
          <table:table-cell table:style-name="ce61"/>
          <table:table-cell table:style-name="ce68" office:value-type="float" office:value="2474" calcext:value-type="float">
            <text:p>2474</text:p>
          </table:table-cell>
          <table:table-cell table:style-name="ce91" office:value-type="percentage" office:value="0.493123380506279" calcext:value-type="percentage">
            <text:p>49.31%</text:p>
          </table:table-cell>
          <table:table-cell/>
          <table:table-cell table:style-name="ce41" office:value-type="float" office:value="1910" calcext:value-type="float">
            <text:p>1910</text:p>
          </table:table-cell>
          <table:table-cell table:style-name="ce66" office:value-type="float" office:value="11" calcext:value-type="float">
            <text:p>11</text:p>
          </table:table-cell>
          <table:table-cell table:style-name="ce89" office:value-type="percentage" office:value="0.0932203389830509" calcext:value-type="percentage">
            <text:p>9.32%</text:p>
          </table:table-cell>
          <table:table-cell table:number-columns-repeated="1010"/>
        </table:table-row>
        <table:table-row table:style-name="ro3">
          <table:table-cell table:style-name="ce54" office:value-type="string" calcext:value-type="string">
            <text:p>Alsacien Result</text:p>
          </table:table-cell>
          <table:table-cell table:style-name="ce61"/>
          <table:table-cell table:style-name="ce68" office:value-type="float" office:value="5399" calcext:value-type="float">
            <text:p>5399</text:p>
          </table:table-cell>
          <table:table-cell table:style-name="ce75" office:value-type="percentage" office:value="0.687858325901389" calcext:value-type="percentage">
            <text:p>68.79%</text:p>
          </table:table-cell>
          <table:table-cell table:style-name="ce82" office:value-type="float" office:value="118" calcext:value-type="float">
            <text:p>118</text:p>
          </table:table-cell>
          <table:table-cell/>
          <table:table-cell table:style-name="ce85" office:value-type="string" calcext:value-type="string">
            <text:p>romain (manuscrit)</text:p>
          </table:table-cell>
          <table:table-cell table:style-name="ce86" office:value-type="float" office:value="1870" calcext:value-type="float">
            <text:p>1870</text:p>
          </table:table-cell>
          <table:table-cell table:style-name="ce87" office:value-type="float" office:value="63" calcext:value-type="float">
            <text:p>63</text:p>
          </table:table-cell>
          <table:table-cell table:style-name="ce92" office:value-type="percentage" office:value="0.0125573051624477" calcext:value-type="percentage">
            <text:p>1.26%</text:p>
          </table:table-cell>
          <table:table-cell/>
          <table:table-cell table:style-name="ce41" office:value-type="float" office:value="1920" calcext:value-type="float">
            <text:p>1920</text:p>
          </table:table-cell>
          <table:table-cell table:style-name="ce66" office:value-type="float" office:value="41" calcext:value-type="float">
            <text:p>41</text:p>
          </table:table-cell>
          <table:table-cell table:style-name="ce89" office:value-type="percentage" office:value="0.347457627118644" calcext:value-type="percentage">
            <text:p>34.75%</text:p>
          </table:table-cell>
          <table:table-cell table:number-columns-repeated="1010"/>
        </table:table-row>
        <table:table-row table:style-name="ro3">
          <table:table-cell table:style-name="ce40" office:value-type="string" calcext:value-type="string">
            <text:p>Français</text:p>
          </table:table-cell>
          <table:table-cell table:style-name="ce58" office:value-type="float" office:value="10" calcext:value-type="float">
            <text:p>10</text:p>
          </table:table-cell>
          <table:table-cell table:style-name="ce65" office:value-type="float" office:value="26" calcext:value-type="float">
            <text:p>26</text:p>
          </table:table-cell>
          <table:table-cell table:style-name="ce72" office:value-type="percentage" office:value="0.00331252388839343" calcext:value-type="percentage">
            <text:p>0.33%</text:p>
          </table:table-cell>
          <table:table-cell table:style-name="ce79" office:value-type="float" office:value="1" calcext:value-type="float">
            <text:p>1</text:p>
          </table:table-cell>
          <table:table-cell/>
          <table:table-cell table:style-name="ce54" office:value-type="string" calcext:value-type="string">
            <text:p>romain (manuscrit) Result</text:p>
          </table:table-cell>
          <table:table-cell table:style-name="ce61"/>
          <table:table-cell table:style-name="ce68" office:value-type="float" office:value="63" calcext:value-type="float">
            <text:p>63</text:p>
          </table:table-cell>
          <table:table-cell table:style-name="ce91" office:value-type="percentage" office:value="0.0125573051624477" calcext:value-type="percentage">
            <text:p>1.26%</text:p>
          </table:table-cell>
          <table:table-cell/>
          <table:table-cell table:style-name="ce41" office:value-type="float" office:value="1930" calcext:value-type="float">
            <text:p>1930</text:p>
          </table:table-cell>
          <table:table-cell table:style-name="ce66" office:value-type="float" office:value="15" calcext:value-type="float">
            <text:p>15</text:p>
          </table:table-cell>
          <table:table-cell table:style-name="ce89" office:value-type="percentage" office:value="0.127118644067797" calcext:value-type="percentage">
            <text:p>12.71%</text:p>
          </table:table-cell>
          <table:table-cell table:number-columns-repeated="1010"/>
        </table:table-row>
        <table:table-row table:style-name="ro3">
          <table:table-cell table:style-name="ce41"/>
          <table:table-cell table:style-name="ce59" office:value-type="float" office:value="1880" calcext:value-type="float">
            <text:p>1880</text:p>
          </table:table-cell>
          <table:table-cell table:style-name="ce66" office:value-type="float" office:value="256" calcext:value-type="float">
            <text:p>256</text:p>
          </table:table-cell>
          <table:table-cell table:style-name="ce73" office:value-type="percentage" office:value="0.0326156198241814" calcext:value-type="percentage">
            <text:p>3.26%</text:p>
          </table:table-cell>
          <table:table-cell table:style-name="ce80" office:value-type="float" office:value="1" calcext:value-type="float">
            <text:p>1</text:p>
          </table:table-cell>
          <table:table-cell/>
          <table:table-cell table:style-name="ce55" office:value-type="string" calcext:value-type="string">
            <text:p>Total Result</text:p>
          </table:table-cell>
          <table:table-cell table:style-name="ce62"/>
          <table:table-cell table:style-name="ce69" office:value-type="float" office:value="5017" calcext:value-type="float">
            <text:p>5017</text:p>
          </table:table-cell>
          <table:table-cell table:style-name="ce93" office:value-type="percentage" office:value="1" calcext:value-type="percentage">
            <text:p>100.00%</text:p>
          </table:table-cell>
          <table:table-cell/>
          <table:table-cell table:style-name="ce41" office:value-type="float" office:value="1940" calcext:value-type="float">
            <text:p>1940</text:p>
          </table:table-cell>
          <table:table-cell table:style-name="ce66" office:value-type="float" office:value="1" calcext:value-type="float">
            <text:p>1</text:p>
          </table:table-cell>
          <table:table-cell table:style-name="ce89" office:value-type="percentage" office:value="0.00847457627118644" calcext:value-type="percentage">
            <text:p>0.85%</text:p>
          </table:table-cell>
          <table:table-cell table:number-columns-repeated="1010"/>
        </table:table-row>
        <table:table-row table:style-name="ro3">
          <table:table-cell table:style-name="ce41"/>
          <table:table-cell table:style-name="ce59" office:value-type="float" office:value="1900" calcext:value-type="float">
            <text:p>1900</text:p>
          </table:table-cell>
          <table:table-cell table:style-name="ce66" office:value-type="float" office:value="26" calcext:value-type="float">
            <text:p>26</text:p>
          </table:table-cell>
          <table:table-cell table:style-name="ce73" office:value-type="percentage" office:value="0.00331252388839343" calcext:value-type="percentage">
            <text:p>0.33%</text:p>
          </table:table-cell>
          <table:table-cell table:style-name="ce80" office:value-type="float" office:value="1" calcext:value-type="float">
            <text:p>1</text:p>
          </table:table-cell>
          <table:table-cell table:number-columns-repeated="6"/>
          <table:table-cell table:style-name="ce41" office:value-type="string" calcext:value-type="string">
            <text:p>s.n.</text:p>
          </table:table-cell>
          <table:table-cell table:style-name="ce67" office:value-type="float" office:value="5" calcext:value-type="float">
            <text:p>5</text:p>
          </table:table-cell>
          <table:table-cell table:style-name="ce90" office:value-type="percentage" office:value="0.0423728813559322" calcext:value-type="percentage">
            <text:p>4.24%</text:p>
          </table:table-cell>
          <table:table-cell table:number-columns-repeated="1010"/>
        </table:table-row>
        <table:table-row table:style-name="ro3">
          <table:table-cell table:style-name="ce53"/>
          <table:table-cell table:style-name="ce60" office:value-type="float" office:value="1920" calcext:value-type="float">
            <text:p>1920</text:p>
          </table:table-cell>
          <table:table-cell table:style-name="ce67" office:value-type="float" office:value="40" calcext:value-type="float">
            <text:p>40</text:p>
          </table:table-cell>
          <table:table-cell table:style-name="ce74" office:value-type="percentage" office:value="0.00509619059752835" calcext:value-type="percentage">
            <text:p>0.51%</text:p>
          </table:table-cell>
          <table:table-cell table:style-name="ce81" office:value-type="float" office:value="1" calcext:value-type="float">
            <text:p>1</text:p>
          </table:table-cell>
          <table:table-cell table:number-columns-repeated="6"/>
          <table:table-cell table:style-name="ce42" office:value-type="string" calcext:value-type="string">
            <text:p>Total Result</text:p>
          </table:table-cell>
          <table:table-cell table:style-name="ce69" office:value-type="float" office:value="118" calcext:value-type="float">
            <text:p>118</text:p>
          </table:table-cell>
          <table:table-cell table:style-name="ce93" office:value-type="percentage" office:value="1" calcext:value-type="percentage">
            <text:p>100.00%</text:p>
          </table:table-cell>
          <table:table-cell table:number-columns-repeated="1010"/>
        </table:table-row>
        <table:table-row table:style-name="ro3">
          <table:table-cell table:style-name="ce54" office:value-type="string" calcext:value-type="string">
            <text:p>Français Result</text:p>
          </table:table-cell>
          <table:table-cell table:style-name="ce61"/>
          <table:table-cell table:style-name="ce68" office:value-type="float" office:value="348" calcext:value-type="float">
            <text:p>348</text:p>
          </table:table-cell>
          <table:table-cell table:style-name="ce75" office:value-type="percentage" office:value="0.0443368581984966" calcext:value-type="percentage">
            <text:p>4.43%</text:p>
          </table:table-cell>
          <table:table-cell table:style-name="ce82" office:value-type="float" office:value="4" calcext:value-type="float">
            <text:p>4</text:p>
          </table:table-cell>
          <table:table-cell table:number-columns-repeated="1019"/>
        </table:table-row>
        <table:table-row table:style-name="ro2">
          <table:table-cell table:style-name="ce55" office:value-type="string" calcext:value-type="string">
            <text:p>Total Result</text:p>
          </table:table-cell>
          <table:table-cell table:style-name="ce62"/>
          <table:table-cell table:style-name="ce69" office:value-type="float" office:value="7849" calcext:value-type="float">
            <text:p>7849</text:p>
          </table:table-cell>
          <table:table-cell table:style-name="ce76" office:value-type="percentage" office:value="1" calcext:value-type="percentage">
            <text:p>100.00%</text:p>
          </table:table-cell>
          <table:table-cell table:style-name="ce83" office:value-type="float" office:value="148" calcext:value-type="float">
            <text:p>148</text:p>
          </table:table-cell>
          <table:table-cell table:number-columns-repeated="1019"/>
        </table:table-row>
        <table:table-row table:style-name="ro2" table:number-rows-repeated="1048546">
          <table:table-cell table:number-columns-repeated="1024"/>
        </table:table-row>
        <table:table-row table:style-name="ro2">
          <table:table-cell table:number-columns-repeated="1024"/>
        </table:table-row>
      </table:table>
      <table:table table:name="mots-clés_genre" table:style-name="ta6">
        <table:table-column table:style-name="co15" table:default-cell-style-name="Default"/>
        <table:table-column table:style-name="co5" table:number-columns-repeated="5" table:default-cell-style-name="Default"/>
        <table:table-column table:style-name="co16" table:number-columns-repeated="20" table:default-cell-style-name="Default"/>
        <table:table-column table:style-name="co11" table:number-columns-repeated="998" table:default-cell-style-name="Default"/>
        <table:table-row table:style-name="ro1">
          <table:table-cell table:style-name="ce98" office:value-type="string" calcext:value-type="string">
            <text:p>mot-clé</text:p>
          </table:table-cell>
          <table:table-cell table:style-name="ce98" office:value-type="string" calcext:value-type="string">
            <text:p>genre</text:p>
          </table:table-cell>
          <table:table-cell table:style-name="ce99" table:number-columns-repeated="24"/>
          <table:table-cell table:number-columns-repeated="998"/>
        </table:table-row>
        <table:table-row table:style-name="ro1">
          <table:table-cell table:number-columns-repeated="2" table:style-name="ce94" office:value-type="string" calcext:value-type="string">
            <text:p>biblisches</text:p>
          </table:table-cell>
          <table:table-cell table:number-columns-repeated="1022"/>
        </table:table-row>
        <table:table-row table:style-name="ro1">
          <table:table-cell table:style-name="ce94" office:value-type="string" calcext:value-type="string">
            <text:p>komedie</text:p>
          </table:table-cell>
          <table:table-cell table:style-name="ce94" office:value-type="string" calcext:value-type="string">
            <text:p>comédie</text:p>
          </table:table-cell>
          <table:table-cell table:number-columns-repeated="1022"/>
        </table:table-row>
        <table:table-row table:style-name="ro1">
          <table:table-cell table:style-name="ce94" office:value-type="string" calcext:value-type="string">
            <text:p>komœdie</text:p>
          </table:table-cell>
          <table:table-cell table:style-name="ce94" office:value-type="string" calcext:value-type="string">
            <text:p>comédie</text:p>
          </table:table-cell>
          <table:table-cell table:number-columns-repeated="1022"/>
        </table:table-row>
        <table:table-row table:style-name="ro1">
          <table:table-cell table:number-columns-repeated="2" table:style-name="ce94" office:value-type="string" calcext:value-type="string">
            <text:p>comédie</text:p>
          </table:table-cell>
          <table:table-cell table:number-columns-repeated="1022"/>
        </table:table-row>
        <table:table-row table:style-name="ro1">
          <table:table-cell table:style-name="ce94" office:value-type="string" calcext:value-type="string">
            <text:p>komisch</text:p>
          </table:table-cell>
          <table:table-cell table:style-name="ce94" office:value-type="string" calcext:value-type="string">
            <text:p>comédie</text:p>
          </table:table-cell>
          <table:table-cell table:number-columns-repeated="1022"/>
        </table:table-row>
        <table:table-row table:style-name="ro1">
          <table:table-cell table:style-name="ce94" office:value-type="string" calcext:value-type="string">
            <text:p>komödie</text:p>
          </table:table-cell>
          <table:table-cell table:style-name="ce94" office:value-type="string" calcext:value-type="string">
            <text:p>comédie</text:p>
          </table:table-cell>
          <table:table-cell table:number-columns-repeated="1022"/>
        </table:table-row>
        <table:table-row table:style-name="ro1">
          <table:table-cell table:style-name="ce94" office:value-type="string" calcext:value-type="string">
            <text:p>humoristisch</text:p>
          </table:table-cell>
          <table:table-cell table:style-name="ce94" office:value-type="string" calcext:value-type="string">
            <text:p>comédie</text:p>
          </table:table-cell>
          <table:table-cell table:number-columns-repeated="1022"/>
        </table:table-row>
        <table:table-row table:style-name="ro1">
          <table:table-cell table:style-name="ce94" office:value-type="string" calcext:value-type="string">
            <text:p>komischer vortrag</text:p>
          </table:table-cell>
          <table:table-cell table:style-name="ce94" office:value-type="string" calcext:value-type="string">
            <text:p>comédie</text:p>
          </table:table-cell>
          <table:table-cell table:number-columns-repeated="1022"/>
        </table:table-row>
        <table:table-row table:style-name="ro1">
          <table:table-cell table:style-name="ce94" office:value-type="string" calcext:value-type="string">
            <text:p>komischi scène</text:p>
          </table:table-cell>
          <table:table-cell table:style-name="ce94" office:value-type="string" calcext:value-type="string">
            <text:p>comédie</text:p>
          </table:table-cell>
          <table:table-cell table:number-columns-repeated="1022"/>
        </table:table-row>
        <table:table-row table:style-name="ro1">
          <table:table-cell table:number-columns-repeated="2" table:style-name="ce94" office:value-type="string" calcext:value-type="string">
            <text:p>dramatisches sittenbild</text:p>
          </table:table-cell>
          <table:table-cell table:number-columns-repeated="1022"/>
        </table:table-row>
        <table:table-row table:style-name="ro1">
          <table:table-cell table:number-columns-repeated="2" table:style-name="ce94" office:value-type="string" calcext:value-type="string">
            <text:p>drame</text:p>
          </table:table-cell>
          <table:table-cell table:number-columns-repeated="1022"/>
        </table:table-row>
        <table:table-row table:style-name="ro1">
          <table:table-cell table:style-name="ce94" office:value-type="string" calcext:value-type="string">
            <text:p>drama</text:p>
          </table:table-cell>
          <table:table-cell table:style-name="ce94" office:value-type="string" calcext:value-type="string">
            <text:p>drame</text:p>
          </table:table-cell>
          <table:table-cell table:number-columns-repeated="1022"/>
        </table:table-row>
        <table:table-row table:style-name="ro1">
          <table:table-cell table:style-name="ce94" office:value-type="string" calcext:value-type="string">
            <text:p>bauerndrama</text:p>
          </table:table-cell>
          <table:table-cell table:style-name="ce94" office:value-type="string" calcext:value-type="string">
            <text:p>drame</text:p>
          </table:table-cell>
          <table:table-cell table:number-columns-repeated="1022"/>
        </table:table-row>
        <table:table-row table:style-name="ro1">
          <table:table-cell table:style-name="ce94" office:value-type="string" calcext:value-type="string">
            <text:p>dramolet</text:p>
          </table:table-cell>
          <table:table-cell table:style-name="ce94" office:value-type="string" calcext:value-type="string">
            <text:p>drame</text:p>
          </table:table-cell>
          <table:table-cell table:number-columns-repeated="1022"/>
        </table:table-row>
        <table:table-row table:style-name="ro1">
          <table:table-cell table:number-columns-repeated="2" table:style-name="ce94" office:value-type="string" calcext:value-type="string">
            <text:p>einakter</text:p>
          </table:table-cell>
          <table:table-cell table:number-columns-repeated="1022"/>
        </table:table-row>
        <table:table-row table:style-name="ro1">
          <table:table-cell table:number-columns-repeated="2" table:style-name="ce94" office:value-type="string" calcext:value-type="string">
            <text:p>farce</text:p>
          </table:table-cell>
          <table:table-cell table:number-columns-repeated="1022"/>
        </table:table-row>
        <table:table-row table:style-name="ro1">
          <table:table-cell table:number-columns-repeated="2" table:style-name="ce94" office:value-type="string" calcext:value-type="string">
            <text:p>festspiel</text:p>
          </table:table-cell>
          <table:table-cell table:number-columns-repeated="1022"/>
        </table:table-row>
        <table:table-row table:style-name="ro1">
          <table:table-cell table:number-columns-repeated="2" table:style-name="ce94" office:value-type="string" calcext:value-type="string">
            <text:p>geduldspiel</text:p>
          </table:table-cell>
          <table:table-cell table:number-columns-repeated="1022"/>
        </table:table-row>
        <table:table-row table:style-name="ro1">
          <table:table-cell table:number-columns-repeated="2" table:style-name="ce94" office:value-type="string" calcext:value-type="string">
            <text:p>gerichtsscene</text:p>
          </table:table-cell>
          <table:table-cell table:number-columns-repeated="1022"/>
        </table:table-row>
        <table:table-row table:style-name="ro1">
          <table:table-cell table:number-columns-repeated="2" table:style-name="ce94" office:value-type="string" calcext:value-type="string">
            <text:p>heimetspiel</text:p>
          </table:table-cell>
          <table:table-cell table:number-columns-repeated="1022"/>
        </table:table-row>
        <table:table-row table:style-name="ro1">
          <table:table-cell table:style-name="ce94" office:value-type="string" calcext:value-type="string">
            <text:p>gruesligi</text:p>
          </table:table-cell>
          <table:table-cell table:style-name="ce94" office:value-type="string" calcext:value-type="string">
            <text:p>horreur</text:p>
          </table:table-cell>
          <table:table-cell table:number-columns-repeated="1022"/>
        </table:table-row>
        <table:table-row table:style-name="ro1">
          <table:table-cell table:number-columns-repeated="2" table:style-name="ce94" office:value-type="string" calcext:value-type="string">
            <text:p>laewesbild</text:p>
          </table:table-cell>
          <table:table-cell table:number-columns-repeated="1022"/>
        </table:table-row>
        <table:table-row table:style-name="ro1">
          <table:table-cell table:number-columns-repeated="2" table:style-name="ce94" office:value-type="string" calcext:value-type="string">
            <text:p>lebensbild</text:p>
          </table:table-cell>
          <table:table-cell table:number-columns-repeated="1022"/>
        </table:table-row>
        <table:table-row table:style-name="ro1">
          <table:table-cell table:number-columns-repeated="2" table:style-name="ce94" office:value-type="string" calcext:value-type="string">
            <text:p>liewes-scene</text:p>
          </table:table-cell>
          <table:table-cell table:number-columns-repeated="1022"/>
        </table:table-row>
        <table:table-row table:style-name="ro1">
          <table:table-cell table:number-columns-repeated="2" table:style-name="ce94" office:value-type="string" calcext:value-type="string">
            <text:p>liewes-scene</text:p>
          </table:table-cell>
          <table:table-cell table:number-columns-repeated="1022"/>
        </table:table-row>
        <table:table-row table:style-name="ro1">
          <table:table-cell table:number-columns-repeated="2" table:style-name="ce94" office:value-type="string" calcext:value-type="string">
            <text:p>lustspiel</text:p>
          </table:table-cell>
          <table:table-cell table:number-columns-repeated="1022"/>
        </table:table-row>
        <table:table-row table:style-name="ro1">
          <table:table-cell table:style-name="ce94" office:value-type="string" calcext:value-type="string">
            <text:p>luschtspiel</text:p>
          </table:table-cell>
          <table:table-cell table:style-name="ce94" office:value-type="string" calcext:value-type="string">
            <text:p>lustspiel</text:p>
          </table:table-cell>
          <table:table-cell table:number-columns-repeated="1022"/>
        </table:table-row>
        <table:table-row table:style-name="ro1">
          <table:table-cell table:style-name="ce94" office:value-type="string" calcext:value-type="string">
            <text:p>luschtspeel</text:p>
          </table:table-cell>
          <table:table-cell table:style-name="ce94" office:value-type="string" calcext:value-type="string">
            <text:p>lustspiel</text:p>
          </table:table-cell>
          <table:table-cell table:number-columns-repeated="1022"/>
        </table:table-row>
        <table:table-row table:style-name="ro1">
          <table:table-cell table:style-name="ce94" office:value-type="string" calcext:value-type="string">
            <text:p>lustspiele</text:p>
          </table:table-cell>
          <table:table-cell table:style-name="ce94" office:value-type="string" calcext:value-type="string">
            <text:p>lustspiel</text:p>
          </table:table-cell>
          <table:table-cell table:number-columns-repeated="1022"/>
        </table:table-row>
        <table:table-row table:style-name="ro1">
          <table:table-cell table:style-name="ce94" office:value-type="string" calcext:value-type="string">
            <text:p>lustspiin el</text:p>
          </table:table-cell>
          <table:table-cell table:style-name="ce94" office:value-type="string" calcext:value-type="string">
            <text:p>lustspiel</text:p>
          </table:table-cell>
          <table:table-cell table:number-columns-repeated="1022"/>
        </table:table-row>
        <table:table-row table:style-name="ro1">
          <table:table-cell table:number-columns-repeated="2" table:style-name="ce94" office:value-type="string" calcext:value-type="string">
            <text:p>märel</text:p>
          </table:table-cell>
          <table:table-cell table:number-columns-repeated="1022"/>
        </table:table-row>
        <table:table-row table:style-name="ro1">
          <table:table-cell table:style-name="ce94" office:value-type="string" calcext:value-type="string">
            <text:p>maerel</text:p>
          </table:table-cell>
          <table:table-cell table:style-name="ce94" office:value-type="string" calcext:value-type="string">
            <text:p>märel</text:p>
          </table:table-cell>
          <table:table-cell table:number-columns-repeated="1022"/>
        </table:table-row>
        <table:table-row table:style-name="ro1">
          <table:table-cell table:style-name="ce94" office:value-type="string" calcext:value-type="string">
            <text:p>kindermaerel</text:p>
          </table:table-cell>
          <table:table-cell table:style-name="ce94" office:value-type="string" calcext:value-type="string">
            <text:p>märel</text:p>
          </table:table-cell>
          <table:table-cell table:number-columns-repeated="1022"/>
        </table:table-row>
        <table:table-row table:style-name="ro1">
          <table:table-cell table:style-name="ce94" office:value-type="string" calcext:value-type="string">
            <text:p>zaubermärel</text:p>
          </table:table-cell>
          <table:table-cell table:style-name="ce94" office:value-type="string" calcext:value-type="string">
            <text:p>märel</text:p>
          </table:table-cell>
          <table:table-cell table:number-columns-repeated="1022"/>
        </table:table-row>
        <table:table-row table:style-name="ro1">
          <table:table-cell table:style-name="ce94" office:value-type="string" calcext:value-type="string">
            <text:p>märchenspiel</text:p>
          </table:table-cell>
          <table:table-cell table:style-name="ce94" office:value-type="string" calcext:value-type="string">
            <text:p>märel</text:p>
          </table:table-cell>
          <table:table-cell table:number-columns-repeated="1022"/>
        </table:table-row>
        <table:table-row table:style-name="ro1">
          <table:table-cell table:style-name="ce94" office:value-type="string" calcext:value-type="string">
            <text:p>maerchenspiel</text:p>
          </table:table-cell>
          <table:table-cell table:style-name="ce94" office:value-type="string" calcext:value-type="string">
            <text:p>märel</text:p>
          </table:table-cell>
          <table:table-cell table:number-columns-repeated="1022"/>
        </table:table-row>
        <table:table-row table:style-name="ro1">
          <table:table-cell table:style-name="ce94" office:value-type="string" calcext:value-type="string">
            <text:p>wihnachtsstueckel</text:p>
          </table:table-cell>
          <table:table-cell table:style-name="ce94" office:value-type="string" calcext:value-type="string">
            <text:p>noël</text:p>
          </table:table-cell>
          <table:table-cell table:number-columns-repeated="1022"/>
        </table:table-row>
        <table:table-row table:style-name="ro1">
          <table:table-cell table:style-name="ce94" office:value-type="string" calcext:value-type="string">
            <text:p>wihnachtsstüeck</text:p>
          </table:table-cell>
          <table:table-cell table:style-name="ce94" office:value-type="string" calcext:value-type="string">
            <text:p>noël</text:p>
          </table:table-cell>
          <table:table-cell table:number-columns-repeated="1022"/>
        </table:table-row>
        <table:table-row table:style-name="ro1">
          <table:table-cell table:style-name="ce94" office:value-type="string" calcext:value-type="string">
            <text:p>weihnachtsstueck</text:p>
          </table:table-cell>
          <table:table-cell table:style-name="ce94" office:value-type="string" calcext:value-type="string">
            <text:p>noël</text:p>
          </table:table-cell>
          <table:table-cell table:number-columns-repeated="1022"/>
        </table:table-row>
        <table:table-row table:style-name="ro1">
          <table:table-cell table:style-name="ce94" office:value-type="string" calcext:value-type="string">
            <text:p>noel</text:p>
          </table:table-cell>
          <table:table-cell table:style-name="ce94" office:value-type="string" calcext:value-type="string">
            <text:p>noël</text:p>
          </table:table-cell>
          <table:table-cell table:number-columns-repeated="1022"/>
        </table:table-row>
        <table:table-row table:style-name="ro1">
          <table:table-cell table:number-columns-repeated="2" table:style-name="ce94" office:value-type="string" calcext:value-type="string">
            <text:p>schnirichel</text:p>
          </table:table-cell>
          <table:table-cell table:number-columns-repeated="1022"/>
        </table:table-row>
        <table:table-row table:style-name="ro1">
          <table:table-cell table:number-columns-repeated="2" table:style-name="ce94" office:value-type="string" calcext:value-type="string">
            <text:p>schwank</text:p>
          </table:table-cell>
          <table:table-cell table:number-columns-repeated="1022"/>
        </table:table-row>
        <table:table-row table:style-name="ro1">
          <table:table-cell table:style-name="ce94" office:value-type="string" calcext:value-type="string">
            <text:p>schwaenkele</text:p>
          </table:table-cell>
          <table:table-cell table:style-name="ce94" office:value-type="string" calcext:value-type="string">
            <text:p>schwank</text:p>
          </table:table-cell>
          <table:table-cell table:number-columns-repeated="1022"/>
        </table:table-row>
        <table:table-row table:style-name="ro1">
          <table:table-cell table:number-columns-repeated="2" table:style-name="ce94" office:value-type="string" calcext:value-type="string">
            <text:p>soloscene</text:p>
          </table:table-cell>
          <table:table-cell table:number-columns-repeated="1022"/>
        </table:table-row>
        <table:table-row table:style-name="ro1">
          <table:table-cell table:style-name="ce94" office:value-type="string" calcext:value-type="string">
            <text:p>bauerntragœdie</text:p>
          </table:table-cell>
          <table:table-cell table:style-name="ce94" office:value-type="string" calcext:value-type="string">
            <text:p>tragédie</text:p>
          </table:table-cell>
          <table:table-cell table:number-columns-repeated="1022"/>
        </table:table-row>
        <table:table-row table:style-name="ro1">
          <table:table-cell table:number-columns-repeated="2" table:style-name="ce94" office:value-type="string" calcext:value-type="string">
            <text:p>unsinn</text:p>
          </table:table-cell>
          <table:table-cell table:number-columns-repeated="1022"/>
        </table:table-row>
        <table:table-row table:style-name="ro1">
          <table:table-cell table:style-name="ce94" office:value-type="string" calcext:value-type="string">
            <text:p>volkstueck</text:p>
          </table:table-cell>
          <table:table-cell table:style-name="ce94" office:value-type="string" calcext:value-type="string">
            <text:p>volksstück</text:p>
          </table:table-cell>
          <table:table-cell table:number-columns-repeated="1022"/>
        </table:table-row>
        <table:table-row table:style-name="ro1">
          <table:table-cell table:number-columns-repeated="2" table:style-name="ce94" office:value-type="string" calcext:value-type="string">
            <text:p>volksstück</text:p>
          </table:table-cell>
          <table:table-cell table:number-columns-repeated="1022"/>
        </table:table-row>
        <table:table-row table:style-name="ro1">
          <table:table-cell table:style-name="ce94" office:value-type="string" calcext:value-type="string">
            <text:p>volksstüeck</text:p>
          </table:table-cell>
          <table:table-cell table:style-name="ce94" office:value-type="string" calcext:value-type="string">
            <text:p>volksstück</text:p>
          </table:table-cell>
          <table:table-cell table:number-columns-repeated="1022"/>
        </table:table-row>
        <table:table-row table:style-name="ro1">
          <table:table-cell table:style-name="ce94" office:value-type="string" calcext:value-type="string">
            <text:p>volksschauspiel</text:p>
          </table:table-cell>
          <table:table-cell table:style-name="ce94" office:value-type="string" calcext:value-type="string">
            <text:p>volksstück</text:p>
          </table:table-cell>
          <table:table-cell table:number-columns-repeated="1022"/>
        </table:table-row>
        <table:table-row table:style-name="ro1">
          <table:table-cell table:style-name="ce94" office:value-type="string" calcext:value-type="string">
            <text:p>volkschauspiel</text:p>
          </table:table-cell>
          <table:table-cell table:style-name="ce94" office:value-type="string" calcext:value-type="string">
            <text:p>volksstück</text:p>
          </table:table-cell>
          <table:table-cell table:number-columns-repeated="1022"/>
        </table:table-row>
        <table:table-row table:style-name="ro1">
          <table:table-cell table:style-name="ce94" office:value-type="string" calcext:value-type="string">
            <text:p>volksstueck</text:p>
          </table:table-cell>
          <table:table-cell table:style-name="ce94" office:value-type="string" calcext:value-type="string">
            <text:p>volksstück</text:p>
          </table:table-cell>
          <table:table-cell table:number-columns-repeated="1022"/>
        </table:table-row>
        <table:table-row table:style-name="ro1" table:number-rows-repeated="948">
          <table:table-cell table:number-columns-repeated="1024"/>
        </table:table-row>
        <table:table-row table:style-name="ro2" table:number-rows-repeated="1047574">
          <table:table-cell table:number-columns-repeated="1024"/>
        </table:table-row>
        <table:table-row table:style-name="ro2">
          <table:table-cell table:number-columns-repeated="1024"/>
        </table:table-row>
        <table:named-expressions>
          <table:named-range table:name="Z_5C8945BB_8B82_4860_95C3_F9DB8B695162_.wvu.FilterData" table:base-cell-address="$pièces.$A$1" table:cell-range-address="$'mots-clés_genre'.$A$2:.$A$53"/>
        </table:named-expressions>
      </table:table>
      <table:named-expressions/>
      <table:database-ranges>
        <table:database-range table:name="__Anonymous_Sheet_DB__0" table:target-range-address="pièces.A1:pièces.X1000" table:display-filter-buttons="true"/>
      </table:database-ranges>
      <table:data-pilot-tables>
        <table:data-pilot-table table:name="distrib_genres" table:application-data="" table:target-range-address="distrib_genres.A1:distrib_genres.B26" table:buttons="distrib_genres.A1 distrib_genres.A2 distrib_genres.A4" table:show-filter-button="false">
          <table:source-cell-range table:cell-range-address="pièces.I1:pièces.L149"/>
          <table:data-pilot-field table:source-field-name="NbrPages" table:orientation="hidden" table:used-hierarchy="-1" table:function="auto">
            <table:data-pilot-level table:show-empty="false" calcext:repeat-item-labels="false">
              <table:data-pilot-subtotals>
                <table:data-pilot-subtotal table:function="auto"/>
              </table:data-pilot-subtotals>
              <table:data-pilot-members>
                <table:data-pilot-member table:name="36" table:display="true" table:show-details="true"/>
                <table:data-pilot-member table:name="16" table:display="true" table:show-details="true"/>
                <table:data-pilot-member table:name="48" table:display="true" table:show-details="true"/>
                <table:data-pilot-member table:name="62" table:display="true" table:show-details="true"/>
                <table:data-pilot-member table:name="31" table:display="true" table:show-details="true"/>
                <table:data-pilot-member table:name="141" table:display="true" table:show-details="true"/>
                <table:data-pilot-member table:name="44" table:display="true" table:show-details="true"/>
                <table:data-pilot-member table:name="23" table:display="true" table:show-details="true"/>
                <table:data-pilot-member table:name="3" table:display="true" table:show-details="true"/>
                <table:data-pilot-member table:name="51" table:display="true" table:show-details="true"/>
                <table:data-pilot-member table:name="256" table:display="true" table:show-details="true"/>
                <table:data-pilot-member table:name="94" table:display="true" table:show-details="true"/>
                <table:data-pilot-member table:name="70" table:display="true" table:show-details="true"/>
                <table:data-pilot-member table:name="67" table:display="true" table:show-details="true"/>
                <table:data-pilot-member table:name="47" table:display="true" table:show-details="true"/>
                <table:data-pilot-member table:name="29" table:display="true" table:show-details="true"/>
                <table:data-pilot-member table:name="68" table:display="true" table:show-details="true"/>
                <table:data-pilot-member table:name="26" table:display="true" table:show-details="true"/>
                <table:data-pilot-member table:name="30" table:display="true" table:show-details="true"/>
                <table:data-pilot-member table:name="35" table:display="true" table:show-details="true"/>
                <table:data-pilot-member table:name="55" table:display="true" table:show-details="true"/>
                <table:data-pilot-member table:name="28" table:display="true" table:show-details="true"/>
                <table:data-pilot-member table:name="39" table:display="true" table:show-details="true"/>
                <table:data-pilot-member table:name="52" table:display="true" table:show-details="true"/>
                <table:data-pilot-member table:name="11" table:display="true" table:show-details="true"/>
                <table:data-pilot-member table:name="32" table:display="true" table:show-details="true"/>
                <table:data-pilot-member table:name="59" table:display="true" table:show-details="true"/>
                <table:data-pilot-member table:name="66" table:display="true" table:show-details="true"/>
                <table:data-pilot-member table:name="108" table:display="true" table:show-details="true"/>
                <table:data-pilot-member table:name="15" table:display="true" table:show-details="true"/>
                <table:data-pilot-member table:name="20" table:display="true" table:show-details="true"/>
                <table:data-pilot-member table:name="38" table:display="true" table:show-details="true"/>
                <table:data-pilot-member table:name="24" table:display="true" table:show-details="true"/>
                <table:data-pilot-member table:name="8" table:display="true" table:show-details="true"/>
                <table:data-pilot-member table:name="88" table:display="true" table:show-details="true"/>
                <table:data-pilot-member table:name="169" table:display="true" table:show-details="true"/>
                <table:data-pilot-member table:name="90" table:display="true" table:show-details="true"/>
                <table:data-pilot-member table:name="652" table:display="true" table:show-details="true"/>
                <table:data-pilot-member table:name="64" table:display="true" table:show-details="true"/>
                <table:data-pilot-member table:name="45" table:display="true" table:show-details="true"/>
                <table:data-pilot-member table:name="27" table:display="true" table:show-details="true"/>
                <table:data-pilot-member table:name="69" table:display="true" table:show-details="true"/>
                <table:data-pilot-member table:name="4" table:display="true" table:show-details="true"/>
                <table:data-pilot-member table:name="42" table:display="true" table:show-details="true"/>
                <table:data-pilot-member table:name="126" table:display="true" table:show-details="true"/>
                <table:data-pilot-member table:name="14" table:display="true" table:show-details="true"/>
                <table:data-pilot-member table:name="132" table:display="true" table:show-details="true"/>
                <table:data-pilot-member table:name="98" table:display="true" table:show-details="true"/>
                <table:data-pilot-member table:name="46" table:display="true" table:show-details="true"/>
                <table:data-pilot-member table:name="6" table:display="true" table:show-details="true"/>
                <table:data-pilot-member table:name="58" table:display="true" table:show-details="true"/>
                <table:data-pilot-member table:name="140" table:display="true" table:show-details="true"/>
                <table:data-pilot-member table:name="86" table:display="true" table:show-details="true"/>
                <table:data-pilot-member table:name="43" table:display="true" table:show-details="true"/>
                <table:data-pilot-member table:name="144" table:display="true" table:show-details="true"/>
                <table:data-pilot-member table:name="80" table:display="true" table:show-details="true"/>
                <table:data-pilot-member table:name="112" table:display="true" table:show-details="true"/>
                <table:data-pilot-member table:name="40" table:display="true" table:show-details="true"/>
                <table:data-pilot-member table:name="84" table:display="true" table:show-details="true"/>
                <table:data-pilot-member table:name="79" table:display="true" table:show-details="true"/>
                <table:data-pilot-member table:name="25" table:display="true" table:show-details="true"/>
                <table:data-pilot-member table:name="156" table:display="true" table:show-details="true"/>
                <table:data-pilot-member table:name="56" table:display="true" table:show-details="true"/>
                <table:data-pilot-member table:name="50" table:display="true" table:show-details="true"/>
                <table:data-pilot-member table:name="83" table:display="true" table:show-details="true"/>
                <table:data-pilot-member table:name="22" table:display="true" table:show-details="true"/>
                <table:data-pilot-member table:name="19" table:display="true" table:show-details="true"/>
                <table:data-pilot-member table:name="61" table:display="true" table:show-details="true"/>
                <table:data-pilot-member table:name="96" table:display="true" table:show-details="true"/>
                <table:data-pilot-member table:name="138" table:display="true" table:show-details="true"/>
                <table:data-pilot-member table:name="72"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Genre" table:orientation="row" table:used-hierarchy="-1" table:function="auto">
            <table:data-pilot-level table:show-empty="false" calcext:repeat-item-labels="false">
              <table:data-pilot-subtotals>
                <table:data-pilot-subtotal table:function="auto"/>
              </table:data-pilot-subtotals>
              <table:data-pilot-members>
                <table:data-pilot-member table:name="biblisches" table:display="true" table:show-details="true"/>
                <table:data-pilot-member table:name="comédie" table:display="true" table:show-details="true"/>
                <table:data-pilot-member table:name="dramatisches sittenbild" table:display="true" table:show-details="true"/>
                <table:data-pilot-member table:name="drame" table:display="true" table:show-details="true"/>
                <table:data-pilot-member table:name="einakter" table:display="true" table:show-details="true"/>
                <table:data-pilot-member table:name="farce" table:display="true" table:show-details="true"/>
                <table:data-pilot-member table:name="festspiel" table:display="true" table:show-details="true"/>
                <table:data-pilot-member table:name="geduldspiel" table:display="true" table:show-details="true"/>
                <table:data-pilot-member table:name="gerichtsscene" table:display="true" table:show-details="true"/>
                <table:data-pilot-member table:name="heimetspiel" table:display="true" table:show-details="true"/>
                <table:data-pilot-member table:name="horreur" table:display="true" table:show-details="true"/>
                <table:data-pilot-member table:name="laewesbild" table:display="true" table:show-details="true"/>
                <table:data-pilot-member table:name="lebensbild" table:display="true" table:show-details="true"/>
                <table:data-pilot-member table:name="liewes-scene" table:display="true" table:show-details="true"/>
                <table:data-pilot-member table:name="lustspiel" table:display="true" table:show-details="true"/>
                <table:data-pilot-member table:name="märel" table:display="true" table:show-details="true"/>
                <table:data-pilot-member table:name="noël" table:display="true" table:show-details="true"/>
                <table:data-pilot-member table:name="s.n." table:display="true" table:show-details="true"/>
                <table:data-pilot-member table:name="schnirichel" table:display="true" table:show-details="true"/>
                <table:data-pilot-member table:name="schwank" table:display="true" table:show-details="true"/>
                <table:data-pilot-member table:name="soloscene" table:display="true" table:show-details="true"/>
                <table:data-pilot-member table:name="tragédie" table:display="true" table:show-details="true"/>
                <table:data-pilot-member table:name="unsinn" table:display="true" table:show-details="true"/>
                <table:data-pilot-member table:name="volksstück"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Exclu" table:orientation="page" table:used-hierarchy="-1" table:function="auto" loext:ignore-selected-page="true" table:selected-page="0">
            <table:data-pilot-level table:show-empty="false" calcext:repeat-item-labels="false">
              <table:data-pilot-subtotals>
                <table:data-pilot-subtotal table:function="auto"/>
              </table:data-pilot-subtotals>
              <table:data-pilot-members>
                <table:data-pilot-member table:name="0" table:display="true" table:show-details="true"/>
                <table:data-pilot-member table:name="1" table:display="false" table:show-details="true"/>
              </table:data-pilot-members>
              <table:data-pilot-sort-info table:order="descending" table:sort-mode="manual"/>
              <table:data-pilot-layout-info table:add-empty-lines="false" table:layout-mode="tabular-layout"/>
            </table:data-pilot-level>
          </table:data-pilot-field>
          <table:data-pilot-field table:source-field-name="Langue" table:orientation="page" table:used-hierarchy="-1" table:function="auto" loext:ignore-selected-page="true" table:selected-page="Alsacien">
            <table:data-pilot-level table:show-empty="false" calcext:repeat-item-labels="false">
              <table:data-pilot-subtotals>
                <table:data-pilot-subtotal table:function="auto"/>
              </table:data-pilot-subtotals>
              <table:data-pilot-members>
                <table:data-pilot-member table:name="Alsacien" table:display="true" table:show-details="true"/>
                <table:data-pilot-member table:name="Français" table:display="false" table:show-details="true"/>
                <table:data-pilot-member table:name="Allemand" table:display="false" table:show-details="true"/>
              </table:data-pilot-members>
              <table:data-pilot-sort-info table:order="descending" table:sort-mode="manual"/>
              <table:data-pilot-layout-info table:add-empty-lines="false" table:layout-mode="tabular-layout"/>
            </table:data-pilot-level>
          </table:data-pilot-field>
          <table:data-pilot-field table:source-field-name="Genre" table:orientation="data" table:used-hierarchy="-1" table:function="count">
            <table:data-pilot-level table:show-empty="false" calcext:repeat-item-labels="false">
              <table:data-pilot-subtotals>
                <table:data-pilot-subtotal table:function="auto"/>
              </table:data-pilot-subtotals>
              <table:data-pilot-members>
                <table:data-pilot-member table:name="biblisches" table:display="true" table:show-details="true"/>
                <table:data-pilot-member table:name="comédie" table:display="true" table:show-details="true"/>
                <table:data-pilot-member table:name="dramatisches sittenbild" table:display="true" table:show-details="true"/>
                <table:data-pilot-member table:name="drame" table:display="true" table:show-details="true"/>
                <table:data-pilot-member table:name="einakter" table:display="true" table:show-details="true"/>
                <table:data-pilot-member table:name="farce" table:display="true" table:show-details="true"/>
                <table:data-pilot-member table:name="festspiel" table:display="true" table:show-details="true"/>
                <table:data-pilot-member table:name="geduldspiel" table:display="true" table:show-details="true"/>
                <table:data-pilot-member table:name="gerichtsscene" table:display="true" table:show-details="true"/>
                <table:data-pilot-member table:name="heimetspiel" table:display="true" table:show-details="true"/>
                <table:data-pilot-member table:name="horreur" table:display="true" table:show-details="true"/>
                <table:data-pilot-member table:name="laewesbild" table:display="true" table:show-details="true"/>
                <table:data-pilot-member table:name="lebensbild" table:display="true" table:show-details="true"/>
                <table:data-pilot-member table:name="liewes-scene" table:display="true" table:show-details="true"/>
                <table:data-pilot-member table:name="lustspiel" table:display="true" table:show-details="true"/>
                <table:data-pilot-member table:name="märel" table:display="true" table:show-details="true"/>
                <table:data-pilot-member table:name="noël" table:display="true" table:show-details="true"/>
                <table:data-pilot-member table:name="s.n." table:display="true" table:show-details="true"/>
                <table:data-pilot-member table:name="schnirichel" table:display="true" table:show-details="true"/>
                <table:data-pilot-member table:name="schwank" table:display="true" table:show-details="true"/>
                <table:data-pilot-member table:name="soloscene" table:display="true" table:show-details="true"/>
                <table:data-pilot-member table:name="tragédie" table:display="true" table:show-details="true"/>
                <table:data-pilot-member table:name="unsinn" table:display="true" table:show-details="true"/>
                <table:data-pilot-member table:name="volksstück" table:display="true" table:show-details="true"/>
              </table:data-pilot-members>
              <table:data-pilot-sort-info table:order="ascending" table:sort-mode="name"/>
              <table:data-pilot-layout-info table:add-empty-lines="false" table:layout-mode="tabular-layout"/>
            </table:data-pilot-level>
          </table:data-pilot-field>
        </table:data-pilot-table>
        <table:data-pilot-table table:name="distrib_pages_par_genre" table:application-data="" table:target-range-address="distrib_pages_par_genre.A1:distrib_pages_par_genre.B26" table:buttons="distrib_pages_par_genre.A1 distrib_pages_par_genre.A2 distrib_pages_par_genre.A4" table:show-filter-button="false">
          <table:source-cell-range table:cell-range-address="pièces.I1:pièces.L149"/>
          <table:data-pilot-field table:source-field-name="Genre" table:orientation="row" table:used-hierarchy="-1" table:function="auto">
            <table:data-pilot-level table:show-empty="false" calcext:repeat-item-labels="false">
              <table:data-pilot-subtotals>
                <table:data-pilot-subtotal table:function="auto"/>
              </table:data-pilot-subtotals>
              <table:data-pilot-members>
                <table:data-pilot-member table:name="biblisches" table:display="true" table:show-details="true"/>
                <table:data-pilot-member table:name="comédie" table:display="true" table:show-details="true"/>
                <table:data-pilot-member table:name="dramatisches sittenbild" table:display="true" table:show-details="true"/>
                <table:data-pilot-member table:name="drame" table:display="true" table:show-details="true"/>
                <table:data-pilot-member table:name="einakter" table:display="true" table:show-details="true"/>
                <table:data-pilot-member table:name="farce" table:display="true" table:show-details="true"/>
                <table:data-pilot-member table:name="festspiel" table:display="true" table:show-details="true"/>
                <table:data-pilot-member table:name="geduldspiel" table:display="true" table:show-details="true"/>
                <table:data-pilot-member table:name="gerichtsscene" table:display="true" table:show-details="true"/>
                <table:data-pilot-member table:name="heimetspiel" table:display="true" table:show-details="true"/>
                <table:data-pilot-member table:name="horreur" table:display="true" table:show-details="true"/>
                <table:data-pilot-member table:name="laewesbild" table:display="true" table:show-details="true"/>
                <table:data-pilot-member table:name="lebensbild" table:display="true" table:show-details="true"/>
                <table:data-pilot-member table:name="liewes-scene" table:display="true" table:show-details="true"/>
                <table:data-pilot-member table:name="lustspiel" table:display="true" table:show-details="true"/>
                <table:data-pilot-member table:name="märel" table:display="true" table:show-details="true"/>
                <table:data-pilot-member table:name="noël" table:display="true" table:show-details="true"/>
                <table:data-pilot-member table:name="s.n." table:display="true" table:show-details="true"/>
                <table:data-pilot-member table:name="schnirichel" table:display="true" table:show-details="true"/>
                <table:data-pilot-member table:name="schwank" table:display="true" table:show-details="true"/>
                <table:data-pilot-member table:name="soloscene" table:display="true" table:show-details="true"/>
                <table:data-pilot-member table:name="tragédie" table:display="true" table:show-details="true"/>
                <table:data-pilot-member table:name="unsinn" table:display="true" table:show-details="true"/>
                <table:data-pilot-member table:name="volksstück"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Exclu" table:orientation="page" table:used-hierarchy="-1" table:function="auto" loext:ignore-selected-page="true" table:selected-page="0">
            <table:data-pilot-level table:show-empty="false" calcext:repeat-item-labels="false">
              <table:data-pilot-subtotals>
                <table:data-pilot-subtotal table:function="auto"/>
              </table:data-pilot-subtotals>
              <table:data-pilot-members>
                <table:data-pilot-member table:name="0" table:display="true" table:show-details="true"/>
                <table:data-pilot-member table:name="1" table:display="false" table:show-details="true"/>
              </table:data-pilot-members>
              <table:data-pilot-sort-info table:order="descending" table:sort-mode="manual"/>
              <table:data-pilot-layout-info table:add-empty-lines="false" table:layout-mode="tabular-layout"/>
            </table:data-pilot-level>
          </table:data-pilot-field>
          <table:data-pilot-field table:source-field-name="Langue" table:orientation="page" table:used-hierarchy="-1" table:function="auto" loext:ignore-selected-page="true" table:selected-page="Alsacien">
            <table:data-pilot-level table:show-empty="false" calcext:repeat-item-labels="false">
              <table:data-pilot-subtotals>
                <table:data-pilot-subtotal table:function="auto"/>
              </table:data-pilot-subtotals>
              <table:data-pilot-members>
                <table:data-pilot-member table:name="Alsacien" table:display="true" table:show-details="true"/>
                <table:data-pilot-member table:name="Français" table:display="false" table:show-details="true"/>
                <table:data-pilot-member table:name="Allemand" table:display="false" table:show-details="true"/>
              </table:data-pilot-members>
              <table:data-pilot-sort-info table:order="descending" table:sort-mode="manual"/>
              <table:data-pilot-layout-info table:add-empty-lines="false" table:layout-mode="tabular-layout"/>
            </table:data-pilot-level>
          </table:data-pilot-field>
          <table:data-pilot-field table:source-field-name="NbrPages" table:orientation="data" table:used-hierarchy="-1" table:function="sum">
            <table:data-pilot-level table:show-empty="false" calcext:repeat-item-labels="false">
              <table:data-pilot-subtotals>
                <table:data-pilot-subtotal table:function="auto"/>
              </table:data-pilot-subtotals>
              <table:data-pilot-members>
                <table:data-pilot-member table:name="36" table:display="true" table:show-details="true"/>
                <table:data-pilot-member table:name="16" table:display="true" table:show-details="true"/>
                <table:data-pilot-member table:name="48" table:display="true" table:show-details="true"/>
                <table:data-pilot-member table:name="62" table:display="true" table:show-details="true"/>
                <table:data-pilot-member table:name="31" table:display="true" table:show-details="true"/>
                <table:data-pilot-member table:name="141" table:display="true" table:show-details="true"/>
                <table:data-pilot-member table:name="44" table:display="true" table:show-details="true"/>
                <table:data-pilot-member table:name="23" table:display="true" table:show-details="true"/>
                <table:data-pilot-member table:name="3" table:display="true" table:show-details="true"/>
                <table:data-pilot-member table:name="51" table:display="true" table:show-details="true"/>
                <table:data-pilot-member table:name="256" table:display="true" table:show-details="true"/>
                <table:data-pilot-member table:name="94" table:display="true" table:show-details="true"/>
                <table:data-pilot-member table:name="70" table:display="true" table:show-details="true"/>
                <table:data-pilot-member table:name="67" table:display="true" table:show-details="true"/>
                <table:data-pilot-member table:name="47" table:display="true" table:show-details="true"/>
                <table:data-pilot-member table:name="29" table:display="true" table:show-details="true"/>
                <table:data-pilot-member table:name="68" table:display="true" table:show-details="true"/>
                <table:data-pilot-member table:name="26" table:display="true" table:show-details="true"/>
                <table:data-pilot-member table:name="30" table:display="true" table:show-details="true"/>
                <table:data-pilot-member table:name="35" table:display="true" table:show-details="true"/>
                <table:data-pilot-member table:name="55" table:display="true" table:show-details="true"/>
                <table:data-pilot-member table:name="28" table:display="true" table:show-details="true"/>
                <table:data-pilot-member table:name="39" table:display="true" table:show-details="true"/>
                <table:data-pilot-member table:name="52" table:display="true" table:show-details="true"/>
                <table:data-pilot-member table:name="11" table:display="true" table:show-details="true"/>
                <table:data-pilot-member table:name="32" table:display="true" table:show-details="true"/>
                <table:data-pilot-member table:name="59" table:display="true" table:show-details="true"/>
                <table:data-pilot-member table:name="66" table:display="true" table:show-details="true"/>
                <table:data-pilot-member table:name="108" table:display="true" table:show-details="true"/>
                <table:data-pilot-member table:name="15" table:display="true" table:show-details="true"/>
                <table:data-pilot-member table:name="20" table:display="true" table:show-details="true"/>
                <table:data-pilot-member table:name="38" table:display="true" table:show-details="true"/>
                <table:data-pilot-member table:name="24" table:display="true" table:show-details="true"/>
                <table:data-pilot-member table:name="8" table:display="true" table:show-details="true"/>
                <table:data-pilot-member table:name="88" table:display="true" table:show-details="true"/>
                <table:data-pilot-member table:name="169" table:display="true" table:show-details="true"/>
                <table:data-pilot-member table:name="90" table:display="true" table:show-details="true"/>
                <table:data-pilot-member table:name="652" table:display="true" table:show-details="true"/>
                <table:data-pilot-member table:name="64" table:display="true" table:show-details="true"/>
                <table:data-pilot-member table:name="45" table:display="true" table:show-details="true"/>
                <table:data-pilot-member table:name="27" table:display="true" table:show-details="true"/>
                <table:data-pilot-member table:name="69" table:display="true" table:show-details="true"/>
                <table:data-pilot-member table:name="4" table:display="true" table:show-details="true"/>
                <table:data-pilot-member table:name="42" table:display="true" table:show-details="true"/>
                <table:data-pilot-member table:name="126" table:display="true" table:show-details="true"/>
                <table:data-pilot-member table:name="14" table:display="true" table:show-details="true"/>
                <table:data-pilot-member table:name="132" table:display="true" table:show-details="true"/>
                <table:data-pilot-member table:name="98" table:display="true" table:show-details="true"/>
                <table:data-pilot-member table:name="46" table:display="true" table:show-details="true"/>
                <table:data-pilot-member table:name="6" table:display="true" table:show-details="true"/>
                <table:data-pilot-member table:name="58" table:display="true" table:show-details="true"/>
                <table:data-pilot-member table:name="140" table:display="true" table:show-details="true"/>
                <table:data-pilot-member table:name="86" table:display="true" table:show-details="true"/>
                <table:data-pilot-member table:name="43" table:display="true" table:show-details="true"/>
                <table:data-pilot-member table:name="144" table:display="true" table:show-details="true"/>
                <table:data-pilot-member table:name="80" table:display="true" table:show-details="true"/>
                <table:data-pilot-member table:name="112" table:display="true" table:show-details="true"/>
                <table:data-pilot-member table:name="40" table:display="true" table:show-details="true"/>
                <table:data-pilot-member table:name="84" table:display="true" table:show-details="true"/>
                <table:data-pilot-member table:name="79" table:display="true" table:show-details="true"/>
                <table:data-pilot-member table:name="25" table:display="true" table:show-details="true"/>
                <table:data-pilot-member table:name="156" table:display="true" table:show-details="true"/>
                <table:data-pilot-member table:name="56" table:display="true" table:show-details="true"/>
                <table:data-pilot-member table:name="50" table:display="true" table:show-details="true"/>
                <table:data-pilot-member table:name="83" table:display="true" table:show-details="true"/>
                <table:data-pilot-member table:name="22" table:display="true" table:show-details="true"/>
                <table:data-pilot-member table:name="19" table:display="true" table:show-details="true"/>
                <table:data-pilot-member table:name="61" table:display="true" table:show-details="true"/>
                <table:data-pilot-member table:name="96" table:display="true" table:show-details="true"/>
                <table:data-pilot-member table:name="138" table:display="true" table:show-details="true"/>
                <table:data-pilot-member table:name="72" table:display="true" table:show-details="true"/>
              </table:data-pilot-members>
              <table:data-pilot-sort-info table:order="descending" table:sort-mode="manual"/>
              <table:data-pilot-layout-info table:add-empty-lines="false" table:layout-mode="tabular-layout"/>
            </table:data-pilot-level>
          </table:data-pilot-field>
        </table:data-pilot-table>
        <table:data-pilot-table table:name="distrib_langue_et_typographie" table:application-data="" table:target-range-address="distrib_langue_et_typographie.A2:distrib_langue_et_typographie.E29" table:buttons="distrib_langue_et_typographie.A3 distrib_langue_et_typographie.B3 distrib_langue_et_typographie.C2" table:show-filter-button="false">
          <table:source-cell-range table:cell-range-address="pièces.A1:pièces.X149"/>
          <table:data-pilot-field table:source-field-name=" " table:orientation="hidden" table:used-hierarchy="-1" table:function="auto">
            <table:data-pilot-level table:show-empty="false" calcext:repeat-item-labels="false">
              <table:data-pilot-subtotals>
                <table:data-pilot-subtotal table:function="auto"/>
              </table:data-pilot-subtotals>
              <table:data-pilot-members>
                <table:data-pilot-member table:name="1" table:display="true" table:show-details="true"/>
                <table:data-pilot-member table:name="2" table:display="true" table:show-details="true"/>
                <table:data-pilot-member table:name="3" table:display="true" table:show-details="true"/>
                <table:data-pilot-member table:name="4" table:display="true" table:show-details="true"/>
                <table:data-pilot-member table:name="5" table:display="true" table:show-details="true"/>
                <table:data-pilot-member table:name="6" table:display="true" table:show-details="true"/>
                <table:data-pilot-member table:name="7" table:display="true" table:show-details="true"/>
                <table:data-pilot-member table:name="8" table:display="true" table:show-details="true"/>
                <table:data-pilot-member table:name="9" table:display="true" table:show-details="true"/>
                <table:data-pilot-member table:name="10" table:display="true" table:show-details="true"/>
                <table:data-pilot-member table:name="11" table:display="true" table:show-details="true"/>
                <table:data-pilot-member table:name="12" table:display="true" table:show-details="true"/>
                <table:data-pilot-member table:name="13" table:display="true" table:show-details="true"/>
                <table:data-pilot-member table:name="14" table:display="true" table:show-details="true"/>
                <table:data-pilot-member table:name="15" table:display="true" table:show-details="true"/>
                <table:data-pilot-member table:name="16" table:display="true" table:show-details="true"/>
                <table:data-pilot-member table:name="17" table:display="true" table:show-details="true"/>
                <table:data-pilot-member table:name="18" table:display="true" table:show-details="true"/>
                <table:data-pilot-member table:name="19" table:display="true" table:show-details="true"/>
                <table:data-pilot-member table:name="20" table:display="true" table:show-details="true"/>
                <table:data-pilot-member table:name="21" table:display="true" table:show-details="true"/>
                <table:data-pilot-member table:name="22" table:display="true" table:show-details="true"/>
                <table:data-pilot-member table:name="23" table:display="true" table:show-details="true"/>
                <table:data-pilot-member table:name="24" table:display="true" table:show-details="true"/>
                <table:data-pilot-member table:name="25" table:display="true" table:show-details="true"/>
                <table:data-pilot-member table:name="26" table:display="true" table:show-details="true"/>
                <table:data-pilot-member table:name="27" table:display="true" table:show-details="true"/>
                <table:data-pilot-member table:name="28" table:display="true" table:show-details="true"/>
                <table:data-pilot-member table:name="29" table:display="true" table:show-details="true"/>
                <table:data-pilot-member table:name="30" table:display="true" table:show-details="true"/>
                <table:data-pilot-member table:name="31" table:display="true" table:show-details="true"/>
                <table:data-pilot-member table:name="32" table:display="true" table:show-details="true"/>
                <table:data-pilot-member table:name="33" table:display="true" table:show-details="true"/>
                <table:data-pilot-member table:name="34" table:display="true" table:show-details="true"/>
                <table:data-pilot-member table:name="35" table:display="true" table:show-details="true"/>
                <table:data-pilot-member table:name="36" table:display="true" table:show-details="true"/>
                <table:data-pilot-member table:name="37" table:display="true" table:show-details="true"/>
                <table:data-pilot-member table:name="38" table:display="true" table:show-details="true"/>
                <table:data-pilot-member table:name="39" table:display="true" table:show-details="true"/>
                <table:data-pilot-member table:name="40" table:display="true" table:show-details="true"/>
                <table:data-pilot-member table:name="41" table:display="true" table:show-details="true"/>
                <table:data-pilot-member table:name="42" table:display="true" table:show-details="true"/>
                <table:data-pilot-member table:name="43" table:display="true" table:show-details="true"/>
                <table:data-pilot-member table:name="44" table:display="true" table:show-details="true"/>
                <table:data-pilot-member table:name="45" table:display="true" table:show-details="true"/>
                <table:data-pilot-member table:name="46" table:display="true" table:show-details="true"/>
                <table:data-pilot-member table:name="47" table:display="true" table:show-details="true"/>
                <table:data-pilot-member table:name="48" table:display="true" table:show-details="true"/>
                <table:data-pilot-member table:name="49" table:display="true" table:show-details="true"/>
                <table:data-pilot-member table:name="50" table:display="true" table:show-details="true"/>
                <table:data-pilot-member table:name="51" table:display="true" table:show-details="true"/>
                <table:data-pilot-member table:name="52" table:display="true" table:show-details="true"/>
                <table:data-pilot-member table:name="53" table:display="true" table:show-details="true"/>
                <table:data-pilot-member table:name="54" table:display="true" table:show-details="true"/>
                <table:data-pilot-member table:name="55" table:display="true" table:show-details="true"/>
                <table:data-pilot-member table:name="56" table:display="true" table:show-details="true"/>
                <table:data-pilot-member table:name="57" table:display="true" table:show-details="true"/>
                <table:data-pilot-member table:name="58" table:display="true" table:show-details="true"/>
                <table:data-pilot-member table:name="59" table:display="true" table:show-details="true"/>
                <table:data-pilot-member table:name="60" table:display="true" table:show-details="true"/>
                <table:data-pilot-member table:name="61" table:display="true" table:show-details="true"/>
                <table:data-pilot-member table:name="62" table:display="true" table:show-details="true"/>
                <table:data-pilot-member table:name="63" table:display="true" table:show-details="true"/>
                <table:data-pilot-member table:name="64" table:display="true" table:show-details="true"/>
                <table:data-pilot-member table:name="65" table:display="true" table:show-details="true"/>
                <table:data-pilot-member table:name="66" table:display="true" table:show-details="true"/>
                <table:data-pilot-member table:name="67" table:display="true" table:show-details="true"/>
                <table:data-pilot-member table:name="68" table:display="true" table:show-details="true"/>
                <table:data-pilot-member table:name="69" table:display="true" table:show-details="true"/>
                <table:data-pilot-member table:name="70" table:display="true" table:show-details="true"/>
                <table:data-pilot-member table:name="71" table:display="true" table:show-details="true"/>
                <table:data-pilot-member table:name="72" table:display="true" table:show-details="true"/>
                <table:data-pilot-member table:name="73" table:display="true" table:show-details="true"/>
                <table:data-pilot-member table:name="74" table:display="true" table:show-details="true"/>
                <table:data-pilot-member table:name="75" table:display="true" table:show-details="true"/>
                <table:data-pilot-member table:name="76" table:display="true" table:show-details="true"/>
                <table:data-pilot-member table:name="77" table:display="true" table:show-details="true"/>
                <table:data-pilot-member table:name="78" table:display="true" table:show-details="true"/>
                <table:data-pilot-member table:name="79" table:display="true" table:show-details="true"/>
                <table:data-pilot-member table:name="80" table:display="true" table:show-details="true"/>
                <table:data-pilot-member table:name="81" table:display="true" table:show-details="true"/>
                <table:data-pilot-member table:name="82" table:display="true" table:show-details="true"/>
                <table:data-pilot-member table:name="83" table:display="true" table:show-details="true"/>
                <table:data-pilot-member table:name="84" table:display="true" table:show-details="true"/>
                <table:data-pilot-member table:name="85" table:display="true" table:show-details="true"/>
                <table:data-pilot-member table:name="86" table:display="true" table:show-details="true"/>
                <table:data-pilot-member table:name="87" table:display="true" table:show-details="true"/>
                <table:data-pilot-member table:name="88" table:display="true" table:show-details="true"/>
                <table:data-pilot-member table:name="89" table:display="true" table:show-details="true"/>
                <table:data-pilot-member table:name="90" table:display="true" table:show-details="true"/>
                <table:data-pilot-member table:name="91" table:display="true" table:show-details="true"/>
                <table:data-pilot-member table:name="92" table:display="true" table:show-details="true"/>
                <table:data-pilot-member table:name="93" table:display="true" table:show-details="true"/>
                <table:data-pilot-member table:name="94" table:display="true" table:show-details="true"/>
                <table:data-pilot-member table:name="95" table:display="true" table:show-details="true"/>
                <table:data-pilot-member table:name="96" table:display="true" table:show-details="true"/>
                <table:data-pilot-member table:name="97" table:display="true" table:show-details="true"/>
                <table:data-pilot-member table:name="98" table:display="true" table:show-details="true"/>
                <table:data-pilot-member table:name="99" table:display="true" table:show-details="true"/>
                <table:data-pilot-member table:name="100" table:display="true" table:show-details="true"/>
                <table:data-pilot-member table:name="101" table:display="true" table:show-details="true"/>
                <table:data-pilot-member table:name="102" table:display="true" table:show-details="true"/>
                <table:data-pilot-member table:name="103" table:display="true" table:show-details="true"/>
                <table:data-pilot-member table:name="104" table:display="true" table:show-details="true"/>
                <table:data-pilot-member table:name="105" table:display="true" table:show-details="true"/>
                <table:data-pilot-member table:name="106" table:display="true" table:show-details="true"/>
                <table:data-pilot-member table:name="107" table:display="true" table:show-details="true"/>
                <table:data-pilot-member table:name="108" table:display="true" table:show-details="true"/>
                <table:data-pilot-member table:name="109" table:display="true" table:show-details="true"/>
                <table:data-pilot-member table:name="110" table:display="true" table:show-details="true"/>
                <table:data-pilot-member table:name="111" table:display="true" table:show-details="true"/>
                <table:data-pilot-member table:name="112" table:display="true" table:show-details="true"/>
                <table:data-pilot-member table:name="113" table:display="true" table:show-details="true"/>
                <table:data-pilot-member table:name="114" table:display="true" table:show-details="true"/>
                <table:data-pilot-member table:name="115" table:display="true" table:show-details="true"/>
                <table:data-pilot-member table:name="116" table:display="true" table:show-details="true"/>
                <table:data-pilot-member table:name="117" table:display="true" table:show-details="true"/>
                <table:data-pilot-member table:name="118" table:display="true" table:show-details="true"/>
                <table:data-pilot-member table:name="119" table:display="true" table:show-details="true"/>
                <table:data-pilot-member table:name="120" table:display="true" table:show-details="true"/>
                <table:data-pilot-member table:name="121" table:display="true" table:show-details="true"/>
                <table:data-pilot-member table:name="122" table:display="true" table:show-details="true"/>
                <table:data-pilot-member table:name="123" table:display="true" table:show-details="true"/>
                <table:data-pilot-member table:name="124" table:display="true" table:show-details="true"/>
                <table:data-pilot-member table:name="125" table:display="true" table:show-details="true"/>
                <table:data-pilot-member table:name="126" table:display="true" table:show-details="true"/>
                <table:data-pilot-member table:name="127" table:display="true" table:show-details="true"/>
                <table:data-pilot-member table:name="128" table:display="true" table:show-details="true"/>
                <table:data-pilot-member table:name="129" table:display="true" table:show-details="true"/>
                <table:data-pilot-member table:name="130" table:display="true" table:show-details="true"/>
                <table:data-pilot-member table:name="131" table:display="true" table:show-details="true"/>
                <table:data-pilot-member table:name="132" table:display="true" table:show-details="true"/>
                <table:data-pilot-member table:name="133" table:display="true" table:show-details="true"/>
                <table:data-pilot-member table:name="134" table:display="true" table:show-details="true"/>
                <table:data-pilot-member table:name="135" table:display="true" table:show-details="true"/>
                <table:data-pilot-member table:name="136" table:display="true" table:show-details="true"/>
                <table:data-pilot-member table:name="137" table:display="true" table:show-details="true"/>
                <table:data-pilot-member table:name="138" table:display="true" table:show-details="true"/>
                <table:data-pilot-member table:name="139" table:display="true" table:show-details="true"/>
                <table:data-pilot-member table:name="140" table:display="true" table:show-details="true"/>
                <table:data-pilot-member table:name="141" table:display="true" table:show-details="true"/>
                <table:data-pilot-member table:name="142" table:display="true" table:show-details="true"/>
                <table:data-pilot-member table:name="143" table:display="true" table:show-details="true"/>
                <table:data-pilot-member table:name="144" table:display="true" table:show-details="true"/>
                <table:data-pilot-member table:name="145" table:display="true" table:show-details="true"/>
                <table:data-pilot-member table:name="146" table:display="true" table:show-details="true"/>
                <table:data-pilot-member table:name="147" table:display="true" table:show-details="true"/>
                <table:data-pilot-member table:name="148"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uteur" table:orientation="hidden" table:used-hierarchy="-1" table:function="auto">
            <table:data-pilot-level table:show-empty="false" calcext:repeat-item-labels="false">
              <table:data-pilot-subtotals>
                <table:data-pilot-subtotal table:function="auto"/>
              </table:data-pilot-subtotals>
              <table:data-pilot-members>
                <table:data-pilot-member table:name="Schneegans, Heinrich" table:display="true" table:show-details="true"/>
                <table:data-pilot-member table:name="Hahn, Emilie" table:display="true" table:show-details="true"/>
                <table:data-pilot-member table:name="Rath, Charles" table:display="true" table:show-details="true"/>
                <table:data-pilot-member table:name="Weber, Charles" table:display="true" table:show-details="true"/>
                <table:data-pilot-member table:name="Jost, Camille" table:display="true" table:show-details="true"/>
                <table:data-pilot-member table:name="Greber, Julius" table:display="true" table:show-details="true"/>
                <table:data-pilot-member table:name="Riff, Jean" table:display="true" table:show-details="true"/>
                <table:data-pilot-member table:name="Clémens, Paul" table:display="true" table:show-details="true"/>
                <table:data-pilot-member table:name="Neukirch, F. X" table:display="true" table:show-details="true"/>
                <table:data-pilot-member table:name="Bastian, Ferdinand" table:display="true" table:show-details="true"/>
                <table:data-pilot-member table:name="Clemens, Paul" table:display="true" table:show-details="true"/>
                <table:data-pilot-member table:name="Erckmann-Chatrian" table:display="true" table:show-details="true"/>
                <table:data-pilot-member table:name="Guenther, Hermann" table:display="true" table:show-details="true"/>
                <table:data-pilot-member table:name="Hart, Marie" table:display="true" table:show-details="true"/>
                <table:data-pilot-member table:name="Stoskopf, Gustave" table:display="true" table:show-details="true"/>
                <table:data-pilot-member table:name="Weber, Emile" table:display="true" table:show-details="true"/>
                <table:data-pilot-member table:name="Weigel, Madeleine" table:display="true" table:show-details="true"/>
                <table:data-pilot-member table:name="Halter, Edouard" table:display="true" table:show-details="true"/>
                <table:data-pilot-member table:name="Wöhrle, Oskar" table:display="true" table:show-details="true"/>
                <table:data-pilot-member table:name="Horsch, D. G. Adolph" table:display="true" table:show-details="true"/>
                <table:data-pilot-member table:name="Horsch, Daniel Gustave Adolphe" table:display="true" table:show-details="true"/>
                <table:data-pilot-member table:name="s.n." table:display="true" table:show-details="true"/>
                <table:data-pilot-member table:name="Meyer, Josef" table:display="true" table:show-details="true"/>
                <table:data-pilot-member table:name="Weick, Georges" table:display="true" table:show-details="true"/>
                <table:data-pilot-member table:name="Lasch, Gustav" table:display="true" table:show-details="true"/>
                <table:data-pilot-member table:name="Schmidlin, Auguste" table:display="true" table:show-details="true"/>
                <table:data-pilot-member table:name="Kettner, Charles Frédéric" table:display="true" table:show-details="true"/>
                <table:data-pilot-member table:name="Winckelmann, Otto" table:display="true" table:show-details="true"/>
                <table:data-pilot-member table:name="Schott, Albert" table:display="true" table:show-details="true"/>
                <table:data-pilot-member table:name="Bischoff, Alph" table:display="true" table:show-details="true"/>
                <table:data-pilot-member table:name="Huck, Martin" table:display="true" table:show-details="true"/>
                <table:data-pilot-member table:name="Arnold, Georges Daniel" table:display="true" table:show-details="true"/>
                <table:data-pilot-member table:name="Kuehne, Fernand" table:display="true" table:show-details="true"/>
                <table:data-pilot-member table:name="Sengelin, Xavier" table:display="true" table:show-details="true"/>
                <table:data-pilot-member table:name="Kleisecker, H" table:display="true" table:show-details="true"/>
                <table:data-pilot-member table:name="Schickele, René" table:display="true" table:show-details="true"/>
                <table:data-pilot-member table:name="Lündner, Max" table:display="true" table:show-details="true"/>
                <table:data-pilot-member table:name="Fuchs, Ernst" table:display="true" table:show-details="true"/>
                <table:data-pilot-member table:name="Pfiffer, Léon" table:display="true" table:show-details="true"/>
                <table:data-pilot-member table:name="Koehler, Gustav" table:display="true" table:show-details="true"/>
                <table:data-pilot-member table:name="Pick, Alphonse" table:display="true" table:show-details="true"/>
                <table:data-pilot-member table:name="Wagner, Emile" table:display="true" table:show-details="true"/>
                <table:data-pilot-member table:name="Greber, Jule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persOK" table:orientation="hidden" table:used-hierarchy="-1" table:function="auto">
            <table:data-pilot-level table:show-empty="false" calcext:repeat-item-labels="false">
              <table:data-pilot-subtotals>
                <table:data-pilot-subtotal table:function="auto"/>
              </table:data-pilot-subtotals>
              <table:data-pilot-members>
                <table:data-pilot-member table:name="1" table:display="true" table:show-details="true"/>
                <table:data-pilot-member table:name="-1" table:display="true" table:show-details="true"/>
                <table:data-pilot-member table:name="-9" table:display="true" table:show-details="true"/>
                <table:data-pilot-member table:name="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DateÉdition" table:orientation="hidden" table:used-hierarchy="-1" table:function="auto">
            <table:data-pilot-level table:show-empty="false" calcext:repeat-item-labels="false">
              <table:data-pilot-subtotals>
                <table:data-pilot-subtotal table:function="auto"/>
              </table:data-pilot-subtotals>
              <table:data-pilot-members>
                <table:data-pilot-member table:name="1897" table:display="true" table:show-details="true"/>
                <table:data-pilot-member table:name="1910" table:display="true" table:show-details="true"/>
                <table:data-pilot-member table:name="1920" table:display="true" table:show-details="true"/>
                <table:data-pilot-member table:name="1928" table:display="true" table:show-details="true"/>
                <table:data-pilot-member table:name="1899" table:display="true" table:show-details="true"/>
                <table:data-pilot-member table:name="1914" table:display="true" table:show-details="true"/>
                <table:data-pilot-member table:name="1919" table:display="true" table:show-details="true"/>
                <table:data-pilot-member table:name="1924" table:display="true" table:show-details="true"/>
                <table:data-pilot-member table:name="1881" table:display="true" table:show-details="true"/>
                <table:data-pilot-member table:name="1903" table:display="true" table:show-details="true"/>
                <table:data-pilot-member table:name="1907" table:display="true" table:show-details="true"/>
                <table:data-pilot-member table:name="1902" table:display="true" table:show-details="true"/>
                <table:data-pilot-member table:name="1922" table:display="true" table:show-details="true"/>
                <table:data-pilot-member table:name="s.n." table:display="true" table:show-details="true"/>
                <table:data-pilot-member table:name="1931" table:display="true" table:show-details="true"/>
                <table:data-pilot-member table:name="1930" table:display="true" table:show-details="true"/>
                <table:data-pilot-member table:name="1906" table:display="true" table:show-details="true"/>
                <table:data-pilot-member table:name="1896" table:display="true" table:show-details="true"/>
                <table:data-pilot-member table:name="1908" table:display="true" table:show-details="true"/>
                <table:data-pilot-member table:name="1904" table:display="true" table:show-details="true"/>
                <table:data-pilot-member table:name="1936" table:display="true" table:show-details="true"/>
                <table:data-pilot-member table:name="1937" table:display="true" table:show-details="true"/>
                <table:data-pilot-member table:name="1941" table:display="true" table:show-details="true"/>
                <table:data-pilot-member table:name="1893" table:display="true" table:show-details="true"/>
                <table:data-pilot-member table:name="19" table:display="true" table:show-details="true"/>
                <table:data-pilot-member table:name="1912" table:display="true" table:show-details="true"/>
                <table:data-pilot-member table:name="1926" table:display="true" table:show-details="true"/>
                <table:data-pilot-member table:name="1873-1874" table:display="true" table:show-details="true"/>
                <table:data-pilot-member table:name="1925" table:display="true" table:show-details="true"/>
                <table:data-pilot-member table:name="1905" table:display="true" table:show-details="true"/>
                <table:data-pilot-member table:name="1913" table:display="true" table:show-details="true"/>
                <table:data-pilot-member table:name="1918" table:display="true" table:show-details="true"/>
                <table:data-pilot-member table:name="1898" table:display="true" table:show-details="true"/>
                <table:data-pilot-member table:name="1927" table:display="true" table:show-details="true"/>
                <table:data-pilot-member table:name="1863" table:display="true" table:show-details="true"/>
                <table:data-pilot-member table:name="1878" table:display="true" table:show-details="true"/>
                <table:data-pilot-member table:name="1921" table:display="true" table:show-details="true"/>
                <table:data-pilot-member table:name="1901" table:display="true" table:show-details="true"/>
                <table:data-pilot-member table:name="1900" table:display="true" table:show-details="true"/>
                <table:data-pilot-member table:name="1932" table:display="true" table:show-details="true"/>
                <table:data-pilot-member table:name="1923" table:display="true" table:show-details="true"/>
                <table:data-pilot-member table:name="1911" table:display="true" table:show-details="true"/>
                <table:data-pilot-member table:name="1934" table:display="true" table:show-details="true"/>
                <table:data-pilot-member table:name="1938" table:display="true" table:show-details="true"/>
                <table:data-pilot-member table:name="1877" table:display="true" table:show-details="true"/>
                <table:data-pilot-member table:name="1889" table:display="true" table:show-details="true"/>
                <table:data-pilot-member table:name="18" table:display="true" table:show-details="true"/>
                <table:data-pilot-member table:name="1875"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Droits" table:orientation="hidden" table:used-hierarchy="-1" table:function="auto">
            <table:data-pilot-level table:show-empty="false" calcext:repeat-item-labels="false">
              <table:data-pilot-subtotals>
                <table:data-pilot-subtotal table:function="auto"/>
              </table:data-pilot-subtotals>
              <table:data-pilot-members>
                <table:data-pilot-member table:name="domaine public"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ourtTitre" table:orientation="hidden" table:used-hierarchy="-1" table:function="auto">
            <table:data-pilot-level table:show-empty="false" calcext:repeat-item-labels="false">
              <table:data-pilot-subtotals>
                <table:data-pilot-subtotal table:function="auto"/>
              </table:data-pilot-subtotals>
              <table:data-pilot-members>
                <table:data-pilot-member table:name="Was d'Steckelburjer vun d'r 'Université' saaue" table:display="true" table:show-details="true"/>
                <table:data-pilot-member table:name="E Mässigkeitsaposchtel" table:display="true" table:show-details="true"/>
                <table:data-pilot-member table:name="Zwei Theaterstucker" table:display="true" table:show-details="true"/>
                <table:data-pilot-member table:name="D'r Napoléon" table:display="true" table:show-details="true"/>
                <table:data-pilot-member table:name="D'r erscht Händel" table:display="true" table:show-details="true"/>
                <table:data-pilot-member table:name="D'Jungfer Prinzesse" table:display="true" table:show-details="true"/>
                <table:data-pilot-member table:name="D'Schlofere" table:display="true" table:show-details="true"/>
                <table:data-pilot-member table:name="Christowe" table:display="true" table:show-details="true"/>
                <table:data-pilot-member table:name="Lettre de France, e-n-elsaessisch's Heimetspiel" table:display="true" table:show-details="true"/>
                <table:data-pilot-member table:name="Im Traumland, Maerel in 4 Bilder mit Muesik un Danz" table:display="true" table:show-details="true"/>
                <table:data-pilot-member table:name="&quot;Charlot&quot; " table:display="true" table:show-details="true"/>
                <table:data-pilot-member table:name="Alsace" table:display="true" table:show-details="true"/>
                <table:data-pilot-member table:name="S' Teschtament" table:display="true" table:show-details="true"/>
                <table:data-pilot-member table:name="D'r Fremdelegionaer" table:display="true" table:show-details="true"/>
                <table:data-pilot-member table:name="D'r Stadtnarr" table:display="true" table:show-details="true"/>
                <table:data-pilot-member table:name="Der Eintagsleutnant" table:display="true" table:show-details="true"/>
                <table:data-pilot-member table:name="D'r Hasestrickler" table:display="true" table:show-details="true"/>
                <table:data-pilot-member table:name="S Orakel" table:display="true" table:show-details="true"/>
                <table:data-pilot-member table:name="Rund um d'Welt" table:display="true" table:show-details="true"/>
                <table:data-pilot-member table:name="In dr Awril g'schickt" table:display="true" table:show-details="true"/>
                <table:data-pilot-member table:name="Elsässisches Vereinstheater" table:display="true" table:show-details="true"/>
                <table:data-pilot-member table:name="E Diplomat" table:display="true" table:show-details="true"/>
                <table:data-pilot-member table:name="Lucie" table:display="true" table:show-details="true"/>
                <table:data-pilot-member table:name="S'Vogesehiesel" table:display="true" table:show-details="true"/>
                <table:data-pilot-member table:name="Petit Théâtre de Famille" table:display="true" table:show-details="true"/>
                <table:data-pilot-member table:name="D'r Kindbetter / von F" table:display="true" table:show-details="true"/>
                <table:data-pilot-member table:name="Sainte-Cécile !" table:display="true" table:show-details="true"/>
                <table:data-pilot-member table:name="D'r lätz Bardes-ü" table:display="true" table:show-details="true"/>
                <table:data-pilot-member table:name="Gouverneur fur 24 Stund" table:display="true" table:show-details="true"/>
                <table:data-pilot-member table:name="Zue Grossmuedders Zitte" table:display="true" table:show-details="true"/>
                <table:data-pilot-member table:name="E Daa im Narrehüss" table:display="true" table:show-details="true"/>
                <table:data-pilot-member table:name="E bissel Lieb" table:display="true" table:show-details="true"/>
                <table:data-pilot-member table:name="D'r Hofnarr Heidideldum, Maerel in 6 Bilder in 2 Verwandlunge" table:display="true" table:show-details="true"/>
                <table:data-pilot-member table:name="Kaktüs un kei And" table:display="true" table:show-details="true"/>
                <table:data-pilot-member table:name="D'r Huessjé" table:display="true" table:show-details="true"/>
                <table:data-pilot-member table:name="Elsässische Volksschriften" table:display="true" table:show-details="true"/>
                <table:data-pilot-member table:name="Aktenmaessige Darstellung der Vorfaelle, welche zu dem Austritt der Mitglieder H" table:display="true" table:show-details="true"/>
                <table:data-pilot-member table:name="Michel Strohkopf oder Die fidele Regimentskapelle" table:display="true" table:show-details="true"/>
                <table:data-pilot-member table:name="D'r Amerikaner" table:display="true" table:show-details="true"/>
                <table:data-pilot-member table:name="D'r Döüsigmarkschin" table:display="true" table:show-details="true"/>
                <table:data-pilot-member table:name="Gschpàngschter" table:display="true" table:show-details="true"/>
                <table:data-pilot-member table:name="s Dunneraxl, Drama in einem Akt" table:display="true" table:show-details="true"/>
                <table:data-pilot-member table:name="D'Satisfaction" table:display="true" table:show-details="true"/>
                <table:data-pilot-member table:name="Seruja" table:display="true" table:show-details="true"/>
                <table:data-pilot-member table:name="Im Wald" table:display="true" table:show-details="true"/>
                <table:data-pilot-member table:name="D'r letz Unkel" table:display="true" table:show-details="true"/>
                <table:data-pilot-member table:name="D'r Prophet" table:display="true" table:show-details="true"/>
                <table:data-pilot-member table:name="Bethanien, biblisches Schauspiel in fünf Akten" table:display="true" table:show-details="true"/>
                <table:data-pilot-member table:name="Der Zwischenact" table:display="true" table:show-details="true"/>
                <table:data-pilot-member table:name="D'Brueder" table:display="true" table:show-details="true"/>
                <table:data-pilot-member table:name="D'r Parisler" table:display="true" table:show-details="true"/>
                <table:data-pilot-member table:name="E Reis'in's Hochgebirj" table:display="true" table:show-details="true"/>
                <table:data-pilot-member table:name="A lätzi Visit" table:display="true" table:show-details="true"/>
                <table:data-pilot-member table:name="S' sechscht Gebott" table:display="true" table:show-details="true"/>
                <table:data-pilot-member table:name="E Dienschtbott wurd g'suecht" table:display="true" table:show-details="true"/>
                <table:data-pilot-member table:name="Professeur Dackeloriüs mit sinn künstliche Mensch &quot;Coco&quot; " table:display="true" table:show-details="true"/>
                <table:data-pilot-member table:name="Buewestreich" table:display="true" table:show-details="true"/>
                <table:data-pilot-member table:name="Verzwickti Hochzitts-Affaere" table:display="true" table:show-details="true"/>
                <table:data-pilot-member table:name="E Demonstration" table:display="true" table:show-details="true"/>
                <table:data-pilot-member table:name="D'r Juckel" table:display="true" table:show-details="true"/>
                <table:data-pilot-member table:name="Prinzessel Eijesinn, Maerel in 5 Bilder un aanere Verwandlung mit Gsang un Danz" table:display="true" table:show-details="true"/>
                <table:data-pilot-member table:name="Zur Geschichte des deutschen Theaters in Strassburg unter franzœsischer Herrschaft" table:display="true" table:show-details="true"/>
                <table:data-pilot-member table:name="Jungi Madamme" table:display="true" table:show-details="true"/>
                <table:data-pilot-member table:name="Am Wihnachtsowe bym 'e Kriejsblinde" table:display="true" table:show-details="true"/>
                <table:data-pilot-member table:name="Die Frau Velten in der Kuntelstub" table:display="true" table:show-details="true"/>
                <table:data-pilot-member table:name="Stocktaub oder 's sin alli Better b'setzt" table:display="true" table:show-details="true"/>
                <table:data-pilot-member table:name="D'r Candidat" table:display="true" table:show-details="true"/>
                <table:data-pilot-member table:name="D'r Maischter hett gewunne !" table:display="true" table:show-details="true"/>
                <table:data-pilot-member table:name="Wenn d'Fraue wähle" table:display="true" table:show-details="true"/>
                <table:data-pilot-member table:name="Hans Mathis" table:display="true" table:show-details="true"/>
                <table:data-pilot-member table:name="Sainte-Barbe" table:display="true" table:show-details="true"/>
                <table:data-pilot-member table:name="Goal" table:display="true" table:show-details="true"/>
                <table:data-pilot-member table:name="Salvator-Theater" table:display="true" table:show-details="true"/>
                <table:data-pilot-member table:name="D'Heimet" table:display="true" table:show-details="true"/>
                <table:data-pilot-member table:name="Zwei Meier oder d'r Bombié" table:display="true" table:show-details="true"/>
                <table:data-pilot-member table:name="Ein Blick hinter die Coulissen des Elsaessischen Theaters und die Taverne-Affaire" table:display="true" table:show-details="true"/>
                <table:data-pilot-member table:name="D'r erscht Box" table:display="true" table:show-details="true"/>
                <table:data-pilot-member table:name="E Hochzitter im Kleiderkaschte" table:display="true" table:show-details="true"/>
                <table:data-pilot-member table:name="D'r Automat" table:display="true" table:show-details="true"/>
                <table:data-pilot-member table:name="A gelungener Patient" table:display="true" table:show-details="true"/>
                <table:data-pilot-member table:name="Pfingstmontag&quot; " table:display="true" table:show-details="true"/>
                <table:data-pilot-member table:name="Struewelpeter , Originalmaerel in 7 Bilder un 3 Verwandlunge" table:display="true" table:show-details="true"/>
                <table:data-pilot-member table:name="[Theaterstücke f" table:display="true" table:show-details="true"/>
                <table:data-pilot-member table:name="D'r Hoflieferant" table:display="true" table:show-details="true"/>
                <table:data-pilot-member table:name="D'Mamsell Elis" table:display="true" table:show-details="true"/>
                <table:data-pilot-member table:name="D'Pariser Reis" table:display="true" table:show-details="true"/>
                <table:data-pilot-member table:name="Das Elsaessischen Theater Strassburg (TR)" table:display="true" table:show-details="true"/>
                <table:data-pilot-member table:name="Gift" table:display="true" table:show-details="true"/>
                <table:data-pilot-member table:name="D'r Erbunkel" table:display="true" table:show-details="true"/>
                <table:data-pilot-member table:name="L'oubli? (Das Vergessen?) Dramatische Skizze in einem Akt" table:display="true" table:show-details="true"/>
                <table:data-pilot-member table:name="E truericher Wittmann" table:display="true" table:show-details="true"/>
                <table:data-pilot-member table:name="D'Madam fahrt Velo" table:display="true" table:show-details="true"/>
                <table:data-pilot-member table:name="D'r luschti Hans-Michel" table:display="true" table:show-details="true"/>
                <table:data-pilot-member table:name="D'r Schnider von Gambse" table:display="true" table:show-details="true"/>
                <table:data-pilot-member table:name="Am Glockenturm, Schauspiel in drei Aufzügen" table:display="true" table:show-details="true"/>
                <table:data-pilot-member table:name="Das Elsässische Theater zu Straßburg i" table:display="true" table:show-details="true"/>
                <table:data-pilot-member table:name="Der Zeuge" table:display="true" table:show-details="true"/>
                <table:data-pilot-member table:name="In's Ropfer's Apothek" table:display="true" table:show-details="true"/>
                <table:data-pilot-member table:name="Wihnachtsstimme, Weihnachtsstueck im Dialekt aus der Zeit der grossen Revolution in 2 Akten" table:display="true" table:show-details="true"/>
                <table:data-pilot-member table:name="E hieroth sini Frau" table:display="true" table:show-details="true"/>
                <table:data-pilot-member table:name="S'Chinesisch Loos" table:display="true" table:show-details="true"/>
                <table:data-pilot-member table:name="Théâtre alsacien Strasbourg" table:display="true" table:show-details="true"/>
                <table:data-pilot-member table:name="Heimlichi Lieb" table:display="true" table:show-details="true"/>
                <table:data-pilot-member table:name="Andres Ruffenach, Bauerndrama in vier Akten" table:display="true" table:show-details="true"/>
                <table:data-pilot-member table:name="D'r Hans im Schnokeloch, Volksspiel in 4 Aufzuegen mit Musik ,Gesang und Tanz" table:display="true" table:show-details="true"/>
                <table:data-pilot-member table:name="D'Madam un d'Magd" table:display="true" table:show-details="true"/>
                <table:data-pilot-member table:name="S Paradies" table:display="true" table:show-details="true"/>
                <table:data-pilot-member table:name="D'r Josephel un sini Hochzittere, humorvolli Szene" table:display="true" table:show-details="true"/>
                <table:data-pilot-member table:name="Yo-Yo" table:display="true" table:show-details="true"/>
                <table:data-pilot-member table:name="D'r Abschied" table:display="true" table:show-details="true"/>
                <table:data-pilot-member table:name="D'r Cousin Réfractaire" table:display="true" table:show-details="true"/>
                <table:data-pilot-member table:name="Dreihundert Mark Belohnung" table:display="true" table:show-details="true"/>
                <table:data-pilot-member table:name="Prinz Changele" table:display="true" table:show-details="true"/>
                <table:data-pilot-member table:name="M'r bhaupt, es sey bassirt" table:display="true" table:show-details="true"/>
                <table:data-pilot-member table:name="Elsässer Theater Milhüse" table:display="true" table:show-details="true"/>
                <table:data-pilot-member table:name="Lisbeth" table:display="true" table:show-details="true"/>
                <table:data-pilot-member table:name="Verbotteni Lieb" table:display="true" table:show-details="true"/>
                <table:data-pilot-member table:name="Charlot" table:display="true" table:show-details="true"/>
                <table:data-pilot-member table:name="D'r Itzig em Fass" table:display="true" table:show-details="true"/>
                <table:data-pilot-member table:name="Wihnachtsglüeck" table:display="true" table:show-details="true"/>
                <table:data-pilot-member table:name="Das Elsass und sein Theater" table:display="true" table:show-details="true"/>
                <table:data-pilot-member table:name="D'r Scharele" table:display="true" table:show-details="true"/>
                <table:data-pilot-member table:name="1" table:display="true" table:show-details="true"/>
                <table:data-pilot-member table:name="Der tolle Morgen" table:display="true" table:show-details="true"/>
                <table:data-pilot-member table:name="E" table:display="true" table:show-details="true"/>
                <table:data-pilot-member table:name="D'r Millionegartner, Volkschauspiel in drei Aufzugen, in elsaesser Mundart" table:display="true" table:show-details="true"/>
                <table:data-pilot-member table:name="D'r Babbelhans" table:display="true" table:show-details="true"/>
                <table:data-pilot-member table:name="D'Wundergej" table:display="true" table:show-details="true"/>
                <table:data-pilot-member table:name="s Gaischtert im Huess, e gruesligi Szene" table:display="true" table:show-details="true"/>
                <table:data-pilot-member table:name="Caecilia, historisch-religiöses Festspiel in fünf Akten, zur XVII" table:display="true" table:show-details="true"/>
                <table:data-pilot-member table:name="D'r poetisch Oscar" table:display="true" table:show-details="true"/>
                <table:data-pilot-member table:name="Le Krentzel à l'Enfer / Alphonse Pick" table:display="true" table:show-details="true"/>
                <table:data-pilot-member table:name="Die Greifensteiner" table:display="true" table:show-details="true"/>
                <table:data-pilot-member table:name="Uewer unseri Kraft" table:display="true" table:show-details="true"/>
                <table:data-pilot-member table:name="Anno 1975 / A" table:display="true" table:show-details="true"/>
                <table:data-pilot-member table:name="Gethsemani, biblisches Frauerspiel in fünf Akten von Aug" table:display="true" table:show-details="true"/>
                <table:data-pilot-member table:name="Mister Smith" table:display="true" table:show-details="true"/>
                <table:data-pilot-member table:name="D'r KÖenig Charles X im Elsass" table:display="true" table:show-details="true"/>
                <table:data-pilot-member table:name="Kinnj Wüetass" table:display="true" table:show-details="true"/>
                <table:data-pilot-member table:name="Der Klopfgeist" table:display="true" table:show-details="true"/>
                <table:data-pilot-member table:name="E Spartshochzitt, E Farce in aam Akt" table:display="true" table:show-details="true"/>
                <table:data-pilot-member table:name="D' Heimet" table:display="true" table:show-details="true"/>
                <table:data-pilot-member table:name="Uff d'r Hochzyittsrei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Genre" table:orientation="hidden" table:used-hierarchy="-1" table:function="auto">
            <table:data-pilot-level table:show-empty="false" calcext:repeat-item-labels="false">
              <table:data-pilot-subtotals>
                <table:data-pilot-subtotal table:function="auto"/>
              </table:data-pilot-subtotals>
              <table:data-pilot-members>
                <table:data-pilot-member table:name="comédie" table:display="true" table:show-details="true"/>
                <table:data-pilot-member table:name="s.n." table:display="true" table:show-details="true"/>
                <table:data-pilot-member table:name="volksstück" table:display="true" table:show-details="true"/>
                <table:data-pilot-member table:name="farce" table:display="true" table:show-details="true"/>
                <table:data-pilot-member table:name="noël" table:display="true" table:show-details="true"/>
                <table:data-pilot-member table:name="heimetspiel" table:display="true" table:show-details="true"/>
                <table:data-pilot-member table:name="märel" table:display="true" table:show-details="true"/>
                <table:data-pilot-member table:name="drame" table:display="true" table:show-details="true"/>
                <table:data-pilot-member table:name="lebensbild" table:display="true" table:show-details="true"/>
                <table:data-pilot-member table:name="schwank" table:display="true" table:show-details="true"/>
                <table:data-pilot-member table:name="lustspiel" table:display="true" table:show-details="true"/>
                <table:data-pilot-member table:name="dramatisches sittenbild" table:display="true" table:show-details="true"/>
                <table:data-pilot-member table:name="liewes-scene" table:display="true" table:show-details="true"/>
                <table:data-pilot-member table:name="unsinn" table:display="true" table:show-details="true"/>
                <table:data-pilot-member table:name="biblisches" table:display="true" table:show-details="true"/>
                <table:data-pilot-member table:name="tragédie" table:display="true" table:show-details="true"/>
                <table:data-pilot-member table:name="schnirichel" table:display="true" table:show-details="true"/>
                <table:data-pilot-member table:name="laewesbild" table:display="true" table:show-details="true"/>
                <table:data-pilot-member table:name="soloscene" table:display="true" table:show-details="true"/>
                <table:data-pilot-member table:name="gerichtsscene" table:display="true" table:show-details="true"/>
                <table:data-pilot-member table:name="geduldspiel" table:display="true" table:show-details="true"/>
                <table:data-pilot-member table:name="festspiel" table:display="true" table:show-details="true"/>
                <table:data-pilot-member table:name="horreur" table:display="true" table:show-details="true"/>
                <table:data-pilot-member table:name="einakter"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Exclu" table:orientation="hidden" table:used-hierarchy="-1" table:function="auto">
            <table:data-pilot-level table:show-empty="false" calcext:repeat-item-labels="false">
              <table:data-pilot-subtotals>
                <table:data-pilot-subtotal table:function="auto"/>
              </table:data-pilot-subtotals>
              <table:data-pilot-members>
                <table:data-pilot-member table:name="0" table:display="true" table:show-details="true"/>
                <table:data-pilot-member table:name="1"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ypographie" table:orientation="hidden" table:used-hierarchy="-1" table:function="auto">
            <table:data-pilot-level table:show-empty="false" calcext:repeat-item-labels="false">
              <table:data-pilot-subtotals>
                <table:data-pilot-subtotal table:function="auto"/>
              </table:data-pilot-subtotals>
              <table:data-pilot-members>
                <table:data-pilot-member table:name="gothique" table:display="true" table:show-details="true"/>
                <table:data-pilot-member table:name="romain" table:display="true" table:show-details="true"/>
                <table:data-pilot-member table:name="romain (manuscrit)"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URLBnu" table:orientation="hidden" table:used-hierarchy="-1" table:function="auto">
            <table:data-pilot-level table:show-empty="false" calcext:repeat-item-labels="false">
              <table:data-pilot-subtotals>
                <table:data-pilot-subtotal table:function="auto"/>
              </table:data-pilot-subtotals>
              <table:data-pilot-members>
                <table:data-pilot-member table:name="https://www.numistral.fr/ark:/12148/bpt6k9109602r" table:display="true" table:show-details="true"/>
                <table:data-pilot-member table:name="https://www.numistral.fr/ark:/12148/bpt6k91095685" table:display="true" table:show-details="true"/>
                <table:data-pilot-member table:name="https://www.numistral.fr/ark:/12148/bpt6k9109578j" table:display="true" table:show-details="true"/>
                <table:data-pilot-member table:name="https://www.numistral.fr/ark:/12148/bpt6k9109599q" table:display="true" table:show-details="true"/>
                <table:data-pilot-member table:name="https://www.numistral.fr/ark:/12148/bpt6k9109686f" table:display="true" table:show-details="true"/>
                <table:data-pilot-member table:name="https://www.numistral.fr/ark:/12148/bpt6k9109551w" table:display="true" table:show-details="true"/>
                <table:data-pilot-member table:name="https://www.numistral.fr/ark:/12148/bpt6k9109585p" table:display="true" table:show-details="true"/>
                <table:data-pilot-member table:name="https://www.numistral.fr/ark:/12148/bpt6k91095403" table:display="true" table:show-details="true"/>
                <table:data-pilot-member table:name="https://www.numistral.fr/ark:/12148/bpt6k9109754t" table:display="true" table:show-details="true"/>
                <table:data-pilot-member table:name="https://www.numistral.fr/ark:/12148/bpt6k9109705b" table:display="true" table:show-details="true"/>
                <table:data-pilot-member table:name="https://www.numistral.fr/ark:/12148/bpt6k9109539f" table:display="true" table:show-details="true"/>
                <table:data-pilot-member table:name="https://www.numistral.fr/ark:/12148/bpt6k9109516f" table:display="true" table:show-details="true"/>
                <table:data-pilot-member table:name="https://www.numistral.fr/ark:/12148/bpt6k91095633" table:display="true" table:show-details="true"/>
                <table:data-pilot-member table:name="https://www.numistral.fr/ark:/12148/bpt6k9109566b" table:display="true" table:show-details="true"/>
                <table:data-pilot-member table:name="https://www.numistral.fr/ark:/12148/bpt6k9109767f" table:display="true" table:show-details="true"/>
                <table:data-pilot-member table:name="https://www.numistral.fr/ark:/12148/bpt6k91095062" table:display="true" table:show-details="true"/>
                <table:data-pilot-member table:name="https://www.numistral.fr/ark:/12148/bpt6k9109607t" table:display="true" table:show-details="true"/>
                <table:data-pilot-member table:name="https://www.numistral.fr/ark:/12148/bpt6k91096280" table:display="true" table:show-details="true"/>
                <table:data-pilot-member table:name="https://www.numistral.fr/ark:/12148/bpt6k9109681c" table:display="true" table:show-details="true"/>
                <table:data-pilot-member table:name="https://www.numistral.fr/ark:/12148/bpt6k9109668h" table:display="true" table:show-details="true"/>
                <table:data-pilot-member table:name="https://www.numistral.fr/ark:/12148/bpt6k9109689p" table:display="true" table:show-details="true"/>
                <table:data-pilot-member table:name="https://www.numistral.fr/ark:/12148/bpt6k9109596g" table:display="true" table:show-details="true"/>
                <table:data-pilot-member table:name="https://www.numistral.fr/ark:/12148/bpt6k91095596" table:display="true" table:show-details="true"/>
                <table:data-pilot-member table:name="https://www.numistral.fr/ark:/12148/bpt6k9109548d" table:display="true" table:show-details="true"/>
                <table:data-pilot-member table:name="https://www.numistral.fr/ark:/12148/bpt6k9109519p" table:display="true" table:show-details="true"/>
                <table:data-pilot-member table:name="https://www.numistral.fr/ark:/12148/bpt6k9109535s" table:display="true" table:show-details="true"/>
                <table:data-pilot-member table:name="https://www.numistral.fr/ark:/12148/bpt6k91095618" table:display="true" table:show-details="true"/>
                <table:data-pilot-member table:name="https://www.numistral.fr/ark:/12148/bpt6k9109556z" table:display="true" table:show-details="true"/>
                <table:data-pilot-member table:name="https://www.numistral.fr/ark:/12148/bpt6k9109690b" table:display="true" table:show-details="true"/>
                <table:data-pilot-member table:name="https://www.numistral.fr/ark:/12148/bpt6k91097075" table:display="true" table:show-details="true"/>
                <table:data-pilot-member table:name="https://www.numistral.fr/ark:/12148/bpt6k9109684m" table:display="true" table:show-details="true"/>
                <table:data-pilot-member table:name="https://www.numistral.fr/ark:/12148/bpt6k9109731t" table:display="true" table:show-details="true"/>
                <table:data-pilot-member table:name="https://www.numistral.fr/ark:/12148/bpt6k9109710n" table:display="true" table:show-details="true"/>
                <table:data-pilot-member table:name="https://www.numistral.fr/ark:/12148/bpt6k91097238" table:display="true" table:show-details="true"/>
                <table:data-pilot-member table:name="https://www.numistral.fr/ark:/12148/bpt6k91095707" table:display="true" table:show-details="true"/>
                <table:data-pilot-member table:name="https://www.numistral.fr/ark:/12148/bpt6k91095277" table:display="true" table:show-details="true"/>
                <table:data-pilot-member table:name="https://www.numistral.fr/ark:/12148/bpt6k9109514m" table:display="true" table:show-details="true"/>
                <table:data-pilot-member table:name="https://www.numistral.fr/ark:/12148/bpt6k91095989" table:display="true" table:show-details="true"/>
                <table:data-pilot-member table:name="https://www.numistral.fr/ark:/12148/bpt6k9109542x" table:display="true" table:show-details="true"/>
                <table:data-pilot-member table:name="https://www.numistral.fr/ark:/12148/bpt6k9109555j" table:display="true" table:show-details="true"/>
                <table:data-pilot-member table:name="https://www.numistral.fr/ark:/12148/bpt6k9109576q" table:display="true" table:show-details="true"/>
                <table:data-pilot-member table:name="https://www.numistral.fr/ark:/12148/bpt6k9109706r" table:display="true" table:show-details="true"/>
                <table:data-pilot-member table:name="https://www.numistral.fr/ark:/12148/bpt6k9109625r" table:display="true" table:show-details="true"/>
                <table:data-pilot-member table:name="https://www.numistral.fr/ark:/12148/bpt6k91097327" table:display="true" table:show-details="true"/>
                <table:data-pilot-member table:name="https://www.numistral.fr/ark:/12148/bpt6k91095366" table:display="true" table:show-details="true"/>
                <table:data-pilot-member table:name="https://www.numistral.fr/ark:/12148/bpt6k9109573g" table:display="true" table:show-details="true"/>
                <table:data-pilot-member table:name="https://www.numistral.fr/ark:/12148/bpt6k9109594n" table:display="true" table:show-details="true"/>
                <table:data-pilot-member table:name="https://www.numistral.fr/ark:/12148/bpt6k9109510z" table:display="true" table:show-details="true"/>
                <table:data-pilot-member table:name="https://www.numistral.fr/ark:/12148/bpt6k9109738q" table:display="true" table:show-details="true"/>
                <table:data-pilot-member table:name="https://www.numistral.fr/ark:/12148/bpt6k9109541h" table:display="true" table:show-details="true"/>
                <table:data-pilot-member table:name="https://www.numistral.fr/ark:/12148/bpt6k9109583v" table:display="true" table:show-details="true"/>
                <table:data-pilot-member table:name="https://www.numistral.fr/ark:/12148/bpt6k91095722" table:display="true" table:show-details="true"/>
                <table:data-pilot-member table:name="https://www.numistral.fr/ark:/12148/bpt6k91095381" table:display="true" table:show-details="true"/>
                <table:data-pilot-member table:name="https://www.numistral.fr/ark:/12148/bpt6k9109562p" table:display="true" table:show-details="true"/>
                <table:data-pilot-member table:name="https://www.numistral.fr/ark:/12148/bpt6k91096851" table:display="true" table:show-details="true"/>
                <table:data-pilot-member table:name="https://www.numistral.fr/ark:/12148/bpt6k9109654g" table:display="true" table:show-details="true"/>
                <table:data-pilot-member table:name="https://www.numistral.fr/ark:/12148/bpt6k9109579z" table:display="true" table:show-details="true"/>
                <table:data-pilot-member table:name="https://www.numistral.fr/ark:/12148/bpt6k9109564h" table:display="true" table:show-details="true"/>
                <table:data-pilot-member table:name="https://www.numistral.fr/ark:/12148/bpt6k91097342" table:display="true" table:show-details="true"/>
                <table:data-pilot-member table:name="https://www.numistral.fr/ark:/12148/bpt6k91096532" table:display="true" table:show-details="true"/>
                <table:data-pilot-member table:name="https://www.numistral.fr/ark:/12148/bpt6k9109703h" table:display="true" table:show-details="true"/>
                <table:data-pilot-member table:name="https://www.numistral.fr/ark:/12148/bpt6k91097379" table:display="true" table:show-details="true"/>
                <table:data-pilot-member table:name="https://www.numistral.fr/ark:/12148/bpt6k9109609n" table:display="true" table:show-details="true"/>
                <table:data-pilot-member table:name="https://www.numistral.fr/ark:/12148/bpt6k9109724p" table:display="true" table:show-details="true"/>
                <table:data-pilot-member table:name="https://www.numistral.fr/ark:/12148/bpt6k9109760j" table:display="true" table:show-details="true"/>
                <table:data-pilot-member table:name="https://www.numistral.fr/ark:/12148/bpt6k9109753d" table:display="true" table:show-details="true"/>
                <table:data-pilot-member table:name="https://www.numistral.fr/ark:/12148/bpt6k9109745v" table:display="true" table:show-details="true"/>
                <table:data-pilot-member table:name="https://www.numistral.fr/ark:/12148/bpt6k9109712g" table:display="true" table:show-details="true"/>
                <table:data-pilot-member table:name="https://www.numistral.fr/ark:/12148/bpt6k9109733n" table:display="true" table:show-details="true"/>
                <table:data-pilot-member table:name="https://www.numistral.fr/ark:/12148/bpt6k91095470" table:display="true" table:show-details="true"/>
                <table:data-pilot-member table:name="https://www.numistral.fr/ark:/12148/bpt6k9109587h" table:display="true" table:show-details="true"/>
                <table:data-pilot-member table:name="https://www.numistral.fr/ark:/12148/bpt6k91096087" table:display="true" table:show-details="true"/>
                <table:data-pilot-member table:name="https://www.numistral.fr/ark:/12148/bpt6k91097646" table:display="true" table:show-details="true"/>
                <table:data-pilot-member table:name="https://www.numistral.fr/ark:/12148/bpt6k9109550g" table:display="true" table:show-details="true"/>
                <table:data-pilot-member table:name="https://www.numistral.fr/ark:/12148/bpt6k9109571n" table:display="true" table:show-details="true"/>
                <table:data-pilot-member table:name="https://www.numistral.fr/ark:/12148/bpt6k91095848" table:display="true" table:show-details="true"/>
                <table:data-pilot-member table:name="https://www.numistral.fr/ark:/12148/bpt6k91095136" table:display="true" table:show-details="true"/>
                <table:data-pilot-member table:name="https://www.numistral.fr/ark:/12148/bpt6k91095811" table:display="true" table:show-details="true"/>
                <table:data-pilot-member table:name="https://www.numistral.fr/ark:/12148/bpt6k9109558s" table:display="true" table:show-details="true"/>
                <table:data-pilot-member table:name="https://www.numistral.fr/ark:/12148/bpt6k9109543b" table:display="true" table:show-details="true"/>
                <table:data-pilot-member table:name="https://www.numistral.fr/ark:/12148/bpt6k9109675n" table:display="true" table:show-details="true"/>
                <table:data-pilot-member table:name="https://www.numistral.fr/ark:/12148/bpt6k9109735g" table:display="true" table:show-details="true"/>
                <table:data-pilot-member table:name="https://www.numistral.fr/ark:/12148/bpt6k91097090" table:display="true" table:show-details="true"/>
                <table:data-pilot-member table:name="https://www.numistral.fr/ark:/12148/bpt6k9109624b" table:display="true" table:show-details="true"/>
                <table:data-pilot-member table:name="https://www.numistral.fr/ark:/12148/bpt6k91095937" table:display="true" table:show-details="true"/>
                <table:data-pilot-member table:name="https://www.numistral.fr/ark:/12148/bpt6k91095900" table:display="true" table:show-details="true"/>
                <table:data-pilot-member table:name="https://www.numistral.fr/ark:/12148/bpt6k9109592t" table:display="true" table:show-details="true"/>
                <table:data-pilot-member table:name="https://www.numistral.fr/ark:/12148/bpt6k9109749h" table:display="true" table:show-details="true"/>
                <table:data-pilot-member table:name="https://www.numistral.fr/ark:/12148/bpt6k9109546k" table:display="true" table:show-details="true"/>
                <table:data-pilot-member table:name="https://www.numistral.fr/ark:/12148/bpt6k9109580m" table:display="true" table:show-details="true"/>
                <table:data-pilot-member table:name="https://www.numistral.fr/ark:/12148/bpt6k9109567r" table:display="true" table:show-details="true"/>
                <table:data-pilot-member table:name="https://www.numistral.fr/ark:/12148/bpt6k91095455" table:display="true" table:show-details="true"/>
                <table:data-pilot-member table:name="https://www.numistral.fr/ark:/12148/bpt6k9109569k" table:display="true" table:show-details="true"/>
                <table:data-pilot-member table:name="https://www.numistral.fr/ark:/12148/bpt6k9109582f" table:display="true" table:show-details="true"/>
                <table:data-pilot-member table:name="https://www.numistral.fr/ark:/12148/bpt6k91097431" table:display="true" table:show-details="true"/>
                <table:data-pilot-member table:name="https://www.numistral.fr/ark:/12148/bpt6k9109747p" table:display="true" table:show-details="true"/>
                <table:data-pilot-member table:name="https://www.numistral.fr/ark:/12148/bpt6k91095151" table:display="true" table:show-details="true"/>
                <table:data-pilot-member table:name="https://www.numistral.fr/ark:/12148/bpt6k91095188" table:display="true" table:show-details="true"/>
                <table:data-pilot-member table:name="https://www.numistral.fr/ark:/12148/bpt6k9109597w" table:display="true" table:show-details="true"/>
                <table:data-pilot-member table:name="https://www.numistral.fr/ark:/12148/bpt6k9109532j" table:display="true" table:show-details="true"/>
                <table:data-pilot-member table:name="https://www.numistral.fr/ark:/12148/bpt6k9109600x" table:display="true" table:show-details="true"/>
                <table:data-pilot-member table:name="https://www.numistral.fr/ark:/12148/bpt6k9109627k" table:display="true" table:show-details="true"/>
                <table:data-pilot-member table:name="https://www.numistral.fr/ark:/12148/bpt6k9109762c" table:display="true" table:show-details="true"/>
                <table:data-pilot-member table:name="https://www.numistral.fr/ark:/12148/bpt6k91096035" table:display="true" table:show-details="true"/>
                <table:data-pilot-member table:name="https://www.numistral.fr/ark:/12148/bpt6k9109729r" table:display="true" table:show-details="true"/>
                <table:data-pilot-member table:name="https://www.numistral.fr/ark:/12148/bpt6k9109708k" table:display="true" table:show-details="true"/>
                <table:data-pilot-member table:name="https://www.numistral.fr/ark:/12148/bpt6k9109742m" table:display="true" table:show-details="true"/>
                <table:data-pilot-member table:name="https://www.numistral.fr/ark:/12148/bpt6k9109553q" table:display="true" table:show-details="true"/>
                <table:data-pilot-member table:name="https://www.numistral.fr/ark:/12148/bpt6k9109606d" table:display="true" table:show-details="true"/>
                <table:data-pilot-member table:name="https://www.numistral.fr/ark:/12148/bpt6k91096977" table:display="true" table:show-details="true"/>
                <table:data-pilot-member table:name="https://www.numistral.fr/ark:/12148/bpt6k91096940" table:display="true" table:show-details="true"/>
                <table:data-pilot-member table:name="https://www.numistral.fr/ark:/12148/bpt6k91095544" table:display="true" table:show-details="true"/>
                <table:data-pilot-member table:name="https://www.numistral.fr/ark:/12148/bpt6k9109565x" table:display="true" table:show-details="true"/>
                <table:data-pilot-member table:name="https://www.numistral.fr/ark:/12148/bpt6k9109557c" table:display="true" table:show-details="true"/>
                <table:data-pilot-member table:name="https://www.numistral.fr/ark:/12148/bpt6k9109620p" table:display="true" table:show-details="true"/>
                <table:data-pilot-member table:name="https://www.numistral.fr/ark:/12148/bpt6k91097520" table:display="true" table:show-details="true"/>
                <table:data-pilot-member table:name="https://www.numistral.fr/ark:/12148/bpt6k91097557" table:display="true" table:show-details="true"/>
                <table:data-pilot-member table:name="https://www.numistral.fr/ark:/12148/bpt6k9109505n" table:display="true" table:show-details="true"/>
                <table:data-pilot-member table:name="https://www.numistral.fr/ark:/12148/bpt6k9109589b" table:display="true" table:show-details="true"/>
                <table:data-pilot-member table:name="https://www.numistral.fr/ark:/12148/bpt6k91097416" table:display="true" table:show-details="true"/>
                <table:data-pilot-member table:name="https://www.numistral.fr/ark:/12148/bpt6k9109744f" table:display="true" table:show-details="true"/>
                <table:data-pilot-member table:name="https://www.numistral.fr/ark:/12148/bpt6k9109719c" table:display="true" table:show-details="true"/>
                <table:data-pilot-member table:name="https://www.numistral.fr/ark:/12148/bpt6k9109740s" table:display="true" table:show-details="true"/>
                <table:data-pilot-member table:name="https://www.numistral.fr/ark:/12148/bpt6k91097483" table:display="true" table:show-details="true"/>
                <table:data-pilot-member table:name="https://www.numistral.fr/ark:/12148/bpt6k9109544r" table:display="true" table:show-details="true"/>
                <table:data-pilot-member table:name="https://www.numistral.fr/ark:/12148/bpt6k9109616s" table:display="true" table:show-details="true"/>
                <table:data-pilot-member table:name="https://www.numistral.fr/ark:/12148/bpt6k9109670k" table:display="true" table:show-details="true"/>
                <table:data-pilot-member table:name="https://www.numistral.fr/ark:/12148/bpt6k9109549t" table:display="true" table:show-details="true"/>
                <table:data-pilot-member table:name="https://www.numistral.fr/ark:/12148/bpt6k9109759w" table:display="true" table:show-details="true"/>
                <table:data-pilot-member table:name="https://www.numistral.fr/ark:/12148/bpt6k9109604k" table:display="true" table:show-details="true"/>
                <table:data-pilot-member table:name="https://www.numistral.fr/ark:/12148/bpt6k91097008" table:display="true" table:show-details="true"/>
                <table:data-pilot-member table:name="https://www.numistral.fr/ark:/12148/bpt6k9109698n" table:display="true" table:show-details="true"/>
                <table:data-pilot-member table:name="https://www.numistral.fr/ark:/12148/bpt6k9109677g" table:display="true" table:show-details="true"/>
                <table:data-pilot-member table:name="https://www.numistral.fr/ark:/12148/bpt6k9109508w" table:display="true" table:show-details="true"/>
                <table:data-pilot-member table:name="https://www.numistral.fr/ark:/12148/bpt6k9109761z" table:display="true" table:show-details="true"/>
                <table:data-pilot-member table:name="https://www.numistral.fr/ark:/12148/bpt6k9109673t" table:display="true" table:show-details="true"/>
                <table:data-pilot-member table:name="https://www.numistral.fr/ark:/12148/bpt6k9109758g" table:display="true" table:show-details="true"/>
                <table:data-pilot-member table:name="https://www.numistral.fr/ark:/12148/bpt6k9109530q" table:display="true" table:show-details="true"/>
                <table:data-pilot-member table:name="https://www.numistral.fr/ark:/12148/bpt6k9109588x" table:display="true" table:show-details="true"/>
                <table:data-pilot-member table:name="https://www.numistral.fr/ark:/12148/bpt6k91095774" table:display="true" table:show-details="true"/>
                <table:data-pilot-member table:name="https://www.numistral.fr/ark:/12148/bpt6k91095099" table:display="true" table:show-details="true"/>
                <table:data-pilot-member table:name="https://www.numistral.fr/ark:/12148/bpt6k9109560v" table:display="true" table:show-details="true"/>
                <table:data-pilot-member table:name="https://www.numistral.fr/ark:/12148/bpt6k9109669x" table:display="true" table:show-details="true"/>
                <table:data-pilot-member table:name="https://www.numistral.fr/ark:/12148/bpt6k91097394" table:display="true" table:show-details="true"/>
                <table:data-pilot-member table:name="https://www.numistral.fr/ark:/12148/bpt6k9109507g" table:display="true" table:show-details="true"/>
                <table:data-pilot-member table:name="https://www.numistral.fr/ark:/12148/bpt6k91097112" table:display="true" table:show-details="true"/>
                <table:data-pilot-member table:name="https://www.numistral.fr/ark:/12148/bpt6k9109736w" table:display="true" table:show-details="true"/>
                <table:data-pilot-member table:name="https://www.numistral.fr/ark:/12148/bpt6k91096443"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utPrésumé" table:orientation="hidden" table:used-hierarchy="-1" table:function="auto">
            <table:data-pilot-level table:show-empty="false" calcext:repeat-item-labels="false">
              <table:data-pilot-subtotals>
                <table:data-pilot-subtotal table:function="auto"/>
              </table:data-pilot-subtotals>
              <table:data-pilot-members>
                <table:data-pilot-member table:name="s.n." table:display="true" table:show-details="true"/>
                <table:data-pilot-member table:name="Mühleisen, A.."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trIllustrateur" table:orientation="hidden" table:used-hierarchy="-1" table:function="auto">
            <table:data-pilot-level table:show-empty="false" calcext:repeat-item-labels="false">
              <table:data-pilot-subtotals>
                <table:data-pilot-subtotal table:function="auto"/>
              </table:data-pilot-subtotals>
              <table:data-pilot-members>
                <table:data-pilot-member table:name="s.n." table:display="true" table:show-details="true"/>
                <table:data-pilot-member table:name="Kurtz, Joseph." table:display="true" table:show-details="true"/>
                <table:data-pilot-member table:name="Solveen, Henri (1891-1956)."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trCompilateur" table:orientation="hidden" table:used-hierarchy="-1" table:function="auto">
            <table:data-pilot-level table:show-empty="false" calcext:repeat-item-labels="false">
              <table:data-pilot-subtotals>
                <table:data-pilot-subtotal table:function="auto"/>
              </table:data-pilot-subtotals>
              <table:data-pilot-members>
                <table:data-pilot-member table:name="s.n." table:display="true" table:show-details="true"/>
                <table:data-pilot-member table:name="Braun, Aloys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trContributeur" table:orientation="hidden" table:used-hierarchy="-1" table:function="auto">
            <table:data-pilot-level table:show-empty="false" calcext:repeat-item-labels="false">
              <table:data-pilot-subtotals>
                <table:data-pilot-subtotal table:function="auto"/>
              </table:data-pilot-subtotals>
              <table:data-pilot-members>
                <table:data-pilot-member table:name="s.n." table:display="true" table:show-details="true"/>
                <table:data-pilot-member table:name="Schwob, Aug. 1100" table:display="true" table:show-details="true"/>
                <table:data-pilot-member table:name="Schwoob Aug. 1100" table:display="true" table:show-details="true"/>
                <table:data-pilot-member table:name="Spindler, Charles" table:display="true" table:show-details="true"/>
                <table:data-pilot-member table:name="Deck, E.. 2230" table:display="true" table:show-details="true"/>
                <table:data-pilot-member table:name="Seyller, Alphonse. Éditeur scientifiqu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Éditeur" table:orientation="hidden" table:used-hierarchy="-1" table:function="auto">
            <table:data-pilot-level table:show-empty="false" calcext:repeat-item-labels="false">
              <table:data-pilot-subtotals>
                <table:data-pilot-subtotal table:function="auto"/>
              </table:data-pilot-subtotals>
              <table:data-pilot-members>
                <table:data-pilot-member table:name="(Strassburg)" table:display="true" table:show-details="true"/>
                <table:data-pilot-member table:name="(Strasbourg)" table:display="true" table:show-details="true"/>
                <table:data-pilot-member table:name="s.n." table:display="true" table:show-details="true"/>
                <table:data-pilot-member table:name="(Colmar)" table:display="true" table:show-details="true"/>
                <table:data-pilot-member table:name="(Strasbourg-Neudorf)" table:display="true" table:show-details="true"/>
                <table:data-pilot-member table:name="(Mulhouse)" table:display="true" table:show-details="true"/>
                <table:data-pilot-member table:name="(Gundershoffen)" table:display="true" table:show-details="true"/>
                <table:data-pilot-member table:name="(Niederbronn-les-Bains)" table:display="true" table:show-details="true"/>
                <table:data-pilot-member table:name="(Mülhausen i. Els)" table:display="true" table:show-details="true"/>
                <table:data-pilot-member table:name="(Rouffach)" table:display="true" table:show-details="true"/>
                <table:data-pilot-member table:name="(Strossburi)" table:display="true" table:show-details="true"/>
                <table:data-pilot-member table:name="(Berlin)" table:display="true" table:show-details="true"/>
                <table:data-pilot-member table:name="(Strossburi i. E.)" table:display="true" table:show-details="true"/>
                <table:data-pilot-member table:name="Librairie évangélique (Strasbourg)" table:display="true" table:show-details="true"/>
                <table:data-pilot-member table:name="(Srasbourg)" table:display="true" table:show-details="true"/>
                <table:data-pilot-member table:name="(Mülhausen)" table:display="true" table:show-details="true"/>
                <table:data-pilot-member table:name="(Strassburg i.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uDates" table:orientation="hidden" table:used-hierarchy="-1" table:function="auto">
            <table:data-pilot-level table:show-empty="false" calcext:repeat-item-labels="false">
              <table:data-pilot-subtotals>
                <table:data-pilot-subtotal table:function="auto"/>
              </table:data-pilot-subtotals>
              <table:data-pilot-members>
                <table:data-pilot-member table:name="s.n." table:display="true" table:show-details="true"/>
                <table:data-pilot-member table:name="1874-1924." table:display="true" table:show-details="true"/>
                <table:data-pilot-member table:name="1928-....." table:display="true" table:show-details="true"/>
                <table:data-pilot-member table:name="1876-1928." table:display="true" table:show-details="true"/>
                <table:data-pilot-member table:name="1856-1924." table:display="true" table:show-details="true"/>
                <table:data-pilot-member table:name="1869-1944." table:display="true" table:show-details="true"/>
                <table:data-pilot-member table:name="1868-1944." table:display="true" table:show-details="true"/>
                <table:data-pilot-member table:name="1891-1946." table:display="true" table:show-details="true"/>
                <table:data-pilot-member table:name="1864-1937." table:display="true" table:show-details="true"/>
                <table:data-pilot-member table:name="1844-1899." table:display="true" table:show-details="true"/>
                <table:data-pilot-member table:name="1780-1829." table:display="true" table:show-details="true"/>
                <table:data-pilot-member table:name="1883-1940." table:display="true" table:show-details="true"/>
                <table:data-pilot-member table:name="1868-1914." table:display="true" table:show-details="true"/>
                <table:data-pilot-member table:name="1874-1938." table:display="true" table:show-details="true"/>
                <table:data-pilot-member table:name="1851-1930 ; (Ophtalmologiste)." table:display="true" table:show-details="true"/>
                <table:data-pilot-member table:name="1878-1943."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Source" table:orientation="hidden" table:used-hierarchy="-1" table:function="auto">
            <table:data-pilot-level table:show-empty="false" calcext:repeat-item-labels="false">
              <table:data-pilot-subtotals>
                <table:data-pilot-subtotal table:function="auto"/>
              </table:data-pilot-subtotals>
              <table:data-pilot-members>
                <table:data-pilot-member table:name="Bibliothèque nationale et universitaire de Strasbourg , M.118.904" table:display="true" table:show-details="true"/>
                <table:data-pilot-member table:name="Bibliothèque nationale et universitaire de Strasbourg , M.111.526" table:display="true" table:show-details="true"/>
                <table:data-pilot-member table:name="Bibliothèque nationale et universitaire de Strasbourg , M.111.832" table:display="true" table:show-details="true"/>
                <table:data-pilot-member table:name="Bibliothèque nationale et universitaire de Strasbourg , M.112.017" table:display="true" table:show-details="true"/>
                <table:data-pilot-member table:name="Bibliothèque nationale et universitaire de Strasbourg , M.125.767" table:display="true" table:show-details="true"/>
                <table:data-pilot-member table:name="Bibliothèque nationale et universitaire de Strasbourg , M.111.497" table:display="true" table:show-details="true"/>
                <table:data-pilot-member table:name="Bibliothèque nationale et universitaire de Strasbourg , M.111.862" table:display="true" table:show-details="true"/>
                <table:data-pilot-member table:name="Bibliothèque nationale et universitaire de Strasbourg , M.111.366" table:display="true" table:show-details="true"/>
                <table:data-pilot-member table:name="Bibliothèque nationale et universitaire de Strasbourg , M.34.703" table:display="true" table:show-details="true"/>
                <table:data-pilot-member table:name="Bibliothèque nationale et universitaire de Strasbourg , M.126.371" table:display="true" table:show-details="true"/>
                <table:data-pilot-member table:name="Bibliothèque nationale et universitaire de Strasbourg , M.111.365" table:display="true" table:show-details="true"/>
                <table:data-pilot-member table:name="Bibliothèque nationale et universitaire de Strasbourg , M.109.874" table:display="true" table:show-details="true"/>
                <table:data-pilot-member table:name="Bibliothèque nationale et universitaire de Strasbourg , M.111.516" table:display="true" table:show-details="true"/>
                <table:data-pilot-member table:name="Bibliothèque nationale et universitaire de Strasbourg , M.111.521" table:display="true" table:show-details="true"/>
                <table:data-pilot-member table:name="Bibliothèque nationale et universitaire de Strasbourg , MR.700.092" table:display="true" table:show-details="true"/>
                <table:data-pilot-member table:name="Bibliothèque nationale et universitaire de Strasbourg , CD.137.746" table:display="true" table:show-details="true"/>
                <table:data-pilot-member table:name="Bibliothèque nationale et universitaire de Strasbourg , M.121.836" table:display="true" table:show-details="true"/>
                <table:data-pilot-member table:name="Bibliothèque nationale et universitaire de Strasbourg , M.123.140" table:display="true" table:show-details="true"/>
                <table:data-pilot-member table:name="Bibliothèque nationale et universitaire de Strasbourg , M.125.735" table:display="true" table:show-details="true"/>
                <table:data-pilot-member table:name="Bibliothèque nationale et universitaire de Strasbourg , M.124.593" table:display="true" table:show-details="true"/>
                <table:data-pilot-member table:name="Bibliothèque nationale et universitaire de Strasbourg , M.125.770" table:display="true" table:show-details="true"/>
                <table:data-pilot-member table:name="Bibliothèque nationale et universitaire de Strasbourg , M.111.972" table:display="true" table:show-details="true"/>
                <table:data-pilot-member table:name="Bibliothèque nationale et universitaire de Strasbourg , M.111.510" table:display="true" table:show-details="true"/>
                <table:data-pilot-member table:name="Bibliothèque nationale et universitaire de Strasbourg , M.111.374" table:display="true" table:show-details="true"/>
                <table:data-pilot-member table:name="Bibliothèque nationale et universitaire de Strasbourg , M.110.096" table:display="true" table:show-details="true"/>
                <table:data-pilot-member table:name="Bibliothèque nationale et universitaire de Strasbourg , M.111.264" table:display="true" table:show-details="true"/>
                <table:data-pilot-member table:name="Bibliothèque nationale et universitaire de Strasbourg , M.111.513" table:display="true" table:show-details="true"/>
                <table:data-pilot-member table:name="Bibliothèque nationale et universitaire de Strasbourg , M.111.502" table:display="true" table:show-details="true"/>
                <table:data-pilot-member table:name="Bibliothèque nationale et universitaire de Strasbourg , M.125.771" table:display="true" table:show-details="true"/>
                <table:data-pilot-member table:name="Bibliothèque nationale et universitaire de Strasbourg , M.126.374" table:display="true" table:show-details="true"/>
                <table:data-pilot-member table:name="Bibliothèque nationale et universitaire de Strasbourg , M.125.765" table:display="true" table:show-details="true"/>
                <table:data-pilot-member table:name="Bibliothèque nationale et universitaire de Strasbourg , M.127.971" table:display="true" table:show-details="true"/>
                <table:data-pilot-member table:name="Bibliothèque nationale et universitaire de Strasbourg , M.126.417" table:display="true" table:show-details="true"/>
                <table:data-pilot-member table:name="Bibliothèque nationale et universitaire de Strasbourg , M.127.134" table:display="true" table:show-details="true"/>
                <table:data-pilot-member table:name="Bibliothèque nationale et universitaire de Strasbourg , M.111.563" table:display="true" table:show-details="true"/>
                <table:data-pilot-member table:name="Bibliothèque nationale et universitaire de Strasbourg , M.111.089,49" table:display="true" table:show-details="true"/>
                <table:data-pilot-member table:name="Bibliothèque nationale et universitaire de Strasbourg , M.109.082" table:display="true" table:show-details="true"/>
                <table:data-pilot-member table:name="Bibliothèque nationale et universitaire de Strasbourg , M.111.986" table:display="true" table:show-details="true"/>
                <table:data-pilot-member table:name="Bibliothèque nationale et universitaire de Strasbourg , M.111.368" table:display="true" table:show-details="true"/>
                <table:data-pilot-member table:name="Bibliothèque nationale et universitaire de Strasbourg , M.111.501" table:display="true" table:show-details="true"/>
                <table:data-pilot-member table:name="Bibliothèque nationale et universitaire de Strasbourg , M.111.754" table:display="true" table:show-details="true"/>
                <table:data-pilot-member table:name="Bibliothèque nationale et universitaire de Strasbourg , M.126.373" table:display="true" table:show-details="true"/>
                <table:data-pilot-member table:name="Bibliothèque nationale et universitaire de Strasbourg , M.122.989" table:display="true" table:show-details="true"/>
                <table:data-pilot-member table:name="Bibliothèque nationale et universitaire de Strasbourg , M.128.093" table:display="true" table:show-details="true"/>
                <table:data-pilot-member table:name="Bibliothèque nationale et universitaire de Strasbourg , M.111.271" table:display="true" table:show-details="true"/>
                <table:data-pilot-member table:name="Bibliothèque nationale et universitaire de Strasbourg , M.111.620" table:display="true" table:show-details="true"/>
                <table:data-pilot-member table:name="Bibliothèque nationale et universitaire de Strasbourg , M.111.968" table:display="true" table:show-details="true"/>
                <table:data-pilot-member table:name="Bibliothèque nationale et universitaire de Strasbourg , CD.173.563" table:display="true" table:show-details="true"/>
                <table:data-pilot-member table:name="Bibliothèque nationale et universitaire de Strasbourg , M.13.420" table:display="true" table:show-details="true"/>
                <table:data-pilot-member table:name="Bibliothèque nationale et universitaire de Strasbourg , M.111.367" table:display="true" table:show-details="true"/>
                <table:data-pilot-member table:name="Bibliothèque nationale et universitaire de Strasbourg , M.111.860" table:display="true" table:show-details="true"/>
                <table:data-pilot-member table:name="Bibliothèque nationale et universitaire de Strasbourg , M.111.585" table:display="true" table:show-details="true"/>
                <table:data-pilot-member table:name="Bibliothèque nationale et universitaire de Strasbourg , M.111.364" table:display="true" table:show-details="true"/>
                <table:data-pilot-member table:name="Bibliothèque nationale et universitaire de Strasbourg , M.111.515" table:display="true" table:show-details="true"/>
                <table:data-pilot-member table:name="Bibliothèque nationale et universitaire de Strasbourg , M.125.766" table:display="true" table:show-details="true"/>
                <table:data-pilot-member table:name="Bibliothèque nationale et universitaire de Strasbourg , M.123.507" table:display="true" table:show-details="true"/>
                <table:data-pilot-member table:name="Bibliothèque nationale et universitaire de Strasbourg , M.111.852" table:display="true" table:show-details="true"/>
                <table:data-pilot-member table:name="Bibliothèque nationale et universitaire de Strasbourg , M.111.517" table:display="true" table:show-details="true"/>
                <table:data-pilot-member table:name="Bibliothèque nationale et universitaire de Strasbourg , M.128.163" table:display="true" table:show-details="true"/>
                <table:data-pilot-member table:name="Bibliothèque nationale et universitaire de Strasbourg , M.123.506" table:display="true" table:show-details="true"/>
                <table:data-pilot-member table:name="Bibliothèque nationale et universitaire de Strasbourg , M.126.369" table:display="true" table:show-details="true"/>
                <table:data-pilot-member table:name="Bibliothèque nationale et universitaire de Strasbourg , M.13.419" table:display="true" table:show-details="true"/>
                <table:data-pilot-member table:name="Bibliothèque nationale et universitaire de Strasbourg , M.121.838" table:display="true" table:show-details="true"/>
                <table:data-pilot-member table:name="Bibliothèque nationale et universitaire de Strasbourg , M.127.313" table:display="true" table:show-details="true"/>
                <table:data-pilot-member table:name="Bibliothèque nationale et universitaire de Strasbourg , M.714.859" table:display="true" table:show-details="true"/>
                <table:data-pilot-member table:name="Bibliothèque nationale et universitaire de Strasbourg , M.34.653" table:display="true" table:show-details="true"/>
                <table:data-pilot-member table:name="Bibliothèque nationale et universitaire de Strasbourg , M.134.359" table:display="true" table:show-details="true"/>
                <table:data-pilot-member table:name="Bibliothèque nationale et universitaire de Strasbourg , M.126.429" table:display="true" table:show-details="true"/>
                <table:data-pilot-member table:name="Bibliothèque nationale et universitaire de Strasbourg , M.128.162" table:display="true" table:show-details="true"/>
                <table:data-pilot-member table:name="Bibliothèque nationale et universitaire de Strasbourg , M.111.373" table:display="true" table:show-details="true"/>
                <table:data-pilot-member table:name="Bibliothèque nationale et universitaire de Strasbourg , M.111.864" table:display="true" table:show-details="true"/>
                <table:data-pilot-member table:name="Bibliothèque nationale et universitaire de Strasbourg , M.121.837" table:display="true" table:show-details="true"/>
                <table:data-pilot-member table:name="Bibliothèque nationale et universitaire de Strasbourg , M.719.966" table:display="true" table:show-details="true"/>
                <table:data-pilot-member table:name="Bibliothèque nationale et universitaire de Strasbourg , M.111.496" table:display="true" table:show-details="true"/>
                <table:data-pilot-member table:name="Bibliothèque nationale et universitaire de Strasbourg , M.111.564" table:display="true" table:show-details="true"/>
                <table:data-pilot-member table:name="Bibliothèque nationale et universitaire de Strasbourg , M.111.861" table:display="true" table:show-details="true"/>
                <table:data-pilot-member table:name="Bibliothèque nationale et universitaire de Strasbourg , M.109.081" table:display="true" table:show-details="true"/>
                <table:data-pilot-member table:name="Bibliothèque nationale et universitaire de Strasbourg , M.111.855" table:display="true" table:show-details="true"/>
                <table:data-pilot-member table:name="Bibliothèque nationale et universitaire de Strasbourg , M.111.509" table:display="true" table:show-details="true"/>
                <table:data-pilot-member table:name="Bibliothèque nationale et universitaire de Strasbourg , M.111.369" table:display="true" table:show-details="true"/>
                <table:data-pilot-member table:name="Bibliothèque nationale et universitaire de Strasbourg , M.125.097" table:display="true" table:show-details="true"/>
                <table:data-pilot-member table:name="Bibliothèque nationale et universitaire de Strasbourg , M.129.378" table:display="true" table:show-details="true"/>
                <table:data-pilot-member table:name="Bibliothèque nationale et universitaire de Strasbourg , M.126.378" table:display="true" table:show-details="true"/>
                <table:data-pilot-member table:name="Bibliothèque nationale et universitaire de Strasbourg , M.122.986" table:display="true" table:show-details="true"/>
                <table:data-pilot-member table:name="Bibliothèque nationale et universitaire de Strasbourg , M.111.966" table:display="true" table:show-details="true"/>
                <table:data-pilot-member table:name="Bibliothèque nationale et universitaire de Strasbourg , M.111.919" table:display="true" table:show-details="true"/>
                <table:data-pilot-member table:name="Bibliothèque nationale et universitaire de Strasbourg , M.111.959" table:display="true" table:show-details="true"/>
                <table:data-pilot-member table:name="Bibliothèque nationale et universitaire de Strasbourg , M.34.126" table:display="true" table:show-details="true"/>
                <table:data-pilot-member table:name="Bibliothèque nationale et universitaire de Strasbourg , M.111.372" table:display="true" table:show-details="true"/>
                <table:data-pilot-member table:name="Bibliothèque nationale et universitaire de Strasbourg , M.111.853" table:display="true" table:show-details="true"/>
                <table:data-pilot-member table:name="Bibliothèque nationale et universitaire de Strasbourg , M.111.524" table:display="true" table:show-details="true"/>
                <table:data-pilot-member table:name="Bibliothèque nationale et universitaire de Strasbourg , M.111.371" table:display="true" table:show-details="true"/>
                <table:data-pilot-member table:name="Bibliothèque nationale et universitaire de Strasbourg , M.111.561" table:display="true" table:show-details="true"/>
                <table:data-pilot-member table:name="Bibliothèque nationale et universitaire de Strasbourg , M.111.858" table:display="true" table:show-details="true"/>
                <table:data-pilot-member table:name="Bibliothèque nationale et universitaire de Strasbourg , M.132.575" table:display="true" table:show-details="true"/>
                <table:data-pilot-member table:name="Bibliothèque nationale et universitaire de Strasbourg , M.148.900" table:display="true" table:show-details="true"/>
                <table:data-pilot-member table:name="Bibliothèque nationale et universitaire de Strasbourg , M.109.085" table:display="true" table:show-details="true"/>
                <table:data-pilot-member table:name="Bibliothèque nationale et universitaire de Strasbourg , M.110.033" table:display="true" table:show-details="true"/>
                <table:data-pilot-member table:name="Bibliothèque nationale et universitaire de Strasbourg , M.111.979" table:display="true" table:show-details="true"/>
                <table:data-pilot-member table:name="Bibliothèque nationale et universitaire de Strasbourg , M.111.089,75" table:display="true" table:show-details="true"/>
                <table:data-pilot-member table:name="Bibliothèque nationale et universitaire de Strasbourg , M.112.018" table:display="true" table:show-details="true"/>
                <table:data-pilot-member table:name="Bibliothèque nationale et universitaire de Strasbourg , M.123.139" table:display="true" table:show-details="true"/>
                <table:data-pilot-member table:name="Bibliothèque nationale et universitaire de Strasbourg , M.719.938" table:display="true" table:show-details="true"/>
                <table:data-pilot-member table:name="Bibliothèque nationale et universitaire de Strasbourg , M.121.800" table:display="true" table:show-details="true"/>
                <table:data-pilot-member table:name="Bibliothèque nationale et universitaire de Strasbourg , M.127.464" table:display="true" table:show-details="true"/>
                <table:data-pilot-member table:name="Bibliothèque nationale et universitaire de Strasbourg , M.126.375" table:display="true" table:show-details="true"/>
                <table:data-pilot-member table:name="Bibliothèque nationale et universitaire de Strasbourg , M.132.520" table:display="true" table:show-details="true"/>
                <table:data-pilot-member table:name="Bibliothèque nationale et universitaire de Strasbourg , M.111.498" table:display="true" table:show-details="true"/>
                <table:data-pilot-member table:name="Bibliothèque nationale et universitaire de Strasbourg , M.121.835" table:display="true" table:show-details="true"/>
                <table:data-pilot-member table:name="Bibliothèque nationale et universitaire de Strasbourg , M.126.317" table:display="true" table:show-details="true"/>
                <table:data-pilot-member table:name="Bibliothèque nationale et universitaire de Strasbourg , M.126.310" table:display="true" table:show-details="true"/>
                <table:data-pilot-member table:name="Bibliothèque nationale et universitaire de Strasbourg , M.111.500" table:display="true" table:show-details="true"/>
                <table:data-pilot-member table:name="Bibliothèque nationale et universitaire de Strasbourg , M.111.520" table:display="true" table:show-details="true"/>
                <table:data-pilot-member table:name="Bibliothèque nationale et universitaire de Strasbourg , M.111.505" table:display="true" table:show-details="true"/>
                <table:data-pilot-member table:name="Bibliothèque nationale et universitaire de Strasbourg , M.122.559" table:display="true" table:show-details="true"/>
                <table:data-pilot-member table:name="Bibliothèque nationale et universitaire de Strasbourg , M.34.652" table:display="true" table:show-details="true"/>
                <table:data-pilot-member table:name="Bibliothèque nationale et universitaire de Strasbourg , M.39.647" table:display="true" table:show-details="true"/>
                <table:data-pilot-member table:name="Bibliothèque nationale et universitaire de Strasbourg , CD.137.745" table:display="true" table:show-details="true"/>
                <table:data-pilot-member table:name="Bibliothèque nationale et universitaire de Strasbourg , M.111.867" table:display="true" table:show-details="true"/>
                <table:data-pilot-member table:name="Bibliothèque nationale et universitaire de Strasbourg , M.131.792" table:display="true" table:show-details="true"/>
                <table:data-pilot-member table:name="Bibliothèque nationale et universitaire de Strasbourg , M.133.840" table:display="true" table:show-details="true"/>
                <table:data-pilot-member table:name="Bibliothèque nationale et universitaire de Strasbourg , M.126.698" table:display="true" table:show-details="true"/>
                <table:data-pilot-member table:name="Bibliothèque nationale et universitaire de Strasbourg , M.131.573" table:display="true" table:show-details="true"/>
                <table:data-pilot-member table:name="Bibliothèque nationale et universitaire de Strasbourg , M.34.120" table:display="true" table:show-details="true"/>
                <table:data-pilot-member table:name="Bibliothèque nationale et universitaire de Strasbourg , M.111.370" table:display="true" table:show-details="true"/>
                <table:data-pilot-member table:name="Bibliothèque nationale et universitaire de Strasbourg , M.122.185" table:display="true" table:show-details="true"/>
                <table:data-pilot-member table:name="Bibliothèque nationale et universitaire de Strasbourg , M.124.702" table:display="true" table:show-details="true"/>
                <table:data-pilot-member table:name="Bibliothèque nationale et universitaire de Strasbourg , M.111.405" table:display="true" table:show-details="true"/>
                <table:data-pilot-member table:name="Bibliothèque nationale et universitaire de Strasbourg , M.710.704" table:display="true" table:show-details="true"/>
                <table:data-pilot-member table:name="Bibliothèque nationale et universitaire de Strasbourg , M.121.818" table:display="true" table:show-details="true"/>
                <table:data-pilot-member table:name="Bibliothèque nationale et universitaire de Strasbourg , M.126.366" table:display="true" table:show-details="true"/>
                <table:data-pilot-member table:name="Bibliothèque nationale et universitaire de Strasbourg , M.126.318" table:display="true" table:show-details="true"/>
                <table:data-pilot-member table:name="Bibliothèque nationale et universitaire de Strasbourg , M.125.109" table:display="true" table:show-details="true"/>
                <table:data-pilot-member table:name="Bibliothèque nationale et universitaire de Strasbourg , CD.173.058" table:display="true" table:show-details="true"/>
                <table:data-pilot-member table:name="Bibliothèque nationale et universitaire de Strasbourg , M.718.978" table:display="true" table:show-details="true"/>
                <table:data-pilot-member table:name="Bibliothèque nationale et universitaire de Strasbourg , M.124.876" table:display="true" table:show-details="true"/>
                <table:data-pilot-member table:name="Bibliothèque nationale et universitaire de Strasbourg , M.500.837,431" table:display="true" table:show-details="true"/>
                <table:data-pilot-member table:name="Bibliothèque nationale et universitaire de Strasbourg , M.111.089,66" table:display="true" table:show-details="true"/>
                <table:data-pilot-member table:name="Bibliothèque nationale et universitaire de Strasbourg , M.111.865" table:display="true" table:show-details="true"/>
                <table:data-pilot-member table:name="Bibliothèque nationale et universitaire de Strasbourg , M.111.819" table:display="true" table:show-details="true"/>
                <table:data-pilot-member table:name="Bibliothèque nationale et universitaire de Strasbourg , CD.173.174" table:display="true" table:show-details="true"/>
                <table:data-pilot-member table:name="Bibliothèque nationale et universitaire de Strasbourg , M.111.512" table:display="true" table:show-details="true"/>
                <table:data-pilot-member table:name="Bibliothèque nationale et universitaire de Strasbourg , M.124.633" table:display="true" table:show-details="true"/>
                <table:data-pilot-member table:name="Bibliothèque nationale et universitaire de Strasbourg , M.131.421" table:display="true" table:show-details="true"/>
                <table:data-pilot-member table:name="Bibliothèque nationale et universitaire de Strasbourg , CD.137.747" table:display="true" table:show-details="true"/>
                <table:data-pilot-member table:name="Bibliothèque nationale et universitaire de Strasbourg , M.126.428" table:display="true" table:show-details="true"/>
                <table:data-pilot-member table:name="Bibliothèque nationale et universitaire de Strasbourg , M.129.504" table:display="true" table:show-details="true"/>
                <table:data-pilot-member table:name="Bibliothèque nationale et universitaire de Strasbourg , M.123.422"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ote" table:orientation="hidden" table:used-hierarchy="-1" table:function="auto">
            <table:data-pilot-level table:show-empty="false" calcext:repeat-item-labels="false">
              <table:data-pilot-subtotals>
                <table:data-pilot-subtotal table:function="auto"/>
              </table:data-pilot-subtotals>
              <table:data-pilot-members>
                <table:data-pilot-member table:name="M.118.904" table:display="true" table:show-details="true"/>
                <table:data-pilot-member table:name="M.111.526" table:display="true" table:show-details="true"/>
                <table:data-pilot-member table:name="M.111.832" table:display="true" table:show-details="true"/>
                <table:data-pilot-member table:name="M.112.017" table:display="true" table:show-details="true"/>
                <table:data-pilot-member table:name="M.125.767" table:display="true" table:show-details="true"/>
                <table:data-pilot-member table:name="M.111.497" table:display="true" table:show-details="true"/>
                <table:data-pilot-member table:name="M.111.862" table:display="true" table:show-details="true"/>
                <table:data-pilot-member table:name="M.111.366" table:display="true" table:show-details="true"/>
                <table:data-pilot-member table:name="M.34.703" table:display="true" table:show-details="true"/>
                <table:data-pilot-member table:name="M.126.371" table:display="true" table:show-details="true"/>
                <table:data-pilot-member table:name="M.111.365" table:display="true" table:show-details="true"/>
                <table:data-pilot-member table:name="M.109.874" table:display="true" table:show-details="true"/>
                <table:data-pilot-member table:name="M.111.516" table:display="true" table:show-details="true"/>
                <table:data-pilot-member table:name="M.111.521" table:display="true" table:show-details="true"/>
                <table:data-pilot-member table:name="MR.700.092" table:display="true" table:show-details="true"/>
                <table:data-pilot-member table:name="CD.137.746" table:display="true" table:show-details="true"/>
                <table:data-pilot-member table:name="M.121.836" table:display="true" table:show-details="true"/>
                <table:data-pilot-member table:name="M.123.140" table:display="true" table:show-details="true"/>
                <table:data-pilot-member table:name="M.125.735" table:display="true" table:show-details="true"/>
                <table:data-pilot-member table:name="M.124.593" table:display="true" table:show-details="true"/>
                <table:data-pilot-member table:name="M.125.770" table:display="true" table:show-details="true"/>
                <table:data-pilot-member table:name="M.111.972" table:display="true" table:show-details="true"/>
                <table:data-pilot-member table:name="M.111.510" table:display="true" table:show-details="true"/>
                <table:data-pilot-member table:name="M.111.374" table:display="true" table:show-details="true"/>
                <table:data-pilot-member table:name="M.110.096" table:display="true" table:show-details="true"/>
                <table:data-pilot-member table:name="M.111.264" table:display="true" table:show-details="true"/>
                <table:data-pilot-member table:name="M.111.513" table:display="true" table:show-details="true"/>
                <table:data-pilot-member table:name="M.111.502" table:display="true" table:show-details="true"/>
                <table:data-pilot-member table:name="M.125.771" table:display="true" table:show-details="true"/>
                <table:data-pilot-member table:name="M.126.374" table:display="true" table:show-details="true"/>
                <table:data-pilot-member table:name="M.125.765" table:display="true" table:show-details="true"/>
                <table:data-pilot-member table:name="M.127.971" table:display="true" table:show-details="true"/>
                <table:data-pilot-member table:name="M.126.417" table:display="true" table:show-details="true"/>
                <table:data-pilot-member table:name="M.127.134" table:display="true" table:show-details="true"/>
                <table:data-pilot-member table:name="M.111.563" table:display="true" table:show-details="true"/>
                <table:data-pilot-member table:name="M.111.08949" table:display="true" table:show-details="true"/>
                <table:data-pilot-member table:name="M.109.082" table:display="true" table:show-details="true"/>
                <table:data-pilot-member table:name="M.111.986" table:display="true" table:show-details="true"/>
                <table:data-pilot-member table:name="M.111.368" table:display="true" table:show-details="true"/>
                <table:data-pilot-member table:name="M.111.501" table:display="true" table:show-details="true"/>
                <table:data-pilot-member table:name="M.111.754" table:display="true" table:show-details="true"/>
                <table:data-pilot-member table:name="M.126.373" table:display="true" table:show-details="true"/>
                <table:data-pilot-member table:name="M.122.989" table:display="true" table:show-details="true"/>
                <table:data-pilot-member table:name="M.128.093" table:display="true" table:show-details="true"/>
                <table:data-pilot-member table:name="M.111.271" table:display="true" table:show-details="true"/>
                <table:data-pilot-member table:name="M.111.620" table:display="true" table:show-details="true"/>
                <table:data-pilot-member table:name="M.111.968" table:display="true" table:show-details="true"/>
                <table:data-pilot-member table:name="CD.173.563" table:display="true" table:show-details="true"/>
                <table:data-pilot-member table:name="M.13.420" table:display="true" table:show-details="true"/>
                <table:data-pilot-member table:name="M.111.367" table:display="true" table:show-details="true"/>
                <table:data-pilot-member table:name="M.111.860" table:display="true" table:show-details="true"/>
                <table:data-pilot-member table:name="M.111.585" table:display="true" table:show-details="true"/>
                <table:data-pilot-member table:name="M.111.364" table:display="true" table:show-details="true"/>
                <table:data-pilot-member table:name="M.111.515" table:display="true" table:show-details="true"/>
                <table:data-pilot-member table:name="M.125.766" table:display="true" table:show-details="true"/>
                <table:data-pilot-member table:name="M.123.507" table:display="true" table:show-details="true"/>
                <table:data-pilot-member table:name="M.111.852" table:display="true" table:show-details="true"/>
                <table:data-pilot-member table:name="M.111.517" table:display="true" table:show-details="true"/>
                <table:data-pilot-member table:name="M.128.163" table:display="true" table:show-details="true"/>
                <table:data-pilot-member table:name="M.123.506" table:display="true" table:show-details="true"/>
                <table:data-pilot-member table:name="M.126.369" table:display="true" table:show-details="true"/>
                <table:data-pilot-member table:name="M.13.419" table:display="true" table:show-details="true"/>
                <table:data-pilot-member table:name="M.121.838" table:display="true" table:show-details="true"/>
                <table:data-pilot-member table:name="M.127.313" table:display="true" table:show-details="true"/>
                <table:data-pilot-member table:name="M.714.859" table:display="true" table:show-details="true"/>
                <table:data-pilot-member table:name="M.34.653" table:display="true" table:show-details="true"/>
                <table:data-pilot-member table:name="M.134.359" table:display="true" table:show-details="true"/>
                <table:data-pilot-member table:name="M.126.429" table:display="true" table:show-details="true"/>
                <table:data-pilot-member table:name="M.128.162" table:display="true" table:show-details="true"/>
                <table:data-pilot-member table:name="M.111.373" table:display="true" table:show-details="true"/>
                <table:data-pilot-member table:name="M.111.864" table:display="true" table:show-details="true"/>
                <table:data-pilot-member table:name="M.121.837" table:display="true" table:show-details="true"/>
                <table:data-pilot-member table:name="M.719.966" table:display="true" table:show-details="true"/>
                <table:data-pilot-member table:name="M.111.496" table:display="true" table:show-details="true"/>
                <table:data-pilot-member table:name="M.111.564" table:display="true" table:show-details="true"/>
                <table:data-pilot-member table:name="M.111.861" table:display="true" table:show-details="true"/>
                <table:data-pilot-member table:name="M.109.081" table:display="true" table:show-details="true"/>
                <table:data-pilot-member table:name="M.111.855" table:display="true" table:show-details="true"/>
                <table:data-pilot-member table:name="M.111.509" table:display="true" table:show-details="true"/>
                <table:data-pilot-member table:name="M.111.369" table:display="true" table:show-details="true"/>
                <table:data-pilot-member table:name="M.125.097" table:display="true" table:show-details="true"/>
                <table:data-pilot-member table:name="M.129.378" table:display="true" table:show-details="true"/>
                <table:data-pilot-member table:name="M.126.378" table:display="true" table:show-details="true"/>
                <table:data-pilot-member table:name="M.122.986" table:display="true" table:show-details="true"/>
                <table:data-pilot-member table:name="M.111.966" table:display="true" table:show-details="true"/>
                <table:data-pilot-member table:name="M.111.919" table:display="true" table:show-details="true"/>
                <table:data-pilot-member table:name="M.111.959" table:display="true" table:show-details="true"/>
                <table:data-pilot-member table:name="M.34.126" table:display="true" table:show-details="true"/>
                <table:data-pilot-member table:name="M.111.372" table:display="true" table:show-details="true"/>
                <table:data-pilot-member table:name="M.111.853" table:display="true" table:show-details="true"/>
                <table:data-pilot-member table:name="M.111.524" table:display="true" table:show-details="true"/>
                <table:data-pilot-member table:name="M.111.371" table:display="true" table:show-details="true"/>
                <table:data-pilot-member table:name="M.111.561" table:display="true" table:show-details="true"/>
                <table:data-pilot-member table:name="M.111.858" table:display="true" table:show-details="true"/>
                <table:data-pilot-member table:name="M.132.575" table:display="true" table:show-details="true"/>
                <table:data-pilot-member table:name="M.148.900" table:display="true" table:show-details="true"/>
                <table:data-pilot-member table:name="M.109.085" table:display="true" table:show-details="true"/>
                <table:data-pilot-member table:name="M.110.033" table:display="true" table:show-details="true"/>
                <table:data-pilot-member table:name="M.111.979" table:display="true" table:show-details="true"/>
                <table:data-pilot-member table:name="M.111.08975" table:display="true" table:show-details="true"/>
                <table:data-pilot-member table:name="M.112.018" table:display="true" table:show-details="true"/>
                <table:data-pilot-member table:name="M.123.139" table:display="true" table:show-details="true"/>
                <table:data-pilot-member table:name="M.719.938" table:display="true" table:show-details="true"/>
                <table:data-pilot-member table:name="M.121.800" table:display="true" table:show-details="true"/>
                <table:data-pilot-member table:name="M.127.464" table:display="true" table:show-details="true"/>
                <table:data-pilot-member table:name="M.126.375" table:display="true" table:show-details="true"/>
                <table:data-pilot-member table:name="M.132.520" table:display="true" table:show-details="true"/>
                <table:data-pilot-member table:name="M.111.498" table:display="true" table:show-details="true"/>
                <table:data-pilot-member table:name="M.121.835" table:display="true" table:show-details="true"/>
                <table:data-pilot-member table:name="M.126.317" table:display="true" table:show-details="true"/>
                <table:data-pilot-member table:name="M.126.310" table:display="true" table:show-details="true"/>
                <table:data-pilot-member table:name="M.111.500" table:display="true" table:show-details="true"/>
                <table:data-pilot-member table:name="M.111.520" table:display="true" table:show-details="true"/>
                <table:data-pilot-member table:name="M.111.505" table:display="true" table:show-details="true"/>
                <table:data-pilot-member table:name="M.122.559" table:display="true" table:show-details="true"/>
                <table:data-pilot-member table:name="M.34.652" table:display="true" table:show-details="true"/>
                <table:data-pilot-member table:name="M.39.647" table:display="true" table:show-details="true"/>
                <table:data-pilot-member table:name="CD.137.745" table:display="true" table:show-details="true"/>
                <table:data-pilot-member table:name="M.111.867" table:display="true" table:show-details="true"/>
                <table:data-pilot-member table:name="M.131.792" table:display="true" table:show-details="true"/>
                <table:data-pilot-member table:name="M.133.840" table:display="true" table:show-details="true"/>
                <table:data-pilot-member table:name="M.126.698" table:display="true" table:show-details="true"/>
                <table:data-pilot-member table:name="M.131.573" table:display="true" table:show-details="true"/>
                <table:data-pilot-member table:name="M.34.120" table:display="true" table:show-details="true"/>
                <table:data-pilot-member table:name="M.111.370" table:display="true" table:show-details="true"/>
                <table:data-pilot-member table:name="M.122.185" table:display="true" table:show-details="true"/>
                <table:data-pilot-member table:name="M.124.702" table:display="true" table:show-details="true"/>
                <table:data-pilot-member table:name="M.111.405" table:display="true" table:show-details="true"/>
                <table:data-pilot-member table:name="M.710.704" table:display="true" table:show-details="true"/>
                <table:data-pilot-member table:name="M.121.818" table:display="true" table:show-details="true"/>
                <table:data-pilot-member table:name="M.126.366" table:display="true" table:show-details="true"/>
                <table:data-pilot-member table:name="M.126.318" table:display="true" table:show-details="true"/>
                <table:data-pilot-member table:name="M.125.109" table:display="true" table:show-details="true"/>
                <table:data-pilot-member table:name="CD.173.058" table:display="true" table:show-details="true"/>
                <table:data-pilot-member table:name="M.718.978" table:display="true" table:show-details="true"/>
                <table:data-pilot-member table:name="M.124.876" table:display="true" table:show-details="true"/>
                <table:data-pilot-member table:name="M.500.837431" table:display="true" table:show-details="true"/>
                <table:data-pilot-member table:name="M.111.08966" table:display="true" table:show-details="true"/>
                <table:data-pilot-member table:name="M.111.865" table:display="true" table:show-details="true"/>
                <table:data-pilot-member table:name="M.111.819" table:display="true" table:show-details="true"/>
                <table:data-pilot-member table:name="CD.173.174" table:display="true" table:show-details="true"/>
                <table:data-pilot-member table:name="M.111.512" table:display="true" table:show-details="true"/>
                <table:data-pilot-member table:name="M.124.633" table:display="true" table:show-details="true"/>
                <table:data-pilot-member table:name="M.131.421" table:display="true" table:show-details="true"/>
                <table:data-pilot-member table:name="CD.137.747" table:display="true" table:show-details="true"/>
                <table:data-pilot-member table:name="M.126.428" table:display="true" table:show-details="true"/>
                <table:data-pilot-member table:name="M.129.504" table:display="true" table:show-details="true"/>
                <table:data-pilot-member table:name="M.123.422"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URLBnf" table:orientation="hidden" table:used-hierarchy="-1" table:function="auto">
            <table:data-pilot-level table:show-empty="false" calcext:repeat-item-labels="false">
              <table:data-pilot-subtotals>
                <table:data-pilot-subtotal table:function="auto"/>
              </table:data-pilot-subtotals>
              <table:data-pilot-members>
                <table:data-pilot-member table:name="http://catalogue.bnf.fr/ark:/12148/cb44932015q" table:display="true" table:show-details="true"/>
                <table:data-pilot-member table:name="http://catalogue.bnf.fr/ark:/12148/cb449319765" table:display="true" table:show-details="true"/>
                <table:data-pilot-member table:name="http://catalogue.bnf.fr/ark:/12148/cb449320042" table:display="true" table:show-details="true"/>
                <table:data-pilot-member table:name="http://catalogue.bnf.fr/ark:/12148/cb44932021n" table:display="true" table:show-details="true"/>
                <table:data-pilot-member table:name="http://catalogue.bnf.fr/ark:/12148/cb44931981r" table:display="true" table:show-details="true"/>
                <table:data-pilot-member table:name="http://catalogue.bnf.fr/ark:/12148/cb44931966v" table:display="true" table:show-details="true"/>
                <table:data-pilot-member table:name="http://catalogue.bnf.fr/ark:/12148/cb449320131" table:display="true" table:show-details="true"/>
                <table:data-pilot-member table:name="http://catalogue.bnf.fr/ark:/12148/cb44932027q" table:display="true" table:show-details="true"/>
                <table:data-pilot-member table:name="http://catalogue.bnf.fr/ark:/12148/cb449321499" table:display="true" table:show-details="true"/>
                <table:data-pilot-member table:name="http://catalogue.bnf.fr/ark:/12148/cb449319378" table:display="true" table:show-details="true"/>
                <table:data-pilot-member table:name="http://catalogue.bnf.fr/ark:/12148/cb44931950g" table:display="true" table:show-details="true"/>
                <table:data-pilot-member table:name="http://catalogue.bnf.fr/ark:/12148/cb44932156k" table:display="true" table:show-details="true"/>
                <table:data-pilot-member table:name="http://catalogue.bnf.fr/ark:/12148/cb449319734" table:display="true" table:show-details="true"/>
                <table:data-pilot-member table:name="http://catalogue.bnf.fr/ark:/12148/cb449321615" table:display="true" table:show-details="true"/>
                <table:data-pilot-member table:name="http://catalogue.bnf.fr/ark:/12148/cb449318924" table:display="true" table:show-details="true"/>
                <table:data-pilot-member table:name="http://catalogue.bnf.fr/ark:/12148/cb449320627" table:display="true" table:show-details="true"/>
                <table:data-pilot-member table:name="http://catalogue.bnf.fr/ark:/12148/cb44932008f" table:display="true" table:show-details="true"/>
                <table:data-pilot-member table:name="http://catalogue.bnf.fr/ark:/12148/cb449320193" table:display="true" table:show-details="true"/>
                <table:data-pilot-member table:name="http://catalogue.bnf.fr/ark:/12148/cb44932023b" table:display="true" table:show-details="true"/>
                <table:data-pilot-member table:name="http://catalogue.bnf.fr/ark:/12148/cb449320251" table:display="true" table:show-details="true"/>
                <table:data-pilot-member table:name="http://catalogue.bnf.fr/ark:/12148/cb44931984s" table:display="true" table:show-details="true"/>
                <table:data-pilot-member table:name="http://catalogue.bnf.fr/ark:/12148/cb44931932j" table:display="true" table:show-details="true"/>
                <table:data-pilot-member table:name="http://catalogue.bnf.fr/ark:/12148/cb44932166w" table:display="true" table:show-details="true"/>
                <table:data-pilot-member table:name="http://catalogue.bnf.fr/ark:/12148/cb449319587" table:display="true" table:show-details="true"/>
                <table:data-pilot-member table:name="http://catalogue.bnf.fr/ark:/12148/cb449321588" table:display="true" table:show-details="true"/>
                <table:data-pilot-member table:name="http://catalogue.bnf.fr/ark:/12148/cb44931939z" table:display="true" table:show-details="true"/>
                <table:data-pilot-member table:name="http://catalogue.bnf.fr/ark:/12148/cb44931971f" table:display="true" table:show-details="true"/>
                <table:data-pilot-member table:name="http://catalogue.bnf.fr/ark:/12148/cb449319676" table:display="true" table:show-details="true"/>
                <table:data-pilot-member table:name="http://catalogue.bnf.fr/ark:/12148/cb449319823" table:display="true" table:show-details="true"/>
                <table:data-pilot-member table:name="http://catalogue.bnf.fr/ark:/12148/cb44931945w" table:display="true" table:show-details="true"/>
                <table:data-pilot-member table:name="http://catalogue.bnf.fr/ark:/12148/cb449319796" table:display="true" table:show-details="true"/>
                <table:data-pilot-member table:name="http://catalogue.bnf.fr/ark:/12148/cb449320220" table:display="true" table:show-details="true"/>
                <table:data-pilot-member table:name="http://catalogue.bnf.fr/ark:/12148/cb44931936x" table:display="true" table:show-details="true"/>
                <table:data-pilot-member table:name="http://catalogue.bnf.fr/ark:/12148/cb44932026c" table:display="true" table:show-details="true"/>
                <table:data-pilot-member table:name="http://catalogue.bnf.fr/ark:/12148/cb44931894t" table:display="true" table:show-details="true"/>
                <table:data-pilot-member table:name="http://catalogue.bnf.fr/ark:/12148/cb44931907b" table:display="true" table:show-details="true"/>
                <table:data-pilot-member table:name="http://catalogue.bnf.fr/ark:/12148/cb44932151v" table:display="true" table:show-details="true"/>
                <table:data-pilot-member table:name="http://catalogue.bnf.fr/ark:/12148/cb44932168k" table:display="true" table:show-details="true"/>
                <table:data-pilot-member table:name="http://catalogue.bnf.fr/ark:/12148/cb449319467" table:display="true" table:show-details="true"/>
                <table:data-pilot-member table:name="http://catalogue.bnf.fr/ark:/12148/cb44931963t" table:display="true" table:show-details="true"/>
                <table:data-pilot-member table:name="http://catalogue.bnf.fr/ark:/12148/cb449320011" table:display="true" table:show-details="true"/>
                <table:data-pilot-member table:name="http://catalogue.bnf.fr/ark:/12148/cb449319347" table:display="true" table:show-details="true"/>
                <table:data-pilot-member table:name="http://catalogue.bnf.fr/ark:/12148/cb44931983f" table:display="true" table:show-details="true"/>
                <table:data-pilot-member table:name="http://catalogue.bnf.fr/ark:/12148/cb44932112z" table:display="true" table:show-details="true"/>
                <table:data-pilot-member table:name="http://catalogue.bnf.fr/ark:/12148/cb44931929n" table:display="true" table:show-details="true"/>
                <table:data-pilot-member table:name="http://catalogue.bnf.fr/ark:/12148/cb44932000p" table:display="true" table:show-details="true"/>
                <table:data-pilot-member table:name="http://catalogue.bnf.fr/ark:/12148/cb44932163v" table:display="true" table:show-details="true"/>
                <table:data-pilot-member table:name="http://catalogue.bnf.fr/ark:/12148/cb44932180f" table:display="true" table:show-details="true"/>
                <table:data-pilot-member table:name="http://catalogue.bnf.fr/ark:/12148/cb449320987" table:display="true" table:show-details="true"/>
                <table:data-pilot-member table:name="http://catalogue.bnf.fr/ark:/12148/cb449319498" table:display="true" table:show-details="true"/>
                <table:data-pilot-member table:name="http://catalogue.bnf.fr/ark:/12148/cb44932011b" table:display="true" table:show-details="true"/>
                <table:data-pilot-member table:name="http://catalogue.bnf.fr/ark:/12148/cb449321766" table:display="true" table:show-details="true"/>
                <table:data-pilot-member table:name="http://catalogue.bnf.fr/ark:/12148/cb44931954v" table:display="true" table:show-details="true"/>
                <table:data-pilot-member table:name="http://catalogue.bnf.fr/ark:/12148/cb44931972s" table:display="true" table:show-details="true"/>
                <table:data-pilot-member table:name="http://catalogue.bnf.fr/ark:/12148/cb44931980d" table:display="true" table:show-details="true"/>
                <table:data-pilot-member table:name="http://catalogue.bnf.fr/ark:/12148/cb449320580" table:display="true" table:show-details="true"/>
                <table:data-pilot-member table:name="http://catalogue.bnf.fr/ark:/12148/cb44932005d" table:display="true" table:show-details="true"/>
                <table:data-pilot-member table:name="http://catalogue.bnf.fr/ark:/12148/cb44931974g" table:display="true" table:show-details="true"/>
                <table:data-pilot-member table:name="http://catalogue.bnf.fr/ark:/12148/cb44931912x" table:display="true" table:show-details="true"/>
                <table:data-pilot-member table:name="http://catalogue.bnf.fr/ark:/12148/cb44931953h" table:display="true" table:show-details="true"/>
                <table:data-pilot-member table:name="http://catalogue.bnf.fr/ark:/12148/cb44931941h" table:display="true" table:show-details="true"/>
                <table:data-pilot-member table:name="http://catalogue.bnf.fr/ark:/12148/cb449320569" table:display="true" table:show-details="true"/>
                <table:data-pilot-member table:name="http://catalogue.bnf.fr/ark:/12148/cb44931911k" table:display="true" table:show-details="true"/>
                <table:data-pilot-member table:name="http://catalogue.bnf.fr/ark:/12148/cb44932029d" table:display="true" table:show-details="true"/>
                <table:data-pilot-member table:name="http://catalogue.bnf.fr/ark:/12148/cb449319180" table:display="true" table:show-details="true"/>
                <table:data-pilot-member table:name="http://catalogue.bnf.fr/ark:/12148/cb44931987t" table:display="true" table:show-details="true"/>
                <table:data-pilot-member table:name="http://catalogue.bnf.fr/ark:/12148/cb44932017d" table:display="true" table:show-details="true"/>
                <table:data-pilot-member table:name="http://catalogue.bnf.fr/ark:/12148/cb449319405" table:display="true" table:show-details="true"/>
                <table:data-pilot-member table:name="http://catalogue.bnf.fr/ark:/12148/cb44931917n" table:display="true" table:show-details="true"/>
                <table:data-pilot-member table:name="http://catalogue.bnf.fr/ark:/12148/cb44931959k" table:display="true" table:show-details="true"/>
                <table:data-pilot-member table:name="http://catalogue.bnf.fr/ark:/12148/cb44932012p" table:display="true" table:show-details="true"/>
                <table:data-pilot-member table:name="http://catalogue.bnf.fr/ark:/12148/cb449319107" table:display="true" table:show-details="true"/>
                <table:data-pilot-member table:name="http://catalogue.bnf.fr/ark:/12148/cb449321317" table:display="true" table:show-details="true"/>
                <table:data-pilot-member table:name="http://catalogue.bnf.fr/ark:/12148/cb44931897v" table:display="true" table:show-details="true"/>
                <table:data-pilot-member table:name="http://catalogue.bnf.fr/ark:/12148/cb44931893g" table:display="true" table:show-details="true"/>
                <table:data-pilot-member table:name="http://catalogue.bnf.fr/ark:/12148/cb44931908p" table:display="true" table:show-details="true"/>
                <table:data-pilot-member table:name="http://catalogue.bnf.fr/ark:/12148/cb44931900x" table:display="true" table:show-details="true"/>
                <table:data-pilot-member table:name="http://catalogue.bnf.fr/ark:/12148/cb449320073" table:display="true" table:show-details="true"/>
                <table:data-pilot-member table:name="http://catalogue.bnf.fr/ark:/12148/cb44931965h" table:display="true" table:show-details="true"/>
                <table:data-pilot-member table:name="http://catalogue.bnf.fr/ark:/12148/cb44931947k" table:display="true" table:show-details="true"/>
                <table:data-pilot-member table:name="http://catalogue.bnf.fr/ark:/12148/cb44931978v" table:display="true" table:show-details="true"/>
                <table:data-pilot-member table:name="http://catalogue.bnf.fr/ark:/12148/cb44932104b" table:display="true" table:show-details="true"/>
                <table:data-pilot-member table:name="http://catalogue.bnf.fr/ark:/12148/cb449319436" table:display="true" table:show-details="true"/>
                <table:data-pilot-member table:name="http://catalogue.bnf.fr/ark:/12148/cb44931990q" table:display="true" table:show-details="true"/>
                <table:data-pilot-member table:name="http://catalogue.bnf.fr/ark:/12148/cb44931903z" table:display="true" table:show-details="true"/>
                <table:data-pilot-member table:name="http://catalogue.bnf.fr/ark:/12148/cb449320162" table:display="true" table:show-details="true"/>
                <table:data-pilot-member table:name="http://catalogue.bnf.fr/ark:/12148/cb449320209" table:display="true" table:show-details="true"/>
                <table:data-pilot-member table:name="http://catalogue.bnf.fr/ark:/12148/cb449319049" table:display="true" table:show-details="true"/>
                <table:data-pilot-member table:name="http://catalogue.bnf.fr/ark:/12148/cb449319525" table:display="true" table:show-details="true"/>
                <table:data-pilot-member table:name="http://catalogue.bnf.fr/ark:/12148/cb44932006r" table:display="true" table:show-details="true"/>
                <table:data-pilot-member table:name="http://catalogue.bnf.fr/ark:/12148/cb44932162h" table:display="true" table:show-details="true"/>
                <table:data-pilot-member table:name="http://catalogue.bnf.fr/ark:/12148/cb44931957w" table:display="true" table:show-details="true"/>
                <table:data-pilot-member table:name="http://catalogue.bnf.fr/ark:/12148/cb44931977h" table:display="true" table:show-details="true"/>
                <table:data-pilot-member table:name="http://catalogue.bnf.fr/ark:/12148/cb44932009s" table:display="true" table:show-details="true"/>
                <table:data-pilot-member table:name="http://catalogue.bnf.fr/ark:/12148/cb44931989h" table:display="true" table:show-details="true"/>
                <table:data-pilot-member table:name="http://catalogue.bnf.fr/ark:/12148/cb449322080" table:display="true" table:show-details="true"/>
                <table:data-pilot-member table:name="http://catalogue.bnf.fr/ark:/12148/cb449319018" table:display="true" table:show-details="true"/>
                <table:data-pilot-member table:name="http://catalogue.bnf.fr/ark:/12148/cb44931975t" table:display="true" table:show-details="true"/>
                <table:data-pilot-member table:name="http://catalogue.bnf.fr/ark:/12148/cb44932018r" table:display="true" table:show-details="true"/>
                <table:data-pilot-member table:name="http://catalogue.bnf.fr/ark:/12148/cb44932031z" table:display="true" table:show-details="true"/>
                <table:data-pilot-member table:name="http://catalogue.bnf.fr/ark:/12148/cb449320282" table:display="true" table:show-details="true"/>
                <table:data-pilot-member table:name="http://catalogue.bnf.fr/ark:/12148/cb449319169" table:display="true" table:show-details="true"/>
                <table:data-pilot-member table:name="http://catalogue.bnf.fr/ark:/12148/cb44932130w" table:display="true" table:show-details="true"/>
                <table:data-pilot-member table:name="http://catalogue.bnf.fr/ark:/12148/cb44931899j" table:display="true" table:show-details="true"/>
                <table:data-pilot-member table:name="http://catalogue.bnf.fr/ark:/12148/cb44931960s" table:display="true" table:show-details="true"/>
                <table:data-pilot-member table:name="http://catalogue.bnf.fr/ark:/12148/cb44931933w" table:display="true" table:show-details="true"/>
                <table:data-pilot-member table:name="http://catalogue.bnf.fr/ark:/12148/cb449320538" table:display="true" table:show-details="true"/>
                <table:data-pilot-member table:name="s.n." table:display="true" table:show-details="true"/>
                <table:data-pilot-member table:name="http://catalogue.bnf.fr/ark:/12148/cb449320100" table:display="true" table:show-details="true"/>
                <table:data-pilot-member table:name="http://catalogue.bnf.fr/ark:/12148/cb44931938m" table:display="true" table:show-details="true"/>
                <table:data-pilot-member table:name="http://catalogue.bnf.fr/ark:/12148/cb44932024p" table:display="true" table:show-details="true"/>
                <table:data-pilot-member table:name="http://catalogue.bnf.fr/ark:/12148/cb44931962g" table:display="true" table:show-details="true"/>
                <table:data-pilot-member table:name="http://catalogue.bnf.fr/ark:/12148/cb44931902m" table:display="true" table:show-details="true"/>
                <table:data-pilot-member table:name="http://catalogue.bnf.fr/ark:/12148/cb44931969w" table:display="true" table:show-details="true"/>
                <table:data-pilot-member table:name="http://catalogue.bnf.fr/ark:/12148/cb449319556" table:display="true" table:show-details="true"/>
                <table:data-pilot-member table:name="http://catalogue.bnf.fr/ark:/12148/cb44931986g" table:display="true" table:show-details="true"/>
                <table:data-pilot-member table:name="http://catalogue.bnf.fr/ark:/12148/cb449321061" table:display="true" table:show-details="true"/>
                <table:data-pilot-member table:name="http://catalogue.bnf.fr/ark:/12148/cb44932061w" table:display="true" table:show-details="true"/>
                <table:data-pilot-member table:name="http://catalogue.bnf.fr/ark:/12148/cb44932014c" table:display="true" table:show-details="true"/>
                <table:data-pilot-member table:name="http://catalogue.bnf.fr/ark:/12148/cb44931951t" table:display="true" table:show-details="true"/>
                <table:data-pilot-member table:name="http://catalogue.bnf.fr/ark:/12148/cb44932204m" table:display="true" table:show-details="true"/>
                <table:data-pilot-member table:name="http://catalogue.bnf.fr/ark:/12148/cb44932002c" table:display="true" table:show-details="true"/>
                <table:data-pilot-member table:name="http://catalogue.bnf.fr/ark:/12148/cb44932107c" table:display="true" table:show-details="true"/>
                <table:data-pilot-member table:name="http://catalogue.bnf.fr/ark:/12148/cb44932054m" table:display="true" table:show-details="true"/>
                <table:data-pilot-member table:name="http://catalogue.bnf.fr/ark:/12148/cb44931956j" table:display="true" table:show-details="true"/>
                <table:data-pilot-member table:name="http://catalogue.bnf.fr/ark:/12148/cb44931930v" table:display="true" table:show-details="true"/>
                <table:data-pilot-member table:name="http://catalogue.bnf.fr/ark:/12148/cb44932003q" table:display="true" table:show-details="true"/>
                <table:data-pilot-member table:name="http://catalogue.bnf.fr/ark:/12148/cb44932165j" table:display="true" table:show-details="true"/>
                <table:data-pilot-member table:name="http://catalogue.bnf.fr/ark:/12148/cb449320329" table:display="true" table:show-details="true"/>
                <table:data-pilot-member table:name="http://catalogue.bnf.fr/ark:/12148/cb44931948x" table:display="true" table:show-details="true"/>
                <table:data-pilot-member table:name="http://catalogue.bnf.fr/ark:/12148/cb44931944j" table:display="true" table:show-details="true"/>
                <table:data-pilot-member table:name="http://catalogue.bnf.fr/ark:/12148/cb44931935k" table:display="true" table:show-details="true"/>
                <table:data-pilot-member table:name="http://catalogue.bnf.fr/ark:/12148/cb449320867" table:display="true" table:show-details="true"/>
                <table:data-pilot-member table:name="http://catalogue.bnf.fr/ark:/12148/cb44931923k" table:display="true" table:show-details="true"/>
                <table:data-pilot-member table:name="http://catalogue.bnf.fr/ark:/12148/cb449321975" table:display="true" table:show-details="true"/>
                <table:data-pilot-member table:name="http://catalogue.bnf.fr/ark:/12148/cb44932111m" table:display="true" table:show-details="true"/>
                <table:data-pilot-member table:name="http://catalogue.bnf.fr/ark:/12148/cb44932099k" table:display="true" table:show-details="true"/>
                <table:data-pilot-member table:name="http://catalogue.bnf.fr/ark:/12148/cb449319091" table:display="true" table:show-details="true"/>
                <table:data-pilot-member table:name="http://catalogue.bnf.fr/ark:/12148/cb449319316" table:display="true" table:show-details="true"/>
                <table:data-pilot-member table:name="http://catalogue.bnf.fr/ark:/12148/cb449321677" table:display="true" table:show-details="true"/>
                <table:data-pilot-member table:name="http://catalogue.bnf.fr/ark:/12148/cb44932181s" table:display="true" table:show-details="true"/>
                <table:data-pilot-member table:name="http://catalogue.bnf.fr/ark:/12148/cb449319703" table:display="true" table:show-details="true"/>
                <table:data-pilot-member table:name="http://catalogue.bnf.fr/ark:/12148/cb449318955" table:display="true" table:show-details="true"/>
                <table:data-pilot-member table:name="http://catalogue.bnf.fr/ark:/12148/cb449319614" table:display="true" table:show-details="true"/>
                <table:data-pilot-member table:name="http://catalogue.bnf.fr/ark:/12148/cb44932063k" table:display="true" table:show-details="true"/>
                <table:data-pilot-member table:name="http://catalogue.bnf.fr/ark:/12148/cb44931942v" table:display="true" table:show-details="true"/>
                <table:data-pilot-member table:name="http://catalogue.bnf.fr/ark:/12148/cb449319645" table:display="true" table:show-details="true"/>
                <table:data-pilot-member table:name="http://catalogue.bnf.fr/ark:/12148/cb449319885"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DateEnLigne"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Langue" table:orientation="row" table:used-hierarchy="-1" table:function="auto">
            <table:data-pilot-level table:show-empty="false" calcext:repeat-item-labels="false">
              <table:data-pilot-subtotals>
                <table:data-pilot-subtotal table:function="auto"/>
              </table:data-pilot-subtotals>
              <table:data-pilot-members>
                <table:data-pilot-member table:name="Allemand" table:display="true" table:show-details="true"/>
                <table:data-pilot-member table:name="Alsacien" table:display="true" table:show-details="true"/>
                <table:data-pilot-member table:name="Français"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DécennieÉdition" table:orientation="row" table:used-hierarchy="-1" table:function="auto">
            <table:data-pilot-level table:show-empty="false" calcext:repeat-item-labels="false">
              <table:data-pilot-subtotals>
                <table:data-pilot-subtotal table:function="auto"/>
              </table:data-pilot-subtotals>
              <table:data-pilot-members>
                <table:data-pilot-member table:name="10" table:display="true" table:show-details="true"/>
                <table:data-pilot-member table:name="1860" table:display="true" table:show-details="true"/>
                <table:data-pilot-member table:name="1870" table:display="true" table:show-details="true"/>
                <table:data-pilot-member table:name="1880" table:display="true" table:show-details="true"/>
                <table:data-pilot-member table:name="1890" table:display="true" table:show-details="true"/>
                <table:data-pilot-member table:name="1900" table:display="true" table:show-details="true"/>
                <table:data-pilot-member table:name="1910" table:display="true" table:show-details="true"/>
                <table:data-pilot-member table:name="1920" table:display="true" table:show-details="true"/>
                <table:data-pilot-member table:name="1930" table:display="true" table:show-details="true"/>
                <table:data-pilot-member table:name="1940" table:display="true" table:show-details="true"/>
                <table:data-pilot-member table:name="1873-1874" table:display="true" table:show-details="true"/>
                <table:data-pilot-member table:name="s.n."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 table:is-data-layout-field="true" table:orientation="column" table:used-hierarchy="-1" table:function="auto">
            <table:data-pilot-level calcext:repeat-item-labels="false"/>
          </table:data-pilot-field>
          <table:data-pilot-field table:source-field-name="NbrPages" table:orientation="data" table:used-hierarchy="-1" table:function="sum">
            <table:data-pilot-level table:show-empty="false" calcext:repeat-item-labels="false">
              <table:data-pilot-subtotals>
                <table:data-pilot-subtotal table:function="auto"/>
              </table:data-pilot-subtotals>
              <table:data-pilot-members>
                <table:data-pilot-member table:name="36" table:display="true" table:show-details="true"/>
                <table:data-pilot-member table:name="16" table:display="true" table:show-details="true"/>
                <table:data-pilot-member table:name="48" table:display="true" table:show-details="true"/>
                <table:data-pilot-member table:name="62" table:display="true" table:show-details="true"/>
                <table:data-pilot-member table:name="31" table:display="true" table:show-details="true"/>
                <table:data-pilot-member table:name="141" table:display="true" table:show-details="true"/>
                <table:data-pilot-member table:name="44" table:display="true" table:show-details="true"/>
                <table:data-pilot-member table:name="23" table:display="true" table:show-details="true"/>
                <table:data-pilot-member table:name="3" table:display="true" table:show-details="true"/>
                <table:data-pilot-member table:name="51" table:display="true" table:show-details="true"/>
                <table:data-pilot-member table:name="256" table:display="true" table:show-details="true"/>
                <table:data-pilot-member table:name="94" table:display="true" table:show-details="true"/>
                <table:data-pilot-member table:name="70" table:display="true" table:show-details="true"/>
                <table:data-pilot-member table:name="67" table:display="true" table:show-details="true"/>
                <table:data-pilot-member table:name="47" table:display="true" table:show-details="true"/>
                <table:data-pilot-member table:name="29" table:display="true" table:show-details="true"/>
                <table:data-pilot-member table:name="68" table:display="true" table:show-details="true"/>
                <table:data-pilot-member table:name="26" table:display="true" table:show-details="true"/>
                <table:data-pilot-member table:name="30" table:display="true" table:show-details="true"/>
                <table:data-pilot-member table:name="35" table:display="true" table:show-details="true"/>
                <table:data-pilot-member table:name="55" table:display="true" table:show-details="true"/>
                <table:data-pilot-member table:name="28" table:display="true" table:show-details="true"/>
                <table:data-pilot-member table:name="39" table:display="true" table:show-details="true"/>
                <table:data-pilot-member table:name="52" table:display="true" table:show-details="true"/>
                <table:data-pilot-member table:name="11" table:display="true" table:show-details="true"/>
                <table:data-pilot-member table:name="32" table:display="true" table:show-details="true"/>
                <table:data-pilot-member table:name="59" table:display="true" table:show-details="true"/>
                <table:data-pilot-member table:name="66" table:display="true" table:show-details="true"/>
                <table:data-pilot-member table:name="108" table:display="true" table:show-details="true"/>
                <table:data-pilot-member table:name="15" table:display="true" table:show-details="true"/>
                <table:data-pilot-member table:name="20" table:display="true" table:show-details="true"/>
                <table:data-pilot-member table:name="38" table:display="true" table:show-details="true"/>
                <table:data-pilot-member table:name="24" table:display="true" table:show-details="true"/>
                <table:data-pilot-member table:name="8" table:display="true" table:show-details="true"/>
                <table:data-pilot-member table:name="88" table:display="true" table:show-details="true"/>
                <table:data-pilot-member table:name="169" table:display="true" table:show-details="true"/>
                <table:data-pilot-member table:name="90" table:display="true" table:show-details="true"/>
                <table:data-pilot-member table:name="652" table:display="true" table:show-details="true"/>
                <table:data-pilot-member table:name="64" table:display="true" table:show-details="true"/>
                <table:data-pilot-member table:name="45" table:display="true" table:show-details="true"/>
                <table:data-pilot-member table:name="27" table:display="true" table:show-details="true"/>
                <table:data-pilot-member table:name="69" table:display="true" table:show-details="true"/>
                <table:data-pilot-member table:name="4" table:display="true" table:show-details="true"/>
                <table:data-pilot-member table:name="42" table:display="true" table:show-details="true"/>
                <table:data-pilot-member table:name="126" table:display="true" table:show-details="true"/>
                <table:data-pilot-member table:name="14" table:display="true" table:show-details="true"/>
                <table:data-pilot-member table:name="132" table:display="true" table:show-details="true"/>
                <table:data-pilot-member table:name="98" table:display="true" table:show-details="true"/>
                <table:data-pilot-member table:name="46" table:display="true" table:show-details="true"/>
                <table:data-pilot-member table:name="6" table:display="true" table:show-details="true"/>
                <table:data-pilot-member table:name="58" table:display="true" table:show-details="true"/>
                <table:data-pilot-member table:name="140" table:display="true" table:show-details="true"/>
                <table:data-pilot-member table:name="86" table:display="true" table:show-details="true"/>
                <table:data-pilot-member table:name="43" table:display="true" table:show-details="true"/>
                <table:data-pilot-member table:name="144" table:display="true" table:show-details="true"/>
                <table:data-pilot-member table:name="80" table:display="true" table:show-details="true"/>
                <table:data-pilot-member table:name="112" table:display="true" table:show-details="true"/>
                <table:data-pilot-member table:name="40" table:display="true" table:show-details="true"/>
                <table:data-pilot-member table:name="84" table:display="true" table:show-details="true"/>
                <table:data-pilot-member table:name="79" table:display="true" table:show-details="true"/>
                <table:data-pilot-member table:name="25" table:display="true" table:show-details="true"/>
                <table:data-pilot-member table:name="156" table:display="true" table:show-details="true"/>
                <table:data-pilot-member table:name="56" table:display="true" table:show-details="true"/>
                <table:data-pilot-member table:name="50" table:display="true" table:show-details="true"/>
                <table:data-pilot-member table:name="83" table:display="true" table:show-details="true"/>
                <table:data-pilot-member table:name="22" table:display="true" table:show-details="true"/>
                <table:data-pilot-member table:name="19" table:display="true" table:show-details="true"/>
                <table:data-pilot-member table:name="61" table:display="true" table:show-details="true"/>
                <table:data-pilot-member table:name="96" table:display="true" table:show-details="true"/>
                <table:data-pilot-member table:name="138" table:display="true" table:show-details="true"/>
                <table:data-pilot-member table:name="72"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NbrPages" table:orientation="data" table:used-hierarchy="-1" table:function="sum">
            <table:data-pilot-level table:show-empty="false" calcext:repeat-item-labels="false">
              <table:data-pilot-subtotals>
                <table:data-pilot-subtotal table:function="auto"/>
              </table:data-pilot-subtotals>
              <table:data-pilot-members>
                <table:data-pilot-member table:name="36" table:display="true" table:show-details="true"/>
                <table:data-pilot-member table:name="16" table:display="true" table:show-details="true"/>
                <table:data-pilot-member table:name="48" table:display="true" table:show-details="true"/>
                <table:data-pilot-member table:name="62" table:display="true" table:show-details="true"/>
                <table:data-pilot-member table:name="31" table:display="true" table:show-details="true"/>
                <table:data-pilot-member table:name="141" table:display="true" table:show-details="true"/>
                <table:data-pilot-member table:name="44" table:display="true" table:show-details="true"/>
                <table:data-pilot-member table:name="23" table:display="true" table:show-details="true"/>
                <table:data-pilot-member table:name="3" table:display="true" table:show-details="true"/>
                <table:data-pilot-member table:name="51" table:display="true" table:show-details="true"/>
                <table:data-pilot-member table:name="256" table:display="true" table:show-details="true"/>
                <table:data-pilot-member table:name="94" table:display="true" table:show-details="true"/>
                <table:data-pilot-member table:name="70" table:display="true" table:show-details="true"/>
                <table:data-pilot-member table:name="67" table:display="true" table:show-details="true"/>
                <table:data-pilot-member table:name="47" table:display="true" table:show-details="true"/>
                <table:data-pilot-member table:name="29" table:display="true" table:show-details="true"/>
                <table:data-pilot-member table:name="68" table:display="true" table:show-details="true"/>
                <table:data-pilot-member table:name="26" table:display="true" table:show-details="true"/>
                <table:data-pilot-member table:name="30" table:display="true" table:show-details="true"/>
                <table:data-pilot-member table:name="35" table:display="true" table:show-details="true"/>
                <table:data-pilot-member table:name="55" table:display="true" table:show-details="true"/>
                <table:data-pilot-member table:name="28" table:display="true" table:show-details="true"/>
                <table:data-pilot-member table:name="39" table:display="true" table:show-details="true"/>
                <table:data-pilot-member table:name="52" table:display="true" table:show-details="true"/>
                <table:data-pilot-member table:name="11" table:display="true" table:show-details="true"/>
                <table:data-pilot-member table:name="32" table:display="true" table:show-details="true"/>
                <table:data-pilot-member table:name="59" table:display="true" table:show-details="true"/>
                <table:data-pilot-member table:name="66" table:display="true" table:show-details="true"/>
                <table:data-pilot-member table:name="108" table:display="true" table:show-details="true"/>
                <table:data-pilot-member table:name="15" table:display="true" table:show-details="true"/>
                <table:data-pilot-member table:name="20" table:display="true" table:show-details="true"/>
                <table:data-pilot-member table:name="38" table:display="true" table:show-details="true"/>
                <table:data-pilot-member table:name="24" table:display="true" table:show-details="true"/>
                <table:data-pilot-member table:name="8" table:display="true" table:show-details="true"/>
                <table:data-pilot-member table:name="88" table:display="true" table:show-details="true"/>
                <table:data-pilot-member table:name="169" table:display="true" table:show-details="true"/>
                <table:data-pilot-member table:name="90" table:display="true" table:show-details="true"/>
                <table:data-pilot-member table:name="652" table:display="true" table:show-details="true"/>
                <table:data-pilot-member table:name="64" table:display="true" table:show-details="true"/>
                <table:data-pilot-member table:name="45" table:display="true" table:show-details="true"/>
                <table:data-pilot-member table:name="27" table:display="true" table:show-details="true"/>
                <table:data-pilot-member table:name="69" table:display="true" table:show-details="true"/>
                <table:data-pilot-member table:name="4" table:display="true" table:show-details="true"/>
                <table:data-pilot-member table:name="42" table:display="true" table:show-details="true"/>
                <table:data-pilot-member table:name="126" table:display="true" table:show-details="true"/>
                <table:data-pilot-member table:name="14" table:display="true" table:show-details="true"/>
                <table:data-pilot-member table:name="132" table:display="true" table:show-details="true"/>
                <table:data-pilot-member table:name="98" table:display="true" table:show-details="true"/>
                <table:data-pilot-member table:name="46" table:display="true" table:show-details="true"/>
                <table:data-pilot-member table:name="6" table:display="true" table:show-details="true"/>
                <table:data-pilot-member table:name="58" table:display="true" table:show-details="true"/>
                <table:data-pilot-member table:name="140" table:display="true" table:show-details="true"/>
                <table:data-pilot-member table:name="86" table:display="true" table:show-details="true"/>
                <table:data-pilot-member table:name="43" table:display="true" table:show-details="true"/>
                <table:data-pilot-member table:name="144" table:display="true" table:show-details="true"/>
                <table:data-pilot-member table:name="80" table:display="true" table:show-details="true"/>
                <table:data-pilot-member table:name="112" table:display="true" table:show-details="true"/>
                <table:data-pilot-member table:name="40" table:display="true" table:show-details="true"/>
                <table:data-pilot-member table:name="84" table:display="true" table:show-details="true"/>
                <table:data-pilot-member table:name="79" table:display="true" table:show-details="true"/>
                <table:data-pilot-member table:name="25" table:display="true" table:show-details="true"/>
                <table:data-pilot-member table:name="156" table:display="true" table:show-details="true"/>
                <table:data-pilot-member table:name="56" table:display="true" table:show-details="true"/>
                <table:data-pilot-member table:name="50" table:display="true" table:show-details="true"/>
                <table:data-pilot-member table:name="83" table:display="true" table:show-details="true"/>
                <table:data-pilot-member table:name="22" table:display="true" table:show-details="true"/>
                <table:data-pilot-member table:name="19" table:display="true" table:show-details="true"/>
                <table:data-pilot-member table:name="61" table:display="true" table:show-details="true"/>
                <table:data-pilot-member table:name="96" table:display="true" table:show-details="true"/>
                <table:data-pilot-member table:name="138" table:display="true" table:show-details="true"/>
                <table:data-pilot-member table:name="72" table:display="true" table:show-details="true"/>
              </table:data-pilot-members>
              <table:data-pilot-sort-info table:order="descending" table:sort-mode="manual"/>
              <table:data-pilot-layout-info table:add-empty-lines="false" table:layout-mode="tabular-layout"/>
            </table:data-pilot-level>
            <table:data-pilot-field-reference table:type="column-percentage" table:field-name=" " table:member-type="named" table:member-name=""/>
          </table:data-pilot-field>
          <table:data-pilot-field table:source-field-name="Titre" table:orientation="data" table:used-hierarchy="-1" table:function="count">
            <table:data-pilot-level table:show-empty="false" calcext:repeat-item-labels="false">
              <table:data-pilot-subtotals>
                <table:data-pilot-subtotal table:function="auto"/>
              </table:data-pilot-subtotals>
              <table:data-pilot-members>
                <table:data-pilot-member table:name="Was d'Steckelburjer vun d'r 'Université' saaue. Humoristisches Intermezzo...Aufgefuehrt zum Universitaets-Jubilaueum am 2. Mai 1897" table:display="true" table:show-details="true"/>
                <table:data-pilot-member table:name="E Mässigkeitsaposchtel : Komische Szene mit Gesang in elsässer Mundart von Emilie Hahn" table:display="true" table:show-details="true"/>
                <table:data-pilot-member table:name="Zwei Theaterstucker. - 's Afrikaner Franzele. Scene ues'm algerische Colon-Lawe. Comedie in 1 Akt" table:display="true" table:show-details="true"/>
                <table:data-pilot-member table:name="D'r Napoléon : Volksstück in 3 Aufzügen aus der Zeit November 1918 / von Ch. Weber" table:display="true" table:show-details="true"/>
                <table:data-pilot-member table:name="D'r erscht Händel : E Farce in 2 Akt (mit d'r nämlich Szenerie) vum Camille Jost" table:display="true" table:show-details="true"/>
                <table:data-pilot-member table:name="D'Jungfer Prinzesse. Schauspiel in 3 Aufzuegen" table:display="true" table:show-details="true"/>
                <table:data-pilot-member table:name="D'Schlofere. Elsaessischi Quacksalwers-Komedie in aam Uffzug / Jean Riff" table:display="true" table:show-details="true"/>
                <table:data-pilot-member table:name="Christowe. E Wihnachtsstueckel in 1 Akt in elsaessischen Dialekt" table:display="true" table:show-details="true"/>
                <table:data-pilot-member table:name="Lettre de France, e-n-elsaessisch's Heimetspiel...noch'm Bild vun Frédéric Régamey" table:display="true" table:show-details="true"/>
                <table:data-pilot-member table:name="Im Traumland, Maerel in 4 Bilder mit Muesik un Danz" table:display="true" table:show-details="true"/>
                <table:data-pilot-member table:name="&quot;Charlot&quot; : E ürgelunges Stückel in 1 Akt im elsässischa Dialekt ; von Paul Clemens, Bischheim..." table:display="true" table:show-details="true"/>
                <table:data-pilot-member table:name="Alsace. Drame en cinq actes et huit tableaux" table:display="true" table:show-details="true"/>
                <table:data-pilot-member table:name="S' Teschtament. Volksstueck in drei Aufzuegen" table:display="true" table:show-details="true"/>
                <table:data-pilot-member table:name="D'r Fremdelegionaer. Ein elsaessisches Lebensbild in 3 Aufzuegen" table:display="true" table:show-details="true"/>
                <table:data-pilot-member table:name="D'r Stadtnarr : Volkstueck in drei Aufzuegen in elsaessischer Mundart / Marie Hart" table:display="true" table:show-details="true"/>
                <table:data-pilot-member table:name="Der Eintagsleutnant : Schwank in einem Aufzuge : Rollen-Exemplar nach der Erstaufführung am Strassburger Stadttheater eingerichtet / Julius Greber" table:display="true" table:show-details="true"/>
                <table:data-pilot-member table:name="D'r Hasestrickler. Lustspiel in aam Uffzug / Jean Riff" table:display="true" table:show-details="true"/>
                <table:data-pilot-member table:name="S Orakel. Lustspiel in 1 Akt" table:display="true" table:show-details="true"/>
                <table:data-pilot-member table:name="Rund um d'Welt : E Märel in acht Bilder vun Emile Weber mit Müsik vun Aloyse Braun" table:display="true" table:show-details="true"/>
                <table:data-pilot-member table:name="In dr Awril g'schickt : Lustspiel in zwei Akten von M. Weigel" table:display="true" table:show-details="true"/>
                <table:data-pilot-member table:name="Elsässisches Vereinstheater. N 52, So e liederlicher Frack odder : E foljeschwäri Hüssuechung : E Schwank in 1 Uffzugg / vum Camille Jost" table:display="true" table:show-details="true"/>
                <table:data-pilot-member table:name="E Diplomat. E Mordsaffaer. Zwei Lustspiele in Strassburger Mundart" table:display="true" table:show-details="true"/>
                <table:data-pilot-member table:name="Lucie. Dramatisches Sittenbild in einem Aufzug in Strassburger Mundart" table:display="true" table:show-details="true"/>
                <table:data-pilot-member table:name="S'Vogesehiesel. Luschtspiel uess dr Vosges in 1 Akt" table:display="true" table:show-details="true"/>
                <table:data-pilot-member table:name="Petit Théâtre de Famille. Noel d'Alsace (Edition française augmentée d'une notice sur le mot 'Noe͏̈l', sur le fond gaulois de la langue française et sur l'origine des Gaulois) / Edouard Halter ; nach dem deutschen Original von Christian Schmitt" table:display="true" table:show-details="true"/>
                <table:data-pilot-member table:name="D'r Kindbetter / von F. Bastian und Ernst Clausen" table:display="true" table:show-details="true"/>
                <table:data-pilot-member table:name="Sainte-Cécile ! : Lustspiel in einem Aufzuge : in Strassburger Mundart / von Julieus Greber" table:display="true" table:show-details="true"/>
                <table:data-pilot-member table:name="D'r lätz Bardes-ü. Lustspiel in einem Aufzug" table:display="true" table:show-details="true"/>
                <table:data-pilot-member table:name="Gouverneur fur 24 Stund : E Schwank in 1 Akt noch're spanische gschichtliche Erzählung üss'm Johr 1420. Verarweit unn iwersetzt vum Camille Jost" table:display="true" table:show-details="true"/>
                <table:data-pilot-member table:name="Zue Grossmuedders Zitte : e Liewes-Scene mit ine Couplet / von Ferd. Bastian" table:display="true" table:show-details="true"/>
                <table:data-pilot-member table:name="E Daa im Narrehüss : E Original-Farce in zwei kurze Akt vum Camille Jost" table:display="true" table:show-details="true"/>
                <table:data-pilot-member table:name="E bissel Lieb : Drama im'e Vorspiel un 3 Akt von Emile Weber" table:display="true" table:show-details="true"/>
                <table:data-pilot-member table:name="D'r Hofnarr Heidideldum, Maerel in 6 Bilder in 2 Verwandlunge" table:display="true" table:show-details="true"/>
                <table:data-pilot-member table:name="Kaktüs un kei And : E-n-elsassisch Lustspiel in drei Uffzig un miteme Vorspiel" table:display="true" table:show-details="true"/>
                <table:data-pilot-member table:name="D'r Huessjé. Luschtspiel in 1 Act" table:display="true" table:show-details="true"/>
                <table:data-pilot-member table:name="Elsässische Volksschriften. 49, 2 Stroßburjer Komödie : 2. Serie / von D. G. Ad. Horsch" table:display="true" table:show-details="true"/>
                <table:data-pilot-member table:name="Aktenmaessige Darstellung der Vorfaelle, welche zu dem Austritt der Mitglieder H. Guenter und Ch. Bode gefuehrt haben, an Hand der Protokolle der Theater-Kommission" table:display="true" table:show-details="true"/>
                <table:data-pilot-member table:name="Michel Strohkopf oder Die fidele Regimentskapelle. Unsinn mit Gesang, Musik und Tanz in einem Aufzug" table:display="true" table:show-details="true"/>
                <table:data-pilot-member table:name="D'r Amerikaner. Elsaessisches Volksstueck in 3 Aufzuege" table:display="true" table:show-details="true"/>
                <table:data-pilot-member table:name="D'r Döüsigmarkschin. Schwank in einem Aufzug" table:display="true" table:show-details="true"/>
                <table:data-pilot-member table:name="Gschpàngschter. Elsàssisch Theaterstueck fuer Theater un Vereiner, mit un ohne Damerolle uffiehrbar" table:display="true" table:show-details="true"/>
                <table:data-pilot-member table:name="s Dunneraxl, Drama in einem Akt" table:display="true" table:show-details="true"/>
                <table:data-pilot-member table:name="D'Satisfaction. Farce in zwei Scene" table:display="true" table:show-details="true"/>
                <table:data-pilot-member table:name="Seruja : Ein Weihnachtsspiel / Georges Weick" table:display="true" table:show-details="true"/>
                <table:data-pilot-member table:name="Im Wald : Volksstück in zwei Aufzügen ; 'S Dunneraxt : Drama in einem Akt / Ferd. Bastian" table:display="true" table:show-details="true"/>
                <table:data-pilot-member table:name="D'r letz Unkel. Volksstueck" table:display="true" table:show-details="true"/>
                <table:data-pilot-member table:name="D'r Prophet. Drama in 5 Aufzuegen" table:display="true" table:show-details="true"/>
                <table:data-pilot-member table:name="Bethanien, biblisches Schauspiel in fünf Akten..." table:display="true" table:show-details="true"/>
                <table:data-pilot-member table:name="Der Zwischenact : Strassburger Theaterzettel und Theaternachrichten. I, 31. Aug. 1873 - 30. Apr. 1874" table:display="true" table:show-details="true"/>
                <table:data-pilot-member table:name="D'Brueder. Volksstueck in 5 Bilder uess dr Zitt vun 1914 bis 1918" table:display="true" table:show-details="true"/>
                <table:data-pilot-member table:name="D'r Parisler. Elsaessisches Volksstueck mit Gesang und Tanz in einem Aufzug" table:display="true" table:show-details="true"/>
                <table:data-pilot-member table:name="E Reis'in's Hochgebirj. Schwank in einem Akt / Ch. F. Kettner" table:display="true" table:show-details="true"/>
                <table:data-pilot-member table:name="A lätzi Visit. Elsaessisch's Luschtspiel in 1 Akt" table:display="true" table:show-details="true"/>
                <table:data-pilot-member table:name="S' sechscht Gebott. Bauerntragœdie in vier Aufzuegen" table:display="true" table:show-details="true"/>
                <table:data-pilot-member table:name="E Dienschtbott wurd g'suecht : E Schnirichel in 1 Akt vum Camille Jost" table:display="true" table:show-details="true"/>
                <table:data-pilot-member table:name="Professeur Dackeloriüs mit sinn künstliche Mensch &quot;Coco&quot; : E komischi Scène für 2 Persone von Paul Clemens" table:display="true" table:show-details="true"/>
                <table:data-pilot-member table:name="Buewestreich. Lustspiel in eim Uffzug" table:display="true" table:show-details="true"/>
                <table:data-pilot-member table:name="Verzwickti Hochzitts-Affaere. Elsaessischer Schwank in einem Aufzug (frei nach Labiche)" table:display="true" table:show-details="true"/>
                <table:data-pilot-member table:name="E Demonstration : Elsässische Komödie in drei Akten" table:display="true" table:show-details="true"/>
                <table:data-pilot-member table:name="D'r Juckel : Komischer Vortrag von Paul Clemens" table:display="true" table:show-details="true"/>
                <table:data-pilot-member table:name="Prinzessel Eijesinn, Maerel in 5 Bilder un aanere Verwandlung mit Gsang un Danz" table:display="true" table:show-details="true"/>
                <table:data-pilot-member table:name="Zur Geschichte des deutschen Theaters in Strassburg unter franzœsischer Herrschaft" table:display="true" table:show-details="true"/>
                <table:data-pilot-member table:name="Jungi Madamme. Lustspiel in einem Aufzug in Strassburger Mundart" table:display="true" table:show-details="true"/>
                <table:data-pilot-member table:name="Am Wihnachtsowe bym 'e Kriejsblinde : E Wihnachtsstüeck in eim Akt (Zweite Aufl.) / Emile Weber" table:display="true" table:show-details="true"/>
                <table:data-pilot-member table:name="Die Frau Velten in der Kuntelstub" table:display="true" table:show-details="true"/>
                <table:data-pilot-member table:name="Stocktaub oder 's sin alli Better b'setzt : Lustspiel in 1 Akt frei nach dem Französischen von Ch. F. Kettner" table:display="true" table:show-details="true"/>
                <table:data-pilot-member table:name="D'r Candidat : Luschtspiel in dreij Akt vun G. Stoskopf. Mit-e-re Deckeszeichnung vun P. Braunagel" table:display="true" table:show-details="true"/>
                <table:data-pilot-member table:name="D'r Maischter hett gewunne ! : Schwank in aam Akt / von Ferdinand Bastian" table:display="true" table:show-details="true"/>
                <table:data-pilot-member table:name="Wenn d'Fraue wähle : Lustspiel in 3 Akt vun G. Stoskopf" table:display="true" table:show-details="true"/>
                <table:data-pilot-member table:name="Hans Mathis. Laewesbild in 3 Akte. Noch-em franzœsche Roman 'Le juif polonais' vun Erckmann Chatrian" table:display="true" table:show-details="true"/>
                <table:data-pilot-member table:name="Sainte-Barbe : Comédie in aam Uffzug / vun Jean Riff" table:display="true" table:show-details="true"/>
                <table:data-pilot-member table:name="Goal. E luschtigs Schwaenkele uess'm Sportslaewe" table:display="true" table:show-details="true"/>
                <table:data-pilot-member table:name="Salvator-Theater. Nr. 121, Ar esch mondsechtig : e Luschtspeel vun dr Wohnungsnot en eim Uffzug / umgearbeitet und herausgegeben von Albert Schott" table:display="true" table:show-details="true"/>
                <table:data-pilot-member table:name="D'Heimet. Elsaessisches Volksstueck in drei Aufzuegen (vier Bildern) (2e éd) / Julius Greber, G. Stoskopf ; mit einer Deckenzeichnung von H. Loux" table:display="true" table:show-details="true"/>
                <table:data-pilot-member table:name="Zwei Meier oder d'r Bombié. Comédie-Bouffe in 1 Act" table:display="true" table:show-details="true"/>
                <table:data-pilot-member table:name="Elsässische Volksschriften. 52, D'r Pfetter vum Land od'r e Kindtauf mit Hindernisse : Original-Komödie in eim Uffzug / vun Jean Riff" table:display="true" table:show-details="true"/>
                <table:data-pilot-member table:name="Ein Blick hinter die Coulissen des Elsaessischen Theaters und die Taverne-Affaire" table:display="true" table:show-details="true"/>
                <table:data-pilot-member table:name="D'r erscht Box. Schwank in aam Uffzug" table:display="true" table:show-details="true"/>
                <table:data-pilot-member table:name="E Hochzitter im Kleiderkaschte. Schwank in einem Aufzug" table:display="true" table:show-details="true"/>
                <table:data-pilot-member table:name="D'r Automat. Soloscene" table:display="true" table:show-details="true"/>
                <table:data-pilot-member table:name="A gelungener Patient : Komische Duoszene für zwei Herren von Martin Huck" table:display="true" table:show-details="true"/>
                <table:data-pilot-member table:name="Pfingstmontag&quot; : eine Jahrhundert-Erinnerung : dem Elsass-Lothringischen Heimatdienst gewidmet / G. D. Arnold" table:display="true" table:show-details="true"/>
                <table:data-pilot-member table:name="Struewelpeter , Originalmaerel in 7 Bilder un 3 Verwandlunge" table:display="true" table:show-details="true"/>
                <table:data-pilot-member table:name="[Theaterstücke f. d. elsass. Vereinsbühne]. 47, Bureaukrate! : Dialektkomödie in einem Akt / von Fernand Kuhne" table:display="true" table:show-details="true"/>
                <table:data-pilot-member table:name="D'r Hoflieferant. Elsaessische Komœdie in 3 Aufzuegen" table:display="true" table:show-details="true"/>
                <table:data-pilot-member table:name="D'Mamsell Elis. Volksstueck uesm Buerelawe in 3 Akte und 1 Vorakt" table:display="true" table:show-details="true"/>
                <table:data-pilot-member table:name="D'Pariser Reis. Schwank in dreij Akt" table:display="true" table:show-details="true"/>
                <table:data-pilot-member table:name="Das Elsaessischen Theater Strassburg (TR) : Festsaal im Union-Hotel, Kellermannstaden / Gustav Stoskopf, Herm Guenther ; Programm mit einer Deckenzeichnung von Ch. Spindler" table:display="true" table:show-details="true"/>
                <table:data-pilot-member table:name="Gift. Schwank in einem Akt in elsaessischer Mundart (2. Aufl.)" table:display="true" table:show-details="true"/>
                <table:data-pilot-member table:name="D'r Erbunkel. Lustspiel in eim Uffzug" table:display="true" table:show-details="true"/>
                <table:data-pilot-member table:name="L'oubli? (Das Vergessen?) Dramatische Skizze in einem Akt" table:display="true" table:show-details="true"/>
                <table:data-pilot-member table:name="E truericher Wittmann. Soloscene" table:display="true" table:show-details="true"/>
                <table:data-pilot-member table:name="D'Madam fahrt Velo. E modern's Lustspiel in 1 Akt" table:display="true" table:show-details="true"/>
                <table:data-pilot-member table:name="D'r luschti Hans-Michel. Lustspiel in einem Aufzug in Strassburger Mundart" table:display="true" table:show-details="true"/>
                <table:data-pilot-member table:name="D'r Schnider von Gambse : Lustspiel von H. Kleisecker herausgegeben von Jul. Schies" table:display="true" table:show-details="true"/>
                <table:data-pilot-member table:name="Am Glockenturm, Schauspiel in drei Aufzügen" table:display="true" table:show-details="true"/>
                <table:data-pilot-member table:name="Das Elsässische Theater zu Straßburg i. E. : mit 30 Abbildungen in Phototypie (Luxusausgabe) / [Max Lündner und Julius Greber]" table:display="true" table:show-details="true"/>
                <table:data-pilot-member table:name="Der Zeuge. Gerichtsscene in einem Aufzug" table:display="true" table:show-details="true"/>
                <table:data-pilot-member table:name="In's Ropfer's Apothek. Schwank in 3 Aufzuegen" table:display="true" table:show-details="true"/>
                <table:data-pilot-member table:name="Elsässische Volksschriften. 75, D'r Babbler : Volksstück in drei Szenen / von Gustav Lasch" table:display="true" table:show-details="true"/>
                <table:data-pilot-member table:name="Wihnachtsstimme, Weihnachtsstueck im Dialekt aus der Zeit der grossen Revolution in 2 Akten" table:display="true" table:show-details="true"/>
                <table:data-pilot-member table:name="E hieroth sini Frau. Schwank in 1 Akt" table:display="true" table:show-details="true"/>
                <table:data-pilot-member table:name="S'Chinesisch Loos : Schwank in 1 Akt in Strossburjer Mundart (4. Uflaa) / vun Ferd. Bastian" table:display="true" table:show-details="true"/>
                <table:data-pilot-member table:name="Théâtre alsacien Strasbourg. 1898-1923. 25ème Anniversaire" table:display="true" table:show-details="true"/>
                <table:data-pilot-member table:name="Heimlichi Lieb : Elsässisch's Volksstüeck in 7 Bilder von Ernest Fuchs" table:display="true" table:show-details="true"/>
                <table:data-pilot-member table:name="Andres Ruffenach, Bauerndrama in vier Akten..." table:display="true" table:show-details="true"/>
                <table:data-pilot-member table:name="D'r Hans im Schnokeloch, Volksspiel in 4 Aufzuegen mit Musik ,Gesang und Tanz..." table:display="true" table:show-details="true"/>
                <table:data-pilot-member table:name="D'Madam un d'Magd. Schwank in einem Aufzug" table:display="true" table:show-details="true"/>
                <table:data-pilot-member table:name="S Paradies. E luschtigs Schwaenkele" table:display="true" table:show-details="true"/>
                <table:data-pilot-member table:name="D'r Josephel un sini Hochzittere, humorvolli Szene" table:display="true" table:show-details="true"/>
                <table:data-pilot-member table:name="Yo-Yo : E Geduldspiel in einem Akt" table:display="true" table:show-details="true"/>
                <table:data-pilot-member table:name="D'r Abschied. Dramolet in einem Aufzuge" table:display="true" table:show-details="true"/>
                <table:data-pilot-member table:name="D'r Cousin Réfractaire. E Strossburjer Familjefarce in 2 Akte" table:display="true" table:show-details="true"/>
                <table:data-pilot-member table:name="Dreihundert Mark Belohnung. Schwank in einem Aufzug" table:display="true" table:show-details="true"/>
                <table:data-pilot-member table:name="Prinz Changele. Maerchenspiel in 5 Bildern" table:display="true" table:show-details="true"/>
                <table:data-pilot-member table:name="M'r bhaupt, es sey bassirt : Lustspiel in 1 Akt von Ch. F. Kettner" table:display="true" table:show-details="true"/>
                <table:data-pilot-member table:name="Elsässer Theater Milhüse : 25 Johr ETM. 1899-1924" table:display="true" table:show-details="true"/>
                <table:data-pilot-member table:name="Lisbeth : Schauspiel in einem Aufzuge / Julius Greber" table:display="true" table:show-details="true"/>
                <table:data-pilot-member table:name="Verbotteni Lieb. Lustspiel in einem Aufzug in Strassburger Mundart" table:display="true" table:show-details="true"/>
                <table:data-pilot-member table:name="Charlot : E ürgelungenes Stückel im 1 Akt in elsässischa Dialekt von Paul Clemens, Bischhheim (2. Aufl.)" table:display="true" table:show-details="true"/>
                <table:data-pilot-member table:name="Elsässische Volksschriften. 31, Neui Hosse : comédie-bouffe in eim Akt / von D. G. Ad. Horsch" table:display="true" table:show-details="true"/>
                <table:data-pilot-member table:name="D'r Itzig em Fass : Lustspiel in 1 Akt" table:display="true" table:show-details="true"/>
                <table:data-pilot-member table:name="Wihnachtsglüeck : Festspiel in siewe Bilder... / Gustav Lasch" table:display="true" table:show-details="true"/>
                <table:data-pilot-member table:name="Das Elsass und sein Theater. Beobachtungen und Betrachtungen eines Altdeutschen zur Geschichte und Wuerdigung des 'Elsaessischen Theaters'. [Progr.-Beil.]" table:display="true" table:show-details="true"/>
                <table:data-pilot-member table:name="D'r Scharele. Soloscene" table:display="true" table:show-details="true"/>
                <table:data-pilot-member table:name="Der tolle Morgen : Lustspiel in 2 Acten, zum Theil in Strassburger Mundart von A. Pick" table:display="true" table:show-details="true"/>
                <table:data-pilot-member table:name="E. H., oder s'Gezaicht Trousseau. [Comédie.]" table:display="true" table:show-details="true"/>
                <table:data-pilot-member table:name="D'r Millionegartner, Volkschauspiel in drei Aufzugen, in elsaesser Mundart" table:display="true" table:show-details="true"/>
                <table:data-pilot-member table:name="D'r Babbelhans. Komischer Vortrag in elsaessischer Mundart" table:display="true" table:show-details="true"/>
                <table:data-pilot-member table:name="D'Wundergej : Zaubermärel in 5 Bilder mit Gsang un Danz / vun Ferd. Bastian ; Müsik von Aug. Schwoob" table:display="true" table:show-details="true"/>
                <table:data-pilot-member table:name="s Gaischtert im Huess, e gruesligi Szene..." table:display="true" table:show-details="true"/>
                <table:data-pilot-member table:name="Salvator-Theater. No. 418, Zum 70. Geburtstag : Lustspiel in zwei Aufzügen / von M. Weigel" table:display="true" table:show-details="true"/>
                <table:data-pilot-member table:name="Caecilia, historisch-religiöses Festspiel in fünf Akten, zur XVII. Jahrhundertfeier des Martyriums der Patronin der heiligen Tonkunst..." table:display="true" table:show-details="true"/>
                <table:data-pilot-member table:name="D'r poetisch Oscar : Einakter / vun Marie Hart ; nej bearweit vun E. Deck,..." table:display="true" table:show-details="true"/>
                <table:data-pilot-member table:name="Le Krentzel à l'Enfer / Alphonse Pick" table:display="true" table:show-details="true"/>
                <table:data-pilot-member table:name="Die Greifensteiner : oder Hugo, der Abtrünnige : Volksstück im Elsässer-Dialekt in 4 Akten / von Emile Wagner" table:display="true" table:show-details="true"/>
                <table:data-pilot-member table:name="Elsässische Volksschriften. 66, E Mann fur mini Nièce : comédie-bouffe in eim Akt / von D. G. Ad. Horsch" table:display="true" table:show-details="true"/>
                <table:data-pilot-member table:name="Uewer unseri Kraft. Komœdie in eim Uffzug. E hitzigi Debatt. (Nach einer aelteren Idee.) E uessergewœhnlichi Wirtshues-Scen'" table:display="true" table:show-details="true"/>
                <table:data-pilot-member table:name="Anno 1975 / A. Pick" table:display="true" table:show-details="true"/>
                <table:data-pilot-member table:name="Gethsemani, biblisches Frauerspiel in fünf Akten von Aug. Schmidlin" table:display="true" table:show-details="true"/>
                <table:data-pilot-member table:name="Mister Smith : Schwank in einem Aufzug" table:display="true" table:show-details="true"/>
                <table:data-pilot-member table:name="D'r KÖenig Charles X im Elsass : Lustspiel in 3 Akten von Charles Rath. Neu bearbeitet und herausgegeben von A. Seyller" table:display="true" table:show-details="true"/>
                <table:data-pilot-member table:name="Kinnj Wüetass : E kindermärel in 5 Bilder vum Ernest Fuchs" table:display="true" table:show-details="true"/>
                <table:data-pilot-member table:name="Der Klopfgeist : Lustspiel in vier Aufzügen / Julius Greber" table:display="true" table:show-details="true"/>
                <table:data-pilot-member table:name="E Spartshochzitt, E Farce in aam Akt" table:display="true" table:show-details="true"/>
                <table:data-pilot-member table:name="D' Heimet : Elsaessisches Volksstück in drei Aufzügen (vier Bildern) / von J. Greber un G. Stoskopf" table:display="true" table:show-details="true"/>
                <table:data-pilot-member table:name="Uff d'r Hochzyittsreis : Lustspiin el in 1 Akt elsässer Dialekt" table:display="true" table:show-details="true"/>
              </table:data-pilot-members>
              <table:data-pilot-sort-info table:order="descending" table:sort-mode="manual"/>
              <table:data-pilot-layout-info table:add-empty-lines="false" table:layout-mode="tabular-layout"/>
            </table:data-pilot-level>
          </table:data-pilot-field>
        </table:data-pilot-table>
        <table:data-pilot-table table:name="distrib_langue_et_typographie 2" table:application-data="" table:target-range-address="distrib_langue_et_typographie.G2:distrib_langue_et_typographie.J25" table:buttons="distrib_langue_et_typographie.G2 distrib_langue_et_typographie.G3 distrib_langue_et_typographie.G6 distrib_langue_et_typographie.H6 distrib_langue_et_typographie.I5" table:show-filter-button="false">
          <table:source-cell-range table:cell-range-address="pièces.A1:pièces.X149"/>
          <table:data-pilot-field table:source-field-name=" " table:orientation="hidden" table:used-hierarchy="-1" table:function="auto">
            <table:data-pilot-level table:show-empty="false" calcext:repeat-item-labels="false">
              <table:data-pilot-subtotals>
                <table:data-pilot-subtotal table:function="auto"/>
              </table:data-pilot-subtotals>
              <table:data-pilot-members>
                <table:data-pilot-member table:name="1" table:display="true" table:show-details="true"/>
                <table:data-pilot-member table:name="2" table:display="true" table:show-details="true"/>
                <table:data-pilot-member table:name="3" table:display="true" table:show-details="true"/>
                <table:data-pilot-member table:name="4" table:display="true" table:show-details="true"/>
                <table:data-pilot-member table:name="5" table:display="true" table:show-details="true"/>
                <table:data-pilot-member table:name="6" table:display="true" table:show-details="true"/>
                <table:data-pilot-member table:name="7" table:display="true" table:show-details="true"/>
                <table:data-pilot-member table:name="8" table:display="true" table:show-details="true"/>
                <table:data-pilot-member table:name="9" table:display="true" table:show-details="true"/>
                <table:data-pilot-member table:name="10" table:display="true" table:show-details="true"/>
                <table:data-pilot-member table:name="11" table:display="true" table:show-details="true"/>
                <table:data-pilot-member table:name="12" table:display="true" table:show-details="true"/>
                <table:data-pilot-member table:name="13" table:display="true" table:show-details="true"/>
                <table:data-pilot-member table:name="14" table:display="true" table:show-details="true"/>
                <table:data-pilot-member table:name="15" table:display="true" table:show-details="true"/>
                <table:data-pilot-member table:name="16" table:display="true" table:show-details="true"/>
                <table:data-pilot-member table:name="17" table:display="true" table:show-details="true"/>
                <table:data-pilot-member table:name="18" table:display="true" table:show-details="true"/>
                <table:data-pilot-member table:name="19" table:display="true" table:show-details="true"/>
                <table:data-pilot-member table:name="20" table:display="true" table:show-details="true"/>
                <table:data-pilot-member table:name="21" table:display="true" table:show-details="true"/>
                <table:data-pilot-member table:name="22" table:display="true" table:show-details="true"/>
                <table:data-pilot-member table:name="23" table:display="true" table:show-details="true"/>
                <table:data-pilot-member table:name="24" table:display="true" table:show-details="true"/>
                <table:data-pilot-member table:name="25" table:display="true" table:show-details="true"/>
                <table:data-pilot-member table:name="26" table:display="true" table:show-details="true"/>
                <table:data-pilot-member table:name="27" table:display="true" table:show-details="true"/>
                <table:data-pilot-member table:name="28" table:display="true" table:show-details="true"/>
                <table:data-pilot-member table:name="29" table:display="true" table:show-details="true"/>
                <table:data-pilot-member table:name="30" table:display="true" table:show-details="true"/>
                <table:data-pilot-member table:name="31" table:display="true" table:show-details="true"/>
                <table:data-pilot-member table:name="32" table:display="true" table:show-details="true"/>
                <table:data-pilot-member table:name="33" table:display="true" table:show-details="true"/>
                <table:data-pilot-member table:name="34" table:display="true" table:show-details="true"/>
                <table:data-pilot-member table:name="35" table:display="true" table:show-details="true"/>
                <table:data-pilot-member table:name="36" table:display="true" table:show-details="true"/>
                <table:data-pilot-member table:name="37" table:display="true" table:show-details="true"/>
                <table:data-pilot-member table:name="38" table:display="true" table:show-details="true"/>
                <table:data-pilot-member table:name="39" table:display="true" table:show-details="true"/>
                <table:data-pilot-member table:name="40" table:display="true" table:show-details="true"/>
                <table:data-pilot-member table:name="41" table:display="true" table:show-details="true"/>
                <table:data-pilot-member table:name="42" table:display="true" table:show-details="true"/>
                <table:data-pilot-member table:name="43" table:display="true" table:show-details="true"/>
                <table:data-pilot-member table:name="44" table:display="true" table:show-details="true"/>
                <table:data-pilot-member table:name="45" table:display="true" table:show-details="true"/>
                <table:data-pilot-member table:name="46" table:display="true" table:show-details="true"/>
                <table:data-pilot-member table:name="47" table:display="true" table:show-details="true"/>
                <table:data-pilot-member table:name="48" table:display="true" table:show-details="true"/>
                <table:data-pilot-member table:name="49" table:display="true" table:show-details="true"/>
                <table:data-pilot-member table:name="50" table:display="true" table:show-details="true"/>
                <table:data-pilot-member table:name="51" table:display="true" table:show-details="true"/>
                <table:data-pilot-member table:name="52" table:display="true" table:show-details="true"/>
                <table:data-pilot-member table:name="53" table:display="true" table:show-details="true"/>
                <table:data-pilot-member table:name="54" table:display="true" table:show-details="true"/>
                <table:data-pilot-member table:name="55" table:display="true" table:show-details="true"/>
                <table:data-pilot-member table:name="56" table:display="true" table:show-details="true"/>
                <table:data-pilot-member table:name="57" table:display="true" table:show-details="true"/>
                <table:data-pilot-member table:name="58" table:display="true" table:show-details="true"/>
                <table:data-pilot-member table:name="59" table:display="true" table:show-details="true"/>
                <table:data-pilot-member table:name="60" table:display="true" table:show-details="true"/>
                <table:data-pilot-member table:name="61" table:display="true" table:show-details="true"/>
                <table:data-pilot-member table:name="62" table:display="true" table:show-details="true"/>
                <table:data-pilot-member table:name="63" table:display="true" table:show-details="true"/>
                <table:data-pilot-member table:name="64" table:display="true" table:show-details="true"/>
                <table:data-pilot-member table:name="65" table:display="true" table:show-details="true"/>
                <table:data-pilot-member table:name="66" table:display="true" table:show-details="true"/>
                <table:data-pilot-member table:name="67" table:display="true" table:show-details="true"/>
                <table:data-pilot-member table:name="68" table:display="true" table:show-details="true"/>
                <table:data-pilot-member table:name="69" table:display="true" table:show-details="true"/>
                <table:data-pilot-member table:name="70" table:display="true" table:show-details="true"/>
                <table:data-pilot-member table:name="71" table:display="true" table:show-details="true"/>
                <table:data-pilot-member table:name="72" table:display="true" table:show-details="true"/>
                <table:data-pilot-member table:name="73" table:display="true" table:show-details="true"/>
                <table:data-pilot-member table:name="74" table:display="true" table:show-details="true"/>
                <table:data-pilot-member table:name="75" table:display="true" table:show-details="true"/>
                <table:data-pilot-member table:name="76" table:display="true" table:show-details="true"/>
                <table:data-pilot-member table:name="77" table:display="true" table:show-details="true"/>
                <table:data-pilot-member table:name="78" table:display="true" table:show-details="true"/>
                <table:data-pilot-member table:name="79" table:display="true" table:show-details="true"/>
                <table:data-pilot-member table:name="80" table:display="true" table:show-details="true"/>
                <table:data-pilot-member table:name="81" table:display="true" table:show-details="true"/>
                <table:data-pilot-member table:name="82" table:display="true" table:show-details="true"/>
                <table:data-pilot-member table:name="83" table:display="true" table:show-details="true"/>
                <table:data-pilot-member table:name="84" table:display="true" table:show-details="true"/>
                <table:data-pilot-member table:name="85" table:display="true" table:show-details="true"/>
                <table:data-pilot-member table:name="86" table:display="true" table:show-details="true"/>
                <table:data-pilot-member table:name="87" table:display="true" table:show-details="true"/>
                <table:data-pilot-member table:name="88" table:display="true" table:show-details="true"/>
                <table:data-pilot-member table:name="89" table:display="true" table:show-details="true"/>
                <table:data-pilot-member table:name="90" table:display="true" table:show-details="true"/>
                <table:data-pilot-member table:name="91" table:display="true" table:show-details="true"/>
                <table:data-pilot-member table:name="92" table:display="true" table:show-details="true"/>
                <table:data-pilot-member table:name="93" table:display="true" table:show-details="true"/>
                <table:data-pilot-member table:name="94" table:display="true" table:show-details="true"/>
                <table:data-pilot-member table:name="95" table:display="true" table:show-details="true"/>
                <table:data-pilot-member table:name="96" table:display="true" table:show-details="true"/>
                <table:data-pilot-member table:name="97" table:display="true" table:show-details="true"/>
                <table:data-pilot-member table:name="98" table:display="true" table:show-details="true"/>
                <table:data-pilot-member table:name="99" table:display="true" table:show-details="true"/>
                <table:data-pilot-member table:name="100" table:display="true" table:show-details="true"/>
                <table:data-pilot-member table:name="101" table:display="true" table:show-details="true"/>
                <table:data-pilot-member table:name="102" table:display="true" table:show-details="true"/>
                <table:data-pilot-member table:name="103" table:display="true" table:show-details="true"/>
                <table:data-pilot-member table:name="104" table:display="true" table:show-details="true"/>
                <table:data-pilot-member table:name="105" table:display="true" table:show-details="true"/>
                <table:data-pilot-member table:name="106" table:display="true" table:show-details="true"/>
                <table:data-pilot-member table:name="107" table:display="true" table:show-details="true"/>
                <table:data-pilot-member table:name="108" table:display="true" table:show-details="true"/>
                <table:data-pilot-member table:name="109" table:display="true" table:show-details="true"/>
                <table:data-pilot-member table:name="110" table:display="true" table:show-details="true"/>
                <table:data-pilot-member table:name="111" table:display="true" table:show-details="true"/>
                <table:data-pilot-member table:name="112" table:display="true" table:show-details="true"/>
                <table:data-pilot-member table:name="113" table:display="true" table:show-details="true"/>
                <table:data-pilot-member table:name="114" table:display="true" table:show-details="true"/>
                <table:data-pilot-member table:name="115" table:display="true" table:show-details="true"/>
                <table:data-pilot-member table:name="116" table:display="true" table:show-details="true"/>
                <table:data-pilot-member table:name="117" table:display="true" table:show-details="true"/>
                <table:data-pilot-member table:name="118" table:display="true" table:show-details="true"/>
                <table:data-pilot-member table:name="119" table:display="true" table:show-details="true"/>
                <table:data-pilot-member table:name="120" table:display="true" table:show-details="true"/>
                <table:data-pilot-member table:name="121" table:display="true" table:show-details="true"/>
                <table:data-pilot-member table:name="122" table:display="true" table:show-details="true"/>
                <table:data-pilot-member table:name="123" table:display="true" table:show-details="true"/>
                <table:data-pilot-member table:name="124" table:display="true" table:show-details="true"/>
                <table:data-pilot-member table:name="125" table:display="true" table:show-details="true"/>
                <table:data-pilot-member table:name="126" table:display="true" table:show-details="true"/>
                <table:data-pilot-member table:name="127" table:display="true" table:show-details="true"/>
                <table:data-pilot-member table:name="128" table:display="true" table:show-details="true"/>
                <table:data-pilot-member table:name="129" table:display="true" table:show-details="true"/>
                <table:data-pilot-member table:name="130" table:display="true" table:show-details="true"/>
                <table:data-pilot-member table:name="131" table:display="true" table:show-details="true"/>
                <table:data-pilot-member table:name="132" table:display="true" table:show-details="true"/>
                <table:data-pilot-member table:name="133" table:display="true" table:show-details="true"/>
                <table:data-pilot-member table:name="134" table:display="true" table:show-details="true"/>
                <table:data-pilot-member table:name="135" table:display="true" table:show-details="true"/>
                <table:data-pilot-member table:name="136" table:display="true" table:show-details="true"/>
                <table:data-pilot-member table:name="137" table:display="true" table:show-details="true"/>
                <table:data-pilot-member table:name="138" table:display="true" table:show-details="true"/>
                <table:data-pilot-member table:name="139" table:display="true" table:show-details="true"/>
                <table:data-pilot-member table:name="140" table:display="true" table:show-details="true"/>
                <table:data-pilot-member table:name="141" table:display="true" table:show-details="true"/>
                <table:data-pilot-member table:name="142" table:display="true" table:show-details="true"/>
                <table:data-pilot-member table:name="143" table:display="true" table:show-details="true"/>
                <table:data-pilot-member table:name="144" table:display="true" table:show-details="true"/>
                <table:data-pilot-member table:name="145" table:display="true" table:show-details="true"/>
                <table:data-pilot-member table:name="146" table:display="true" table:show-details="true"/>
                <table:data-pilot-member table:name="147" table:display="true" table:show-details="true"/>
                <table:data-pilot-member table:name="148"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uteur" table:orientation="hidden" table:used-hierarchy="-1" table:function="auto">
            <table:data-pilot-level table:show-empty="false" calcext:repeat-item-labels="false">
              <table:data-pilot-subtotals>
                <table:data-pilot-subtotal table:function="auto"/>
              </table:data-pilot-subtotals>
              <table:data-pilot-members>
                <table:data-pilot-member table:name="Schneegans, Heinrich" table:display="true" table:show-details="true"/>
                <table:data-pilot-member table:name="Hahn, Emilie" table:display="true" table:show-details="true"/>
                <table:data-pilot-member table:name="Rath, Charles" table:display="true" table:show-details="true"/>
                <table:data-pilot-member table:name="Weber, Charles" table:display="true" table:show-details="true"/>
                <table:data-pilot-member table:name="Jost, Camille" table:display="true" table:show-details="true"/>
                <table:data-pilot-member table:name="Greber, Julius" table:display="true" table:show-details="true"/>
                <table:data-pilot-member table:name="Riff, Jean" table:display="true" table:show-details="true"/>
                <table:data-pilot-member table:name="Clémens, Paul" table:display="true" table:show-details="true"/>
                <table:data-pilot-member table:name="Neukirch, F. X" table:display="true" table:show-details="true"/>
                <table:data-pilot-member table:name="Bastian, Ferdinand" table:display="true" table:show-details="true"/>
                <table:data-pilot-member table:name="Clemens, Paul" table:display="true" table:show-details="true"/>
                <table:data-pilot-member table:name="Erckmann-Chatrian" table:display="true" table:show-details="true"/>
                <table:data-pilot-member table:name="Guenther, Hermann" table:display="true" table:show-details="true"/>
                <table:data-pilot-member table:name="Hart, Marie" table:display="true" table:show-details="true"/>
                <table:data-pilot-member table:name="Stoskopf, Gustave" table:display="true" table:show-details="true"/>
                <table:data-pilot-member table:name="Weber, Emile" table:display="true" table:show-details="true"/>
                <table:data-pilot-member table:name="Weigel, Madeleine" table:display="true" table:show-details="true"/>
                <table:data-pilot-member table:name="Halter, Edouard" table:display="true" table:show-details="true"/>
                <table:data-pilot-member table:name="Wöhrle, Oskar" table:display="true" table:show-details="true"/>
                <table:data-pilot-member table:name="Horsch, D. G. Adolph" table:display="true" table:show-details="true"/>
                <table:data-pilot-member table:name="Horsch, Daniel Gustave Adolphe" table:display="true" table:show-details="true"/>
                <table:data-pilot-member table:name="s.n." table:display="true" table:show-details="true"/>
                <table:data-pilot-member table:name="Meyer, Josef" table:display="true" table:show-details="true"/>
                <table:data-pilot-member table:name="Weick, Georges" table:display="true" table:show-details="true"/>
                <table:data-pilot-member table:name="Lasch, Gustav" table:display="true" table:show-details="true"/>
                <table:data-pilot-member table:name="Schmidlin, Auguste" table:display="true" table:show-details="true"/>
                <table:data-pilot-member table:name="Kettner, Charles Frédéric" table:display="true" table:show-details="true"/>
                <table:data-pilot-member table:name="Winckelmann, Otto" table:display="true" table:show-details="true"/>
                <table:data-pilot-member table:name="Schott, Albert" table:display="true" table:show-details="true"/>
                <table:data-pilot-member table:name="Bischoff, Alph" table:display="true" table:show-details="true"/>
                <table:data-pilot-member table:name="Huck, Martin" table:display="true" table:show-details="true"/>
                <table:data-pilot-member table:name="Arnold, Georges Daniel" table:display="true" table:show-details="true"/>
                <table:data-pilot-member table:name="Kuehne, Fernand" table:display="true" table:show-details="true"/>
                <table:data-pilot-member table:name="Sengelin, Xavier" table:display="true" table:show-details="true"/>
                <table:data-pilot-member table:name="Kleisecker, H" table:display="true" table:show-details="true"/>
                <table:data-pilot-member table:name="Schickele, René" table:display="true" table:show-details="true"/>
                <table:data-pilot-member table:name="Lündner, Max" table:display="true" table:show-details="true"/>
                <table:data-pilot-member table:name="Fuchs, Ernst" table:display="true" table:show-details="true"/>
                <table:data-pilot-member table:name="Pfiffer, Léon" table:display="true" table:show-details="true"/>
                <table:data-pilot-member table:name="Koehler, Gustav" table:display="true" table:show-details="true"/>
                <table:data-pilot-member table:name="Pick, Alphonse" table:display="true" table:show-details="true"/>
                <table:data-pilot-member table:name="Wagner, Emile" table:display="true" table:show-details="true"/>
                <table:data-pilot-member table:name="Greber, Jule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persOK" table:orientation="hidden" table:used-hierarchy="-1" table:function="auto">
            <table:data-pilot-level table:show-empty="false" calcext:repeat-item-labels="false">
              <table:data-pilot-subtotals>
                <table:data-pilot-subtotal table:function="auto"/>
              </table:data-pilot-subtotals>
              <table:data-pilot-members>
                <table:data-pilot-member table:name="1" table:display="true" table:show-details="true"/>
                <table:data-pilot-member table:name="-1" table:display="true" table:show-details="true"/>
                <table:data-pilot-member table:name="-9" table:display="true" table:show-details="true"/>
                <table:data-pilot-member table:name="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DateÉdition" table:orientation="hidden" table:used-hierarchy="-1" table:function="auto">
            <table:data-pilot-level table:show-empty="false" calcext:repeat-item-labels="false">
              <table:data-pilot-subtotals>
                <table:data-pilot-subtotal table:function="auto"/>
              </table:data-pilot-subtotals>
              <table:data-pilot-members>
                <table:data-pilot-member table:name="1897" table:display="true" table:show-details="true"/>
                <table:data-pilot-member table:name="1910" table:display="true" table:show-details="true"/>
                <table:data-pilot-member table:name="1920" table:display="true" table:show-details="true"/>
                <table:data-pilot-member table:name="1928" table:display="true" table:show-details="true"/>
                <table:data-pilot-member table:name="1899" table:display="true" table:show-details="true"/>
                <table:data-pilot-member table:name="1914" table:display="true" table:show-details="true"/>
                <table:data-pilot-member table:name="1919" table:display="true" table:show-details="true"/>
                <table:data-pilot-member table:name="1924" table:display="true" table:show-details="true"/>
                <table:data-pilot-member table:name="1881" table:display="true" table:show-details="true"/>
                <table:data-pilot-member table:name="1903" table:display="true" table:show-details="true"/>
                <table:data-pilot-member table:name="1907" table:display="true" table:show-details="true"/>
                <table:data-pilot-member table:name="1902" table:display="true" table:show-details="true"/>
                <table:data-pilot-member table:name="1922" table:display="true" table:show-details="true"/>
                <table:data-pilot-member table:name="s.n." table:display="true" table:show-details="true"/>
                <table:data-pilot-member table:name="1931" table:display="true" table:show-details="true"/>
                <table:data-pilot-member table:name="1930" table:display="true" table:show-details="true"/>
                <table:data-pilot-member table:name="1906" table:display="true" table:show-details="true"/>
                <table:data-pilot-member table:name="1896" table:display="true" table:show-details="true"/>
                <table:data-pilot-member table:name="1908" table:display="true" table:show-details="true"/>
                <table:data-pilot-member table:name="1904" table:display="true" table:show-details="true"/>
                <table:data-pilot-member table:name="1936" table:display="true" table:show-details="true"/>
                <table:data-pilot-member table:name="1937" table:display="true" table:show-details="true"/>
                <table:data-pilot-member table:name="1941" table:display="true" table:show-details="true"/>
                <table:data-pilot-member table:name="1893" table:display="true" table:show-details="true"/>
                <table:data-pilot-member table:name="19" table:display="true" table:show-details="true"/>
                <table:data-pilot-member table:name="1912" table:display="true" table:show-details="true"/>
                <table:data-pilot-member table:name="1926" table:display="true" table:show-details="true"/>
                <table:data-pilot-member table:name="1873-1874" table:display="true" table:show-details="true"/>
                <table:data-pilot-member table:name="1925" table:display="true" table:show-details="true"/>
                <table:data-pilot-member table:name="1905" table:display="true" table:show-details="true"/>
                <table:data-pilot-member table:name="1913" table:display="true" table:show-details="true"/>
                <table:data-pilot-member table:name="1918" table:display="true" table:show-details="true"/>
                <table:data-pilot-member table:name="1898" table:display="true" table:show-details="true"/>
                <table:data-pilot-member table:name="1927" table:display="true" table:show-details="true"/>
                <table:data-pilot-member table:name="1863" table:display="true" table:show-details="true"/>
                <table:data-pilot-member table:name="1878" table:display="true" table:show-details="true"/>
                <table:data-pilot-member table:name="1921" table:display="true" table:show-details="true"/>
                <table:data-pilot-member table:name="1901" table:display="true" table:show-details="true"/>
                <table:data-pilot-member table:name="1900" table:display="true" table:show-details="true"/>
                <table:data-pilot-member table:name="1932" table:display="true" table:show-details="true"/>
                <table:data-pilot-member table:name="1923" table:display="true" table:show-details="true"/>
                <table:data-pilot-member table:name="1911" table:display="true" table:show-details="true"/>
                <table:data-pilot-member table:name="1934" table:display="true" table:show-details="true"/>
                <table:data-pilot-member table:name="1938" table:display="true" table:show-details="true"/>
                <table:data-pilot-member table:name="1877" table:display="true" table:show-details="true"/>
                <table:data-pilot-member table:name="1889" table:display="true" table:show-details="true"/>
                <table:data-pilot-member table:name="18" table:display="true" table:show-details="true"/>
                <table:data-pilot-member table:name="1875"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Droits" table:orientation="hidden" table:used-hierarchy="-1" table:function="auto">
            <table:data-pilot-level table:show-empty="false" calcext:repeat-item-labels="false">
              <table:data-pilot-subtotals>
                <table:data-pilot-subtotal table:function="auto"/>
              </table:data-pilot-subtotals>
              <table:data-pilot-members>
                <table:data-pilot-member table:name="domaine public"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itre" table:orientation="hidden" table:used-hierarchy="-1" table:function="auto">
            <table:data-pilot-level table:show-empty="false" calcext:repeat-item-labels="false">
              <table:data-pilot-subtotals>
                <table:data-pilot-subtotal table:function="auto"/>
              </table:data-pilot-subtotals>
              <table:data-pilot-members>
                <table:data-pilot-member table:name="Was d'Steckelburjer vun d'r 'Université' saaue. Humoristisches Intermezzo...Aufgefuehrt zum Universitaets-Jubilaueum am 2. Mai 1897" table:display="true" table:show-details="true"/>
                <table:data-pilot-member table:name="E Mässigkeitsaposchtel : Komische Szene mit Gesang in elsässer Mundart von Emilie Hahn" table:display="true" table:show-details="true"/>
                <table:data-pilot-member table:name="Zwei Theaterstucker. - 's Afrikaner Franzele. Scene ues'm algerische Colon-Lawe. Comedie in 1 Akt" table:display="true" table:show-details="true"/>
                <table:data-pilot-member table:name="D'r Napoléon : Volksstück in 3 Aufzügen aus der Zeit November 1918 / von Ch. Weber" table:display="true" table:show-details="true"/>
                <table:data-pilot-member table:name="D'r erscht Händel : E Farce in 2 Akt (mit d'r nämlich Szenerie) vum Camille Jost" table:display="true" table:show-details="true"/>
                <table:data-pilot-member table:name="D'Jungfer Prinzesse. Schauspiel in 3 Aufzuegen" table:display="true" table:show-details="true"/>
                <table:data-pilot-member table:name="D'Schlofere. Elsaessischi Quacksalwers-Komedie in aam Uffzug / Jean Riff" table:display="true" table:show-details="true"/>
                <table:data-pilot-member table:name="Christowe. E Wihnachtsstueckel in 1 Akt in elsaessischen Dialekt" table:display="true" table:show-details="true"/>
                <table:data-pilot-member table:name="Lettre de France, e-n-elsaessisch's Heimetspiel...noch'm Bild vun Frédéric Régamey" table:display="true" table:show-details="true"/>
                <table:data-pilot-member table:name="Im Traumland, Maerel in 4 Bilder mit Muesik un Danz" table:display="true" table:show-details="true"/>
                <table:data-pilot-member table:name="&quot;Charlot&quot; : E ürgelunges Stückel in 1 Akt im elsässischa Dialekt ; von Paul Clemens, Bischheim..." table:display="true" table:show-details="true"/>
                <table:data-pilot-member table:name="Alsace. Drame en cinq actes et huit tableaux" table:display="true" table:show-details="true"/>
                <table:data-pilot-member table:name="S' Teschtament. Volksstueck in drei Aufzuegen" table:display="true" table:show-details="true"/>
                <table:data-pilot-member table:name="D'r Fremdelegionaer. Ein elsaessisches Lebensbild in 3 Aufzuegen" table:display="true" table:show-details="true"/>
                <table:data-pilot-member table:name="D'r Stadtnarr : Volkstueck in drei Aufzuegen in elsaessischer Mundart / Marie Hart" table:display="true" table:show-details="true"/>
                <table:data-pilot-member table:name="Der Eintagsleutnant : Schwank in einem Aufzuge : Rollen-Exemplar nach der Erstaufführung am Strassburger Stadttheater eingerichtet / Julius Greber" table:display="true" table:show-details="true"/>
                <table:data-pilot-member table:name="D'r Hasestrickler. Lustspiel in aam Uffzug / Jean Riff" table:display="true" table:show-details="true"/>
                <table:data-pilot-member table:name="S Orakel. Lustspiel in 1 Akt" table:display="true" table:show-details="true"/>
                <table:data-pilot-member table:name="Rund um d'Welt : E Märel in acht Bilder vun Emile Weber mit Müsik vun Aloyse Braun" table:display="true" table:show-details="true"/>
                <table:data-pilot-member table:name="In dr Awril g'schickt : Lustspiel in zwei Akten von M. Weigel" table:display="true" table:show-details="true"/>
                <table:data-pilot-member table:name="Elsässisches Vereinstheater. N 52, So e liederlicher Frack odder : E foljeschwäri Hüssuechung : E Schwank in 1 Uffzugg / vum Camille Jost" table:display="true" table:show-details="true"/>
                <table:data-pilot-member table:name="E Diplomat. E Mordsaffaer. Zwei Lustspiele in Strassburger Mundart" table:display="true" table:show-details="true"/>
                <table:data-pilot-member table:name="Lucie. Dramatisches Sittenbild in einem Aufzug in Strassburger Mundart" table:display="true" table:show-details="true"/>
                <table:data-pilot-member table:name="S'Vogesehiesel. Luschtspiel uess dr Vosges in 1 Akt" table:display="true" table:show-details="true"/>
                <table:data-pilot-member table:name="Petit Théâtre de Famille. Noel d'Alsace (Edition française augmentée d'une notice sur le mot 'Noe͏̈l', sur le fond gaulois de la langue française et sur l'origine des Gaulois) / Edouard Halter ; nach dem deutschen Original von Christian Schmitt" table:display="true" table:show-details="true"/>
                <table:data-pilot-member table:name="D'r Kindbetter / von F. Bastian und Ernst Clausen" table:display="true" table:show-details="true"/>
                <table:data-pilot-member table:name="Sainte-Cécile ! : Lustspiel in einem Aufzuge : in Strassburger Mundart / von Julieus Greber" table:display="true" table:show-details="true"/>
                <table:data-pilot-member table:name="D'r lätz Bardes-ü. Lustspiel in einem Aufzug" table:display="true" table:show-details="true"/>
                <table:data-pilot-member table:name="Gouverneur fur 24 Stund : E Schwank in 1 Akt noch're spanische gschichtliche Erzählung üss'm Johr 1420. Verarweit unn iwersetzt vum Camille Jost" table:display="true" table:show-details="true"/>
                <table:data-pilot-member table:name="Zue Grossmuedders Zitte : e Liewes-Scene mit ine Couplet / von Ferd. Bastian" table:display="true" table:show-details="true"/>
                <table:data-pilot-member table:name="E Daa im Narrehüss : E Original-Farce in zwei kurze Akt vum Camille Jost" table:display="true" table:show-details="true"/>
                <table:data-pilot-member table:name="E bissel Lieb : Drama im'e Vorspiel un 3 Akt von Emile Weber" table:display="true" table:show-details="true"/>
                <table:data-pilot-member table:name="D'r Hofnarr Heidideldum, Maerel in 6 Bilder in 2 Verwandlunge" table:display="true" table:show-details="true"/>
                <table:data-pilot-member table:name="Kaktüs un kei And : E-n-elsassisch Lustspiel in drei Uffzig un miteme Vorspiel" table:display="true" table:show-details="true"/>
                <table:data-pilot-member table:name="D'r Huessjé. Luschtspiel in 1 Act" table:display="true" table:show-details="true"/>
                <table:data-pilot-member table:name="Elsässische Volksschriften. 49, 2 Stroßburjer Komödie : 2. Serie / von D. G. Ad. Horsch" table:display="true" table:show-details="true"/>
                <table:data-pilot-member table:name="Aktenmaessige Darstellung der Vorfaelle, welche zu dem Austritt der Mitglieder H. Guenter und Ch. Bode gefuehrt haben, an Hand der Protokolle der Theater-Kommission" table:display="true" table:show-details="true"/>
                <table:data-pilot-member table:name="Michel Strohkopf oder Die fidele Regimentskapelle. Unsinn mit Gesang, Musik und Tanz in einem Aufzug" table:display="true" table:show-details="true"/>
                <table:data-pilot-member table:name="D'r Amerikaner. Elsaessisches Volksstueck in 3 Aufzuege" table:display="true" table:show-details="true"/>
                <table:data-pilot-member table:name="D'r Döüsigmarkschin. Schwank in einem Aufzug" table:display="true" table:show-details="true"/>
                <table:data-pilot-member table:name="Gschpàngschter. Elsàssisch Theaterstueck fuer Theater un Vereiner, mit un ohne Damerolle uffiehrbar" table:display="true" table:show-details="true"/>
                <table:data-pilot-member table:name="s Dunneraxl, Drama in einem Akt" table:display="true" table:show-details="true"/>
                <table:data-pilot-member table:name="D'Satisfaction. Farce in zwei Scene" table:display="true" table:show-details="true"/>
                <table:data-pilot-member table:name="Seruja : Ein Weihnachtsspiel / Georges Weick" table:display="true" table:show-details="true"/>
                <table:data-pilot-member table:name="Im Wald : Volksstück in zwei Aufzügen ; 'S Dunneraxt : Drama in einem Akt / Ferd. Bastian" table:display="true" table:show-details="true"/>
                <table:data-pilot-member table:name="D'r letz Unkel. Volksstueck" table:display="true" table:show-details="true"/>
                <table:data-pilot-member table:name="D'r Prophet. Drama in 5 Aufzuegen" table:display="true" table:show-details="true"/>
                <table:data-pilot-member table:name="Bethanien, biblisches Schauspiel in fünf Akten..." table:display="true" table:show-details="true"/>
                <table:data-pilot-member table:name="Der Zwischenact : Strassburger Theaterzettel und Theaternachrichten. I, 31. Aug. 1873 - 30. Apr. 1874" table:display="true" table:show-details="true"/>
                <table:data-pilot-member table:name="D'Brueder. Volksstueck in 5 Bilder uess dr Zitt vun 1914 bis 1918" table:display="true" table:show-details="true"/>
                <table:data-pilot-member table:name="D'r Parisler. Elsaessisches Volksstueck mit Gesang und Tanz in einem Aufzug" table:display="true" table:show-details="true"/>
                <table:data-pilot-member table:name="E Reis'in's Hochgebirj. Schwank in einem Akt / Ch. F. Kettner" table:display="true" table:show-details="true"/>
                <table:data-pilot-member table:name="A lätzi Visit. Elsaessisch's Luschtspiel in 1 Akt" table:display="true" table:show-details="true"/>
                <table:data-pilot-member table:name="S' sechscht Gebott. Bauerntragœdie in vier Aufzuegen" table:display="true" table:show-details="true"/>
                <table:data-pilot-member table:name="E Dienschtbott wurd g'suecht : E Schnirichel in 1 Akt vum Camille Jost" table:display="true" table:show-details="true"/>
                <table:data-pilot-member table:name="Professeur Dackeloriüs mit sinn künstliche Mensch &quot;Coco&quot; : E komischi Scène für 2 Persone von Paul Clemens" table:display="true" table:show-details="true"/>
                <table:data-pilot-member table:name="Buewestreich. Lustspiel in eim Uffzug" table:display="true" table:show-details="true"/>
                <table:data-pilot-member table:name="Verzwickti Hochzitts-Affaere. Elsaessischer Schwank in einem Aufzug (frei nach Labiche)" table:display="true" table:show-details="true"/>
                <table:data-pilot-member table:name="E Demonstration : Elsässische Komödie in drei Akten" table:display="true" table:show-details="true"/>
                <table:data-pilot-member table:name="D'r Juckel : Komischer Vortrag von Paul Clemens" table:display="true" table:show-details="true"/>
                <table:data-pilot-member table:name="Prinzessel Eijesinn, Maerel in 5 Bilder un aanere Verwandlung mit Gsang un Danz" table:display="true" table:show-details="true"/>
                <table:data-pilot-member table:name="Zur Geschichte des deutschen Theaters in Strassburg unter franzœsischer Herrschaft" table:display="true" table:show-details="true"/>
                <table:data-pilot-member table:name="Jungi Madamme. Lustspiel in einem Aufzug in Strassburger Mundart" table:display="true" table:show-details="true"/>
                <table:data-pilot-member table:name="Am Wihnachtsowe bym 'e Kriejsblinde : E Wihnachtsstüeck in eim Akt (Zweite Aufl.) / Emile Weber" table:display="true" table:show-details="true"/>
                <table:data-pilot-member table:name="Die Frau Velten in der Kuntelstub" table:display="true" table:show-details="true"/>
                <table:data-pilot-member table:name="Stocktaub oder 's sin alli Better b'setzt : Lustspiel in 1 Akt frei nach dem Französischen von Ch. F. Kettner" table:display="true" table:show-details="true"/>
                <table:data-pilot-member table:name="D'r Candidat : Luschtspiel in dreij Akt vun G. Stoskopf. Mit-e-re Deckeszeichnung vun P. Braunagel" table:display="true" table:show-details="true"/>
                <table:data-pilot-member table:name="D'r Maischter hett gewunne ! : Schwank in aam Akt / von Ferdinand Bastian" table:display="true" table:show-details="true"/>
                <table:data-pilot-member table:name="Wenn d'Fraue wähle : Lustspiel in 3 Akt vun G. Stoskopf" table:display="true" table:show-details="true"/>
                <table:data-pilot-member table:name="Hans Mathis. Laewesbild in 3 Akte. Noch-em franzœsche Roman 'Le juif polonais' vun Erckmann Chatrian" table:display="true" table:show-details="true"/>
                <table:data-pilot-member table:name="Sainte-Barbe : Comédie in aam Uffzug / vun Jean Riff" table:display="true" table:show-details="true"/>
                <table:data-pilot-member table:name="Goal. E luschtigs Schwaenkele uess'm Sportslaewe" table:display="true" table:show-details="true"/>
                <table:data-pilot-member table:name="Salvator-Theater. Nr. 121, Ar esch mondsechtig : e Luschtspeel vun dr Wohnungsnot en eim Uffzug / umgearbeitet und herausgegeben von Albert Schott" table:display="true" table:show-details="true"/>
                <table:data-pilot-member table:name="D'Heimet. Elsaessisches Volksstueck in drei Aufzuegen (vier Bildern) (2e éd) / Julius Greber, G. Stoskopf ; mit einer Deckenzeichnung von H. Loux" table:display="true" table:show-details="true"/>
                <table:data-pilot-member table:name="Zwei Meier oder d'r Bombié. Comédie-Bouffe in 1 Act" table:display="true" table:show-details="true"/>
                <table:data-pilot-member table:name="Elsässische Volksschriften. 52, D'r Pfetter vum Land od'r e Kindtauf mit Hindernisse : Original-Komödie in eim Uffzug / vun Jean Riff" table:display="true" table:show-details="true"/>
                <table:data-pilot-member table:name="Ein Blick hinter die Coulissen des Elsaessischen Theaters und die Taverne-Affaire" table:display="true" table:show-details="true"/>
                <table:data-pilot-member table:name="D'r erscht Box. Schwank in aam Uffzug" table:display="true" table:show-details="true"/>
                <table:data-pilot-member table:name="E Hochzitter im Kleiderkaschte. Schwank in einem Aufzug" table:display="true" table:show-details="true"/>
                <table:data-pilot-member table:name="D'r Automat. Soloscene" table:display="true" table:show-details="true"/>
                <table:data-pilot-member table:name="A gelungener Patient : Komische Duoszene für zwei Herren von Martin Huck" table:display="true" table:show-details="true"/>
                <table:data-pilot-member table:name="Pfingstmontag&quot; : eine Jahrhundert-Erinnerung : dem Elsass-Lothringischen Heimatdienst gewidmet / G. D. Arnold" table:display="true" table:show-details="true"/>
                <table:data-pilot-member table:name="Struewelpeter , Originalmaerel in 7 Bilder un 3 Verwandlunge" table:display="true" table:show-details="true"/>
                <table:data-pilot-member table:name="[Theaterstücke f. d. elsass. Vereinsbühne]. 47, Bureaukrate! : Dialektkomödie in einem Akt / von Fernand Kuhne" table:display="true" table:show-details="true"/>
                <table:data-pilot-member table:name="D'r Hoflieferant. Elsaessische Komœdie in 3 Aufzuegen" table:display="true" table:show-details="true"/>
                <table:data-pilot-member table:name="D'Mamsell Elis. Volksstueck uesm Buerelawe in 3 Akte und 1 Vorakt" table:display="true" table:show-details="true"/>
                <table:data-pilot-member table:name="D'Pariser Reis. Schwank in dreij Akt" table:display="true" table:show-details="true"/>
                <table:data-pilot-member table:name="Das Elsaessischen Theater Strassburg (TR) : Festsaal im Union-Hotel, Kellermannstaden / Gustav Stoskopf, Herm Guenther ; Programm mit einer Deckenzeichnung von Ch. Spindler" table:display="true" table:show-details="true"/>
                <table:data-pilot-member table:name="Gift. Schwank in einem Akt in elsaessischer Mundart (2. Aufl.)" table:display="true" table:show-details="true"/>
                <table:data-pilot-member table:name="D'r Erbunkel. Lustspiel in eim Uffzug" table:display="true" table:show-details="true"/>
                <table:data-pilot-member table:name="L'oubli? (Das Vergessen?) Dramatische Skizze in einem Akt" table:display="true" table:show-details="true"/>
                <table:data-pilot-member table:name="E truericher Wittmann. Soloscene" table:display="true" table:show-details="true"/>
                <table:data-pilot-member table:name="D'Madam fahrt Velo. E modern's Lustspiel in 1 Akt" table:display="true" table:show-details="true"/>
                <table:data-pilot-member table:name="D'r luschti Hans-Michel. Lustspiel in einem Aufzug in Strassburger Mundart" table:display="true" table:show-details="true"/>
                <table:data-pilot-member table:name="D'r Schnider von Gambse : Lustspiel von H. Kleisecker herausgegeben von Jul. Schies" table:display="true" table:show-details="true"/>
                <table:data-pilot-member table:name="Am Glockenturm, Schauspiel in drei Aufzügen" table:display="true" table:show-details="true"/>
                <table:data-pilot-member table:name="Das Elsässische Theater zu Straßburg i. E. : mit 30 Abbildungen in Phototypie (Luxusausgabe) / [Max Lündner und Julius Greber]" table:display="true" table:show-details="true"/>
                <table:data-pilot-member table:name="Der Zeuge. Gerichtsscene in einem Aufzug" table:display="true" table:show-details="true"/>
                <table:data-pilot-member table:name="In's Ropfer's Apothek. Schwank in 3 Aufzuegen" table:display="true" table:show-details="true"/>
                <table:data-pilot-member table:name="Elsässische Volksschriften. 75, D'r Babbler : Volksstück in drei Szenen / von Gustav Lasch" table:display="true" table:show-details="true"/>
                <table:data-pilot-member table:name="Wihnachtsstimme, Weihnachtsstueck im Dialekt aus der Zeit der grossen Revolution in 2 Akten" table:display="true" table:show-details="true"/>
                <table:data-pilot-member table:name="E hieroth sini Frau. Schwank in 1 Akt" table:display="true" table:show-details="true"/>
                <table:data-pilot-member table:name="S'Chinesisch Loos : Schwank in 1 Akt in Strossburjer Mundart (4. Uflaa) / vun Ferd. Bastian" table:display="true" table:show-details="true"/>
                <table:data-pilot-member table:name="Théâtre alsacien Strasbourg. 1898-1923. 25ème Anniversaire" table:display="true" table:show-details="true"/>
                <table:data-pilot-member table:name="Heimlichi Lieb : Elsässisch's Volksstüeck in 7 Bilder von Ernest Fuchs" table:display="true" table:show-details="true"/>
                <table:data-pilot-member table:name="Andres Ruffenach, Bauerndrama in vier Akten..." table:display="true" table:show-details="true"/>
                <table:data-pilot-member table:name="D'r Hans im Schnokeloch, Volksspiel in 4 Aufzuegen mit Musik ,Gesang und Tanz..." table:display="true" table:show-details="true"/>
                <table:data-pilot-member table:name="D'Madam un d'Magd. Schwank in einem Aufzug" table:display="true" table:show-details="true"/>
                <table:data-pilot-member table:name="S Paradies. E luschtigs Schwaenkele" table:display="true" table:show-details="true"/>
                <table:data-pilot-member table:name="D'r Josephel un sini Hochzittere, humorvolli Szene" table:display="true" table:show-details="true"/>
                <table:data-pilot-member table:name="Yo-Yo : E Geduldspiel in einem Akt" table:display="true" table:show-details="true"/>
                <table:data-pilot-member table:name="D'r Abschied. Dramolet in einem Aufzuge" table:display="true" table:show-details="true"/>
                <table:data-pilot-member table:name="D'r Cousin Réfractaire. E Strossburjer Familjefarce in 2 Akte" table:display="true" table:show-details="true"/>
                <table:data-pilot-member table:name="Dreihundert Mark Belohnung. Schwank in einem Aufzug" table:display="true" table:show-details="true"/>
                <table:data-pilot-member table:name="Prinz Changele. Maerchenspiel in 5 Bildern" table:display="true" table:show-details="true"/>
                <table:data-pilot-member table:name="M'r bhaupt, es sey bassirt : Lustspiel in 1 Akt von Ch. F. Kettner" table:display="true" table:show-details="true"/>
                <table:data-pilot-member table:name="Elsässer Theater Milhüse : 25 Johr ETM. 1899-1924" table:display="true" table:show-details="true"/>
                <table:data-pilot-member table:name="Lisbeth : Schauspiel in einem Aufzuge / Julius Greber" table:display="true" table:show-details="true"/>
                <table:data-pilot-member table:name="Verbotteni Lieb. Lustspiel in einem Aufzug in Strassburger Mundart" table:display="true" table:show-details="true"/>
                <table:data-pilot-member table:name="Charlot : E ürgelungenes Stückel im 1 Akt in elsässischa Dialekt von Paul Clemens, Bischhheim (2. Aufl.)" table:display="true" table:show-details="true"/>
                <table:data-pilot-member table:name="Elsässische Volksschriften. 31, Neui Hosse : comédie-bouffe in eim Akt / von D. G. Ad. Horsch" table:display="true" table:show-details="true"/>
                <table:data-pilot-member table:name="D'r Itzig em Fass : Lustspiel in 1 Akt" table:display="true" table:show-details="true"/>
                <table:data-pilot-member table:name="Wihnachtsglüeck : Festspiel in siewe Bilder... / Gustav Lasch" table:display="true" table:show-details="true"/>
                <table:data-pilot-member table:name="Das Elsass und sein Theater. Beobachtungen und Betrachtungen eines Altdeutschen zur Geschichte und Wuerdigung des 'Elsaessischen Theaters'. [Progr.-Beil.]" table:display="true" table:show-details="true"/>
                <table:data-pilot-member table:name="D'r Scharele. Soloscene" table:display="true" table:show-details="true"/>
                <table:data-pilot-member table:name="Der tolle Morgen : Lustspiel in 2 Acten, zum Theil in Strassburger Mundart von A. Pick" table:display="true" table:show-details="true"/>
                <table:data-pilot-member table:name="E. H., oder s'Gezaicht Trousseau. [Comédie.]" table:display="true" table:show-details="true"/>
                <table:data-pilot-member table:name="D'r Millionegartner, Volkschauspiel in drei Aufzugen, in elsaesser Mundart" table:display="true" table:show-details="true"/>
                <table:data-pilot-member table:name="D'r Babbelhans. Komischer Vortrag in elsaessischer Mundart" table:display="true" table:show-details="true"/>
                <table:data-pilot-member table:name="D'Wundergej : Zaubermärel in 5 Bilder mit Gsang un Danz / vun Ferd. Bastian ; Müsik von Aug. Schwoob" table:display="true" table:show-details="true"/>
                <table:data-pilot-member table:name="s Gaischtert im Huess, e gruesligi Szene..." table:display="true" table:show-details="true"/>
                <table:data-pilot-member table:name="Salvator-Theater. No. 418, Zum 70. Geburtstag : Lustspiel in zwei Aufzügen / von M. Weigel" table:display="true" table:show-details="true"/>
                <table:data-pilot-member table:name="Caecilia, historisch-religiöses Festspiel in fünf Akten, zur XVII. Jahrhundertfeier des Martyriums der Patronin der heiligen Tonkunst..." table:display="true" table:show-details="true"/>
                <table:data-pilot-member table:name="D'r poetisch Oscar : Einakter / vun Marie Hart ; nej bearweit vun E. Deck,..." table:display="true" table:show-details="true"/>
                <table:data-pilot-member table:name="Le Krentzel à l'Enfer / Alphonse Pick" table:display="true" table:show-details="true"/>
                <table:data-pilot-member table:name="Die Greifensteiner : oder Hugo, der Abtrünnige : Volksstück im Elsässer-Dialekt in 4 Akten / von Emile Wagner" table:display="true" table:show-details="true"/>
                <table:data-pilot-member table:name="Elsässische Volksschriften. 66, E Mann fur mini Nièce : comédie-bouffe in eim Akt / von D. G. Ad. Horsch" table:display="true" table:show-details="true"/>
                <table:data-pilot-member table:name="Uewer unseri Kraft. Komœdie in eim Uffzug. E hitzigi Debatt. (Nach einer aelteren Idee.) E uessergewœhnlichi Wirtshues-Scen'" table:display="true" table:show-details="true"/>
                <table:data-pilot-member table:name="Anno 1975 / A. Pick" table:display="true" table:show-details="true"/>
                <table:data-pilot-member table:name="Gethsemani, biblisches Frauerspiel in fünf Akten von Aug. Schmidlin" table:display="true" table:show-details="true"/>
                <table:data-pilot-member table:name="Mister Smith : Schwank in einem Aufzug" table:display="true" table:show-details="true"/>
                <table:data-pilot-member table:name="D'r KÖenig Charles X im Elsass : Lustspiel in 3 Akten von Charles Rath. Neu bearbeitet und herausgegeben von A. Seyller" table:display="true" table:show-details="true"/>
                <table:data-pilot-member table:name="Kinnj Wüetass : E kindermärel in 5 Bilder vum Ernest Fuchs" table:display="true" table:show-details="true"/>
                <table:data-pilot-member table:name="Der Klopfgeist : Lustspiel in vier Aufzügen / Julius Greber" table:display="true" table:show-details="true"/>
                <table:data-pilot-member table:name="E Spartshochzitt, E Farce in aam Akt" table:display="true" table:show-details="true"/>
                <table:data-pilot-member table:name="D' Heimet : Elsaessisches Volksstück in drei Aufzügen (vier Bildern) / von J. Greber un G. Stoskopf" table:display="true" table:show-details="true"/>
                <table:data-pilot-member table:name="Uff d'r Hochzyittsreis : Lustspiin el in 1 Akt elsässer Dialekt"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ourtTitre" table:orientation="hidden" table:used-hierarchy="-1" table:function="auto">
            <table:data-pilot-level table:show-empty="false" calcext:repeat-item-labels="false">
              <table:data-pilot-subtotals>
                <table:data-pilot-subtotal table:function="auto"/>
              </table:data-pilot-subtotals>
              <table:data-pilot-members>
                <table:data-pilot-member table:name="Was d'Steckelburjer vun d'r 'Université' saaue" table:display="true" table:show-details="true"/>
                <table:data-pilot-member table:name="E Mässigkeitsaposchtel" table:display="true" table:show-details="true"/>
                <table:data-pilot-member table:name="Zwei Theaterstucker" table:display="true" table:show-details="true"/>
                <table:data-pilot-member table:name="D'r Napoléon" table:display="true" table:show-details="true"/>
                <table:data-pilot-member table:name="D'r erscht Händel" table:display="true" table:show-details="true"/>
                <table:data-pilot-member table:name="D'Jungfer Prinzesse" table:display="true" table:show-details="true"/>
                <table:data-pilot-member table:name="D'Schlofere" table:display="true" table:show-details="true"/>
                <table:data-pilot-member table:name="Christowe" table:display="true" table:show-details="true"/>
                <table:data-pilot-member table:name="Lettre de France, e-n-elsaessisch's Heimetspiel" table:display="true" table:show-details="true"/>
                <table:data-pilot-member table:name="Im Traumland, Maerel in 4 Bilder mit Muesik un Danz" table:display="true" table:show-details="true"/>
                <table:data-pilot-member table:name="&quot;Charlot&quot; " table:display="true" table:show-details="true"/>
                <table:data-pilot-member table:name="Alsace" table:display="true" table:show-details="true"/>
                <table:data-pilot-member table:name="S' Teschtament" table:display="true" table:show-details="true"/>
                <table:data-pilot-member table:name="D'r Fremdelegionaer" table:display="true" table:show-details="true"/>
                <table:data-pilot-member table:name="D'r Stadtnarr" table:display="true" table:show-details="true"/>
                <table:data-pilot-member table:name="Der Eintagsleutnant" table:display="true" table:show-details="true"/>
                <table:data-pilot-member table:name="D'r Hasestrickler" table:display="true" table:show-details="true"/>
                <table:data-pilot-member table:name="S Orakel" table:display="true" table:show-details="true"/>
                <table:data-pilot-member table:name="Rund um d'Welt" table:display="true" table:show-details="true"/>
                <table:data-pilot-member table:name="In dr Awril g'schickt" table:display="true" table:show-details="true"/>
                <table:data-pilot-member table:name="Elsässisches Vereinstheater" table:display="true" table:show-details="true"/>
                <table:data-pilot-member table:name="E Diplomat" table:display="true" table:show-details="true"/>
                <table:data-pilot-member table:name="Lucie" table:display="true" table:show-details="true"/>
                <table:data-pilot-member table:name="S'Vogesehiesel" table:display="true" table:show-details="true"/>
                <table:data-pilot-member table:name="Petit Théâtre de Famille" table:display="true" table:show-details="true"/>
                <table:data-pilot-member table:name="D'r Kindbetter / von F" table:display="true" table:show-details="true"/>
                <table:data-pilot-member table:name="Sainte-Cécile !" table:display="true" table:show-details="true"/>
                <table:data-pilot-member table:name="D'r lätz Bardes-ü" table:display="true" table:show-details="true"/>
                <table:data-pilot-member table:name="Gouverneur fur 24 Stund" table:display="true" table:show-details="true"/>
                <table:data-pilot-member table:name="Zue Grossmuedders Zitte" table:display="true" table:show-details="true"/>
                <table:data-pilot-member table:name="E Daa im Narrehüss" table:display="true" table:show-details="true"/>
                <table:data-pilot-member table:name="E bissel Lieb" table:display="true" table:show-details="true"/>
                <table:data-pilot-member table:name="D'r Hofnarr Heidideldum, Maerel in 6 Bilder in 2 Verwandlunge" table:display="true" table:show-details="true"/>
                <table:data-pilot-member table:name="Kaktüs un kei And" table:display="true" table:show-details="true"/>
                <table:data-pilot-member table:name="D'r Huessjé" table:display="true" table:show-details="true"/>
                <table:data-pilot-member table:name="Elsässische Volksschriften" table:display="true" table:show-details="true"/>
                <table:data-pilot-member table:name="Aktenmaessige Darstellung der Vorfaelle, welche zu dem Austritt der Mitglieder H" table:display="true" table:show-details="true"/>
                <table:data-pilot-member table:name="Michel Strohkopf oder Die fidele Regimentskapelle" table:display="true" table:show-details="true"/>
                <table:data-pilot-member table:name="D'r Amerikaner" table:display="true" table:show-details="true"/>
                <table:data-pilot-member table:name="D'r Döüsigmarkschin" table:display="true" table:show-details="true"/>
                <table:data-pilot-member table:name="Gschpàngschter" table:display="true" table:show-details="true"/>
                <table:data-pilot-member table:name="s Dunneraxl, Drama in einem Akt" table:display="true" table:show-details="true"/>
                <table:data-pilot-member table:name="D'Satisfaction" table:display="true" table:show-details="true"/>
                <table:data-pilot-member table:name="Seruja" table:display="true" table:show-details="true"/>
                <table:data-pilot-member table:name="Im Wald" table:display="true" table:show-details="true"/>
                <table:data-pilot-member table:name="D'r letz Unkel" table:display="true" table:show-details="true"/>
                <table:data-pilot-member table:name="D'r Prophet" table:display="true" table:show-details="true"/>
                <table:data-pilot-member table:name="Bethanien, biblisches Schauspiel in fünf Akten" table:display="true" table:show-details="true"/>
                <table:data-pilot-member table:name="Der Zwischenact" table:display="true" table:show-details="true"/>
                <table:data-pilot-member table:name="D'Brueder" table:display="true" table:show-details="true"/>
                <table:data-pilot-member table:name="D'r Parisler" table:display="true" table:show-details="true"/>
                <table:data-pilot-member table:name="E Reis'in's Hochgebirj" table:display="true" table:show-details="true"/>
                <table:data-pilot-member table:name="A lätzi Visit" table:display="true" table:show-details="true"/>
                <table:data-pilot-member table:name="S' sechscht Gebott" table:display="true" table:show-details="true"/>
                <table:data-pilot-member table:name="E Dienschtbott wurd g'suecht" table:display="true" table:show-details="true"/>
                <table:data-pilot-member table:name="Professeur Dackeloriüs mit sinn künstliche Mensch &quot;Coco&quot; " table:display="true" table:show-details="true"/>
                <table:data-pilot-member table:name="Buewestreich" table:display="true" table:show-details="true"/>
                <table:data-pilot-member table:name="Verzwickti Hochzitts-Affaere" table:display="true" table:show-details="true"/>
                <table:data-pilot-member table:name="E Demonstration" table:display="true" table:show-details="true"/>
                <table:data-pilot-member table:name="D'r Juckel" table:display="true" table:show-details="true"/>
                <table:data-pilot-member table:name="Prinzessel Eijesinn, Maerel in 5 Bilder un aanere Verwandlung mit Gsang un Danz" table:display="true" table:show-details="true"/>
                <table:data-pilot-member table:name="Zur Geschichte des deutschen Theaters in Strassburg unter franzœsischer Herrschaft" table:display="true" table:show-details="true"/>
                <table:data-pilot-member table:name="Jungi Madamme" table:display="true" table:show-details="true"/>
                <table:data-pilot-member table:name="Am Wihnachtsowe bym 'e Kriejsblinde" table:display="true" table:show-details="true"/>
                <table:data-pilot-member table:name="Die Frau Velten in der Kuntelstub" table:display="true" table:show-details="true"/>
                <table:data-pilot-member table:name="Stocktaub oder 's sin alli Better b'setzt" table:display="true" table:show-details="true"/>
                <table:data-pilot-member table:name="D'r Candidat" table:display="true" table:show-details="true"/>
                <table:data-pilot-member table:name="D'r Maischter hett gewunne !" table:display="true" table:show-details="true"/>
                <table:data-pilot-member table:name="Wenn d'Fraue wähle" table:display="true" table:show-details="true"/>
                <table:data-pilot-member table:name="Hans Mathis" table:display="true" table:show-details="true"/>
                <table:data-pilot-member table:name="Sainte-Barbe" table:display="true" table:show-details="true"/>
                <table:data-pilot-member table:name="Goal" table:display="true" table:show-details="true"/>
                <table:data-pilot-member table:name="Salvator-Theater" table:display="true" table:show-details="true"/>
                <table:data-pilot-member table:name="D'Heimet" table:display="true" table:show-details="true"/>
                <table:data-pilot-member table:name="Zwei Meier oder d'r Bombié" table:display="true" table:show-details="true"/>
                <table:data-pilot-member table:name="Ein Blick hinter die Coulissen des Elsaessischen Theaters und die Taverne-Affaire" table:display="true" table:show-details="true"/>
                <table:data-pilot-member table:name="D'r erscht Box" table:display="true" table:show-details="true"/>
                <table:data-pilot-member table:name="E Hochzitter im Kleiderkaschte" table:display="true" table:show-details="true"/>
                <table:data-pilot-member table:name="D'r Automat" table:display="true" table:show-details="true"/>
                <table:data-pilot-member table:name="A gelungener Patient" table:display="true" table:show-details="true"/>
                <table:data-pilot-member table:name="Pfingstmontag&quot; " table:display="true" table:show-details="true"/>
                <table:data-pilot-member table:name="Struewelpeter , Originalmaerel in 7 Bilder un 3 Verwandlunge" table:display="true" table:show-details="true"/>
                <table:data-pilot-member table:name="[Theaterstücke f" table:display="true" table:show-details="true"/>
                <table:data-pilot-member table:name="D'r Hoflieferant" table:display="true" table:show-details="true"/>
                <table:data-pilot-member table:name="D'Mamsell Elis" table:display="true" table:show-details="true"/>
                <table:data-pilot-member table:name="D'Pariser Reis" table:display="true" table:show-details="true"/>
                <table:data-pilot-member table:name="Das Elsaessischen Theater Strassburg (TR)" table:display="true" table:show-details="true"/>
                <table:data-pilot-member table:name="Gift" table:display="true" table:show-details="true"/>
                <table:data-pilot-member table:name="D'r Erbunkel" table:display="true" table:show-details="true"/>
                <table:data-pilot-member table:name="L'oubli? (Das Vergessen?) Dramatische Skizze in einem Akt" table:display="true" table:show-details="true"/>
                <table:data-pilot-member table:name="E truericher Wittmann" table:display="true" table:show-details="true"/>
                <table:data-pilot-member table:name="D'Madam fahrt Velo" table:display="true" table:show-details="true"/>
                <table:data-pilot-member table:name="D'r luschti Hans-Michel" table:display="true" table:show-details="true"/>
                <table:data-pilot-member table:name="D'r Schnider von Gambse" table:display="true" table:show-details="true"/>
                <table:data-pilot-member table:name="Am Glockenturm, Schauspiel in drei Aufzügen" table:display="true" table:show-details="true"/>
                <table:data-pilot-member table:name="Das Elsässische Theater zu Straßburg i" table:display="true" table:show-details="true"/>
                <table:data-pilot-member table:name="Der Zeuge" table:display="true" table:show-details="true"/>
                <table:data-pilot-member table:name="In's Ropfer's Apothek" table:display="true" table:show-details="true"/>
                <table:data-pilot-member table:name="Wihnachtsstimme, Weihnachtsstueck im Dialekt aus der Zeit der grossen Revolution in 2 Akten" table:display="true" table:show-details="true"/>
                <table:data-pilot-member table:name="E hieroth sini Frau" table:display="true" table:show-details="true"/>
                <table:data-pilot-member table:name="S'Chinesisch Loos" table:display="true" table:show-details="true"/>
                <table:data-pilot-member table:name="Théâtre alsacien Strasbourg" table:display="true" table:show-details="true"/>
                <table:data-pilot-member table:name="Heimlichi Lieb" table:display="true" table:show-details="true"/>
                <table:data-pilot-member table:name="Andres Ruffenach, Bauerndrama in vier Akten" table:display="true" table:show-details="true"/>
                <table:data-pilot-member table:name="D'r Hans im Schnokeloch, Volksspiel in 4 Aufzuegen mit Musik ,Gesang und Tanz" table:display="true" table:show-details="true"/>
                <table:data-pilot-member table:name="D'Madam un d'Magd" table:display="true" table:show-details="true"/>
                <table:data-pilot-member table:name="S Paradies" table:display="true" table:show-details="true"/>
                <table:data-pilot-member table:name="D'r Josephel un sini Hochzittere, humorvolli Szene" table:display="true" table:show-details="true"/>
                <table:data-pilot-member table:name="Yo-Yo" table:display="true" table:show-details="true"/>
                <table:data-pilot-member table:name="D'r Abschied" table:display="true" table:show-details="true"/>
                <table:data-pilot-member table:name="D'r Cousin Réfractaire" table:display="true" table:show-details="true"/>
                <table:data-pilot-member table:name="Dreihundert Mark Belohnung" table:display="true" table:show-details="true"/>
                <table:data-pilot-member table:name="Prinz Changele" table:display="true" table:show-details="true"/>
                <table:data-pilot-member table:name="M'r bhaupt, es sey bassirt" table:display="true" table:show-details="true"/>
                <table:data-pilot-member table:name="Elsässer Theater Milhüse" table:display="true" table:show-details="true"/>
                <table:data-pilot-member table:name="Lisbeth" table:display="true" table:show-details="true"/>
                <table:data-pilot-member table:name="Verbotteni Lieb" table:display="true" table:show-details="true"/>
                <table:data-pilot-member table:name="Charlot" table:display="true" table:show-details="true"/>
                <table:data-pilot-member table:name="D'r Itzig em Fass" table:display="true" table:show-details="true"/>
                <table:data-pilot-member table:name="Wihnachtsglüeck" table:display="true" table:show-details="true"/>
                <table:data-pilot-member table:name="Das Elsass und sein Theater" table:display="true" table:show-details="true"/>
                <table:data-pilot-member table:name="D'r Scharele" table:display="true" table:show-details="true"/>
                <table:data-pilot-member table:name="1" table:display="true" table:show-details="true"/>
                <table:data-pilot-member table:name="Der tolle Morgen" table:display="true" table:show-details="true"/>
                <table:data-pilot-member table:name="E" table:display="true" table:show-details="true"/>
                <table:data-pilot-member table:name="D'r Millionegartner, Volkschauspiel in drei Aufzugen, in elsaesser Mundart" table:display="true" table:show-details="true"/>
                <table:data-pilot-member table:name="D'r Babbelhans" table:display="true" table:show-details="true"/>
                <table:data-pilot-member table:name="D'Wundergej" table:display="true" table:show-details="true"/>
                <table:data-pilot-member table:name="s Gaischtert im Huess, e gruesligi Szene" table:display="true" table:show-details="true"/>
                <table:data-pilot-member table:name="Caecilia, historisch-religiöses Festspiel in fünf Akten, zur XVII" table:display="true" table:show-details="true"/>
                <table:data-pilot-member table:name="D'r poetisch Oscar" table:display="true" table:show-details="true"/>
                <table:data-pilot-member table:name="Le Krentzel à l'Enfer / Alphonse Pick" table:display="true" table:show-details="true"/>
                <table:data-pilot-member table:name="Die Greifensteiner" table:display="true" table:show-details="true"/>
                <table:data-pilot-member table:name="Uewer unseri Kraft" table:display="true" table:show-details="true"/>
                <table:data-pilot-member table:name="Anno 1975 / A" table:display="true" table:show-details="true"/>
                <table:data-pilot-member table:name="Gethsemani, biblisches Frauerspiel in fünf Akten von Aug" table:display="true" table:show-details="true"/>
                <table:data-pilot-member table:name="Mister Smith" table:display="true" table:show-details="true"/>
                <table:data-pilot-member table:name="D'r KÖenig Charles X im Elsass" table:display="true" table:show-details="true"/>
                <table:data-pilot-member table:name="Kinnj Wüetass" table:display="true" table:show-details="true"/>
                <table:data-pilot-member table:name="Der Klopfgeist" table:display="true" table:show-details="true"/>
                <table:data-pilot-member table:name="E Spartshochzitt, E Farce in aam Akt" table:display="true" table:show-details="true"/>
                <table:data-pilot-member table:name="D' Heimet" table:display="true" table:show-details="true"/>
                <table:data-pilot-member table:name="Uff d'r Hochzyittsrei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Genre" table:orientation="hidden" table:used-hierarchy="-1" table:function="auto">
            <table:data-pilot-level table:show-empty="false" calcext:repeat-item-labels="false">
              <table:data-pilot-subtotals>
                <table:data-pilot-subtotal table:function="auto"/>
              </table:data-pilot-subtotals>
              <table:data-pilot-members>
                <table:data-pilot-member table:name="comédie" table:display="true" table:show-details="true"/>
                <table:data-pilot-member table:name="s.n." table:display="true" table:show-details="true"/>
                <table:data-pilot-member table:name="volksstück" table:display="true" table:show-details="true"/>
                <table:data-pilot-member table:name="farce" table:display="true" table:show-details="true"/>
                <table:data-pilot-member table:name="noël" table:display="true" table:show-details="true"/>
                <table:data-pilot-member table:name="heimetspiel" table:display="true" table:show-details="true"/>
                <table:data-pilot-member table:name="märel" table:display="true" table:show-details="true"/>
                <table:data-pilot-member table:name="drame" table:display="true" table:show-details="true"/>
                <table:data-pilot-member table:name="lebensbild" table:display="true" table:show-details="true"/>
                <table:data-pilot-member table:name="schwank" table:display="true" table:show-details="true"/>
                <table:data-pilot-member table:name="lustspiel" table:display="true" table:show-details="true"/>
                <table:data-pilot-member table:name="dramatisches sittenbild" table:display="true" table:show-details="true"/>
                <table:data-pilot-member table:name="liewes-scene" table:display="true" table:show-details="true"/>
                <table:data-pilot-member table:name="unsinn" table:display="true" table:show-details="true"/>
                <table:data-pilot-member table:name="biblisches" table:display="true" table:show-details="true"/>
                <table:data-pilot-member table:name="tragédie" table:display="true" table:show-details="true"/>
                <table:data-pilot-member table:name="schnirichel" table:display="true" table:show-details="true"/>
                <table:data-pilot-member table:name="laewesbild" table:display="true" table:show-details="true"/>
                <table:data-pilot-member table:name="soloscene" table:display="true" table:show-details="true"/>
                <table:data-pilot-member table:name="gerichtsscene" table:display="true" table:show-details="true"/>
                <table:data-pilot-member table:name="geduldspiel" table:display="true" table:show-details="true"/>
                <table:data-pilot-member table:name="festspiel" table:display="true" table:show-details="true"/>
                <table:data-pilot-member table:name="horreur" table:display="true" table:show-details="true"/>
                <table:data-pilot-member table:name="einakter"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URLBnu" table:orientation="hidden" table:used-hierarchy="-1" table:function="auto">
            <table:data-pilot-level table:show-empty="false" calcext:repeat-item-labels="false">
              <table:data-pilot-subtotals>
                <table:data-pilot-subtotal table:function="auto"/>
              </table:data-pilot-subtotals>
              <table:data-pilot-members>
                <table:data-pilot-member table:name="https://www.numistral.fr/ark:/12148/bpt6k9109602r" table:display="true" table:show-details="true"/>
                <table:data-pilot-member table:name="https://www.numistral.fr/ark:/12148/bpt6k91095685" table:display="true" table:show-details="true"/>
                <table:data-pilot-member table:name="https://www.numistral.fr/ark:/12148/bpt6k9109578j" table:display="true" table:show-details="true"/>
                <table:data-pilot-member table:name="https://www.numistral.fr/ark:/12148/bpt6k9109599q" table:display="true" table:show-details="true"/>
                <table:data-pilot-member table:name="https://www.numistral.fr/ark:/12148/bpt6k9109686f" table:display="true" table:show-details="true"/>
                <table:data-pilot-member table:name="https://www.numistral.fr/ark:/12148/bpt6k9109551w" table:display="true" table:show-details="true"/>
                <table:data-pilot-member table:name="https://www.numistral.fr/ark:/12148/bpt6k9109585p" table:display="true" table:show-details="true"/>
                <table:data-pilot-member table:name="https://www.numistral.fr/ark:/12148/bpt6k91095403" table:display="true" table:show-details="true"/>
                <table:data-pilot-member table:name="https://www.numistral.fr/ark:/12148/bpt6k9109754t" table:display="true" table:show-details="true"/>
                <table:data-pilot-member table:name="https://www.numistral.fr/ark:/12148/bpt6k9109705b" table:display="true" table:show-details="true"/>
                <table:data-pilot-member table:name="https://www.numistral.fr/ark:/12148/bpt6k9109539f" table:display="true" table:show-details="true"/>
                <table:data-pilot-member table:name="https://www.numistral.fr/ark:/12148/bpt6k9109516f" table:display="true" table:show-details="true"/>
                <table:data-pilot-member table:name="https://www.numistral.fr/ark:/12148/bpt6k91095633" table:display="true" table:show-details="true"/>
                <table:data-pilot-member table:name="https://www.numistral.fr/ark:/12148/bpt6k9109566b" table:display="true" table:show-details="true"/>
                <table:data-pilot-member table:name="https://www.numistral.fr/ark:/12148/bpt6k9109767f" table:display="true" table:show-details="true"/>
                <table:data-pilot-member table:name="https://www.numistral.fr/ark:/12148/bpt6k91095062" table:display="true" table:show-details="true"/>
                <table:data-pilot-member table:name="https://www.numistral.fr/ark:/12148/bpt6k9109607t" table:display="true" table:show-details="true"/>
                <table:data-pilot-member table:name="https://www.numistral.fr/ark:/12148/bpt6k91096280" table:display="true" table:show-details="true"/>
                <table:data-pilot-member table:name="https://www.numistral.fr/ark:/12148/bpt6k9109681c" table:display="true" table:show-details="true"/>
                <table:data-pilot-member table:name="https://www.numistral.fr/ark:/12148/bpt6k9109668h" table:display="true" table:show-details="true"/>
                <table:data-pilot-member table:name="https://www.numistral.fr/ark:/12148/bpt6k9109689p" table:display="true" table:show-details="true"/>
                <table:data-pilot-member table:name="https://www.numistral.fr/ark:/12148/bpt6k9109596g" table:display="true" table:show-details="true"/>
                <table:data-pilot-member table:name="https://www.numistral.fr/ark:/12148/bpt6k91095596" table:display="true" table:show-details="true"/>
                <table:data-pilot-member table:name="https://www.numistral.fr/ark:/12148/bpt6k9109548d" table:display="true" table:show-details="true"/>
                <table:data-pilot-member table:name="https://www.numistral.fr/ark:/12148/bpt6k9109519p" table:display="true" table:show-details="true"/>
                <table:data-pilot-member table:name="https://www.numistral.fr/ark:/12148/bpt6k9109535s" table:display="true" table:show-details="true"/>
                <table:data-pilot-member table:name="https://www.numistral.fr/ark:/12148/bpt6k91095618" table:display="true" table:show-details="true"/>
                <table:data-pilot-member table:name="https://www.numistral.fr/ark:/12148/bpt6k9109556z" table:display="true" table:show-details="true"/>
                <table:data-pilot-member table:name="https://www.numistral.fr/ark:/12148/bpt6k9109690b" table:display="true" table:show-details="true"/>
                <table:data-pilot-member table:name="https://www.numistral.fr/ark:/12148/bpt6k91097075" table:display="true" table:show-details="true"/>
                <table:data-pilot-member table:name="https://www.numistral.fr/ark:/12148/bpt6k9109684m" table:display="true" table:show-details="true"/>
                <table:data-pilot-member table:name="https://www.numistral.fr/ark:/12148/bpt6k9109731t" table:display="true" table:show-details="true"/>
                <table:data-pilot-member table:name="https://www.numistral.fr/ark:/12148/bpt6k9109710n" table:display="true" table:show-details="true"/>
                <table:data-pilot-member table:name="https://www.numistral.fr/ark:/12148/bpt6k91097238" table:display="true" table:show-details="true"/>
                <table:data-pilot-member table:name="https://www.numistral.fr/ark:/12148/bpt6k91095707" table:display="true" table:show-details="true"/>
                <table:data-pilot-member table:name="https://www.numistral.fr/ark:/12148/bpt6k91095277" table:display="true" table:show-details="true"/>
                <table:data-pilot-member table:name="https://www.numistral.fr/ark:/12148/bpt6k9109514m" table:display="true" table:show-details="true"/>
                <table:data-pilot-member table:name="https://www.numistral.fr/ark:/12148/bpt6k91095989" table:display="true" table:show-details="true"/>
                <table:data-pilot-member table:name="https://www.numistral.fr/ark:/12148/bpt6k9109542x" table:display="true" table:show-details="true"/>
                <table:data-pilot-member table:name="https://www.numistral.fr/ark:/12148/bpt6k9109555j" table:display="true" table:show-details="true"/>
                <table:data-pilot-member table:name="https://www.numistral.fr/ark:/12148/bpt6k9109576q" table:display="true" table:show-details="true"/>
                <table:data-pilot-member table:name="https://www.numistral.fr/ark:/12148/bpt6k9109706r" table:display="true" table:show-details="true"/>
                <table:data-pilot-member table:name="https://www.numistral.fr/ark:/12148/bpt6k9109625r" table:display="true" table:show-details="true"/>
                <table:data-pilot-member table:name="https://www.numistral.fr/ark:/12148/bpt6k91097327" table:display="true" table:show-details="true"/>
                <table:data-pilot-member table:name="https://www.numistral.fr/ark:/12148/bpt6k91095366" table:display="true" table:show-details="true"/>
                <table:data-pilot-member table:name="https://www.numistral.fr/ark:/12148/bpt6k9109573g" table:display="true" table:show-details="true"/>
                <table:data-pilot-member table:name="https://www.numistral.fr/ark:/12148/bpt6k9109594n" table:display="true" table:show-details="true"/>
                <table:data-pilot-member table:name="https://www.numistral.fr/ark:/12148/bpt6k9109510z" table:display="true" table:show-details="true"/>
                <table:data-pilot-member table:name="https://www.numistral.fr/ark:/12148/bpt6k9109738q" table:display="true" table:show-details="true"/>
                <table:data-pilot-member table:name="https://www.numistral.fr/ark:/12148/bpt6k9109541h" table:display="true" table:show-details="true"/>
                <table:data-pilot-member table:name="https://www.numistral.fr/ark:/12148/bpt6k9109583v" table:display="true" table:show-details="true"/>
                <table:data-pilot-member table:name="https://www.numistral.fr/ark:/12148/bpt6k91095722" table:display="true" table:show-details="true"/>
                <table:data-pilot-member table:name="https://www.numistral.fr/ark:/12148/bpt6k91095381" table:display="true" table:show-details="true"/>
                <table:data-pilot-member table:name="https://www.numistral.fr/ark:/12148/bpt6k9109562p" table:display="true" table:show-details="true"/>
                <table:data-pilot-member table:name="https://www.numistral.fr/ark:/12148/bpt6k91096851" table:display="true" table:show-details="true"/>
                <table:data-pilot-member table:name="https://www.numistral.fr/ark:/12148/bpt6k9109654g" table:display="true" table:show-details="true"/>
                <table:data-pilot-member table:name="https://www.numistral.fr/ark:/12148/bpt6k9109579z" table:display="true" table:show-details="true"/>
                <table:data-pilot-member table:name="https://www.numistral.fr/ark:/12148/bpt6k9109564h" table:display="true" table:show-details="true"/>
                <table:data-pilot-member table:name="https://www.numistral.fr/ark:/12148/bpt6k91097342" table:display="true" table:show-details="true"/>
                <table:data-pilot-member table:name="https://www.numistral.fr/ark:/12148/bpt6k91096532" table:display="true" table:show-details="true"/>
                <table:data-pilot-member table:name="https://www.numistral.fr/ark:/12148/bpt6k9109703h" table:display="true" table:show-details="true"/>
                <table:data-pilot-member table:name="https://www.numistral.fr/ark:/12148/bpt6k91097379" table:display="true" table:show-details="true"/>
                <table:data-pilot-member table:name="https://www.numistral.fr/ark:/12148/bpt6k9109609n" table:display="true" table:show-details="true"/>
                <table:data-pilot-member table:name="https://www.numistral.fr/ark:/12148/bpt6k9109724p" table:display="true" table:show-details="true"/>
                <table:data-pilot-member table:name="https://www.numistral.fr/ark:/12148/bpt6k9109760j" table:display="true" table:show-details="true"/>
                <table:data-pilot-member table:name="https://www.numistral.fr/ark:/12148/bpt6k9109753d" table:display="true" table:show-details="true"/>
                <table:data-pilot-member table:name="https://www.numistral.fr/ark:/12148/bpt6k9109745v" table:display="true" table:show-details="true"/>
                <table:data-pilot-member table:name="https://www.numistral.fr/ark:/12148/bpt6k9109712g" table:display="true" table:show-details="true"/>
                <table:data-pilot-member table:name="https://www.numistral.fr/ark:/12148/bpt6k9109733n" table:display="true" table:show-details="true"/>
                <table:data-pilot-member table:name="https://www.numistral.fr/ark:/12148/bpt6k91095470" table:display="true" table:show-details="true"/>
                <table:data-pilot-member table:name="https://www.numistral.fr/ark:/12148/bpt6k9109587h" table:display="true" table:show-details="true"/>
                <table:data-pilot-member table:name="https://www.numistral.fr/ark:/12148/bpt6k91096087" table:display="true" table:show-details="true"/>
                <table:data-pilot-member table:name="https://www.numistral.fr/ark:/12148/bpt6k91097646" table:display="true" table:show-details="true"/>
                <table:data-pilot-member table:name="https://www.numistral.fr/ark:/12148/bpt6k9109550g" table:display="true" table:show-details="true"/>
                <table:data-pilot-member table:name="https://www.numistral.fr/ark:/12148/bpt6k9109571n" table:display="true" table:show-details="true"/>
                <table:data-pilot-member table:name="https://www.numistral.fr/ark:/12148/bpt6k91095848" table:display="true" table:show-details="true"/>
                <table:data-pilot-member table:name="https://www.numistral.fr/ark:/12148/bpt6k91095136" table:display="true" table:show-details="true"/>
                <table:data-pilot-member table:name="https://www.numistral.fr/ark:/12148/bpt6k91095811" table:display="true" table:show-details="true"/>
                <table:data-pilot-member table:name="https://www.numistral.fr/ark:/12148/bpt6k9109558s" table:display="true" table:show-details="true"/>
                <table:data-pilot-member table:name="https://www.numistral.fr/ark:/12148/bpt6k9109543b" table:display="true" table:show-details="true"/>
                <table:data-pilot-member table:name="https://www.numistral.fr/ark:/12148/bpt6k9109675n" table:display="true" table:show-details="true"/>
                <table:data-pilot-member table:name="https://www.numistral.fr/ark:/12148/bpt6k9109735g" table:display="true" table:show-details="true"/>
                <table:data-pilot-member table:name="https://www.numistral.fr/ark:/12148/bpt6k91097090" table:display="true" table:show-details="true"/>
                <table:data-pilot-member table:name="https://www.numistral.fr/ark:/12148/bpt6k9109624b" table:display="true" table:show-details="true"/>
                <table:data-pilot-member table:name="https://www.numistral.fr/ark:/12148/bpt6k91095937" table:display="true" table:show-details="true"/>
                <table:data-pilot-member table:name="https://www.numistral.fr/ark:/12148/bpt6k91095900" table:display="true" table:show-details="true"/>
                <table:data-pilot-member table:name="https://www.numistral.fr/ark:/12148/bpt6k9109592t" table:display="true" table:show-details="true"/>
                <table:data-pilot-member table:name="https://www.numistral.fr/ark:/12148/bpt6k9109749h" table:display="true" table:show-details="true"/>
                <table:data-pilot-member table:name="https://www.numistral.fr/ark:/12148/bpt6k9109546k" table:display="true" table:show-details="true"/>
                <table:data-pilot-member table:name="https://www.numistral.fr/ark:/12148/bpt6k9109580m" table:display="true" table:show-details="true"/>
                <table:data-pilot-member table:name="https://www.numistral.fr/ark:/12148/bpt6k9109567r" table:display="true" table:show-details="true"/>
                <table:data-pilot-member table:name="https://www.numistral.fr/ark:/12148/bpt6k91095455" table:display="true" table:show-details="true"/>
                <table:data-pilot-member table:name="https://www.numistral.fr/ark:/12148/bpt6k9109569k" table:display="true" table:show-details="true"/>
                <table:data-pilot-member table:name="https://www.numistral.fr/ark:/12148/bpt6k9109582f" table:display="true" table:show-details="true"/>
                <table:data-pilot-member table:name="https://www.numistral.fr/ark:/12148/bpt6k91097431" table:display="true" table:show-details="true"/>
                <table:data-pilot-member table:name="https://www.numistral.fr/ark:/12148/bpt6k9109747p" table:display="true" table:show-details="true"/>
                <table:data-pilot-member table:name="https://www.numistral.fr/ark:/12148/bpt6k91095151" table:display="true" table:show-details="true"/>
                <table:data-pilot-member table:name="https://www.numistral.fr/ark:/12148/bpt6k91095188" table:display="true" table:show-details="true"/>
                <table:data-pilot-member table:name="https://www.numistral.fr/ark:/12148/bpt6k9109597w" table:display="true" table:show-details="true"/>
                <table:data-pilot-member table:name="https://www.numistral.fr/ark:/12148/bpt6k9109532j" table:display="true" table:show-details="true"/>
                <table:data-pilot-member table:name="https://www.numistral.fr/ark:/12148/bpt6k9109600x" table:display="true" table:show-details="true"/>
                <table:data-pilot-member table:name="https://www.numistral.fr/ark:/12148/bpt6k9109627k" table:display="true" table:show-details="true"/>
                <table:data-pilot-member table:name="https://www.numistral.fr/ark:/12148/bpt6k9109762c" table:display="true" table:show-details="true"/>
                <table:data-pilot-member table:name="https://www.numistral.fr/ark:/12148/bpt6k91096035" table:display="true" table:show-details="true"/>
                <table:data-pilot-member table:name="https://www.numistral.fr/ark:/12148/bpt6k9109729r" table:display="true" table:show-details="true"/>
                <table:data-pilot-member table:name="https://www.numistral.fr/ark:/12148/bpt6k9109708k" table:display="true" table:show-details="true"/>
                <table:data-pilot-member table:name="https://www.numistral.fr/ark:/12148/bpt6k9109742m" table:display="true" table:show-details="true"/>
                <table:data-pilot-member table:name="https://www.numistral.fr/ark:/12148/bpt6k9109553q" table:display="true" table:show-details="true"/>
                <table:data-pilot-member table:name="https://www.numistral.fr/ark:/12148/bpt6k9109606d" table:display="true" table:show-details="true"/>
                <table:data-pilot-member table:name="https://www.numistral.fr/ark:/12148/bpt6k91096977" table:display="true" table:show-details="true"/>
                <table:data-pilot-member table:name="https://www.numistral.fr/ark:/12148/bpt6k91096940" table:display="true" table:show-details="true"/>
                <table:data-pilot-member table:name="https://www.numistral.fr/ark:/12148/bpt6k91095544" table:display="true" table:show-details="true"/>
                <table:data-pilot-member table:name="https://www.numistral.fr/ark:/12148/bpt6k9109565x" table:display="true" table:show-details="true"/>
                <table:data-pilot-member table:name="https://www.numistral.fr/ark:/12148/bpt6k9109557c" table:display="true" table:show-details="true"/>
                <table:data-pilot-member table:name="https://www.numistral.fr/ark:/12148/bpt6k9109620p" table:display="true" table:show-details="true"/>
                <table:data-pilot-member table:name="https://www.numistral.fr/ark:/12148/bpt6k91097520" table:display="true" table:show-details="true"/>
                <table:data-pilot-member table:name="https://www.numistral.fr/ark:/12148/bpt6k91097557" table:display="true" table:show-details="true"/>
                <table:data-pilot-member table:name="https://www.numistral.fr/ark:/12148/bpt6k9109505n" table:display="true" table:show-details="true"/>
                <table:data-pilot-member table:name="https://www.numistral.fr/ark:/12148/bpt6k9109589b" table:display="true" table:show-details="true"/>
                <table:data-pilot-member table:name="https://www.numistral.fr/ark:/12148/bpt6k91097416" table:display="true" table:show-details="true"/>
                <table:data-pilot-member table:name="https://www.numistral.fr/ark:/12148/bpt6k9109744f" table:display="true" table:show-details="true"/>
                <table:data-pilot-member table:name="https://www.numistral.fr/ark:/12148/bpt6k9109719c" table:display="true" table:show-details="true"/>
                <table:data-pilot-member table:name="https://www.numistral.fr/ark:/12148/bpt6k9109740s" table:display="true" table:show-details="true"/>
                <table:data-pilot-member table:name="https://www.numistral.fr/ark:/12148/bpt6k91097483" table:display="true" table:show-details="true"/>
                <table:data-pilot-member table:name="https://www.numistral.fr/ark:/12148/bpt6k9109544r" table:display="true" table:show-details="true"/>
                <table:data-pilot-member table:name="https://www.numistral.fr/ark:/12148/bpt6k9109616s" table:display="true" table:show-details="true"/>
                <table:data-pilot-member table:name="https://www.numistral.fr/ark:/12148/bpt6k9109670k" table:display="true" table:show-details="true"/>
                <table:data-pilot-member table:name="https://www.numistral.fr/ark:/12148/bpt6k9109549t" table:display="true" table:show-details="true"/>
                <table:data-pilot-member table:name="https://www.numistral.fr/ark:/12148/bpt6k9109759w" table:display="true" table:show-details="true"/>
                <table:data-pilot-member table:name="https://www.numistral.fr/ark:/12148/bpt6k9109604k" table:display="true" table:show-details="true"/>
                <table:data-pilot-member table:name="https://www.numistral.fr/ark:/12148/bpt6k91097008" table:display="true" table:show-details="true"/>
                <table:data-pilot-member table:name="https://www.numistral.fr/ark:/12148/bpt6k9109698n" table:display="true" table:show-details="true"/>
                <table:data-pilot-member table:name="https://www.numistral.fr/ark:/12148/bpt6k9109677g" table:display="true" table:show-details="true"/>
                <table:data-pilot-member table:name="https://www.numistral.fr/ark:/12148/bpt6k9109508w" table:display="true" table:show-details="true"/>
                <table:data-pilot-member table:name="https://www.numistral.fr/ark:/12148/bpt6k9109761z" table:display="true" table:show-details="true"/>
                <table:data-pilot-member table:name="https://www.numistral.fr/ark:/12148/bpt6k9109673t" table:display="true" table:show-details="true"/>
                <table:data-pilot-member table:name="https://www.numistral.fr/ark:/12148/bpt6k9109758g" table:display="true" table:show-details="true"/>
                <table:data-pilot-member table:name="https://www.numistral.fr/ark:/12148/bpt6k9109530q" table:display="true" table:show-details="true"/>
                <table:data-pilot-member table:name="https://www.numistral.fr/ark:/12148/bpt6k9109588x" table:display="true" table:show-details="true"/>
                <table:data-pilot-member table:name="https://www.numistral.fr/ark:/12148/bpt6k91095774" table:display="true" table:show-details="true"/>
                <table:data-pilot-member table:name="https://www.numistral.fr/ark:/12148/bpt6k91095099" table:display="true" table:show-details="true"/>
                <table:data-pilot-member table:name="https://www.numistral.fr/ark:/12148/bpt6k9109560v" table:display="true" table:show-details="true"/>
                <table:data-pilot-member table:name="https://www.numistral.fr/ark:/12148/bpt6k9109669x" table:display="true" table:show-details="true"/>
                <table:data-pilot-member table:name="https://www.numistral.fr/ark:/12148/bpt6k91097394" table:display="true" table:show-details="true"/>
                <table:data-pilot-member table:name="https://www.numistral.fr/ark:/12148/bpt6k9109507g" table:display="true" table:show-details="true"/>
                <table:data-pilot-member table:name="https://www.numistral.fr/ark:/12148/bpt6k91097112" table:display="true" table:show-details="true"/>
                <table:data-pilot-member table:name="https://www.numistral.fr/ark:/12148/bpt6k9109736w" table:display="true" table:show-details="true"/>
                <table:data-pilot-member table:name="https://www.numistral.fr/ark:/12148/bpt6k91096443"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utPrésumé" table:orientation="hidden" table:used-hierarchy="-1" table:function="auto">
            <table:data-pilot-level table:show-empty="false" calcext:repeat-item-labels="false">
              <table:data-pilot-subtotals>
                <table:data-pilot-subtotal table:function="auto"/>
              </table:data-pilot-subtotals>
              <table:data-pilot-members>
                <table:data-pilot-member table:name="s.n." table:display="true" table:show-details="true"/>
                <table:data-pilot-member table:name="Mühleisen, A.."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trIllustrateur" table:orientation="hidden" table:used-hierarchy="-1" table:function="auto">
            <table:data-pilot-level table:show-empty="false" calcext:repeat-item-labels="false">
              <table:data-pilot-subtotals>
                <table:data-pilot-subtotal table:function="auto"/>
              </table:data-pilot-subtotals>
              <table:data-pilot-members>
                <table:data-pilot-member table:name="s.n." table:display="true" table:show-details="true"/>
                <table:data-pilot-member table:name="Kurtz, Joseph." table:display="true" table:show-details="true"/>
                <table:data-pilot-member table:name="Solveen, Henri (1891-1956)."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trCompilateur" table:orientation="hidden" table:used-hierarchy="-1" table:function="auto">
            <table:data-pilot-level table:show-empty="false" calcext:repeat-item-labels="false">
              <table:data-pilot-subtotals>
                <table:data-pilot-subtotal table:function="auto"/>
              </table:data-pilot-subtotals>
              <table:data-pilot-members>
                <table:data-pilot-member table:name="s.n." table:display="true" table:show-details="true"/>
                <table:data-pilot-member table:name="Braun, Aloys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trContributeur" table:orientation="hidden" table:used-hierarchy="-1" table:function="auto">
            <table:data-pilot-level table:show-empty="false" calcext:repeat-item-labels="false">
              <table:data-pilot-subtotals>
                <table:data-pilot-subtotal table:function="auto"/>
              </table:data-pilot-subtotals>
              <table:data-pilot-members>
                <table:data-pilot-member table:name="s.n." table:display="true" table:show-details="true"/>
                <table:data-pilot-member table:name="Schwob, Aug. 1100" table:display="true" table:show-details="true"/>
                <table:data-pilot-member table:name="Schwoob Aug. 1100" table:display="true" table:show-details="true"/>
                <table:data-pilot-member table:name="Spindler, Charles" table:display="true" table:show-details="true"/>
                <table:data-pilot-member table:name="Deck, E.. 2230" table:display="true" table:show-details="true"/>
                <table:data-pilot-member table:name="Seyller, Alphonse. Éditeur scientifiqu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Éditeur" table:orientation="hidden" table:used-hierarchy="-1" table:function="auto">
            <table:data-pilot-level table:show-empty="false" calcext:repeat-item-labels="false">
              <table:data-pilot-subtotals>
                <table:data-pilot-subtotal table:function="auto"/>
              </table:data-pilot-subtotals>
              <table:data-pilot-members>
                <table:data-pilot-member table:name="(Strassburg)" table:display="true" table:show-details="true"/>
                <table:data-pilot-member table:name="(Strasbourg)" table:display="true" table:show-details="true"/>
                <table:data-pilot-member table:name="s.n." table:display="true" table:show-details="true"/>
                <table:data-pilot-member table:name="(Colmar)" table:display="true" table:show-details="true"/>
                <table:data-pilot-member table:name="(Strasbourg-Neudorf)" table:display="true" table:show-details="true"/>
                <table:data-pilot-member table:name="(Mulhouse)" table:display="true" table:show-details="true"/>
                <table:data-pilot-member table:name="(Gundershoffen)" table:display="true" table:show-details="true"/>
                <table:data-pilot-member table:name="(Niederbronn-les-Bains)" table:display="true" table:show-details="true"/>
                <table:data-pilot-member table:name="(Mülhausen i. Els)" table:display="true" table:show-details="true"/>
                <table:data-pilot-member table:name="(Rouffach)" table:display="true" table:show-details="true"/>
                <table:data-pilot-member table:name="(Strossburi)" table:display="true" table:show-details="true"/>
                <table:data-pilot-member table:name="(Berlin)" table:display="true" table:show-details="true"/>
                <table:data-pilot-member table:name="(Strossburi i. E.)" table:display="true" table:show-details="true"/>
                <table:data-pilot-member table:name="Librairie évangélique (Strasbourg)" table:display="true" table:show-details="true"/>
                <table:data-pilot-member table:name="(Srasbourg)" table:display="true" table:show-details="true"/>
                <table:data-pilot-member table:name="(Mülhausen)" table:display="true" table:show-details="true"/>
                <table:data-pilot-member table:name="(Strassburg i.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uDates" table:orientation="hidden" table:used-hierarchy="-1" table:function="auto">
            <table:data-pilot-level table:show-empty="false" calcext:repeat-item-labels="false">
              <table:data-pilot-subtotals>
                <table:data-pilot-subtotal table:function="auto"/>
              </table:data-pilot-subtotals>
              <table:data-pilot-members>
                <table:data-pilot-member table:name="s.n." table:display="true" table:show-details="true"/>
                <table:data-pilot-member table:name="1874-1924." table:display="true" table:show-details="true"/>
                <table:data-pilot-member table:name="1928-....." table:display="true" table:show-details="true"/>
                <table:data-pilot-member table:name="1876-1928." table:display="true" table:show-details="true"/>
                <table:data-pilot-member table:name="1856-1924." table:display="true" table:show-details="true"/>
                <table:data-pilot-member table:name="1869-1944." table:display="true" table:show-details="true"/>
                <table:data-pilot-member table:name="1868-1944." table:display="true" table:show-details="true"/>
                <table:data-pilot-member table:name="1891-1946." table:display="true" table:show-details="true"/>
                <table:data-pilot-member table:name="1864-1937." table:display="true" table:show-details="true"/>
                <table:data-pilot-member table:name="1844-1899." table:display="true" table:show-details="true"/>
                <table:data-pilot-member table:name="1780-1829." table:display="true" table:show-details="true"/>
                <table:data-pilot-member table:name="1883-1940." table:display="true" table:show-details="true"/>
                <table:data-pilot-member table:name="1868-1914." table:display="true" table:show-details="true"/>
                <table:data-pilot-member table:name="1874-1938." table:display="true" table:show-details="true"/>
                <table:data-pilot-member table:name="1851-1930 ; (Ophtalmologiste)." table:display="true" table:show-details="true"/>
                <table:data-pilot-member table:name="1878-1943."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Source" table:orientation="hidden" table:used-hierarchy="-1" table:function="auto">
            <table:data-pilot-level table:show-empty="false" calcext:repeat-item-labels="false">
              <table:data-pilot-subtotals>
                <table:data-pilot-subtotal table:function="auto"/>
              </table:data-pilot-subtotals>
              <table:data-pilot-members>
                <table:data-pilot-member table:name="Bibliothèque nationale et universitaire de Strasbourg , M.118.904" table:display="true" table:show-details="true"/>
                <table:data-pilot-member table:name="Bibliothèque nationale et universitaire de Strasbourg , M.111.526" table:display="true" table:show-details="true"/>
                <table:data-pilot-member table:name="Bibliothèque nationale et universitaire de Strasbourg , M.111.832" table:display="true" table:show-details="true"/>
                <table:data-pilot-member table:name="Bibliothèque nationale et universitaire de Strasbourg , M.112.017" table:display="true" table:show-details="true"/>
                <table:data-pilot-member table:name="Bibliothèque nationale et universitaire de Strasbourg , M.125.767" table:display="true" table:show-details="true"/>
                <table:data-pilot-member table:name="Bibliothèque nationale et universitaire de Strasbourg , M.111.497" table:display="true" table:show-details="true"/>
                <table:data-pilot-member table:name="Bibliothèque nationale et universitaire de Strasbourg , M.111.862" table:display="true" table:show-details="true"/>
                <table:data-pilot-member table:name="Bibliothèque nationale et universitaire de Strasbourg , M.111.366" table:display="true" table:show-details="true"/>
                <table:data-pilot-member table:name="Bibliothèque nationale et universitaire de Strasbourg , M.34.703" table:display="true" table:show-details="true"/>
                <table:data-pilot-member table:name="Bibliothèque nationale et universitaire de Strasbourg , M.126.371" table:display="true" table:show-details="true"/>
                <table:data-pilot-member table:name="Bibliothèque nationale et universitaire de Strasbourg , M.111.365" table:display="true" table:show-details="true"/>
                <table:data-pilot-member table:name="Bibliothèque nationale et universitaire de Strasbourg , M.109.874" table:display="true" table:show-details="true"/>
                <table:data-pilot-member table:name="Bibliothèque nationale et universitaire de Strasbourg , M.111.516" table:display="true" table:show-details="true"/>
                <table:data-pilot-member table:name="Bibliothèque nationale et universitaire de Strasbourg , M.111.521" table:display="true" table:show-details="true"/>
                <table:data-pilot-member table:name="Bibliothèque nationale et universitaire de Strasbourg , MR.700.092" table:display="true" table:show-details="true"/>
                <table:data-pilot-member table:name="Bibliothèque nationale et universitaire de Strasbourg , CD.137.746" table:display="true" table:show-details="true"/>
                <table:data-pilot-member table:name="Bibliothèque nationale et universitaire de Strasbourg , M.121.836" table:display="true" table:show-details="true"/>
                <table:data-pilot-member table:name="Bibliothèque nationale et universitaire de Strasbourg , M.123.140" table:display="true" table:show-details="true"/>
                <table:data-pilot-member table:name="Bibliothèque nationale et universitaire de Strasbourg , M.125.735" table:display="true" table:show-details="true"/>
                <table:data-pilot-member table:name="Bibliothèque nationale et universitaire de Strasbourg , M.124.593" table:display="true" table:show-details="true"/>
                <table:data-pilot-member table:name="Bibliothèque nationale et universitaire de Strasbourg , M.125.770" table:display="true" table:show-details="true"/>
                <table:data-pilot-member table:name="Bibliothèque nationale et universitaire de Strasbourg , M.111.972" table:display="true" table:show-details="true"/>
                <table:data-pilot-member table:name="Bibliothèque nationale et universitaire de Strasbourg , M.111.510" table:display="true" table:show-details="true"/>
                <table:data-pilot-member table:name="Bibliothèque nationale et universitaire de Strasbourg , M.111.374" table:display="true" table:show-details="true"/>
                <table:data-pilot-member table:name="Bibliothèque nationale et universitaire de Strasbourg , M.110.096" table:display="true" table:show-details="true"/>
                <table:data-pilot-member table:name="Bibliothèque nationale et universitaire de Strasbourg , M.111.264" table:display="true" table:show-details="true"/>
                <table:data-pilot-member table:name="Bibliothèque nationale et universitaire de Strasbourg , M.111.513" table:display="true" table:show-details="true"/>
                <table:data-pilot-member table:name="Bibliothèque nationale et universitaire de Strasbourg , M.111.502" table:display="true" table:show-details="true"/>
                <table:data-pilot-member table:name="Bibliothèque nationale et universitaire de Strasbourg , M.125.771" table:display="true" table:show-details="true"/>
                <table:data-pilot-member table:name="Bibliothèque nationale et universitaire de Strasbourg , M.126.374" table:display="true" table:show-details="true"/>
                <table:data-pilot-member table:name="Bibliothèque nationale et universitaire de Strasbourg , M.125.765" table:display="true" table:show-details="true"/>
                <table:data-pilot-member table:name="Bibliothèque nationale et universitaire de Strasbourg , M.127.971" table:display="true" table:show-details="true"/>
                <table:data-pilot-member table:name="Bibliothèque nationale et universitaire de Strasbourg , M.126.417" table:display="true" table:show-details="true"/>
                <table:data-pilot-member table:name="Bibliothèque nationale et universitaire de Strasbourg , M.127.134" table:display="true" table:show-details="true"/>
                <table:data-pilot-member table:name="Bibliothèque nationale et universitaire de Strasbourg , M.111.563" table:display="true" table:show-details="true"/>
                <table:data-pilot-member table:name="Bibliothèque nationale et universitaire de Strasbourg , M.111.089,49" table:display="true" table:show-details="true"/>
                <table:data-pilot-member table:name="Bibliothèque nationale et universitaire de Strasbourg , M.109.082" table:display="true" table:show-details="true"/>
                <table:data-pilot-member table:name="Bibliothèque nationale et universitaire de Strasbourg , M.111.986" table:display="true" table:show-details="true"/>
                <table:data-pilot-member table:name="Bibliothèque nationale et universitaire de Strasbourg , M.111.368" table:display="true" table:show-details="true"/>
                <table:data-pilot-member table:name="Bibliothèque nationale et universitaire de Strasbourg , M.111.501" table:display="true" table:show-details="true"/>
                <table:data-pilot-member table:name="Bibliothèque nationale et universitaire de Strasbourg , M.111.754" table:display="true" table:show-details="true"/>
                <table:data-pilot-member table:name="Bibliothèque nationale et universitaire de Strasbourg , M.126.373" table:display="true" table:show-details="true"/>
                <table:data-pilot-member table:name="Bibliothèque nationale et universitaire de Strasbourg , M.122.989" table:display="true" table:show-details="true"/>
                <table:data-pilot-member table:name="Bibliothèque nationale et universitaire de Strasbourg , M.128.093" table:display="true" table:show-details="true"/>
                <table:data-pilot-member table:name="Bibliothèque nationale et universitaire de Strasbourg , M.111.271" table:display="true" table:show-details="true"/>
                <table:data-pilot-member table:name="Bibliothèque nationale et universitaire de Strasbourg , M.111.620" table:display="true" table:show-details="true"/>
                <table:data-pilot-member table:name="Bibliothèque nationale et universitaire de Strasbourg , M.111.968" table:display="true" table:show-details="true"/>
                <table:data-pilot-member table:name="Bibliothèque nationale et universitaire de Strasbourg , CD.173.563" table:display="true" table:show-details="true"/>
                <table:data-pilot-member table:name="Bibliothèque nationale et universitaire de Strasbourg , M.13.420" table:display="true" table:show-details="true"/>
                <table:data-pilot-member table:name="Bibliothèque nationale et universitaire de Strasbourg , M.111.367" table:display="true" table:show-details="true"/>
                <table:data-pilot-member table:name="Bibliothèque nationale et universitaire de Strasbourg , M.111.860" table:display="true" table:show-details="true"/>
                <table:data-pilot-member table:name="Bibliothèque nationale et universitaire de Strasbourg , M.111.585" table:display="true" table:show-details="true"/>
                <table:data-pilot-member table:name="Bibliothèque nationale et universitaire de Strasbourg , M.111.364" table:display="true" table:show-details="true"/>
                <table:data-pilot-member table:name="Bibliothèque nationale et universitaire de Strasbourg , M.111.515" table:display="true" table:show-details="true"/>
                <table:data-pilot-member table:name="Bibliothèque nationale et universitaire de Strasbourg , M.125.766" table:display="true" table:show-details="true"/>
                <table:data-pilot-member table:name="Bibliothèque nationale et universitaire de Strasbourg , M.123.507" table:display="true" table:show-details="true"/>
                <table:data-pilot-member table:name="Bibliothèque nationale et universitaire de Strasbourg , M.111.852" table:display="true" table:show-details="true"/>
                <table:data-pilot-member table:name="Bibliothèque nationale et universitaire de Strasbourg , M.111.517" table:display="true" table:show-details="true"/>
                <table:data-pilot-member table:name="Bibliothèque nationale et universitaire de Strasbourg , M.128.163" table:display="true" table:show-details="true"/>
                <table:data-pilot-member table:name="Bibliothèque nationale et universitaire de Strasbourg , M.123.506" table:display="true" table:show-details="true"/>
                <table:data-pilot-member table:name="Bibliothèque nationale et universitaire de Strasbourg , M.126.369" table:display="true" table:show-details="true"/>
                <table:data-pilot-member table:name="Bibliothèque nationale et universitaire de Strasbourg , M.13.419" table:display="true" table:show-details="true"/>
                <table:data-pilot-member table:name="Bibliothèque nationale et universitaire de Strasbourg , M.121.838" table:display="true" table:show-details="true"/>
                <table:data-pilot-member table:name="Bibliothèque nationale et universitaire de Strasbourg , M.127.313" table:display="true" table:show-details="true"/>
                <table:data-pilot-member table:name="Bibliothèque nationale et universitaire de Strasbourg , M.714.859" table:display="true" table:show-details="true"/>
                <table:data-pilot-member table:name="Bibliothèque nationale et universitaire de Strasbourg , M.34.653" table:display="true" table:show-details="true"/>
                <table:data-pilot-member table:name="Bibliothèque nationale et universitaire de Strasbourg , M.134.359" table:display="true" table:show-details="true"/>
                <table:data-pilot-member table:name="Bibliothèque nationale et universitaire de Strasbourg , M.126.429" table:display="true" table:show-details="true"/>
                <table:data-pilot-member table:name="Bibliothèque nationale et universitaire de Strasbourg , M.128.162" table:display="true" table:show-details="true"/>
                <table:data-pilot-member table:name="Bibliothèque nationale et universitaire de Strasbourg , M.111.373" table:display="true" table:show-details="true"/>
                <table:data-pilot-member table:name="Bibliothèque nationale et universitaire de Strasbourg , M.111.864" table:display="true" table:show-details="true"/>
                <table:data-pilot-member table:name="Bibliothèque nationale et universitaire de Strasbourg , M.121.837" table:display="true" table:show-details="true"/>
                <table:data-pilot-member table:name="Bibliothèque nationale et universitaire de Strasbourg , M.719.966" table:display="true" table:show-details="true"/>
                <table:data-pilot-member table:name="Bibliothèque nationale et universitaire de Strasbourg , M.111.496" table:display="true" table:show-details="true"/>
                <table:data-pilot-member table:name="Bibliothèque nationale et universitaire de Strasbourg , M.111.564" table:display="true" table:show-details="true"/>
                <table:data-pilot-member table:name="Bibliothèque nationale et universitaire de Strasbourg , M.111.861" table:display="true" table:show-details="true"/>
                <table:data-pilot-member table:name="Bibliothèque nationale et universitaire de Strasbourg , M.109.081" table:display="true" table:show-details="true"/>
                <table:data-pilot-member table:name="Bibliothèque nationale et universitaire de Strasbourg , M.111.855" table:display="true" table:show-details="true"/>
                <table:data-pilot-member table:name="Bibliothèque nationale et universitaire de Strasbourg , M.111.509" table:display="true" table:show-details="true"/>
                <table:data-pilot-member table:name="Bibliothèque nationale et universitaire de Strasbourg , M.111.369" table:display="true" table:show-details="true"/>
                <table:data-pilot-member table:name="Bibliothèque nationale et universitaire de Strasbourg , M.125.097" table:display="true" table:show-details="true"/>
                <table:data-pilot-member table:name="Bibliothèque nationale et universitaire de Strasbourg , M.129.378" table:display="true" table:show-details="true"/>
                <table:data-pilot-member table:name="Bibliothèque nationale et universitaire de Strasbourg , M.126.378" table:display="true" table:show-details="true"/>
                <table:data-pilot-member table:name="Bibliothèque nationale et universitaire de Strasbourg , M.122.986" table:display="true" table:show-details="true"/>
                <table:data-pilot-member table:name="Bibliothèque nationale et universitaire de Strasbourg , M.111.966" table:display="true" table:show-details="true"/>
                <table:data-pilot-member table:name="Bibliothèque nationale et universitaire de Strasbourg , M.111.919" table:display="true" table:show-details="true"/>
                <table:data-pilot-member table:name="Bibliothèque nationale et universitaire de Strasbourg , M.111.959" table:display="true" table:show-details="true"/>
                <table:data-pilot-member table:name="Bibliothèque nationale et universitaire de Strasbourg , M.34.126" table:display="true" table:show-details="true"/>
                <table:data-pilot-member table:name="Bibliothèque nationale et universitaire de Strasbourg , M.111.372" table:display="true" table:show-details="true"/>
                <table:data-pilot-member table:name="Bibliothèque nationale et universitaire de Strasbourg , M.111.853" table:display="true" table:show-details="true"/>
                <table:data-pilot-member table:name="Bibliothèque nationale et universitaire de Strasbourg , M.111.524" table:display="true" table:show-details="true"/>
                <table:data-pilot-member table:name="Bibliothèque nationale et universitaire de Strasbourg , M.111.371" table:display="true" table:show-details="true"/>
                <table:data-pilot-member table:name="Bibliothèque nationale et universitaire de Strasbourg , M.111.561" table:display="true" table:show-details="true"/>
                <table:data-pilot-member table:name="Bibliothèque nationale et universitaire de Strasbourg , M.111.858" table:display="true" table:show-details="true"/>
                <table:data-pilot-member table:name="Bibliothèque nationale et universitaire de Strasbourg , M.132.575" table:display="true" table:show-details="true"/>
                <table:data-pilot-member table:name="Bibliothèque nationale et universitaire de Strasbourg , M.148.900" table:display="true" table:show-details="true"/>
                <table:data-pilot-member table:name="Bibliothèque nationale et universitaire de Strasbourg , M.109.085" table:display="true" table:show-details="true"/>
                <table:data-pilot-member table:name="Bibliothèque nationale et universitaire de Strasbourg , M.110.033" table:display="true" table:show-details="true"/>
                <table:data-pilot-member table:name="Bibliothèque nationale et universitaire de Strasbourg , M.111.979" table:display="true" table:show-details="true"/>
                <table:data-pilot-member table:name="Bibliothèque nationale et universitaire de Strasbourg , M.111.089,75" table:display="true" table:show-details="true"/>
                <table:data-pilot-member table:name="Bibliothèque nationale et universitaire de Strasbourg , M.112.018" table:display="true" table:show-details="true"/>
                <table:data-pilot-member table:name="Bibliothèque nationale et universitaire de Strasbourg , M.123.139" table:display="true" table:show-details="true"/>
                <table:data-pilot-member table:name="Bibliothèque nationale et universitaire de Strasbourg , M.719.938" table:display="true" table:show-details="true"/>
                <table:data-pilot-member table:name="Bibliothèque nationale et universitaire de Strasbourg , M.121.800" table:display="true" table:show-details="true"/>
                <table:data-pilot-member table:name="Bibliothèque nationale et universitaire de Strasbourg , M.127.464" table:display="true" table:show-details="true"/>
                <table:data-pilot-member table:name="Bibliothèque nationale et universitaire de Strasbourg , M.126.375" table:display="true" table:show-details="true"/>
                <table:data-pilot-member table:name="Bibliothèque nationale et universitaire de Strasbourg , M.132.520" table:display="true" table:show-details="true"/>
                <table:data-pilot-member table:name="Bibliothèque nationale et universitaire de Strasbourg , M.111.498" table:display="true" table:show-details="true"/>
                <table:data-pilot-member table:name="Bibliothèque nationale et universitaire de Strasbourg , M.121.835" table:display="true" table:show-details="true"/>
                <table:data-pilot-member table:name="Bibliothèque nationale et universitaire de Strasbourg , M.126.317" table:display="true" table:show-details="true"/>
                <table:data-pilot-member table:name="Bibliothèque nationale et universitaire de Strasbourg , M.126.310" table:display="true" table:show-details="true"/>
                <table:data-pilot-member table:name="Bibliothèque nationale et universitaire de Strasbourg , M.111.500" table:display="true" table:show-details="true"/>
                <table:data-pilot-member table:name="Bibliothèque nationale et universitaire de Strasbourg , M.111.520" table:display="true" table:show-details="true"/>
                <table:data-pilot-member table:name="Bibliothèque nationale et universitaire de Strasbourg , M.111.505" table:display="true" table:show-details="true"/>
                <table:data-pilot-member table:name="Bibliothèque nationale et universitaire de Strasbourg , M.122.559" table:display="true" table:show-details="true"/>
                <table:data-pilot-member table:name="Bibliothèque nationale et universitaire de Strasbourg , M.34.652" table:display="true" table:show-details="true"/>
                <table:data-pilot-member table:name="Bibliothèque nationale et universitaire de Strasbourg , M.39.647" table:display="true" table:show-details="true"/>
                <table:data-pilot-member table:name="Bibliothèque nationale et universitaire de Strasbourg , CD.137.745" table:display="true" table:show-details="true"/>
                <table:data-pilot-member table:name="Bibliothèque nationale et universitaire de Strasbourg , M.111.867" table:display="true" table:show-details="true"/>
                <table:data-pilot-member table:name="Bibliothèque nationale et universitaire de Strasbourg , M.131.792" table:display="true" table:show-details="true"/>
                <table:data-pilot-member table:name="Bibliothèque nationale et universitaire de Strasbourg , M.133.840" table:display="true" table:show-details="true"/>
                <table:data-pilot-member table:name="Bibliothèque nationale et universitaire de Strasbourg , M.126.698" table:display="true" table:show-details="true"/>
                <table:data-pilot-member table:name="Bibliothèque nationale et universitaire de Strasbourg , M.131.573" table:display="true" table:show-details="true"/>
                <table:data-pilot-member table:name="Bibliothèque nationale et universitaire de Strasbourg , M.34.120" table:display="true" table:show-details="true"/>
                <table:data-pilot-member table:name="Bibliothèque nationale et universitaire de Strasbourg , M.111.370" table:display="true" table:show-details="true"/>
                <table:data-pilot-member table:name="Bibliothèque nationale et universitaire de Strasbourg , M.122.185" table:display="true" table:show-details="true"/>
                <table:data-pilot-member table:name="Bibliothèque nationale et universitaire de Strasbourg , M.124.702" table:display="true" table:show-details="true"/>
                <table:data-pilot-member table:name="Bibliothèque nationale et universitaire de Strasbourg , M.111.405" table:display="true" table:show-details="true"/>
                <table:data-pilot-member table:name="Bibliothèque nationale et universitaire de Strasbourg , M.710.704" table:display="true" table:show-details="true"/>
                <table:data-pilot-member table:name="Bibliothèque nationale et universitaire de Strasbourg , M.121.818" table:display="true" table:show-details="true"/>
                <table:data-pilot-member table:name="Bibliothèque nationale et universitaire de Strasbourg , M.126.366" table:display="true" table:show-details="true"/>
                <table:data-pilot-member table:name="Bibliothèque nationale et universitaire de Strasbourg , M.126.318" table:display="true" table:show-details="true"/>
                <table:data-pilot-member table:name="Bibliothèque nationale et universitaire de Strasbourg , M.125.109" table:display="true" table:show-details="true"/>
                <table:data-pilot-member table:name="Bibliothèque nationale et universitaire de Strasbourg , CD.173.058" table:display="true" table:show-details="true"/>
                <table:data-pilot-member table:name="Bibliothèque nationale et universitaire de Strasbourg , M.718.978" table:display="true" table:show-details="true"/>
                <table:data-pilot-member table:name="Bibliothèque nationale et universitaire de Strasbourg , M.124.876" table:display="true" table:show-details="true"/>
                <table:data-pilot-member table:name="Bibliothèque nationale et universitaire de Strasbourg , M.500.837,431" table:display="true" table:show-details="true"/>
                <table:data-pilot-member table:name="Bibliothèque nationale et universitaire de Strasbourg , M.111.089,66" table:display="true" table:show-details="true"/>
                <table:data-pilot-member table:name="Bibliothèque nationale et universitaire de Strasbourg , M.111.865" table:display="true" table:show-details="true"/>
                <table:data-pilot-member table:name="Bibliothèque nationale et universitaire de Strasbourg , M.111.819" table:display="true" table:show-details="true"/>
                <table:data-pilot-member table:name="Bibliothèque nationale et universitaire de Strasbourg , CD.173.174" table:display="true" table:show-details="true"/>
                <table:data-pilot-member table:name="Bibliothèque nationale et universitaire de Strasbourg , M.111.512" table:display="true" table:show-details="true"/>
                <table:data-pilot-member table:name="Bibliothèque nationale et universitaire de Strasbourg , M.124.633" table:display="true" table:show-details="true"/>
                <table:data-pilot-member table:name="Bibliothèque nationale et universitaire de Strasbourg , M.131.421" table:display="true" table:show-details="true"/>
                <table:data-pilot-member table:name="Bibliothèque nationale et universitaire de Strasbourg , CD.137.747" table:display="true" table:show-details="true"/>
                <table:data-pilot-member table:name="Bibliothèque nationale et universitaire de Strasbourg , M.126.428" table:display="true" table:show-details="true"/>
                <table:data-pilot-member table:name="Bibliothèque nationale et universitaire de Strasbourg , M.129.504" table:display="true" table:show-details="true"/>
                <table:data-pilot-member table:name="Bibliothèque nationale et universitaire de Strasbourg , M.123.422"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ote" table:orientation="hidden" table:used-hierarchy="-1" table:function="auto">
            <table:data-pilot-level table:show-empty="false" calcext:repeat-item-labels="false">
              <table:data-pilot-subtotals>
                <table:data-pilot-subtotal table:function="auto"/>
              </table:data-pilot-subtotals>
              <table:data-pilot-members>
                <table:data-pilot-member table:name="M.118.904" table:display="true" table:show-details="true"/>
                <table:data-pilot-member table:name="M.111.526" table:display="true" table:show-details="true"/>
                <table:data-pilot-member table:name="M.111.832" table:display="true" table:show-details="true"/>
                <table:data-pilot-member table:name="M.112.017" table:display="true" table:show-details="true"/>
                <table:data-pilot-member table:name="M.125.767" table:display="true" table:show-details="true"/>
                <table:data-pilot-member table:name="M.111.497" table:display="true" table:show-details="true"/>
                <table:data-pilot-member table:name="M.111.862" table:display="true" table:show-details="true"/>
                <table:data-pilot-member table:name="M.111.366" table:display="true" table:show-details="true"/>
                <table:data-pilot-member table:name="M.34.703" table:display="true" table:show-details="true"/>
                <table:data-pilot-member table:name="M.126.371" table:display="true" table:show-details="true"/>
                <table:data-pilot-member table:name="M.111.365" table:display="true" table:show-details="true"/>
                <table:data-pilot-member table:name="M.109.874" table:display="true" table:show-details="true"/>
                <table:data-pilot-member table:name="M.111.516" table:display="true" table:show-details="true"/>
                <table:data-pilot-member table:name="M.111.521" table:display="true" table:show-details="true"/>
                <table:data-pilot-member table:name="MR.700.092" table:display="true" table:show-details="true"/>
                <table:data-pilot-member table:name="CD.137.746" table:display="true" table:show-details="true"/>
                <table:data-pilot-member table:name="M.121.836" table:display="true" table:show-details="true"/>
                <table:data-pilot-member table:name="M.123.140" table:display="true" table:show-details="true"/>
                <table:data-pilot-member table:name="M.125.735" table:display="true" table:show-details="true"/>
                <table:data-pilot-member table:name="M.124.593" table:display="true" table:show-details="true"/>
                <table:data-pilot-member table:name="M.125.770" table:display="true" table:show-details="true"/>
                <table:data-pilot-member table:name="M.111.972" table:display="true" table:show-details="true"/>
                <table:data-pilot-member table:name="M.111.510" table:display="true" table:show-details="true"/>
                <table:data-pilot-member table:name="M.111.374" table:display="true" table:show-details="true"/>
                <table:data-pilot-member table:name="M.110.096" table:display="true" table:show-details="true"/>
                <table:data-pilot-member table:name="M.111.264" table:display="true" table:show-details="true"/>
                <table:data-pilot-member table:name="M.111.513" table:display="true" table:show-details="true"/>
                <table:data-pilot-member table:name="M.111.502" table:display="true" table:show-details="true"/>
                <table:data-pilot-member table:name="M.125.771" table:display="true" table:show-details="true"/>
                <table:data-pilot-member table:name="M.126.374" table:display="true" table:show-details="true"/>
                <table:data-pilot-member table:name="M.125.765" table:display="true" table:show-details="true"/>
                <table:data-pilot-member table:name="M.127.971" table:display="true" table:show-details="true"/>
                <table:data-pilot-member table:name="M.126.417" table:display="true" table:show-details="true"/>
                <table:data-pilot-member table:name="M.127.134" table:display="true" table:show-details="true"/>
                <table:data-pilot-member table:name="M.111.563" table:display="true" table:show-details="true"/>
                <table:data-pilot-member table:name="M.111.08949" table:display="true" table:show-details="true"/>
                <table:data-pilot-member table:name="M.109.082" table:display="true" table:show-details="true"/>
                <table:data-pilot-member table:name="M.111.986" table:display="true" table:show-details="true"/>
                <table:data-pilot-member table:name="M.111.368" table:display="true" table:show-details="true"/>
                <table:data-pilot-member table:name="M.111.501" table:display="true" table:show-details="true"/>
                <table:data-pilot-member table:name="M.111.754" table:display="true" table:show-details="true"/>
                <table:data-pilot-member table:name="M.126.373" table:display="true" table:show-details="true"/>
                <table:data-pilot-member table:name="M.122.989" table:display="true" table:show-details="true"/>
                <table:data-pilot-member table:name="M.128.093" table:display="true" table:show-details="true"/>
                <table:data-pilot-member table:name="M.111.271" table:display="true" table:show-details="true"/>
                <table:data-pilot-member table:name="M.111.620" table:display="true" table:show-details="true"/>
                <table:data-pilot-member table:name="M.111.968" table:display="true" table:show-details="true"/>
                <table:data-pilot-member table:name="CD.173.563" table:display="true" table:show-details="true"/>
                <table:data-pilot-member table:name="M.13.420" table:display="true" table:show-details="true"/>
                <table:data-pilot-member table:name="M.111.367" table:display="true" table:show-details="true"/>
                <table:data-pilot-member table:name="M.111.860" table:display="true" table:show-details="true"/>
                <table:data-pilot-member table:name="M.111.585" table:display="true" table:show-details="true"/>
                <table:data-pilot-member table:name="M.111.364" table:display="true" table:show-details="true"/>
                <table:data-pilot-member table:name="M.111.515" table:display="true" table:show-details="true"/>
                <table:data-pilot-member table:name="M.125.766" table:display="true" table:show-details="true"/>
                <table:data-pilot-member table:name="M.123.507" table:display="true" table:show-details="true"/>
                <table:data-pilot-member table:name="M.111.852" table:display="true" table:show-details="true"/>
                <table:data-pilot-member table:name="M.111.517" table:display="true" table:show-details="true"/>
                <table:data-pilot-member table:name="M.128.163" table:display="true" table:show-details="true"/>
                <table:data-pilot-member table:name="M.123.506" table:display="true" table:show-details="true"/>
                <table:data-pilot-member table:name="M.126.369" table:display="true" table:show-details="true"/>
                <table:data-pilot-member table:name="M.13.419" table:display="true" table:show-details="true"/>
                <table:data-pilot-member table:name="M.121.838" table:display="true" table:show-details="true"/>
                <table:data-pilot-member table:name="M.127.313" table:display="true" table:show-details="true"/>
                <table:data-pilot-member table:name="M.714.859" table:display="true" table:show-details="true"/>
                <table:data-pilot-member table:name="M.34.653" table:display="true" table:show-details="true"/>
                <table:data-pilot-member table:name="M.134.359" table:display="true" table:show-details="true"/>
                <table:data-pilot-member table:name="M.126.429" table:display="true" table:show-details="true"/>
                <table:data-pilot-member table:name="M.128.162" table:display="true" table:show-details="true"/>
                <table:data-pilot-member table:name="M.111.373" table:display="true" table:show-details="true"/>
                <table:data-pilot-member table:name="M.111.864" table:display="true" table:show-details="true"/>
                <table:data-pilot-member table:name="M.121.837" table:display="true" table:show-details="true"/>
                <table:data-pilot-member table:name="M.719.966" table:display="true" table:show-details="true"/>
                <table:data-pilot-member table:name="M.111.496" table:display="true" table:show-details="true"/>
                <table:data-pilot-member table:name="M.111.564" table:display="true" table:show-details="true"/>
                <table:data-pilot-member table:name="M.111.861" table:display="true" table:show-details="true"/>
                <table:data-pilot-member table:name="M.109.081" table:display="true" table:show-details="true"/>
                <table:data-pilot-member table:name="M.111.855" table:display="true" table:show-details="true"/>
                <table:data-pilot-member table:name="M.111.509" table:display="true" table:show-details="true"/>
                <table:data-pilot-member table:name="M.111.369" table:display="true" table:show-details="true"/>
                <table:data-pilot-member table:name="M.125.097" table:display="true" table:show-details="true"/>
                <table:data-pilot-member table:name="M.129.378" table:display="true" table:show-details="true"/>
                <table:data-pilot-member table:name="M.126.378" table:display="true" table:show-details="true"/>
                <table:data-pilot-member table:name="M.122.986" table:display="true" table:show-details="true"/>
                <table:data-pilot-member table:name="M.111.966" table:display="true" table:show-details="true"/>
                <table:data-pilot-member table:name="M.111.919" table:display="true" table:show-details="true"/>
                <table:data-pilot-member table:name="M.111.959" table:display="true" table:show-details="true"/>
                <table:data-pilot-member table:name="M.34.126" table:display="true" table:show-details="true"/>
                <table:data-pilot-member table:name="M.111.372" table:display="true" table:show-details="true"/>
                <table:data-pilot-member table:name="M.111.853" table:display="true" table:show-details="true"/>
                <table:data-pilot-member table:name="M.111.524" table:display="true" table:show-details="true"/>
                <table:data-pilot-member table:name="M.111.371" table:display="true" table:show-details="true"/>
                <table:data-pilot-member table:name="M.111.561" table:display="true" table:show-details="true"/>
                <table:data-pilot-member table:name="M.111.858" table:display="true" table:show-details="true"/>
                <table:data-pilot-member table:name="M.132.575" table:display="true" table:show-details="true"/>
                <table:data-pilot-member table:name="M.148.900" table:display="true" table:show-details="true"/>
                <table:data-pilot-member table:name="M.109.085" table:display="true" table:show-details="true"/>
                <table:data-pilot-member table:name="M.110.033" table:display="true" table:show-details="true"/>
                <table:data-pilot-member table:name="M.111.979" table:display="true" table:show-details="true"/>
                <table:data-pilot-member table:name="M.111.08975" table:display="true" table:show-details="true"/>
                <table:data-pilot-member table:name="M.112.018" table:display="true" table:show-details="true"/>
                <table:data-pilot-member table:name="M.123.139" table:display="true" table:show-details="true"/>
                <table:data-pilot-member table:name="M.719.938" table:display="true" table:show-details="true"/>
                <table:data-pilot-member table:name="M.121.800" table:display="true" table:show-details="true"/>
                <table:data-pilot-member table:name="M.127.464" table:display="true" table:show-details="true"/>
                <table:data-pilot-member table:name="M.126.375" table:display="true" table:show-details="true"/>
                <table:data-pilot-member table:name="M.132.520" table:display="true" table:show-details="true"/>
                <table:data-pilot-member table:name="M.111.498" table:display="true" table:show-details="true"/>
                <table:data-pilot-member table:name="M.121.835" table:display="true" table:show-details="true"/>
                <table:data-pilot-member table:name="M.126.317" table:display="true" table:show-details="true"/>
                <table:data-pilot-member table:name="M.126.310" table:display="true" table:show-details="true"/>
                <table:data-pilot-member table:name="M.111.500" table:display="true" table:show-details="true"/>
                <table:data-pilot-member table:name="M.111.520" table:display="true" table:show-details="true"/>
                <table:data-pilot-member table:name="M.111.505" table:display="true" table:show-details="true"/>
                <table:data-pilot-member table:name="M.122.559" table:display="true" table:show-details="true"/>
                <table:data-pilot-member table:name="M.34.652" table:display="true" table:show-details="true"/>
                <table:data-pilot-member table:name="M.39.647" table:display="true" table:show-details="true"/>
                <table:data-pilot-member table:name="CD.137.745" table:display="true" table:show-details="true"/>
                <table:data-pilot-member table:name="M.111.867" table:display="true" table:show-details="true"/>
                <table:data-pilot-member table:name="M.131.792" table:display="true" table:show-details="true"/>
                <table:data-pilot-member table:name="M.133.840" table:display="true" table:show-details="true"/>
                <table:data-pilot-member table:name="M.126.698" table:display="true" table:show-details="true"/>
                <table:data-pilot-member table:name="M.131.573" table:display="true" table:show-details="true"/>
                <table:data-pilot-member table:name="M.34.120" table:display="true" table:show-details="true"/>
                <table:data-pilot-member table:name="M.111.370" table:display="true" table:show-details="true"/>
                <table:data-pilot-member table:name="M.122.185" table:display="true" table:show-details="true"/>
                <table:data-pilot-member table:name="M.124.702" table:display="true" table:show-details="true"/>
                <table:data-pilot-member table:name="M.111.405" table:display="true" table:show-details="true"/>
                <table:data-pilot-member table:name="M.710.704" table:display="true" table:show-details="true"/>
                <table:data-pilot-member table:name="M.121.818" table:display="true" table:show-details="true"/>
                <table:data-pilot-member table:name="M.126.366" table:display="true" table:show-details="true"/>
                <table:data-pilot-member table:name="M.126.318" table:display="true" table:show-details="true"/>
                <table:data-pilot-member table:name="M.125.109" table:display="true" table:show-details="true"/>
                <table:data-pilot-member table:name="CD.173.058" table:display="true" table:show-details="true"/>
                <table:data-pilot-member table:name="M.718.978" table:display="true" table:show-details="true"/>
                <table:data-pilot-member table:name="M.124.876" table:display="true" table:show-details="true"/>
                <table:data-pilot-member table:name="M.500.837431" table:display="true" table:show-details="true"/>
                <table:data-pilot-member table:name="M.111.08966" table:display="true" table:show-details="true"/>
                <table:data-pilot-member table:name="M.111.865" table:display="true" table:show-details="true"/>
                <table:data-pilot-member table:name="M.111.819" table:display="true" table:show-details="true"/>
                <table:data-pilot-member table:name="CD.173.174" table:display="true" table:show-details="true"/>
                <table:data-pilot-member table:name="M.111.512" table:display="true" table:show-details="true"/>
                <table:data-pilot-member table:name="M.124.633" table:display="true" table:show-details="true"/>
                <table:data-pilot-member table:name="M.131.421" table:display="true" table:show-details="true"/>
                <table:data-pilot-member table:name="CD.137.747" table:display="true" table:show-details="true"/>
                <table:data-pilot-member table:name="M.126.428" table:display="true" table:show-details="true"/>
                <table:data-pilot-member table:name="M.129.504" table:display="true" table:show-details="true"/>
                <table:data-pilot-member table:name="M.123.422"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URLBnf" table:orientation="hidden" table:used-hierarchy="-1" table:function="auto">
            <table:data-pilot-level table:show-empty="false" calcext:repeat-item-labels="false">
              <table:data-pilot-subtotals>
                <table:data-pilot-subtotal table:function="auto"/>
              </table:data-pilot-subtotals>
              <table:data-pilot-members>
                <table:data-pilot-member table:name="http://catalogue.bnf.fr/ark:/12148/cb44932015q" table:display="true" table:show-details="true"/>
                <table:data-pilot-member table:name="http://catalogue.bnf.fr/ark:/12148/cb449319765" table:display="true" table:show-details="true"/>
                <table:data-pilot-member table:name="http://catalogue.bnf.fr/ark:/12148/cb449320042" table:display="true" table:show-details="true"/>
                <table:data-pilot-member table:name="http://catalogue.bnf.fr/ark:/12148/cb44932021n" table:display="true" table:show-details="true"/>
                <table:data-pilot-member table:name="http://catalogue.bnf.fr/ark:/12148/cb44931981r" table:display="true" table:show-details="true"/>
                <table:data-pilot-member table:name="http://catalogue.bnf.fr/ark:/12148/cb44931966v" table:display="true" table:show-details="true"/>
                <table:data-pilot-member table:name="http://catalogue.bnf.fr/ark:/12148/cb449320131" table:display="true" table:show-details="true"/>
                <table:data-pilot-member table:name="http://catalogue.bnf.fr/ark:/12148/cb44932027q" table:display="true" table:show-details="true"/>
                <table:data-pilot-member table:name="http://catalogue.bnf.fr/ark:/12148/cb449321499" table:display="true" table:show-details="true"/>
                <table:data-pilot-member table:name="http://catalogue.bnf.fr/ark:/12148/cb449319378" table:display="true" table:show-details="true"/>
                <table:data-pilot-member table:name="http://catalogue.bnf.fr/ark:/12148/cb44931950g" table:display="true" table:show-details="true"/>
                <table:data-pilot-member table:name="http://catalogue.bnf.fr/ark:/12148/cb44932156k" table:display="true" table:show-details="true"/>
                <table:data-pilot-member table:name="http://catalogue.bnf.fr/ark:/12148/cb449319734" table:display="true" table:show-details="true"/>
                <table:data-pilot-member table:name="http://catalogue.bnf.fr/ark:/12148/cb449321615" table:display="true" table:show-details="true"/>
                <table:data-pilot-member table:name="http://catalogue.bnf.fr/ark:/12148/cb449318924" table:display="true" table:show-details="true"/>
                <table:data-pilot-member table:name="http://catalogue.bnf.fr/ark:/12148/cb449320627" table:display="true" table:show-details="true"/>
                <table:data-pilot-member table:name="http://catalogue.bnf.fr/ark:/12148/cb44932008f" table:display="true" table:show-details="true"/>
                <table:data-pilot-member table:name="http://catalogue.bnf.fr/ark:/12148/cb449320193" table:display="true" table:show-details="true"/>
                <table:data-pilot-member table:name="http://catalogue.bnf.fr/ark:/12148/cb44932023b" table:display="true" table:show-details="true"/>
                <table:data-pilot-member table:name="http://catalogue.bnf.fr/ark:/12148/cb449320251" table:display="true" table:show-details="true"/>
                <table:data-pilot-member table:name="http://catalogue.bnf.fr/ark:/12148/cb44931984s" table:display="true" table:show-details="true"/>
                <table:data-pilot-member table:name="http://catalogue.bnf.fr/ark:/12148/cb44931932j" table:display="true" table:show-details="true"/>
                <table:data-pilot-member table:name="http://catalogue.bnf.fr/ark:/12148/cb44932166w" table:display="true" table:show-details="true"/>
                <table:data-pilot-member table:name="http://catalogue.bnf.fr/ark:/12148/cb449319587" table:display="true" table:show-details="true"/>
                <table:data-pilot-member table:name="http://catalogue.bnf.fr/ark:/12148/cb449321588" table:display="true" table:show-details="true"/>
                <table:data-pilot-member table:name="http://catalogue.bnf.fr/ark:/12148/cb44931939z" table:display="true" table:show-details="true"/>
                <table:data-pilot-member table:name="http://catalogue.bnf.fr/ark:/12148/cb44931971f" table:display="true" table:show-details="true"/>
                <table:data-pilot-member table:name="http://catalogue.bnf.fr/ark:/12148/cb449319676" table:display="true" table:show-details="true"/>
                <table:data-pilot-member table:name="http://catalogue.bnf.fr/ark:/12148/cb449319823" table:display="true" table:show-details="true"/>
                <table:data-pilot-member table:name="http://catalogue.bnf.fr/ark:/12148/cb44931945w" table:display="true" table:show-details="true"/>
                <table:data-pilot-member table:name="http://catalogue.bnf.fr/ark:/12148/cb449319796" table:display="true" table:show-details="true"/>
                <table:data-pilot-member table:name="http://catalogue.bnf.fr/ark:/12148/cb449320220" table:display="true" table:show-details="true"/>
                <table:data-pilot-member table:name="http://catalogue.bnf.fr/ark:/12148/cb44931936x" table:display="true" table:show-details="true"/>
                <table:data-pilot-member table:name="http://catalogue.bnf.fr/ark:/12148/cb44932026c" table:display="true" table:show-details="true"/>
                <table:data-pilot-member table:name="http://catalogue.bnf.fr/ark:/12148/cb44931894t" table:display="true" table:show-details="true"/>
                <table:data-pilot-member table:name="http://catalogue.bnf.fr/ark:/12148/cb44931907b" table:display="true" table:show-details="true"/>
                <table:data-pilot-member table:name="http://catalogue.bnf.fr/ark:/12148/cb44932151v" table:display="true" table:show-details="true"/>
                <table:data-pilot-member table:name="http://catalogue.bnf.fr/ark:/12148/cb44932168k" table:display="true" table:show-details="true"/>
                <table:data-pilot-member table:name="http://catalogue.bnf.fr/ark:/12148/cb449319467" table:display="true" table:show-details="true"/>
                <table:data-pilot-member table:name="http://catalogue.bnf.fr/ark:/12148/cb44931963t" table:display="true" table:show-details="true"/>
                <table:data-pilot-member table:name="http://catalogue.bnf.fr/ark:/12148/cb449320011" table:display="true" table:show-details="true"/>
                <table:data-pilot-member table:name="http://catalogue.bnf.fr/ark:/12148/cb449319347" table:display="true" table:show-details="true"/>
                <table:data-pilot-member table:name="http://catalogue.bnf.fr/ark:/12148/cb44931983f" table:display="true" table:show-details="true"/>
                <table:data-pilot-member table:name="http://catalogue.bnf.fr/ark:/12148/cb44932112z" table:display="true" table:show-details="true"/>
                <table:data-pilot-member table:name="http://catalogue.bnf.fr/ark:/12148/cb44931929n" table:display="true" table:show-details="true"/>
                <table:data-pilot-member table:name="http://catalogue.bnf.fr/ark:/12148/cb44932000p" table:display="true" table:show-details="true"/>
                <table:data-pilot-member table:name="http://catalogue.bnf.fr/ark:/12148/cb44932163v" table:display="true" table:show-details="true"/>
                <table:data-pilot-member table:name="http://catalogue.bnf.fr/ark:/12148/cb44932180f" table:display="true" table:show-details="true"/>
                <table:data-pilot-member table:name="http://catalogue.bnf.fr/ark:/12148/cb449320987" table:display="true" table:show-details="true"/>
                <table:data-pilot-member table:name="http://catalogue.bnf.fr/ark:/12148/cb449319498" table:display="true" table:show-details="true"/>
                <table:data-pilot-member table:name="http://catalogue.bnf.fr/ark:/12148/cb44932011b" table:display="true" table:show-details="true"/>
                <table:data-pilot-member table:name="http://catalogue.bnf.fr/ark:/12148/cb449321766" table:display="true" table:show-details="true"/>
                <table:data-pilot-member table:name="http://catalogue.bnf.fr/ark:/12148/cb44931954v" table:display="true" table:show-details="true"/>
                <table:data-pilot-member table:name="http://catalogue.bnf.fr/ark:/12148/cb44931972s" table:display="true" table:show-details="true"/>
                <table:data-pilot-member table:name="http://catalogue.bnf.fr/ark:/12148/cb44931980d" table:display="true" table:show-details="true"/>
                <table:data-pilot-member table:name="http://catalogue.bnf.fr/ark:/12148/cb449320580" table:display="true" table:show-details="true"/>
                <table:data-pilot-member table:name="http://catalogue.bnf.fr/ark:/12148/cb44932005d" table:display="true" table:show-details="true"/>
                <table:data-pilot-member table:name="http://catalogue.bnf.fr/ark:/12148/cb44931974g" table:display="true" table:show-details="true"/>
                <table:data-pilot-member table:name="http://catalogue.bnf.fr/ark:/12148/cb44931912x" table:display="true" table:show-details="true"/>
                <table:data-pilot-member table:name="http://catalogue.bnf.fr/ark:/12148/cb44931953h" table:display="true" table:show-details="true"/>
                <table:data-pilot-member table:name="http://catalogue.bnf.fr/ark:/12148/cb44931941h" table:display="true" table:show-details="true"/>
                <table:data-pilot-member table:name="http://catalogue.bnf.fr/ark:/12148/cb449320569" table:display="true" table:show-details="true"/>
                <table:data-pilot-member table:name="http://catalogue.bnf.fr/ark:/12148/cb44931911k" table:display="true" table:show-details="true"/>
                <table:data-pilot-member table:name="http://catalogue.bnf.fr/ark:/12148/cb44932029d" table:display="true" table:show-details="true"/>
                <table:data-pilot-member table:name="http://catalogue.bnf.fr/ark:/12148/cb449319180" table:display="true" table:show-details="true"/>
                <table:data-pilot-member table:name="http://catalogue.bnf.fr/ark:/12148/cb44931987t" table:display="true" table:show-details="true"/>
                <table:data-pilot-member table:name="http://catalogue.bnf.fr/ark:/12148/cb44932017d" table:display="true" table:show-details="true"/>
                <table:data-pilot-member table:name="http://catalogue.bnf.fr/ark:/12148/cb449319405" table:display="true" table:show-details="true"/>
                <table:data-pilot-member table:name="http://catalogue.bnf.fr/ark:/12148/cb44931917n" table:display="true" table:show-details="true"/>
                <table:data-pilot-member table:name="http://catalogue.bnf.fr/ark:/12148/cb44931959k" table:display="true" table:show-details="true"/>
                <table:data-pilot-member table:name="http://catalogue.bnf.fr/ark:/12148/cb44932012p" table:display="true" table:show-details="true"/>
                <table:data-pilot-member table:name="http://catalogue.bnf.fr/ark:/12148/cb449319107" table:display="true" table:show-details="true"/>
                <table:data-pilot-member table:name="http://catalogue.bnf.fr/ark:/12148/cb449321317" table:display="true" table:show-details="true"/>
                <table:data-pilot-member table:name="http://catalogue.bnf.fr/ark:/12148/cb44931897v" table:display="true" table:show-details="true"/>
                <table:data-pilot-member table:name="http://catalogue.bnf.fr/ark:/12148/cb44931893g" table:display="true" table:show-details="true"/>
                <table:data-pilot-member table:name="http://catalogue.bnf.fr/ark:/12148/cb44931908p" table:display="true" table:show-details="true"/>
                <table:data-pilot-member table:name="http://catalogue.bnf.fr/ark:/12148/cb44931900x" table:display="true" table:show-details="true"/>
                <table:data-pilot-member table:name="http://catalogue.bnf.fr/ark:/12148/cb449320073" table:display="true" table:show-details="true"/>
                <table:data-pilot-member table:name="http://catalogue.bnf.fr/ark:/12148/cb44931965h" table:display="true" table:show-details="true"/>
                <table:data-pilot-member table:name="http://catalogue.bnf.fr/ark:/12148/cb44931947k" table:display="true" table:show-details="true"/>
                <table:data-pilot-member table:name="http://catalogue.bnf.fr/ark:/12148/cb44931978v" table:display="true" table:show-details="true"/>
                <table:data-pilot-member table:name="http://catalogue.bnf.fr/ark:/12148/cb44932104b" table:display="true" table:show-details="true"/>
                <table:data-pilot-member table:name="http://catalogue.bnf.fr/ark:/12148/cb449319436" table:display="true" table:show-details="true"/>
                <table:data-pilot-member table:name="http://catalogue.bnf.fr/ark:/12148/cb44931990q" table:display="true" table:show-details="true"/>
                <table:data-pilot-member table:name="http://catalogue.bnf.fr/ark:/12148/cb44931903z" table:display="true" table:show-details="true"/>
                <table:data-pilot-member table:name="http://catalogue.bnf.fr/ark:/12148/cb449320162" table:display="true" table:show-details="true"/>
                <table:data-pilot-member table:name="http://catalogue.bnf.fr/ark:/12148/cb449320209" table:display="true" table:show-details="true"/>
                <table:data-pilot-member table:name="http://catalogue.bnf.fr/ark:/12148/cb449319049" table:display="true" table:show-details="true"/>
                <table:data-pilot-member table:name="http://catalogue.bnf.fr/ark:/12148/cb449319525" table:display="true" table:show-details="true"/>
                <table:data-pilot-member table:name="http://catalogue.bnf.fr/ark:/12148/cb44932006r" table:display="true" table:show-details="true"/>
                <table:data-pilot-member table:name="http://catalogue.bnf.fr/ark:/12148/cb44932162h" table:display="true" table:show-details="true"/>
                <table:data-pilot-member table:name="http://catalogue.bnf.fr/ark:/12148/cb44931957w" table:display="true" table:show-details="true"/>
                <table:data-pilot-member table:name="http://catalogue.bnf.fr/ark:/12148/cb44931977h" table:display="true" table:show-details="true"/>
                <table:data-pilot-member table:name="http://catalogue.bnf.fr/ark:/12148/cb44932009s" table:display="true" table:show-details="true"/>
                <table:data-pilot-member table:name="http://catalogue.bnf.fr/ark:/12148/cb44931989h" table:display="true" table:show-details="true"/>
                <table:data-pilot-member table:name="http://catalogue.bnf.fr/ark:/12148/cb449322080" table:display="true" table:show-details="true"/>
                <table:data-pilot-member table:name="http://catalogue.bnf.fr/ark:/12148/cb449319018" table:display="true" table:show-details="true"/>
                <table:data-pilot-member table:name="http://catalogue.bnf.fr/ark:/12148/cb44931975t" table:display="true" table:show-details="true"/>
                <table:data-pilot-member table:name="http://catalogue.bnf.fr/ark:/12148/cb44932018r" table:display="true" table:show-details="true"/>
                <table:data-pilot-member table:name="http://catalogue.bnf.fr/ark:/12148/cb44932031z" table:display="true" table:show-details="true"/>
                <table:data-pilot-member table:name="http://catalogue.bnf.fr/ark:/12148/cb449320282" table:display="true" table:show-details="true"/>
                <table:data-pilot-member table:name="http://catalogue.bnf.fr/ark:/12148/cb449319169" table:display="true" table:show-details="true"/>
                <table:data-pilot-member table:name="http://catalogue.bnf.fr/ark:/12148/cb44932130w" table:display="true" table:show-details="true"/>
                <table:data-pilot-member table:name="http://catalogue.bnf.fr/ark:/12148/cb44931899j" table:display="true" table:show-details="true"/>
                <table:data-pilot-member table:name="http://catalogue.bnf.fr/ark:/12148/cb44931960s" table:display="true" table:show-details="true"/>
                <table:data-pilot-member table:name="http://catalogue.bnf.fr/ark:/12148/cb44931933w" table:display="true" table:show-details="true"/>
                <table:data-pilot-member table:name="http://catalogue.bnf.fr/ark:/12148/cb449320538" table:display="true" table:show-details="true"/>
                <table:data-pilot-member table:name="s.n." table:display="true" table:show-details="true"/>
                <table:data-pilot-member table:name="http://catalogue.bnf.fr/ark:/12148/cb449320100" table:display="true" table:show-details="true"/>
                <table:data-pilot-member table:name="http://catalogue.bnf.fr/ark:/12148/cb44931938m" table:display="true" table:show-details="true"/>
                <table:data-pilot-member table:name="http://catalogue.bnf.fr/ark:/12148/cb44932024p" table:display="true" table:show-details="true"/>
                <table:data-pilot-member table:name="http://catalogue.bnf.fr/ark:/12148/cb44931962g" table:display="true" table:show-details="true"/>
                <table:data-pilot-member table:name="http://catalogue.bnf.fr/ark:/12148/cb44931902m" table:display="true" table:show-details="true"/>
                <table:data-pilot-member table:name="http://catalogue.bnf.fr/ark:/12148/cb44931969w" table:display="true" table:show-details="true"/>
                <table:data-pilot-member table:name="http://catalogue.bnf.fr/ark:/12148/cb449319556" table:display="true" table:show-details="true"/>
                <table:data-pilot-member table:name="http://catalogue.bnf.fr/ark:/12148/cb44931986g" table:display="true" table:show-details="true"/>
                <table:data-pilot-member table:name="http://catalogue.bnf.fr/ark:/12148/cb449321061" table:display="true" table:show-details="true"/>
                <table:data-pilot-member table:name="http://catalogue.bnf.fr/ark:/12148/cb44932061w" table:display="true" table:show-details="true"/>
                <table:data-pilot-member table:name="http://catalogue.bnf.fr/ark:/12148/cb44932014c" table:display="true" table:show-details="true"/>
                <table:data-pilot-member table:name="http://catalogue.bnf.fr/ark:/12148/cb44931951t" table:display="true" table:show-details="true"/>
                <table:data-pilot-member table:name="http://catalogue.bnf.fr/ark:/12148/cb44932204m" table:display="true" table:show-details="true"/>
                <table:data-pilot-member table:name="http://catalogue.bnf.fr/ark:/12148/cb44932002c" table:display="true" table:show-details="true"/>
                <table:data-pilot-member table:name="http://catalogue.bnf.fr/ark:/12148/cb44932107c" table:display="true" table:show-details="true"/>
                <table:data-pilot-member table:name="http://catalogue.bnf.fr/ark:/12148/cb44932054m" table:display="true" table:show-details="true"/>
                <table:data-pilot-member table:name="http://catalogue.bnf.fr/ark:/12148/cb44931956j" table:display="true" table:show-details="true"/>
                <table:data-pilot-member table:name="http://catalogue.bnf.fr/ark:/12148/cb44931930v" table:display="true" table:show-details="true"/>
                <table:data-pilot-member table:name="http://catalogue.bnf.fr/ark:/12148/cb44932003q" table:display="true" table:show-details="true"/>
                <table:data-pilot-member table:name="http://catalogue.bnf.fr/ark:/12148/cb44932165j" table:display="true" table:show-details="true"/>
                <table:data-pilot-member table:name="http://catalogue.bnf.fr/ark:/12148/cb449320329" table:display="true" table:show-details="true"/>
                <table:data-pilot-member table:name="http://catalogue.bnf.fr/ark:/12148/cb44931948x" table:display="true" table:show-details="true"/>
                <table:data-pilot-member table:name="http://catalogue.bnf.fr/ark:/12148/cb44931944j" table:display="true" table:show-details="true"/>
                <table:data-pilot-member table:name="http://catalogue.bnf.fr/ark:/12148/cb44931935k" table:display="true" table:show-details="true"/>
                <table:data-pilot-member table:name="http://catalogue.bnf.fr/ark:/12148/cb449320867" table:display="true" table:show-details="true"/>
                <table:data-pilot-member table:name="http://catalogue.bnf.fr/ark:/12148/cb44931923k" table:display="true" table:show-details="true"/>
                <table:data-pilot-member table:name="http://catalogue.bnf.fr/ark:/12148/cb449321975" table:display="true" table:show-details="true"/>
                <table:data-pilot-member table:name="http://catalogue.bnf.fr/ark:/12148/cb44932111m" table:display="true" table:show-details="true"/>
                <table:data-pilot-member table:name="http://catalogue.bnf.fr/ark:/12148/cb44932099k" table:display="true" table:show-details="true"/>
                <table:data-pilot-member table:name="http://catalogue.bnf.fr/ark:/12148/cb449319091" table:display="true" table:show-details="true"/>
                <table:data-pilot-member table:name="http://catalogue.bnf.fr/ark:/12148/cb449319316" table:display="true" table:show-details="true"/>
                <table:data-pilot-member table:name="http://catalogue.bnf.fr/ark:/12148/cb449321677" table:display="true" table:show-details="true"/>
                <table:data-pilot-member table:name="http://catalogue.bnf.fr/ark:/12148/cb44932181s" table:display="true" table:show-details="true"/>
                <table:data-pilot-member table:name="http://catalogue.bnf.fr/ark:/12148/cb449319703" table:display="true" table:show-details="true"/>
                <table:data-pilot-member table:name="http://catalogue.bnf.fr/ark:/12148/cb449318955" table:display="true" table:show-details="true"/>
                <table:data-pilot-member table:name="http://catalogue.bnf.fr/ark:/12148/cb449319614" table:display="true" table:show-details="true"/>
                <table:data-pilot-member table:name="http://catalogue.bnf.fr/ark:/12148/cb44932063k" table:display="true" table:show-details="true"/>
                <table:data-pilot-member table:name="http://catalogue.bnf.fr/ark:/12148/cb44931942v" table:display="true" table:show-details="true"/>
                <table:data-pilot-member table:name="http://catalogue.bnf.fr/ark:/12148/cb449319645" table:display="true" table:show-details="true"/>
                <table:data-pilot-member table:name="http://catalogue.bnf.fr/ark:/12148/cb449319885"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DateEnLigne"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Typographie" table:orientation="row" table:used-hierarchy="-1" table:function="auto">
            <table:data-pilot-level table:show-empty="false" calcext:repeat-item-labels="false">
              <table:data-pilot-subtotals>
                <table:data-pilot-subtotal table:function="auto"/>
              </table:data-pilot-subtotals>
              <table:data-pilot-members>
                <table:data-pilot-member table:name="gothique" table:display="true" table:show-details="true"/>
                <table:data-pilot-member table:name="romain" table:display="true" table:show-details="true"/>
                <table:data-pilot-member table:name="romain (manuscrit)"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DécennieÉdition" table:orientation="row" table:used-hierarchy="-1" table:function="auto">
            <table:data-pilot-level table:show-empty="false" calcext:repeat-item-labels="false">
              <table:data-pilot-subtotals>
                <table:data-pilot-subtotal table:function="auto"/>
              </table:data-pilot-subtotals>
              <table:data-pilot-members>
                <table:data-pilot-member table:name="10" table:display="true" table:show-details="true"/>
                <table:data-pilot-member table:name="1860" table:display="true" table:show-details="true"/>
                <table:data-pilot-member table:name="1870" table:display="true" table:show-details="true"/>
                <table:data-pilot-member table:name="1880" table:display="true" table:show-details="true"/>
                <table:data-pilot-member table:name="1890" table:display="true" table:show-details="true"/>
                <table:data-pilot-member table:name="1900" table:display="true" table:show-details="true"/>
                <table:data-pilot-member table:name="1910" table:display="true" table:show-details="true"/>
                <table:data-pilot-member table:name="1920" table:display="true" table:show-details="true"/>
                <table:data-pilot-member table:name="1930" table:display="true" table:show-details="true"/>
                <table:data-pilot-member table:name="1940" table:display="true" table:show-details="true"/>
                <table:data-pilot-member table:name="1873-1874" table:display="true" table:show-details="true"/>
                <table:data-pilot-member table:name="s.n."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 table:is-data-layout-field="true" table:orientation="column" table:used-hierarchy="-1" table:function="auto">
            <table:data-pilot-level calcext:repeat-item-labels="false"/>
          </table:data-pilot-field>
          <table:data-pilot-field table:source-field-name="Exclu" table:orientation="page" table:used-hierarchy="-1" table:function="auto" loext:ignore-selected-page="true" table:selected-page="0">
            <table:data-pilot-level table:show-empty="false" calcext:repeat-item-labels="false">
              <table:data-pilot-subtotals>
                <table:data-pilot-subtotal table:function="auto"/>
              </table:data-pilot-subtotals>
              <table:data-pilot-members>
                <table:data-pilot-member table:name="0" table:display="true" table:show-details="true"/>
                <table:data-pilot-member table:name="1" table:display="false" table:show-details="true"/>
              </table:data-pilot-members>
              <table:data-pilot-sort-info table:order="descending" table:sort-mode="manual"/>
              <table:data-pilot-layout-info table:add-empty-lines="false" table:layout-mode="tabular-layout"/>
            </table:data-pilot-level>
          </table:data-pilot-field>
          <table:data-pilot-field table:source-field-name="Langue" table:orientation="page" table:used-hierarchy="-1" table:function="auto" loext:ignore-selected-page="true" table:selected-page="Alsacien">
            <table:data-pilot-level table:show-empty="false" calcext:repeat-item-labels="false">
              <table:data-pilot-subtotals>
                <table:data-pilot-subtotal table:function="auto"/>
              </table:data-pilot-subtotals>
              <table:data-pilot-members>
                <table:data-pilot-member table:name="Alsacien" table:display="true" table:show-details="true"/>
                <table:data-pilot-member table:name="Français" table:display="false" table:show-details="true"/>
                <table:data-pilot-member table:name="Allemand" table:display="false" table:show-details="true"/>
              </table:data-pilot-members>
              <table:data-pilot-sort-info table:order="descending" table:sort-mode="manual"/>
              <table:data-pilot-layout-info table:add-empty-lines="false" table:layout-mode="tabular-layout"/>
            </table:data-pilot-level>
          </table:data-pilot-field>
          <table:data-pilot-field table:source-field-name="NbrPages" table:orientation="data" table:used-hierarchy="-1" table:function="sum">
            <table:data-pilot-level table:show-empty="false" calcext:repeat-item-labels="false">
              <table:data-pilot-subtotals>
                <table:data-pilot-subtotal table:function="auto"/>
              </table:data-pilot-subtotals>
              <table:data-pilot-members>
                <table:data-pilot-member table:name="36" table:display="true" table:show-details="true"/>
                <table:data-pilot-member table:name="16" table:display="true" table:show-details="true"/>
                <table:data-pilot-member table:name="48" table:display="true" table:show-details="true"/>
                <table:data-pilot-member table:name="62" table:display="true" table:show-details="true"/>
                <table:data-pilot-member table:name="31" table:display="true" table:show-details="true"/>
                <table:data-pilot-member table:name="141" table:display="true" table:show-details="true"/>
                <table:data-pilot-member table:name="44" table:display="true" table:show-details="true"/>
                <table:data-pilot-member table:name="23" table:display="true" table:show-details="true"/>
                <table:data-pilot-member table:name="3" table:display="true" table:show-details="true"/>
                <table:data-pilot-member table:name="51" table:display="true" table:show-details="true"/>
                <table:data-pilot-member table:name="256" table:display="true" table:show-details="true"/>
                <table:data-pilot-member table:name="94" table:display="true" table:show-details="true"/>
                <table:data-pilot-member table:name="70" table:display="true" table:show-details="true"/>
                <table:data-pilot-member table:name="67" table:display="true" table:show-details="true"/>
                <table:data-pilot-member table:name="47" table:display="true" table:show-details="true"/>
                <table:data-pilot-member table:name="29" table:display="true" table:show-details="true"/>
                <table:data-pilot-member table:name="68" table:display="true" table:show-details="true"/>
                <table:data-pilot-member table:name="26" table:display="true" table:show-details="true"/>
                <table:data-pilot-member table:name="30" table:display="true" table:show-details="true"/>
                <table:data-pilot-member table:name="35" table:display="true" table:show-details="true"/>
                <table:data-pilot-member table:name="55" table:display="true" table:show-details="true"/>
                <table:data-pilot-member table:name="28" table:display="true" table:show-details="true"/>
                <table:data-pilot-member table:name="39" table:display="true" table:show-details="true"/>
                <table:data-pilot-member table:name="52" table:display="true" table:show-details="true"/>
                <table:data-pilot-member table:name="11" table:display="true" table:show-details="true"/>
                <table:data-pilot-member table:name="32" table:display="true" table:show-details="true"/>
                <table:data-pilot-member table:name="59" table:display="true" table:show-details="true"/>
                <table:data-pilot-member table:name="66" table:display="true" table:show-details="true"/>
                <table:data-pilot-member table:name="108" table:display="true" table:show-details="true"/>
                <table:data-pilot-member table:name="15" table:display="true" table:show-details="true"/>
                <table:data-pilot-member table:name="20" table:display="true" table:show-details="true"/>
                <table:data-pilot-member table:name="38" table:display="true" table:show-details="true"/>
                <table:data-pilot-member table:name="24" table:display="true" table:show-details="true"/>
                <table:data-pilot-member table:name="8" table:display="true" table:show-details="true"/>
                <table:data-pilot-member table:name="88" table:display="true" table:show-details="true"/>
                <table:data-pilot-member table:name="169" table:display="true" table:show-details="true"/>
                <table:data-pilot-member table:name="90" table:display="true" table:show-details="true"/>
                <table:data-pilot-member table:name="652" table:display="true" table:show-details="true"/>
                <table:data-pilot-member table:name="64" table:display="true" table:show-details="true"/>
                <table:data-pilot-member table:name="45" table:display="true" table:show-details="true"/>
                <table:data-pilot-member table:name="27" table:display="true" table:show-details="true"/>
                <table:data-pilot-member table:name="69" table:display="true" table:show-details="true"/>
                <table:data-pilot-member table:name="4" table:display="true" table:show-details="true"/>
                <table:data-pilot-member table:name="42" table:display="true" table:show-details="true"/>
                <table:data-pilot-member table:name="126" table:display="true" table:show-details="true"/>
                <table:data-pilot-member table:name="14" table:display="true" table:show-details="true"/>
                <table:data-pilot-member table:name="132" table:display="true" table:show-details="true"/>
                <table:data-pilot-member table:name="98" table:display="true" table:show-details="true"/>
                <table:data-pilot-member table:name="46" table:display="true" table:show-details="true"/>
                <table:data-pilot-member table:name="6" table:display="true" table:show-details="true"/>
                <table:data-pilot-member table:name="58" table:display="true" table:show-details="true"/>
                <table:data-pilot-member table:name="140" table:display="true" table:show-details="true"/>
                <table:data-pilot-member table:name="86" table:display="true" table:show-details="true"/>
                <table:data-pilot-member table:name="43" table:display="true" table:show-details="true"/>
                <table:data-pilot-member table:name="144" table:display="true" table:show-details="true"/>
                <table:data-pilot-member table:name="80" table:display="true" table:show-details="true"/>
                <table:data-pilot-member table:name="112" table:display="true" table:show-details="true"/>
                <table:data-pilot-member table:name="40" table:display="true" table:show-details="true"/>
                <table:data-pilot-member table:name="84" table:display="true" table:show-details="true"/>
                <table:data-pilot-member table:name="79" table:display="true" table:show-details="true"/>
                <table:data-pilot-member table:name="25" table:display="true" table:show-details="true"/>
                <table:data-pilot-member table:name="156" table:display="true" table:show-details="true"/>
                <table:data-pilot-member table:name="56" table:display="true" table:show-details="true"/>
                <table:data-pilot-member table:name="50" table:display="true" table:show-details="true"/>
                <table:data-pilot-member table:name="83" table:display="true" table:show-details="true"/>
                <table:data-pilot-member table:name="22" table:display="true" table:show-details="true"/>
                <table:data-pilot-member table:name="19" table:display="true" table:show-details="true"/>
                <table:data-pilot-member table:name="61" table:display="true" table:show-details="true"/>
                <table:data-pilot-member table:name="96" table:display="true" table:show-details="true"/>
                <table:data-pilot-member table:name="138" table:display="true" table:show-details="true"/>
                <table:data-pilot-member table:name="72"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NbrPages" table:orientation="data" table:used-hierarchy="-1" table:function="sum">
            <table:data-pilot-level table:show-empty="false" calcext:repeat-item-labels="false">
              <table:data-pilot-subtotals>
                <table:data-pilot-subtotal table:function="auto"/>
              </table:data-pilot-subtotals>
              <table:data-pilot-members>
                <table:data-pilot-member table:name="36" table:display="true" table:show-details="true"/>
                <table:data-pilot-member table:name="16" table:display="true" table:show-details="true"/>
                <table:data-pilot-member table:name="48" table:display="true" table:show-details="true"/>
                <table:data-pilot-member table:name="62" table:display="true" table:show-details="true"/>
                <table:data-pilot-member table:name="31" table:display="true" table:show-details="true"/>
                <table:data-pilot-member table:name="141" table:display="true" table:show-details="true"/>
                <table:data-pilot-member table:name="44" table:display="true" table:show-details="true"/>
                <table:data-pilot-member table:name="23" table:display="true" table:show-details="true"/>
                <table:data-pilot-member table:name="3" table:display="true" table:show-details="true"/>
                <table:data-pilot-member table:name="51" table:display="true" table:show-details="true"/>
                <table:data-pilot-member table:name="256" table:display="true" table:show-details="true"/>
                <table:data-pilot-member table:name="94" table:display="true" table:show-details="true"/>
                <table:data-pilot-member table:name="70" table:display="true" table:show-details="true"/>
                <table:data-pilot-member table:name="67" table:display="true" table:show-details="true"/>
                <table:data-pilot-member table:name="47" table:display="true" table:show-details="true"/>
                <table:data-pilot-member table:name="29" table:display="true" table:show-details="true"/>
                <table:data-pilot-member table:name="68" table:display="true" table:show-details="true"/>
                <table:data-pilot-member table:name="26" table:display="true" table:show-details="true"/>
                <table:data-pilot-member table:name="30" table:display="true" table:show-details="true"/>
                <table:data-pilot-member table:name="35" table:display="true" table:show-details="true"/>
                <table:data-pilot-member table:name="55" table:display="true" table:show-details="true"/>
                <table:data-pilot-member table:name="28" table:display="true" table:show-details="true"/>
                <table:data-pilot-member table:name="39" table:display="true" table:show-details="true"/>
                <table:data-pilot-member table:name="52" table:display="true" table:show-details="true"/>
                <table:data-pilot-member table:name="11" table:display="true" table:show-details="true"/>
                <table:data-pilot-member table:name="32" table:display="true" table:show-details="true"/>
                <table:data-pilot-member table:name="59" table:display="true" table:show-details="true"/>
                <table:data-pilot-member table:name="66" table:display="true" table:show-details="true"/>
                <table:data-pilot-member table:name="108" table:display="true" table:show-details="true"/>
                <table:data-pilot-member table:name="15" table:display="true" table:show-details="true"/>
                <table:data-pilot-member table:name="20" table:display="true" table:show-details="true"/>
                <table:data-pilot-member table:name="38" table:display="true" table:show-details="true"/>
                <table:data-pilot-member table:name="24" table:display="true" table:show-details="true"/>
                <table:data-pilot-member table:name="8" table:display="true" table:show-details="true"/>
                <table:data-pilot-member table:name="88" table:display="true" table:show-details="true"/>
                <table:data-pilot-member table:name="169" table:display="true" table:show-details="true"/>
                <table:data-pilot-member table:name="90" table:display="true" table:show-details="true"/>
                <table:data-pilot-member table:name="652" table:display="true" table:show-details="true"/>
                <table:data-pilot-member table:name="64" table:display="true" table:show-details="true"/>
                <table:data-pilot-member table:name="45" table:display="true" table:show-details="true"/>
                <table:data-pilot-member table:name="27" table:display="true" table:show-details="true"/>
                <table:data-pilot-member table:name="69" table:display="true" table:show-details="true"/>
                <table:data-pilot-member table:name="4" table:display="true" table:show-details="true"/>
                <table:data-pilot-member table:name="42" table:display="true" table:show-details="true"/>
                <table:data-pilot-member table:name="126" table:display="true" table:show-details="true"/>
                <table:data-pilot-member table:name="14" table:display="true" table:show-details="true"/>
                <table:data-pilot-member table:name="132" table:display="true" table:show-details="true"/>
                <table:data-pilot-member table:name="98" table:display="true" table:show-details="true"/>
                <table:data-pilot-member table:name="46" table:display="true" table:show-details="true"/>
                <table:data-pilot-member table:name="6" table:display="true" table:show-details="true"/>
                <table:data-pilot-member table:name="58" table:display="true" table:show-details="true"/>
                <table:data-pilot-member table:name="140" table:display="true" table:show-details="true"/>
                <table:data-pilot-member table:name="86" table:display="true" table:show-details="true"/>
                <table:data-pilot-member table:name="43" table:display="true" table:show-details="true"/>
                <table:data-pilot-member table:name="144" table:display="true" table:show-details="true"/>
                <table:data-pilot-member table:name="80" table:display="true" table:show-details="true"/>
                <table:data-pilot-member table:name="112" table:display="true" table:show-details="true"/>
                <table:data-pilot-member table:name="40" table:display="true" table:show-details="true"/>
                <table:data-pilot-member table:name="84" table:display="true" table:show-details="true"/>
                <table:data-pilot-member table:name="79" table:display="true" table:show-details="true"/>
                <table:data-pilot-member table:name="25" table:display="true" table:show-details="true"/>
                <table:data-pilot-member table:name="156" table:display="true" table:show-details="true"/>
                <table:data-pilot-member table:name="56" table:display="true" table:show-details="true"/>
                <table:data-pilot-member table:name="50" table:display="true" table:show-details="true"/>
                <table:data-pilot-member table:name="83" table:display="true" table:show-details="true"/>
                <table:data-pilot-member table:name="22" table:display="true" table:show-details="true"/>
                <table:data-pilot-member table:name="19" table:display="true" table:show-details="true"/>
                <table:data-pilot-member table:name="61" table:display="true" table:show-details="true"/>
                <table:data-pilot-member table:name="96" table:display="true" table:show-details="true"/>
                <table:data-pilot-member table:name="138" table:display="true" table:show-details="true"/>
                <table:data-pilot-member table:name="72" table:display="true" table:show-details="true"/>
              </table:data-pilot-members>
              <table:data-pilot-sort-info table:order="descending" table:sort-mode="manual"/>
              <table:data-pilot-layout-info table:add-empty-lines="false" table:layout-mode="tabular-layout"/>
            </table:data-pilot-level>
            <table:data-pilot-field-reference table:type="column-percentage" table:field-name=" " table:member-type="named" table:member-name=""/>
          </table:data-pilot-field>
        </table:data-pilot-table>
        <table:data-pilot-table table:name="distrib_langue_et_typographie 3" table:application-data="" table:target-range-address="distrib_langue_et_typographie.L8:distrib_langue_et_typographie.M12" table:buttons="distrib_langue_et_typographie.L8" table:show-filter-button="false">
          <table:source-cell-range table:cell-range-address="pièces.A1:pièces.X149"/>
          <table:data-pilot-field table:source-field-name=" " table:orientation="hidden" table:used-hierarchy="-1" table:function="auto">
            <table:data-pilot-level table:show-empty="false" calcext:repeat-item-labels="false">
              <table:data-pilot-subtotals>
                <table:data-pilot-subtotal table:function="auto"/>
              </table:data-pilot-subtotals>
              <table:data-pilot-members>
                <table:data-pilot-member table:name="1" table:display="true" table:show-details="true"/>
                <table:data-pilot-member table:name="2" table:display="true" table:show-details="true"/>
                <table:data-pilot-member table:name="3" table:display="true" table:show-details="true"/>
                <table:data-pilot-member table:name="4" table:display="true" table:show-details="true"/>
                <table:data-pilot-member table:name="5" table:display="true" table:show-details="true"/>
                <table:data-pilot-member table:name="6" table:display="true" table:show-details="true"/>
                <table:data-pilot-member table:name="7" table:display="true" table:show-details="true"/>
                <table:data-pilot-member table:name="8" table:display="true" table:show-details="true"/>
                <table:data-pilot-member table:name="9" table:display="true" table:show-details="true"/>
                <table:data-pilot-member table:name="10" table:display="true" table:show-details="true"/>
                <table:data-pilot-member table:name="11" table:display="true" table:show-details="true"/>
                <table:data-pilot-member table:name="12" table:display="true" table:show-details="true"/>
                <table:data-pilot-member table:name="13" table:display="true" table:show-details="true"/>
                <table:data-pilot-member table:name="14" table:display="true" table:show-details="true"/>
                <table:data-pilot-member table:name="15" table:display="true" table:show-details="true"/>
                <table:data-pilot-member table:name="16" table:display="true" table:show-details="true"/>
                <table:data-pilot-member table:name="17" table:display="true" table:show-details="true"/>
                <table:data-pilot-member table:name="18" table:display="true" table:show-details="true"/>
                <table:data-pilot-member table:name="19" table:display="true" table:show-details="true"/>
                <table:data-pilot-member table:name="20" table:display="true" table:show-details="true"/>
                <table:data-pilot-member table:name="21" table:display="true" table:show-details="true"/>
                <table:data-pilot-member table:name="22" table:display="true" table:show-details="true"/>
                <table:data-pilot-member table:name="23" table:display="true" table:show-details="true"/>
                <table:data-pilot-member table:name="24" table:display="true" table:show-details="true"/>
                <table:data-pilot-member table:name="25" table:display="true" table:show-details="true"/>
                <table:data-pilot-member table:name="26" table:display="true" table:show-details="true"/>
                <table:data-pilot-member table:name="27" table:display="true" table:show-details="true"/>
                <table:data-pilot-member table:name="28" table:display="true" table:show-details="true"/>
                <table:data-pilot-member table:name="29" table:display="true" table:show-details="true"/>
                <table:data-pilot-member table:name="30" table:display="true" table:show-details="true"/>
                <table:data-pilot-member table:name="31" table:display="true" table:show-details="true"/>
                <table:data-pilot-member table:name="32" table:display="true" table:show-details="true"/>
                <table:data-pilot-member table:name="33" table:display="true" table:show-details="true"/>
                <table:data-pilot-member table:name="34" table:display="true" table:show-details="true"/>
                <table:data-pilot-member table:name="35" table:display="true" table:show-details="true"/>
                <table:data-pilot-member table:name="36" table:display="true" table:show-details="true"/>
                <table:data-pilot-member table:name="37" table:display="true" table:show-details="true"/>
                <table:data-pilot-member table:name="38" table:display="true" table:show-details="true"/>
                <table:data-pilot-member table:name="39" table:display="true" table:show-details="true"/>
                <table:data-pilot-member table:name="40" table:display="true" table:show-details="true"/>
                <table:data-pilot-member table:name="41" table:display="true" table:show-details="true"/>
                <table:data-pilot-member table:name="42" table:display="true" table:show-details="true"/>
                <table:data-pilot-member table:name="43" table:display="true" table:show-details="true"/>
                <table:data-pilot-member table:name="44" table:display="true" table:show-details="true"/>
                <table:data-pilot-member table:name="45" table:display="true" table:show-details="true"/>
                <table:data-pilot-member table:name="46" table:display="true" table:show-details="true"/>
                <table:data-pilot-member table:name="47" table:display="true" table:show-details="true"/>
                <table:data-pilot-member table:name="48" table:display="true" table:show-details="true"/>
                <table:data-pilot-member table:name="49" table:display="true" table:show-details="true"/>
                <table:data-pilot-member table:name="50" table:display="true" table:show-details="true"/>
                <table:data-pilot-member table:name="51" table:display="true" table:show-details="true"/>
                <table:data-pilot-member table:name="52" table:display="true" table:show-details="true"/>
                <table:data-pilot-member table:name="53" table:display="true" table:show-details="true"/>
                <table:data-pilot-member table:name="54" table:display="true" table:show-details="true"/>
                <table:data-pilot-member table:name="55" table:display="true" table:show-details="true"/>
                <table:data-pilot-member table:name="56" table:display="true" table:show-details="true"/>
                <table:data-pilot-member table:name="57" table:display="true" table:show-details="true"/>
                <table:data-pilot-member table:name="58" table:display="true" table:show-details="true"/>
                <table:data-pilot-member table:name="59" table:display="true" table:show-details="true"/>
                <table:data-pilot-member table:name="60" table:display="true" table:show-details="true"/>
                <table:data-pilot-member table:name="61" table:display="true" table:show-details="true"/>
                <table:data-pilot-member table:name="62" table:display="true" table:show-details="true"/>
                <table:data-pilot-member table:name="63" table:display="true" table:show-details="true"/>
                <table:data-pilot-member table:name="64" table:display="true" table:show-details="true"/>
                <table:data-pilot-member table:name="65" table:display="true" table:show-details="true"/>
                <table:data-pilot-member table:name="66" table:display="true" table:show-details="true"/>
                <table:data-pilot-member table:name="67" table:display="true" table:show-details="true"/>
                <table:data-pilot-member table:name="68" table:display="true" table:show-details="true"/>
                <table:data-pilot-member table:name="69" table:display="true" table:show-details="true"/>
                <table:data-pilot-member table:name="70" table:display="true" table:show-details="true"/>
                <table:data-pilot-member table:name="71" table:display="true" table:show-details="true"/>
                <table:data-pilot-member table:name="72" table:display="true" table:show-details="true"/>
                <table:data-pilot-member table:name="73" table:display="true" table:show-details="true"/>
                <table:data-pilot-member table:name="74" table:display="true" table:show-details="true"/>
                <table:data-pilot-member table:name="75" table:display="true" table:show-details="true"/>
                <table:data-pilot-member table:name="76" table:display="true" table:show-details="true"/>
                <table:data-pilot-member table:name="77" table:display="true" table:show-details="true"/>
                <table:data-pilot-member table:name="78" table:display="true" table:show-details="true"/>
                <table:data-pilot-member table:name="79" table:display="true" table:show-details="true"/>
                <table:data-pilot-member table:name="80" table:display="true" table:show-details="true"/>
                <table:data-pilot-member table:name="81" table:display="true" table:show-details="true"/>
                <table:data-pilot-member table:name="82" table:display="true" table:show-details="true"/>
                <table:data-pilot-member table:name="83" table:display="true" table:show-details="true"/>
                <table:data-pilot-member table:name="84" table:display="true" table:show-details="true"/>
                <table:data-pilot-member table:name="85" table:display="true" table:show-details="true"/>
                <table:data-pilot-member table:name="86" table:display="true" table:show-details="true"/>
                <table:data-pilot-member table:name="87" table:display="true" table:show-details="true"/>
                <table:data-pilot-member table:name="88" table:display="true" table:show-details="true"/>
                <table:data-pilot-member table:name="89" table:display="true" table:show-details="true"/>
                <table:data-pilot-member table:name="90" table:display="true" table:show-details="true"/>
                <table:data-pilot-member table:name="91" table:display="true" table:show-details="true"/>
                <table:data-pilot-member table:name="92" table:display="true" table:show-details="true"/>
                <table:data-pilot-member table:name="93" table:display="true" table:show-details="true"/>
                <table:data-pilot-member table:name="94" table:display="true" table:show-details="true"/>
                <table:data-pilot-member table:name="95" table:display="true" table:show-details="true"/>
                <table:data-pilot-member table:name="96" table:display="true" table:show-details="true"/>
                <table:data-pilot-member table:name="97" table:display="true" table:show-details="true"/>
                <table:data-pilot-member table:name="98" table:display="true" table:show-details="true"/>
                <table:data-pilot-member table:name="99" table:display="true" table:show-details="true"/>
                <table:data-pilot-member table:name="100" table:display="true" table:show-details="true"/>
                <table:data-pilot-member table:name="101" table:display="true" table:show-details="true"/>
                <table:data-pilot-member table:name="102" table:display="true" table:show-details="true"/>
                <table:data-pilot-member table:name="103" table:display="true" table:show-details="true"/>
                <table:data-pilot-member table:name="104" table:display="true" table:show-details="true"/>
                <table:data-pilot-member table:name="105" table:display="true" table:show-details="true"/>
                <table:data-pilot-member table:name="106" table:display="true" table:show-details="true"/>
                <table:data-pilot-member table:name="107" table:display="true" table:show-details="true"/>
                <table:data-pilot-member table:name="108" table:display="true" table:show-details="true"/>
                <table:data-pilot-member table:name="109" table:display="true" table:show-details="true"/>
                <table:data-pilot-member table:name="110" table:display="true" table:show-details="true"/>
                <table:data-pilot-member table:name="111" table:display="true" table:show-details="true"/>
                <table:data-pilot-member table:name="112" table:display="true" table:show-details="true"/>
                <table:data-pilot-member table:name="113" table:display="true" table:show-details="true"/>
                <table:data-pilot-member table:name="114" table:display="true" table:show-details="true"/>
                <table:data-pilot-member table:name="115" table:display="true" table:show-details="true"/>
                <table:data-pilot-member table:name="116" table:display="true" table:show-details="true"/>
                <table:data-pilot-member table:name="117" table:display="true" table:show-details="true"/>
                <table:data-pilot-member table:name="118" table:display="true" table:show-details="true"/>
                <table:data-pilot-member table:name="119" table:display="true" table:show-details="true"/>
                <table:data-pilot-member table:name="120" table:display="true" table:show-details="true"/>
                <table:data-pilot-member table:name="121" table:display="true" table:show-details="true"/>
                <table:data-pilot-member table:name="122" table:display="true" table:show-details="true"/>
                <table:data-pilot-member table:name="123" table:display="true" table:show-details="true"/>
                <table:data-pilot-member table:name="124" table:display="true" table:show-details="true"/>
                <table:data-pilot-member table:name="125" table:display="true" table:show-details="true"/>
                <table:data-pilot-member table:name="126" table:display="true" table:show-details="true"/>
                <table:data-pilot-member table:name="127" table:display="true" table:show-details="true"/>
                <table:data-pilot-member table:name="128" table:display="true" table:show-details="true"/>
                <table:data-pilot-member table:name="129" table:display="true" table:show-details="true"/>
                <table:data-pilot-member table:name="130" table:display="true" table:show-details="true"/>
                <table:data-pilot-member table:name="131" table:display="true" table:show-details="true"/>
                <table:data-pilot-member table:name="132" table:display="true" table:show-details="true"/>
                <table:data-pilot-member table:name="133" table:display="true" table:show-details="true"/>
                <table:data-pilot-member table:name="134" table:display="true" table:show-details="true"/>
                <table:data-pilot-member table:name="135" table:display="true" table:show-details="true"/>
                <table:data-pilot-member table:name="136" table:display="true" table:show-details="true"/>
                <table:data-pilot-member table:name="137" table:display="true" table:show-details="true"/>
                <table:data-pilot-member table:name="138" table:display="true" table:show-details="true"/>
                <table:data-pilot-member table:name="139" table:display="true" table:show-details="true"/>
                <table:data-pilot-member table:name="140" table:display="true" table:show-details="true"/>
                <table:data-pilot-member table:name="141" table:display="true" table:show-details="true"/>
                <table:data-pilot-member table:name="142" table:display="true" table:show-details="true"/>
                <table:data-pilot-member table:name="143" table:display="true" table:show-details="true"/>
                <table:data-pilot-member table:name="144" table:display="true" table:show-details="true"/>
                <table:data-pilot-member table:name="145" table:display="true" table:show-details="true"/>
                <table:data-pilot-member table:name="146" table:display="true" table:show-details="true"/>
                <table:data-pilot-member table:name="147" table:display="true" table:show-details="true"/>
                <table:data-pilot-member table:name="148"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uteur" table:orientation="hidden" table:used-hierarchy="-1" table:function="auto">
            <table:data-pilot-level table:show-empty="false" calcext:repeat-item-labels="false">
              <table:data-pilot-subtotals>
                <table:data-pilot-subtotal table:function="auto"/>
              </table:data-pilot-subtotals>
              <table:data-pilot-members>
                <table:data-pilot-member table:name="Schneegans, Heinrich" table:display="true" table:show-details="true"/>
                <table:data-pilot-member table:name="Hahn, Emilie" table:display="true" table:show-details="true"/>
                <table:data-pilot-member table:name="Rath, Charles" table:display="true" table:show-details="true"/>
                <table:data-pilot-member table:name="Weber, Charles" table:display="true" table:show-details="true"/>
                <table:data-pilot-member table:name="Jost, Camille" table:display="true" table:show-details="true"/>
                <table:data-pilot-member table:name="Greber, Julius" table:display="true" table:show-details="true"/>
                <table:data-pilot-member table:name="Riff, Jean" table:display="true" table:show-details="true"/>
                <table:data-pilot-member table:name="Clémens, Paul" table:display="true" table:show-details="true"/>
                <table:data-pilot-member table:name="Neukirch, F. X" table:display="true" table:show-details="true"/>
                <table:data-pilot-member table:name="Bastian, Ferdinand" table:display="true" table:show-details="true"/>
                <table:data-pilot-member table:name="Clemens, Paul" table:display="true" table:show-details="true"/>
                <table:data-pilot-member table:name="Erckmann-Chatrian" table:display="true" table:show-details="true"/>
                <table:data-pilot-member table:name="Guenther, Hermann" table:display="true" table:show-details="true"/>
                <table:data-pilot-member table:name="Hart, Marie" table:display="true" table:show-details="true"/>
                <table:data-pilot-member table:name="Stoskopf, Gustave" table:display="true" table:show-details="true"/>
                <table:data-pilot-member table:name="Weber, Emile" table:display="true" table:show-details="true"/>
                <table:data-pilot-member table:name="Weigel, Madeleine" table:display="true" table:show-details="true"/>
                <table:data-pilot-member table:name="Halter, Edouard" table:display="true" table:show-details="true"/>
                <table:data-pilot-member table:name="Wöhrle, Oskar" table:display="true" table:show-details="true"/>
                <table:data-pilot-member table:name="Horsch, D. G. Adolph" table:display="true" table:show-details="true"/>
                <table:data-pilot-member table:name="Horsch, Daniel Gustave Adolphe" table:display="true" table:show-details="true"/>
                <table:data-pilot-member table:name="s.n." table:display="true" table:show-details="true"/>
                <table:data-pilot-member table:name="Meyer, Josef" table:display="true" table:show-details="true"/>
                <table:data-pilot-member table:name="Weick, Georges" table:display="true" table:show-details="true"/>
                <table:data-pilot-member table:name="Lasch, Gustav" table:display="true" table:show-details="true"/>
                <table:data-pilot-member table:name="Schmidlin, Auguste" table:display="true" table:show-details="true"/>
                <table:data-pilot-member table:name="Kettner, Charles Frédéric" table:display="true" table:show-details="true"/>
                <table:data-pilot-member table:name="Winckelmann, Otto" table:display="true" table:show-details="true"/>
                <table:data-pilot-member table:name="Schott, Albert" table:display="true" table:show-details="true"/>
                <table:data-pilot-member table:name="Bischoff, Alph" table:display="true" table:show-details="true"/>
                <table:data-pilot-member table:name="Huck, Martin" table:display="true" table:show-details="true"/>
                <table:data-pilot-member table:name="Arnold, Georges Daniel" table:display="true" table:show-details="true"/>
                <table:data-pilot-member table:name="Kuehne, Fernand" table:display="true" table:show-details="true"/>
                <table:data-pilot-member table:name="Sengelin, Xavier" table:display="true" table:show-details="true"/>
                <table:data-pilot-member table:name="Kleisecker, H" table:display="true" table:show-details="true"/>
                <table:data-pilot-member table:name="Schickele, René" table:display="true" table:show-details="true"/>
                <table:data-pilot-member table:name="Lündner, Max" table:display="true" table:show-details="true"/>
                <table:data-pilot-member table:name="Fuchs, Ernst" table:display="true" table:show-details="true"/>
                <table:data-pilot-member table:name="Pfiffer, Léon" table:display="true" table:show-details="true"/>
                <table:data-pilot-member table:name="Koehler, Gustav" table:display="true" table:show-details="true"/>
                <table:data-pilot-member table:name="Pick, Alphonse" table:display="true" table:show-details="true"/>
                <table:data-pilot-member table:name="Wagner, Emile" table:display="true" table:show-details="true"/>
                <table:data-pilot-member table:name="Greber, Jule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persOK" table:orientation="hidden" table:used-hierarchy="-1" table:function="auto">
            <table:data-pilot-level table:show-empty="false" calcext:repeat-item-labels="false">
              <table:data-pilot-subtotals>
                <table:data-pilot-subtotal table:function="auto"/>
              </table:data-pilot-subtotals>
              <table:data-pilot-members>
                <table:data-pilot-member table:name="1" table:display="true" table:show-details="true"/>
                <table:data-pilot-member table:name="-1" table:display="true" table:show-details="true"/>
                <table:data-pilot-member table:name="-9" table:display="true" table:show-details="true"/>
                <table:data-pilot-member table:name="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DateÉdition" table:orientation="hidden" table:used-hierarchy="-1" table:function="auto">
            <table:data-pilot-level table:show-empty="false" calcext:repeat-item-labels="false">
              <table:data-pilot-subtotals>
                <table:data-pilot-subtotal table:function="auto"/>
              </table:data-pilot-subtotals>
              <table:data-pilot-members>
                <table:data-pilot-member table:name="1897" table:display="true" table:show-details="true"/>
                <table:data-pilot-member table:name="1910" table:display="true" table:show-details="true"/>
                <table:data-pilot-member table:name="1920" table:display="true" table:show-details="true"/>
                <table:data-pilot-member table:name="1928" table:display="true" table:show-details="true"/>
                <table:data-pilot-member table:name="1899" table:display="true" table:show-details="true"/>
                <table:data-pilot-member table:name="1914" table:display="true" table:show-details="true"/>
                <table:data-pilot-member table:name="1919" table:display="true" table:show-details="true"/>
                <table:data-pilot-member table:name="1924" table:display="true" table:show-details="true"/>
                <table:data-pilot-member table:name="1881" table:display="true" table:show-details="true"/>
                <table:data-pilot-member table:name="1903" table:display="true" table:show-details="true"/>
                <table:data-pilot-member table:name="1907" table:display="true" table:show-details="true"/>
                <table:data-pilot-member table:name="1902" table:display="true" table:show-details="true"/>
                <table:data-pilot-member table:name="1922" table:display="true" table:show-details="true"/>
                <table:data-pilot-member table:name="s.n." table:display="true" table:show-details="true"/>
                <table:data-pilot-member table:name="1931" table:display="true" table:show-details="true"/>
                <table:data-pilot-member table:name="1930" table:display="true" table:show-details="true"/>
                <table:data-pilot-member table:name="1906" table:display="true" table:show-details="true"/>
                <table:data-pilot-member table:name="1896" table:display="true" table:show-details="true"/>
                <table:data-pilot-member table:name="1908" table:display="true" table:show-details="true"/>
                <table:data-pilot-member table:name="1904" table:display="true" table:show-details="true"/>
                <table:data-pilot-member table:name="1936" table:display="true" table:show-details="true"/>
                <table:data-pilot-member table:name="1937" table:display="true" table:show-details="true"/>
                <table:data-pilot-member table:name="1941" table:display="true" table:show-details="true"/>
                <table:data-pilot-member table:name="1893" table:display="true" table:show-details="true"/>
                <table:data-pilot-member table:name="19" table:display="true" table:show-details="true"/>
                <table:data-pilot-member table:name="1912" table:display="true" table:show-details="true"/>
                <table:data-pilot-member table:name="1926" table:display="true" table:show-details="true"/>
                <table:data-pilot-member table:name="1873-1874" table:display="true" table:show-details="true"/>
                <table:data-pilot-member table:name="1925" table:display="true" table:show-details="true"/>
                <table:data-pilot-member table:name="1905" table:display="true" table:show-details="true"/>
                <table:data-pilot-member table:name="1913" table:display="true" table:show-details="true"/>
                <table:data-pilot-member table:name="1918" table:display="true" table:show-details="true"/>
                <table:data-pilot-member table:name="1898" table:display="true" table:show-details="true"/>
                <table:data-pilot-member table:name="1927" table:display="true" table:show-details="true"/>
                <table:data-pilot-member table:name="1863" table:display="true" table:show-details="true"/>
                <table:data-pilot-member table:name="1878" table:display="true" table:show-details="true"/>
                <table:data-pilot-member table:name="1921" table:display="true" table:show-details="true"/>
                <table:data-pilot-member table:name="1901" table:display="true" table:show-details="true"/>
                <table:data-pilot-member table:name="1900" table:display="true" table:show-details="true"/>
                <table:data-pilot-member table:name="1932" table:display="true" table:show-details="true"/>
                <table:data-pilot-member table:name="1923" table:display="true" table:show-details="true"/>
                <table:data-pilot-member table:name="1911" table:display="true" table:show-details="true"/>
                <table:data-pilot-member table:name="1934" table:display="true" table:show-details="true"/>
                <table:data-pilot-member table:name="1938" table:display="true" table:show-details="true"/>
                <table:data-pilot-member table:name="1877" table:display="true" table:show-details="true"/>
                <table:data-pilot-member table:name="1889" table:display="true" table:show-details="true"/>
                <table:data-pilot-member table:name="18" table:display="true" table:show-details="true"/>
                <table:data-pilot-member table:name="1875"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DécennieÉdition" table:orientation="hidden" table:used-hierarchy="-1" table:function="auto">
            <table:data-pilot-level table:show-empty="false" calcext:repeat-item-labels="false">
              <table:data-pilot-subtotals>
                <table:data-pilot-subtotal table:function="auto"/>
              </table:data-pilot-subtotals>
              <table:data-pilot-members>
                <table:data-pilot-member table:name="1890" table:display="true" table:show-details="true"/>
                <table:data-pilot-member table:name="1910" table:display="true" table:show-details="true"/>
                <table:data-pilot-member table:name="1920" table:display="true" table:show-details="true"/>
                <table:data-pilot-member table:name="1880" table:display="true" table:show-details="true"/>
                <table:data-pilot-member table:name="1900" table:display="true" table:show-details="true"/>
                <table:data-pilot-member table:name="s.n." table:display="true" table:show-details="true"/>
                <table:data-pilot-member table:name="1930" table:display="true" table:show-details="true"/>
                <table:data-pilot-member table:name="1940" table:display="true" table:show-details="true"/>
                <table:data-pilot-member table:name="10" table:display="true" table:show-details="true"/>
                <table:data-pilot-member table:name="1873-1874" table:display="true" table:show-details="true"/>
                <table:data-pilot-member table:name="1860" table:display="true" table:show-details="true"/>
                <table:data-pilot-member table:name="187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Droits" table:orientation="hidden" table:used-hierarchy="-1" table:function="auto">
            <table:data-pilot-level table:show-empty="false" calcext:repeat-item-labels="false">
              <table:data-pilot-subtotals>
                <table:data-pilot-subtotal table:function="auto"/>
              </table:data-pilot-subtotals>
              <table:data-pilot-members>
                <table:data-pilot-member table:name="domaine public"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itre" table:orientation="hidden" table:used-hierarchy="-1" table:function="auto">
            <table:data-pilot-level table:show-empty="false" calcext:repeat-item-labels="false">
              <table:data-pilot-subtotals>
                <table:data-pilot-subtotal table:function="auto"/>
              </table:data-pilot-subtotals>
              <table:data-pilot-members>
                <table:data-pilot-member table:name="Was d'Steckelburjer vun d'r 'Université' saaue. Humoristisches Intermezzo...Aufgefuehrt zum Universitaets-Jubilaueum am 2. Mai 1897" table:display="true" table:show-details="true"/>
                <table:data-pilot-member table:name="E Mässigkeitsaposchtel : Komische Szene mit Gesang in elsässer Mundart von Emilie Hahn" table:display="true" table:show-details="true"/>
                <table:data-pilot-member table:name="Zwei Theaterstucker. - 's Afrikaner Franzele. Scene ues'm algerische Colon-Lawe. Comedie in 1 Akt" table:display="true" table:show-details="true"/>
                <table:data-pilot-member table:name="D'r Napoléon : Volksstück in 3 Aufzügen aus der Zeit November 1918 / von Ch. Weber" table:display="true" table:show-details="true"/>
                <table:data-pilot-member table:name="D'r erscht Händel : E Farce in 2 Akt (mit d'r nämlich Szenerie) vum Camille Jost" table:display="true" table:show-details="true"/>
                <table:data-pilot-member table:name="D'Jungfer Prinzesse. Schauspiel in 3 Aufzuegen" table:display="true" table:show-details="true"/>
                <table:data-pilot-member table:name="D'Schlofere. Elsaessischi Quacksalwers-Komedie in aam Uffzug / Jean Riff" table:display="true" table:show-details="true"/>
                <table:data-pilot-member table:name="Christowe. E Wihnachtsstueckel in 1 Akt in elsaessischen Dialekt" table:display="true" table:show-details="true"/>
                <table:data-pilot-member table:name="Lettre de France, e-n-elsaessisch's Heimetspiel...noch'm Bild vun Frédéric Régamey" table:display="true" table:show-details="true"/>
                <table:data-pilot-member table:name="Im Traumland, Maerel in 4 Bilder mit Muesik un Danz" table:display="true" table:show-details="true"/>
                <table:data-pilot-member table:name="&quot;Charlot&quot; : E ürgelunges Stückel in 1 Akt im elsässischa Dialekt ; von Paul Clemens, Bischheim..." table:display="true" table:show-details="true"/>
                <table:data-pilot-member table:name="Alsace. Drame en cinq actes et huit tableaux" table:display="true" table:show-details="true"/>
                <table:data-pilot-member table:name="S' Teschtament. Volksstueck in drei Aufzuegen" table:display="true" table:show-details="true"/>
                <table:data-pilot-member table:name="D'r Fremdelegionaer. Ein elsaessisches Lebensbild in 3 Aufzuegen" table:display="true" table:show-details="true"/>
                <table:data-pilot-member table:name="D'r Stadtnarr : Volkstueck in drei Aufzuegen in elsaessischer Mundart / Marie Hart" table:display="true" table:show-details="true"/>
                <table:data-pilot-member table:name="Der Eintagsleutnant : Schwank in einem Aufzuge : Rollen-Exemplar nach der Erstaufführung am Strassburger Stadttheater eingerichtet / Julius Greber" table:display="true" table:show-details="true"/>
                <table:data-pilot-member table:name="D'r Hasestrickler. Lustspiel in aam Uffzug / Jean Riff" table:display="true" table:show-details="true"/>
                <table:data-pilot-member table:name="S Orakel. Lustspiel in 1 Akt" table:display="true" table:show-details="true"/>
                <table:data-pilot-member table:name="Rund um d'Welt : E Märel in acht Bilder vun Emile Weber mit Müsik vun Aloyse Braun" table:display="true" table:show-details="true"/>
                <table:data-pilot-member table:name="In dr Awril g'schickt : Lustspiel in zwei Akten von M. Weigel" table:display="true" table:show-details="true"/>
                <table:data-pilot-member table:name="Elsässisches Vereinstheater. N 52, So e liederlicher Frack odder : E foljeschwäri Hüssuechung : E Schwank in 1 Uffzugg / vum Camille Jost" table:display="true" table:show-details="true"/>
                <table:data-pilot-member table:name="E Diplomat. E Mordsaffaer. Zwei Lustspiele in Strassburger Mundart" table:display="true" table:show-details="true"/>
                <table:data-pilot-member table:name="Lucie. Dramatisches Sittenbild in einem Aufzug in Strassburger Mundart" table:display="true" table:show-details="true"/>
                <table:data-pilot-member table:name="S'Vogesehiesel. Luschtspiel uess dr Vosges in 1 Akt" table:display="true" table:show-details="true"/>
                <table:data-pilot-member table:name="Petit Théâtre de Famille. Noel d'Alsace (Edition française augmentée d'une notice sur le mot 'Noe͏̈l', sur le fond gaulois de la langue française et sur l'origine des Gaulois) / Edouard Halter ; nach dem deutschen Original von Christian Schmitt" table:display="true" table:show-details="true"/>
                <table:data-pilot-member table:name="D'r Kindbetter / von F. Bastian und Ernst Clausen" table:display="true" table:show-details="true"/>
                <table:data-pilot-member table:name="Sainte-Cécile ! : Lustspiel in einem Aufzuge : in Strassburger Mundart / von Julieus Greber" table:display="true" table:show-details="true"/>
                <table:data-pilot-member table:name="D'r lätz Bardes-ü. Lustspiel in einem Aufzug" table:display="true" table:show-details="true"/>
                <table:data-pilot-member table:name="Gouverneur fur 24 Stund : E Schwank in 1 Akt noch're spanische gschichtliche Erzählung üss'm Johr 1420. Verarweit unn iwersetzt vum Camille Jost" table:display="true" table:show-details="true"/>
                <table:data-pilot-member table:name="Zue Grossmuedders Zitte : e Liewes-Scene mit ine Couplet / von Ferd. Bastian" table:display="true" table:show-details="true"/>
                <table:data-pilot-member table:name="E Daa im Narrehüss : E Original-Farce in zwei kurze Akt vum Camille Jost" table:display="true" table:show-details="true"/>
                <table:data-pilot-member table:name="E bissel Lieb : Drama im'e Vorspiel un 3 Akt von Emile Weber" table:display="true" table:show-details="true"/>
                <table:data-pilot-member table:name="D'r Hofnarr Heidideldum, Maerel in 6 Bilder in 2 Verwandlunge" table:display="true" table:show-details="true"/>
                <table:data-pilot-member table:name="Kaktüs un kei And : E-n-elsassisch Lustspiel in drei Uffzig un miteme Vorspiel" table:display="true" table:show-details="true"/>
                <table:data-pilot-member table:name="D'r Huessjé. Luschtspiel in 1 Act" table:display="true" table:show-details="true"/>
                <table:data-pilot-member table:name="Elsässische Volksschriften. 49, 2 Stroßburjer Komödie : 2. Serie / von D. G. Ad. Horsch" table:display="true" table:show-details="true"/>
                <table:data-pilot-member table:name="Aktenmaessige Darstellung der Vorfaelle, welche zu dem Austritt der Mitglieder H. Guenter und Ch. Bode gefuehrt haben, an Hand der Protokolle der Theater-Kommission" table:display="true" table:show-details="true"/>
                <table:data-pilot-member table:name="Michel Strohkopf oder Die fidele Regimentskapelle. Unsinn mit Gesang, Musik und Tanz in einem Aufzug" table:display="true" table:show-details="true"/>
                <table:data-pilot-member table:name="D'r Amerikaner. Elsaessisches Volksstueck in 3 Aufzuege" table:display="true" table:show-details="true"/>
                <table:data-pilot-member table:name="D'r Döüsigmarkschin. Schwank in einem Aufzug" table:display="true" table:show-details="true"/>
                <table:data-pilot-member table:name="Gschpàngschter. Elsàssisch Theaterstueck fuer Theater un Vereiner, mit un ohne Damerolle uffiehrbar" table:display="true" table:show-details="true"/>
                <table:data-pilot-member table:name="s Dunneraxl, Drama in einem Akt" table:display="true" table:show-details="true"/>
                <table:data-pilot-member table:name="D'Satisfaction. Farce in zwei Scene" table:display="true" table:show-details="true"/>
                <table:data-pilot-member table:name="Seruja : Ein Weihnachtsspiel / Georges Weick" table:display="true" table:show-details="true"/>
                <table:data-pilot-member table:name="Im Wald : Volksstück in zwei Aufzügen ; 'S Dunneraxt : Drama in einem Akt / Ferd. Bastian" table:display="true" table:show-details="true"/>
                <table:data-pilot-member table:name="D'r letz Unkel. Volksstueck" table:display="true" table:show-details="true"/>
                <table:data-pilot-member table:name="D'r Prophet. Drama in 5 Aufzuegen" table:display="true" table:show-details="true"/>
                <table:data-pilot-member table:name="Bethanien, biblisches Schauspiel in fünf Akten..." table:display="true" table:show-details="true"/>
                <table:data-pilot-member table:name="Der Zwischenact : Strassburger Theaterzettel und Theaternachrichten. I, 31. Aug. 1873 - 30. Apr. 1874" table:display="true" table:show-details="true"/>
                <table:data-pilot-member table:name="D'Brueder. Volksstueck in 5 Bilder uess dr Zitt vun 1914 bis 1918" table:display="true" table:show-details="true"/>
                <table:data-pilot-member table:name="D'r Parisler. Elsaessisches Volksstueck mit Gesang und Tanz in einem Aufzug" table:display="true" table:show-details="true"/>
                <table:data-pilot-member table:name="E Reis'in's Hochgebirj. Schwank in einem Akt / Ch. F. Kettner" table:display="true" table:show-details="true"/>
                <table:data-pilot-member table:name="A lätzi Visit. Elsaessisch's Luschtspiel in 1 Akt" table:display="true" table:show-details="true"/>
                <table:data-pilot-member table:name="S' sechscht Gebott. Bauerntragœdie in vier Aufzuegen" table:display="true" table:show-details="true"/>
                <table:data-pilot-member table:name="E Dienschtbott wurd g'suecht : E Schnirichel in 1 Akt vum Camille Jost" table:display="true" table:show-details="true"/>
                <table:data-pilot-member table:name="Professeur Dackeloriüs mit sinn künstliche Mensch &quot;Coco&quot; : E komischi Scène für 2 Persone von Paul Clemens" table:display="true" table:show-details="true"/>
                <table:data-pilot-member table:name="Buewestreich. Lustspiel in eim Uffzug" table:display="true" table:show-details="true"/>
                <table:data-pilot-member table:name="Verzwickti Hochzitts-Affaere. Elsaessischer Schwank in einem Aufzug (frei nach Labiche)" table:display="true" table:show-details="true"/>
                <table:data-pilot-member table:name="E Demonstration : Elsässische Komödie in drei Akten" table:display="true" table:show-details="true"/>
                <table:data-pilot-member table:name="D'r Juckel : Komischer Vortrag von Paul Clemens" table:display="true" table:show-details="true"/>
                <table:data-pilot-member table:name="Prinzessel Eijesinn, Maerel in 5 Bilder un aanere Verwandlung mit Gsang un Danz" table:display="true" table:show-details="true"/>
                <table:data-pilot-member table:name="Zur Geschichte des deutschen Theaters in Strassburg unter franzœsischer Herrschaft" table:display="true" table:show-details="true"/>
                <table:data-pilot-member table:name="Jungi Madamme. Lustspiel in einem Aufzug in Strassburger Mundart" table:display="true" table:show-details="true"/>
                <table:data-pilot-member table:name="Am Wihnachtsowe bym 'e Kriejsblinde : E Wihnachtsstüeck in eim Akt (Zweite Aufl.) / Emile Weber" table:display="true" table:show-details="true"/>
                <table:data-pilot-member table:name="Die Frau Velten in der Kuntelstub" table:display="true" table:show-details="true"/>
                <table:data-pilot-member table:name="Stocktaub oder 's sin alli Better b'setzt : Lustspiel in 1 Akt frei nach dem Französischen von Ch. F. Kettner" table:display="true" table:show-details="true"/>
                <table:data-pilot-member table:name="D'r Candidat : Luschtspiel in dreij Akt vun G. Stoskopf. Mit-e-re Deckeszeichnung vun P. Braunagel" table:display="true" table:show-details="true"/>
                <table:data-pilot-member table:name="D'r Maischter hett gewunne ! : Schwank in aam Akt / von Ferdinand Bastian" table:display="true" table:show-details="true"/>
                <table:data-pilot-member table:name="Wenn d'Fraue wähle : Lustspiel in 3 Akt vun G. Stoskopf" table:display="true" table:show-details="true"/>
                <table:data-pilot-member table:name="Hans Mathis. Laewesbild in 3 Akte. Noch-em franzœsche Roman 'Le juif polonais' vun Erckmann Chatrian" table:display="true" table:show-details="true"/>
                <table:data-pilot-member table:name="Sainte-Barbe : Comédie in aam Uffzug / vun Jean Riff" table:display="true" table:show-details="true"/>
                <table:data-pilot-member table:name="Goal. E luschtigs Schwaenkele uess'm Sportslaewe" table:display="true" table:show-details="true"/>
                <table:data-pilot-member table:name="Salvator-Theater. Nr. 121, Ar esch mondsechtig : e Luschtspeel vun dr Wohnungsnot en eim Uffzug / umgearbeitet und herausgegeben von Albert Schott" table:display="true" table:show-details="true"/>
                <table:data-pilot-member table:name="D'Heimet. Elsaessisches Volksstueck in drei Aufzuegen (vier Bildern) (2e éd) / Julius Greber, G. Stoskopf ; mit einer Deckenzeichnung von H. Loux" table:display="true" table:show-details="true"/>
                <table:data-pilot-member table:name="Zwei Meier oder d'r Bombié. Comédie-Bouffe in 1 Act" table:display="true" table:show-details="true"/>
                <table:data-pilot-member table:name="Elsässische Volksschriften. 52, D'r Pfetter vum Land od'r e Kindtauf mit Hindernisse : Original-Komödie in eim Uffzug / vun Jean Riff" table:display="true" table:show-details="true"/>
                <table:data-pilot-member table:name="Ein Blick hinter die Coulissen des Elsaessischen Theaters und die Taverne-Affaire" table:display="true" table:show-details="true"/>
                <table:data-pilot-member table:name="D'r erscht Box. Schwank in aam Uffzug" table:display="true" table:show-details="true"/>
                <table:data-pilot-member table:name="E Hochzitter im Kleiderkaschte. Schwank in einem Aufzug" table:display="true" table:show-details="true"/>
                <table:data-pilot-member table:name="D'r Automat. Soloscene" table:display="true" table:show-details="true"/>
                <table:data-pilot-member table:name="A gelungener Patient : Komische Duoszene für zwei Herren von Martin Huck" table:display="true" table:show-details="true"/>
                <table:data-pilot-member table:name="Pfingstmontag&quot; : eine Jahrhundert-Erinnerung : dem Elsass-Lothringischen Heimatdienst gewidmet / G. D. Arnold" table:display="true" table:show-details="true"/>
                <table:data-pilot-member table:name="Struewelpeter , Originalmaerel in 7 Bilder un 3 Verwandlunge" table:display="true" table:show-details="true"/>
                <table:data-pilot-member table:name="[Theaterstücke f. d. elsass. Vereinsbühne]. 47, Bureaukrate! : Dialektkomödie in einem Akt / von Fernand Kuhne" table:display="true" table:show-details="true"/>
                <table:data-pilot-member table:name="D'r Hoflieferant. Elsaessische Komœdie in 3 Aufzuegen" table:display="true" table:show-details="true"/>
                <table:data-pilot-member table:name="D'Mamsell Elis. Volksstueck uesm Buerelawe in 3 Akte und 1 Vorakt" table:display="true" table:show-details="true"/>
                <table:data-pilot-member table:name="D'Pariser Reis. Schwank in dreij Akt" table:display="true" table:show-details="true"/>
                <table:data-pilot-member table:name="Das Elsaessischen Theater Strassburg (TR) : Festsaal im Union-Hotel, Kellermannstaden / Gustav Stoskopf, Herm Guenther ; Programm mit einer Deckenzeichnung von Ch. Spindler" table:display="true" table:show-details="true"/>
                <table:data-pilot-member table:name="Gift. Schwank in einem Akt in elsaessischer Mundart (2. Aufl.)" table:display="true" table:show-details="true"/>
                <table:data-pilot-member table:name="D'r Erbunkel. Lustspiel in eim Uffzug" table:display="true" table:show-details="true"/>
                <table:data-pilot-member table:name="L'oubli? (Das Vergessen?) Dramatische Skizze in einem Akt" table:display="true" table:show-details="true"/>
                <table:data-pilot-member table:name="E truericher Wittmann. Soloscene" table:display="true" table:show-details="true"/>
                <table:data-pilot-member table:name="D'Madam fahrt Velo. E modern's Lustspiel in 1 Akt" table:display="true" table:show-details="true"/>
                <table:data-pilot-member table:name="D'r luschti Hans-Michel. Lustspiel in einem Aufzug in Strassburger Mundart" table:display="true" table:show-details="true"/>
                <table:data-pilot-member table:name="D'r Schnider von Gambse : Lustspiel von H. Kleisecker herausgegeben von Jul. Schies" table:display="true" table:show-details="true"/>
                <table:data-pilot-member table:name="Am Glockenturm, Schauspiel in drei Aufzügen" table:display="true" table:show-details="true"/>
                <table:data-pilot-member table:name="Das Elsässische Theater zu Straßburg i. E. : mit 30 Abbildungen in Phototypie (Luxusausgabe) / [Max Lündner und Julius Greber]" table:display="true" table:show-details="true"/>
                <table:data-pilot-member table:name="Der Zeuge. Gerichtsscene in einem Aufzug" table:display="true" table:show-details="true"/>
                <table:data-pilot-member table:name="In's Ropfer's Apothek. Schwank in 3 Aufzuegen" table:display="true" table:show-details="true"/>
                <table:data-pilot-member table:name="Elsässische Volksschriften. 75, D'r Babbler : Volksstück in drei Szenen / von Gustav Lasch" table:display="true" table:show-details="true"/>
                <table:data-pilot-member table:name="Wihnachtsstimme, Weihnachtsstueck im Dialekt aus der Zeit der grossen Revolution in 2 Akten" table:display="true" table:show-details="true"/>
                <table:data-pilot-member table:name="E hieroth sini Frau. Schwank in 1 Akt" table:display="true" table:show-details="true"/>
                <table:data-pilot-member table:name="S'Chinesisch Loos : Schwank in 1 Akt in Strossburjer Mundart (4. Uflaa) / vun Ferd. Bastian" table:display="true" table:show-details="true"/>
                <table:data-pilot-member table:name="Théâtre alsacien Strasbourg. 1898-1923. 25ème Anniversaire" table:display="true" table:show-details="true"/>
                <table:data-pilot-member table:name="Heimlichi Lieb : Elsässisch's Volksstüeck in 7 Bilder von Ernest Fuchs" table:display="true" table:show-details="true"/>
                <table:data-pilot-member table:name="Andres Ruffenach, Bauerndrama in vier Akten..." table:display="true" table:show-details="true"/>
                <table:data-pilot-member table:name="D'r Hans im Schnokeloch, Volksspiel in 4 Aufzuegen mit Musik ,Gesang und Tanz..." table:display="true" table:show-details="true"/>
                <table:data-pilot-member table:name="D'Madam un d'Magd. Schwank in einem Aufzug" table:display="true" table:show-details="true"/>
                <table:data-pilot-member table:name="S Paradies. E luschtigs Schwaenkele" table:display="true" table:show-details="true"/>
                <table:data-pilot-member table:name="D'r Josephel un sini Hochzittere, humorvolli Szene" table:display="true" table:show-details="true"/>
                <table:data-pilot-member table:name="Yo-Yo : E Geduldspiel in einem Akt" table:display="true" table:show-details="true"/>
                <table:data-pilot-member table:name="D'r Abschied. Dramolet in einem Aufzuge" table:display="true" table:show-details="true"/>
                <table:data-pilot-member table:name="D'r Cousin Réfractaire. E Strossburjer Familjefarce in 2 Akte" table:display="true" table:show-details="true"/>
                <table:data-pilot-member table:name="Dreihundert Mark Belohnung. Schwank in einem Aufzug" table:display="true" table:show-details="true"/>
                <table:data-pilot-member table:name="Prinz Changele. Maerchenspiel in 5 Bildern" table:display="true" table:show-details="true"/>
                <table:data-pilot-member table:name="M'r bhaupt, es sey bassirt : Lustspiel in 1 Akt von Ch. F. Kettner" table:display="true" table:show-details="true"/>
                <table:data-pilot-member table:name="Elsässer Theater Milhüse : 25 Johr ETM. 1899-1924" table:display="true" table:show-details="true"/>
                <table:data-pilot-member table:name="Lisbeth : Schauspiel in einem Aufzuge / Julius Greber" table:display="true" table:show-details="true"/>
                <table:data-pilot-member table:name="Verbotteni Lieb. Lustspiel in einem Aufzug in Strassburger Mundart" table:display="true" table:show-details="true"/>
                <table:data-pilot-member table:name="Charlot : E ürgelungenes Stückel im 1 Akt in elsässischa Dialekt von Paul Clemens, Bischhheim (2. Aufl.)" table:display="true" table:show-details="true"/>
                <table:data-pilot-member table:name="Elsässische Volksschriften. 31, Neui Hosse : comédie-bouffe in eim Akt / von D. G. Ad. Horsch" table:display="true" table:show-details="true"/>
                <table:data-pilot-member table:name="D'r Itzig em Fass : Lustspiel in 1 Akt" table:display="true" table:show-details="true"/>
                <table:data-pilot-member table:name="Wihnachtsglüeck : Festspiel in siewe Bilder... / Gustav Lasch" table:display="true" table:show-details="true"/>
                <table:data-pilot-member table:name="Das Elsass und sein Theater. Beobachtungen und Betrachtungen eines Altdeutschen zur Geschichte und Wuerdigung des 'Elsaessischen Theaters'. [Progr.-Beil.]" table:display="true" table:show-details="true"/>
                <table:data-pilot-member table:name="D'r Scharele. Soloscene" table:display="true" table:show-details="true"/>
                <table:data-pilot-member table:name="Der tolle Morgen : Lustspiel in 2 Acten, zum Theil in Strassburger Mundart von A. Pick" table:display="true" table:show-details="true"/>
                <table:data-pilot-member table:name="E. H., oder s'Gezaicht Trousseau. [Comédie.]" table:display="true" table:show-details="true"/>
                <table:data-pilot-member table:name="D'r Millionegartner, Volkschauspiel in drei Aufzugen, in elsaesser Mundart" table:display="true" table:show-details="true"/>
                <table:data-pilot-member table:name="D'r Babbelhans. Komischer Vortrag in elsaessischer Mundart" table:display="true" table:show-details="true"/>
                <table:data-pilot-member table:name="D'Wundergej : Zaubermärel in 5 Bilder mit Gsang un Danz / vun Ferd. Bastian ; Müsik von Aug. Schwoob" table:display="true" table:show-details="true"/>
                <table:data-pilot-member table:name="s Gaischtert im Huess, e gruesligi Szene..." table:display="true" table:show-details="true"/>
                <table:data-pilot-member table:name="Salvator-Theater. No. 418, Zum 70. Geburtstag : Lustspiel in zwei Aufzügen / von M. Weigel" table:display="true" table:show-details="true"/>
                <table:data-pilot-member table:name="Caecilia, historisch-religiöses Festspiel in fünf Akten, zur XVII. Jahrhundertfeier des Martyriums der Patronin der heiligen Tonkunst..." table:display="true" table:show-details="true"/>
                <table:data-pilot-member table:name="D'r poetisch Oscar : Einakter / vun Marie Hart ; nej bearweit vun E. Deck,..." table:display="true" table:show-details="true"/>
                <table:data-pilot-member table:name="Le Krentzel à l'Enfer / Alphonse Pick" table:display="true" table:show-details="true"/>
                <table:data-pilot-member table:name="Die Greifensteiner : oder Hugo, der Abtrünnige : Volksstück im Elsässer-Dialekt in 4 Akten / von Emile Wagner" table:display="true" table:show-details="true"/>
                <table:data-pilot-member table:name="Elsässische Volksschriften. 66, E Mann fur mini Nièce : comédie-bouffe in eim Akt / von D. G. Ad. Horsch" table:display="true" table:show-details="true"/>
                <table:data-pilot-member table:name="Uewer unseri Kraft. Komœdie in eim Uffzug. E hitzigi Debatt. (Nach einer aelteren Idee.) E uessergewœhnlichi Wirtshues-Scen'" table:display="true" table:show-details="true"/>
                <table:data-pilot-member table:name="Anno 1975 / A. Pick" table:display="true" table:show-details="true"/>
                <table:data-pilot-member table:name="Gethsemani, biblisches Frauerspiel in fünf Akten von Aug. Schmidlin" table:display="true" table:show-details="true"/>
                <table:data-pilot-member table:name="Mister Smith : Schwank in einem Aufzug" table:display="true" table:show-details="true"/>
                <table:data-pilot-member table:name="D'r KÖenig Charles X im Elsass : Lustspiel in 3 Akten von Charles Rath. Neu bearbeitet und herausgegeben von A. Seyller" table:display="true" table:show-details="true"/>
                <table:data-pilot-member table:name="Kinnj Wüetass : E kindermärel in 5 Bilder vum Ernest Fuchs" table:display="true" table:show-details="true"/>
                <table:data-pilot-member table:name="Der Klopfgeist : Lustspiel in vier Aufzügen / Julius Greber" table:display="true" table:show-details="true"/>
                <table:data-pilot-member table:name="E Spartshochzitt, E Farce in aam Akt" table:display="true" table:show-details="true"/>
                <table:data-pilot-member table:name="D' Heimet : Elsaessisches Volksstück in drei Aufzügen (vier Bildern) / von J. Greber un G. Stoskopf" table:display="true" table:show-details="true"/>
                <table:data-pilot-member table:name="Uff d'r Hochzyittsreis : Lustspiin el in 1 Akt elsässer Dialekt"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Genre" table:orientation="hidden" table:used-hierarchy="-1" table:function="auto">
            <table:data-pilot-level table:show-empty="false" calcext:repeat-item-labels="false">
              <table:data-pilot-subtotals>
                <table:data-pilot-subtotal table:function="auto"/>
              </table:data-pilot-subtotals>
              <table:data-pilot-members>
                <table:data-pilot-member table:name="comédie" table:display="true" table:show-details="true"/>
                <table:data-pilot-member table:name="s.n." table:display="true" table:show-details="true"/>
                <table:data-pilot-member table:name="volksstück" table:display="true" table:show-details="true"/>
                <table:data-pilot-member table:name="farce" table:display="true" table:show-details="true"/>
                <table:data-pilot-member table:name="noël" table:display="true" table:show-details="true"/>
                <table:data-pilot-member table:name="heimetspiel" table:display="true" table:show-details="true"/>
                <table:data-pilot-member table:name="märel" table:display="true" table:show-details="true"/>
                <table:data-pilot-member table:name="drame" table:display="true" table:show-details="true"/>
                <table:data-pilot-member table:name="lebensbild" table:display="true" table:show-details="true"/>
                <table:data-pilot-member table:name="schwank" table:display="true" table:show-details="true"/>
                <table:data-pilot-member table:name="lustspiel" table:display="true" table:show-details="true"/>
                <table:data-pilot-member table:name="dramatisches sittenbild" table:display="true" table:show-details="true"/>
                <table:data-pilot-member table:name="liewes-scene" table:display="true" table:show-details="true"/>
                <table:data-pilot-member table:name="unsinn" table:display="true" table:show-details="true"/>
                <table:data-pilot-member table:name="biblisches" table:display="true" table:show-details="true"/>
                <table:data-pilot-member table:name="tragédie" table:display="true" table:show-details="true"/>
                <table:data-pilot-member table:name="schnirichel" table:display="true" table:show-details="true"/>
                <table:data-pilot-member table:name="laewesbild" table:display="true" table:show-details="true"/>
                <table:data-pilot-member table:name="soloscene" table:display="true" table:show-details="true"/>
                <table:data-pilot-member table:name="gerichtsscene" table:display="true" table:show-details="true"/>
                <table:data-pilot-member table:name="geduldspiel" table:display="true" table:show-details="true"/>
                <table:data-pilot-member table:name="festspiel" table:display="true" table:show-details="true"/>
                <table:data-pilot-member table:name="horreur" table:display="true" table:show-details="true"/>
                <table:data-pilot-member table:name="einakter"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NbrPages" table:orientation="hidden" table:used-hierarchy="-1" table:function="auto">
            <table:data-pilot-level table:show-empty="false" calcext:repeat-item-labels="false">
              <table:data-pilot-subtotals>
                <table:data-pilot-subtotal table:function="auto"/>
              </table:data-pilot-subtotals>
              <table:data-pilot-members>
                <table:data-pilot-member table:name="36" table:display="true" table:show-details="true"/>
                <table:data-pilot-member table:name="16" table:display="true" table:show-details="true"/>
                <table:data-pilot-member table:name="48" table:display="true" table:show-details="true"/>
                <table:data-pilot-member table:name="62" table:display="true" table:show-details="true"/>
                <table:data-pilot-member table:name="31" table:display="true" table:show-details="true"/>
                <table:data-pilot-member table:name="141" table:display="true" table:show-details="true"/>
                <table:data-pilot-member table:name="44" table:display="true" table:show-details="true"/>
                <table:data-pilot-member table:name="23" table:display="true" table:show-details="true"/>
                <table:data-pilot-member table:name="3" table:display="true" table:show-details="true"/>
                <table:data-pilot-member table:name="51" table:display="true" table:show-details="true"/>
                <table:data-pilot-member table:name="256" table:display="true" table:show-details="true"/>
                <table:data-pilot-member table:name="94" table:display="true" table:show-details="true"/>
                <table:data-pilot-member table:name="70" table:display="true" table:show-details="true"/>
                <table:data-pilot-member table:name="67" table:display="true" table:show-details="true"/>
                <table:data-pilot-member table:name="47" table:display="true" table:show-details="true"/>
                <table:data-pilot-member table:name="29" table:display="true" table:show-details="true"/>
                <table:data-pilot-member table:name="68" table:display="true" table:show-details="true"/>
                <table:data-pilot-member table:name="26" table:display="true" table:show-details="true"/>
                <table:data-pilot-member table:name="30" table:display="true" table:show-details="true"/>
                <table:data-pilot-member table:name="35" table:display="true" table:show-details="true"/>
                <table:data-pilot-member table:name="55" table:display="true" table:show-details="true"/>
                <table:data-pilot-member table:name="28" table:display="true" table:show-details="true"/>
                <table:data-pilot-member table:name="39" table:display="true" table:show-details="true"/>
                <table:data-pilot-member table:name="52" table:display="true" table:show-details="true"/>
                <table:data-pilot-member table:name="11" table:display="true" table:show-details="true"/>
                <table:data-pilot-member table:name="32" table:display="true" table:show-details="true"/>
                <table:data-pilot-member table:name="59" table:display="true" table:show-details="true"/>
                <table:data-pilot-member table:name="66" table:display="true" table:show-details="true"/>
                <table:data-pilot-member table:name="108" table:display="true" table:show-details="true"/>
                <table:data-pilot-member table:name="15" table:display="true" table:show-details="true"/>
                <table:data-pilot-member table:name="20" table:display="true" table:show-details="true"/>
                <table:data-pilot-member table:name="38" table:display="true" table:show-details="true"/>
                <table:data-pilot-member table:name="24" table:display="true" table:show-details="true"/>
                <table:data-pilot-member table:name="8" table:display="true" table:show-details="true"/>
                <table:data-pilot-member table:name="88" table:display="true" table:show-details="true"/>
                <table:data-pilot-member table:name="169" table:display="true" table:show-details="true"/>
                <table:data-pilot-member table:name="90" table:display="true" table:show-details="true"/>
                <table:data-pilot-member table:name="652" table:display="true" table:show-details="true"/>
                <table:data-pilot-member table:name="64" table:display="true" table:show-details="true"/>
                <table:data-pilot-member table:name="45" table:display="true" table:show-details="true"/>
                <table:data-pilot-member table:name="27" table:display="true" table:show-details="true"/>
                <table:data-pilot-member table:name="69" table:display="true" table:show-details="true"/>
                <table:data-pilot-member table:name="4" table:display="true" table:show-details="true"/>
                <table:data-pilot-member table:name="42" table:display="true" table:show-details="true"/>
                <table:data-pilot-member table:name="126" table:display="true" table:show-details="true"/>
                <table:data-pilot-member table:name="14" table:display="true" table:show-details="true"/>
                <table:data-pilot-member table:name="132" table:display="true" table:show-details="true"/>
                <table:data-pilot-member table:name="98" table:display="true" table:show-details="true"/>
                <table:data-pilot-member table:name="46" table:display="true" table:show-details="true"/>
                <table:data-pilot-member table:name="6" table:display="true" table:show-details="true"/>
                <table:data-pilot-member table:name="58" table:display="true" table:show-details="true"/>
                <table:data-pilot-member table:name="140" table:display="true" table:show-details="true"/>
                <table:data-pilot-member table:name="86" table:display="true" table:show-details="true"/>
                <table:data-pilot-member table:name="43" table:display="true" table:show-details="true"/>
                <table:data-pilot-member table:name="144" table:display="true" table:show-details="true"/>
                <table:data-pilot-member table:name="80" table:display="true" table:show-details="true"/>
                <table:data-pilot-member table:name="112" table:display="true" table:show-details="true"/>
                <table:data-pilot-member table:name="40" table:display="true" table:show-details="true"/>
                <table:data-pilot-member table:name="84" table:display="true" table:show-details="true"/>
                <table:data-pilot-member table:name="79" table:display="true" table:show-details="true"/>
                <table:data-pilot-member table:name="25" table:display="true" table:show-details="true"/>
                <table:data-pilot-member table:name="156" table:display="true" table:show-details="true"/>
                <table:data-pilot-member table:name="56" table:display="true" table:show-details="true"/>
                <table:data-pilot-member table:name="50" table:display="true" table:show-details="true"/>
                <table:data-pilot-member table:name="83" table:display="true" table:show-details="true"/>
                <table:data-pilot-member table:name="22" table:display="true" table:show-details="true"/>
                <table:data-pilot-member table:name="19" table:display="true" table:show-details="true"/>
                <table:data-pilot-member table:name="61" table:display="true" table:show-details="true"/>
                <table:data-pilot-member table:name="96" table:display="true" table:show-details="true"/>
                <table:data-pilot-member table:name="138" table:display="true" table:show-details="true"/>
                <table:data-pilot-member table:name="72"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Exclu" table:orientation="hidden" table:used-hierarchy="-1" table:function="auto">
            <table:data-pilot-level table:show-empty="false" calcext:repeat-item-labels="false">
              <table:data-pilot-subtotals>
                <table:data-pilot-subtotal table:function="auto"/>
              </table:data-pilot-subtotals>
              <table:data-pilot-members>
                <table:data-pilot-member table:name="0" table:display="true" table:show-details="true"/>
                <table:data-pilot-member table:name="1"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angue" table:orientation="hidden" table:used-hierarchy="-1" table:function="auto">
            <table:data-pilot-level table:show-empty="false" calcext:repeat-item-labels="false">
              <table:data-pilot-subtotals>
                <table:data-pilot-subtotal table:function="auto"/>
              </table:data-pilot-subtotals>
              <table:data-pilot-members>
                <table:data-pilot-member table:name="Alsacien" table:display="true" table:show-details="true"/>
                <table:data-pilot-member table:name="Français" table:display="true" table:show-details="true"/>
                <table:data-pilot-member table:name="Allemand"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URLBnu" table:orientation="hidden" table:used-hierarchy="-1" table:function="auto">
            <table:data-pilot-level table:show-empty="false" calcext:repeat-item-labels="false">
              <table:data-pilot-subtotals>
                <table:data-pilot-subtotal table:function="auto"/>
              </table:data-pilot-subtotals>
              <table:data-pilot-members>
                <table:data-pilot-member table:name="https://www.numistral.fr/ark:/12148/bpt6k9109602r" table:display="true" table:show-details="true"/>
                <table:data-pilot-member table:name="https://www.numistral.fr/ark:/12148/bpt6k91095685" table:display="true" table:show-details="true"/>
                <table:data-pilot-member table:name="https://www.numistral.fr/ark:/12148/bpt6k9109578j" table:display="true" table:show-details="true"/>
                <table:data-pilot-member table:name="https://www.numistral.fr/ark:/12148/bpt6k9109599q" table:display="true" table:show-details="true"/>
                <table:data-pilot-member table:name="https://www.numistral.fr/ark:/12148/bpt6k9109686f" table:display="true" table:show-details="true"/>
                <table:data-pilot-member table:name="https://www.numistral.fr/ark:/12148/bpt6k9109551w" table:display="true" table:show-details="true"/>
                <table:data-pilot-member table:name="https://www.numistral.fr/ark:/12148/bpt6k9109585p" table:display="true" table:show-details="true"/>
                <table:data-pilot-member table:name="https://www.numistral.fr/ark:/12148/bpt6k91095403" table:display="true" table:show-details="true"/>
                <table:data-pilot-member table:name="https://www.numistral.fr/ark:/12148/bpt6k9109754t" table:display="true" table:show-details="true"/>
                <table:data-pilot-member table:name="https://www.numistral.fr/ark:/12148/bpt6k9109705b" table:display="true" table:show-details="true"/>
                <table:data-pilot-member table:name="https://www.numistral.fr/ark:/12148/bpt6k9109539f" table:display="true" table:show-details="true"/>
                <table:data-pilot-member table:name="https://www.numistral.fr/ark:/12148/bpt6k9109516f" table:display="true" table:show-details="true"/>
                <table:data-pilot-member table:name="https://www.numistral.fr/ark:/12148/bpt6k91095633" table:display="true" table:show-details="true"/>
                <table:data-pilot-member table:name="https://www.numistral.fr/ark:/12148/bpt6k9109566b" table:display="true" table:show-details="true"/>
                <table:data-pilot-member table:name="https://www.numistral.fr/ark:/12148/bpt6k9109767f" table:display="true" table:show-details="true"/>
                <table:data-pilot-member table:name="https://www.numistral.fr/ark:/12148/bpt6k91095062" table:display="true" table:show-details="true"/>
                <table:data-pilot-member table:name="https://www.numistral.fr/ark:/12148/bpt6k9109607t" table:display="true" table:show-details="true"/>
                <table:data-pilot-member table:name="https://www.numistral.fr/ark:/12148/bpt6k91096280" table:display="true" table:show-details="true"/>
                <table:data-pilot-member table:name="https://www.numistral.fr/ark:/12148/bpt6k9109681c" table:display="true" table:show-details="true"/>
                <table:data-pilot-member table:name="https://www.numistral.fr/ark:/12148/bpt6k9109668h" table:display="true" table:show-details="true"/>
                <table:data-pilot-member table:name="https://www.numistral.fr/ark:/12148/bpt6k9109689p" table:display="true" table:show-details="true"/>
                <table:data-pilot-member table:name="https://www.numistral.fr/ark:/12148/bpt6k9109596g" table:display="true" table:show-details="true"/>
                <table:data-pilot-member table:name="https://www.numistral.fr/ark:/12148/bpt6k91095596" table:display="true" table:show-details="true"/>
                <table:data-pilot-member table:name="https://www.numistral.fr/ark:/12148/bpt6k9109548d" table:display="true" table:show-details="true"/>
                <table:data-pilot-member table:name="https://www.numistral.fr/ark:/12148/bpt6k9109519p" table:display="true" table:show-details="true"/>
                <table:data-pilot-member table:name="https://www.numistral.fr/ark:/12148/bpt6k9109535s" table:display="true" table:show-details="true"/>
                <table:data-pilot-member table:name="https://www.numistral.fr/ark:/12148/bpt6k91095618" table:display="true" table:show-details="true"/>
                <table:data-pilot-member table:name="https://www.numistral.fr/ark:/12148/bpt6k9109556z" table:display="true" table:show-details="true"/>
                <table:data-pilot-member table:name="https://www.numistral.fr/ark:/12148/bpt6k9109690b" table:display="true" table:show-details="true"/>
                <table:data-pilot-member table:name="https://www.numistral.fr/ark:/12148/bpt6k91097075" table:display="true" table:show-details="true"/>
                <table:data-pilot-member table:name="https://www.numistral.fr/ark:/12148/bpt6k9109684m" table:display="true" table:show-details="true"/>
                <table:data-pilot-member table:name="https://www.numistral.fr/ark:/12148/bpt6k9109731t" table:display="true" table:show-details="true"/>
                <table:data-pilot-member table:name="https://www.numistral.fr/ark:/12148/bpt6k9109710n" table:display="true" table:show-details="true"/>
                <table:data-pilot-member table:name="https://www.numistral.fr/ark:/12148/bpt6k91097238" table:display="true" table:show-details="true"/>
                <table:data-pilot-member table:name="https://www.numistral.fr/ark:/12148/bpt6k91095707" table:display="true" table:show-details="true"/>
                <table:data-pilot-member table:name="https://www.numistral.fr/ark:/12148/bpt6k91095277" table:display="true" table:show-details="true"/>
                <table:data-pilot-member table:name="https://www.numistral.fr/ark:/12148/bpt6k9109514m" table:display="true" table:show-details="true"/>
                <table:data-pilot-member table:name="https://www.numistral.fr/ark:/12148/bpt6k91095989" table:display="true" table:show-details="true"/>
                <table:data-pilot-member table:name="https://www.numistral.fr/ark:/12148/bpt6k9109542x" table:display="true" table:show-details="true"/>
                <table:data-pilot-member table:name="https://www.numistral.fr/ark:/12148/bpt6k9109555j" table:display="true" table:show-details="true"/>
                <table:data-pilot-member table:name="https://www.numistral.fr/ark:/12148/bpt6k9109576q" table:display="true" table:show-details="true"/>
                <table:data-pilot-member table:name="https://www.numistral.fr/ark:/12148/bpt6k9109706r" table:display="true" table:show-details="true"/>
                <table:data-pilot-member table:name="https://www.numistral.fr/ark:/12148/bpt6k9109625r" table:display="true" table:show-details="true"/>
                <table:data-pilot-member table:name="https://www.numistral.fr/ark:/12148/bpt6k91097327" table:display="true" table:show-details="true"/>
                <table:data-pilot-member table:name="https://www.numistral.fr/ark:/12148/bpt6k91095366" table:display="true" table:show-details="true"/>
                <table:data-pilot-member table:name="https://www.numistral.fr/ark:/12148/bpt6k9109573g" table:display="true" table:show-details="true"/>
                <table:data-pilot-member table:name="https://www.numistral.fr/ark:/12148/bpt6k9109594n" table:display="true" table:show-details="true"/>
                <table:data-pilot-member table:name="https://www.numistral.fr/ark:/12148/bpt6k9109510z" table:display="true" table:show-details="true"/>
                <table:data-pilot-member table:name="https://www.numistral.fr/ark:/12148/bpt6k9109738q" table:display="true" table:show-details="true"/>
                <table:data-pilot-member table:name="https://www.numistral.fr/ark:/12148/bpt6k9109541h" table:display="true" table:show-details="true"/>
                <table:data-pilot-member table:name="https://www.numistral.fr/ark:/12148/bpt6k9109583v" table:display="true" table:show-details="true"/>
                <table:data-pilot-member table:name="https://www.numistral.fr/ark:/12148/bpt6k91095722" table:display="true" table:show-details="true"/>
                <table:data-pilot-member table:name="https://www.numistral.fr/ark:/12148/bpt6k91095381" table:display="true" table:show-details="true"/>
                <table:data-pilot-member table:name="https://www.numistral.fr/ark:/12148/bpt6k9109562p" table:display="true" table:show-details="true"/>
                <table:data-pilot-member table:name="https://www.numistral.fr/ark:/12148/bpt6k91096851" table:display="true" table:show-details="true"/>
                <table:data-pilot-member table:name="https://www.numistral.fr/ark:/12148/bpt6k9109654g" table:display="true" table:show-details="true"/>
                <table:data-pilot-member table:name="https://www.numistral.fr/ark:/12148/bpt6k9109579z" table:display="true" table:show-details="true"/>
                <table:data-pilot-member table:name="https://www.numistral.fr/ark:/12148/bpt6k9109564h" table:display="true" table:show-details="true"/>
                <table:data-pilot-member table:name="https://www.numistral.fr/ark:/12148/bpt6k91097342" table:display="true" table:show-details="true"/>
                <table:data-pilot-member table:name="https://www.numistral.fr/ark:/12148/bpt6k91096532" table:display="true" table:show-details="true"/>
                <table:data-pilot-member table:name="https://www.numistral.fr/ark:/12148/bpt6k9109703h" table:display="true" table:show-details="true"/>
                <table:data-pilot-member table:name="https://www.numistral.fr/ark:/12148/bpt6k91097379" table:display="true" table:show-details="true"/>
                <table:data-pilot-member table:name="https://www.numistral.fr/ark:/12148/bpt6k9109609n" table:display="true" table:show-details="true"/>
                <table:data-pilot-member table:name="https://www.numistral.fr/ark:/12148/bpt6k9109724p" table:display="true" table:show-details="true"/>
                <table:data-pilot-member table:name="https://www.numistral.fr/ark:/12148/bpt6k9109760j" table:display="true" table:show-details="true"/>
                <table:data-pilot-member table:name="https://www.numistral.fr/ark:/12148/bpt6k9109753d" table:display="true" table:show-details="true"/>
                <table:data-pilot-member table:name="https://www.numistral.fr/ark:/12148/bpt6k9109745v" table:display="true" table:show-details="true"/>
                <table:data-pilot-member table:name="https://www.numistral.fr/ark:/12148/bpt6k9109712g" table:display="true" table:show-details="true"/>
                <table:data-pilot-member table:name="https://www.numistral.fr/ark:/12148/bpt6k9109733n" table:display="true" table:show-details="true"/>
                <table:data-pilot-member table:name="https://www.numistral.fr/ark:/12148/bpt6k91095470" table:display="true" table:show-details="true"/>
                <table:data-pilot-member table:name="https://www.numistral.fr/ark:/12148/bpt6k9109587h" table:display="true" table:show-details="true"/>
                <table:data-pilot-member table:name="https://www.numistral.fr/ark:/12148/bpt6k91096087" table:display="true" table:show-details="true"/>
                <table:data-pilot-member table:name="https://www.numistral.fr/ark:/12148/bpt6k91097646" table:display="true" table:show-details="true"/>
                <table:data-pilot-member table:name="https://www.numistral.fr/ark:/12148/bpt6k9109550g" table:display="true" table:show-details="true"/>
                <table:data-pilot-member table:name="https://www.numistral.fr/ark:/12148/bpt6k9109571n" table:display="true" table:show-details="true"/>
                <table:data-pilot-member table:name="https://www.numistral.fr/ark:/12148/bpt6k91095848" table:display="true" table:show-details="true"/>
                <table:data-pilot-member table:name="https://www.numistral.fr/ark:/12148/bpt6k91095136" table:display="true" table:show-details="true"/>
                <table:data-pilot-member table:name="https://www.numistral.fr/ark:/12148/bpt6k91095811" table:display="true" table:show-details="true"/>
                <table:data-pilot-member table:name="https://www.numistral.fr/ark:/12148/bpt6k9109558s" table:display="true" table:show-details="true"/>
                <table:data-pilot-member table:name="https://www.numistral.fr/ark:/12148/bpt6k9109543b" table:display="true" table:show-details="true"/>
                <table:data-pilot-member table:name="https://www.numistral.fr/ark:/12148/bpt6k9109675n" table:display="true" table:show-details="true"/>
                <table:data-pilot-member table:name="https://www.numistral.fr/ark:/12148/bpt6k9109735g" table:display="true" table:show-details="true"/>
                <table:data-pilot-member table:name="https://www.numistral.fr/ark:/12148/bpt6k91097090" table:display="true" table:show-details="true"/>
                <table:data-pilot-member table:name="https://www.numistral.fr/ark:/12148/bpt6k9109624b" table:display="true" table:show-details="true"/>
                <table:data-pilot-member table:name="https://www.numistral.fr/ark:/12148/bpt6k91095937" table:display="true" table:show-details="true"/>
                <table:data-pilot-member table:name="https://www.numistral.fr/ark:/12148/bpt6k91095900" table:display="true" table:show-details="true"/>
                <table:data-pilot-member table:name="https://www.numistral.fr/ark:/12148/bpt6k9109592t" table:display="true" table:show-details="true"/>
                <table:data-pilot-member table:name="https://www.numistral.fr/ark:/12148/bpt6k9109749h" table:display="true" table:show-details="true"/>
                <table:data-pilot-member table:name="https://www.numistral.fr/ark:/12148/bpt6k9109546k" table:display="true" table:show-details="true"/>
                <table:data-pilot-member table:name="https://www.numistral.fr/ark:/12148/bpt6k9109580m" table:display="true" table:show-details="true"/>
                <table:data-pilot-member table:name="https://www.numistral.fr/ark:/12148/bpt6k9109567r" table:display="true" table:show-details="true"/>
                <table:data-pilot-member table:name="https://www.numistral.fr/ark:/12148/bpt6k91095455" table:display="true" table:show-details="true"/>
                <table:data-pilot-member table:name="https://www.numistral.fr/ark:/12148/bpt6k9109569k" table:display="true" table:show-details="true"/>
                <table:data-pilot-member table:name="https://www.numistral.fr/ark:/12148/bpt6k9109582f" table:display="true" table:show-details="true"/>
                <table:data-pilot-member table:name="https://www.numistral.fr/ark:/12148/bpt6k91097431" table:display="true" table:show-details="true"/>
                <table:data-pilot-member table:name="https://www.numistral.fr/ark:/12148/bpt6k9109747p" table:display="true" table:show-details="true"/>
                <table:data-pilot-member table:name="https://www.numistral.fr/ark:/12148/bpt6k91095151" table:display="true" table:show-details="true"/>
                <table:data-pilot-member table:name="https://www.numistral.fr/ark:/12148/bpt6k91095188" table:display="true" table:show-details="true"/>
                <table:data-pilot-member table:name="https://www.numistral.fr/ark:/12148/bpt6k9109597w" table:display="true" table:show-details="true"/>
                <table:data-pilot-member table:name="https://www.numistral.fr/ark:/12148/bpt6k9109532j" table:display="true" table:show-details="true"/>
                <table:data-pilot-member table:name="https://www.numistral.fr/ark:/12148/bpt6k9109600x" table:display="true" table:show-details="true"/>
                <table:data-pilot-member table:name="https://www.numistral.fr/ark:/12148/bpt6k9109627k" table:display="true" table:show-details="true"/>
                <table:data-pilot-member table:name="https://www.numistral.fr/ark:/12148/bpt6k9109762c" table:display="true" table:show-details="true"/>
                <table:data-pilot-member table:name="https://www.numistral.fr/ark:/12148/bpt6k91096035" table:display="true" table:show-details="true"/>
                <table:data-pilot-member table:name="https://www.numistral.fr/ark:/12148/bpt6k9109729r" table:display="true" table:show-details="true"/>
                <table:data-pilot-member table:name="https://www.numistral.fr/ark:/12148/bpt6k9109708k" table:display="true" table:show-details="true"/>
                <table:data-pilot-member table:name="https://www.numistral.fr/ark:/12148/bpt6k9109742m" table:display="true" table:show-details="true"/>
                <table:data-pilot-member table:name="https://www.numistral.fr/ark:/12148/bpt6k9109553q" table:display="true" table:show-details="true"/>
                <table:data-pilot-member table:name="https://www.numistral.fr/ark:/12148/bpt6k9109606d" table:display="true" table:show-details="true"/>
                <table:data-pilot-member table:name="https://www.numistral.fr/ark:/12148/bpt6k91096977" table:display="true" table:show-details="true"/>
                <table:data-pilot-member table:name="https://www.numistral.fr/ark:/12148/bpt6k91096940" table:display="true" table:show-details="true"/>
                <table:data-pilot-member table:name="https://www.numistral.fr/ark:/12148/bpt6k91095544" table:display="true" table:show-details="true"/>
                <table:data-pilot-member table:name="https://www.numistral.fr/ark:/12148/bpt6k9109565x" table:display="true" table:show-details="true"/>
                <table:data-pilot-member table:name="https://www.numistral.fr/ark:/12148/bpt6k9109557c" table:display="true" table:show-details="true"/>
                <table:data-pilot-member table:name="https://www.numistral.fr/ark:/12148/bpt6k9109620p" table:display="true" table:show-details="true"/>
                <table:data-pilot-member table:name="https://www.numistral.fr/ark:/12148/bpt6k91097520" table:display="true" table:show-details="true"/>
                <table:data-pilot-member table:name="https://www.numistral.fr/ark:/12148/bpt6k91097557" table:display="true" table:show-details="true"/>
                <table:data-pilot-member table:name="https://www.numistral.fr/ark:/12148/bpt6k9109505n" table:display="true" table:show-details="true"/>
                <table:data-pilot-member table:name="https://www.numistral.fr/ark:/12148/bpt6k9109589b" table:display="true" table:show-details="true"/>
                <table:data-pilot-member table:name="https://www.numistral.fr/ark:/12148/bpt6k91097416" table:display="true" table:show-details="true"/>
                <table:data-pilot-member table:name="https://www.numistral.fr/ark:/12148/bpt6k9109744f" table:display="true" table:show-details="true"/>
                <table:data-pilot-member table:name="https://www.numistral.fr/ark:/12148/bpt6k9109719c" table:display="true" table:show-details="true"/>
                <table:data-pilot-member table:name="https://www.numistral.fr/ark:/12148/bpt6k9109740s" table:display="true" table:show-details="true"/>
                <table:data-pilot-member table:name="https://www.numistral.fr/ark:/12148/bpt6k91097483" table:display="true" table:show-details="true"/>
                <table:data-pilot-member table:name="https://www.numistral.fr/ark:/12148/bpt6k9109544r" table:display="true" table:show-details="true"/>
                <table:data-pilot-member table:name="https://www.numistral.fr/ark:/12148/bpt6k9109616s" table:display="true" table:show-details="true"/>
                <table:data-pilot-member table:name="https://www.numistral.fr/ark:/12148/bpt6k9109670k" table:display="true" table:show-details="true"/>
                <table:data-pilot-member table:name="https://www.numistral.fr/ark:/12148/bpt6k9109549t" table:display="true" table:show-details="true"/>
                <table:data-pilot-member table:name="https://www.numistral.fr/ark:/12148/bpt6k9109759w" table:display="true" table:show-details="true"/>
                <table:data-pilot-member table:name="https://www.numistral.fr/ark:/12148/bpt6k9109604k" table:display="true" table:show-details="true"/>
                <table:data-pilot-member table:name="https://www.numistral.fr/ark:/12148/bpt6k91097008" table:display="true" table:show-details="true"/>
                <table:data-pilot-member table:name="https://www.numistral.fr/ark:/12148/bpt6k9109698n" table:display="true" table:show-details="true"/>
                <table:data-pilot-member table:name="https://www.numistral.fr/ark:/12148/bpt6k9109677g" table:display="true" table:show-details="true"/>
                <table:data-pilot-member table:name="https://www.numistral.fr/ark:/12148/bpt6k9109508w" table:display="true" table:show-details="true"/>
                <table:data-pilot-member table:name="https://www.numistral.fr/ark:/12148/bpt6k9109761z" table:display="true" table:show-details="true"/>
                <table:data-pilot-member table:name="https://www.numistral.fr/ark:/12148/bpt6k9109673t" table:display="true" table:show-details="true"/>
                <table:data-pilot-member table:name="https://www.numistral.fr/ark:/12148/bpt6k9109758g" table:display="true" table:show-details="true"/>
                <table:data-pilot-member table:name="https://www.numistral.fr/ark:/12148/bpt6k9109530q" table:display="true" table:show-details="true"/>
                <table:data-pilot-member table:name="https://www.numistral.fr/ark:/12148/bpt6k9109588x" table:display="true" table:show-details="true"/>
                <table:data-pilot-member table:name="https://www.numistral.fr/ark:/12148/bpt6k91095774" table:display="true" table:show-details="true"/>
                <table:data-pilot-member table:name="https://www.numistral.fr/ark:/12148/bpt6k91095099" table:display="true" table:show-details="true"/>
                <table:data-pilot-member table:name="https://www.numistral.fr/ark:/12148/bpt6k9109560v" table:display="true" table:show-details="true"/>
                <table:data-pilot-member table:name="https://www.numistral.fr/ark:/12148/bpt6k9109669x" table:display="true" table:show-details="true"/>
                <table:data-pilot-member table:name="https://www.numistral.fr/ark:/12148/bpt6k91097394" table:display="true" table:show-details="true"/>
                <table:data-pilot-member table:name="https://www.numistral.fr/ark:/12148/bpt6k9109507g" table:display="true" table:show-details="true"/>
                <table:data-pilot-member table:name="https://www.numistral.fr/ark:/12148/bpt6k91097112" table:display="true" table:show-details="true"/>
                <table:data-pilot-member table:name="https://www.numistral.fr/ark:/12148/bpt6k9109736w" table:display="true" table:show-details="true"/>
                <table:data-pilot-member table:name="https://www.numistral.fr/ark:/12148/bpt6k91096443"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utPrésumé" table:orientation="hidden" table:used-hierarchy="-1" table:function="auto">
            <table:data-pilot-level table:show-empty="false" calcext:repeat-item-labels="false">
              <table:data-pilot-subtotals>
                <table:data-pilot-subtotal table:function="auto"/>
              </table:data-pilot-subtotals>
              <table:data-pilot-members>
                <table:data-pilot-member table:name="s.n." table:display="true" table:show-details="true"/>
                <table:data-pilot-member table:name="Mühleisen, A.."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trIllustrateur" table:orientation="hidden" table:used-hierarchy="-1" table:function="auto">
            <table:data-pilot-level table:show-empty="false" calcext:repeat-item-labels="false">
              <table:data-pilot-subtotals>
                <table:data-pilot-subtotal table:function="auto"/>
              </table:data-pilot-subtotals>
              <table:data-pilot-members>
                <table:data-pilot-member table:name="s.n." table:display="true" table:show-details="true"/>
                <table:data-pilot-member table:name="Kurtz, Joseph." table:display="true" table:show-details="true"/>
                <table:data-pilot-member table:name="Solveen, Henri (1891-1956)."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trCompilateur" table:orientation="hidden" table:used-hierarchy="-1" table:function="auto">
            <table:data-pilot-level table:show-empty="false" calcext:repeat-item-labels="false">
              <table:data-pilot-subtotals>
                <table:data-pilot-subtotal table:function="auto"/>
              </table:data-pilot-subtotals>
              <table:data-pilot-members>
                <table:data-pilot-member table:name="s.n." table:display="true" table:show-details="true"/>
                <table:data-pilot-member table:name="Braun, Aloys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trContributeur" table:orientation="hidden" table:used-hierarchy="-1" table:function="auto">
            <table:data-pilot-level table:show-empty="false" calcext:repeat-item-labels="false">
              <table:data-pilot-subtotals>
                <table:data-pilot-subtotal table:function="auto"/>
              </table:data-pilot-subtotals>
              <table:data-pilot-members>
                <table:data-pilot-member table:name="s.n." table:display="true" table:show-details="true"/>
                <table:data-pilot-member table:name="Schwob, Aug. 1100" table:display="true" table:show-details="true"/>
                <table:data-pilot-member table:name="Schwoob Aug. 1100" table:display="true" table:show-details="true"/>
                <table:data-pilot-member table:name="Spindler, Charles" table:display="true" table:show-details="true"/>
                <table:data-pilot-member table:name="Deck, E.. 2230" table:display="true" table:show-details="true"/>
                <table:data-pilot-member table:name="Seyller, Alphonse. Éditeur scientifiqu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Éditeur" table:orientation="hidden" table:used-hierarchy="-1" table:function="auto">
            <table:data-pilot-level table:show-empty="false" calcext:repeat-item-labels="false">
              <table:data-pilot-subtotals>
                <table:data-pilot-subtotal table:function="auto"/>
              </table:data-pilot-subtotals>
              <table:data-pilot-members>
                <table:data-pilot-member table:name="(Strassburg)" table:display="true" table:show-details="true"/>
                <table:data-pilot-member table:name="(Strasbourg)" table:display="true" table:show-details="true"/>
                <table:data-pilot-member table:name="s.n." table:display="true" table:show-details="true"/>
                <table:data-pilot-member table:name="(Colmar)" table:display="true" table:show-details="true"/>
                <table:data-pilot-member table:name="(Strasbourg-Neudorf)" table:display="true" table:show-details="true"/>
                <table:data-pilot-member table:name="(Mulhouse)" table:display="true" table:show-details="true"/>
                <table:data-pilot-member table:name="(Gundershoffen)" table:display="true" table:show-details="true"/>
                <table:data-pilot-member table:name="(Niederbronn-les-Bains)" table:display="true" table:show-details="true"/>
                <table:data-pilot-member table:name="(Mülhausen i. Els)" table:display="true" table:show-details="true"/>
                <table:data-pilot-member table:name="(Rouffach)" table:display="true" table:show-details="true"/>
                <table:data-pilot-member table:name="(Strossburi)" table:display="true" table:show-details="true"/>
                <table:data-pilot-member table:name="(Berlin)" table:display="true" table:show-details="true"/>
                <table:data-pilot-member table:name="(Strossburi i. E.)" table:display="true" table:show-details="true"/>
                <table:data-pilot-member table:name="Librairie évangélique (Strasbourg)" table:display="true" table:show-details="true"/>
                <table:data-pilot-member table:name="(Srasbourg)" table:display="true" table:show-details="true"/>
                <table:data-pilot-member table:name="(Mülhausen)" table:display="true" table:show-details="true"/>
                <table:data-pilot-member table:name="(Strassburg i.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uDates" table:orientation="hidden" table:used-hierarchy="-1" table:function="auto">
            <table:data-pilot-level table:show-empty="false" calcext:repeat-item-labels="false">
              <table:data-pilot-subtotals>
                <table:data-pilot-subtotal table:function="auto"/>
              </table:data-pilot-subtotals>
              <table:data-pilot-members>
                <table:data-pilot-member table:name="s.n." table:display="true" table:show-details="true"/>
                <table:data-pilot-member table:name="1874-1924." table:display="true" table:show-details="true"/>
                <table:data-pilot-member table:name="1928-....." table:display="true" table:show-details="true"/>
                <table:data-pilot-member table:name="1876-1928." table:display="true" table:show-details="true"/>
                <table:data-pilot-member table:name="1856-1924." table:display="true" table:show-details="true"/>
                <table:data-pilot-member table:name="1869-1944." table:display="true" table:show-details="true"/>
                <table:data-pilot-member table:name="1868-1944." table:display="true" table:show-details="true"/>
                <table:data-pilot-member table:name="1891-1946." table:display="true" table:show-details="true"/>
                <table:data-pilot-member table:name="1864-1937." table:display="true" table:show-details="true"/>
                <table:data-pilot-member table:name="1844-1899." table:display="true" table:show-details="true"/>
                <table:data-pilot-member table:name="1780-1829." table:display="true" table:show-details="true"/>
                <table:data-pilot-member table:name="1883-1940." table:display="true" table:show-details="true"/>
                <table:data-pilot-member table:name="1868-1914." table:display="true" table:show-details="true"/>
                <table:data-pilot-member table:name="1874-1938." table:display="true" table:show-details="true"/>
                <table:data-pilot-member table:name="1851-1930 ; (Ophtalmologiste)." table:display="true" table:show-details="true"/>
                <table:data-pilot-member table:name="1878-1943."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Source" table:orientation="hidden" table:used-hierarchy="-1" table:function="auto">
            <table:data-pilot-level table:show-empty="false" calcext:repeat-item-labels="false">
              <table:data-pilot-subtotals>
                <table:data-pilot-subtotal table:function="auto"/>
              </table:data-pilot-subtotals>
              <table:data-pilot-members>
                <table:data-pilot-member table:name="Bibliothèque nationale et universitaire de Strasbourg , M.118.904" table:display="true" table:show-details="true"/>
                <table:data-pilot-member table:name="Bibliothèque nationale et universitaire de Strasbourg , M.111.526" table:display="true" table:show-details="true"/>
                <table:data-pilot-member table:name="Bibliothèque nationale et universitaire de Strasbourg , M.111.832" table:display="true" table:show-details="true"/>
                <table:data-pilot-member table:name="Bibliothèque nationale et universitaire de Strasbourg , M.112.017" table:display="true" table:show-details="true"/>
                <table:data-pilot-member table:name="Bibliothèque nationale et universitaire de Strasbourg , M.125.767" table:display="true" table:show-details="true"/>
                <table:data-pilot-member table:name="Bibliothèque nationale et universitaire de Strasbourg , M.111.497" table:display="true" table:show-details="true"/>
                <table:data-pilot-member table:name="Bibliothèque nationale et universitaire de Strasbourg , M.111.862" table:display="true" table:show-details="true"/>
                <table:data-pilot-member table:name="Bibliothèque nationale et universitaire de Strasbourg , M.111.366" table:display="true" table:show-details="true"/>
                <table:data-pilot-member table:name="Bibliothèque nationale et universitaire de Strasbourg , M.34.703" table:display="true" table:show-details="true"/>
                <table:data-pilot-member table:name="Bibliothèque nationale et universitaire de Strasbourg , M.126.371" table:display="true" table:show-details="true"/>
                <table:data-pilot-member table:name="Bibliothèque nationale et universitaire de Strasbourg , M.111.365" table:display="true" table:show-details="true"/>
                <table:data-pilot-member table:name="Bibliothèque nationale et universitaire de Strasbourg , M.109.874" table:display="true" table:show-details="true"/>
                <table:data-pilot-member table:name="Bibliothèque nationale et universitaire de Strasbourg , M.111.516" table:display="true" table:show-details="true"/>
                <table:data-pilot-member table:name="Bibliothèque nationale et universitaire de Strasbourg , M.111.521" table:display="true" table:show-details="true"/>
                <table:data-pilot-member table:name="Bibliothèque nationale et universitaire de Strasbourg , MR.700.092" table:display="true" table:show-details="true"/>
                <table:data-pilot-member table:name="Bibliothèque nationale et universitaire de Strasbourg , CD.137.746" table:display="true" table:show-details="true"/>
                <table:data-pilot-member table:name="Bibliothèque nationale et universitaire de Strasbourg , M.121.836" table:display="true" table:show-details="true"/>
                <table:data-pilot-member table:name="Bibliothèque nationale et universitaire de Strasbourg , M.123.140" table:display="true" table:show-details="true"/>
                <table:data-pilot-member table:name="Bibliothèque nationale et universitaire de Strasbourg , M.125.735" table:display="true" table:show-details="true"/>
                <table:data-pilot-member table:name="Bibliothèque nationale et universitaire de Strasbourg , M.124.593" table:display="true" table:show-details="true"/>
                <table:data-pilot-member table:name="Bibliothèque nationale et universitaire de Strasbourg , M.125.770" table:display="true" table:show-details="true"/>
                <table:data-pilot-member table:name="Bibliothèque nationale et universitaire de Strasbourg , M.111.972" table:display="true" table:show-details="true"/>
                <table:data-pilot-member table:name="Bibliothèque nationale et universitaire de Strasbourg , M.111.510" table:display="true" table:show-details="true"/>
                <table:data-pilot-member table:name="Bibliothèque nationale et universitaire de Strasbourg , M.111.374" table:display="true" table:show-details="true"/>
                <table:data-pilot-member table:name="Bibliothèque nationale et universitaire de Strasbourg , M.110.096" table:display="true" table:show-details="true"/>
                <table:data-pilot-member table:name="Bibliothèque nationale et universitaire de Strasbourg , M.111.264" table:display="true" table:show-details="true"/>
                <table:data-pilot-member table:name="Bibliothèque nationale et universitaire de Strasbourg , M.111.513" table:display="true" table:show-details="true"/>
                <table:data-pilot-member table:name="Bibliothèque nationale et universitaire de Strasbourg , M.111.502" table:display="true" table:show-details="true"/>
                <table:data-pilot-member table:name="Bibliothèque nationale et universitaire de Strasbourg , M.125.771" table:display="true" table:show-details="true"/>
                <table:data-pilot-member table:name="Bibliothèque nationale et universitaire de Strasbourg , M.126.374" table:display="true" table:show-details="true"/>
                <table:data-pilot-member table:name="Bibliothèque nationale et universitaire de Strasbourg , M.125.765" table:display="true" table:show-details="true"/>
                <table:data-pilot-member table:name="Bibliothèque nationale et universitaire de Strasbourg , M.127.971" table:display="true" table:show-details="true"/>
                <table:data-pilot-member table:name="Bibliothèque nationale et universitaire de Strasbourg , M.126.417" table:display="true" table:show-details="true"/>
                <table:data-pilot-member table:name="Bibliothèque nationale et universitaire de Strasbourg , M.127.134" table:display="true" table:show-details="true"/>
                <table:data-pilot-member table:name="Bibliothèque nationale et universitaire de Strasbourg , M.111.563" table:display="true" table:show-details="true"/>
                <table:data-pilot-member table:name="Bibliothèque nationale et universitaire de Strasbourg , M.111.089,49" table:display="true" table:show-details="true"/>
                <table:data-pilot-member table:name="Bibliothèque nationale et universitaire de Strasbourg , M.109.082" table:display="true" table:show-details="true"/>
                <table:data-pilot-member table:name="Bibliothèque nationale et universitaire de Strasbourg , M.111.986" table:display="true" table:show-details="true"/>
                <table:data-pilot-member table:name="Bibliothèque nationale et universitaire de Strasbourg , M.111.368" table:display="true" table:show-details="true"/>
                <table:data-pilot-member table:name="Bibliothèque nationale et universitaire de Strasbourg , M.111.501" table:display="true" table:show-details="true"/>
                <table:data-pilot-member table:name="Bibliothèque nationale et universitaire de Strasbourg , M.111.754" table:display="true" table:show-details="true"/>
                <table:data-pilot-member table:name="Bibliothèque nationale et universitaire de Strasbourg , M.126.373" table:display="true" table:show-details="true"/>
                <table:data-pilot-member table:name="Bibliothèque nationale et universitaire de Strasbourg , M.122.989" table:display="true" table:show-details="true"/>
                <table:data-pilot-member table:name="Bibliothèque nationale et universitaire de Strasbourg , M.128.093" table:display="true" table:show-details="true"/>
                <table:data-pilot-member table:name="Bibliothèque nationale et universitaire de Strasbourg , M.111.271" table:display="true" table:show-details="true"/>
                <table:data-pilot-member table:name="Bibliothèque nationale et universitaire de Strasbourg , M.111.620" table:display="true" table:show-details="true"/>
                <table:data-pilot-member table:name="Bibliothèque nationale et universitaire de Strasbourg , M.111.968" table:display="true" table:show-details="true"/>
                <table:data-pilot-member table:name="Bibliothèque nationale et universitaire de Strasbourg , CD.173.563" table:display="true" table:show-details="true"/>
                <table:data-pilot-member table:name="Bibliothèque nationale et universitaire de Strasbourg , M.13.420" table:display="true" table:show-details="true"/>
                <table:data-pilot-member table:name="Bibliothèque nationale et universitaire de Strasbourg , M.111.367" table:display="true" table:show-details="true"/>
                <table:data-pilot-member table:name="Bibliothèque nationale et universitaire de Strasbourg , M.111.860" table:display="true" table:show-details="true"/>
                <table:data-pilot-member table:name="Bibliothèque nationale et universitaire de Strasbourg , M.111.585" table:display="true" table:show-details="true"/>
                <table:data-pilot-member table:name="Bibliothèque nationale et universitaire de Strasbourg , M.111.364" table:display="true" table:show-details="true"/>
                <table:data-pilot-member table:name="Bibliothèque nationale et universitaire de Strasbourg , M.111.515" table:display="true" table:show-details="true"/>
                <table:data-pilot-member table:name="Bibliothèque nationale et universitaire de Strasbourg , M.125.766" table:display="true" table:show-details="true"/>
                <table:data-pilot-member table:name="Bibliothèque nationale et universitaire de Strasbourg , M.123.507" table:display="true" table:show-details="true"/>
                <table:data-pilot-member table:name="Bibliothèque nationale et universitaire de Strasbourg , M.111.852" table:display="true" table:show-details="true"/>
                <table:data-pilot-member table:name="Bibliothèque nationale et universitaire de Strasbourg , M.111.517" table:display="true" table:show-details="true"/>
                <table:data-pilot-member table:name="Bibliothèque nationale et universitaire de Strasbourg , M.128.163" table:display="true" table:show-details="true"/>
                <table:data-pilot-member table:name="Bibliothèque nationale et universitaire de Strasbourg , M.123.506" table:display="true" table:show-details="true"/>
                <table:data-pilot-member table:name="Bibliothèque nationale et universitaire de Strasbourg , M.126.369" table:display="true" table:show-details="true"/>
                <table:data-pilot-member table:name="Bibliothèque nationale et universitaire de Strasbourg , M.13.419" table:display="true" table:show-details="true"/>
                <table:data-pilot-member table:name="Bibliothèque nationale et universitaire de Strasbourg , M.121.838" table:display="true" table:show-details="true"/>
                <table:data-pilot-member table:name="Bibliothèque nationale et universitaire de Strasbourg , M.127.313" table:display="true" table:show-details="true"/>
                <table:data-pilot-member table:name="Bibliothèque nationale et universitaire de Strasbourg , M.714.859" table:display="true" table:show-details="true"/>
                <table:data-pilot-member table:name="Bibliothèque nationale et universitaire de Strasbourg , M.34.653" table:display="true" table:show-details="true"/>
                <table:data-pilot-member table:name="Bibliothèque nationale et universitaire de Strasbourg , M.134.359" table:display="true" table:show-details="true"/>
                <table:data-pilot-member table:name="Bibliothèque nationale et universitaire de Strasbourg , M.126.429" table:display="true" table:show-details="true"/>
                <table:data-pilot-member table:name="Bibliothèque nationale et universitaire de Strasbourg , M.128.162" table:display="true" table:show-details="true"/>
                <table:data-pilot-member table:name="Bibliothèque nationale et universitaire de Strasbourg , M.111.373" table:display="true" table:show-details="true"/>
                <table:data-pilot-member table:name="Bibliothèque nationale et universitaire de Strasbourg , M.111.864" table:display="true" table:show-details="true"/>
                <table:data-pilot-member table:name="Bibliothèque nationale et universitaire de Strasbourg , M.121.837" table:display="true" table:show-details="true"/>
                <table:data-pilot-member table:name="Bibliothèque nationale et universitaire de Strasbourg , M.719.966" table:display="true" table:show-details="true"/>
                <table:data-pilot-member table:name="Bibliothèque nationale et universitaire de Strasbourg , M.111.496" table:display="true" table:show-details="true"/>
                <table:data-pilot-member table:name="Bibliothèque nationale et universitaire de Strasbourg , M.111.564" table:display="true" table:show-details="true"/>
                <table:data-pilot-member table:name="Bibliothèque nationale et universitaire de Strasbourg , M.111.861" table:display="true" table:show-details="true"/>
                <table:data-pilot-member table:name="Bibliothèque nationale et universitaire de Strasbourg , M.109.081" table:display="true" table:show-details="true"/>
                <table:data-pilot-member table:name="Bibliothèque nationale et universitaire de Strasbourg , M.111.855" table:display="true" table:show-details="true"/>
                <table:data-pilot-member table:name="Bibliothèque nationale et universitaire de Strasbourg , M.111.509" table:display="true" table:show-details="true"/>
                <table:data-pilot-member table:name="Bibliothèque nationale et universitaire de Strasbourg , M.111.369" table:display="true" table:show-details="true"/>
                <table:data-pilot-member table:name="Bibliothèque nationale et universitaire de Strasbourg , M.125.097" table:display="true" table:show-details="true"/>
                <table:data-pilot-member table:name="Bibliothèque nationale et universitaire de Strasbourg , M.129.378" table:display="true" table:show-details="true"/>
                <table:data-pilot-member table:name="Bibliothèque nationale et universitaire de Strasbourg , M.126.378" table:display="true" table:show-details="true"/>
                <table:data-pilot-member table:name="Bibliothèque nationale et universitaire de Strasbourg , M.122.986" table:display="true" table:show-details="true"/>
                <table:data-pilot-member table:name="Bibliothèque nationale et universitaire de Strasbourg , M.111.966" table:display="true" table:show-details="true"/>
                <table:data-pilot-member table:name="Bibliothèque nationale et universitaire de Strasbourg , M.111.919" table:display="true" table:show-details="true"/>
                <table:data-pilot-member table:name="Bibliothèque nationale et universitaire de Strasbourg , M.111.959" table:display="true" table:show-details="true"/>
                <table:data-pilot-member table:name="Bibliothèque nationale et universitaire de Strasbourg , M.34.126" table:display="true" table:show-details="true"/>
                <table:data-pilot-member table:name="Bibliothèque nationale et universitaire de Strasbourg , M.111.372" table:display="true" table:show-details="true"/>
                <table:data-pilot-member table:name="Bibliothèque nationale et universitaire de Strasbourg , M.111.853" table:display="true" table:show-details="true"/>
                <table:data-pilot-member table:name="Bibliothèque nationale et universitaire de Strasbourg , M.111.524" table:display="true" table:show-details="true"/>
                <table:data-pilot-member table:name="Bibliothèque nationale et universitaire de Strasbourg , M.111.371" table:display="true" table:show-details="true"/>
                <table:data-pilot-member table:name="Bibliothèque nationale et universitaire de Strasbourg , M.111.561" table:display="true" table:show-details="true"/>
                <table:data-pilot-member table:name="Bibliothèque nationale et universitaire de Strasbourg , M.111.858" table:display="true" table:show-details="true"/>
                <table:data-pilot-member table:name="Bibliothèque nationale et universitaire de Strasbourg , M.132.575" table:display="true" table:show-details="true"/>
                <table:data-pilot-member table:name="Bibliothèque nationale et universitaire de Strasbourg , M.148.900" table:display="true" table:show-details="true"/>
                <table:data-pilot-member table:name="Bibliothèque nationale et universitaire de Strasbourg , M.109.085" table:display="true" table:show-details="true"/>
                <table:data-pilot-member table:name="Bibliothèque nationale et universitaire de Strasbourg , M.110.033" table:display="true" table:show-details="true"/>
                <table:data-pilot-member table:name="Bibliothèque nationale et universitaire de Strasbourg , M.111.979" table:display="true" table:show-details="true"/>
                <table:data-pilot-member table:name="Bibliothèque nationale et universitaire de Strasbourg , M.111.089,75" table:display="true" table:show-details="true"/>
                <table:data-pilot-member table:name="Bibliothèque nationale et universitaire de Strasbourg , M.112.018" table:display="true" table:show-details="true"/>
                <table:data-pilot-member table:name="Bibliothèque nationale et universitaire de Strasbourg , M.123.139" table:display="true" table:show-details="true"/>
                <table:data-pilot-member table:name="Bibliothèque nationale et universitaire de Strasbourg , M.719.938" table:display="true" table:show-details="true"/>
                <table:data-pilot-member table:name="Bibliothèque nationale et universitaire de Strasbourg , M.121.800" table:display="true" table:show-details="true"/>
                <table:data-pilot-member table:name="Bibliothèque nationale et universitaire de Strasbourg , M.127.464" table:display="true" table:show-details="true"/>
                <table:data-pilot-member table:name="Bibliothèque nationale et universitaire de Strasbourg , M.126.375" table:display="true" table:show-details="true"/>
                <table:data-pilot-member table:name="Bibliothèque nationale et universitaire de Strasbourg , M.132.520" table:display="true" table:show-details="true"/>
                <table:data-pilot-member table:name="Bibliothèque nationale et universitaire de Strasbourg , M.111.498" table:display="true" table:show-details="true"/>
                <table:data-pilot-member table:name="Bibliothèque nationale et universitaire de Strasbourg , M.121.835" table:display="true" table:show-details="true"/>
                <table:data-pilot-member table:name="Bibliothèque nationale et universitaire de Strasbourg , M.126.317" table:display="true" table:show-details="true"/>
                <table:data-pilot-member table:name="Bibliothèque nationale et universitaire de Strasbourg , M.126.310" table:display="true" table:show-details="true"/>
                <table:data-pilot-member table:name="Bibliothèque nationale et universitaire de Strasbourg , M.111.500" table:display="true" table:show-details="true"/>
                <table:data-pilot-member table:name="Bibliothèque nationale et universitaire de Strasbourg , M.111.520" table:display="true" table:show-details="true"/>
                <table:data-pilot-member table:name="Bibliothèque nationale et universitaire de Strasbourg , M.111.505" table:display="true" table:show-details="true"/>
                <table:data-pilot-member table:name="Bibliothèque nationale et universitaire de Strasbourg , M.122.559" table:display="true" table:show-details="true"/>
                <table:data-pilot-member table:name="Bibliothèque nationale et universitaire de Strasbourg , M.34.652" table:display="true" table:show-details="true"/>
                <table:data-pilot-member table:name="Bibliothèque nationale et universitaire de Strasbourg , M.39.647" table:display="true" table:show-details="true"/>
                <table:data-pilot-member table:name="Bibliothèque nationale et universitaire de Strasbourg , CD.137.745" table:display="true" table:show-details="true"/>
                <table:data-pilot-member table:name="Bibliothèque nationale et universitaire de Strasbourg , M.111.867" table:display="true" table:show-details="true"/>
                <table:data-pilot-member table:name="Bibliothèque nationale et universitaire de Strasbourg , M.131.792" table:display="true" table:show-details="true"/>
                <table:data-pilot-member table:name="Bibliothèque nationale et universitaire de Strasbourg , M.133.840" table:display="true" table:show-details="true"/>
                <table:data-pilot-member table:name="Bibliothèque nationale et universitaire de Strasbourg , M.126.698" table:display="true" table:show-details="true"/>
                <table:data-pilot-member table:name="Bibliothèque nationale et universitaire de Strasbourg , M.131.573" table:display="true" table:show-details="true"/>
                <table:data-pilot-member table:name="Bibliothèque nationale et universitaire de Strasbourg , M.34.120" table:display="true" table:show-details="true"/>
                <table:data-pilot-member table:name="Bibliothèque nationale et universitaire de Strasbourg , M.111.370" table:display="true" table:show-details="true"/>
                <table:data-pilot-member table:name="Bibliothèque nationale et universitaire de Strasbourg , M.122.185" table:display="true" table:show-details="true"/>
                <table:data-pilot-member table:name="Bibliothèque nationale et universitaire de Strasbourg , M.124.702" table:display="true" table:show-details="true"/>
                <table:data-pilot-member table:name="Bibliothèque nationale et universitaire de Strasbourg , M.111.405" table:display="true" table:show-details="true"/>
                <table:data-pilot-member table:name="Bibliothèque nationale et universitaire de Strasbourg , M.710.704" table:display="true" table:show-details="true"/>
                <table:data-pilot-member table:name="Bibliothèque nationale et universitaire de Strasbourg , M.121.818" table:display="true" table:show-details="true"/>
                <table:data-pilot-member table:name="Bibliothèque nationale et universitaire de Strasbourg , M.126.366" table:display="true" table:show-details="true"/>
                <table:data-pilot-member table:name="Bibliothèque nationale et universitaire de Strasbourg , M.126.318" table:display="true" table:show-details="true"/>
                <table:data-pilot-member table:name="Bibliothèque nationale et universitaire de Strasbourg , M.125.109" table:display="true" table:show-details="true"/>
                <table:data-pilot-member table:name="Bibliothèque nationale et universitaire de Strasbourg , CD.173.058" table:display="true" table:show-details="true"/>
                <table:data-pilot-member table:name="Bibliothèque nationale et universitaire de Strasbourg , M.718.978" table:display="true" table:show-details="true"/>
                <table:data-pilot-member table:name="Bibliothèque nationale et universitaire de Strasbourg , M.124.876" table:display="true" table:show-details="true"/>
                <table:data-pilot-member table:name="Bibliothèque nationale et universitaire de Strasbourg , M.500.837,431" table:display="true" table:show-details="true"/>
                <table:data-pilot-member table:name="Bibliothèque nationale et universitaire de Strasbourg , M.111.089,66" table:display="true" table:show-details="true"/>
                <table:data-pilot-member table:name="Bibliothèque nationale et universitaire de Strasbourg , M.111.865" table:display="true" table:show-details="true"/>
                <table:data-pilot-member table:name="Bibliothèque nationale et universitaire de Strasbourg , M.111.819" table:display="true" table:show-details="true"/>
                <table:data-pilot-member table:name="Bibliothèque nationale et universitaire de Strasbourg , CD.173.174" table:display="true" table:show-details="true"/>
                <table:data-pilot-member table:name="Bibliothèque nationale et universitaire de Strasbourg , M.111.512" table:display="true" table:show-details="true"/>
                <table:data-pilot-member table:name="Bibliothèque nationale et universitaire de Strasbourg , M.124.633" table:display="true" table:show-details="true"/>
                <table:data-pilot-member table:name="Bibliothèque nationale et universitaire de Strasbourg , M.131.421" table:display="true" table:show-details="true"/>
                <table:data-pilot-member table:name="Bibliothèque nationale et universitaire de Strasbourg , CD.137.747" table:display="true" table:show-details="true"/>
                <table:data-pilot-member table:name="Bibliothèque nationale et universitaire de Strasbourg , M.126.428" table:display="true" table:show-details="true"/>
                <table:data-pilot-member table:name="Bibliothèque nationale et universitaire de Strasbourg , M.129.504" table:display="true" table:show-details="true"/>
                <table:data-pilot-member table:name="Bibliothèque nationale et universitaire de Strasbourg , M.123.422"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ote" table:orientation="hidden" table:used-hierarchy="-1" table:function="auto">
            <table:data-pilot-level table:show-empty="false" calcext:repeat-item-labels="false">
              <table:data-pilot-subtotals>
                <table:data-pilot-subtotal table:function="auto"/>
              </table:data-pilot-subtotals>
              <table:data-pilot-members>
                <table:data-pilot-member table:name="M.118.904" table:display="true" table:show-details="true"/>
                <table:data-pilot-member table:name="M.111.526" table:display="true" table:show-details="true"/>
                <table:data-pilot-member table:name="M.111.832" table:display="true" table:show-details="true"/>
                <table:data-pilot-member table:name="M.112.017" table:display="true" table:show-details="true"/>
                <table:data-pilot-member table:name="M.125.767" table:display="true" table:show-details="true"/>
                <table:data-pilot-member table:name="M.111.497" table:display="true" table:show-details="true"/>
                <table:data-pilot-member table:name="M.111.862" table:display="true" table:show-details="true"/>
                <table:data-pilot-member table:name="M.111.366" table:display="true" table:show-details="true"/>
                <table:data-pilot-member table:name="M.34.703" table:display="true" table:show-details="true"/>
                <table:data-pilot-member table:name="M.126.371" table:display="true" table:show-details="true"/>
                <table:data-pilot-member table:name="M.111.365" table:display="true" table:show-details="true"/>
                <table:data-pilot-member table:name="M.109.874" table:display="true" table:show-details="true"/>
                <table:data-pilot-member table:name="M.111.516" table:display="true" table:show-details="true"/>
                <table:data-pilot-member table:name="M.111.521" table:display="true" table:show-details="true"/>
                <table:data-pilot-member table:name="MR.700.092" table:display="true" table:show-details="true"/>
                <table:data-pilot-member table:name="CD.137.746" table:display="true" table:show-details="true"/>
                <table:data-pilot-member table:name="M.121.836" table:display="true" table:show-details="true"/>
                <table:data-pilot-member table:name="M.123.140" table:display="true" table:show-details="true"/>
                <table:data-pilot-member table:name="M.125.735" table:display="true" table:show-details="true"/>
                <table:data-pilot-member table:name="M.124.593" table:display="true" table:show-details="true"/>
                <table:data-pilot-member table:name="M.125.770" table:display="true" table:show-details="true"/>
                <table:data-pilot-member table:name="M.111.972" table:display="true" table:show-details="true"/>
                <table:data-pilot-member table:name="M.111.510" table:display="true" table:show-details="true"/>
                <table:data-pilot-member table:name="M.111.374" table:display="true" table:show-details="true"/>
                <table:data-pilot-member table:name="M.110.096" table:display="true" table:show-details="true"/>
                <table:data-pilot-member table:name="M.111.264" table:display="true" table:show-details="true"/>
                <table:data-pilot-member table:name="M.111.513" table:display="true" table:show-details="true"/>
                <table:data-pilot-member table:name="M.111.502" table:display="true" table:show-details="true"/>
                <table:data-pilot-member table:name="M.125.771" table:display="true" table:show-details="true"/>
                <table:data-pilot-member table:name="M.126.374" table:display="true" table:show-details="true"/>
                <table:data-pilot-member table:name="M.125.765" table:display="true" table:show-details="true"/>
                <table:data-pilot-member table:name="M.127.971" table:display="true" table:show-details="true"/>
                <table:data-pilot-member table:name="M.126.417" table:display="true" table:show-details="true"/>
                <table:data-pilot-member table:name="M.127.134" table:display="true" table:show-details="true"/>
                <table:data-pilot-member table:name="M.111.563" table:display="true" table:show-details="true"/>
                <table:data-pilot-member table:name="M.111.08949" table:display="true" table:show-details="true"/>
                <table:data-pilot-member table:name="M.109.082" table:display="true" table:show-details="true"/>
                <table:data-pilot-member table:name="M.111.986" table:display="true" table:show-details="true"/>
                <table:data-pilot-member table:name="M.111.368" table:display="true" table:show-details="true"/>
                <table:data-pilot-member table:name="M.111.501" table:display="true" table:show-details="true"/>
                <table:data-pilot-member table:name="M.111.754" table:display="true" table:show-details="true"/>
                <table:data-pilot-member table:name="M.126.373" table:display="true" table:show-details="true"/>
                <table:data-pilot-member table:name="M.122.989" table:display="true" table:show-details="true"/>
                <table:data-pilot-member table:name="M.128.093" table:display="true" table:show-details="true"/>
                <table:data-pilot-member table:name="M.111.271" table:display="true" table:show-details="true"/>
                <table:data-pilot-member table:name="M.111.620" table:display="true" table:show-details="true"/>
                <table:data-pilot-member table:name="M.111.968" table:display="true" table:show-details="true"/>
                <table:data-pilot-member table:name="CD.173.563" table:display="true" table:show-details="true"/>
                <table:data-pilot-member table:name="M.13.420" table:display="true" table:show-details="true"/>
                <table:data-pilot-member table:name="M.111.367" table:display="true" table:show-details="true"/>
                <table:data-pilot-member table:name="M.111.860" table:display="true" table:show-details="true"/>
                <table:data-pilot-member table:name="M.111.585" table:display="true" table:show-details="true"/>
                <table:data-pilot-member table:name="M.111.364" table:display="true" table:show-details="true"/>
                <table:data-pilot-member table:name="M.111.515" table:display="true" table:show-details="true"/>
                <table:data-pilot-member table:name="M.125.766" table:display="true" table:show-details="true"/>
                <table:data-pilot-member table:name="M.123.507" table:display="true" table:show-details="true"/>
                <table:data-pilot-member table:name="M.111.852" table:display="true" table:show-details="true"/>
                <table:data-pilot-member table:name="M.111.517" table:display="true" table:show-details="true"/>
                <table:data-pilot-member table:name="M.128.163" table:display="true" table:show-details="true"/>
                <table:data-pilot-member table:name="M.123.506" table:display="true" table:show-details="true"/>
                <table:data-pilot-member table:name="M.126.369" table:display="true" table:show-details="true"/>
                <table:data-pilot-member table:name="M.13.419" table:display="true" table:show-details="true"/>
                <table:data-pilot-member table:name="M.121.838" table:display="true" table:show-details="true"/>
                <table:data-pilot-member table:name="M.127.313" table:display="true" table:show-details="true"/>
                <table:data-pilot-member table:name="M.714.859" table:display="true" table:show-details="true"/>
                <table:data-pilot-member table:name="M.34.653" table:display="true" table:show-details="true"/>
                <table:data-pilot-member table:name="M.134.359" table:display="true" table:show-details="true"/>
                <table:data-pilot-member table:name="M.126.429" table:display="true" table:show-details="true"/>
                <table:data-pilot-member table:name="M.128.162" table:display="true" table:show-details="true"/>
                <table:data-pilot-member table:name="M.111.373" table:display="true" table:show-details="true"/>
                <table:data-pilot-member table:name="M.111.864" table:display="true" table:show-details="true"/>
                <table:data-pilot-member table:name="M.121.837" table:display="true" table:show-details="true"/>
                <table:data-pilot-member table:name="M.719.966" table:display="true" table:show-details="true"/>
                <table:data-pilot-member table:name="M.111.496" table:display="true" table:show-details="true"/>
                <table:data-pilot-member table:name="M.111.564" table:display="true" table:show-details="true"/>
                <table:data-pilot-member table:name="M.111.861" table:display="true" table:show-details="true"/>
                <table:data-pilot-member table:name="M.109.081" table:display="true" table:show-details="true"/>
                <table:data-pilot-member table:name="M.111.855" table:display="true" table:show-details="true"/>
                <table:data-pilot-member table:name="M.111.509" table:display="true" table:show-details="true"/>
                <table:data-pilot-member table:name="M.111.369" table:display="true" table:show-details="true"/>
                <table:data-pilot-member table:name="M.125.097" table:display="true" table:show-details="true"/>
                <table:data-pilot-member table:name="M.129.378" table:display="true" table:show-details="true"/>
                <table:data-pilot-member table:name="M.126.378" table:display="true" table:show-details="true"/>
                <table:data-pilot-member table:name="M.122.986" table:display="true" table:show-details="true"/>
                <table:data-pilot-member table:name="M.111.966" table:display="true" table:show-details="true"/>
                <table:data-pilot-member table:name="M.111.919" table:display="true" table:show-details="true"/>
                <table:data-pilot-member table:name="M.111.959" table:display="true" table:show-details="true"/>
                <table:data-pilot-member table:name="M.34.126" table:display="true" table:show-details="true"/>
                <table:data-pilot-member table:name="M.111.372" table:display="true" table:show-details="true"/>
                <table:data-pilot-member table:name="M.111.853" table:display="true" table:show-details="true"/>
                <table:data-pilot-member table:name="M.111.524" table:display="true" table:show-details="true"/>
                <table:data-pilot-member table:name="M.111.371" table:display="true" table:show-details="true"/>
                <table:data-pilot-member table:name="M.111.561" table:display="true" table:show-details="true"/>
                <table:data-pilot-member table:name="M.111.858" table:display="true" table:show-details="true"/>
                <table:data-pilot-member table:name="M.132.575" table:display="true" table:show-details="true"/>
                <table:data-pilot-member table:name="M.148.900" table:display="true" table:show-details="true"/>
                <table:data-pilot-member table:name="M.109.085" table:display="true" table:show-details="true"/>
                <table:data-pilot-member table:name="M.110.033" table:display="true" table:show-details="true"/>
                <table:data-pilot-member table:name="M.111.979" table:display="true" table:show-details="true"/>
                <table:data-pilot-member table:name="M.111.08975" table:display="true" table:show-details="true"/>
                <table:data-pilot-member table:name="M.112.018" table:display="true" table:show-details="true"/>
                <table:data-pilot-member table:name="M.123.139" table:display="true" table:show-details="true"/>
                <table:data-pilot-member table:name="M.719.938" table:display="true" table:show-details="true"/>
                <table:data-pilot-member table:name="M.121.800" table:display="true" table:show-details="true"/>
                <table:data-pilot-member table:name="M.127.464" table:display="true" table:show-details="true"/>
                <table:data-pilot-member table:name="M.126.375" table:display="true" table:show-details="true"/>
                <table:data-pilot-member table:name="M.132.520" table:display="true" table:show-details="true"/>
                <table:data-pilot-member table:name="M.111.498" table:display="true" table:show-details="true"/>
                <table:data-pilot-member table:name="M.121.835" table:display="true" table:show-details="true"/>
                <table:data-pilot-member table:name="M.126.317" table:display="true" table:show-details="true"/>
                <table:data-pilot-member table:name="M.126.310" table:display="true" table:show-details="true"/>
                <table:data-pilot-member table:name="M.111.500" table:display="true" table:show-details="true"/>
                <table:data-pilot-member table:name="M.111.520" table:display="true" table:show-details="true"/>
                <table:data-pilot-member table:name="M.111.505" table:display="true" table:show-details="true"/>
                <table:data-pilot-member table:name="M.122.559" table:display="true" table:show-details="true"/>
                <table:data-pilot-member table:name="M.34.652" table:display="true" table:show-details="true"/>
                <table:data-pilot-member table:name="M.39.647" table:display="true" table:show-details="true"/>
                <table:data-pilot-member table:name="CD.137.745" table:display="true" table:show-details="true"/>
                <table:data-pilot-member table:name="M.111.867" table:display="true" table:show-details="true"/>
                <table:data-pilot-member table:name="M.131.792" table:display="true" table:show-details="true"/>
                <table:data-pilot-member table:name="M.133.840" table:display="true" table:show-details="true"/>
                <table:data-pilot-member table:name="M.126.698" table:display="true" table:show-details="true"/>
                <table:data-pilot-member table:name="M.131.573" table:display="true" table:show-details="true"/>
                <table:data-pilot-member table:name="M.34.120" table:display="true" table:show-details="true"/>
                <table:data-pilot-member table:name="M.111.370" table:display="true" table:show-details="true"/>
                <table:data-pilot-member table:name="M.122.185" table:display="true" table:show-details="true"/>
                <table:data-pilot-member table:name="M.124.702" table:display="true" table:show-details="true"/>
                <table:data-pilot-member table:name="M.111.405" table:display="true" table:show-details="true"/>
                <table:data-pilot-member table:name="M.710.704" table:display="true" table:show-details="true"/>
                <table:data-pilot-member table:name="M.121.818" table:display="true" table:show-details="true"/>
                <table:data-pilot-member table:name="M.126.366" table:display="true" table:show-details="true"/>
                <table:data-pilot-member table:name="M.126.318" table:display="true" table:show-details="true"/>
                <table:data-pilot-member table:name="M.125.109" table:display="true" table:show-details="true"/>
                <table:data-pilot-member table:name="CD.173.058" table:display="true" table:show-details="true"/>
                <table:data-pilot-member table:name="M.718.978" table:display="true" table:show-details="true"/>
                <table:data-pilot-member table:name="M.124.876" table:display="true" table:show-details="true"/>
                <table:data-pilot-member table:name="M.500.837431" table:display="true" table:show-details="true"/>
                <table:data-pilot-member table:name="M.111.08966" table:display="true" table:show-details="true"/>
                <table:data-pilot-member table:name="M.111.865" table:display="true" table:show-details="true"/>
                <table:data-pilot-member table:name="M.111.819" table:display="true" table:show-details="true"/>
                <table:data-pilot-member table:name="CD.173.174" table:display="true" table:show-details="true"/>
                <table:data-pilot-member table:name="M.111.512" table:display="true" table:show-details="true"/>
                <table:data-pilot-member table:name="M.124.633" table:display="true" table:show-details="true"/>
                <table:data-pilot-member table:name="M.131.421" table:display="true" table:show-details="true"/>
                <table:data-pilot-member table:name="CD.137.747" table:display="true" table:show-details="true"/>
                <table:data-pilot-member table:name="M.126.428" table:display="true" table:show-details="true"/>
                <table:data-pilot-member table:name="M.129.504" table:display="true" table:show-details="true"/>
                <table:data-pilot-member table:name="M.123.422"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URLBnf" table:orientation="hidden" table:used-hierarchy="-1" table:function="auto">
            <table:data-pilot-level table:show-empty="false" calcext:repeat-item-labels="false">
              <table:data-pilot-subtotals>
                <table:data-pilot-subtotal table:function="auto"/>
              </table:data-pilot-subtotals>
              <table:data-pilot-members>
                <table:data-pilot-member table:name="http://catalogue.bnf.fr/ark:/12148/cb44932015q" table:display="true" table:show-details="true"/>
                <table:data-pilot-member table:name="http://catalogue.bnf.fr/ark:/12148/cb449319765" table:display="true" table:show-details="true"/>
                <table:data-pilot-member table:name="http://catalogue.bnf.fr/ark:/12148/cb449320042" table:display="true" table:show-details="true"/>
                <table:data-pilot-member table:name="http://catalogue.bnf.fr/ark:/12148/cb44932021n" table:display="true" table:show-details="true"/>
                <table:data-pilot-member table:name="http://catalogue.bnf.fr/ark:/12148/cb44931981r" table:display="true" table:show-details="true"/>
                <table:data-pilot-member table:name="http://catalogue.bnf.fr/ark:/12148/cb44931966v" table:display="true" table:show-details="true"/>
                <table:data-pilot-member table:name="http://catalogue.bnf.fr/ark:/12148/cb449320131" table:display="true" table:show-details="true"/>
                <table:data-pilot-member table:name="http://catalogue.bnf.fr/ark:/12148/cb44932027q" table:display="true" table:show-details="true"/>
                <table:data-pilot-member table:name="http://catalogue.bnf.fr/ark:/12148/cb449321499" table:display="true" table:show-details="true"/>
                <table:data-pilot-member table:name="http://catalogue.bnf.fr/ark:/12148/cb449319378" table:display="true" table:show-details="true"/>
                <table:data-pilot-member table:name="http://catalogue.bnf.fr/ark:/12148/cb44931950g" table:display="true" table:show-details="true"/>
                <table:data-pilot-member table:name="http://catalogue.bnf.fr/ark:/12148/cb44932156k" table:display="true" table:show-details="true"/>
                <table:data-pilot-member table:name="http://catalogue.bnf.fr/ark:/12148/cb449319734" table:display="true" table:show-details="true"/>
                <table:data-pilot-member table:name="http://catalogue.bnf.fr/ark:/12148/cb449321615" table:display="true" table:show-details="true"/>
                <table:data-pilot-member table:name="http://catalogue.bnf.fr/ark:/12148/cb449318924" table:display="true" table:show-details="true"/>
                <table:data-pilot-member table:name="http://catalogue.bnf.fr/ark:/12148/cb449320627" table:display="true" table:show-details="true"/>
                <table:data-pilot-member table:name="http://catalogue.bnf.fr/ark:/12148/cb44932008f" table:display="true" table:show-details="true"/>
                <table:data-pilot-member table:name="http://catalogue.bnf.fr/ark:/12148/cb449320193" table:display="true" table:show-details="true"/>
                <table:data-pilot-member table:name="http://catalogue.bnf.fr/ark:/12148/cb44932023b" table:display="true" table:show-details="true"/>
                <table:data-pilot-member table:name="http://catalogue.bnf.fr/ark:/12148/cb449320251" table:display="true" table:show-details="true"/>
                <table:data-pilot-member table:name="http://catalogue.bnf.fr/ark:/12148/cb44931984s" table:display="true" table:show-details="true"/>
                <table:data-pilot-member table:name="http://catalogue.bnf.fr/ark:/12148/cb44931932j" table:display="true" table:show-details="true"/>
                <table:data-pilot-member table:name="http://catalogue.bnf.fr/ark:/12148/cb44932166w" table:display="true" table:show-details="true"/>
                <table:data-pilot-member table:name="http://catalogue.bnf.fr/ark:/12148/cb449319587" table:display="true" table:show-details="true"/>
                <table:data-pilot-member table:name="http://catalogue.bnf.fr/ark:/12148/cb449321588" table:display="true" table:show-details="true"/>
                <table:data-pilot-member table:name="http://catalogue.bnf.fr/ark:/12148/cb44931939z" table:display="true" table:show-details="true"/>
                <table:data-pilot-member table:name="http://catalogue.bnf.fr/ark:/12148/cb44931971f" table:display="true" table:show-details="true"/>
                <table:data-pilot-member table:name="http://catalogue.bnf.fr/ark:/12148/cb449319676" table:display="true" table:show-details="true"/>
                <table:data-pilot-member table:name="http://catalogue.bnf.fr/ark:/12148/cb449319823" table:display="true" table:show-details="true"/>
                <table:data-pilot-member table:name="http://catalogue.bnf.fr/ark:/12148/cb44931945w" table:display="true" table:show-details="true"/>
                <table:data-pilot-member table:name="http://catalogue.bnf.fr/ark:/12148/cb449319796" table:display="true" table:show-details="true"/>
                <table:data-pilot-member table:name="http://catalogue.bnf.fr/ark:/12148/cb449320220" table:display="true" table:show-details="true"/>
                <table:data-pilot-member table:name="http://catalogue.bnf.fr/ark:/12148/cb44931936x" table:display="true" table:show-details="true"/>
                <table:data-pilot-member table:name="http://catalogue.bnf.fr/ark:/12148/cb44932026c" table:display="true" table:show-details="true"/>
                <table:data-pilot-member table:name="http://catalogue.bnf.fr/ark:/12148/cb44931894t" table:display="true" table:show-details="true"/>
                <table:data-pilot-member table:name="http://catalogue.bnf.fr/ark:/12148/cb44931907b" table:display="true" table:show-details="true"/>
                <table:data-pilot-member table:name="http://catalogue.bnf.fr/ark:/12148/cb44932151v" table:display="true" table:show-details="true"/>
                <table:data-pilot-member table:name="http://catalogue.bnf.fr/ark:/12148/cb44932168k" table:display="true" table:show-details="true"/>
                <table:data-pilot-member table:name="http://catalogue.bnf.fr/ark:/12148/cb449319467" table:display="true" table:show-details="true"/>
                <table:data-pilot-member table:name="http://catalogue.bnf.fr/ark:/12148/cb44931963t" table:display="true" table:show-details="true"/>
                <table:data-pilot-member table:name="http://catalogue.bnf.fr/ark:/12148/cb449320011" table:display="true" table:show-details="true"/>
                <table:data-pilot-member table:name="http://catalogue.bnf.fr/ark:/12148/cb449319347" table:display="true" table:show-details="true"/>
                <table:data-pilot-member table:name="http://catalogue.bnf.fr/ark:/12148/cb44931983f" table:display="true" table:show-details="true"/>
                <table:data-pilot-member table:name="http://catalogue.bnf.fr/ark:/12148/cb44932112z" table:display="true" table:show-details="true"/>
                <table:data-pilot-member table:name="http://catalogue.bnf.fr/ark:/12148/cb44931929n" table:display="true" table:show-details="true"/>
                <table:data-pilot-member table:name="http://catalogue.bnf.fr/ark:/12148/cb44932000p" table:display="true" table:show-details="true"/>
                <table:data-pilot-member table:name="http://catalogue.bnf.fr/ark:/12148/cb44932163v" table:display="true" table:show-details="true"/>
                <table:data-pilot-member table:name="http://catalogue.bnf.fr/ark:/12148/cb44932180f" table:display="true" table:show-details="true"/>
                <table:data-pilot-member table:name="http://catalogue.bnf.fr/ark:/12148/cb449320987" table:display="true" table:show-details="true"/>
                <table:data-pilot-member table:name="http://catalogue.bnf.fr/ark:/12148/cb449319498" table:display="true" table:show-details="true"/>
                <table:data-pilot-member table:name="http://catalogue.bnf.fr/ark:/12148/cb44932011b" table:display="true" table:show-details="true"/>
                <table:data-pilot-member table:name="http://catalogue.bnf.fr/ark:/12148/cb449321766" table:display="true" table:show-details="true"/>
                <table:data-pilot-member table:name="http://catalogue.bnf.fr/ark:/12148/cb44931954v" table:display="true" table:show-details="true"/>
                <table:data-pilot-member table:name="http://catalogue.bnf.fr/ark:/12148/cb44931972s" table:display="true" table:show-details="true"/>
                <table:data-pilot-member table:name="http://catalogue.bnf.fr/ark:/12148/cb44931980d" table:display="true" table:show-details="true"/>
                <table:data-pilot-member table:name="http://catalogue.bnf.fr/ark:/12148/cb449320580" table:display="true" table:show-details="true"/>
                <table:data-pilot-member table:name="http://catalogue.bnf.fr/ark:/12148/cb44932005d" table:display="true" table:show-details="true"/>
                <table:data-pilot-member table:name="http://catalogue.bnf.fr/ark:/12148/cb44931974g" table:display="true" table:show-details="true"/>
                <table:data-pilot-member table:name="http://catalogue.bnf.fr/ark:/12148/cb44931912x" table:display="true" table:show-details="true"/>
                <table:data-pilot-member table:name="http://catalogue.bnf.fr/ark:/12148/cb44931953h" table:display="true" table:show-details="true"/>
                <table:data-pilot-member table:name="http://catalogue.bnf.fr/ark:/12148/cb44931941h" table:display="true" table:show-details="true"/>
                <table:data-pilot-member table:name="http://catalogue.bnf.fr/ark:/12148/cb449320569" table:display="true" table:show-details="true"/>
                <table:data-pilot-member table:name="http://catalogue.bnf.fr/ark:/12148/cb44931911k" table:display="true" table:show-details="true"/>
                <table:data-pilot-member table:name="http://catalogue.bnf.fr/ark:/12148/cb44932029d" table:display="true" table:show-details="true"/>
                <table:data-pilot-member table:name="http://catalogue.bnf.fr/ark:/12148/cb449319180" table:display="true" table:show-details="true"/>
                <table:data-pilot-member table:name="http://catalogue.bnf.fr/ark:/12148/cb44931987t" table:display="true" table:show-details="true"/>
                <table:data-pilot-member table:name="http://catalogue.bnf.fr/ark:/12148/cb44932017d" table:display="true" table:show-details="true"/>
                <table:data-pilot-member table:name="http://catalogue.bnf.fr/ark:/12148/cb449319405" table:display="true" table:show-details="true"/>
                <table:data-pilot-member table:name="http://catalogue.bnf.fr/ark:/12148/cb44931917n" table:display="true" table:show-details="true"/>
                <table:data-pilot-member table:name="http://catalogue.bnf.fr/ark:/12148/cb44931959k" table:display="true" table:show-details="true"/>
                <table:data-pilot-member table:name="http://catalogue.bnf.fr/ark:/12148/cb44932012p" table:display="true" table:show-details="true"/>
                <table:data-pilot-member table:name="http://catalogue.bnf.fr/ark:/12148/cb449319107" table:display="true" table:show-details="true"/>
                <table:data-pilot-member table:name="http://catalogue.bnf.fr/ark:/12148/cb449321317" table:display="true" table:show-details="true"/>
                <table:data-pilot-member table:name="http://catalogue.bnf.fr/ark:/12148/cb44931897v" table:display="true" table:show-details="true"/>
                <table:data-pilot-member table:name="http://catalogue.bnf.fr/ark:/12148/cb44931893g" table:display="true" table:show-details="true"/>
                <table:data-pilot-member table:name="http://catalogue.bnf.fr/ark:/12148/cb44931908p" table:display="true" table:show-details="true"/>
                <table:data-pilot-member table:name="http://catalogue.bnf.fr/ark:/12148/cb44931900x" table:display="true" table:show-details="true"/>
                <table:data-pilot-member table:name="http://catalogue.bnf.fr/ark:/12148/cb449320073" table:display="true" table:show-details="true"/>
                <table:data-pilot-member table:name="http://catalogue.bnf.fr/ark:/12148/cb44931965h" table:display="true" table:show-details="true"/>
                <table:data-pilot-member table:name="http://catalogue.bnf.fr/ark:/12148/cb44931947k" table:display="true" table:show-details="true"/>
                <table:data-pilot-member table:name="http://catalogue.bnf.fr/ark:/12148/cb44931978v" table:display="true" table:show-details="true"/>
                <table:data-pilot-member table:name="http://catalogue.bnf.fr/ark:/12148/cb44932104b" table:display="true" table:show-details="true"/>
                <table:data-pilot-member table:name="http://catalogue.bnf.fr/ark:/12148/cb449319436" table:display="true" table:show-details="true"/>
                <table:data-pilot-member table:name="http://catalogue.bnf.fr/ark:/12148/cb44931990q" table:display="true" table:show-details="true"/>
                <table:data-pilot-member table:name="http://catalogue.bnf.fr/ark:/12148/cb44931903z" table:display="true" table:show-details="true"/>
                <table:data-pilot-member table:name="http://catalogue.bnf.fr/ark:/12148/cb449320162" table:display="true" table:show-details="true"/>
                <table:data-pilot-member table:name="http://catalogue.bnf.fr/ark:/12148/cb449320209" table:display="true" table:show-details="true"/>
                <table:data-pilot-member table:name="http://catalogue.bnf.fr/ark:/12148/cb449319049" table:display="true" table:show-details="true"/>
                <table:data-pilot-member table:name="http://catalogue.bnf.fr/ark:/12148/cb449319525" table:display="true" table:show-details="true"/>
                <table:data-pilot-member table:name="http://catalogue.bnf.fr/ark:/12148/cb44932006r" table:display="true" table:show-details="true"/>
                <table:data-pilot-member table:name="http://catalogue.bnf.fr/ark:/12148/cb44932162h" table:display="true" table:show-details="true"/>
                <table:data-pilot-member table:name="http://catalogue.bnf.fr/ark:/12148/cb44931957w" table:display="true" table:show-details="true"/>
                <table:data-pilot-member table:name="http://catalogue.bnf.fr/ark:/12148/cb44931977h" table:display="true" table:show-details="true"/>
                <table:data-pilot-member table:name="http://catalogue.bnf.fr/ark:/12148/cb44932009s" table:display="true" table:show-details="true"/>
                <table:data-pilot-member table:name="http://catalogue.bnf.fr/ark:/12148/cb44931989h" table:display="true" table:show-details="true"/>
                <table:data-pilot-member table:name="http://catalogue.bnf.fr/ark:/12148/cb449322080" table:display="true" table:show-details="true"/>
                <table:data-pilot-member table:name="http://catalogue.bnf.fr/ark:/12148/cb449319018" table:display="true" table:show-details="true"/>
                <table:data-pilot-member table:name="http://catalogue.bnf.fr/ark:/12148/cb44931975t" table:display="true" table:show-details="true"/>
                <table:data-pilot-member table:name="http://catalogue.bnf.fr/ark:/12148/cb44932018r" table:display="true" table:show-details="true"/>
                <table:data-pilot-member table:name="http://catalogue.bnf.fr/ark:/12148/cb44932031z" table:display="true" table:show-details="true"/>
                <table:data-pilot-member table:name="http://catalogue.bnf.fr/ark:/12148/cb449320282" table:display="true" table:show-details="true"/>
                <table:data-pilot-member table:name="http://catalogue.bnf.fr/ark:/12148/cb449319169" table:display="true" table:show-details="true"/>
                <table:data-pilot-member table:name="http://catalogue.bnf.fr/ark:/12148/cb44932130w" table:display="true" table:show-details="true"/>
                <table:data-pilot-member table:name="http://catalogue.bnf.fr/ark:/12148/cb44931899j" table:display="true" table:show-details="true"/>
                <table:data-pilot-member table:name="http://catalogue.bnf.fr/ark:/12148/cb44931960s" table:display="true" table:show-details="true"/>
                <table:data-pilot-member table:name="http://catalogue.bnf.fr/ark:/12148/cb44931933w" table:display="true" table:show-details="true"/>
                <table:data-pilot-member table:name="http://catalogue.bnf.fr/ark:/12148/cb449320538" table:display="true" table:show-details="true"/>
                <table:data-pilot-member table:name="s.n." table:display="true" table:show-details="true"/>
                <table:data-pilot-member table:name="http://catalogue.bnf.fr/ark:/12148/cb449320100" table:display="true" table:show-details="true"/>
                <table:data-pilot-member table:name="http://catalogue.bnf.fr/ark:/12148/cb44931938m" table:display="true" table:show-details="true"/>
                <table:data-pilot-member table:name="http://catalogue.bnf.fr/ark:/12148/cb44932024p" table:display="true" table:show-details="true"/>
                <table:data-pilot-member table:name="http://catalogue.bnf.fr/ark:/12148/cb44931962g" table:display="true" table:show-details="true"/>
                <table:data-pilot-member table:name="http://catalogue.bnf.fr/ark:/12148/cb44931902m" table:display="true" table:show-details="true"/>
                <table:data-pilot-member table:name="http://catalogue.bnf.fr/ark:/12148/cb44931969w" table:display="true" table:show-details="true"/>
                <table:data-pilot-member table:name="http://catalogue.bnf.fr/ark:/12148/cb449319556" table:display="true" table:show-details="true"/>
                <table:data-pilot-member table:name="http://catalogue.bnf.fr/ark:/12148/cb44931986g" table:display="true" table:show-details="true"/>
                <table:data-pilot-member table:name="http://catalogue.bnf.fr/ark:/12148/cb449321061" table:display="true" table:show-details="true"/>
                <table:data-pilot-member table:name="http://catalogue.bnf.fr/ark:/12148/cb44932061w" table:display="true" table:show-details="true"/>
                <table:data-pilot-member table:name="http://catalogue.bnf.fr/ark:/12148/cb44932014c" table:display="true" table:show-details="true"/>
                <table:data-pilot-member table:name="http://catalogue.bnf.fr/ark:/12148/cb44931951t" table:display="true" table:show-details="true"/>
                <table:data-pilot-member table:name="http://catalogue.bnf.fr/ark:/12148/cb44932204m" table:display="true" table:show-details="true"/>
                <table:data-pilot-member table:name="http://catalogue.bnf.fr/ark:/12148/cb44932002c" table:display="true" table:show-details="true"/>
                <table:data-pilot-member table:name="http://catalogue.bnf.fr/ark:/12148/cb44932107c" table:display="true" table:show-details="true"/>
                <table:data-pilot-member table:name="http://catalogue.bnf.fr/ark:/12148/cb44932054m" table:display="true" table:show-details="true"/>
                <table:data-pilot-member table:name="http://catalogue.bnf.fr/ark:/12148/cb44931956j" table:display="true" table:show-details="true"/>
                <table:data-pilot-member table:name="http://catalogue.bnf.fr/ark:/12148/cb44931930v" table:display="true" table:show-details="true"/>
                <table:data-pilot-member table:name="http://catalogue.bnf.fr/ark:/12148/cb44932003q" table:display="true" table:show-details="true"/>
                <table:data-pilot-member table:name="http://catalogue.bnf.fr/ark:/12148/cb44932165j" table:display="true" table:show-details="true"/>
                <table:data-pilot-member table:name="http://catalogue.bnf.fr/ark:/12148/cb449320329" table:display="true" table:show-details="true"/>
                <table:data-pilot-member table:name="http://catalogue.bnf.fr/ark:/12148/cb44931948x" table:display="true" table:show-details="true"/>
                <table:data-pilot-member table:name="http://catalogue.bnf.fr/ark:/12148/cb44931944j" table:display="true" table:show-details="true"/>
                <table:data-pilot-member table:name="http://catalogue.bnf.fr/ark:/12148/cb44931935k" table:display="true" table:show-details="true"/>
                <table:data-pilot-member table:name="http://catalogue.bnf.fr/ark:/12148/cb449320867" table:display="true" table:show-details="true"/>
                <table:data-pilot-member table:name="http://catalogue.bnf.fr/ark:/12148/cb44931923k" table:display="true" table:show-details="true"/>
                <table:data-pilot-member table:name="http://catalogue.bnf.fr/ark:/12148/cb449321975" table:display="true" table:show-details="true"/>
                <table:data-pilot-member table:name="http://catalogue.bnf.fr/ark:/12148/cb44932111m" table:display="true" table:show-details="true"/>
                <table:data-pilot-member table:name="http://catalogue.bnf.fr/ark:/12148/cb44932099k" table:display="true" table:show-details="true"/>
                <table:data-pilot-member table:name="http://catalogue.bnf.fr/ark:/12148/cb449319091" table:display="true" table:show-details="true"/>
                <table:data-pilot-member table:name="http://catalogue.bnf.fr/ark:/12148/cb449319316" table:display="true" table:show-details="true"/>
                <table:data-pilot-member table:name="http://catalogue.bnf.fr/ark:/12148/cb449321677" table:display="true" table:show-details="true"/>
                <table:data-pilot-member table:name="http://catalogue.bnf.fr/ark:/12148/cb44932181s" table:display="true" table:show-details="true"/>
                <table:data-pilot-member table:name="http://catalogue.bnf.fr/ark:/12148/cb449319703" table:display="true" table:show-details="true"/>
                <table:data-pilot-member table:name="http://catalogue.bnf.fr/ark:/12148/cb449318955" table:display="true" table:show-details="true"/>
                <table:data-pilot-member table:name="http://catalogue.bnf.fr/ark:/12148/cb449319614" table:display="true" table:show-details="true"/>
                <table:data-pilot-member table:name="http://catalogue.bnf.fr/ark:/12148/cb44932063k" table:display="true" table:show-details="true"/>
                <table:data-pilot-member table:name="http://catalogue.bnf.fr/ark:/12148/cb44931942v" table:display="true" table:show-details="true"/>
                <table:data-pilot-member table:name="http://catalogue.bnf.fr/ark:/12148/cb449319645" table:display="true" table:show-details="true"/>
                <table:data-pilot-member table:name="http://catalogue.bnf.fr/ark:/12148/cb449319885"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DateEnLigne"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Typographie" table:orientation="row" table:used-hierarchy="-1" table:function="auto">
            <table:data-pilot-level table:show-empty="false" calcext:repeat-item-labels="false">
              <table:data-pilot-subtotals>
                <table:data-pilot-subtotal table:function="auto"/>
              </table:data-pilot-subtotals>
              <table:data-pilot-members>
                <table:data-pilot-member table:name="gothique" table:display="true" table:show-details="true"/>
                <table:data-pilot-member table:name="romain" table:display="true" table:show-details="true"/>
                <table:data-pilot-member table:name="romain (manuscrit)"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CourtTitre" table:orientation="data" table:used-hierarchy="-1" table:function="count">
            <table:data-pilot-level table:show-empty="false" calcext:repeat-item-labels="false">
              <table:data-pilot-subtotals>
                <table:data-pilot-subtotal table:function="auto"/>
              </table:data-pilot-subtotals>
              <table:data-pilot-members>
                <table:data-pilot-member table:name="Was d'Steckelburjer vun d'r 'Université' saaue" table:display="true" table:show-details="true"/>
                <table:data-pilot-member table:name="E Mässigkeitsaposchtel" table:display="true" table:show-details="true"/>
                <table:data-pilot-member table:name="Zwei Theaterstucker" table:display="true" table:show-details="true"/>
                <table:data-pilot-member table:name="D'r Napoléon" table:display="true" table:show-details="true"/>
                <table:data-pilot-member table:name="D'r erscht Händel" table:display="true" table:show-details="true"/>
                <table:data-pilot-member table:name="D'Jungfer Prinzesse" table:display="true" table:show-details="true"/>
                <table:data-pilot-member table:name="D'Schlofere" table:display="true" table:show-details="true"/>
                <table:data-pilot-member table:name="Christowe" table:display="true" table:show-details="true"/>
                <table:data-pilot-member table:name="Lettre de France, e-n-elsaessisch's Heimetspiel" table:display="true" table:show-details="true"/>
                <table:data-pilot-member table:name="Im Traumland, Maerel in 4 Bilder mit Muesik un Danz" table:display="true" table:show-details="true"/>
                <table:data-pilot-member table:name="&quot;Charlot&quot; " table:display="true" table:show-details="true"/>
                <table:data-pilot-member table:name="Alsace" table:display="true" table:show-details="true"/>
                <table:data-pilot-member table:name="S' Teschtament" table:display="true" table:show-details="true"/>
                <table:data-pilot-member table:name="D'r Fremdelegionaer" table:display="true" table:show-details="true"/>
                <table:data-pilot-member table:name="D'r Stadtnarr" table:display="true" table:show-details="true"/>
                <table:data-pilot-member table:name="Der Eintagsleutnant" table:display="true" table:show-details="true"/>
                <table:data-pilot-member table:name="D'r Hasestrickler" table:display="true" table:show-details="true"/>
                <table:data-pilot-member table:name="S Orakel" table:display="true" table:show-details="true"/>
                <table:data-pilot-member table:name="Rund um d'Welt" table:display="true" table:show-details="true"/>
                <table:data-pilot-member table:name="In dr Awril g'schickt" table:display="true" table:show-details="true"/>
                <table:data-pilot-member table:name="Elsässisches Vereinstheater" table:display="true" table:show-details="true"/>
                <table:data-pilot-member table:name="E Diplomat" table:display="true" table:show-details="true"/>
                <table:data-pilot-member table:name="Lucie" table:display="true" table:show-details="true"/>
                <table:data-pilot-member table:name="S'Vogesehiesel" table:display="true" table:show-details="true"/>
                <table:data-pilot-member table:name="Petit Théâtre de Famille" table:display="true" table:show-details="true"/>
                <table:data-pilot-member table:name="D'r Kindbetter / von F" table:display="true" table:show-details="true"/>
                <table:data-pilot-member table:name="Sainte-Cécile !" table:display="true" table:show-details="true"/>
                <table:data-pilot-member table:name="D'r lätz Bardes-ü" table:display="true" table:show-details="true"/>
                <table:data-pilot-member table:name="Gouverneur fur 24 Stund" table:display="true" table:show-details="true"/>
                <table:data-pilot-member table:name="Zue Grossmuedders Zitte" table:display="true" table:show-details="true"/>
                <table:data-pilot-member table:name="E Daa im Narrehüss" table:display="true" table:show-details="true"/>
                <table:data-pilot-member table:name="E bissel Lieb" table:display="true" table:show-details="true"/>
                <table:data-pilot-member table:name="D'r Hofnarr Heidideldum, Maerel in 6 Bilder in 2 Verwandlunge" table:display="true" table:show-details="true"/>
                <table:data-pilot-member table:name="Kaktüs un kei And" table:display="true" table:show-details="true"/>
                <table:data-pilot-member table:name="D'r Huessjé" table:display="true" table:show-details="true"/>
                <table:data-pilot-member table:name="Elsässische Volksschriften" table:display="true" table:show-details="true"/>
                <table:data-pilot-member table:name="Aktenmaessige Darstellung der Vorfaelle, welche zu dem Austritt der Mitglieder H" table:display="true" table:show-details="true"/>
                <table:data-pilot-member table:name="Michel Strohkopf oder Die fidele Regimentskapelle" table:display="true" table:show-details="true"/>
                <table:data-pilot-member table:name="D'r Amerikaner" table:display="true" table:show-details="true"/>
                <table:data-pilot-member table:name="D'r Döüsigmarkschin" table:display="true" table:show-details="true"/>
                <table:data-pilot-member table:name="Gschpàngschter" table:display="true" table:show-details="true"/>
                <table:data-pilot-member table:name="s Dunneraxl, Drama in einem Akt" table:display="true" table:show-details="true"/>
                <table:data-pilot-member table:name="D'Satisfaction" table:display="true" table:show-details="true"/>
                <table:data-pilot-member table:name="Seruja" table:display="true" table:show-details="true"/>
                <table:data-pilot-member table:name="Im Wald" table:display="true" table:show-details="true"/>
                <table:data-pilot-member table:name="D'r letz Unkel" table:display="true" table:show-details="true"/>
                <table:data-pilot-member table:name="D'r Prophet" table:display="true" table:show-details="true"/>
                <table:data-pilot-member table:name="Bethanien, biblisches Schauspiel in fünf Akten" table:display="true" table:show-details="true"/>
                <table:data-pilot-member table:name="Der Zwischenact" table:display="true" table:show-details="true"/>
                <table:data-pilot-member table:name="D'Brueder" table:display="true" table:show-details="true"/>
                <table:data-pilot-member table:name="D'r Parisler" table:display="true" table:show-details="true"/>
                <table:data-pilot-member table:name="E Reis'in's Hochgebirj" table:display="true" table:show-details="true"/>
                <table:data-pilot-member table:name="A lätzi Visit" table:display="true" table:show-details="true"/>
                <table:data-pilot-member table:name="S' sechscht Gebott" table:display="true" table:show-details="true"/>
                <table:data-pilot-member table:name="E Dienschtbott wurd g'suecht" table:display="true" table:show-details="true"/>
                <table:data-pilot-member table:name="Professeur Dackeloriüs mit sinn künstliche Mensch &quot;Coco&quot; " table:display="true" table:show-details="true"/>
                <table:data-pilot-member table:name="Buewestreich" table:display="true" table:show-details="true"/>
                <table:data-pilot-member table:name="Verzwickti Hochzitts-Affaere" table:display="true" table:show-details="true"/>
                <table:data-pilot-member table:name="E Demonstration" table:display="true" table:show-details="true"/>
                <table:data-pilot-member table:name="D'r Juckel" table:display="true" table:show-details="true"/>
                <table:data-pilot-member table:name="Prinzessel Eijesinn, Maerel in 5 Bilder un aanere Verwandlung mit Gsang un Danz" table:display="true" table:show-details="true"/>
                <table:data-pilot-member table:name="Zur Geschichte des deutschen Theaters in Strassburg unter franzœsischer Herrschaft" table:display="true" table:show-details="true"/>
                <table:data-pilot-member table:name="Jungi Madamme" table:display="true" table:show-details="true"/>
                <table:data-pilot-member table:name="Am Wihnachtsowe bym 'e Kriejsblinde" table:display="true" table:show-details="true"/>
                <table:data-pilot-member table:name="Die Frau Velten in der Kuntelstub" table:display="true" table:show-details="true"/>
                <table:data-pilot-member table:name="Stocktaub oder 's sin alli Better b'setzt" table:display="true" table:show-details="true"/>
                <table:data-pilot-member table:name="D'r Candidat" table:display="true" table:show-details="true"/>
                <table:data-pilot-member table:name="D'r Maischter hett gewunne !" table:display="true" table:show-details="true"/>
                <table:data-pilot-member table:name="Wenn d'Fraue wähle" table:display="true" table:show-details="true"/>
                <table:data-pilot-member table:name="Hans Mathis" table:display="true" table:show-details="true"/>
                <table:data-pilot-member table:name="Sainte-Barbe" table:display="true" table:show-details="true"/>
                <table:data-pilot-member table:name="Goal" table:display="true" table:show-details="true"/>
                <table:data-pilot-member table:name="Salvator-Theater" table:display="true" table:show-details="true"/>
                <table:data-pilot-member table:name="D'Heimet" table:display="true" table:show-details="true"/>
                <table:data-pilot-member table:name="Zwei Meier oder d'r Bombié" table:display="true" table:show-details="true"/>
                <table:data-pilot-member table:name="Ein Blick hinter die Coulissen des Elsaessischen Theaters und die Taverne-Affaire" table:display="true" table:show-details="true"/>
                <table:data-pilot-member table:name="D'r erscht Box" table:display="true" table:show-details="true"/>
                <table:data-pilot-member table:name="E Hochzitter im Kleiderkaschte" table:display="true" table:show-details="true"/>
                <table:data-pilot-member table:name="D'r Automat" table:display="true" table:show-details="true"/>
                <table:data-pilot-member table:name="A gelungener Patient" table:display="true" table:show-details="true"/>
                <table:data-pilot-member table:name="Pfingstmontag&quot; " table:display="true" table:show-details="true"/>
                <table:data-pilot-member table:name="Struewelpeter , Originalmaerel in 7 Bilder un 3 Verwandlunge" table:display="true" table:show-details="true"/>
                <table:data-pilot-member table:name="[Theaterstücke f" table:display="true" table:show-details="true"/>
                <table:data-pilot-member table:name="D'r Hoflieferant" table:display="true" table:show-details="true"/>
                <table:data-pilot-member table:name="D'Mamsell Elis" table:display="true" table:show-details="true"/>
                <table:data-pilot-member table:name="D'Pariser Reis" table:display="true" table:show-details="true"/>
                <table:data-pilot-member table:name="Das Elsaessischen Theater Strassburg (TR)" table:display="true" table:show-details="true"/>
                <table:data-pilot-member table:name="Gift" table:display="true" table:show-details="true"/>
                <table:data-pilot-member table:name="D'r Erbunkel" table:display="true" table:show-details="true"/>
                <table:data-pilot-member table:name="L'oubli? (Das Vergessen?) Dramatische Skizze in einem Akt" table:display="true" table:show-details="true"/>
                <table:data-pilot-member table:name="E truericher Wittmann" table:display="true" table:show-details="true"/>
                <table:data-pilot-member table:name="D'Madam fahrt Velo" table:display="true" table:show-details="true"/>
                <table:data-pilot-member table:name="D'r luschti Hans-Michel" table:display="true" table:show-details="true"/>
                <table:data-pilot-member table:name="D'r Schnider von Gambse" table:display="true" table:show-details="true"/>
                <table:data-pilot-member table:name="Am Glockenturm, Schauspiel in drei Aufzügen" table:display="true" table:show-details="true"/>
                <table:data-pilot-member table:name="Das Elsässische Theater zu Straßburg i" table:display="true" table:show-details="true"/>
                <table:data-pilot-member table:name="Der Zeuge" table:display="true" table:show-details="true"/>
                <table:data-pilot-member table:name="In's Ropfer's Apothek" table:display="true" table:show-details="true"/>
                <table:data-pilot-member table:name="Wihnachtsstimme, Weihnachtsstueck im Dialekt aus der Zeit der grossen Revolution in 2 Akten" table:display="true" table:show-details="true"/>
                <table:data-pilot-member table:name="E hieroth sini Frau" table:display="true" table:show-details="true"/>
                <table:data-pilot-member table:name="S'Chinesisch Loos" table:display="true" table:show-details="true"/>
                <table:data-pilot-member table:name="Théâtre alsacien Strasbourg" table:display="true" table:show-details="true"/>
                <table:data-pilot-member table:name="Heimlichi Lieb" table:display="true" table:show-details="true"/>
                <table:data-pilot-member table:name="Andres Ruffenach, Bauerndrama in vier Akten" table:display="true" table:show-details="true"/>
                <table:data-pilot-member table:name="D'r Hans im Schnokeloch, Volksspiel in 4 Aufzuegen mit Musik ,Gesang und Tanz" table:display="true" table:show-details="true"/>
                <table:data-pilot-member table:name="D'Madam un d'Magd" table:display="true" table:show-details="true"/>
                <table:data-pilot-member table:name="S Paradies" table:display="true" table:show-details="true"/>
                <table:data-pilot-member table:name="D'r Josephel un sini Hochzittere, humorvolli Szene" table:display="true" table:show-details="true"/>
                <table:data-pilot-member table:name="Yo-Yo" table:display="true" table:show-details="true"/>
                <table:data-pilot-member table:name="D'r Abschied" table:display="true" table:show-details="true"/>
                <table:data-pilot-member table:name="D'r Cousin Réfractaire" table:display="true" table:show-details="true"/>
                <table:data-pilot-member table:name="Dreihundert Mark Belohnung" table:display="true" table:show-details="true"/>
                <table:data-pilot-member table:name="Prinz Changele" table:display="true" table:show-details="true"/>
                <table:data-pilot-member table:name="M'r bhaupt, es sey bassirt" table:display="true" table:show-details="true"/>
                <table:data-pilot-member table:name="Elsässer Theater Milhüse" table:display="true" table:show-details="true"/>
                <table:data-pilot-member table:name="Lisbeth" table:display="true" table:show-details="true"/>
                <table:data-pilot-member table:name="Verbotteni Lieb" table:display="true" table:show-details="true"/>
                <table:data-pilot-member table:name="Charlot" table:display="true" table:show-details="true"/>
                <table:data-pilot-member table:name="D'r Itzig em Fass" table:display="true" table:show-details="true"/>
                <table:data-pilot-member table:name="Wihnachtsglüeck" table:display="true" table:show-details="true"/>
                <table:data-pilot-member table:name="Das Elsass und sein Theater" table:display="true" table:show-details="true"/>
                <table:data-pilot-member table:name="D'r Scharele" table:display="true" table:show-details="true"/>
                <table:data-pilot-member table:name="1" table:display="true" table:show-details="true"/>
                <table:data-pilot-member table:name="Der tolle Morgen" table:display="true" table:show-details="true"/>
                <table:data-pilot-member table:name="E" table:display="true" table:show-details="true"/>
                <table:data-pilot-member table:name="D'r Millionegartner, Volkschauspiel in drei Aufzugen, in elsaesser Mundart" table:display="true" table:show-details="true"/>
                <table:data-pilot-member table:name="D'r Babbelhans" table:display="true" table:show-details="true"/>
                <table:data-pilot-member table:name="D'Wundergej" table:display="true" table:show-details="true"/>
                <table:data-pilot-member table:name="s Gaischtert im Huess, e gruesligi Szene" table:display="true" table:show-details="true"/>
                <table:data-pilot-member table:name="Caecilia, historisch-religiöses Festspiel in fünf Akten, zur XVII" table:display="true" table:show-details="true"/>
                <table:data-pilot-member table:name="D'r poetisch Oscar" table:display="true" table:show-details="true"/>
                <table:data-pilot-member table:name="Le Krentzel à l'Enfer / Alphonse Pick" table:display="true" table:show-details="true"/>
                <table:data-pilot-member table:name="Die Greifensteiner" table:display="true" table:show-details="true"/>
                <table:data-pilot-member table:name="Uewer unseri Kraft" table:display="true" table:show-details="true"/>
                <table:data-pilot-member table:name="Anno 1975 / A" table:display="true" table:show-details="true"/>
                <table:data-pilot-member table:name="Gethsemani, biblisches Frauerspiel in fünf Akten von Aug" table:display="true" table:show-details="true"/>
                <table:data-pilot-member table:name="Mister Smith" table:display="true" table:show-details="true"/>
                <table:data-pilot-member table:name="D'r KÖenig Charles X im Elsass" table:display="true" table:show-details="true"/>
                <table:data-pilot-member table:name="Kinnj Wüetass" table:display="true" table:show-details="true"/>
                <table:data-pilot-member table:name="Der Klopfgeist" table:display="true" table:show-details="true"/>
                <table:data-pilot-member table:name="E Spartshochzitt, E Farce in aam Akt" table:display="true" table:show-details="true"/>
                <table:data-pilot-member table:name="D' Heimet" table:display="true" table:show-details="true"/>
                <table:data-pilot-member table:name="Uff d'r Hochzyittsreis" table:display="true" table:show-details="true"/>
              </table:data-pilot-members>
              <table:data-pilot-sort-info table:order="descending" table:sort-mode="manual"/>
              <table:data-pilot-layout-info table:add-empty-lines="false" table:layout-mode="tabular-layout"/>
            </table:data-pilot-level>
          </table:data-pilot-field>
        </table:data-pilot-table>
        <table:data-pilot-table table:name="distrib_langue_et_typographie 4" table:application-data="" table:target-range-address="distrib_langue_et_typographie.O8:distrib_langue_et_typographie.P12" table:buttons="distrib_langue_et_typographie.O8" table:show-filter-button="false">
          <table:source-cell-range table:cell-range-address="pièces.A1:pièces.X149"/>
          <table:data-pilot-field table:source-field-name=" " table:orientation="hidden" table:used-hierarchy="-1" table:function="auto">
            <table:data-pilot-level table:show-empty="false" calcext:repeat-item-labels="false">
              <table:data-pilot-subtotals>
                <table:data-pilot-subtotal table:function="auto"/>
              </table:data-pilot-subtotals>
              <table:data-pilot-members>
                <table:data-pilot-member table:name="1" table:display="true" table:show-details="true"/>
                <table:data-pilot-member table:name="2" table:display="true" table:show-details="true"/>
                <table:data-pilot-member table:name="3" table:display="true" table:show-details="true"/>
                <table:data-pilot-member table:name="4" table:display="true" table:show-details="true"/>
                <table:data-pilot-member table:name="5" table:display="true" table:show-details="true"/>
                <table:data-pilot-member table:name="6" table:display="true" table:show-details="true"/>
                <table:data-pilot-member table:name="7" table:display="true" table:show-details="true"/>
                <table:data-pilot-member table:name="8" table:display="true" table:show-details="true"/>
                <table:data-pilot-member table:name="9" table:display="true" table:show-details="true"/>
                <table:data-pilot-member table:name="10" table:display="true" table:show-details="true"/>
                <table:data-pilot-member table:name="11" table:display="true" table:show-details="true"/>
                <table:data-pilot-member table:name="12" table:display="true" table:show-details="true"/>
                <table:data-pilot-member table:name="13" table:display="true" table:show-details="true"/>
                <table:data-pilot-member table:name="14" table:display="true" table:show-details="true"/>
                <table:data-pilot-member table:name="15" table:display="true" table:show-details="true"/>
                <table:data-pilot-member table:name="16" table:display="true" table:show-details="true"/>
                <table:data-pilot-member table:name="17" table:display="true" table:show-details="true"/>
                <table:data-pilot-member table:name="18" table:display="true" table:show-details="true"/>
                <table:data-pilot-member table:name="19" table:display="true" table:show-details="true"/>
                <table:data-pilot-member table:name="20" table:display="true" table:show-details="true"/>
                <table:data-pilot-member table:name="21" table:display="true" table:show-details="true"/>
                <table:data-pilot-member table:name="22" table:display="true" table:show-details="true"/>
                <table:data-pilot-member table:name="23" table:display="true" table:show-details="true"/>
                <table:data-pilot-member table:name="24" table:display="true" table:show-details="true"/>
                <table:data-pilot-member table:name="25" table:display="true" table:show-details="true"/>
                <table:data-pilot-member table:name="26" table:display="true" table:show-details="true"/>
                <table:data-pilot-member table:name="27" table:display="true" table:show-details="true"/>
                <table:data-pilot-member table:name="28" table:display="true" table:show-details="true"/>
                <table:data-pilot-member table:name="29" table:display="true" table:show-details="true"/>
                <table:data-pilot-member table:name="30" table:display="true" table:show-details="true"/>
                <table:data-pilot-member table:name="31" table:display="true" table:show-details="true"/>
                <table:data-pilot-member table:name="32" table:display="true" table:show-details="true"/>
                <table:data-pilot-member table:name="33" table:display="true" table:show-details="true"/>
                <table:data-pilot-member table:name="34" table:display="true" table:show-details="true"/>
                <table:data-pilot-member table:name="35" table:display="true" table:show-details="true"/>
                <table:data-pilot-member table:name="36" table:display="true" table:show-details="true"/>
                <table:data-pilot-member table:name="37" table:display="true" table:show-details="true"/>
                <table:data-pilot-member table:name="38" table:display="true" table:show-details="true"/>
                <table:data-pilot-member table:name="39" table:display="true" table:show-details="true"/>
                <table:data-pilot-member table:name="40" table:display="true" table:show-details="true"/>
                <table:data-pilot-member table:name="41" table:display="true" table:show-details="true"/>
                <table:data-pilot-member table:name="42" table:display="true" table:show-details="true"/>
                <table:data-pilot-member table:name="43" table:display="true" table:show-details="true"/>
                <table:data-pilot-member table:name="44" table:display="true" table:show-details="true"/>
                <table:data-pilot-member table:name="45" table:display="true" table:show-details="true"/>
                <table:data-pilot-member table:name="46" table:display="true" table:show-details="true"/>
                <table:data-pilot-member table:name="47" table:display="true" table:show-details="true"/>
                <table:data-pilot-member table:name="48" table:display="true" table:show-details="true"/>
                <table:data-pilot-member table:name="49" table:display="true" table:show-details="true"/>
                <table:data-pilot-member table:name="50" table:display="true" table:show-details="true"/>
                <table:data-pilot-member table:name="51" table:display="true" table:show-details="true"/>
                <table:data-pilot-member table:name="52" table:display="true" table:show-details="true"/>
                <table:data-pilot-member table:name="53" table:display="true" table:show-details="true"/>
                <table:data-pilot-member table:name="54" table:display="true" table:show-details="true"/>
                <table:data-pilot-member table:name="55" table:display="true" table:show-details="true"/>
                <table:data-pilot-member table:name="56" table:display="true" table:show-details="true"/>
                <table:data-pilot-member table:name="57" table:display="true" table:show-details="true"/>
                <table:data-pilot-member table:name="58" table:display="true" table:show-details="true"/>
                <table:data-pilot-member table:name="59" table:display="true" table:show-details="true"/>
                <table:data-pilot-member table:name="60" table:display="true" table:show-details="true"/>
                <table:data-pilot-member table:name="61" table:display="true" table:show-details="true"/>
                <table:data-pilot-member table:name="62" table:display="true" table:show-details="true"/>
                <table:data-pilot-member table:name="63" table:display="true" table:show-details="true"/>
                <table:data-pilot-member table:name="64" table:display="true" table:show-details="true"/>
                <table:data-pilot-member table:name="65" table:display="true" table:show-details="true"/>
                <table:data-pilot-member table:name="66" table:display="true" table:show-details="true"/>
                <table:data-pilot-member table:name="67" table:display="true" table:show-details="true"/>
                <table:data-pilot-member table:name="68" table:display="true" table:show-details="true"/>
                <table:data-pilot-member table:name="69" table:display="true" table:show-details="true"/>
                <table:data-pilot-member table:name="70" table:display="true" table:show-details="true"/>
                <table:data-pilot-member table:name="71" table:display="true" table:show-details="true"/>
                <table:data-pilot-member table:name="72" table:display="true" table:show-details="true"/>
                <table:data-pilot-member table:name="73" table:display="true" table:show-details="true"/>
                <table:data-pilot-member table:name="74" table:display="true" table:show-details="true"/>
                <table:data-pilot-member table:name="75" table:display="true" table:show-details="true"/>
                <table:data-pilot-member table:name="76" table:display="true" table:show-details="true"/>
                <table:data-pilot-member table:name="77" table:display="true" table:show-details="true"/>
                <table:data-pilot-member table:name="78" table:display="true" table:show-details="true"/>
                <table:data-pilot-member table:name="79" table:display="true" table:show-details="true"/>
                <table:data-pilot-member table:name="80" table:display="true" table:show-details="true"/>
                <table:data-pilot-member table:name="81" table:display="true" table:show-details="true"/>
                <table:data-pilot-member table:name="82" table:display="true" table:show-details="true"/>
                <table:data-pilot-member table:name="83" table:display="true" table:show-details="true"/>
                <table:data-pilot-member table:name="84" table:display="true" table:show-details="true"/>
                <table:data-pilot-member table:name="85" table:display="true" table:show-details="true"/>
                <table:data-pilot-member table:name="86" table:display="true" table:show-details="true"/>
                <table:data-pilot-member table:name="87" table:display="true" table:show-details="true"/>
                <table:data-pilot-member table:name="88" table:display="true" table:show-details="true"/>
                <table:data-pilot-member table:name="89" table:display="true" table:show-details="true"/>
                <table:data-pilot-member table:name="90" table:display="true" table:show-details="true"/>
                <table:data-pilot-member table:name="91" table:display="true" table:show-details="true"/>
                <table:data-pilot-member table:name="92" table:display="true" table:show-details="true"/>
                <table:data-pilot-member table:name="93" table:display="true" table:show-details="true"/>
                <table:data-pilot-member table:name="94" table:display="true" table:show-details="true"/>
                <table:data-pilot-member table:name="95" table:display="true" table:show-details="true"/>
                <table:data-pilot-member table:name="96" table:display="true" table:show-details="true"/>
                <table:data-pilot-member table:name="97" table:display="true" table:show-details="true"/>
                <table:data-pilot-member table:name="98" table:display="true" table:show-details="true"/>
                <table:data-pilot-member table:name="99" table:display="true" table:show-details="true"/>
                <table:data-pilot-member table:name="100" table:display="true" table:show-details="true"/>
                <table:data-pilot-member table:name="101" table:display="true" table:show-details="true"/>
                <table:data-pilot-member table:name="102" table:display="true" table:show-details="true"/>
                <table:data-pilot-member table:name="103" table:display="true" table:show-details="true"/>
                <table:data-pilot-member table:name="104" table:display="true" table:show-details="true"/>
                <table:data-pilot-member table:name="105" table:display="true" table:show-details="true"/>
                <table:data-pilot-member table:name="106" table:display="true" table:show-details="true"/>
                <table:data-pilot-member table:name="107" table:display="true" table:show-details="true"/>
                <table:data-pilot-member table:name="108" table:display="true" table:show-details="true"/>
                <table:data-pilot-member table:name="109" table:display="true" table:show-details="true"/>
                <table:data-pilot-member table:name="110" table:display="true" table:show-details="true"/>
                <table:data-pilot-member table:name="111" table:display="true" table:show-details="true"/>
                <table:data-pilot-member table:name="112" table:display="true" table:show-details="true"/>
                <table:data-pilot-member table:name="113" table:display="true" table:show-details="true"/>
                <table:data-pilot-member table:name="114" table:display="true" table:show-details="true"/>
                <table:data-pilot-member table:name="115" table:display="true" table:show-details="true"/>
                <table:data-pilot-member table:name="116" table:display="true" table:show-details="true"/>
                <table:data-pilot-member table:name="117" table:display="true" table:show-details="true"/>
                <table:data-pilot-member table:name="118" table:display="true" table:show-details="true"/>
                <table:data-pilot-member table:name="119" table:display="true" table:show-details="true"/>
                <table:data-pilot-member table:name="120" table:display="true" table:show-details="true"/>
                <table:data-pilot-member table:name="121" table:display="true" table:show-details="true"/>
                <table:data-pilot-member table:name="122" table:display="true" table:show-details="true"/>
                <table:data-pilot-member table:name="123" table:display="true" table:show-details="true"/>
                <table:data-pilot-member table:name="124" table:display="true" table:show-details="true"/>
                <table:data-pilot-member table:name="125" table:display="true" table:show-details="true"/>
                <table:data-pilot-member table:name="126" table:display="true" table:show-details="true"/>
                <table:data-pilot-member table:name="127" table:display="true" table:show-details="true"/>
                <table:data-pilot-member table:name="128" table:display="true" table:show-details="true"/>
                <table:data-pilot-member table:name="129" table:display="true" table:show-details="true"/>
                <table:data-pilot-member table:name="130" table:display="true" table:show-details="true"/>
                <table:data-pilot-member table:name="131" table:display="true" table:show-details="true"/>
                <table:data-pilot-member table:name="132" table:display="true" table:show-details="true"/>
                <table:data-pilot-member table:name="133" table:display="true" table:show-details="true"/>
                <table:data-pilot-member table:name="134" table:display="true" table:show-details="true"/>
                <table:data-pilot-member table:name="135" table:display="true" table:show-details="true"/>
                <table:data-pilot-member table:name="136" table:display="true" table:show-details="true"/>
                <table:data-pilot-member table:name="137" table:display="true" table:show-details="true"/>
                <table:data-pilot-member table:name="138" table:display="true" table:show-details="true"/>
                <table:data-pilot-member table:name="139" table:display="true" table:show-details="true"/>
                <table:data-pilot-member table:name="140" table:display="true" table:show-details="true"/>
                <table:data-pilot-member table:name="141" table:display="true" table:show-details="true"/>
                <table:data-pilot-member table:name="142" table:display="true" table:show-details="true"/>
                <table:data-pilot-member table:name="143" table:display="true" table:show-details="true"/>
                <table:data-pilot-member table:name="144" table:display="true" table:show-details="true"/>
                <table:data-pilot-member table:name="145" table:display="true" table:show-details="true"/>
                <table:data-pilot-member table:name="146" table:display="true" table:show-details="true"/>
                <table:data-pilot-member table:name="147" table:display="true" table:show-details="true"/>
                <table:data-pilot-member table:name="148"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uteur" table:orientation="hidden" table:used-hierarchy="-1" table:function="auto">
            <table:data-pilot-level table:show-empty="false" calcext:repeat-item-labels="false">
              <table:data-pilot-subtotals>
                <table:data-pilot-subtotal table:function="auto"/>
              </table:data-pilot-subtotals>
              <table:data-pilot-members>
                <table:data-pilot-member table:name="Schneegans, Heinrich" table:display="true" table:show-details="true"/>
                <table:data-pilot-member table:name="Hahn, Emilie" table:display="true" table:show-details="true"/>
                <table:data-pilot-member table:name="Rath, Charles" table:display="true" table:show-details="true"/>
                <table:data-pilot-member table:name="Weber, Charles" table:display="true" table:show-details="true"/>
                <table:data-pilot-member table:name="Jost, Camille" table:display="true" table:show-details="true"/>
                <table:data-pilot-member table:name="Greber, Julius" table:display="true" table:show-details="true"/>
                <table:data-pilot-member table:name="Riff, Jean" table:display="true" table:show-details="true"/>
                <table:data-pilot-member table:name="Clémens, Paul" table:display="true" table:show-details="true"/>
                <table:data-pilot-member table:name="Neukirch, F. X" table:display="true" table:show-details="true"/>
                <table:data-pilot-member table:name="Bastian, Ferdinand" table:display="true" table:show-details="true"/>
                <table:data-pilot-member table:name="Clemens, Paul" table:display="true" table:show-details="true"/>
                <table:data-pilot-member table:name="Erckmann-Chatrian" table:display="true" table:show-details="true"/>
                <table:data-pilot-member table:name="Guenther, Hermann" table:display="true" table:show-details="true"/>
                <table:data-pilot-member table:name="Hart, Marie" table:display="true" table:show-details="true"/>
                <table:data-pilot-member table:name="Stoskopf, Gustave" table:display="true" table:show-details="true"/>
                <table:data-pilot-member table:name="Weber, Emile" table:display="true" table:show-details="true"/>
                <table:data-pilot-member table:name="Weigel, Madeleine" table:display="true" table:show-details="true"/>
                <table:data-pilot-member table:name="Halter, Edouard" table:display="true" table:show-details="true"/>
                <table:data-pilot-member table:name="Wöhrle, Oskar" table:display="true" table:show-details="true"/>
                <table:data-pilot-member table:name="Horsch, D. G. Adolph" table:display="true" table:show-details="true"/>
                <table:data-pilot-member table:name="Horsch, Daniel Gustave Adolphe" table:display="true" table:show-details="true"/>
                <table:data-pilot-member table:name="s.n." table:display="true" table:show-details="true"/>
                <table:data-pilot-member table:name="Meyer, Josef" table:display="true" table:show-details="true"/>
                <table:data-pilot-member table:name="Weick, Georges" table:display="true" table:show-details="true"/>
                <table:data-pilot-member table:name="Lasch, Gustav" table:display="true" table:show-details="true"/>
                <table:data-pilot-member table:name="Schmidlin, Auguste" table:display="true" table:show-details="true"/>
                <table:data-pilot-member table:name="Kettner, Charles Frédéric" table:display="true" table:show-details="true"/>
                <table:data-pilot-member table:name="Winckelmann, Otto" table:display="true" table:show-details="true"/>
                <table:data-pilot-member table:name="Schott, Albert" table:display="true" table:show-details="true"/>
                <table:data-pilot-member table:name="Bischoff, Alph" table:display="true" table:show-details="true"/>
                <table:data-pilot-member table:name="Huck, Martin" table:display="true" table:show-details="true"/>
                <table:data-pilot-member table:name="Arnold, Georges Daniel" table:display="true" table:show-details="true"/>
                <table:data-pilot-member table:name="Kuehne, Fernand" table:display="true" table:show-details="true"/>
                <table:data-pilot-member table:name="Sengelin, Xavier" table:display="true" table:show-details="true"/>
                <table:data-pilot-member table:name="Kleisecker, H" table:display="true" table:show-details="true"/>
                <table:data-pilot-member table:name="Schickele, René" table:display="true" table:show-details="true"/>
                <table:data-pilot-member table:name="Lündner, Max" table:display="true" table:show-details="true"/>
                <table:data-pilot-member table:name="Fuchs, Ernst" table:display="true" table:show-details="true"/>
                <table:data-pilot-member table:name="Pfiffer, Léon" table:display="true" table:show-details="true"/>
                <table:data-pilot-member table:name="Koehler, Gustav" table:display="true" table:show-details="true"/>
                <table:data-pilot-member table:name="Pick, Alphonse" table:display="true" table:show-details="true"/>
                <table:data-pilot-member table:name="Wagner, Emile" table:display="true" table:show-details="true"/>
                <table:data-pilot-member table:name="Greber, Jule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persOK" table:orientation="hidden" table:used-hierarchy="-1" table:function="auto">
            <table:data-pilot-level table:show-empty="false" calcext:repeat-item-labels="false">
              <table:data-pilot-subtotals>
                <table:data-pilot-subtotal table:function="auto"/>
              </table:data-pilot-subtotals>
              <table:data-pilot-members>
                <table:data-pilot-member table:name="1" table:display="true" table:show-details="true"/>
                <table:data-pilot-member table:name="-1" table:display="true" table:show-details="true"/>
                <table:data-pilot-member table:name="-9" table:display="true" table:show-details="true"/>
                <table:data-pilot-member table:name="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DateÉdition" table:orientation="hidden" table:used-hierarchy="-1" table:function="auto">
            <table:data-pilot-level table:show-empty="false" calcext:repeat-item-labels="false">
              <table:data-pilot-subtotals>
                <table:data-pilot-subtotal table:function="auto"/>
              </table:data-pilot-subtotals>
              <table:data-pilot-members>
                <table:data-pilot-member table:name="1897" table:display="true" table:show-details="true"/>
                <table:data-pilot-member table:name="1910" table:display="true" table:show-details="true"/>
                <table:data-pilot-member table:name="1920" table:display="true" table:show-details="true"/>
                <table:data-pilot-member table:name="1928" table:display="true" table:show-details="true"/>
                <table:data-pilot-member table:name="1899" table:display="true" table:show-details="true"/>
                <table:data-pilot-member table:name="1914" table:display="true" table:show-details="true"/>
                <table:data-pilot-member table:name="1919" table:display="true" table:show-details="true"/>
                <table:data-pilot-member table:name="1924" table:display="true" table:show-details="true"/>
                <table:data-pilot-member table:name="1881" table:display="true" table:show-details="true"/>
                <table:data-pilot-member table:name="1903" table:display="true" table:show-details="true"/>
                <table:data-pilot-member table:name="1907" table:display="true" table:show-details="true"/>
                <table:data-pilot-member table:name="1902" table:display="true" table:show-details="true"/>
                <table:data-pilot-member table:name="1922" table:display="true" table:show-details="true"/>
                <table:data-pilot-member table:name="s.n." table:display="true" table:show-details="true"/>
                <table:data-pilot-member table:name="1931" table:display="true" table:show-details="true"/>
                <table:data-pilot-member table:name="1930" table:display="true" table:show-details="true"/>
                <table:data-pilot-member table:name="1906" table:display="true" table:show-details="true"/>
                <table:data-pilot-member table:name="1896" table:display="true" table:show-details="true"/>
                <table:data-pilot-member table:name="1908" table:display="true" table:show-details="true"/>
                <table:data-pilot-member table:name="1904" table:display="true" table:show-details="true"/>
                <table:data-pilot-member table:name="1936" table:display="true" table:show-details="true"/>
                <table:data-pilot-member table:name="1937" table:display="true" table:show-details="true"/>
                <table:data-pilot-member table:name="1941" table:display="true" table:show-details="true"/>
                <table:data-pilot-member table:name="1893" table:display="true" table:show-details="true"/>
                <table:data-pilot-member table:name="19" table:display="true" table:show-details="true"/>
                <table:data-pilot-member table:name="1912" table:display="true" table:show-details="true"/>
                <table:data-pilot-member table:name="1926" table:display="true" table:show-details="true"/>
                <table:data-pilot-member table:name="1873-1874" table:display="true" table:show-details="true"/>
                <table:data-pilot-member table:name="1925" table:display="true" table:show-details="true"/>
                <table:data-pilot-member table:name="1905" table:display="true" table:show-details="true"/>
                <table:data-pilot-member table:name="1913" table:display="true" table:show-details="true"/>
                <table:data-pilot-member table:name="1918" table:display="true" table:show-details="true"/>
                <table:data-pilot-member table:name="1898" table:display="true" table:show-details="true"/>
                <table:data-pilot-member table:name="1927" table:display="true" table:show-details="true"/>
                <table:data-pilot-member table:name="1863" table:display="true" table:show-details="true"/>
                <table:data-pilot-member table:name="1878" table:display="true" table:show-details="true"/>
                <table:data-pilot-member table:name="1921" table:display="true" table:show-details="true"/>
                <table:data-pilot-member table:name="1901" table:display="true" table:show-details="true"/>
                <table:data-pilot-member table:name="1900" table:display="true" table:show-details="true"/>
                <table:data-pilot-member table:name="1932" table:display="true" table:show-details="true"/>
                <table:data-pilot-member table:name="1923" table:display="true" table:show-details="true"/>
                <table:data-pilot-member table:name="1911" table:display="true" table:show-details="true"/>
                <table:data-pilot-member table:name="1934" table:display="true" table:show-details="true"/>
                <table:data-pilot-member table:name="1938" table:display="true" table:show-details="true"/>
                <table:data-pilot-member table:name="1877" table:display="true" table:show-details="true"/>
                <table:data-pilot-member table:name="1889" table:display="true" table:show-details="true"/>
                <table:data-pilot-member table:name="18" table:display="true" table:show-details="true"/>
                <table:data-pilot-member table:name="1875"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DécennieÉdition" table:orientation="hidden" table:used-hierarchy="-1" table:function="auto">
            <table:data-pilot-level table:show-empty="false" calcext:repeat-item-labels="false">
              <table:data-pilot-subtotals>
                <table:data-pilot-subtotal table:function="auto"/>
              </table:data-pilot-subtotals>
              <table:data-pilot-members>
                <table:data-pilot-member table:name="1890" table:display="true" table:show-details="true"/>
                <table:data-pilot-member table:name="1910" table:display="true" table:show-details="true"/>
                <table:data-pilot-member table:name="1920" table:display="true" table:show-details="true"/>
                <table:data-pilot-member table:name="1880" table:display="true" table:show-details="true"/>
                <table:data-pilot-member table:name="1900" table:display="true" table:show-details="true"/>
                <table:data-pilot-member table:name="s.n." table:display="true" table:show-details="true"/>
                <table:data-pilot-member table:name="1930" table:display="true" table:show-details="true"/>
                <table:data-pilot-member table:name="1940" table:display="true" table:show-details="true"/>
                <table:data-pilot-member table:name="10" table:display="true" table:show-details="true"/>
                <table:data-pilot-member table:name="1873-1874" table:display="true" table:show-details="true"/>
                <table:data-pilot-member table:name="1860" table:display="true" table:show-details="true"/>
                <table:data-pilot-member table:name="187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Droits" table:orientation="hidden" table:used-hierarchy="-1" table:function="auto">
            <table:data-pilot-level table:show-empty="false" calcext:repeat-item-labels="false">
              <table:data-pilot-subtotals>
                <table:data-pilot-subtotal table:function="auto"/>
              </table:data-pilot-subtotals>
              <table:data-pilot-members>
                <table:data-pilot-member table:name="domaine public"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itre" table:orientation="hidden" table:used-hierarchy="-1" table:function="auto">
            <table:data-pilot-level table:show-empty="false" calcext:repeat-item-labels="false">
              <table:data-pilot-subtotals>
                <table:data-pilot-subtotal table:function="auto"/>
              </table:data-pilot-subtotals>
              <table:data-pilot-members>
                <table:data-pilot-member table:name="Was d'Steckelburjer vun d'r 'Université' saaue. Humoristisches Intermezzo...Aufgefuehrt zum Universitaets-Jubilaueum am 2. Mai 1897" table:display="true" table:show-details="true"/>
                <table:data-pilot-member table:name="E Mässigkeitsaposchtel : Komische Szene mit Gesang in elsässer Mundart von Emilie Hahn" table:display="true" table:show-details="true"/>
                <table:data-pilot-member table:name="Zwei Theaterstucker. - 's Afrikaner Franzele. Scene ues'm algerische Colon-Lawe. Comedie in 1 Akt" table:display="true" table:show-details="true"/>
                <table:data-pilot-member table:name="D'r Napoléon : Volksstück in 3 Aufzügen aus der Zeit November 1918 / von Ch. Weber" table:display="true" table:show-details="true"/>
                <table:data-pilot-member table:name="D'r erscht Händel : E Farce in 2 Akt (mit d'r nämlich Szenerie) vum Camille Jost" table:display="true" table:show-details="true"/>
                <table:data-pilot-member table:name="D'Jungfer Prinzesse. Schauspiel in 3 Aufzuegen" table:display="true" table:show-details="true"/>
                <table:data-pilot-member table:name="D'Schlofere. Elsaessischi Quacksalwers-Komedie in aam Uffzug / Jean Riff" table:display="true" table:show-details="true"/>
                <table:data-pilot-member table:name="Christowe. E Wihnachtsstueckel in 1 Akt in elsaessischen Dialekt" table:display="true" table:show-details="true"/>
                <table:data-pilot-member table:name="Lettre de France, e-n-elsaessisch's Heimetspiel...noch'm Bild vun Frédéric Régamey" table:display="true" table:show-details="true"/>
                <table:data-pilot-member table:name="Im Traumland, Maerel in 4 Bilder mit Muesik un Danz" table:display="true" table:show-details="true"/>
                <table:data-pilot-member table:name="&quot;Charlot&quot; : E ürgelunges Stückel in 1 Akt im elsässischa Dialekt ; von Paul Clemens, Bischheim..." table:display="true" table:show-details="true"/>
                <table:data-pilot-member table:name="Alsace. Drame en cinq actes et huit tableaux" table:display="true" table:show-details="true"/>
                <table:data-pilot-member table:name="S' Teschtament. Volksstueck in drei Aufzuegen" table:display="true" table:show-details="true"/>
                <table:data-pilot-member table:name="D'r Fremdelegionaer. Ein elsaessisches Lebensbild in 3 Aufzuegen" table:display="true" table:show-details="true"/>
                <table:data-pilot-member table:name="D'r Stadtnarr : Volkstueck in drei Aufzuegen in elsaessischer Mundart / Marie Hart" table:display="true" table:show-details="true"/>
                <table:data-pilot-member table:name="Der Eintagsleutnant : Schwank in einem Aufzuge : Rollen-Exemplar nach der Erstaufführung am Strassburger Stadttheater eingerichtet / Julius Greber" table:display="true" table:show-details="true"/>
                <table:data-pilot-member table:name="D'r Hasestrickler. Lustspiel in aam Uffzug / Jean Riff" table:display="true" table:show-details="true"/>
                <table:data-pilot-member table:name="S Orakel. Lustspiel in 1 Akt" table:display="true" table:show-details="true"/>
                <table:data-pilot-member table:name="Rund um d'Welt : E Märel in acht Bilder vun Emile Weber mit Müsik vun Aloyse Braun" table:display="true" table:show-details="true"/>
                <table:data-pilot-member table:name="In dr Awril g'schickt : Lustspiel in zwei Akten von M. Weigel" table:display="true" table:show-details="true"/>
                <table:data-pilot-member table:name="Elsässisches Vereinstheater. N 52, So e liederlicher Frack odder : E foljeschwäri Hüssuechung : E Schwank in 1 Uffzugg / vum Camille Jost" table:display="true" table:show-details="true"/>
                <table:data-pilot-member table:name="E Diplomat. E Mordsaffaer. Zwei Lustspiele in Strassburger Mundart" table:display="true" table:show-details="true"/>
                <table:data-pilot-member table:name="Lucie. Dramatisches Sittenbild in einem Aufzug in Strassburger Mundart" table:display="true" table:show-details="true"/>
                <table:data-pilot-member table:name="S'Vogesehiesel. Luschtspiel uess dr Vosges in 1 Akt" table:display="true" table:show-details="true"/>
                <table:data-pilot-member table:name="Petit Théâtre de Famille. Noel d'Alsace (Edition française augmentée d'une notice sur le mot 'Noe͏̈l', sur le fond gaulois de la langue française et sur l'origine des Gaulois) / Edouard Halter ; nach dem deutschen Original von Christian Schmitt" table:display="true" table:show-details="true"/>
                <table:data-pilot-member table:name="D'r Kindbetter / von F. Bastian und Ernst Clausen" table:display="true" table:show-details="true"/>
                <table:data-pilot-member table:name="Sainte-Cécile ! : Lustspiel in einem Aufzuge : in Strassburger Mundart / von Julieus Greber" table:display="true" table:show-details="true"/>
                <table:data-pilot-member table:name="D'r lätz Bardes-ü. Lustspiel in einem Aufzug" table:display="true" table:show-details="true"/>
                <table:data-pilot-member table:name="Gouverneur fur 24 Stund : E Schwank in 1 Akt noch're spanische gschichtliche Erzählung üss'm Johr 1420. Verarweit unn iwersetzt vum Camille Jost" table:display="true" table:show-details="true"/>
                <table:data-pilot-member table:name="Zue Grossmuedders Zitte : e Liewes-Scene mit ine Couplet / von Ferd. Bastian" table:display="true" table:show-details="true"/>
                <table:data-pilot-member table:name="E Daa im Narrehüss : E Original-Farce in zwei kurze Akt vum Camille Jost" table:display="true" table:show-details="true"/>
                <table:data-pilot-member table:name="E bissel Lieb : Drama im'e Vorspiel un 3 Akt von Emile Weber" table:display="true" table:show-details="true"/>
                <table:data-pilot-member table:name="D'r Hofnarr Heidideldum, Maerel in 6 Bilder in 2 Verwandlunge" table:display="true" table:show-details="true"/>
                <table:data-pilot-member table:name="Kaktüs un kei And : E-n-elsassisch Lustspiel in drei Uffzig un miteme Vorspiel" table:display="true" table:show-details="true"/>
                <table:data-pilot-member table:name="D'r Huessjé. Luschtspiel in 1 Act" table:display="true" table:show-details="true"/>
                <table:data-pilot-member table:name="Elsässische Volksschriften. 49, 2 Stroßburjer Komödie : 2. Serie / von D. G. Ad. Horsch" table:display="true" table:show-details="true"/>
                <table:data-pilot-member table:name="Aktenmaessige Darstellung der Vorfaelle, welche zu dem Austritt der Mitglieder H. Guenter und Ch. Bode gefuehrt haben, an Hand der Protokolle der Theater-Kommission" table:display="true" table:show-details="true"/>
                <table:data-pilot-member table:name="Michel Strohkopf oder Die fidele Regimentskapelle. Unsinn mit Gesang, Musik und Tanz in einem Aufzug" table:display="true" table:show-details="true"/>
                <table:data-pilot-member table:name="D'r Amerikaner. Elsaessisches Volksstueck in 3 Aufzuege" table:display="true" table:show-details="true"/>
                <table:data-pilot-member table:name="D'r Döüsigmarkschin. Schwank in einem Aufzug" table:display="true" table:show-details="true"/>
                <table:data-pilot-member table:name="Gschpàngschter. Elsàssisch Theaterstueck fuer Theater un Vereiner, mit un ohne Damerolle uffiehrbar" table:display="true" table:show-details="true"/>
                <table:data-pilot-member table:name="s Dunneraxl, Drama in einem Akt" table:display="true" table:show-details="true"/>
                <table:data-pilot-member table:name="D'Satisfaction. Farce in zwei Scene" table:display="true" table:show-details="true"/>
                <table:data-pilot-member table:name="Seruja : Ein Weihnachtsspiel / Georges Weick" table:display="true" table:show-details="true"/>
                <table:data-pilot-member table:name="Im Wald : Volksstück in zwei Aufzügen ; 'S Dunneraxt : Drama in einem Akt / Ferd. Bastian" table:display="true" table:show-details="true"/>
                <table:data-pilot-member table:name="D'r letz Unkel. Volksstueck" table:display="true" table:show-details="true"/>
                <table:data-pilot-member table:name="D'r Prophet. Drama in 5 Aufzuegen" table:display="true" table:show-details="true"/>
                <table:data-pilot-member table:name="Bethanien, biblisches Schauspiel in fünf Akten..." table:display="true" table:show-details="true"/>
                <table:data-pilot-member table:name="Der Zwischenact : Strassburger Theaterzettel und Theaternachrichten. I, 31. Aug. 1873 - 30. Apr. 1874" table:display="true" table:show-details="true"/>
                <table:data-pilot-member table:name="D'Brueder. Volksstueck in 5 Bilder uess dr Zitt vun 1914 bis 1918" table:display="true" table:show-details="true"/>
                <table:data-pilot-member table:name="D'r Parisler. Elsaessisches Volksstueck mit Gesang und Tanz in einem Aufzug" table:display="true" table:show-details="true"/>
                <table:data-pilot-member table:name="E Reis'in's Hochgebirj. Schwank in einem Akt / Ch. F. Kettner" table:display="true" table:show-details="true"/>
                <table:data-pilot-member table:name="A lätzi Visit. Elsaessisch's Luschtspiel in 1 Akt" table:display="true" table:show-details="true"/>
                <table:data-pilot-member table:name="S' sechscht Gebott. Bauerntragœdie in vier Aufzuegen" table:display="true" table:show-details="true"/>
                <table:data-pilot-member table:name="E Dienschtbott wurd g'suecht : E Schnirichel in 1 Akt vum Camille Jost" table:display="true" table:show-details="true"/>
                <table:data-pilot-member table:name="Professeur Dackeloriüs mit sinn künstliche Mensch &quot;Coco&quot; : E komischi Scène für 2 Persone von Paul Clemens" table:display="true" table:show-details="true"/>
                <table:data-pilot-member table:name="Buewestreich. Lustspiel in eim Uffzug" table:display="true" table:show-details="true"/>
                <table:data-pilot-member table:name="Verzwickti Hochzitts-Affaere. Elsaessischer Schwank in einem Aufzug (frei nach Labiche)" table:display="true" table:show-details="true"/>
                <table:data-pilot-member table:name="E Demonstration : Elsässische Komödie in drei Akten" table:display="true" table:show-details="true"/>
                <table:data-pilot-member table:name="D'r Juckel : Komischer Vortrag von Paul Clemens" table:display="true" table:show-details="true"/>
                <table:data-pilot-member table:name="Prinzessel Eijesinn, Maerel in 5 Bilder un aanere Verwandlung mit Gsang un Danz" table:display="true" table:show-details="true"/>
                <table:data-pilot-member table:name="Zur Geschichte des deutschen Theaters in Strassburg unter franzœsischer Herrschaft" table:display="true" table:show-details="true"/>
                <table:data-pilot-member table:name="Jungi Madamme. Lustspiel in einem Aufzug in Strassburger Mundart" table:display="true" table:show-details="true"/>
                <table:data-pilot-member table:name="Am Wihnachtsowe bym 'e Kriejsblinde : E Wihnachtsstüeck in eim Akt (Zweite Aufl.) / Emile Weber" table:display="true" table:show-details="true"/>
                <table:data-pilot-member table:name="Die Frau Velten in der Kuntelstub" table:display="true" table:show-details="true"/>
                <table:data-pilot-member table:name="Stocktaub oder 's sin alli Better b'setzt : Lustspiel in 1 Akt frei nach dem Französischen von Ch. F. Kettner" table:display="true" table:show-details="true"/>
                <table:data-pilot-member table:name="D'r Candidat : Luschtspiel in dreij Akt vun G. Stoskopf. Mit-e-re Deckeszeichnung vun P. Braunagel" table:display="true" table:show-details="true"/>
                <table:data-pilot-member table:name="D'r Maischter hett gewunne ! : Schwank in aam Akt / von Ferdinand Bastian" table:display="true" table:show-details="true"/>
                <table:data-pilot-member table:name="Wenn d'Fraue wähle : Lustspiel in 3 Akt vun G. Stoskopf" table:display="true" table:show-details="true"/>
                <table:data-pilot-member table:name="Hans Mathis. Laewesbild in 3 Akte. Noch-em franzœsche Roman 'Le juif polonais' vun Erckmann Chatrian" table:display="true" table:show-details="true"/>
                <table:data-pilot-member table:name="Sainte-Barbe : Comédie in aam Uffzug / vun Jean Riff" table:display="true" table:show-details="true"/>
                <table:data-pilot-member table:name="Goal. E luschtigs Schwaenkele uess'm Sportslaewe" table:display="true" table:show-details="true"/>
                <table:data-pilot-member table:name="Salvator-Theater. Nr. 121, Ar esch mondsechtig : e Luschtspeel vun dr Wohnungsnot en eim Uffzug / umgearbeitet und herausgegeben von Albert Schott" table:display="true" table:show-details="true"/>
                <table:data-pilot-member table:name="D'Heimet. Elsaessisches Volksstueck in drei Aufzuegen (vier Bildern) (2e éd) / Julius Greber, G. Stoskopf ; mit einer Deckenzeichnung von H. Loux" table:display="true" table:show-details="true"/>
                <table:data-pilot-member table:name="Zwei Meier oder d'r Bombié. Comédie-Bouffe in 1 Act" table:display="true" table:show-details="true"/>
                <table:data-pilot-member table:name="Elsässische Volksschriften. 52, D'r Pfetter vum Land od'r e Kindtauf mit Hindernisse : Original-Komödie in eim Uffzug / vun Jean Riff" table:display="true" table:show-details="true"/>
                <table:data-pilot-member table:name="Ein Blick hinter die Coulissen des Elsaessischen Theaters und die Taverne-Affaire" table:display="true" table:show-details="true"/>
                <table:data-pilot-member table:name="D'r erscht Box. Schwank in aam Uffzug" table:display="true" table:show-details="true"/>
                <table:data-pilot-member table:name="E Hochzitter im Kleiderkaschte. Schwank in einem Aufzug" table:display="true" table:show-details="true"/>
                <table:data-pilot-member table:name="D'r Automat. Soloscene" table:display="true" table:show-details="true"/>
                <table:data-pilot-member table:name="A gelungener Patient : Komische Duoszene für zwei Herren von Martin Huck" table:display="true" table:show-details="true"/>
                <table:data-pilot-member table:name="Pfingstmontag&quot; : eine Jahrhundert-Erinnerung : dem Elsass-Lothringischen Heimatdienst gewidmet / G. D. Arnold" table:display="true" table:show-details="true"/>
                <table:data-pilot-member table:name="Struewelpeter , Originalmaerel in 7 Bilder un 3 Verwandlunge" table:display="true" table:show-details="true"/>
                <table:data-pilot-member table:name="[Theaterstücke f. d. elsass. Vereinsbühne]. 47, Bureaukrate! : Dialektkomödie in einem Akt / von Fernand Kuhne" table:display="true" table:show-details="true"/>
                <table:data-pilot-member table:name="D'r Hoflieferant. Elsaessische Komœdie in 3 Aufzuegen" table:display="true" table:show-details="true"/>
                <table:data-pilot-member table:name="D'Mamsell Elis. Volksstueck uesm Buerelawe in 3 Akte und 1 Vorakt" table:display="true" table:show-details="true"/>
                <table:data-pilot-member table:name="D'Pariser Reis. Schwank in dreij Akt" table:display="true" table:show-details="true"/>
                <table:data-pilot-member table:name="Das Elsaessischen Theater Strassburg (TR) : Festsaal im Union-Hotel, Kellermannstaden / Gustav Stoskopf, Herm Guenther ; Programm mit einer Deckenzeichnung von Ch. Spindler" table:display="true" table:show-details="true"/>
                <table:data-pilot-member table:name="Gift. Schwank in einem Akt in elsaessischer Mundart (2. Aufl.)" table:display="true" table:show-details="true"/>
                <table:data-pilot-member table:name="D'r Erbunkel. Lustspiel in eim Uffzug" table:display="true" table:show-details="true"/>
                <table:data-pilot-member table:name="L'oubli? (Das Vergessen?) Dramatische Skizze in einem Akt" table:display="true" table:show-details="true"/>
                <table:data-pilot-member table:name="E truericher Wittmann. Soloscene" table:display="true" table:show-details="true"/>
                <table:data-pilot-member table:name="D'Madam fahrt Velo. E modern's Lustspiel in 1 Akt" table:display="true" table:show-details="true"/>
                <table:data-pilot-member table:name="D'r luschti Hans-Michel. Lustspiel in einem Aufzug in Strassburger Mundart" table:display="true" table:show-details="true"/>
                <table:data-pilot-member table:name="D'r Schnider von Gambse : Lustspiel von H. Kleisecker herausgegeben von Jul. Schies" table:display="true" table:show-details="true"/>
                <table:data-pilot-member table:name="Am Glockenturm, Schauspiel in drei Aufzügen" table:display="true" table:show-details="true"/>
                <table:data-pilot-member table:name="Das Elsässische Theater zu Straßburg i. E. : mit 30 Abbildungen in Phototypie (Luxusausgabe) / [Max Lündner und Julius Greber]" table:display="true" table:show-details="true"/>
                <table:data-pilot-member table:name="Der Zeuge. Gerichtsscene in einem Aufzug" table:display="true" table:show-details="true"/>
                <table:data-pilot-member table:name="In's Ropfer's Apothek. Schwank in 3 Aufzuegen" table:display="true" table:show-details="true"/>
                <table:data-pilot-member table:name="Elsässische Volksschriften. 75, D'r Babbler : Volksstück in drei Szenen / von Gustav Lasch" table:display="true" table:show-details="true"/>
                <table:data-pilot-member table:name="Wihnachtsstimme, Weihnachtsstueck im Dialekt aus der Zeit der grossen Revolution in 2 Akten" table:display="true" table:show-details="true"/>
                <table:data-pilot-member table:name="E hieroth sini Frau. Schwank in 1 Akt" table:display="true" table:show-details="true"/>
                <table:data-pilot-member table:name="S'Chinesisch Loos : Schwank in 1 Akt in Strossburjer Mundart (4. Uflaa) / vun Ferd. Bastian" table:display="true" table:show-details="true"/>
                <table:data-pilot-member table:name="Théâtre alsacien Strasbourg. 1898-1923. 25ème Anniversaire" table:display="true" table:show-details="true"/>
                <table:data-pilot-member table:name="Heimlichi Lieb : Elsässisch's Volksstüeck in 7 Bilder von Ernest Fuchs" table:display="true" table:show-details="true"/>
                <table:data-pilot-member table:name="Andres Ruffenach, Bauerndrama in vier Akten..." table:display="true" table:show-details="true"/>
                <table:data-pilot-member table:name="D'r Hans im Schnokeloch, Volksspiel in 4 Aufzuegen mit Musik ,Gesang und Tanz..." table:display="true" table:show-details="true"/>
                <table:data-pilot-member table:name="D'Madam un d'Magd. Schwank in einem Aufzug" table:display="true" table:show-details="true"/>
                <table:data-pilot-member table:name="S Paradies. E luschtigs Schwaenkele" table:display="true" table:show-details="true"/>
                <table:data-pilot-member table:name="D'r Josephel un sini Hochzittere, humorvolli Szene" table:display="true" table:show-details="true"/>
                <table:data-pilot-member table:name="Yo-Yo : E Geduldspiel in einem Akt" table:display="true" table:show-details="true"/>
                <table:data-pilot-member table:name="D'r Abschied. Dramolet in einem Aufzuge" table:display="true" table:show-details="true"/>
                <table:data-pilot-member table:name="D'r Cousin Réfractaire. E Strossburjer Familjefarce in 2 Akte" table:display="true" table:show-details="true"/>
                <table:data-pilot-member table:name="Dreihundert Mark Belohnung. Schwank in einem Aufzug" table:display="true" table:show-details="true"/>
                <table:data-pilot-member table:name="Prinz Changele. Maerchenspiel in 5 Bildern" table:display="true" table:show-details="true"/>
                <table:data-pilot-member table:name="M'r bhaupt, es sey bassirt : Lustspiel in 1 Akt von Ch. F. Kettner" table:display="true" table:show-details="true"/>
                <table:data-pilot-member table:name="Elsässer Theater Milhüse : 25 Johr ETM. 1899-1924" table:display="true" table:show-details="true"/>
                <table:data-pilot-member table:name="Lisbeth : Schauspiel in einem Aufzuge / Julius Greber" table:display="true" table:show-details="true"/>
                <table:data-pilot-member table:name="Verbotteni Lieb. Lustspiel in einem Aufzug in Strassburger Mundart" table:display="true" table:show-details="true"/>
                <table:data-pilot-member table:name="Charlot : E ürgelungenes Stückel im 1 Akt in elsässischa Dialekt von Paul Clemens, Bischhheim (2. Aufl.)" table:display="true" table:show-details="true"/>
                <table:data-pilot-member table:name="Elsässische Volksschriften. 31, Neui Hosse : comédie-bouffe in eim Akt / von D. G. Ad. Horsch" table:display="true" table:show-details="true"/>
                <table:data-pilot-member table:name="D'r Itzig em Fass : Lustspiel in 1 Akt" table:display="true" table:show-details="true"/>
                <table:data-pilot-member table:name="Wihnachtsglüeck : Festspiel in siewe Bilder... / Gustav Lasch" table:display="true" table:show-details="true"/>
                <table:data-pilot-member table:name="Das Elsass und sein Theater. Beobachtungen und Betrachtungen eines Altdeutschen zur Geschichte und Wuerdigung des 'Elsaessischen Theaters'. [Progr.-Beil.]" table:display="true" table:show-details="true"/>
                <table:data-pilot-member table:name="D'r Scharele. Soloscene" table:display="true" table:show-details="true"/>
                <table:data-pilot-member table:name="Der tolle Morgen : Lustspiel in 2 Acten, zum Theil in Strassburger Mundart von A. Pick" table:display="true" table:show-details="true"/>
                <table:data-pilot-member table:name="E. H., oder s'Gezaicht Trousseau. [Comédie.]" table:display="true" table:show-details="true"/>
                <table:data-pilot-member table:name="D'r Millionegartner, Volkschauspiel in drei Aufzugen, in elsaesser Mundart" table:display="true" table:show-details="true"/>
                <table:data-pilot-member table:name="D'r Babbelhans. Komischer Vortrag in elsaessischer Mundart" table:display="true" table:show-details="true"/>
                <table:data-pilot-member table:name="D'Wundergej : Zaubermärel in 5 Bilder mit Gsang un Danz / vun Ferd. Bastian ; Müsik von Aug. Schwoob" table:display="true" table:show-details="true"/>
                <table:data-pilot-member table:name="s Gaischtert im Huess, e gruesligi Szene..." table:display="true" table:show-details="true"/>
                <table:data-pilot-member table:name="Salvator-Theater. No. 418, Zum 70. Geburtstag : Lustspiel in zwei Aufzügen / von M. Weigel" table:display="true" table:show-details="true"/>
                <table:data-pilot-member table:name="Caecilia, historisch-religiöses Festspiel in fünf Akten, zur XVII. Jahrhundertfeier des Martyriums der Patronin der heiligen Tonkunst..." table:display="true" table:show-details="true"/>
                <table:data-pilot-member table:name="D'r poetisch Oscar : Einakter / vun Marie Hart ; nej bearweit vun E. Deck,..." table:display="true" table:show-details="true"/>
                <table:data-pilot-member table:name="Le Krentzel à l'Enfer / Alphonse Pick" table:display="true" table:show-details="true"/>
                <table:data-pilot-member table:name="Die Greifensteiner : oder Hugo, der Abtrünnige : Volksstück im Elsässer-Dialekt in 4 Akten / von Emile Wagner" table:display="true" table:show-details="true"/>
                <table:data-pilot-member table:name="Elsässische Volksschriften. 66, E Mann fur mini Nièce : comédie-bouffe in eim Akt / von D. G. Ad. Horsch" table:display="true" table:show-details="true"/>
                <table:data-pilot-member table:name="Uewer unseri Kraft. Komœdie in eim Uffzug. E hitzigi Debatt. (Nach einer aelteren Idee.) E uessergewœhnlichi Wirtshues-Scen'" table:display="true" table:show-details="true"/>
                <table:data-pilot-member table:name="Anno 1975 / A. Pick" table:display="true" table:show-details="true"/>
                <table:data-pilot-member table:name="Gethsemani, biblisches Frauerspiel in fünf Akten von Aug. Schmidlin" table:display="true" table:show-details="true"/>
                <table:data-pilot-member table:name="Mister Smith : Schwank in einem Aufzug" table:display="true" table:show-details="true"/>
                <table:data-pilot-member table:name="D'r KÖenig Charles X im Elsass : Lustspiel in 3 Akten von Charles Rath. Neu bearbeitet und herausgegeben von A. Seyller" table:display="true" table:show-details="true"/>
                <table:data-pilot-member table:name="Kinnj Wüetass : E kindermärel in 5 Bilder vum Ernest Fuchs" table:display="true" table:show-details="true"/>
                <table:data-pilot-member table:name="Der Klopfgeist : Lustspiel in vier Aufzügen / Julius Greber" table:display="true" table:show-details="true"/>
                <table:data-pilot-member table:name="E Spartshochzitt, E Farce in aam Akt" table:display="true" table:show-details="true"/>
                <table:data-pilot-member table:name="D' Heimet : Elsaessisches Volksstück in drei Aufzügen (vier Bildern) / von J. Greber un G. Stoskopf" table:display="true" table:show-details="true"/>
                <table:data-pilot-member table:name="Uff d'r Hochzyittsreis : Lustspiin el in 1 Akt elsässer Dialekt"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Genre" table:orientation="hidden" table:used-hierarchy="-1" table:function="auto">
            <table:data-pilot-level table:show-empty="false" calcext:repeat-item-labels="false">
              <table:data-pilot-subtotals>
                <table:data-pilot-subtotal table:function="auto"/>
              </table:data-pilot-subtotals>
              <table:data-pilot-members>
                <table:data-pilot-member table:name="comédie" table:display="true" table:show-details="true"/>
                <table:data-pilot-member table:name="s.n." table:display="true" table:show-details="true"/>
                <table:data-pilot-member table:name="volksstück" table:display="true" table:show-details="true"/>
                <table:data-pilot-member table:name="farce" table:display="true" table:show-details="true"/>
                <table:data-pilot-member table:name="noël" table:display="true" table:show-details="true"/>
                <table:data-pilot-member table:name="heimetspiel" table:display="true" table:show-details="true"/>
                <table:data-pilot-member table:name="märel" table:display="true" table:show-details="true"/>
                <table:data-pilot-member table:name="drame" table:display="true" table:show-details="true"/>
                <table:data-pilot-member table:name="lebensbild" table:display="true" table:show-details="true"/>
                <table:data-pilot-member table:name="schwank" table:display="true" table:show-details="true"/>
                <table:data-pilot-member table:name="lustspiel" table:display="true" table:show-details="true"/>
                <table:data-pilot-member table:name="dramatisches sittenbild" table:display="true" table:show-details="true"/>
                <table:data-pilot-member table:name="liewes-scene" table:display="true" table:show-details="true"/>
                <table:data-pilot-member table:name="unsinn" table:display="true" table:show-details="true"/>
                <table:data-pilot-member table:name="biblisches" table:display="true" table:show-details="true"/>
                <table:data-pilot-member table:name="tragédie" table:display="true" table:show-details="true"/>
                <table:data-pilot-member table:name="schnirichel" table:display="true" table:show-details="true"/>
                <table:data-pilot-member table:name="laewesbild" table:display="true" table:show-details="true"/>
                <table:data-pilot-member table:name="soloscene" table:display="true" table:show-details="true"/>
                <table:data-pilot-member table:name="gerichtsscene" table:display="true" table:show-details="true"/>
                <table:data-pilot-member table:name="geduldspiel" table:display="true" table:show-details="true"/>
                <table:data-pilot-member table:name="festspiel" table:display="true" table:show-details="true"/>
                <table:data-pilot-member table:name="horreur" table:display="true" table:show-details="true"/>
                <table:data-pilot-member table:name="einakter"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NbrPages" table:orientation="hidden" table:used-hierarchy="-1" table:function="auto">
            <table:data-pilot-level table:show-empty="false" calcext:repeat-item-labels="false">
              <table:data-pilot-subtotals>
                <table:data-pilot-subtotal table:function="auto"/>
              </table:data-pilot-subtotals>
              <table:data-pilot-members>
                <table:data-pilot-member table:name="36" table:display="true" table:show-details="true"/>
                <table:data-pilot-member table:name="16" table:display="true" table:show-details="true"/>
                <table:data-pilot-member table:name="48" table:display="true" table:show-details="true"/>
                <table:data-pilot-member table:name="62" table:display="true" table:show-details="true"/>
                <table:data-pilot-member table:name="31" table:display="true" table:show-details="true"/>
                <table:data-pilot-member table:name="141" table:display="true" table:show-details="true"/>
                <table:data-pilot-member table:name="44" table:display="true" table:show-details="true"/>
                <table:data-pilot-member table:name="23" table:display="true" table:show-details="true"/>
                <table:data-pilot-member table:name="3" table:display="true" table:show-details="true"/>
                <table:data-pilot-member table:name="51" table:display="true" table:show-details="true"/>
                <table:data-pilot-member table:name="256" table:display="true" table:show-details="true"/>
                <table:data-pilot-member table:name="94" table:display="true" table:show-details="true"/>
                <table:data-pilot-member table:name="70" table:display="true" table:show-details="true"/>
                <table:data-pilot-member table:name="67" table:display="true" table:show-details="true"/>
                <table:data-pilot-member table:name="47" table:display="true" table:show-details="true"/>
                <table:data-pilot-member table:name="29" table:display="true" table:show-details="true"/>
                <table:data-pilot-member table:name="68" table:display="true" table:show-details="true"/>
                <table:data-pilot-member table:name="26" table:display="true" table:show-details="true"/>
                <table:data-pilot-member table:name="30" table:display="true" table:show-details="true"/>
                <table:data-pilot-member table:name="35" table:display="true" table:show-details="true"/>
                <table:data-pilot-member table:name="55" table:display="true" table:show-details="true"/>
                <table:data-pilot-member table:name="28" table:display="true" table:show-details="true"/>
                <table:data-pilot-member table:name="39" table:display="true" table:show-details="true"/>
                <table:data-pilot-member table:name="52" table:display="true" table:show-details="true"/>
                <table:data-pilot-member table:name="11" table:display="true" table:show-details="true"/>
                <table:data-pilot-member table:name="32" table:display="true" table:show-details="true"/>
                <table:data-pilot-member table:name="59" table:display="true" table:show-details="true"/>
                <table:data-pilot-member table:name="66" table:display="true" table:show-details="true"/>
                <table:data-pilot-member table:name="108" table:display="true" table:show-details="true"/>
                <table:data-pilot-member table:name="15" table:display="true" table:show-details="true"/>
                <table:data-pilot-member table:name="20" table:display="true" table:show-details="true"/>
                <table:data-pilot-member table:name="38" table:display="true" table:show-details="true"/>
                <table:data-pilot-member table:name="24" table:display="true" table:show-details="true"/>
                <table:data-pilot-member table:name="8" table:display="true" table:show-details="true"/>
                <table:data-pilot-member table:name="88" table:display="true" table:show-details="true"/>
                <table:data-pilot-member table:name="169" table:display="true" table:show-details="true"/>
                <table:data-pilot-member table:name="90" table:display="true" table:show-details="true"/>
                <table:data-pilot-member table:name="652" table:display="true" table:show-details="true"/>
                <table:data-pilot-member table:name="64" table:display="true" table:show-details="true"/>
                <table:data-pilot-member table:name="45" table:display="true" table:show-details="true"/>
                <table:data-pilot-member table:name="27" table:display="true" table:show-details="true"/>
                <table:data-pilot-member table:name="69" table:display="true" table:show-details="true"/>
                <table:data-pilot-member table:name="4" table:display="true" table:show-details="true"/>
                <table:data-pilot-member table:name="42" table:display="true" table:show-details="true"/>
                <table:data-pilot-member table:name="126" table:display="true" table:show-details="true"/>
                <table:data-pilot-member table:name="14" table:display="true" table:show-details="true"/>
                <table:data-pilot-member table:name="132" table:display="true" table:show-details="true"/>
                <table:data-pilot-member table:name="98" table:display="true" table:show-details="true"/>
                <table:data-pilot-member table:name="46" table:display="true" table:show-details="true"/>
                <table:data-pilot-member table:name="6" table:display="true" table:show-details="true"/>
                <table:data-pilot-member table:name="58" table:display="true" table:show-details="true"/>
                <table:data-pilot-member table:name="140" table:display="true" table:show-details="true"/>
                <table:data-pilot-member table:name="86" table:display="true" table:show-details="true"/>
                <table:data-pilot-member table:name="43" table:display="true" table:show-details="true"/>
                <table:data-pilot-member table:name="144" table:display="true" table:show-details="true"/>
                <table:data-pilot-member table:name="80" table:display="true" table:show-details="true"/>
                <table:data-pilot-member table:name="112" table:display="true" table:show-details="true"/>
                <table:data-pilot-member table:name="40" table:display="true" table:show-details="true"/>
                <table:data-pilot-member table:name="84" table:display="true" table:show-details="true"/>
                <table:data-pilot-member table:name="79" table:display="true" table:show-details="true"/>
                <table:data-pilot-member table:name="25" table:display="true" table:show-details="true"/>
                <table:data-pilot-member table:name="156" table:display="true" table:show-details="true"/>
                <table:data-pilot-member table:name="56" table:display="true" table:show-details="true"/>
                <table:data-pilot-member table:name="50" table:display="true" table:show-details="true"/>
                <table:data-pilot-member table:name="83" table:display="true" table:show-details="true"/>
                <table:data-pilot-member table:name="22" table:display="true" table:show-details="true"/>
                <table:data-pilot-member table:name="19" table:display="true" table:show-details="true"/>
                <table:data-pilot-member table:name="61" table:display="true" table:show-details="true"/>
                <table:data-pilot-member table:name="96" table:display="true" table:show-details="true"/>
                <table:data-pilot-member table:name="138" table:display="true" table:show-details="true"/>
                <table:data-pilot-member table:name="72"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Exclu" table:orientation="hidden" table:used-hierarchy="-1" table:function="auto">
            <table:data-pilot-level table:show-empty="false" calcext:repeat-item-labels="false">
              <table:data-pilot-subtotals>
                <table:data-pilot-subtotal table:function="auto"/>
              </table:data-pilot-subtotals>
              <table:data-pilot-members>
                <table:data-pilot-member table:name="0" table:display="true" table:show-details="true"/>
                <table:data-pilot-member table:name="1"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ypographie" table:orientation="hidden" table:used-hierarchy="-1" table:function="auto">
            <table:data-pilot-level table:show-empty="false" calcext:repeat-item-labels="false">
              <table:data-pilot-subtotals>
                <table:data-pilot-subtotal table:function="auto"/>
              </table:data-pilot-subtotals>
              <table:data-pilot-members>
                <table:data-pilot-member table:name="gothique" table:display="true" table:show-details="true"/>
                <table:data-pilot-member table:name="romain" table:display="true" table:show-details="true"/>
                <table:data-pilot-member table:name="romain (manuscrit)"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URLBnu" table:orientation="hidden" table:used-hierarchy="-1" table:function="auto">
            <table:data-pilot-level table:show-empty="false" calcext:repeat-item-labels="false">
              <table:data-pilot-subtotals>
                <table:data-pilot-subtotal table:function="auto"/>
              </table:data-pilot-subtotals>
              <table:data-pilot-members>
                <table:data-pilot-member table:name="https://www.numistral.fr/ark:/12148/bpt6k9109602r" table:display="true" table:show-details="true"/>
                <table:data-pilot-member table:name="https://www.numistral.fr/ark:/12148/bpt6k91095685" table:display="true" table:show-details="true"/>
                <table:data-pilot-member table:name="https://www.numistral.fr/ark:/12148/bpt6k9109578j" table:display="true" table:show-details="true"/>
                <table:data-pilot-member table:name="https://www.numistral.fr/ark:/12148/bpt6k9109599q" table:display="true" table:show-details="true"/>
                <table:data-pilot-member table:name="https://www.numistral.fr/ark:/12148/bpt6k9109686f" table:display="true" table:show-details="true"/>
                <table:data-pilot-member table:name="https://www.numistral.fr/ark:/12148/bpt6k9109551w" table:display="true" table:show-details="true"/>
                <table:data-pilot-member table:name="https://www.numistral.fr/ark:/12148/bpt6k9109585p" table:display="true" table:show-details="true"/>
                <table:data-pilot-member table:name="https://www.numistral.fr/ark:/12148/bpt6k91095403" table:display="true" table:show-details="true"/>
                <table:data-pilot-member table:name="https://www.numistral.fr/ark:/12148/bpt6k9109754t" table:display="true" table:show-details="true"/>
                <table:data-pilot-member table:name="https://www.numistral.fr/ark:/12148/bpt6k9109705b" table:display="true" table:show-details="true"/>
                <table:data-pilot-member table:name="https://www.numistral.fr/ark:/12148/bpt6k9109539f" table:display="true" table:show-details="true"/>
                <table:data-pilot-member table:name="https://www.numistral.fr/ark:/12148/bpt6k9109516f" table:display="true" table:show-details="true"/>
                <table:data-pilot-member table:name="https://www.numistral.fr/ark:/12148/bpt6k91095633" table:display="true" table:show-details="true"/>
                <table:data-pilot-member table:name="https://www.numistral.fr/ark:/12148/bpt6k9109566b" table:display="true" table:show-details="true"/>
                <table:data-pilot-member table:name="https://www.numistral.fr/ark:/12148/bpt6k9109767f" table:display="true" table:show-details="true"/>
                <table:data-pilot-member table:name="https://www.numistral.fr/ark:/12148/bpt6k91095062" table:display="true" table:show-details="true"/>
                <table:data-pilot-member table:name="https://www.numistral.fr/ark:/12148/bpt6k9109607t" table:display="true" table:show-details="true"/>
                <table:data-pilot-member table:name="https://www.numistral.fr/ark:/12148/bpt6k91096280" table:display="true" table:show-details="true"/>
                <table:data-pilot-member table:name="https://www.numistral.fr/ark:/12148/bpt6k9109681c" table:display="true" table:show-details="true"/>
                <table:data-pilot-member table:name="https://www.numistral.fr/ark:/12148/bpt6k9109668h" table:display="true" table:show-details="true"/>
                <table:data-pilot-member table:name="https://www.numistral.fr/ark:/12148/bpt6k9109689p" table:display="true" table:show-details="true"/>
                <table:data-pilot-member table:name="https://www.numistral.fr/ark:/12148/bpt6k9109596g" table:display="true" table:show-details="true"/>
                <table:data-pilot-member table:name="https://www.numistral.fr/ark:/12148/bpt6k91095596" table:display="true" table:show-details="true"/>
                <table:data-pilot-member table:name="https://www.numistral.fr/ark:/12148/bpt6k9109548d" table:display="true" table:show-details="true"/>
                <table:data-pilot-member table:name="https://www.numistral.fr/ark:/12148/bpt6k9109519p" table:display="true" table:show-details="true"/>
                <table:data-pilot-member table:name="https://www.numistral.fr/ark:/12148/bpt6k9109535s" table:display="true" table:show-details="true"/>
                <table:data-pilot-member table:name="https://www.numistral.fr/ark:/12148/bpt6k91095618" table:display="true" table:show-details="true"/>
                <table:data-pilot-member table:name="https://www.numistral.fr/ark:/12148/bpt6k9109556z" table:display="true" table:show-details="true"/>
                <table:data-pilot-member table:name="https://www.numistral.fr/ark:/12148/bpt6k9109690b" table:display="true" table:show-details="true"/>
                <table:data-pilot-member table:name="https://www.numistral.fr/ark:/12148/bpt6k91097075" table:display="true" table:show-details="true"/>
                <table:data-pilot-member table:name="https://www.numistral.fr/ark:/12148/bpt6k9109684m" table:display="true" table:show-details="true"/>
                <table:data-pilot-member table:name="https://www.numistral.fr/ark:/12148/bpt6k9109731t" table:display="true" table:show-details="true"/>
                <table:data-pilot-member table:name="https://www.numistral.fr/ark:/12148/bpt6k9109710n" table:display="true" table:show-details="true"/>
                <table:data-pilot-member table:name="https://www.numistral.fr/ark:/12148/bpt6k91097238" table:display="true" table:show-details="true"/>
                <table:data-pilot-member table:name="https://www.numistral.fr/ark:/12148/bpt6k91095707" table:display="true" table:show-details="true"/>
                <table:data-pilot-member table:name="https://www.numistral.fr/ark:/12148/bpt6k91095277" table:display="true" table:show-details="true"/>
                <table:data-pilot-member table:name="https://www.numistral.fr/ark:/12148/bpt6k9109514m" table:display="true" table:show-details="true"/>
                <table:data-pilot-member table:name="https://www.numistral.fr/ark:/12148/bpt6k91095989" table:display="true" table:show-details="true"/>
                <table:data-pilot-member table:name="https://www.numistral.fr/ark:/12148/bpt6k9109542x" table:display="true" table:show-details="true"/>
                <table:data-pilot-member table:name="https://www.numistral.fr/ark:/12148/bpt6k9109555j" table:display="true" table:show-details="true"/>
                <table:data-pilot-member table:name="https://www.numistral.fr/ark:/12148/bpt6k9109576q" table:display="true" table:show-details="true"/>
                <table:data-pilot-member table:name="https://www.numistral.fr/ark:/12148/bpt6k9109706r" table:display="true" table:show-details="true"/>
                <table:data-pilot-member table:name="https://www.numistral.fr/ark:/12148/bpt6k9109625r" table:display="true" table:show-details="true"/>
                <table:data-pilot-member table:name="https://www.numistral.fr/ark:/12148/bpt6k91097327" table:display="true" table:show-details="true"/>
                <table:data-pilot-member table:name="https://www.numistral.fr/ark:/12148/bpt6k91095366" table:display="true" table:show-details="true"/>
                <table:data-pilot-member table:name="https://www.numistral.fr/ark:/12148/bpt6k9109573g" table:display="true" table:show-details="true"/>
                <table:data-pilot-member table:name="https://www.numistral.fr/ark:/12148/bpt6k9109594n" table:display="true" table:show-details="true"/>
                <table:data-pilot-member table:name="https://www.numistral.fr/ark:/12148/bpt6k9109510z" table:display="true" table:show-details="true"/>
                <table:data-pilot-member table:name="https://www.numistral.fr/ark:/12148/bpt6k9109738q" table:display="true" table:show-details="true"/>
                <table:data-pilot-member table:name="https://www.numistral.fr/ark:/12148/bpt6k9109541h" table:display="true" table:show-details="true"/>
                <table:data-pilot-member table:name="https://www.numistral.fr/ark:/12148/bpt6k9109583v" table:display="true" table:show-details="true"/>
                <table:data-pilot-member table:name="https://www.numistral.fr/ark:/12148/bpt6k91095722" table:display="true" table:show-details="true"/>
                <table:data-pilot-member table:name="https://www.numistral.fr/ark:/12148/bpt6k91095381" table:display="true" table:show-details="true"/>
                <table:data-pilot-member table:name="https://www.numistral.fr/ark:/12148/bpt6k9109562p" table:display="true" table:show-details="true"/>
                <table:data-pilot-member table:name="https://www.numistral.fr/ark:/12148/bpt6k91096851" table:display="true" table:show-details="true"/>
                <table:data-pilot-member table:name="https://www.numistral.fr/ark:/12148/bpt6k9109654g" table:display="true" table:show-details="true"/>
                <table:data-pilot-member table:name="https://www.numistral.fr/ark:/12148/bpt6k9109579z" table:display="true" table:show-details="true"/>
                <table:data-pilot-member table:name="https://www.numistral.fr/ark:/12148/bpt6k9109564h" table:display="true" table:show-details="true"/>
                <table:data-pilot-member table:name="https://www.numistral.fr/ark:/12148/bpt6k91097342" table:display="true" table:show-details="true"/>
                <table:data-pilot-member table:name="https://www.numistral.fr/ark:/12148/bpt6k91096532" table:display="true" table:show-details="true"/>
                <table:data-pilot-member table:name="https://www.numistral.fr/ark:/12148/bpt6k9109703h" table:display="true" table:show-details="true"/>
                <table:data-pilot-member table:name="https://www.numistral.fr/ark:/12148/bpt6k91097379" table:display="true" table:show-details="true"/>
                <table:data-pilot-member table:name="https://www.numistral.fr/ark:/12148/bpt6k9109609n" table:display="true" table:show-details="true"/>
                <table:data-pilot-member table:name="https://www.numistral.fr/ark:/12148/bpt6k9109724p" table:display="true" table:show-details="true"/>
                <table:data-pilot-member table:name="https://www.numistral.fr/ark:/12148/bpt6k9109760j" table:display="true" table:show-details="true"/>
                <table:data-pilot-member table:name="https://www.numistral.fr/ark:/12148/bpt6k9109753d" table:display="true" table:show-details="true"/>
                <table:data-pilot-member table:name="https://www.numistral.fr/ark:/12148/bpt6k9109745v" table:display="true" table:show-details="true"/>
                <table:data-pilot-member table:name="https://www.numistral.fr/ark:/12148/bpt6k9109712g" table:display="true" table:show-details="true"/>
                <table:data-pilot-member table:name="https://www.numistral.fr/ark:/12148/bpt6k9109733n" table:display="true" table:show-details="true"/>
                <table:data-pilot-member table:name="https://www.numistral.fr/ark:/12148/bpt6k91095470" table:display="true" table:show-details="true"/>
                <table:data-pilot-member table:name="https://www.numistral.fr/ark:/12148/bpt6k9109587h" table:display="true" table:show-details="true"/>
                <table:data-pilot-member table:name="https://www.numistral.fr/ark:/12148/bpt6k91096087" table:display="true" table:show-details="true"/>
                <table:data-pilot-member table:name="https://www.numistral.fr/ark:/12148/bpt6k91097646" table:display="true" table:show-details="true"/>
                <table:data-pilot-member table:name="https://www.numistral.fr/ark:/12148/bpt6k9109550g" table:display="true" table:show-details="true"/>
                <table:data-pilot-member table:name="https://www.numistral.fr/ark:/12148/bpt6k9109571n" table:display="true" table:show-details="true"/>
                <table:data-pilot-member table:name="https://www.numistral.fr/ark:/12148/bpt6k91095848" table:display="true" table:show-details="true"/>
                <table:data-pilot-member table:name="https://www.numistral.fr/ark:/12148/bpt6k91095136" table:display="true" table:show-details="true"/>
                <table:data-pilot-member table:name="https://www.numistral.fr/ark:/12148/bpt6k91095811" table:display="true" table:show-details="true"/>
                <table:data-pilot-member table:name="https://www.numistral.fr/ark:/12148/bpt6k9109558s" table:display="true" table:show-details="true"/>
                <table:data-pilot-member table:name="https://www.numistral.fr/ark:/12148/bpt6k9109543b" table:display="true" table:show-details="true"/>
                <table:data-pilot-member table:name="https://www.numistral.fr/ark:/12148/bpt6k9109675n" table:display="true" table:show-details="true"/>
                <table:data-pilot-member table:name="https://www.numistral.fr/ark:/12148/bpt6k9109735g" table:display="true" table:show-details="true"/>
                <table:data-pilot-member table:name="https://www.numistral.fr/ark:/12148/bpt6k91097090" table:display="true" table:show-details="true"/>
                <table:data-pilot-member table:name="https://www.numistral.fr/ark:/12148/bpt6k9109624b" table:display="true" table:show-details="true"/>
                <table:data-pilot-member table:name="https://www.numistral.fr/ark:/12148/bpt6k91095937" table:display="true" table:show-details="true"/>
                <table:data-pilot-member table:name="https://www.numistral.fr/ark:/12148/bpt6k91095900" table:display="true" table:show-details="true"/>
                <table:data-pilot-member table:name="https://www.numistral.fr/ark:/12148/bpt6k9109592t" table:display="true" table:show-details="true"/>
                <table:data-pilot-member table:name="https://www.numistral.fr/ark:/12148/bpt6k9109749h" table:display="true" table:show-details="true"/>
                <table:data-pilot-member table:name="https://www.numistral.fr/ark:/12148/bpt6k9109546k" table:display="true" table:show-details="true"/>
                <table:data-pilot-member table:name="https://www.numistral.fr/ark:/12148/bpt6k9109580m" table:display="true" table:show-details="true"/>
                <table:data-pilot-member table:name="https://www.numistral.fr/ark:/12148/bpt6k9109567r" table:display="true" table:show-details="true"/>
                <table:data-pilot-member table:name="https://www.numistral.fr/ark:/12148/bpt6k91095455" table:display="true" table:show-details="true"/>
                <table:data-pilot-member table:name="https://www.numistral.fr/ark:/12148/bpt6k9109569k" table:display="true" table:show-details="true"/>
                <table:data-pilot-member table:name="https://www.numistral.fr/ark:/12148/bpt6k9109582f" table:display="true" table:show-details="true"/>
                <table:data-pilot-member table:name="https://www.numistral.fr/ark:/12148/bpt6k91097431" table:display="true" table:show-details="true"/>
                <table:data-pilot-member table:name="https://www.numistral.fr/ark:/12148/bpt6k9109747p" table:display="true" table:show-details="true"/>
                <table:data-pilot-member table:name="https://www.numistral.fr/ark:/12148/bpt6k91095151" table:display="true" table:show-details="true"/>
                <table:data-pilot-member table:name="https://www.numistral.fr/ark:/12148/bpt6k91095188" table:display="true" table:show-details="true"/>
                <table:data-pilot-member table:name="https://www.numistral.fr/ark:/12148/bpt6k9109597w" table:display="true" table:show-details="true"/>
                <table:data-pilot-member table:name="https://www.numistral.fr/ark:/12148/bpt6k9109532j" table:display="true" table:show-details="true"/>
                <table:data-pilot-member table:name="https://www.numistral.fr/ark:/12148/bpt6k9109600x" table:display="true" table:show-details="true"/>
                <table:data-pilot-member table:name="https://www.numistral.fr/ark:/12148/bpt6k9109627k" table:display="true" table:show-details="true"/>
                <table:data-pilot-member table:name="https://www.numistral.fr/ark:/12148/bpt6k9109762c" table:display="true" table:show-details="true"/>
                <table:data-pilot-member table:name="https://www.numistral.fr/ark:/12148/bpt6k91096035" table:display="true" table:show-details="true"/>
                <table:data-pilot-member table:name="https://www.numistral.fr/ark:/12148/bpt6k9109729r" table:display="true" table:show-details="true"/>
                <table:data-pilot-member table:name="https://www.numistral.fr/ark:/12148/bpt6k9109708k" table:display="true" table:show-details="true"/>
                <table:data-pilot-member table:name="https://www.numistral.fr/ark:/12148/bpt6k9109742m" table:display="true" table:show-details="true"/>
                <table:data-pilot-member table:name="https://www.numistral.fr/ark:/12148/bpt6k9109553q" table:display="true" table:show-details="true"/>
                <table:data-pilot-member table:name="https://www.numistral.fr/ark:/12148/bpt6k9109606d" table:display="true" table:show-details="true"/>
                <table:data-pilot-member table:name="https://www.numistral.fr/ark:/12148/bpt6k91096977" table:display="true" table:show-details="true"/>
                <table:data-pilot-member table:name="https://www.numistral.fr/ark:/12148/bpt6k91096940" table:display="true" table:show-details="true"/>
                <table:data-pilot-member table:name="https://www.numistral.fr/ark:/12148/bpt6k91095544" table:display="true" table:show-details="true"/>
                <table:data-pilot-member table:name="https://www.numistral.fr/ark:/12148/bpt6k9109565x" table:display="true" table:show-details="true"/>
                <table:data-pilot-member table:name="https://www.numistral.fr/ark:/12148/bpt6k9109557c" table:display="true" table:show-details="true"/>
                <table:data-pilot-member table:name="https://www.numistral.fr/ark:/12148/bpt6k9109620p" table:display="true" table:show-details="true"/>
                <table:data-pilot-member table:name="https://www.numistral.fr/ark:/12148/bpt6k91097520" table:display="true" table:show-details="true"/>
                <table:data-pilot-member table:name="https://www.numistral.fr/ark:/12148/bpt6k91097557" table:display="true" table:show-details="true"/>
                <table:data-pilot-member table:name="https://www.numistral.fr/ark:/12148/bpt6k9109505n" table:display="true" table:show-details="true"/>
                <table:data-pilot-member table:name="https://www.numistral.fr/ark:/12148/bpt6k9109589b" table:display="true" table:show-details="true"/>
                <table:data-pilot-member table:name="https://www.numistral.fr/ark:/12148/bpt6k91097416" table:display="true" table:show-details="true"/>
                <table:data-pilot-member table:name="https://www.numistral.fr/ark:/12148/bpt6k9109744f" table:display="true" table:show-details="true"/>
                <table:data-pilot-member table:name="https://www.numistral.fr/ark:/12148/bpt6k9109719c" table:display="true" table:show-details="true"/>
                <table:data-pilot-member table:name="https://www.numistral.fr/ark:/12148/bpt6k9109740s" table:display="true" table:show-details="true"/>
                <table:data-pilot-member table:name="https://www.numistral.fr/ark:/12148/bpt6k91097483" table:display="true" table:show-details="true"/>
                <table:data-pilot-member table:name="https://www.numistral.fr/ark:/12148/bpt6k9109544r" table:display="true" table:show-details="true"/>
                <table:data-pilot-member table:name="https://www.numistral.fr/ark:/12148/bpt6k9109616s" table:display="true" table:show-details="true"/>
                <table:data-pilot-member table:name="https://www.numistral.fr/ark:/12148/bpt6k9109670k" table:display="true" table:show-details="true"/>
                <table:data-pilot-member table:name="https://www.numistral.fr/ark:/12148/bpt6k9109549t" table:display="true" table:show-details="true"/>
                <table:data-pilot-member table:name="https://www.numistral.fr/ark:/12148/bpt6k9109759w" table:display="true" table:show-details="true"/>
                <table:data-pilot-member table:name="https://www.numistral.fr/ark:/12148/bpt6k9109604k" table:display="true" table:show-details="true"/>
                <table:data-pilot-member table:name="https://www.numistral.fr/ark:/12148/bpt6k91097008" table:display="true" table:show-details="true"/>
                <table:data-pilot-member table:name="https://www.numistral.fr/ark:/12148/bpt6k9109698n" table:display="true" table:show-details="true"/>
                <table:data-pilot-member table:name="https://www.numistral.fr/ark:/12148/bpt6k9109677g" table:display="true" table:show-details="true"/>
                <table:data-pilot-member table:name="https://www.numistral.fr/ark:/12148/bpt6k9109508w" table:display="true" table:show-details="true"/>
                <table:data-pilot-member table:name="https://www.numistral.fr/ark:/12148/bpt6k9109761z" table:display="true" table:show-details="true"/>
                <table:data-pilot-member table:name="https://www.numistral.fr/ark:/12148/bpt6k9109673t" table:display="true" table:show-details="true"/>
                <table:data-pilot-member table:name="https://www.numistral.fr/ark:/12148/bpt6k9109758g" table:display="true" table:show-details="true"/>
                <table:data-pilot-member table:name="https://www.numistral.fr/ark:/12148/bpt6k9109530q" table:display="true" table:show-details="true"/>
                <table:data-pilot-member table:name="https://www.numistral.fr/ark:/12148/bpt6k9109588x" table:display="true" table:show-details="true"/>
                <table:data-pilot-member table:name="https://www.numistral.fr/ark:/12148/bpt6k91095774" table:display="true" table:show-details="true"/>
                <table:data-pilot-member table:name="https://www.numistral.fr/ark:/12148/bpt6k91095099" table:display="true" table:show-details="true"/>
                <table:data-pilot-member table:name="https://www.numistral.fr/ark:/12148/bpt6k9109560v" table:display="true" table:show-details="true"/>
                <table:data-pilot-member table:name="https://www.numistral.fr/ark:/12148/bpt6k9109669x" table:display="true" table:show-details="true"/>
                <table:data-pilot-member table:name="https://www.numistral.fr/ark:/12148/bpt6k91097394" table:display="true" table:show-details="true"/>
                <table:data-pilot-member table:name="https://www.numistral.fr/ark:/12148/bpt6k9109507g" table:display="true" table:show-details="true"/>
                <table:data-pilot-member table:name="https://www.numistral.fr/ark:/12148/bpt6k91097112" table:display="true" table:show-details="true"/>
                <table:data-pilot-member table:name="https://www.numistral.fr/ark:/12148/bpt6k9109736w" table:display="true" table:show-details="true"/>
                <table:data-pilot-member table:name="https://www.numistral.fr/ark:/12148/bpt6k91096443"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utPrésumé" table:orientation="hidden" table:used-hierarchy="-1" table:function="auto">
            <table:data-pilot-level table:show-empty="false" calcext:repeat-item-labels="false">
              <table:data-pilot-subtotals>
                <table:data-pilot-subtotal table:function="auto"/>
              </table:data-pilot-subtotals>
              <table:data-pilot-members>
                <table:data-pilot-member table:name="s.n." table:display="true" table:show-details="true"/>
                <table:data-pilot-member table:name="Mühleisen, A.."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trIllustrateur" table:orientation="hidden" table:used-hierarchy="-1" table:function="auto">
            <table:data-pilot-level table:show-empty="false" calcext:repeat-item-labels="false">
              <table:data-pilot-subtotals>
                <table:data-pilot-subtotal table:function="auto"/>
              </table:data-pilot-subtotals>
              <table:data-pilot-members>
                <table:data-pilot-member table:name="s.n." table:display="true" table:show-details="true"/>
                <table:data-pilot-member table:name="Kurtz, Joseph." table:display="true" table:show-details="true"/>
                <table:data-pilot-member table:name="Solveen, Henri (1891-1956)."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trCompilateur" table:orientation="hidden" table:used-hierarchy="-1" table:function="auto">
            <table:data-pilot-level table:show-empty="false" calcext:repeat-item-labels="false">
              <table:data-pilot-subtotals>
                <table:data-pilot-subtotal table:function="auto"/>
              </table:data-pilot-subtotals>
              <table:data-pilot-members>
                <table:data-pilot-member table:name="s.n." table:display="true" table:show-details="true"/>
                <table:data-pilot-member table:name="Braun, Aloys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trContributeur" table:orientation="hidden" table:used-hierarchy="-1" table:function="auto">
            <table:data-pilot-level table:show-empty="false" calcext:repeat-item-labels="false">
              <table:data-pilot-subtotals>
                <table:data-pilot-subtotal table:function="auto"/>
              </table:data-pilot-subtotals>
              <table:data-pilot-members>
                <table:data-pilot-member table:name="s.n." table:display="true" table:show-details="true"/>
                <table:data-pilot-member table:name="Schwob, Aug. 1100" table:display="true" table:show-details="true"/>
                <table:data-pilot-member table:name="Schwoob Aug. 1100" table:display="true" table:show-details="true"/>
                <table:data-pilot-member table:name="Spindler, Charles" table:display="true" table:show-details="true"/>
                <table:data-pilot-member table:name="Deck, E.. 2230" table:display="true" table:show-details="true"/>
                <table:data-pilot-member table:name="Seyller, Alphonse. Éditeur scientifiqu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Éditeur" table:orientation="hidden" table:used-hierarchy="-1" table:function="auto">
            <table:data-pilot-level table:show-empty="false" calcext:repeat-item-labels="false">
              <table:data-pilot-subtotals>
                <table:data-pilot-subtotal table:function="auto"/>
              </table:data-pilot-subtotals>
              <table:data-pilot-members>
                <table:data-pilot-member table:name="(Strassburg)" table:display="true" table:show-details="true"/>
                <table:data-pilot-member table:name="(Strasbourg)" table:display="true" table:show-details="true"/>
                <table:data-pilot-member table:name="s.n." table:display="true" table:show-details="true"/>
                <table:data-pilot-member table:name="(Colmar)" table:display="true" table:show-details="true"/>
                <table:data-pilot-member table:name="(Strasbourg-Neudorf)" table:display="true" table:show-details="true"/>
                <table:data-pilot-member table:name="(Mulhouse)" table:display="true" table:show-details="true"/>
                <table:data-pilot-member table:name="(Gundershoffen)" table:display="true" table:show-details="true"/>
                <table:data-pilot-member table:name="(Niederbronn-les-Bains)" table:display="true" table:show-details="true"/>
                <table:data-pilot-member table:name="(Mülhausen i. Els)" table:display="true" table:show-details="true"/>
                <table:data-pilot-member table:name="(Rouffach)" table:display="true" table:show-details="true"/>
                <table:data-pilot-member table:name="(Strossburi)" table:display="true" table:show-details="true"/>
                <table:data-pilot-member table:name="(Berlin)" table:display="true" table:show-details="true"/>
                <table:data-pilot-member table:name="(Strossburi i. E.)" table:display="true" table:show-details="true"/>
                <table:data-pilot-member table:name="Librairie évangélique (Strasbourg)" table:display="true" table:show-details="true"/>
                <table:data-pilot-member table:name="(Srasbourg)" table:display="true" table:show-details="true"/>
                <table:data-pilot-member table:name="(Mülhausen)" table:display="true" table:show-details="true"/>
                <table:data-pilot-member table:name="(Strassburg i.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uDates" table:orientation="hidden" table:used-hierarchy="-1" table:function="auto">
            <table:data-pilot-level table:show-empty="false" calcext:repeat-item-labels="false">
              <table:data-pilot-subtotals>
                <table:data-pilot-subtotal table:function="auto"/>
              </table:data-pilot-subtotals>
              <table:data-pilot-members>
                <table:data-pilot-member table:name="s.n." table:display="true" table:show-details="true"/>
                <table:data-pilot-member table:name="1874-1924." table:display="true" table:show-details="true"/>
                <table:data-pilot-member table:name="1928-....." table:display="true" table:show-details="true"/>
                <table:data-pilot-member table:name="1876-1928." table:display="true" table:show-details="true"/>
                <table:data-pilot-member table:name="1856-1924." table:display="true" table:show-details="true"/>
                <table:data-pilot-member table:name="1869-1944." table:display="true" table:show-details="true"/>
                <table:data-pilot-member table:name="1868-1944." table:display="true" table:show-details="true"/>
                <table:data-pilot-member table:name="1891-1946." table:display="true" table:show-details="true"/>
                <table:data-pilot-member table:name="1864-1937." table:display="true" table:show-details="true"/>
                <table:data-pilot-member table:name="1844-1899." table:display="true" table:show-details="true"/>
                <table:data-pilot-member table:name="1780-1829." table:display="true" table:show-details="true"/>
                <table:data-pilot-member table:name="1883-1940." table:display="true" table:show-details="true"/>
                <table:data-pilot-member table:name="1868-1914." table:display="true" table:show-details="true"/>
                <table:data-pilot-member table:name="1874-1938." table:display="true" table:show-details="true"/>
                <table:data-pilot-member table:name="1851-1930 ; (Ophtalmologiste)." table:display="true" table:show-details="true"/>
                <table:data-pilot-member table:name="1878-1943."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Source" table:orientation="hidden" table:used-hierarchy="-1" table:function="auto">
            <table:data-pilot-level table:show-empty="false" calcext:repeat-item-labels="false">
              <table:data-pilot-subtotals>
                <table:data-pilot-subtotal table:function="auto"/>
              </table:data-pilot-subtotals>
              <table:data-pilot-members>
                <table:data-pilot-member table:name="Bibliothèque nationale et universitaire de Strasbourg , M.118.904" table:display="true" table:show-details="true"/>
                <table:data-pilot-member table:name="Bibliothèque nationale et universitaire de Strasbourg , M.111.526" table:display="true" table:show-details="true"/>
                <table:data-pilot-member table:name="Bibliothèque nationale et universitaire de Strasbourg , M.111.832" table:display="true" table:show-details="true"/>
                <table:data-pilot-member table:name="Bibliothèque nationale et universitaire de Strasbourg , M.112.017" table:display="true" table:show-details="true"/>
                <table:data-pilot-member table:name="Bibliothèque nationale et universitaire de Strasbourg , M.125.767" table:display="true" table:show-details="true"/>
                <table:data-pilot-member table:name="Bibliothèque nationale et universitaire de Strasbourg , M.111.497" table:display="true" table:show-details="true"/>
                <table:data-pilot-member table:name="Bibliothèque nationale et universitaire de Strasbourg , M.111.862" table:display="true" table:show-details="true"/>
                <table:data-pilot-member table:name="Bibliothèque nationale et universitaire de Strasbourg , M.111.366" table:display="true" table:show-details="true"/>
                <table:data-pilot-member table:name="Bibliothèque nationale et universitaire de Strasbourg , M.34.703" table:display="true" table:show-details="true"/>
                <table:data-pilot-member table:name="Bibliothèque nationale et universitaire de Strasbourg , M.126.371" table:display="true" table:show-details="true"/>
                <table:data-pilot-member table:name="Bibliothèque nationale et universitaire de Strasbourg , M.111.365" table:display="true" table:show-details="true"/>
                <table:data-pilot-member table:name="Bibliothèque nationale et universitaire de Strasbourg , M.109.874" table:display="true" table:show-details="true"/>
                <table:data-pilot-member table:name="Bibliothèque nationale et universitaire de Strasbourg , M.111.516" table:display="true" table:show-details="true"/>
                <table:data-pilot-member table:name="Bibliothèque nationale et universitaire de Strasbourg , M.111.521" table:display="true" table:show-details="true"/>
                <table:data-pilot-member table:name="Bibliothèque nationale et universitaire de Strasbourg , MR.700.092" table:display="true" table:show-details="true"/>
                <table:data-pilot-member table:name="Bibliothèque nationale et universitaire de Strasbourg , CD.137.746" table:display="true" table:show-details="true"/>
                <table:data-pilot-member table:name="Bibliothèque nationale et universitaire de Strasbourg , M.121.836" table:display="true" table:show-details="true"/>
                <table:data-pilot-member table:name="Bibliothèque nationale et universitaire de Strasbourg , M.123.140" table:display="true" table:show-details="true"/>
                <table:data-pilot-member table:name="Bibliothèque nationale et universitaire de Strasbourg , M.125.735" table:display="true" table:show-details="true"/>
                <table:data-pilot-member table:name="Bibliothèque nationale et universitaire de Strasbourg , M.124.593" table:display="true" table:show-details="true"/>
                <table:data-pilot-member table:name="Bibliothèque nationale et universitaire de Strasbourg , M.125.770" table:display="true" table:show-details="true"/>
                <table:data-pilot-member table:name="Bibliothèque nationale et universitaire de Strasbourg , M.111.972" table:display="true" table:show-details="true"/>
                <table:data-pilot-member table:name="Bibliothèque nationale et universitaire de Strasbourg , M.111.510" table:display="true" table:show-details="true"/>
                <table:data-pilot-member table:name="Bibliothèque nationale et universitaire de Strasbourg , M.111.374" table:display="true" table:show-details="true"/>
                <table:data-pilot-member table:name="Bibliothèque nationale et universitaire de Strasbourg , M.110.096" table:display="true" table:show-details="true"/>
                <table:data-pilot-member table:name="Bibliothèque nationale et universitaire de Strasbourg , M.111.264" table:display="true" table:show-details="true"/>
                <table:data-pilot-member table:name="Bibliothèque nationale et universitaire de Strasbourg , M.111.513" table:display="true" table:show-details="true"/>
                <table:data-pilot-member table:name="Bibliothèque nationale et universitaire de Strasbourg , M.111.502" table:display="true" table:show-details="true"/>
                <table:data-pilot-member table:name="Bibliothèque nationale et universitaire de Strasbourg , M.125.771" table:display="true" table:show-details="true"/>
                <table:data-pilot-member table:name="Bibliothèque nationale et universitaire de Strasbourg , M.126.374" table:display="true" table:show-details="true"/>
                <table:data-pilot-member table:name="Bibliothèque nationale et universitaire de Strasbourg , M.125.765" table:display="true" table:show-details="true"/>
                <table:data-pilot-member table:name="Bibliothèque nationale et universitaire de Strasbourg , M.127.971" table:display="true" table:show-details="true"/>
                <table:data-pilot-member table:name="Bibliothèque nationale et universitaire de Strasbourg , M.126.417" table:display="true" table:show-details="true"/>
                <table:data-pilot-member table:name="Bibliothèque nationale et universitaire de Strasbourg , M.127.134" table:display="true" table:show-details="true"/>
                <table:data-pilot-member table:name="Bibliothèque nationale et universitaire de Strasbourg , M.111.563" table:display="true" table:show-details="true"/>
                <table:data-pilot-member table:name="Bibliothèque nationale et universitaire de Strasbourg , M.111.089,49" table:display="true" table:show-details="true"/>
                <table:data-pilot-member table:name="Bibliothèque nationale et universitaire de Strasbourg , M.109.082" table:display="true" table:show-details="true"/>
                <table:data-pilot-member table:name="Bibliothèque nationale et universitaire de Strasbourg , M.111.986" table:display="true" table:show-details="true"/>
                <table:data-pilot-member table:name="Bibliothèque nationale et universitaire de Strasbourg , M.111.368" table:display="true" table:show-details="true"/>
                <table:data-pilot-member table:name="Bibliothèque nationale et universitaire de Strasbourg , M.111.501" table:display="true" table:show-details="true"/>
                <table:data-pilot-member table:name="Bibliothèque nationale et universitaire de Strasbourg , M.111.754" table:display="true" table:show-details="true"/>
                <table:data-pilot-member table:name="Bibliothèque nationale et universitaire de Strasbourg , M.126.373" table:display="true" table:show-details="true"/>
                <table:data-pilot-member table:name="Bibliothèque nationale et universitaire de Strasbourg , M.122.989" table:display="true" table:show-details="true"/>
                <table:data-pilot-member table:name="Bibliothèque nationale et universitaire de Strasbourg , M.128.093" table:display="true" table:show-details="true"/>
                <table:data-pilot-member table:name="Bibliothèque nationale et universitaire de Strasbourg , M.111.271" table:display="true" table:show-details="true"/>
                <table:data-pilot-member table:name="Bibliothèque nationale et universitaire de Strasbourg , M.111.620" table:display="true" table:show-details="true"/>
                <table:data-pilot-member table:name="Bibliothèque nationale et universitaire de Strasbourg , M.111.968" table:display="true" table:show-details="true"/>
                <table:data-pilot-member table:name="Bibliothèque nationale et universitaire de Strasbourg , CD.173.563" table:display="true" table:show-details="true"/>
                <table:data-pilot-member table:name="Bibliothèque nationale et universitaire de Strasbourg , M.13.420" table:display="true" table:show-details="true"/>
                <table:data-pilot-member table:name="Bibliothèque nationale et universitaire de Strasbourg , M.111.367" table:display="true" table:show-details="true"/>
                <table:data-pilot-member table:name="Bibliothèque nationale et universitaire de Strasbourg , M.111.860" table:display="true" table:show-details="true"/>
                <table:data-pilot-member table:name="Bibliothèque nationale et universitaire de Strasbourg , M.111.585" table:display="true" table:show-details="true"/>
                <table:data-pilot-member table:name="Bibliothèque nationale et universitaire de Strasbourg , M.111.364" table:display="true" table:show-details="true"/>
                <table:data-pilot-member table:name="Bibliothèque nationale et universitaire de Strasbourg , M.111.515" table:display="true" table:show-details="true"/>
                <table:data-pilot-member table:name="Bibliothèque nationale et universitaire de Strasbourg , M.125.766" table:display="true" table:show-details="true"/>
                <table:data-pilot-member table:name="Bibliothèque nationale et universitaire de Strasbourg , M.123.507" table:display="true" table:show-details="true"/>
                <table:data-pilot-member table:name="Bibliothèque nationale et universitaire de Strasbourg , M.111.852" table:display="true" table:show-details="true"/>
                <table:data-pilot-member table:name="Bibliothèque nationale et universitaire de Strasbourg , M.111.517" table:display="true" table:show-details="true"/>
                <table:data-pilot-member table:name="Bibliothèque nationale et universitaire de Strasbourg , M.128.163" table:display="true" table:show-details="true"/>
                <table:data-pilot-member table:name="Bibliothèque nationale et universitaire de Strasbourg , M.123.506" table:display="true" table:show-details="true"/>
                <table:data-pilot-member table:name="Bibliothèque nationale et universitaire de Strasbourg , M.126.369" table:display="true" table:show-details="true"/>
                <table:data-pilot-member table:name="Bibliothèque nationale et universitaire de Strasbourg , M.13.419" table:display="true" table:show-details="true"/>
                <table:data-pilot-member table:name="Bibliothèque nationale et universitaire de Strasbourg , M.121.838" table:display="true" table:show-details="true"/>
                <table:data-pilot-member table:name="Bibliothèque nationale et universitaire de Strasbourg , M.127.313" table:display="true" table:show-details="true"/>
                <table:data-pilot-member table:name="Bibliothèque nationale et universitaire de Strasbourg , M.714.859" table:display="true" table:show-details="true"/>
                <table:data-pilot-member table:name="Bibliothèque nationale et universitaire de Strasbourg , M.34.653" table:display="true" table:show-details="true"/>
                <table:data-pilot-member table:name="Bibliothèque nationale et universitaire de Strasbourg , M.134.359" table:display="true" table:show-details="true"/>
                <table:data-pilot-member table:name="Bibliothèque nationale et universitaire de Strasbourg , M.126.429" table:display="true" table:show-details="true"/>
                <table:data-pilot-member table:name="Bibliothèque nationale et universitaire de Strasbourg , M.128.162" table:display="true" table:show-details="true"/>
                <table:data-pilot-member table:name="Bibliothèque nationale et universitaire de Strasbourg , M.111.373" table:display="true" table:show-details="true"/>
                <table:data-pilot-member table:name="Bibliothèque nationale et universitaire de Strasbourg , M.111.864" table:display="true" table:show-details="true"/>
                <table:data-pilot-member table:name="Bibliothèque nationale et universitaire de Strasbourg , M.121.837" table:display="true" table:show-details="true"/>
                <table:data-pilot-member table:name="Bibliothèque nationale et universitaire de Strasbourg , M.719.966" table:display="true" table:show-details="true"/>
                <table:data-pilot-member table:name="Bibliothèque nationale et universitaire de Strasbourg , M.111.496" table:display="true" table:show-details="true"/>
                <table:data-pilot-member table:name="Bibliothèque nationale et universitaire de Strasbourg , M.111.564" table:display="true" table:show-details="true"/>
                <table:data-pilot-member table:name="Bibliothèque nationale et universitaire de Strasbourg , M.111.861" table:display="true" table:show-details="true"/>
                <table:data-pilot-member table:name="Bibliothèque nationale et universitaire de Strasbourg , M.109.081" table:display="true" table:show-details="true"/>
                <table:data-pilot-member table:name="Bibliothèque nationale et universitaire de Strasbourg , M.111.855" table:display="true" table:show-details="true"/>
                <table:data-pilot-member table:name="Bibliothèque nationale et universitaire de Strasbourg , M.111.509" table:display="true" table:show-details="true"/>
                <table:data-pilot-member table:name="Bibliothèque nationale et universitaire de Strasbourg , M.111.369" table:display="true" table:show-details="true"/>
                <table:data-pilot-member table:name="Bibliothèque nationale et universitaire de Strasbourg , M.125.097" table:display="true" table:show-details="true"/>
                <table:data-pilot-member table:name="Bibliothèque nationale et universitaire de Strasbourg , M.129.378" table:display="true" table:show-details="true"/>
                <table:data-pilot-member table:name="Bibliothèque nationale et universitaire de Strasbourg , M.126.378" table:display="true" table:show-details="true"/>
                <table:data-pilot-member table:name="Bibliothèque nationale et universitaire de Strasbourg , M.122.986" table:display="true" table:show-details="true"/>
                <table:data-pilot-member table:name="Bibliothèque nationale et universitaire de Strasbourg , M.111.966" table:display="true" table:show-details="true"/>
                <table:data-pilot-member table:name="Bibliothèque nationale et universitaire de Strasbourg , M.111.919" table:display="true" table:show-details="true"/>
                <table:data-pilot-member table:name="Bibliothèque nationale et universitaire de Strasbourg , M.111.959" table:display="true" table:show-details="true"/>
                <table:data-pilot-member table:name="Bibliothèque nationale et universitaire de Strasbourg , M.34.126" table:display="true" table:show-details="true"/>
                <table:data-pilot-member table:name="Bibliothèque nationale et universitaire de Strasbourg , M.111.372" table:display="true" table:show-details="true"/>
                <table:data-pilot-member table:name="Bibliothèque nationale et universitaire de Strasbourg , M.111.853" table:display="true" table:show-details="true"/>
                <table:data-pilot-member table:name="Bibliothèque nationale et universitaire de Strasbourg , M.111.524" table:display="true" table:show-details="true"/>
                <table:data-pilot-member table:name="Bibliothèque nationale et universitaire de Strasbourg , M.111.371" table:display="true" table:show-details="true"/>
                <table:data-pilot-member table:name="Bibliothèque nationale et universitaire de Strasbourg , M.111.561" table:display="true" table:show-details="true"/>
                <table:data-pilot-member table:name="Bibliothèque nationale et universitaire de Strasbourg , M.111.858" table:display="true" table:show-details="true"/>
                <table:data-pilot-member table:name="Bibliothèque nationale et universitaire de Strasbourg , M.132.575" table:display="true" table:show-details="true"/>
                <table:data-pilot-member table:name="Bibliothèque nationale et universitaire de Strasbourg , M.148.900" table:display="true" table:show-details="true"/>
                <table:data-pilot-member table:name="Bibliothèque nationale et universitaire de Strasbourg , M.109.085" table:display="true" table:show-details="true"/>
                <table:data-pilot-member table:name="Bibliothèque nationale et universitaire de Strasbourg , M.110.033" table:display="true" table:show-details="true"/>
                <table:data-pilot-member table:name="Bibliothèque nationale et universitaire de Strasbourg , M.111.979" table:display="true" table:show-details="true"/>
                <table:data-pilot-member table:name="Bibliothèque nationale et universitaire de Strasbourg , M.111.089,75" table:display="true" table:show-details="true"/>
                <table:data-pilot-member table:name="Bibliothèque nationale et universitaire de Strasbourg , M.112.018" table:display="true" table:show-details="true"/>
                <table:data-pilot-member table:name="Bibliothèque nationale et universitaire de Strasbourg , M.123.139" table:display="true" table:show-details="true"/>
                <table:data-pilot-member table:name="Bibliothèque nationale et universitaire de Strasbourg , M.719.938" table:display="true" table:show-details="true"/>
                <table:data-pilot-member table:name="Bibliothèque nationale et universitaire de Strasbourg , M.121.800" table:display="true" table:show-details="true"/>
                <table:data-pilot-member table:name="Bibliothèque nationale et universitaire de Strasbourg , M.127.464" table:display="true" table:show-details="true"/>
                <table:data-pilot-member table:name="Bibliothèque nationale et universitaire de Strasbourg , M.126.375" table:display="true" table:show-details="true"/>
                <table:data-pilot-member table:name="Bibliothèque nationale et universitaire de Strasbourg , M.132.520" table:display="true" table:show-details="true"/>
                <table:data-pilot-member table:name="Bibliothèque nationale et universitaire de Strasbourg , M.111.498" table:display="true" table:show-details="true"/>
                <table:data-pilot-member table:name="Bibliothèque nationale et universitaire de Strasbourg , M.121.835" table:display="true" table:show-details="true"/>
                <table:data-pilot-member table:name="Bibliothèque nationale et universitaire de Strasbourg , M.126.317" table:display="true" table:show-details="true"/>
                <table:data-pilot-member table:name="Bibliothèque nationale et universitaire de Strasbourg , M.126.310" table:display="true" table:show-details="true"/>
                <table:data-pilot-member table:name="Bibliothèque nationale et universitaire de Strasbourg , M.111.500" table:display="true" table:show-details="true"/>
                <table:data-pilot-member table:name="Bibliothèque nationale et universitaire de Strasbourg , M.111.520" table:display="true" table:show-details="true"/>
                <table:data-pilot-member table:name="Bibliothèque nationale et universitaire de Strasbourg , M.111.505" table:display="true" table:show-details="true"/>
                <table:data-pilot-member table:name="Bibliothèque nationale et universitaire de Strasbourg , M.122.559" table:display="true" table:show-details="true"/>
                <table:data-pilot-member table:name="Bibliothèque nationale et universitaire de Strasbourg , M.34.652" table:display="true" table:show-details="true"/>
                <table:data-pilot-member table:name="Bibliothèque nationale et universitaire de Strasbourg , M.39.647" table:display="true" table:show-details="true"/>
                <table:data-pilot-member table:name="Bibliothèque nationale et universitaire de Strasbourg , CD.137.745" table:display="true" table:show-details="true"/>
                <table:data-pilot-member table:name="Bibliothèque nationale et universitaire de Strasbourg , M.111.867" table:display="true" table:show-details="true"/>
                <table:data-pilot-member table:name="Bibliothèque nationale et universitaire de Strasbourg , M.131.792" table:display="true" table:show-details="true"/>
                <table:data-pilot-member table:name="Bibliothèque nationale et universitaire de Strasbourg , M.133.840" table:display="true" table:show-details="true"/>
                <table:data-pilot-member table:name="Bibliothèque nationale et universitaire de Strasbourg , M.126.698" table:display="true" table:show-details="true"/>
                <table:data-pilot-member table:name="Bibliothèque nationale et universitaire de Strasbourg , M.131.573" table:display="true" table:show-details="true"/>
                <table:data-pilot-member table:name="Bibliothèque nationale et universitaire de Strasbourg , M.34.120" table:display="true" table:show-details="true"/>
                <table:data-pilot-member table:name="Bibliothèque nationale et universitaire de Strasbourg , M.111.370" table:display="true" table:show-details="true"/>
                <table:data-pilot-member table:name="Bibliothèque nationale et universitaire de Strasbourg , M.122.185" table:display="true" table:show-details="true"/>
                <table:data-pilot-member table:name="Bibliothèque nationale et universitaire de Strasbourg , M.124.702" table:display="true" table:show-details="true"/>
                <table:data-pilot-member table:name="Bibliothèque nationale et universitaire de Strasbourg , M.111.405" table:display="true" table:show-details="true"/>
                <table:data-pilot-member table:name="Bibliothèque nationale et universitaire de Strasbourg , M.710.704" table:display="true" table:show-details="true"/>
                <table:data-pilot-member table:name="Bibliothèque nationale et universitaire de Strasbourg , M.121.818" table:display="true" table:show-details="true"/>
                <table:data-pilot-member table:name="Bibliothèque nationale et universitaire de Strasbourg , M.126.366" table:display="true" table:show-details="true"/>
                <table:data-pilot-member table:name="Bibliothèque nationale et universitaire de Strasbourg , M.126.318" table:display="true" table:show-details="true"/>
                <table:data-pilot-member table:name="Bibliothèque nationale et universitaire de Strasbourg , M.125.109" table:display="true" table:show-details="true"/>
                <table:data-pilot-member table:name="Bibliothèque nationale et universitaire de Strasbourg , CD.173.058" table:display="true" table:show-details="true"/>
                <table:data-pilot-member table:name="Bibliothèque nationale et universitaire de Strasbourg , M.718.978" table:display="true" table:show-details="true"/>
                <table:data-pilot-member table:name="Bibliothèque nationale et universitaire de Strasbourg , M.124.876" table:display="true" table:show-details="true"/>
                <table:data-pilot-member table:name="Bibliothèque nationale et universitaire de Strasbourg , M.500.837,431" table:display="true" table:show-details="true"/>
                <table:data-pilot-member table:name="Bibliothèque nationale et universitaire de Strasbourg , M.111.089,66" table:display="true" table:show-details="true"/>
                <table:data-pilot-member table:name="Bibliothèque nationale et universitaire de Strasbourg , M.111.865" table:display="true" table:show-details="true"/>
                <table:data-pilot-member table:name="Bibliothèque nationale et universitaire de Strasbourg , M.111.819" table:display="true" table:show-details="true"/>
                <table:data-pilot-member table:name="Bibliothèque nationale et universitaire de Strasbourg , CD.173.174" table:display="true" table:show-details="true"/>
                <table:data-pilot-member table:name="Bibliothèque nationale et universitaire de Strasbourg , M.111.512" table:display="true" table:show-details="true"/>
                <table:data-pilot-member table:name="Bibliothèque nationale et universitaire de Strasbourg , M.124.633" table:display="true" table:show-details="true"/>
                <table:data-pilot-member table:name="Bibliothèque nationale et universitaire de Strasbourg , M.131.421" table:display="true" table:show-details="true"/>
                <table:data-pilot-member table:name="Bibliothèque nationale et universitaire de Strasbourg , CD.137.747" table:display="true" table:show-details="true"/>
                <table:data-pilot-member table:name="Bibliothèque nationale et universitaire de Strasbourg , M.126.428" table:display="true" table:show-details="true"/>
                <table:data-pilot-member table:name="Bibliothèque nationale et universitaire de Strasbourg , M.129.504" table:display="true" table:show-details="true"/>
                <table:data-pilot-member table:name="Bibliothèque nationale et universitaire de Strasbourg , M.123.422"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ote" table:orientation="hidden" table:used-hierarchy="-1" table:function="auto">
            <table:data-pilot-level table:show-empty="false" calcext:repeat-item-labels="false">
              <table:data-pilot-subtotals>
                <table:data-pilot-subtotal table:function="auto"/>
              </table:data-pilot-subtotals>
              <table:data-pilot-members>
                <table:data-pilot-member table:name="M.118.904" table:display="true" table:show-details="true"/>
                <table:data-pilot-member table:name="M.111.526" table:display="true" table:show-details="true"/>
                <table:data-pilot-member table:name="M.111.832" table:display="true" table:show-details="true"/>
                <table:data-pilot-member table:name="M.112.017" table:display="true" table:show-details="true"/>
                <table:data-pilot-member table:name="M.125.767" table:display="true" table:show-details="true"/>
                <table:data-pilot-member table:name="M.111.497" table:display="true" table:show-details="true"/>
                <table:data-pilot-member table:name="M.111.862" table:display="true" table:show-details="true"/>
                <table:data-pilot-member table:name="M.111.366" table:display="true" table:show-details="true"/>
                <table:data-pilot-member table:name="M.34.703" table:display="true" table:show-details="true"/>
                <table:data-pilot-member table:name="M.126.371" table:display="true" table:show-details="true"/>
                <table:data-pilot-member table:name="M.111.365" table:display="true" table:show-details="true"/>
                <table:data-pilot-member table:name="M.109.874" table:display="true" table:show-details="true"/>
                <table:data-pilot-member table:name="M.111.516" table:display="true" table:show-details="true"/>
                <table:data-pilot-member table:name="M.111.521" table:display="true" table:show-details="true"/>
                <table:data-pilot-member table:name="MR.700.092" table:display="true" table:show-details="true"/>
                <table:data-pilot-member table:name="CD.137.746" table:display="true" table:show-details="true"/>
                <table:data-pilot-member table:name="M.121.836" table:display="true" table:show-details="true"/>
                <table:data-pilot-member table:name="M.123.140" table:display="true" table:show-details="true"/>
                <table:data-pilot-member table:name="M.125.735" table:display="true" table:show-details="true"/>
                <table:data-pilot-member table:name="M.124.593" table:display="true" table:show-details="true"/>
                <table:data-pilot-member table:name="M.125.770" table:display="true" table:show-details="true"/>
                <table:data-pilot-member table:name="M.111.972" table:display="true" table:show-details="true"/>
                <table:data-pilot-member table:name="M.111.510" table:display="true" table:show-details="true"/>
                <table:data-pilot-member table:name="M.111.374" table:display="true" table:show-details="true"/>
                <table:data-pilot-member table:name="M.110.096" table:display="true" table:show-details="true"/>
                <table:data-pilot-member table:name="M.111.264" table:display="true" table:show-details="true"/>
                <table:data-pilot-member table:name="M.111.513" table:display="true" table:show-details="true"/>
                <table:data-pilot-member table:name="M.111.502" table:display="true" table:show-details="true"/>
                <table:data-pilot-member table:name="M.125.771" table:display="true" table:show-details="true"/>
                <table:data-pilot-member table:name="M.126.374" table:display="true" table:show-details="true"/>
                <table:data-pilot-member table:name="M.125.765" table:display="true" table:show-details="true"/>
                <table:data-pilot-member table:name="M.127.971" table:display="true" table:show-details="true"/>
                <table:data-pilot-member table:name="M.126.417" table:display="true" table:show-details="true"/>
                <table:data-pilot-member table:name="M.127.134" table:display="true" table:show-details="true"/>
                <table:data-pilot-member table:name="M.111.563" table:display="true" table:show-details="true"/>
                <table:data-pilot-member table:name="M.111.08949" table:display="true" table:show-details="true"/>
                <table:data-pilot-member table:name="M.109.082" table:display="true" table:show-details="true"/>
                <table:data-pilot-member table:name="M.111.986" table:display="true" table:show-details="true"/>
                <table:data-pilot-member table:name="M.111.368" table:display="true" table:show-details="true"/>
                <table:data-pilot-member table:name="M.111.501" table:display="true" table:show-details="true"/>
                <table:data-pilot-member table:name="M.111.754" table:display="true" table:show-details="true"/>
                <table:data-pilot-member table:name="M.126.373" table:display="true" table:show-details="true"/>
                <table:data-pilot-member table:name="M.122.989" table:display="true" table:show-details="true"/>
                <table:data-pilot-member table:name="M.128.093" table:display="true" table:show-details="true"/>
                <table:data-pilot-member table:name="M.111.271" table:display="true" table:show-details="true"/>
                <table:data-pilot-member table:name="M.111.620" table:display="true" table:show-details="true"/>
                <table:data-pilot-member table:name="M.111.968" table:display="true" table:show-details="true"/>
                <table:data-pilot-member table:name="CD.173.563" table:display="true" table:show-details="true"/>
                <table:data-pilot-member table:name="M.13.420" table:display="true" table:show-details="true"/>
                <table:data-pilot-member table:name="M.111.367" table:display="true" table:show-details="true"/>
                <table:data-pilot-member table:name="M.111.860" table:display="true" table:show-details="true"/>
                <table:data-pilot-member table:name="M.111.585" table:display="true" table:show-details="true"/>
                <table:data-pilot-member table:name="M.111.364" table:display="true" table:show-details="true"/>
                <table:data-pilot-member table:name="M.111.515" table:display="true" table:show-details="true"/>
                <table:data-pilot-member table:name="M.125.766" table:display="true" table:show-details="true"/>
                <table:data-pilot-member table:name="M.123.507" table:display="true" table:show-details="true"/>
                <table:data-pilot-member table:name="M.111.852" table:display="true" table:show-details="true"/>
                <table:data-pilot-member table:name="M.111.517" table:display="true" table:show-details="true"/>
                <table:data-pilot-member table:name="M.128.163" table:display="true" table:show-details="true"/>
                <table:data-pilot-member table:name="M.123.506" table:display="true" table:show-details="true"/>
                <table:data-pilot-member table:name="M.126.369" table:display="true" table:show-details="true"/>
                <table:data-pilot-member table:name="M.13.419" table:display="true" table:show-details="true"/>
                <table:data-pilot-member table:name="M.121.838" table:display="true" table:show-details="true"/>
                <table:data-pilot-member table:name="M.127.313" table:display="true" table:show-details="true"/>
                <table:data-pilot-member table:name="M.714.859" table:display="true" table:show-details="true"/>
                <table:data-pilot-member table:name="M.34.653" table:display="true" table:show-details="true"/>
                <table:data-pilot-member table:name="M.134.359" table:display="true" table:show-details="true"/>
                <table:data-pilot-member table:name="M.126.429" table:display="true" table:show-details="true"/>
                <table:data-pilot-member table:name="M.128.162" table:display="true" table:show-details="true"/>
                <table:data-pilot-member table:name="M.111.373" table:display="true" table:show-details="true"/>
                <table:data-pilot-member table:name="M.111.864" table:display="true" table:show-details="true"/>
                <table:data-pilot-member table:name="M.121.837" table:display="true" table:show-details="true"/>
                <table:data-pilot-member table:name="M.719.966" table:display="true" table:show-details="true"/>
                <table:data-pilot-member table:name="M.111.496" table:display="true" table:show-details="true"/>
                <table:data-pilot-member table:name="M.111.564" table:display="true" table:show-details="true"/>
                <table:data-pilot-member table:name="M.111.861" table:display="true" table:show-details="true"/>
                <table:data-pilot-member table:name="M.109.081" table:display="true" table:show-details="true"/>
                <table:data-pilot-member table:name="M.111.855" table:display="true" table:show-details="true"/>
                <table:data-pilot-member table:name="M.111.509" table:display="true" table:show-details="true"/>
                <table:data-pilot-member table:name="M.111.369" table:display="true" table:show-details="true"/>
                <table:data-pilot-member table:name="M.125.097" table:display="true" table:show-details="true"/>
                <table:data-pilot-member table:name="M.129.378" table:display="true" table:show-details="true"/>
                <table:data-pilot-member table:name="M.126.378" table:display="true" table:show-details="true"/>
                <table:data-pilot-member table:name="M.122.986" table:display="true" table:show-details="true"/>
                <table:data-pilot-member table:name="M.111.966" table:display="true" table:show-details="true"/>
                <table:data-pilot-member table:name="M.111.919" table:display="true" table:show-details="true"/>
                <table:data-pilot-member table:name="M.111.959" table:display="true" table:show-details="true"/>
                <table:data-pilot-member table:name="M.34.126" table:display="true" table:show-details="true"/>
                <table:data-pilot-member table:name="M.111.372" table:display="true" table:show-details="true"/>
                <table:data-pilot-member table:name="M.111.853" table:display="true" table:show-details="true"/>
                <table:data-pilot-member table:name="M.111.524" table:display="true" table:show-details="true"/>
                <table:data-pilot-member table:name="M.111.371" table:display="true" table:show-details="true"/>
                <table:data-pilot-member table:name="M.111.561" table:display="true" table:show-details="true"/>
                <table:data-pilot-member table:name="M.111.858" table:display="true" table:show-details="true"/>
                <table:data-pilot-member table:name="M.132.575" table:display="true" table:show-details="true"/>
                <table:data-pilot-member table:name="M.148.900" table:display="true" table:show-details="true"/>
                <table:data-pilot-member table:name="M.109.085" table:display="true" table:show-details="true"/>
                <table:data-pilot-member table:name="M.110.033" table:display="true" table:show-details="true"/>
                <table:data-pilot-member table:name="M.111.979" table:display="true" table:show-details="true"/>
                <table:data-pilot-member table:name="M.111.08975" table:display="true" table:show-details="true"/>
                <table:data-pilot-member table:name="M.112.018" table:display="true" table:show-details="true"/>
                <table:data-pilot-member table:name="M.123.139" table:display="true" table:show-details="true"/>
                <table:data-pilot-member table:name="M.719.938" table:display="true" table:show-details="true"/>
                <table:data-pilot-member table:name="M.121.800" table:display="true" table:show-details="true"/>
                <table:data-pilot-member table:name="M.127.464" table:display="true" table:show-details="true"/>
                <table:data-pilot-member table:name="M.126.375" table:display="true" table:show-details="true"/>
                <table:data-pilot-member table:name="M.132.520" table:display="true" table:show-details="true"/>
                <table:data-pilot-member table:name="M.111.498" table:display="true" table:show-details="true"/>
                <table:data-pilot-member table:name="M.121.835" table:display="true" table:show-details="true"/>
                <table:data-pilot-member table:name="M.126.317" table:display="true" table:show-details="true"/>
                <table:data-pilot-member table:name="M.126.310" table:display="true" table:show-details="true"/>
                <table:data-pilot-member table:name="M.111.500" table:display="true" table:show-details="true"/>
                <table:data-pilot-member table:name="M.111.520" table:display="true" table:show-details="true"/>
                <table:data-pilot-member table:name="M.111.505" table:display="true" table:show-details="true"/>
                <table:data-pilot-member table:name="M.122.559" table:display="true" table:show-details="true"/>
                <table:data-pilot-member table:name="M.34.652" table:display="true" table:show-details="true"/>
                <table:data-pilot-member table:name="M.39.647" table:display="true" table:show-details="true"/>
                <table:data-pilot-member table:name="CD.137.745" table:display="true" table:show-details="true"/>
                <table:data-pilot-member table:name="M.111.867" table:display="true" table:show-details="true"/>
                <table:data-pilot-member table:name="M.131.792" table:display="true" table:show-details="true"/>
                <table:data-pilot-member table:name="M.133.840" table:display="true" table:show-details="true"/>
                <table:data-pilot-member table:name="M.126.698" table:display="true" table:show-details="true"/>
                <table:data-pilot-member table:name="M.131.573" table:display="true" table:show-details="true"/>
                <table:data-pilot-member table:name="M.34.120" table:display="true" table:show-details="true"/>
                <table:data-pilot-member table:name="M.111.370" table:display="true" table:show-details="true"/>
                <table:data-pilot-member table:name="M.122.185" table:display="true" table:show-details="true"/>
                <table:data-pilot-member table:name="M.124.702" table:display="true" table:show-details="true"/>
                <table:data-pilot-member table:name="M.111.405" table:display="true" table:show-details="true"/>
                <table:data-pilot-member table:name="M.710.704" table:display="true" table:show-details="true"/>
                <table:data-pilot-member table:name="M.121.818" table:display="true" table:show-details="true"/>
                <table:data-pilot-member table:name="M.126.366" table:display="true" table:show-details="true"/>
                <table:data-pilot-member table:name="M.126.318" table:display="true" table:show-details="true"/>
                <table:data-pilot-member table:name="M.125.109" table:display="true" table:show-details="true"/>
                <table:data-pilot-member table:name="CD.173.058" table:display="true" table:show-details="true"/>
                <table:data-pilot-member table:name="M.718.978" table:display="true" table:show-details="true"/>
                <table:data-pilot-member table:name="M.124.876" table:display="true" table:show-details="true"/>
                <table:data-pilot-member table:name="M.500.837431" table:display="true" table:show-details="true"/>
                <table:data-pilot-member table:name="M.111.08966" table:display="true" table:show-details="true"/>
                <table:data-pilot-member table:name="M.111.865" table:display="true" table:show-details="true"/>
                <table:data-pilot-member table:name="M.111.819" table:display="true" table:show-details="true"/>
                <table:data-pilot-member table:name="CD.173.174" table:display="true" table:show-details="true"/>
                <table:data-pilot-member table:name="M.111.512" table:display="true" table:show-details="true"/>
                <table:data-pilot-member table:name="M.124.633" table:display="true" table:show-details="true"/>
                <table:data-pilot-member table:name="M.131.421" table:display="true" table:show-details="true"/>
                <table:data-pilot-member table:name="CD.137.747" table:display="true" table:show-details="true"/>
                <table:data-pilot-member table:name="M.126.428" table:display="true" table:show-details="true"/>
                <table:data-pilot-member table:name="M.129.504" table:display="true" table:show-details="true"/>
                <table:data-pilot-member table:name="M.123.422"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URLBnf" table:orientation="hidden" table:used-hierarchy="-1" table:function="auto">
            <table:data-pilot-level table:show-empty="false" calcext:repeat-item-labels="false">
              <table:data-pilot-subtotals>
                <table:data-pilot-subtotal table:function="auto"/>
              </table:data-pilot-subtotals>
              <table:data-pilot-members>
                <table:data-pilot-member table:name="http://catalogue.bnf.fr/ark:/12148/cb44932015q" table:display="true" table:show-details="true"/>
                <table:data-pilot-member table:name="http://catalogue.bnf.fr/ark:/12148/cb449319765" table:display="true" table:show-details="true"/>
                <table:data-pilot-member table:name="http://catalogue.bnf.fr/ark:/12148/cb449320042" table:display="true" table:show-details="true"/>
                <table:data-pilot-member table:name="http://catalogue.bnf.fr/ark:/12148/cb44932021n" table:display="true" table:show-details="true"/>
                <table:data-pilot-member table:name="http://catalogue.bnf.fr/ark:/12148/cb44931981r" table:display="true" table:show-details="true"/>
                <table:data-pilot-member table:name="http://catalogue.bnf.fr/ark:/12148/cb44931966v" table:display="true" table:show-details="true"/>
                <table:data-pilot-member table:name="http://catalogue.bnf.fr/ark:/12148/cb449320131" table:display="true" table:show-details="true"/>
                <table:data-pilot-member table:name="http://catalogue.bnf.fr/ark:/12148/cb44932027q" table:display="true" table:show-details="true"/>
                <table:data-pilot-member table:name="http://catalogue.bnf.fr/ark:/12148/cb449321499" table:display="true" table:show-details="true"/>
                <table:data-pilot-member table:name="http://catalogue.bnf.fr/ark:/12148/cb449319378" table:display="true" table:show-details="true"/>
                <table:data-pilot-member table:name="http://catalogue.bnf.fr/ark:/12148/cb44931950g" table:display="true" table:show-details="true"/>
                <table:data-pilot-member table:name="http://catalogue.bnf.fr/ark:/12148/cb44932156k" table:display="true" table:show-details="true"/>
                <table:data-pilot-member table:name="http://catalogue.bnf.fr/ark:/12148/cb449319734" table:display="true" table:show-details="true"/>
                <table:data-pilot-member table:name="http://catalogue.bnf.fr/ark:/12148/cb449321615" table:display="true" table:show-details="true"/>
                <table:data-pilot-member table:name="http://catalogue.bnf.fr/ark:/12148/cb449318924" table:display="true" table:show-details="true"/>
                <table:data-pilot-member table:name="http://catalogue.bnf.fr/ark:/12148/cb449320627" table:display="true" table:show-details="true"/>
                <table:data-pilot-member table:name="http://catalogue.bnf.fr/ark:/12148/cb44932008f" table:display="true" table:show-details="true"/>
                <table:data-pilot-member table:name="http://catalogue.bnf.fr/ark:/12148/cb449320193" table:display="true" table:show-details="true"/>
                <table:data-pilot-member table:name="http://catalogue.bnf.fr/ark:/12148/cb44932023b" table:display="true" table:show-details="true"/>
                <table:data-pilot-member table:name="http://catalogue.bnf.fr/ark:/12148/cb449320251" table:display="true" table:show-details="true"/>
                <table:data-pilot-member table:name="http://catalogue.bnf.fr/ark:/12148/cb44931984s" table:display="true" table:show-details="true"/>
                <table:data-pilot-member table:name="http://catalogue.bnf.fr/ark:/12148/cb44931932j" table:display="true" table:show-details="true"/>
                <table:data-pilot-member table:name="http://catalogue.bnf.fr/ark:/12148/cb44932166w" table:display="true" table:show-details="true"/>
                <table:data-pilot-member table:name="http://catalogue.bnf.fr/ark:/12148/cb449319587" table:display="true" table:show-details="true"/>
                <table:data-pilot-member table:name="http://catalogue.bnf.fr/ark:/12148/cb449321588" table:display="true" table:show-details="true"/>
                <table:data-pilot-member table:name="http://catalogue.bnf.fr/ark:/12148/cb44931939z" table:display="true" table:show-details="true"/>
                <table:data-pilot-member table:name="http://catalogue.bnf.fr/ark:/12148/cb44931971f" table:display="true" table:show-details="true"/>
                <table:data-pilot-member table:name="http://catalogue.bnf.fr/ark:/12148/cb449319676" table:display="true" table:show-details="true"/>
                <table:data-pilot-member table:name="http://catalogue.bnf.fr/ark:/12148/cb449319823" table:display="true" table:show-details="true"/>
                <table:data-pilot-member table:name="http://catalogue.bnf.fr/ark:/12148/cb44931945w" table:display="true" table:show-details="true"/>
                <table:data-pilot-member table:name="http://catalogue.bnf.fr/ark:/12148/cb449319796" table:display="true" table:show-details="true"/>
                <table:data-pilot-member table:name="http://catalogue.bnf.fr/ark:/12148/cb449320220" table:display="true" table:show-details="true"/>
                <table:data-pilot-member table:name="http://catalogue.bnf.fr/ark:/12148/cb44931936x" table:display="true" table:show-details="true"/>
                <table:data-pilot-member table:name="http://catalogue.bnf.fr/ark:/12148/cb44932026c" table:display="true" table:show-details="true"/>
                <table:data-pilot-member table:name="http://catalogue.bnf.fr/ark:/12148/cb44931894t" table:display="true" table:show-details="true"/>
                <table:data-pilot-member table:name="http://catalogue.bnf.fr/ark:/12148/cb44931907b" table:display="true" table:show-details="true"/>
                <table:data-pilot-member table:name="http://catalogue.bnf.fr/ark:/12148/cb44932151v" table:display="true" table:show-details="true"/>
                <table:data-pilot-member table:name="http://catalogue.bnf.fr/ark:/12148/cb44932168k" table:display="true" table:show-details="true"/>
                <table:data-pilot-member table:name="http://catalogue.bnf.fr/ark:/12148/cb449319467" table:display="true" table:show-details="true"/>
                <table:data-pilot-member table:name="http://catalogue.bnf.fr/ark:/12148/cb44931963t" table:display="true" table:show-details="true"/>
                <table:data-pilot-member table:name="http://catalogue.bnf.fr/ark:/12148/cb449320011" table:display="true" table:show-details="true"/>
                <table:data-pilot-member table:name="http://catalogue.bnf.fr/ark:/12148/cb449319347" table:display="true" table:show-details="true"/>
                <table:data-pilot-member table:name="http://catalogue.bnf.fr/ark:/12148/cb44931983f" table:display="true" table:show-details="true"/>
                <table:data-pilot-member table:name="http://catalogue.bnf.fr/ark:/12148/cb44932112z" table:display="true" table:show-details="true"/>
                <table:data-pilot-member table:name="http://catalogue.bnf.fr/ark:/12148/cb44931929n" table:display="true" table:show-details="true"/>
                <table:data-pilot-member table:name="http://catalogue.bnf.fr/ark:/12148/cb44932000p" table:display="true" table:show-details="true"/>
                <table:data-pilot-member table:name="http://catalogue.bnf.fr/ark:/12148/cb44932163v" table:display="true" table:show-details="true"/>
                <table:data-pilot-member table:name="http://catalogue.bnf.fr/ark:/12148/cb44932180f" table:display="true" table:show-details="true"/>
                <table:data-pilot-member table:name="http://catalogue.bnf.fr/ark:/12148/cb449320987" table:display="true" table:show-details="true"/>
                <table:data-pilot-member table:name="http://catalogue.bnf.fr/ark:/12148/cb449319498" table:display="true" table:show-details="true"/>
                <table:data-pilot-member table:name="http://catalogue.bnf.fr/ark:/12148/cb44932011b" table:display="true" table:show-details="true"/>
                <table:data-pilot-member table:name="http://catalogue.bnf.fr/ark:/12148/cb449321766" table:display="true" table:show-details="true"/>
                <table:data-pilot-member table:name="http://catalogue.bnf.fr/ark:/12148/cb44931954v" table:display="true" table:show-details="true"/>
                <table:data-pilot-member table:name="http://catalogue.bnf.fr/ark:/12148/cb44931972s" table:display="true" table:show-details="true"/>
                <table:data-pilot-member table:name="http://catalogue.bnf.fr/ark:/12148/cb44931980d" table:display="true" table:show-details="true"/>
                <table:data-pilot-member table:name="http://catalogue.bnf.fr/ark:/12148/cb449320580" table:display="true" table:show-details="true"/>
                <table:data-pilot-member table:name="http://catalogue.bnf.fr/ark:/12148/cb44932005d" table:display="true" table:show-details="true"/>
                <table:data-pilot-member table:name="http://catalogue.bnf.fr/ark:/12148/cb44931974g" table:display="true" table:show-details="true"/>
                <table:data-pilot-member table:name="http://catalogue.bnf.fr/ark:/12148/cb44931912x" table:display="true" table:show-details="true"/>
                <table:data-pilot-member table:name="http://catalogue.bnf.fr/ark:/12148/cb44931953h" table:display="true" table:show-details="true"/>
                <table:data-pilot-member table:name="http://catalogue.bnf.fr/ark:/12148/cb44931941h" table:display="true" table:show-details="true"/>
                <table:data-pilot-member table:name="http://catalogue.bnf.fr/ark:/12148/cb449320569" table:display="true" table:show-details="true"/>
                <table:data-pilot-member table:name="http://catalogue.bnf.fr/ark:/12148/cb44931911k" table:display="true" table:show-details="true"/>
                <table:data-pilot-member table:name="http://catalogue.bnf.fr/ark:/12148/cb44932029d" table:display="true" table:show-details="true"/>
                <table:data-pilot-member table:name="http://catalogue.bnf.fr/ark:/12148/cb449319180" table:display="true" table:show-details="true"/>
                <table:data-pilot-member table:name="http://catalogue.bnf.fr/ark:/12148/cb44931987t" table:display="true" table:show-details="true"/>
                <table:data-pilot-member table:name="http://catalogue.bnf.fr/ark:/12148/cb44932017d" table:display="true" table:show-details="true"/>
                <table:data-pilot-member table:name="http://catalogue.bnf.fr/ark:/12148/cb449319405" table:display="true" table:show-details="true"/>
                <table:data-pilot-member table:name="http://catalogue.bnf.fr/ark:/12148/cb44931917n" table:display="true" table:show-details="true"/>
                <table:data-pilot-member table:name="http://catalogue.bnf.fr/ark:/12148/cb44931959k" table:display="true" table:show-details="true"/>
                <table:data-pilot-member table:name="http://catalogue.bnf.fr/ark:/12148/cb44932012p" table:display="true" table:show-details="true"/>
                <table:data-pilot-member table:name="http://catalogue.bnf.fr/ark:/12148/cb449319107" table:display="true" table:show-details="true"/>
                <table:data-pilot-member table:name="http://catalogue.bnf.fr/ark:/12148/cb449321317" table:display="true" table:show-details="true"/>
                <table:data-pilot-member table:name="http://catalogue.bnf.fr/ark:/12148/cb44931897v" table:display="true" table:show-details="true"/>
                <table:data-pilot-member table:name="http://catalogue.bnf.fr/ark:/12148/cb44931893g" table:display="true" table:show-details="true"/>
                <table:data-pilot-member table:name="http://catalogue.bnf.fr/ark:/12148/cb44931908p" table:display="true" table:show-details="true"/>
                <table:data-pilot-member table:name="http://catalogue.bnf.fr/ark:/12148/cb44931900x" table:display="true" table:show-details="true"/>
                <table:data-pilot-member table:name="http://catalogue.bnf.fr/ark:/12148/cb449320073" table:display="true" table:show-details="true"/>
                <table:data-pilot-member table:name="http://catalogue.bnf.fr/ark:/12148/cb44931965h" table:display="true" table:show-details="true"/>
                <table:data-pilot-member table:name="http://catalogue.bnf.fr/ark:/12148/cb44931947k" table:display="true" table:show-details="true"/>
                <table:data-pilot-member table:name="http://catalogue.bnf.fr/ark:/12148/cb44931978v" table:display="true" table:show-details="true"/>
                <table:data-pilot-member table:name="http://catalogue.bnf.fr/ark:/12148/cb44932104b" table:display="true" table:show-details="true"/>
                <table:data-pilot-member table:name="http://catalogue.bnf.fr/ark:/12148/cb449319436" table:display="true" table:show-details="true"/>
                <table:data-pilot-member table:name="http://catalogue.bnf.fr/ark:/12148/cb44931990q" table:display="true" table:show-details="true"/>
                <table:data-pilot-member table:name="http://catalogue.bnf.fr/ark:/12148/cb44931903z" table:display="true" table:show-details="true"/>
                <table:data-pilot-member table:name="http://catalogue.bnf.fr/ark:/12148/cb449320162" table:display="true" table:show-details="true"/>
                <table:data-pilot-member table:name="http://catalogue.bnf.fr/ark:/12148/cb449320209" table:display="true" table:show-details="true"/>
                <table:data-pilot-member table:name="http://catalogue.bnf.fr/ark:/12148/cb449319049" table:display="true" table:show-details="true"/>
                <table:data-pilot-member table:name="http://catalogue.bnf.fr/ark:/12148/cb449319525" table:display="true" table:show-details="true"/>
                <table:data-pilot-member table:name="http://catalogue.bnf.fr/ark:/12148/cb44932006r" table:display="true" table:show-details="true"/>
                <table:data-pilot-member table:name="http://catalogue.bnf.fr/ark:/12148/cb44932162h" table:display="true" table:show-details="true"/>
                <table:data-pilot-member table:name="http://catalogue.bnf.fr/ark:/12148/cb44931957w" table:display="true" table:show-details="true"/>
                <table:data-pilot-member table:name="http://catalogue.bnf.fr/ark:/12148/cb44931977h" table:display="true" table:show-details="true"/>
                <table:data-pilot-member table:name="http://catalogue.bnf.fr/ark:/12148/cb44932009s" table:display="true" table:show-details="true"/>
                <table:data-pilot-member table:name="http://catalogue.bnf.fr/ark:/12148/cb44931989h" table:display="true" table:show-details="true"/>
                <table:data-pilot-member table:name="http://catalogue.bnf.fr/ark:/12148/cb449322080" table:display="true" table:show-details="true"/>
                <table:data-pilot-member table:name="http://catalogue.bnf.fr/ark:/12148/cb449319018" table:display="true" table:show-details="true"/>
                <table:data-pilot-member table:name="http://catalogue.bnf.fr/ark:/12148/cb44931975t" table:display="true" table:show-details="true"/>
                <table:data-pilot-member table:name="http://catalogue.bnf.fr/ark:/12148/cb44932018r" table:display="true" table:show-details="true"/>
                <table:data-pilot-member table:name="http://catalogue.bnf.fr/ark:/12148/cb44932031z" table:display="true" table:show-details="true"/>
                <table:data-pilot-member table:name="http://catalogue.bnf.fr/ark:/12148/cb449320282" table:display="true" table:show-details="true"/>
                <table:data-pilot-member table:name="http://catalogue.bnf.fr/ark:/12148/cb449319169" table:display="true" table:show-details="true"/>
                <table:data-pilot-member table:name="http://catalogue.bnf.fr/ark:/12148/cb44932130w" table:display="true" table:show-details="true"/>
                <table:data-pilot-member table:name="http://catalogue.bnf.fr/ark:/12148/cb44931899j" table:display="true" table:show-details="true"/>
                <table:data-pilot-member table:name="http://catalogue.bnf.fr/ark:/12148/cb44931960s" table:display="true" table:show-details="true"/>
                <table:data-pilot-member table:name="http://catalogue.bnf.fr/ark:/12148/cb44931933w" table:display="true" table:show-details="true"/>
                <table:data-pilot-member table:name="http://catalogue.bnf.fr/ark:/12148/cb449320538" table:display="true" table:show-details="true"/>
                <table:data-pilot-member table:name="s.n." table:display="true" table:show-details="true"/>
                <table:data-pilot-member table:name="http://catalogue.bnf.fr/ark:/12148/cb449320100" table:display="true" table:show-details="true"/>
                <table:data-pilot-member table:name="http://catalogue.bnf.fr/ark:/12148/cb44931938m" table:display="true" table:show-details="true"/>
                <table:data-pilot-member table:name="http://catalogue.bnf.fr/ark:/12148/cb44932024p" table:display="true" table:show-details="true"/>
                <table:data-pilot-member table:name="http://catalogue.bnf.fr/ark:/12148/cb44931962g" table:display="true" table:show-details="true"/>
                <table:data-pilot-member table:name="http://catalogue.bnf.fr/ark:/12148/cb44931902m" table:display="true" table:show-details="true"/>
                <table:data-pilot-member table:name="http://catalogue.bnf.fr/ark:/12148/cb44931969w" table:display="true" table:show-details="true"/>
                <table:data-pilot-member table:name="http://catalogue.bnf.fr/ark:/12148/cb449319556" table:display="true" table:show-details="true"/>
                <table:data-pilot-member table:name="http://catalogue.bnf.fr/ark:/12148/cb44931986g" table:display="true" table:show-details="true"/>
                <table:data-pilot-member table:name="http://catalogue.bnf.fr/ark:/12148/cb449321061" table:display="true" table:show-details="true"/>
                <table:data-pilot-member table:name="http://catalogue.bnf.fr/ark:/12148/cb44932061w" table:display="true" table:show-details="true"/>
                <table:data-pilot-member table:name="http://catalogue.bnf.fr/ark:/12148/cb44932014c" table:display="true" table:show-details="true"/>
                <table:data-pilot-member table:name="http://catalogue.bnf.fr/ark:/12148/cb44931951t" table:display="true" table:show-details="true"/>
                <table:data-pilot-member table:name="http://catalogue.bnf.fr/ark:/12148/cb44932204m" table:display="true" table:show-details="true"/>
                <table:data-pilot-member table:name="http://catalogue.bnf.fr/ark:/12148/cb44932002c" table:display="true" table:show-details="true"/>
                <table:data-pilot-member table:name="http://catalogue.bnf.fr/ark:/12148/cb44932107c" table:display="true" table:show-details="true"/>
                <table:data-pilot-member table:name="http://catalogue.bnf.fr/ark:/12148/cb44932054m" table:display="true" table:show-details="true"/>
                <table:data-pilot-member table:name="http://catalogue.bnf.fr/ark:/12148/cb44931956j" table:display="true" table:show-details="true"/>
                <table:data-pilot-member table:name="http://catalogue.bnf.fr/ark:/12148/cb44931930v" table:display="true" table:show-details="true"/>
                <table:data-pilot-member table:name="http://catalogue.bnf.fr/ark:/12148/cb44932003q" table:display="true" table:show-details="true"/>
                <table:data-pilot-member table:name="http://catalogue.bnf.fr/ark:/12148/cb44932165j" table:display="true" table:show-details="true"/>
                <table:data-pilot-member table:name="http://catalogue.bnf.fr/ark:/12148/cb449320329" table:display="true" table:show-details="true"/>
                <table:data-pilot-member table:name="http://catalogue.bnf.fr/ark:/12148/cb44931948x" table:display="true" table:show-details="true"/>
                <table:data-pilot-member table:name="http://catalogue.bnf.fr/ark:/12148/cb44931944j" table:display="true" table:show-details="true"/>
                <table:data-pilot-member table:name="http://catalogue.bnf.fr/ark:/12148/cb44931935k" table:display="true" table:show-details="true"/>
                <table:data-pilot-member table:name="http://catalogue.bnf.fr/ark:/12148/cb449320867" table:display="true" table:show-details="true"/>
                <table:data-pilot-member table:name="http://catalogue.bnf.fr/ark:/12148/cb44931923k" table:display="true" table:show-details="true"/>
                <table:data-pilot-member table:name="http://catalogue.bnf.fr/ark:/12148/cb449321975" table:display="true" table:show-details="true"/>
                <table:data-pilot-member table:name="http://catalogue.bnf.fr/ark:/12148/cb44932111m" table:display="true" table:show-details="true"/>
                <table:data-pilot-member table:name="http://catalogue.bnf.fr/ark:/12148/cb44932099k" table:display="true" table:show-details="true"/>
                <table:data-pilot-member table:name="http://catalogue.bnf.fr/ark:/12148/cb449319091" table:display="true" table:show-details="true"/>
                <table:data-pilot-member table:name="http://catalogue.bnf.fr/ark:/12148/cb449319316" table:display="true" table:show-details="true"/>
                <table:data-pilot-member table:name="http://catalogue.bnf.fr/ark:/12148/cb449321677" table:display="true" table:show-details="true"/>
                <table:data-pilot-member table:name="http://catalogue.bnf.fr/ark:/12148/cb44932181s" table:display="true" table:show-details="true"/>
                <table:data-pilot-member table:name="http://catalogue.bnf.fr/ark:/12148/cb449319703" table:display="true" table:show-details="true"/>
                <table:data-pilot-member table:name="http://catalogue.bnf.fr/ark:/12148/cb449318955" table:display="true" table:show-details="true"/>
                <table:data-pilot-member table:name="http://catalogue.bnf.fr/ark:/12148/cb449319614" table:display="true" table:show-details="true"/>
                <table:data-pilot-member table:name="http://catalogue.bnf.fr/ark:/12148/cb44932063k" table:display="true" table:show-details="true"/>
                <table:data-pilot-member table:name="http://catalogue.bnf.fr/ark:/12148/cb44931942v" table:display="true" table:show-details="true"/>
                <table:data-pilot-member table:name="http://catalogue.bnf.fr/ark:/12148/cb449319645" table:display="true" table:show-details="true"/>
                <table:data-pilot-member table:name="http://catalogue.bnf.fr/ark:/12148/cb449319885"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DateEnLigne"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Langue" table:orientation="row" table:used-hierarchy="-1" table:function="auto">
            <table:data-pilot-level table:show-empty="false" calcext:repeat-item-labels="false">
              <table:data-pilot-subtotals>
                <table:data-pilot-subtotal table:function="auto"/>
              </table:data-pilot-subtotals>
              <table:data-pilot-members>
                <table:data-pilot-member table:name="Allemand" table:display="true" table:show-details="true"/>
                <table:data-pilot-member table:name="Alsacien" table:display="true" table:show-details="true"/>
                <table:data-pilot-member table:name="Français"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CourtTitre" table:orientation="data" table:used-hierarchy="-1" table:function="count">
            <table:data-pilot-level table:show-empty="false" calcext:repeat-item-labels="false">
              <table:data-pilot-subtotals>
                <table:data-pilot-subtotal table:function="auto"/>
              </table:data-pilot-subtotals>
              <table:data-pilot-members>
                <table:data-pilot-member table:name="Was d'Steckelburjer vun d'r 'Université' saaue" table:display="true" table:show-details="true"/>
                <table:data-pilot-member table:name="E Mässigkeitsaposchtel" table:display="true" table:show-details="true"/>
                <table:data-pilot-member table:name="Zwei Theaterstucker" table:display="true" table:show-details="true"/>
                <table:data-pilot-member table:name="D'r Napoléon" table:display="true" table:show-details="true"/>
                <table:data-pilot-member table:name="D'r erscht Händel" table:display="true" table:show-details="true"/>
                <table:data-pilot-member table:name="D'Jungfer Prinzesse" table:display="true" table:show-details="true"/>
                <table:data-pilot-member table:name="D'Schlofere" table:display="true" table:show-details="true"/>
                <table:data-pilot-member table:name="Christowe" table:display="true" table:show-details="true"/>
                <table:data-pilot-member table:name="Lettre de France, e-n-elsaessisch's Heimetspiel" table:display="true" table:show-details="true"/>
                <table:data-pilot-member table:name="Im Traumland, Maerel in 4 Bilder mit Muesik un Danz" table:display="true" table:show-details="true"/>
                <table:data-pilot-member table:name="&quot;Charlot&quot; " table:display="true" table:show-details="true"/>
                <table:data-pilot-member table:name="Alsace" table:display="true" table:show-details="true"/>
                <table:data-pilot-member table:name="S' Teschtament" table:display="true" table:show-details="true"/>
                <table:data-pilot-member table:name="D'r Fremdelegionaer" table:display="true" table:show-details="true"/>
                <table:data-pilot-member table:name="D'r Stadtnarr" table:display="true" table:show-details="true"/>
                <table:data-pilot-member table:name="Der Eintagsleutnant" table:display="true" table:show-details="true"/>
                <table:data-pilot-member table:name="D'r Hasestrickler" table:display="true" table:show-details="true"/>
                <table:data-pilot-member table:name="S Orakel" table:display="true" table:show-details="true"/>
                <table:data-pilot-member table:name="Rund um d'Welt" table:display="true" table:show-details="true"/>
                <table:data-pilot-member table:name="In dr Awril g'schickt" table:display="true" table:show-details="true"/>
                <table:data-pilot-member table:name="Elsässisches Vereinstheater" table:display="true" table:show-details="true"/>
                <table:data-pilot-member table:name="E Diplomat" table:display="true" table:show-details="true"/>
                <table:data-pilot-member table:name="Lucie" table:display="true" table:show-details="true"/>
                <table:data-pilot-member table:name="S'Vogesehiesel" table:display="true" table:show-details="true"/>
                <table:data-pilot-member table:name="Petit Théâtre de Famille" table:display="true" table:show-details="true"/>
                <table:data-pilot-member table:name="D'r Kindbetter / von F" table:display="true" table:show-details="true"/>
                <table:data-pilot-member table:name="Sainte-Cécile !" table:display="true" table:show-details="true"/>
                <table:data-pilot-member table:name="D'r lätz Bardes-ü" table:display="true" table:show-details="true"/>
                <table:data-pilot-member table:name="Gouverneur fur 24 Stund" table:display="true" table:show-details="true"/>
                <table:data-pilot-member table:name="Zue Grossmuedders Zitte" table:display="true" table:show-details="true"/>
                <table:data-pilot-member table:name="E Daa im Narrehüss" table:display="true" table:show-details="true"/>
                <table:data-pilot-member table:name="E bissel Lieb" table:display="true" table:show-details="true"/>
                <table:data-pilot-member table:name="D'r Hofnarr Heidideldum, Maerel in 6 Bilder in 2 Verwandlunge" table:display="true" table:show-details="true"/>
                <table:data-pilot-member table:name="Kaktüs un kei And" table:display="true" table:show-details="true"/>
                <table:data-pilot-member table:name="D'r Huessjé" table:display="true" table:show-details="true"/>
                <table:data-pilot-member table:name="Elsässische Volksschriften" table:display="true" table:show-details="true"/>
                <table:data-pilot-member table:name="Aktenmaessige Darstellung der Vorfaelle, welche zu dem Austritt der Mitglieder H" table:display="true" table:show-details="true"/>
                <table:data-pilot-member table:name="Michel Strohkopf oder Die fidele Regimentskapelle" table:display="true" table:show-details="true"/>
                <table:data-pilot-member table:name="D'r Amerikaner" table:display="true" table:show-details="true"/>
                <table:data-pilot-member table:name="D'r Döüsigmarkschin" table:display="true" table:show-details="true"/>
                <table:data-pilot-member table:name="Gschpàngschter" table:display="true" table:show-details="true"/>
                <table:data-pilot-member table:name="s Dunneraxl, Drama in einem Akt" table:display="true" table:show-details="true"/>
                <table:data-pilot-member table:name="D'Satisfaction" table:display="true" table:show-details="true"/>
                <table:data-pilot-member table:name="Seruja" table:display="true" table:show-details="true"/>
                <table:data-pilot-member table:name="Im Wald" table:display="true" table:show-details="true"/>
                <table:data-pilot-member table:name="D'r letz Unkel" table:display="true" table:show-details="true"/>
                <table:data-pilot-member table:name="D'r Prophet" table:display="true" table:show-details="true"/>
                <table:data-pilot-member table:name="Bethanien, biblisches Schauspiel in fünf Akten" table:display="true" table:show-details="true"/>
                <table:data-pilot-member table:name="Der Zwischenact" table:display="true" table:show-details="true"/>
                <table:data-pilot-member table:name="D'Brueder" table:display="true" table:show-details="true"/>
                <table:data-pilot-member table:name="D'r Parisler" table:display="true" table:show-details="true"/>
                <table:data-pilot-member table:name="E Reis'in's Hochgebirj" table:display="true" table:show-details="true"/>
                <table:data-pilot-member table:name="A lätzi Visit" table:display="true" table:show-details="true"/>
                <table:data-pilot-member table:name="S' sechscht Gebott" table:display="true" table:show-details="true"/>
                <table:data-pilot-member table:name="E Dienschtbott wurd g'suecht" table:display="true" table:show-details="true"/>
                <table:data-pilot-member table:name="Professeur Dackeloriüs mit sinn künstliche Mensch &quot;Coco&quot; " table:display="true" table:show-details="true"/>
                <table:data-pilot-member table:name="Buewestreich" table:display="true" table:show-details="true"/>
                <table:data-pilot-member table:name="Verzwickti Hochzitts-Affaere" table:display="true" table:show-details="true"/>
                <table:data-pilot-member table:name="E Demonstration" table:display="true" table:show-details="true"/>
                <table:data-pilot-member table:name="D'r Juckel" table:display="true" table:show-details="true"/>
                <table:data-pilot-member table:name="Prinzessel Eijesinn, Maerel in 5 Bilder un aanere Verwandlung mit Gsang un Danz" table:display="true" table:show-details="true"/>
                <table:data-pilot-member table:name="Zur Geschichte des deutschen Theaters in Strassburg unter franzœsischer Herrschaft" table:display="true" table:show-details="true"/>
                <table:data-pilot-member table:name="Jungi Madamme" table:display="true" table:show-details="true"/>
                <table:data-pilot-member table:name="Am Wihnachtsowe bym 'e Kriejsblinde" table:display="true" table:show-details="true"/>
                <table:data-pilot-member table:name="Die Frau Velten in der Kuntelstub" table:display="true" table:show-details="true"/>
                <table:data-pilot-member table:name="Stocktaub oder 's sin alli Better b'setzt" table:display="true" table:show-details="true"/>
                <table:data-pilot-member table:name="D'r Candidat" table:display="true" table:show-details="true"/>
                <table:data-pilot-member table:name="D'r Maischter hett gewunne !" table:display="true" table:show-details="true"/>
                <table:data-pilot-member table:name="Wenn d'Fraue wähle" table:display="true" table:show-details="true"/>
                <table:data-pilot-member table:name="Hans Mathis" table:display="true" table:show-details="true"/>
                <table:data-pilot-member table:name="Sainte-Barbe" table:display="true" table:show-details="true"/>
                <table:data-pilot-member table:name="Goal" table:display="true" table:show-details="true"/>
                <table:data-pilot-member table:name="Salvator-Theater" table:display="true" table:show-details="true"/>
                <table:data-pilot-member table:name="D'Heimet" table:display="true" table:show-details="true"/>
                <table:data-pilot-member table:name="Zwei Meier oder d'r Bombié" table:display="true" table:show-details="true"/>
                <table:data-pilot-member table:name="Ein Blick hinter die Coulissen des Elsaessischen Theaters und die Taverne-Affaire" table:display="true" table:show-details="true"/>
                <table:data-pilot-member table:name="D'r erscht Box" table:display="true" table:show-details="true"/>
                <table:data-pilot-member table:name="E Hochzitter im Kleiderkaschte" table:display="true" table:show-details="true"/>
                <table:data-pilot-member table:name="D'r Automat" table:display="true" table:show-details="true"/>
                <table:data-pilot-member table:name="A gelungener Patient" table:display="true" table:show-details="true"/>
                <table:data-pilot-member table:name="Pfingstmontag&quot; " table:display="true" table:show-details="true"/>
                <table:data-pilot-member table:name="Struewelpeter , Originalmaerel in 7 Bilder un 3 Verwandlunge" table:display="true" table:show-details="true"/>
                <table:data-pilot-member table:name="[Theaterstücke f" table:display="true" table:show-details="true"/>
                <table:data-pilot-member table:name="D'r Hoflieferant" table:display="true" table:show-details="true"/>
                <table:data-pilot-member table:name="D'Mamsell Elis" table:display="true" table:show-details="true"/>
                <table:data-pilot-member table:name="D'Pariser Reis" table:display="true" table:show-details="true"/>
                <table:data-pilot-member table:name="Das Elsaessischen Theater Strassburg (TR)" table:display="true" table:show-details="true"/>
                <table:data-pilot-member table:name="Gift" table:display="true" table:show-details="true"/>
                <table:data-pilot-member table:name="D'r Erbunkel" table:display="true" table:show-details="true"/>
                <table:data-pilot-member table:name="L'oubli? (Das Vergessen?) Dramatische Skizze in einem Akt" table:display="true" table:show-details="true"/>
                <table:data-pilot-member table:name="E truericher Wittmann" table:display="true" table:show-details="true"/>
                <table:data-pilot-member table:name="D'Madam fahrt Velo" table:display="true" table:show-details="true"/>
                <table:data-pilot-member table:name="D'r luschti Hans-Michel" table:display="true" table:show-details="true"/>
                <table:data-pilot-member table:name="D'r Schnider von Gambse" table:display="true" table:show-details="true"/>
                <table:data-pilot-member table:name="Am Glockenturm, Schauspiel in drei Aufzügen" table:display="true" table:show-details="true"/>
                <table:data-pilot-member table:name="Das Elsässische Theater zu Straßburg i" table:display="true" table:show-details="true"/>
                <table:data-pilot-member table:name="Der Zeuge" table:display="true" table:show-details="true"/>
                <table:data-pilot-member table:name="In's Ropfer's Apothek" table:display="true" table:show-details="true"/>
                <table:data-pilot-member table:name="Wihnachtsstimme, Weihnachtsstueck im Dialekt aus der Zeit der grossen Revolution in 2 Akten" table:display="true" table:show-details="true"/>
                <table:data-pilot-member table:name="E hieroth sini Frau" table:display="true" table:show-details="true"/>
                <table:data-pilot-member table:name="S'Chinesisch Loos" table:display="true" table:show-details="true"/>
                <table:data-pilot-member table:name="Théâtre alsacien Strasbourg" table:display="true" table:show-details="true"/>
                <table:data-pilot-member table:name="Heimlichi Lieb" table:display="true" table:show-details="true"/>
                <table:data-pilot-member table:name="Andres Ruffenach, Bauerndrama in vier Akten" table:display="true" table:show-details="true"/>
                <table:data-pilot-member table:name="D'r Hans im Schnokeloch, Volksspiel in 4 Aufzuegen mit Musik ,Gesang und Tanz" table:display="true" table:show-details="true"/>
                <table:data-pilot-member table:name="D'Madam un d'Magd" table:display="true" table:show-details="true"/>
                <table:data-pilot-member table:name="S Paradies" table:display="true" table:show-details="true"/>
                <table:data-pilot-member table:name="D'r Josephel un sini Hochzittere, humorvolli Szene" table:display="true" table:show-details="true"/>
                <table:data-pilot-member table:name="Yo-Yo" table:display="true" table:show-details="true"/>
                <table:data-pilot-member table:name="D'r Abschied" table:display="true" table:show-details="true"/>
                <table:data-pilot-member table:name="D'r Cousin Réfractaire" table:display="true" table:show-details="true"/>
                <table:data-pilot-member table:name="Dreihundert Mark Belohnung" table:display="true" table:show-details="true"/>
                <table:data-pilot-member table:name="Prinz Changele" table:display="true" table:show-details="true"/>
                <table:data-pilot-member table:name="M'r bhaupt, es sey bassirt" table:display="true" table:show-details="true"/>
                <table:data-pilot-member table:name="Elsässer Theater Milhüse" table:display="true" table:show-details="true"/>
                <table:data-pilot-member table:name="Lisbeth" table:display="true" table:show-details="true"/>
                <table:data-pilot-member table:name="Verbotteni Lieb" table:display="true" table:show-details="true"/>
                <table:data-pilot-member table:name="Charlot" table:display="true" table:show-details="true"/>
                <table:data-pilot-member table:name="D'r Itzig em Fass" table:display="true" table:show-details="true"/>
                <table:data-pilot-member table:name="Wihnachtsglüeck" table:display="true" table:show-details="true"/>
                <table:data-pilot-member table:name="Das Elsass und sein Theater" table:display="true" table:show-details="true"/>
                <table:data-pilot-member table:name="D'r Scharele" table:display="true" table:show-details="true"/>
                <table:data-pilot-member table:name="1" table:display="true" table:show-details="true"/>
                <table:data-pilot-member table:name="Der tolle Morgen" table:display="true" table:show-details="true"/>
                <table:data-pilot-member table:name="E" table:display="true" table:show-details="true"/>
                <table:data-pilot-member table:name="D'r Millionegartner, Volkschauspiel in drei Aufzugen, in elsaesser Mundart" table:display="true" table:show-details="true"/>
                <table:data-pilot-member table:name="D'r Babbelhans" table:display="true" table:show-details="true"/>
                <table:data-pilot-member table:name="D'Wundergej" table:display="true" table:show-details="true"/>
                <table:data-pilot-member table:name="s Gaischtert im Huess, e gruesligi Szene" table:display="true" table:show-details="true"/>
                <table:data-pilot-member table:name="Caecilia, historisch-religiöses Festspiel in fünf Akten, zur XVII" table:display="true" table:show-details="true"/>
                <table:data-pilot-member table:name="D'r poetisch Oscar" table:display="true" table:show-details="true"/>
                <table:data-pilot-member table:name="Le Krentzel à l'Enfer / Alphonse Pick" table:display="true" table:show-details="true"/>
                <table:data-pilot-member table:name="Die Greifensteiner" table:display="true" table:show-details="true"/>
                <table:data-pilot-member table:name="Uewer unseri Kraft" table:display="true" table:show-details="true"/>
                <table:data-pilot-member table:name="Anno 1975 / A" table:display="true" table:show-details="true"/>
                <table:data-pilot-member table:name="Gethsemani, biblisches Frauerspiel in fünf Akten von Aug" table:display="true" table:show-details="true"/>
                <table:data-pilot-member table:name="Mister Smith" table:display="true" table:show-details="true"/>
                <table:data-pilot-member table:name="D'r KÖenig Charles X im Elsass" table:display="true" table:show-details="true"/>
                <table:data-pilot-member table:name="Kinnj Wüetass" table:display="true" table:show-details="true"/>
                <table:data-pilot-member table:name="Der Klopfgeist" table:display="true" table:show-details="true"/>
                <table:data-pilot-member table:name="E Spartshochzitt, E Farce in aam Akt" table:display="true" table:show-details="true"/>
                <table:data-pilot-member table:name="D' Heimet" table:display="true" table:show-details="true"/>
                <table:data-pilot-member table:name="Uff d'r Hochzyittsreis" table:display="true" table:show-details="true"/>
              </table:data-pilot-members>
              <table:data-pilot-sort-info table:order="descending" table:sort-mode="manual"/>
              <table:data-pilot-layout-info table:add-empty-lines="false" table:layout-mode="tabular-layout"/>
            </table:data-pilot-level>
          </table:data-pilot-field>
        </table:data-pilot-table>
        <table:data-pilot-table table:name="distrib_langue_et_typographie 5" table:application-data="" table:target-range-address="distrib_langue_et_typographie.L13:distrib_langue_et_typographie.N27" table:buttons="distrib_langue_et_typographie.L13 distrib_langue_et_typographie.L16 distrib_langue_et_typographie.M15" table:show-filter-button="false">
          <table:source-cell-range table:cell-range-address="pièces.A1:pièces.X149"/>
          <table:data-pilot-field table:source-field-name=" " table:orientation="hidden" table:used-hierarchy="-1" table:function="auto">
            <table:data-pilot-level table:show-empty="false" calcext:repeat-item-labels="false">
              <table:data-pilot-subtotals>
                <table:data-pilot-subtotal table:function="auto"/>
              </table:data-pilot-subtotals>
              <table:data-pilot-members>
                <table:data-pilot-member table:name="1" table:display="true" table:show-details="true"/>
                <table:data-pilot-member table:name="2" table:display="true" table:show-details="true"/>
                <table:data-pilot-member table:name="3" table:display="true" table:show-details="true"/>
                <table:data-pilot-member table:name="4" table:display="true" table:show-details="true"/>
                <table:data-pilot-member table:name="5" table:display="true" table:show-details="true"/>
                <table:data-pilot-member table:name="6" table:display="true" table:show-details="true"/>
                <table:data-pilot-member table:name="7" table:display="true" table:show-details="true"/>
                <table:data-pilot-member table:name="8" table:display="true" table:show-details="true"/>
                <table:data-pilot-member table:name="9" table:display="true" table:show-details="true"/>
                <table:data-pilot-member table:name="10" table:display="true" table:show-details="true"/>
                <table:data-pilot-member table:name="11" table:display="true" table:show-details="true"/>
                <table:data-pilot-member table:name="12" table:display="true" table:show-details="true"/>
                <table:data-pilot-member table:name="13" table:display="true" table:show-details="true"/>
                <table:data-pilot-member table:name="14" table:display="true" table:show-details="true"/>
                <table:data-pilot-member table:name="15" table:display="true" table:show-details="true"/>
                <table:data-pilot-member table:name="16" table:display="true" table:show-details="true"/>
                <table:data-pilot-member table:name="17" table:display="true" table:show-details="true"/>
                <table:data-pilot-member table:name="18" table:display="true" table:show-details="true"/>
                <table:data-pilot-member table:name="19" table:display="true" table:show-details="true"/>
                <table:data-pilot-member table:name="20" table:display="true" table:show-details="true"/>
                <table:data-pilot-member table:name="21" table:display="true" table:show-details="true"/>
                <table:data-pilot-member table:name="22" table:display="true" table:show-details="true"/>
                <table:data-pilot-member table:name="23" table:display="true" table:show-details="true"/>
                <table:data-pilot-member table:name="24" table:display="true" table:show-details="true"/>
                <table:data-pilot-member table:name="25" table:display="true" table:show-details="true"/>
                <table:data-pilot-member table:name="26" table:display="true" table:show-details="true"/>
                <table:data-pilot-member table:name="27" table:display="true" table:show-details="true"/>
                <table:data-pilot-member table:name="28" table:display="true" table:show-details="true"/>
                <table:data-pilot-member table:name="29" table:display="true" table:show-details="true"/>
                <table:data-pilot-member table:name="30" table:display="true" table:show-details="true"/>
                <table:data-pilot-member table:name="31" table:display="true" table:show-details="true"/>
                <table:data-pilot-member table:name="32" table:display="true" table:show-details="true"/>
                <table:data-pilot-member table:name="33" table:display="true" table:show-details="true"/>
                <table:data-pilot-member table:name="34" table:display="true" table:show-details="true"/>
                <table:data-pilot-member table:name="35" table:display="true" table:show-details="true"/>
                <table:data-pilot-member table:name="36" table:display="true" table:show-details="true"/>
                <table:data-pilot-member table:name="37" table:display="true" table:show-details="true"/>
                <table:data-pilot-member table:name="38" table:display="true" table:show-details="true"/>
                <table:data-pilot-member table:name="39" table:display="true" table:show-details="true"/>
                <table:data-pilot-member table:name="40" table:display="true" table:show-details="true"/>
                <table:data-pilot-member table:name="41" table:display="true" table:show-details="true"/>
                <table:data-pilot-member table:name="42" table:display="true" table:show-details="true"/>
                <table:data-pilot-member table:name="43" table:display="true" table:show-details="true"/>
                <table:data-pilot-member table:name="44" table:display="true" table:show-details="true"/>
                <table:data-pilot-member table:name="45" table:display="true" table:show-details="true"/>
                <table:data-pilot-member table:name="46" table:display="true" table:show-details="true"/>
                <table:data-pilot-member table:name="47" table:display="true" table:show-details="true"/>
                <table:data-pilot-member table:name="48" table:display="true" table:show-details="true"/>
                <table:data-pilot-member table:name="49" table:display="true" table:show-details="true"/>
                <table:data-pilot-member table:name="50" table:display="true" table:show-details="true"/>
                <table:data-pilot-member table:name="51" table:display="true" table:show-details="true"/>
                <table:data-pilot-member table:name="52" table:display="true" table:show-details="true"/>
                <table:data-pilot-member table:name="53" table:display="true" table:show-details="true"/>
                <table:data-pilot-member table:name="54" table:display="true" table:show-details="true"/>
                <table:data-pilot-member table:name="55" table:display="true" table:show-details="true"/>
                <table:data-pilot-member table:name="56" table:display="true" table:show-details="true"/>
                <table:data-pilot-member table:name="57" table:display="true" table:show-details="true"/>
                <table:data-pilot-member table:name="58" table:display="true" table:show-details="true"/>
                <table:data-pilot-member table:name="59" table:display="true" table:show-details="true"/>
                <table:data-pilot-member table:name="60" table:display="true" table:show-details="true"/>
                <table:data-pilot-member table:name="61" table:display="true" table:show-details="true"/>
                <table:data-pilot-member table:name="62" table:display="true" table:show-details="true"/>
                <table:data-pilot-member table:name="63" table:display="true" table:show-details="true"/>
                <table:data-pilot-member table:name="64" table:display="true" table:show-details="true"/>
                <table:data-pilot-member table:name="65" table:display="true" table:show-details="true"/>
                <table:data-pilot-member table:name="66" table:display="true" table:show-details="true"/>
                <table:data-pilot-member table:name="67" table:display="true" table:show-details="true"/>
                <table:data-pilot-member table:name="68" table:display="true" table:show-details="true"/>
                <table:data-pilot-member table:name="69" table:display="true" table:show-details="true"/>
                <table:data-pilot-member table:name="70" table:display="true" table:show-details="true"/>
                <table:data-pilot-member table:name="71" table:display="true" table:show-details="true"/>
                <table:data-pilot-member table:name="72" table:display="true" table:show-details="true"/>
                <table:data-pilot-member table:name="73" table:display="true" table:show-details="true"/>
                <table:data-pilot-member table:name="74" table:display="true" table:show-details="true"/>
                <table:data-pilot-member table:name="75" table:display="true" table:show-details="true"/>
                <table:data-pilot-member table:name="76" table:display="true" table:show-details="true"/>
                <table:data-pilot-member table:name="77" table:display="true" table:show-details="true"/>
                <table:data-pilot-member table:name="78" table:display="true" table:show-details="true"/>
                <table:data-pilot-member table:name="79" table:display="true" table:show-details="true"/>
                <table:data-pilot-member table:name="80" table:display="true" table:show-details="true"/>
                <table:data-pilot-member table:name="81" table:display="true" table:show-details="true"/>
                <table:data-pilot-member table:name="82" table:display="true" table:show-details="true"/>
                <table:data-pilot-member table:name="83" table:display="true" table:show-details="true"/>
                <table:data-pilot-member table:name="84" table:display="true" table:show-details="true"/>
                <table:data-pilot-member table:name="85" table:display="true" table:show-details="true"/>
                <table:data-pilot-member table:name="86" table:display="true" table:show-details="true"/>
                <table:data-pilot-member table:name="87" table:display="true" table:show-details="true"/>
                <table:data-pilot-member table:name="88" table:display="true" table:show-details="true"/>
                <table:data-pilot-member table:name="89" table:display="true" table:show-details="true"/>
                <table:data-pilot-member table:name="90" table:display="true" table:show-details="true"/>
                <table:data-pilot-member table:name="91" table:display="true" table:show-details="true"/>
                <table:data-pilot-member table:name="92" table:display="true" table:show-details="true"/>
                <table:data-pilot-member table:name="93" table:display="true" table:show-details="true"/>
                <table:data-pilot-member table:name="94" table:display="true" table:show-details="true"/>
                <table:data-pilot-member table:name="95" table:display="true" table:show-details="true"/>
                <table:data-pilot-member table:name="96" table:display="true" table:show-details="true"/>
                <table:data-pilot-member table:name="97" table:display="true" table:show-details="true"/>
                <table:data-pilot-member table:name="98" table:display="true" table:show-details="true"/>
                <table:data-pilot-member table:name="99" table:display="true" table:show-details="true"/>
                <table:data-pilot-member table:name="100" table:display="true" table:show-details="true"/>
                <table:data-pilot-member table:name="101" table:display="true" table:show-details="true"/>
                <table:data-pilot-member table:name="102" table:display="true" table:show-details="true"/>
                <table:data-pilot-member table:name="103" table:display="true" table:show-details="true"/>
                <table:data-pilot-member table:name="104" table:display="true" table:show-details="true"/>
                <table:data-pilot-member table:name="105" table:display="true" table:show-details="true"/>
                <table:data-pilot-member table:name="106" table:display="true" table:show-details="true"/>
                <table:data-pilot-member table:name="107" table:display="true" table:show-details="true"/>
                <table:data-pilot-member table:name="108" table:display="true" table:show-details="true"/>
                <table:data-pilot-member table:name="109" table:display="true" table:show-details="true"/>
                <table:data-pilot-member table:name="110" table:display="true" table:show-details="true"/>
                <table:data-pilot-member table:name="111" table:display="true" table:show-details="true"/>
                <table:data-pilot-member table:name="112" table:display="true" table:show-details="true"/>
                <table:data-pilot-member table:name="113" table:display="true" table:show-details="true"/>
                <table:data-pilot-member table:name="114" table:display="true" table:show-details="true"/>
                <table:data-pilot-member table:name="115" table:display="true" table:show-details="true"/>
                <table:data-pilot-member table:name="116" table:display="true" table:show-details="true"/>
                <table:data-pilot-member table:name="117" table:display="true" table:show-details="true"/>
                <table:data-pilot-member table:name="118" table:display="true" table:show-details="true"/>
                <table:data-pilot-member table:name="119" table:display="true" table:show-details="true"/>
                <table:data-pilot-member table:name="120" table:display="true" table:show-details="true"/>
                <table:data-pilot-member table:name="121" table:display="true" table:show-details="true"/>
                <table:data-pilot-member table:name="122" table:display="true" table:show-details="true"/>
                <table:data-pilot-member table:name="123" table:display="true" table:show-details="true"/>
                <table:data-pilot-member table:name="124" table:display="true" table:show-details="true"/>
                <table:data-pilot-member table:name="125" table:display="true" table:show-details="true"/>
                <table:data-pilot-member table:name="126" table:display="true" table:show-details="true"/>
                <table:data-pilot-member table:name="127" table:display="true" table:show-details="true"/>
                <table:data-pilot-member table:name="128" table:display="true" table:show-details="true"/>
                <table:data-pilot-member table:name="129" table:display="true" table:show-details="true"/>
                <table:data-pilot-member table:name="130" table:display="true" table:show-details="true"/>
                <table:data-pilot-member table:name="131" table:display="true" table:show-details="true"/>
                <table:data-pilot-member table:name="132" table:display="true" table:show-details="true"/>
                <table:data-pilot-member table:name="133" table:display="true" table:show-details="true"/>
                <table:data-pilot-member table:name="134" table:display="true" table:show-details="true"/>
                <table:data-pilot-member table:name="135" table:display="true" table:show-details="true"/>
                <table:data-pilot-member table:name="136" table:display="true" table:show-details="true"/>
                <table:data-pilot-member table:name="137" table:display="true" table:show-details="true"/>
                <table:data-pilot-member table:name="138" table:display="true" table:show-details="true"/>
                <table:data-pilot-member table:name="139" table:display="true" table:show-details="true"/>
                <table:data-pilot-member table:name="140" table:display="true" table:show-details="true"/>
                <table:data-pilot-member table:name="141" table:display="true" table:show-details="true"/>
                <table:data-pilot-member table:name="142" table:display="true" table:show-details="true"/>
                <table:data-pilot-member table:name="143" table:display="true" table:show-details="true"/>
                <table:data-pilot-member table:name="144" table:display="true" table:show-details="true"/>
                <table:data-pilot-member table:name="145" table:display="true" table:show-details="true"/>
                <table:data-pilot-member table:name="146" table:display="true" table:show-details="true"/>
                <table:data-pilot-member table:name="147" table:display="true" table:show-details="true"/>
                <table:data-pilot-member table:name="148"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uteur" table:orientation="hidden" table:used-hierarchy="-1" table:function="auto">
            <table:data-pilot-level table:show-empty="false" calcext:repeat-item-labels="false">
              <table:data-pilot-subtotals>
                <table:data-pilot-subtotal table:function="auto"/>
              </table:data-pilot-subtotals>
              <table:data-pilot-members>
                <table:data-pilot-member table:name="Schneegans, Heinrich" table:display="true" table:show-details="true"/>
                <table:data-pilot-member table:name="Hahn, Emilie" table:display="true" table:show-details="true"/>
                <table:data-pilot-member table:name="Rath, Charles" table:display="true" table:show-details="true"/>
                <table:data-pilot-member table:name="Weber, Charles" table:display="true" table:show-details="true"/>
                <table:data-pilot-member table:name="Jost, Camille" table:display="true" table:show-details="true"/>
                <table:data-pilot-member table:name="Greber, Julius" table:display="true" table:show-details="true"/>
                <table:data-pilot-member table:name="Riff, Jean" table:display="true" table:show-details="true"/>
                <table:data-pilot-member table:name="Clémens, Paul" table:display="true" table:show-details="true"/>
                <table:data-pilot-member table:name="Neukirch, F. X" table:display="true" table:show-details="true"/>
                <table:data-pilot-member table:name="Bastian, Ferdinand" table:display="true" table:show-details="true"/>
                <table:data-pilot-member table:name="Clemens, Paul" table:display="true" table:show-details="true"/>
                <table:data-pilot-member table:name="Erckmann-Chatrian" table:display="true" table:show-details="true"/>
                <table:data-pilot-member table:name="Guenther, Hermann" table:display="true" table:show-details="true"/>
                <table:data-pilot-member table:name="Hart, Marie" table:display="true" table:show-details="true"/>
                <table:data-pilot-member table:name="Stoskopf, Gustave" table:display="true" table:show-details="true"/>
                <table:data-pilot-member table:name="Weber, Emile" table:display="true" table:show-details="true"/>
                <table:data-pilot-member table:name="Weigel, Madeleine" table:display="true" table:show-details="true"/>
                <table:data-pilot-member table:name="Halter, Edouard" table:display="true" table:show-details="true"/>
                <table:data-pilot-member table:name="Wöhrle, Oskar" table:display="true" table:show-details="true"/>
                <table:data-pilot-member table:name="Horsch, D. G. Adolph" table:display="true" table:show-details="true"/>
                <table:data-pilot-member table:name="Horsch, Daniel Gustave Adolphe" table:display="true" table:show-details="true"/>
                <table:data-pilot-member table:name="s.n." table:display="true" table:show-details="true"/>
                <table:data-pilot-member table:name="Meyer, Josef" table:display="true" table:show-details="true"/>
                <table:data-pilot-member table:name="Weick, Georges" table:display="true" table:show-details="true"/>
                <table:data-pilot-member table:name="Lasch, Gustav" table:display="true" table:show-details="true"/>
                <table:data-pilot-member table:name="Schmidlin, Auguste" table:display="true" table:show-details="true"/>
                <table:data-pilot-member table:name="Kettner, Charles Frédéric" table:display="true" table:show-details="true"/>
                <table:data-pilot-member table:name="Winckelmann, Otto" table:display="true" table:show-details="true"/>
                <table:data-pilot-member table:name="Schott, Albert" table:display="true" table:show-details="true"/>
                <table:data-pilot-member table:name="Bischoff, Alph" table:display="true" table:show-details="true"/>
                <table:data-pilot-member table:name="Huck, Martin" table:display="true" table:show-details="true"/>
                <table:data-pilot-member table:name="Arnold, Georges Daniel" table:display="true" table:show-details="true"/>
                <table:data-pilot-member table:name="Kuehne, Fernand" table:display="true" table:show-details="true"/>
                <table:data-pilot-member table:name="Sengelin, Xavier" table:display="true" table:show-details="true"/>
                <table:data-pilot-member table:name="Kleisecker, H" table:display="true" table:show-details="true"/>
                <table:data-pilot-member table:name="Schickele, René" table:display="true" table:show-details="true"/>
                <table:data-pilot-member table:name="Lündner, Max" table:display="true" table:show-details="true"/>
                <table:data-pilot-member table:name="Fuchs, Ernst" table:display="true" table:show-details="true"/>
                <table:data-pilot-member table:name="Pfiffer, Léon" table:display="true" table:show-details="true"/>
                <table:data-pilot-member table:name="Koehler, Gustav" table:display="true" table:show-details="true"/>
                <table:data-pilot-member table:name="Pick, Alphonse" table:display="true" table:show-details="true"/>
                <table:data-pilot-member table:name="Wagner, Emile" table:display="true" table:show-details="true"/>
                <table:data-pilot-member table:name="Greber, Jule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persOK" table:orientation="hidden" table:used-hierarchy="-1" table:function="auto">
            <table:data-pilot-level table:show-empty="false" calcext:repeat-item-labels="false">
              <table:data-pilot-subtotals>
                <table:data-pilot-subtotal table:function="auto"/>
              </table:data-pilot-subtotals>
              <table:data-pilot-members>
                <table:data-pilot-member table:name="1" table:display="true" table:show-details="true"/>
                <table:data-pilot-member table:name="-1" table:display="true" table:show-details="true"/>
                <table:data-pilot-member table:name="-9" table:display="true" table:show-details="true"/>
                <table:data-pilot-member table:name="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DateÉdition" table:orientation="hidden" table:used-hierarchy="-1" table:function="auto">
            <table:data-pilot-level table:show-empty="false" calcext:repeat-item-labels="false">
              <table:data-pilot-subtotals>
                <table:data-pilot-subtotal table:function="auto"/>
              </table:data-pilot-subtotals>
              <table:data-pilot-members>
                <table:data-pilot-member table:name="1897" table:display="true" table:show-details="true"/>
                <table:data-pilot-member table:name="1910" table:display="true" table:show-details="true"/>
                <table:data-pilot-member table:name="1920" table:display="true" table:show-details="true"/>
                <table:data-pilot-member table:name="1928" table:display="true" table:show-details="true"/>
                <table:data-pilot-member table:name="1899" table:display="true" table:show-details="true"/>
                <table:data-pilot-member table:name="1914" table:display="true" table:show-details="true"/>
                <table:data-pilot-member table:name="1919" table:display="true" table:show-details="true"/>
                <table:data-pilot-member table:name="1924" table:display="true" table:show-details="true"/>
                <table:data-pilot-member table:name="1881" table:display="true" table:show-details="true"/>
                <table:data-pilot-member table:name="1903" table:display="true" table:show-details="true"/>
                <table:data-pilot-member table:name="1907" table:display="true" table:show-details="true"/>
                <table:data-pilot-member table:name="1902" table:display="true" table:show-details="true"/>
                <table:data-pilot-member table:name="1922" table:display="true" table:show-details="true"/>
                <table:data-pilot-member table:name="s.n." table:display="true" table:show-details="true"/>
                <table:data-pilot-member table:name="1931" table:display="true" table:show-details="true"/>
                <table:data-pilot-member table:name="1930" table:display="true" table:show-details="true"/>
                <table:data-pilot-member table:name="1906" table:display="true" table:show-details="true"/>
                <table:data-pilot-member table:name="1896" table:display="true" table:show-details="true"/>
                <table:data-pilot-member table:name="1908" table:display="true" table:show-details="true"/>
                <table:data-pilot-member table:name="1904" table:display="true" table:show-details="true"/>
                <table:data-pilot-member table:name="1936" table:display="true" table:show-details="true"/>
                <table:data-pilot-member table:name="1937" table:display="true" table:show-details="true"/>
                <table:data-pilot-member table:name="1941" table:display="true" table:show-details="true"/>
                <table:data-pilot-member table:name="1893" table:display="true" table:show-details="true"/>
                <table:data-pilot-member table:name="19" table:display="true" table:show-details="true"/>
                <table:data-pilot-member table:name="1912" table:display="true" table:show-details="true"/>
                <table:data-pilot-member table:name="1926" table:display="true" table:show-details="true"/>
                <table:data-pilot-member table:name="1873-1874" table:display="true" table:show-details="true"/>
                <table:data-pilot-member table:name="1925" table:display="true" table:show-details="true"/>
                <table:data-pilot-member table:name="1905" table:display="true" table:show-details="true"/>
                <table:data-pilot-member table:name="1913" table:display="true" table:show-details="true"/>
                <table:data-pilot-member table:name="1918" table:display="true" table:show-details="true"/>
                <table:data-pilot-member table:name="1898" table:display="true" table:show-details="true"/>
                <table:data-pilot-member table:name="1927" table:display="true" table:show-details="true"/>
                <table:data-pilot-member table:name="1863" table:display="true" table:show-details="true"/>
                <table:data-pilot-member table:name="1878" table:display="true" table:show-details="true"/>
                <table:data-pilot-member table:name="1921" table:display="true" table:show-details="true"/>
                <table:data-pilot-member table:name="1901" table:display="true" table:show-details="true"/>
                <table:data-pilot-member table:name="1900" table:display="true" table:show-details="true"/>
                <table:data-pilot-member table:name="1932" table:display="true" table:show-details="true"/>
                <table:data-pilot-member table:name="1923" table:display="true" table:show-details="true"/>
                <table:data-pilot-member table:name="1911" table:display="true" table:show-details="true"/>
                <table:data-pilot-member table:name="1934" table:display="true" table:show-details="true"/>
                <table:data-pilot-member table:name="1938" table:display="true" table:show-details="true"/>
                <table:data-pilot-member table:name="1877" table:display="true" table:show-details="true"/>
                <table:data-pilot-member table:name="1889" table:display="true" table:show-details="true"/>
                <table:data-pilot-member table:name="18" table:display="true" table:show-details="true"/>
                <table:data-pilot-member table:name="1875"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Droits" table:orientation="hidden" table:used-hierarchy="-1" table:function="auto">
            <table:data-pilot-level table:show-empty="false" calcext:repeat-item-labels="false">
              <table:data-pilot-subtotals>
                <table:data-pilot-subtotal table:function="auto"/>
              </table:data-pilot-subtotals>
              <table:data-pilot-members>
                <table:data-pilot-member table:name="domaine public"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itre" table:orientation="hidden" table:used-hierarchy="-1" table:function="auto">
            <table:data-pilot-level table:show-empty="false" calcext:repeat-item-labels="false">
              <table:data-pilot-subtotals>
                <table:data-pilot-subtotal table:function="auto"/>
              </table:data-pilot-subtotals>
              <table:data-pilot-members>
                <table:data-pilot-member table:name="Was d'Steckelburjer vun d'r 'Université' saaue. Humoristisches Intermezzo...Aufgefuehrt zum Universitaets-Jubilaueum am 2. Mai 1897" table:display="true" table:show-details="true"/>
                <table:data-pilot-member table:name="E Mässigkeitsaposchtel : Komische Szene mit Gesang in elsässer Mundart von Emilie Hahn" table:display="true" table:show-details="true"/>
                <table:data-pilot-member table:name="Zwei Theaterstucker. - 's Afrikaner Franzele. Scene ues'm algerische Colon-Lawe. Comedie in 1 Akt" table:display="true" table:show-details="true"/>
                <table:data-pilot-member table:name="D'r Napoléon : Volksstück in 3 Aufzügen aus der Zeit November 1918 / von Ch. Weber" table:display="true" table:show-details="true"/>
                <table:data-pilot-member table:name="D'r erscht Händel : E Farce in 2 Akt (mit d'r nämlich Szenerie) vum Camille Jost" table:display="true" table:show-details="true"/>
                <table:data-pilot-member table:name="D'Jungfer Prinzesse. Schauspiel in 3 Aufzuegen" table:display="true" table:show-details="true"/>
                <table:data-pilot-member table:name="D'Schlofere. Elsaessischi Quacksalwers-Komedie in aam Uffzug / Jean Riff" table:display="true" table:show-details="true"/>
                <table:data-pilot-member table:name="Christowe. E Wihnachtsstueckel in 1 Akt in elsaessischen Dialekt" table:display="true" table:show-details="true"/>
                <table:data-pilot-member table:name="Lettre de France, e-n-elsaessisch's Heimetspiel...noch'm Bild vun Frédéric Régamey" table:display="true" table:show-details="true"/>
                <table:data-pilot-member table:name="Im Traumland, Maerel in 4 Bilder mit Muesik un Danz" table:display="true" table:show-details="true"/>
                <table:data-pilot-member table:name="&quot;Charlot&quot; : E ürgelunges Stückel in 1 Akt im elsässischa Dialekt ; von Paul Clemens, Bischheim..." table:display="true" table:show-details="true"/>
                <table:data-pilot-member table:name="Alsace. Drame en cinq actes et huit tableaux" table:display="true" table:show-details="true"/>
                <table:data-pilot-member table:name="S' Teschtament. Volksstueck in drei Aufzuegen" table:display="true" table:show-details="true"/>
                <table:data-pilot-member table:name="D'r Fremdelegionaer. Ein elsaessisches Lebensbild in 3 Aufzuegen" table:display="true" table:show-details="true"/>
                <table:data-pilot-member table:name="D'r Stadtnarr : Volkstueck in drei Aufzuegen in elsaessischer Mundart / Marie Hart" table:display="true" table:show-details="true"/>
                <table:data-pilot-member table:name="Der Eintagsleutnant : Schwank in einem Aufzuge : Rollen-Exemplar nach der Erstaufführung am Strassburger Stadttheater eingerichtet / Julius Greber" table:display="true" table:show-details="true"/>
                <table:data-pilot-member table:name="D'r Hasestrickler. Lustspiel in aam Uffzug / Jean Riff" table:display="true" table:show-details="true"/>
                <table:data-pilot-member table:name="S Orakel. Lustspiel in 1 Akt" table:display="true" table:show-details="true"/>
                <table:data-pilot-member table:name="Rund um d'Welt : E Märel in acht Bilder vun Emile Weber mit Müsik vun Aloyse Braun" table:display="true" table:show-details="true"/>
                <table:data-pilot-member table:name="In dr Awril g'schickt : Lustspiel in zwei Akten von M. Weigel" table:display="true" table:show-details="true"/>
                <table:data-pilot-member table:name="Elsässisches Vereinstheater. N 52, So e liederlicher Frack odder : E foljeschwäri Hüssuechung : E Schwank in 1 Uffzugg / vum Camille Jost" table:display="true" table:show-details="true"/>
                <table:data-pilot-member table:name="E Diplomat. E Mordsaffaer. Zwei Lustspiele in Strassburger Mundart" table:display="true" table:show-details="true"/>
                <table:data-pilot-member table:name="Lucie. Dramatisches Sittenbild in einem Aufzug in Strassburger Mundart" table:display="true" table:show-details="true"/>
                <table:data-pilot-member table:name="S'Vogesehiesel. Luschtspiel uess dr Vosges in 1 Akt" table:display="true" table:show-details="true"/>
                <table:data-pilot-member table:name="Petit Théâtre de Famille. Noel d'Alsace (Edition française augmentée d'une notice sur le mot 'Noe͏̈l', sur le fond gaulois de la langue française et sur l'origine des Gaulois) / Edouard Halter ; nach dem deutschen Original von Christian Schmitt" table:display="true" table:show-details="true"/>
                <table:data-pilot-member table:name="D'r Kindbetter / von F. Bastian und Ernst Clausen" table:display="true" table:show-details="true"/>
                <table:data-pilot-member table:name="Sainte-Cécile ! : Lustspiel in einem Aufzuge : in Strassburger Mundart / von Julieus Greber" table:display="true" table:show-details="true"/>
                <table:data-pilot-member table:name="D'r lätz Bardes-ü. Lustspiel in einem Aufzug" table:display="true" table:show-details="true"/>
                <table:data-pilot-member table:name="Gouverneur fur 24 Stund : E Schwank in 1 Akt noch're spanische gschichtliche Erzählung üss'm Johr 1420. Verarweit unn iwersetzt vum Camille Jost" table:display="true" table:show-details="true"/>
                <table:data-pilot-member table:name="Zue Grossmuedders Zitte : e Liewes-Scene mit ine Couplet / von Ferd. Bastian" table:display="true" table:show-details="true"/>
                <table:data-pilot-member table:name="E Daa im Narrehüss : E Original-Farce in zwei kurze Akt vum Camille Jost" table:display="true" table:show-details="true"/>
                <table:data-pilot-member table:name="E bissel Lieb : Drama im'e Vorspiel un 3 Akt von Emile Weber" table:display="true" table:show-details="true"/>
                <table:data-pilot-member table:name="D'r Hofnarr Heidideldum, Maerel in 6 Bilder in 2 Verwandlunge" table:display="true" table:show-details="true"/>
                <table:data-pilot-member table:name="Kaktüs un kei And : E-n-elsassisch Lustspiel in drei Uffzig un miteme Vorspiel" table:display="true" table:show-details="true"/>
                <table:data-pilot-member table:name="D'r Huessjé. Luschtspiel in 1 Act" table:display="true" table:show-details="true"/>
                <table:data-pilot-member table:name="Elsässische Volksschriften. 49, 2 Stroßburjer Komödie : 2. Serie / von D. G. Ad. Horsch" table:display="true" table:show-details="true"/>
                <table:data-pilot-member table:name="Aktenmaessige Darstellung der Vorfaelle, welche zu dem Austritt der Mitglieder H. Guenter und Ch. Bode gefuehrt haben, an Hand der Protokolle der Theater-Kommission" table:display="true" table:show-details="true"/>
                <table:data-pilot-member table:name="Michel Strohkopf oder Die fidele Regimentskapelle. Unsinn mit Gesang, Musik und Tanz in einem Aufzug" table:display="true" table:show-details="true"/>
                <table:data-pilot-member table:name="D'r Amerikaner. Elsaessisches Volksstueck in 3 Aufzuege" table:display="true" table:show-details="true"/>
                <table:data-pilot-member table:name="D'r Döüsigmarkschin. Schwank in einem Aufzug" table:display="true" table:show-details="true"/>
                <table:data-pilot-member table:name="Gschpàngschter. Elsàssisch Theaterstueck fuer Theater un Vereiner, mit un ohne Damerolle uffiehrbar" table:display="true" table:show-details="true"/>
                <table:data-pilot-member table:name="s Dunneraxl, Drama in einem Akt" table:display="true" table:show-details="true"/>
                <table:data-pilot-member table:name="D'Satisfaction. Farce in zwei Scene" table:display="true" table:show-details="true"/>
                <table:data-pilot-member table:name="Seruja : Ein Weihnachtsspiel / Georges Weick" table:display="true" table:show-details="true"/>
                <table:data-pilot-member table:name="Im Wald : Volksstück in zwei Aufzügen ; 'S Dunneraxt : Drama in einem Akt / Ferd. Bastian" table:display="true" table:show-details="true"/>
                <table:data-pilot-member table:name="D'r letz Unkel. Volksstueck" table:display="true" table:show-details="true"/>
                <table:data-pilot-member table:name="D'r Prophet. Drama in 5 Aufzuegen" table:display="true" table:show-details="true"/>
                <table:data-pilot-member table:name="Bethanien, biblisches Schauspiel in fünf Akten..." table:display="true" table:show-details="true"/>
                <table:data-pilot-member table:name="Der Zwischenact : Strassburger Theaterzettel und Theaternachrichten. I, 31. Aug. 1873 - 30. Apr. 1874" table:display="true" table:show-details="true"/>
                <table:data-pilot-member table:name="D'Brueder. Volksstueck in 5 Bilder uess dr Zitt vun 1914 bis 1918" table:display="true" table:show-details="true"/>
                <table:data-pilot-member table:name="D'r Parisler. Elsaessisches Volksstueck mit Gesang und Tanz in einem Aufzug" table:display="true" table:show-details="true"/>
                <table:data-pilot-member table:name="E Reis'in's Hochgebirj. Schwank in einem Akt / Ch. F. Kettner" table:display="true" table:show-details="true"/>
                <table:data-pilot-member table:name="A lätzi Visit. Elsaessisch's Luschtspiel in 1 Akt" table:display="true" table:show-details="true"/>
                <table:data-pilot-member table:name="S' sechscht Gebott. Bauerntragœdie in vier Aufzuegen" table:display="true" table:show-details="true"/>
                <table:data-pilot-member table:name="E Dienschtbott wurd g'suecht : E Schnirichel in 1 Akt vum Camille Jost" table:display="true" table:show-details="true"/>
                <table:data-pilot-member table:name="Professeur Dackeloriüs mit sinn künstliche Mensch &quot;Coco&quot; : E komischi Scène für 2 Persone von Paul Clemens" table:display="true" table:show-details="true"/>
                <table:data-pilot-member table:name="Buewestreich. Lustspiel in eim Uffzug" table:display="true" table:show-details="true"/>
                <table:data-pilot-member table:name="Verzwickti Hochzitts-Affaere. Elsaessischer Schwank in einem Aufzug (frei nach Labiche)" table:display="true" table:show-details="true"/>
                <table:data-pilot-member table:name="E Demonstration : Elsässische Komödie in drei Akten" table:display="true" table:show-details="true"/>
                <table:data-pilot-member table:name="D'r Juckel : Komischer Vortrag von Paul Clemens" table:display="true" table:show-details="true"/>
                <table:data-pilot-member table:name="Prinzessel Eijesinn, Maerel in 5 Bilder un aanere Verwandlung mit Gsang un Danz" table:display="true" table:show-details="true"/>
                <table:data-pilot-member table:name="Zur Geschichte des deutschen Theaters in Strassburg unter franzœsischer Herrschaft" table:display="true" table:show-details="true"/>
                <table:data-pilot-member table:name="Jungi Madamme. Lustspiel in einem Aufzug in Strassburger Mundart" table:display="true" table:show-details="true"/>
                <table:data-pilot-member table:name="Am Wihnachtsowe bym 'e Kriejsblinde : E Wihnachtsstüeck in eim Akt (Zweite Aufl.) / Emile Weber" table:display="true" table:show-details="true"/>
                <table:data-pilot-member table:name="Die Frau Velten in der Kuntelstub" table:display="true" table:show-details="true"/>
                <table:data-pilot-member table:name="Stocktaub oder 's sin alli Better b'setzt : Lustspiel in 1 Akt frei nach dem Französischen von Ch. F. Kettner" table:display="true" table:show-details="true"/>
                <table:data-pilot-member table:name="D'r Candidat : Luschtspiel in dreij Akt vun G. Stoskopf. Mit-e-re Deckeszeichnung vun P. Braunagel" table:display="true" table:show-details="true"/>
                <table:data-pilot-member table:name="D'r Maischter hett gewunne ! : Schwank in aam Akt / von Ferdinand Bastian" table:display="true" table:show-details="true"/>
                <table:data-pilot-member table:name="Wenn d'Fraue wähle : Lustspiel in 3 Akt vun G. Stoskopf" table:display="true" table:show-details="true"/>
                <table:data-pilot-member table:name="Hans Mathis. Laewesbild in 3 Akte. Noch-em franzœsche Roman 'Le juif polonais' vun Erckmann Chatrian" table:display="true" table:show-details="true"/>
                <table:data-pilot-member table:name="Sainte-Barbe : Comédie in aam Uffzug / vun Jean Riff" table:display="true" table:show-details="true"/>
                <table:data-pilot-member table:name="Goal. E luschtigs Schwaenkele uess'm Sportslaewe" table:display="true" table:show-details="true"/>
                <table:data-pilot-member table:name="Salvator-Theater. Nr. 121, Ar esch mondsechtig : e Luschtspeel vun dr Wohnungsnot en eim Uffzug / umgearbeitet und herausgegeben von Albert Schott" table:display="true" table:show-details="true"/>
                <table:data-pilot-member table:name="D'Heimet. Elsaessisches Volksstueck in drei Aufzuegen (vier Bildern) (2e éd) / Julius Greber, G. Stoskopf ; mit einer Deckenzeichnung von H. Loux" table:display="true" table:show-details="true"/>
                <table:data-pilot-member table:name="Zwei Meier oder d'r Bombié. Comédie-Bouffe in 1 Act" table:display="true" table:show-details="true"/>
                <table:data-pilot-member table:name="Elsässische Volksschriften. 52, D'r Pfetter vum Land od'r e Kindtauf mit Hindernisse : Original-Komödie in eim Uffzug / vun Jean Riff" table:display="true" table:show-details="true"/>
                <table:data-pilot-member table:name="Ein Blick hinter die Coulissen des Elsaessischen Theaters und die Taverne-Affaire" table:display="true" table:show-details="true"/>
                <table:data-pilot-member table:name="D'r erscht Box. Schwank in aam Uffzug" table:display="true" table:show-details="true"/>
                <table:data-pilot-member table:name="E Hochzitter im Kleiderkaschte. Schwank in einem Aufzug" table:display="true" table:show-details="true"/>
                <table:data-pilot-member table:name="D'r Automat. Soloscene" table:display="true" table:show-details="true"/>
                <table:data-pilot-member table:name="A gelungener Patient : Komische Duoszene für zwei Herren von Martin Huck" table:display="true" table:show-details="true"/>
                <table:data-pilot-member table:name="Pfingstmontag&quot; : eine Jahrhundert-Erinnerung : dem Elsass-Lothringischen Heimatdienst gewidmet / G. D. Arnold" table:display="true" table:show-details="true"/>
                <table:data-pilot-member table:name="Struewelpeter , Originalmaerel in 7 Bilder un 3 Verwandlunge" table:display="true" table:show-details="true"/>
                <table:data-pilot-member table:name="[Theaterstücke f. d. elsass. Vereinsbühne]. 47, Bureaukrate! : Dialektkomödie in einem Akt / von Fernand Kuhne" table:display="true" table:show-details="true"/>
                <table:data-pilot-member table:name="D'r Hoflieferant. Elsaessische Komœdie in 3 Aufzuegen" table:display="true" table:show-details="true"/>
                <table:data-pilot-member table:name="D'Mamsell Elis. Volksstueck uesm Buerelawe in 3 Akte und 1 Vorakt" table:display="true" table:show-details="true"/>
                <table:data-pilot-member table:name="D'Pariser Reis. Schwank in dreij Akt" table:display="true" table:show-details="true"/>
                <table:data-pilot-member table:name="Das Elsaessischen Theater Strassburg (TR) : Festsaal im Union-Hotel, Kellermannstaden / Gustav Stoskopf, Herm Guenther ; Programm mit einer Deckenzeichnung von Ch. Spindler" table:display="true" table:show-details="true"/>
                <table:data-pilot-member table:name="Gift. Schwank in einem Akt in elsaessischer Mundart (2. Aufl.)" table:display="true" table:show-details="true"/>
                <table:data-pilot-member table:name="D'r Erbunkel. Lustspiel in eim Uffzug" table:display="true" table:show-details="true"/>
                <table:data-pilot-member table:name="L'oubli? (Das Vergessen?) Dramatische Skizze in einem Akt" table:display="true" table:show-details="true"/>
                <table:data-pilot-member table:name="E truericher Wittmann. Soloscene" table:display="true" table:show-details="true"/>
                <table:data-pilot-member table:name="D'Madam fahrt Velo. E modern's Lustspiel in 1 Akt" table:display="true" table:show-details="true"/>
                <table:data-pilot-member table:name="D'r luschti Hans-Michel. Lustspiel in einem Aufzug in Strassburger Mundart" table:display="true" table:show-details="true"/>
                <table:data-pilot-member table:name="D'r Schnider von Gambse : Lustspiel von H. Kleisecker herausgegeben von Jul. Schies" table:display="true" table:show-details="true"/>
                <table:data-pilot-member table:name="Am Glockenturm, Schauspiel in drei Aufzügen" table:display="true" table:show-details="true"/>
                <table:data-pilot-member table:name="Das Elsässische Theater zu Straßburg i. E. : mit 30 Abbildungen in Phototypie (Luxusausgabe) / [Max Lündner und Julius Greber]" table:display="true" table:show-details="true"/>
                <table:data-pilot-member table:name="Der Zeuge. Gerichtsscene in einem Aufzug" table:display="true" table:show-details="true"/>
                <table:data-pilot-member table:name="In's Ropfer's Apothek. Schwank in 3 Aufzuegen" table:display="true" table:show-details="true"/>
                <table:data-pilot-member table:name="Elsässische Volksschriften. 75, D'r Babbler : Volksstück in drei Szenen / von Gustav Lasch" table:display="true" table:show-details="true"/>
                <table:data-pilot-member table:name="Wihnachtsstimme, Weihnachtsstueck im Dialekt aus der Zeit der grossen Revolution in 2 Akten" table:display="true" table:show-details="true"/>
                <table:data-pilot-member table:name="E hieroth sini Frau. Schwank in 1 Akt" table:display="true" table:show-details="true"/>
                <table:data-pilot-member table:name="S'Chinesisch Loos : Schwank in 1 Akt in Strossburjer Mundart (4. Uflaa) / vun Ferd. Bastian" table:display="true" table:show-details="true"/>
                <table:data-pilot-member table:name="Théâtre alsacien Strasbourg. 1898-1923. 25ème Anniversaire" table:display="true" table:show-details="true"/>
                <table:data-pilot-member table:name="Heimlichi Lieb : Elsässisch's Volksstüeck in 7 Bilder von Ernest Fuchs" table:display="true" table:show-details="true"/>
                <table:data-pilot-member table:name="Andres Ruffenach, Bauerndrama in vier Akten..." table:display="true" table:show-details="true"/>
                <table:data-pilot-member table:name="D'r Hans im Schnokeloch, Volksspiel in 4 Aufzuegen mit Musik ,Gesang und Tanz..." table:display="true" table:show-details="true"/>
                <table:data-pilot-member table:name="D'Madam un d'Magd. Schwank in einem Aufzug" table:display="true" table:show-details="true"/>
                <table:data-pilot-member table:name="S Paradies. E luschtigs Schwaenkele" table:display="true" table:show-details="true"/>
                <table:data-pilot-member table:name="D'r Josephel un sini Hochzittere, humorvolli Szene" table:display="true" table:show-details="true"/>
                <table:data-pilot-member table:name="Yo-Yo : E Geduldspiel in einem Akt" table:display="true" table:show-details="true"/>
                <table:data-pilot-member table:name="D'r Abschied. Dramolet in einem Aufzuge" table:display="true" table:show-details="true"/>
                <table:data-pilot-member table:name="D'r Cousin Réfractaire. E Strossburjer Familjefarce in 2 Akte" table:display="true" table:show-details="true"/>
                <table:data-pilot-member table:name="Dreihundert Mark Belohnung. Schwank in einem Aufzug" table:display="true" table:show-details="true"/>
                <table:data-pilot-member table:name="Prinz Changele. Maerchenspiel in 5 Bildern" table:display="true" table:show-details="true"/>
                <table:data-pilot-member table:name="M'r bhaupt, es sey bassirt : Lustspiel in 1 Akt von Ch. F. Kettner" table:display="true" table:show-details="true"/>
                <table:data-pilot-member table:name="Elsässer Theater Milhüse : 25 Johr ETM. 1899-1924" table:display="true" table:show-details="true"/>
                <table:data-pilot-member table:name="Lisbeth : Schauspiel in einem Aufzuge / Julius Greber" table:display="true" table:show-details="true"/>
                <table:data-pilot-member table:name="Verbotteni Lieb. Lustspiel in einem Aufzug in Strassburger Mundart" table:display="true" table:show-details="true"/>
                <table:data-pilot-member table:name="Charlot : E ürgelungenes Stückel im 1 Akt in elsässischa Dialekt von Paul Clemens, Bischhheim (2. Aufl.)" table:display="true" table:show-details="true"/>
                <table:data-pilot-member table:name="Elsässische Volksschriften. 31, Neui Hosse : comédie-bouffe in eim Akt / von D. G. Ad. Horsch" table:display="true" table:show-details="true"/>
                <table:data-pilot-member table:name="D'r Itzig em Fass : Lustspiel in 1 Akt" table:display="true" table:show-details="true"/>
                <table:data-pilot-member table:name="Wihnachtsglüeck : Festspiel in siewe Bilder... / Gustav Lasch" table:display="true" table:show-details="true"/>
                <table:data-pilot-member table:name="Das Elsass und sein Theater. Beobachtungen und Betrachtungen eines Altdeutschen zur Geschichte und Wuerdigung des 'Elsaessischen Theaters'. [Progr.-Beil.]" table:display="true" table:show-details="true"/>
                <table:data-pilot-member table:name="D'r Scharele. Soloscene" table:display="true" table:show-details="true"/>
                <table:data-pilot-member table:name="Der tolle Morgen : Lustspiel in 2 Acten, zum Theil in Strassburger Mundart von A. Pick" table:display="true" table:show-details="true"/>
                <table:data-pilot-member table:name="E. H., oder s'Gezaicht Trousseau. [Comédie.]" table:display="true" table:show-details="true"/>
                <table:data-pilot-member table:name="D'r Millionegartner, Volkschauspiel in drei Aufzugen, in elsaesser Mundart" table:display="true" table:show-details="true"/>
                <table:data-pilot-member table:name="D'r Babbelhans. Komischer Vortrag in elsaessischer Mundart" table:display="true" table:show-details="true"/>
                <table:data-pilot-member table:name="D'Wundergej : Zaubermärel in 5 Bilder mit Gsang un Danz / vun Ferd. Bastian ; Müsik von Aug. Schwoob" table:display="true" table:show-details="true"/>
                <table:data-pilot-member table:name="s Gaischtert im Huess, e gruesligi Szene..." table:display="true" table:show-details="true"/>
                <table:data-pilot-member table:name="Salvator-Theater. No. 418, Zum 70. Geburtstag : Lustspiel in zwei Aufzügen / von M. Weigel" table:display="true" table:show-details="true"/>
                <table:data-pilot-member table:name="Caecilia, historisch-religiöses Festspiel in fünf Akten, zur XVII. Jahrhundertfeier des Martyriums der Patronin der heiligen Tonkunst..." table:display="true" table:show-details="true"/>
                <table:data-pilot-member table:name="D'r poetisch Oscar : Einakter / vun Marie Hart ; nej bearweit vun E. Deck,..." table:display="true" table:show-details="true"/>
                <table:data-pilot-member table:name="Le Krentzel à l'Enfer / Alphonse Pick" table:display="true" table:show-details="true"/>
                <table:data-pilot-member table:name="Die Greifensteiner : oder Hugo, der Abtrünnige : Volksstück im Elsässer-Dialekt in 4 Akten / von Emile Wagner" table:display="true" table:show-details="true"/>
                <table:data-pilot-member table:name="Elsässische Volksschriften. 66, E Mann fur mini Nièce : comédie-bouffe in eim Akt / von D. G. Ad. Horsch" table:display="true" table:show-details="true"/>
                <table:data-pilot-member table:name="Uewer unseri Kraft. Komœdie in eim Uffzug. E hitzigi Debatt. (Nach einer aelteren Idee.) E uessergewœhnlichi Wirtshues-Scen'" table:display="true" table:show-details="true"/>
                <table:data-pilot-member table:name="Anno 1975 / A. Pick" table:display="true" table:show-details="true"/>
                <table:data-pilot-member table:name="Gethsemani, biblisches Frauerspiel in fünf Akten von Aug. Schmidlin" table:display="true" table:show-details="true"/>
                <table:data-pilot-member table:name="Mister Smith : Schwank in einem Aufzug" table:display="true" table:show-details="true"/>
                <table:data-pilot-member table:name="D'r KÖenig Charles X im Elsass : Lustspiel in 3 Akten von Charles Rath. Neu bearbeitet und herausgegeben von A. Seyller" table:display="true" table:show-details="true"/>
                <table:data-pilot-member table:name="Kinnj Wüetass : E kindermärel in 5 Bilder vum Ernest Fuchs" table:display="true" table:show-details="true"/>
                <table:data-pilot-member table:name="Der Klopfgeist : Lustspiel in vier Aufzügen / Julius Greber" table:display="true" table:show-details="true"/>
                <table:data-pilot-member table:name="E Spartshochzitt, E Farce in aam Akt" table:display="true" table:show-details="true"/>
                <table:data-pilot-member table:name="D' Heimet : Elsaessisches Volksstück in drei Aufzügen (vier Bildern) / von J. Greber un G. Stoskopf" table:display="true" table:show-details="true"/>
                <table:data-pilot-member table:name="Uff d'r Hochzyittsreis : Lustspiin el in 1 Akt elsässer Dialekt"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Genre" table:orientation="hidden" table:used-hierarchy="-1" table:function="auto">
            <table:data-pilot-level table:show-empty="false" calcext:repeat-item-labels="false">
              <table:data-pilot-subtotals>
                <table:data-pilot-subtotal table:function="auto"/>
              </table:data-pilot-subtotals>
              <table:data-pilot-members>
                <table:data-pilot-member table:name="comédie" table:display="true" table:show-details="true"/>
                <table:data-pilot-member table:name="s.n." table:display="true" table:show-details="true"/>
                <table:data-pilot-member table:name="volksstück" table:display="true" table:show-details="true"/>
                <table:data-pilot-member table:name="farce" table:display="true" table:show-details="true"/>
                <table:data-pilot-member table:name="noël" table:display="true" table:show-details="true"/>
                <table:data-pilot-member table:name="heimetspiel" table:display="true" table:show-details="true"/>
                <table:data-pilot-member table:name="märel" table:display="true" table:show-details="true"/>
                <table:data-pilot-member table:name="drame" table:display="true" table:show-details="true"/>
                <table:data-pilot-member table:name="lebensbild" table:display="true" table:show-details="true"/>
                <table:data-pilot-member table:name="schwank" table:display="true" table:show-details="true"/>
                <table:data-pilot-member table:name="lustspiel" table:display="true" table:show-details="true"/>
                <table:data-pilot-member table:name="dramatisches sittenbild" table:display="true" table:show-details="true"/>
                <table:data-pilot-member table:name="liewes-scene" table:display="true" table:show-details="true"/>
                <table:data-pilot-member table:name="unsinn" table:display="true" table:show-details="true"/>
                <table:data-pilot-member table:name="biblisches" table:display="true" table:show-details="true"/>
                <table:data-pilot-member table:name="tragédie" table:display="true" table:show-details="true"/>
                <table:data-pilot-member table:name="schnirichel" table:display="true" table:show-details="true"/>
                <table:data-pilot-member table:name="laewesbild" table:display="true" table:show-details="true"/>
                <table:data-pilot-member table:name="soloscene" table:display="true" table:show-details="true"/>
                <table:data-pilot-member table:name="gerichtsscene" table:display="true" table:show-details="true"/>
                <table:data-pilot-member table:name="geduldspiel" table:display="true" table:show-details="true"/>
                <table:data-pilot-member table:name="festspiel" table:display="true" table:show-details="true"/>
                <table:data-pilot-member table:name="horreur" table:display="true" table:show-details="true"/>
                <table:data-pilot-member table:name="einakter"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NbrPages" table:orientation="hidden" table:used-hierarchy="-1" table:function="auto">
            <table:data-pilot-level table:show-empty="false" calcext:repeat-item-labels="false">
              <table:data-pilot-subtotals>
                <table:data-pilot-subtotal table:function="auto"/>
              </table:data-pilot-subtotals>
              <table:data-pilot-members>
                <table:data-pilot-member table:name="36" table:display="true" table:show-details="true"/>
                <table:data-pilot-member table:name="16" table:display="true" table:show-details="true"/>
                <table:data-pilot-member table:name="48" table:display="true" table:show-details="true"/>
                <table:data-pilot-member table:name="62" table:display="true" table:show-details="true"/>
                <table:data-pilot-member table:name="31" table:display="true" table:show-details="true"/>
                <table:data-pilot-member table:name="141" table:display="true" table:show-details="true"/>
                <table:data-pilot-member table:name="44" table:display="true" table:show-details="true"/>
                <table:data-pilot-member table:name="23" table:display="true" table:show-details="true"/>
                <table:data-pilot-member table:name="3" table:display="true" table:show-details="true"/>
                <table:data-pilot-member table:name="51" table:display="true" table:show-details="true"/>
                <table:data-pilot-member table:name="256" table:display="true" table:show-details="true"/>
                <table:data-pilot-member table:name="94" table:display="true" table:show-details="true"/>
                <table:data-pilot-member table:name="70" table:display="true" table:show-details="true"/>
                <table:data-pilot-member table:name="67" table:display="true" table:show-details="true"/>
                <table:data-pilot-member table:name="47" table:display="true" table:show-details="true"/>
                <table:data-pilot-member table:name="29" table:display="true" table:show-details="true"/>
                <table:data-pilot-member table:name="68" table:display="true" table:show-details="true"/>
                <table:data-pilot-member table:name="26" table:display="true" table:show-details="true"/>
                <table:data-pilot-member table:name="30" table:display="true" table:show-details="true"/>
                <table:data-pilot-member table:name="35" table:display="true" table:show-details="true"/>
                <table:data-pilot-member table:name="55" table:display="true" table:show-details="true"/>
                <table:data-pilot-member table:name="28" table:display="true" table:show-details="true"/>
                <table:data-pilot-member table:name="39" table:display="true" table:show-details="true"/>
                <table:data-pilot-member table:name="52" table:display="true" table:show-details="true"/>
                <table:data-pilot-member table:name="11" table:display="true" table:show-details="true"/>
                <table:data-pilot-member table:name="32" table:display="true" table:show-details="true"/>
                <table:data-pilot-member table:name="59" table:display="true" table:show-details="true"/>
                <table:data-pilot-member table:name="66" table:display="true" table:show-details="true"/>
                <table:data-pilot-member table:name="108" table:display="true" table:show-details="true"/>
                <table:data-pilot-member table:name="15" table:display="true" table:show-details="true"/>
                <table:data-pilot-member table:name="20" table:display="true" table:show-details="true"/>
                <table:data-pilot-member table:name="38" table:display="true" table:show-details="true"/>
                <table:data-pilot-member table:name="24" table:display="true" table:show-details="true"/>
                <table:data-pilot-member table:name="8" table:display="true" table:show-details="true"/>
                <table:data-pilot-member table:name="88" table:display="true" table:show-details="true"/>
                <table:data-pilot-member table:name="169" table:display="true" table:show-details="true"/>
                <table:data-pilot-member table:name="90" table:display="true" table:show-details="true"/>
                <table:data-pilot-member table:name="652" table:display="true" table:show-details="true"/>
                <table:data-pilot-member table:name="64" table:display="true" table:show-details="true"/>
                <table:data-pilot-member table:name="45" table:display="true" table:show-details="true"/>
                <table:data-pilot-member table:name="27" table:display="true" table:show-details="true"/>
                <table:data-pilot-member table:name="69" table:display="true" table:show-details="true"/>
                <table:data-pilot-member table:name="4" table:display="true" table:show-details="true"/>
                <table:data-pilot-member table:name="42" table:display="true" table:show-details="true"/>
                <table:data-pilot-member table:name="126" table:display="true" table:show-details="true"/>
                <table:data-pilot-member table:name="14" table:display="true" table:show-details="true"/>
                <table:data-pilot-member table:name="132" table:display="true" table:show-details="true"/>
                <table:data-pilot-member table:name="98" table:display="true" table:show-details="true"/>
                <table:data-pilot-member table:name="46" table:display="true" table:show-details="true"/>
                <table:data-pilot-member table:name="6" table:display="true" table:show-details="true"/>
                <table:data-pilot-member table:name="58" table:display="true" table:show-details="true"/>
                <table:data-pilot-member table:name="140" table:display="true" table:show-details="true"/>
                <table:data-pilot-member table:name="86" table:display="true" table:show-details="true"/>
                <table:data-pilot-member table:name="43" table:display="true" table:show-details="true"/>
                <table:data-pilot-member table:name="144" table:display="true" table:show-details="true"/>
                <table:data-pilot-member table:name="80" table:display="true" table:show-details="true"/>
                <table:data-pilot-member table:name="112" table:display="true" table:show-details="true"/>
                <table:data-pilot-member table:name="40" table:display="true" table:show-details="true"/>
                <table:data-pilot-member table:name="84" table:display="true" table:show-details="true"/>
                <table:data-pilot-member table:name="79" table:display="true" table:show-details="true"/>
                <table:data-pilot-member table:name="25" table:display="true" table:show-details="true"/>
                <table:data-pilot-member table:name="156" table:display="true" table:show-details="true"/>
                <table:data-pilot-member table:name="56" table:display="true" table:show-details="true"/>
                <table:data-pilot-member table:name="50" table:display="true" table:show-details="true"/>
                <table:data-pilot-member table:name="83" table:display="true" table:show-details="true"/>
                <table:data-pilot-member table:name="22" table:display="true" table:show-details="true"/>
                <table:data-pilot-member table:name="19" table:display="true" table:show-details="true"/>
                <table:data-pilot-member table:name="61" table:display="true" table:show-details="true"/>
                <table:data-pilot-member table:name="96" table:display="true" table:show-details="true"/>
                <table:data-pilot-member table:name="138" table:display="true" table:show-details="true"/>
                <table:data-pilot-member table:name="72"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Exclu" table:orientation="hidden" table:used-hierarchy="-1" table:function="auto">
            <table:data-pilot-level table:show-empty="false" calcext:repeat-item-labels="false">
              <table:data-pilot-subtotals>
                <table:data-pilot-subtotal table:function="auto"/>
              </table:data-pilot-subtotals>
              <table:data-pilot-members>
                <table:data-pilot-member table:name="0" table:display="true" table:show-details="true"/>
                <table:data-pilot-member table:name="1"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ypographie" table:orientation="hidden" table:used-hierarchy="-1" table:function="auto">
            <table:data-pilot-level table:show-empty="false" calcext:repeat-item-labels="false">
              <table:data-pilot-subtotals>
                <table:data-pilot-subtotal table:function="auto"/>
              </table:data-pilot-subtotals>
              <table:data-pilot-members>
                <table:data-pilot-member table:name="gothique" table:display="true" table:show-details="true"/>
                <table:data-pilot-member table:name="romain" table:display="true" table:show-details="true"/>
                <table:data-pilot-member table:name="romain (manuscrit)"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URLBnu" table:orientation="hidden" table:used-hierarchy="-1" table:function="auto">
            <table:data-pilot-level table:show-empty="false" calcext:repeat-item-labels="false">
              <table:data-pilot-subtotals>
                <table:data-pilot-subtotal table:function="auto"/>
              </table:data-pilot-subtotals>
              <table:data-pilot-members>
                <table:data-pilot-member table:name="https://www.numistral.fr/ark:/12148/bpt6k9109602r" table:display="true" table:show-details="true"/>
                <table:data-pilot-member table:name="https://www.numistral.fr/ark:/12148/bpt6k91095685" table:display="true" table:show-details="true"/>
                <table:data-pilot-member table:name="https://www.numistral.fr/ark:/12148/bpt6k9109578j" table:display="true" table:show-details="true"/>
                <table:data-pilot-member table:name="https://www.numistral.fr/ark:/12148/bpt6k9109599q" table:display="true" table:show-details="true"/>
                <table:data-pilot-member table:name="https://www.numistral.fr/ark:/12148/bpt6k9109686f" table:display="true" table:show-details="true"/>
                <table:data-pilot-member table:name="https://www.numistral.fr/ark:/12148/bpt6k9109551w" table:display="true" table:show-details="true"/>
                <table:data-pilot-member table:name="https://www.numistral.fr/ark:/12148/bpt6k9109585p" table:display="true" table:show-details="true"/>
                <table:data-pilot-member table:name="https://www.numistral.fr/ark:/12148/bpt6k91095403" table:display="true" table:show-details="true"/>
                <table:data-pilot-member table:name="https://www.numistral.fr/ark:/12148/bpt6k9109754t" table:display="true" table:show-details="true"/>
                <table:data-pilot-member table:name="https://www.numistral.fr/ark:/12148/bpt6k9109705b" table:display="true" table:show-details="true"/>
                <table:data-pilot-member table:name="https://www.numistral.fr/ark:/12148/bpt6k9109539f" table:display="true" table:show-details="true"/>
                <table:data-pilot-member table:name="https://www.numistral.fr/ark:/12148/bpt6k9109516f" table:display="true" table:show-details="true"/>
                <table:data-pilot-member table:name="https://www.numistral.fr/ark:/12148/bpt6k91095633" table:display="true" table:show-details="true"/>
                <table:data-pilot-member table:name="https://www.numistral.fr/ark:/12148/bpt6k9109566b" table:display="true" table:show-details="true"/>
                <table:data-pilot-member table:name="https://www.numistral.fr/ark:/12148/bpt6k9109767f" table:display="true" table:show-details="true"/>
                <table:data-pilot-member table:name="https://www.numistral.fr/ark:/12148/bpt6k91095062" table:display="true" table:show-details="true"/>
                <table:data-pilot-member table:name="https://www.numistral.fr/ark:/12148/bpt6k9109607t" table:display="true" table:show-details="true"/>
                <table:data-pilot-member table:name="https://www.numistral.fr/ark:/12148/bpt6k91096280" table:display="true" table:show-details="true"/>
                <table:data-pilot-member table:name="https://www.numistral.fr/ark:/12148/bpt6k9109681c" table:display="true" table:show-details="true"/>
                <table:data-pilot-member table:name="https://www.numistral.fr/ark:/12148/bpt6k9109668h" table:display="true" table:show-details="true"/>
                <table:data-pilot-member table:name="https://www.numistral.fr/ark:/12148/bpt6k9109689p" table:display="true" table:show-details="true"/>
                <table:data-pilot-member table:name="https://www.numistral.fr/ark:/12148/bpt6k9109596g" table:display="true" table:show-details="true"/>
                <table:data-pilot-member table:name="https://www.numistral.fr/ark:/12148/bpt6k91095596" table:display="true" table:show-details="true"/>
                <table:data-pilot-member table:name="https://www.numistral.fr/ark:/12148/bpt6k9109548d" table:display="true" table:show-details="true"/>
                <table:data-pilot-member table:name="https://www.numistral.fr/ark:/12148/bpt6k9109519p" table:display="true" table:show-details="true"/>
                <table:data-pilot-member table:name="https://www.numistral.fr/ark:/12148/bpt6k9109535s" table:display="true" table:show-details="true"/>
                <table:data-pilot-member table:name="https://www.numistral.fr/ark:/12148/bpt6k91095618" table:display="true" table:show-details="true"/>
                <table:data-pilot-member table:name="https://www.numistral.fr/ark:/12148/bpt6k9109556z" table:display="true" table:show-details="true"/>
                <table:data-pilot-member table:name="https://www.numistral.fr/ark:/12148/bpt6k9109690b" table:display="true" table:show-details="true"/>
                <table:data-pilot-member table:name="https://www.numistral.fr/ark:/12148/bpt6k91097075" table:display="true" table:show-details="true"/>
                <table:data-pilot-member table:name="https://www.numistral.fr/ark:/12148/bpt6k9109684m" table:display="true" table:show-details="true"/>
                <table:data-pilot-member table:name="https://www.numistral.fr/ark:/12148/bpt6k9109731t" table:display="true" table:show-details="true"/>
                <table:data-pilot-member table:name="https://www.numistral.fr/ark:/12148/bpt6k9109710n" table:display="true" table:show-details="true"/>
                <table:data-pilot-member table:name="https://www.numistral.fr/ark:/12148/bpt6k91097238" table:display="true" table:show-details="true"/>
                <table:data-pilot-member table:name="https://www.numistral.fr/ark:/12148/bpt6k91095707" table:display="true" table:show-details="true"/>
                <table:data-pilot-member table:name="https://www.numistral.fr/ark:/12148/bpt6k91095277" table:display="true" table:show-details="true"/>
                <table:data-pilot-member table:name="https://www.numistral.fr/ark:/12148/bpt6k9109514m" table:display="true" table:show-details="true"/>
                <table:data-pilot-member table:name="https://www.numistral.fr/ark:/12148/bpt6k91095989" table:display="true" table:show-details="true"/>
                <table:data-pilot-member table:name="https://www.numistral.fr/ark:/12148/bpt6k9109542x" table:display="true" table:show-details="true"/>
                <table:data-pilot-member table:name="https://www.numistral.fr/ark:/12148/bpt6k9109555j" table:display="true" table:show-details="true"/>
                <table:data-pilot-member table:name="https://www.numistral.fr/ark:/12148/bpt6k9109576q" table:display="true" table:show-details="true"/>
                <table:data-pilot-member table:name="https://www.numistral.fr/ark:/12148/bpt6k9109706r" table:display="true" table:show-details="true"/>
                <table:data-pilot-member table:name="https://www.numistral.fr/ark:/12148/bpt6k9109625r" table:display="true" table:show-details="true"/>
                <table:data-pilot-member table:name="https://www.numistral.fr/ark:/12148/bpt6k91097327" table:display="true" table:show-details="true"/>
                <table:data-pilot-member table:name="https://www.numistral.fr/ark:/12148/bpt6k91095366" table:display="true" table:show-details="true"/>
                <table:data-pilot-member table:name="https://www.numistral.fr/ark:/12148/bpt6k9109573g" table:display="true" table:show-details="true"/>
                <table:data-pilot-member table:name="https://www.numistral.fr/ark:/12148/bpt6k9109594n" table:display="true" table:show-details="true"/>
                <table:data-pilot-member table:name="https://www.numistral.fr/ark:/12148/bpt6k9109510z" table:display="true" table:show-details="true"/>
                <table:data-pilot-member table:name="https://www.numistral.fr/ark:/12148/bpt6k9109738q" table:display="true" table:show-details="true"/>
                <table:data-pilot-member table:name="https://www.numistral.fr/ark:/12148/bpt6k9109541h" table:display="true" table:show-details="true"/>
                <table:data-pilot-member table:name="https://www.numistral.fr/ark:/12148/bpt6k9109583v" table:display="true" table:show-details="true"/>
                <table:data-pilot-member table:name="https://www.numistral.fr/ark:/12148/bpt6k91095722" table:display="true" table:show-details="true"/>
                <table:data-pilot-member table:name="https://www.numistral.fr/ark:/12148/bpt6k91095381" table:display="true" table:show-details="true"/>
                <table:data-pilot-member table:name="https://www.numistral.fr/ark:/12148/bpt6k9109562p" table:display="true" table:show-details="true"/>
                <table:data-pilot-member table:name="https://www.numistral.fr/ark:/12148/bpt6k91096851" table:display="true" table:show-details="true"/>
                <table:data-pilot-member table:name="https://www.numistral.fr/ark:/12148/bpt6k9109654g" table:display="true" table:show-details="true"/>
                <table:data-pilot-member table:name="https://www.numistral.fr/ark:/12148/bpt6k9109579z" table:display="true" table:show-details="true"/>
                <table:data-pilot-member table:name="https://www.numistral.fr/ark:/12148/bpt6k9109564h" table:display="true" table:show-details="true"/>
                <table:data-pilot-member table:name="https://www.numistral.fr/ark:/12148/bpt6k91097342" table:display="true" table:show-details="true"/>
                <table:data-pilot-member table:name="https://www.numistral.fr/ark:/12148/bpt6k91096532" table:display="true" table:show-details="true"/>
                <table:data-pilot-member table:name="https://www.numistral.fr/ark:/12148/bpt6k9109703h" table:display="true" table:show-details="true"/>
                <table:data-pilot-member table:name="https://www.numistral.fr/ark:/12148/bpt6k91097379" table:display="true" table:show-details="true"/>
                <table:data-pilot-member table:name="https://www.numistral.fr/ark:/12148/bpt6k9109609n" table:display="true" table:show-details="true"/>
                <table:data-pilot-member table:name="https://www.numistral.fr/ark:/12148/bpt6k9109724p" table:display="true" table:show-details="true"/>
                <table:data-pilot-member table:name="https://www.numistral.fr/ark:/12148/bpt6k9109760j" table:display="true" table:show-details="true"/>
                <table:data-pilot-member table:name="https://www.numistral.fr/ark:/12148/bpt6k9109753d" table:display="true" table:show-details="true"/>
                <table:data-pilot-member table:name="https://www.numistral.fr/ark:/12148/bpt6k9109745v" table:display="true" table:show-details="true"/>
                <table:data-pilot-member table:name="https://www.numistral.fr/ark:/12148/bpt6k9109712g" table:display="true" table:show-details="true"/>
                <table:data-pilot-member table:name="https://www.numistral.fr/ark:/12148/bpt6k9109733n" table:display="true" table:show-details="true"/>
                <table:data-pilot-member table:name="https://www.numistral.fr/ark:/12148/bpt6k91095470" table:display="true" table:show-details="true"/>
                <table:data-pilot-member table:name="https://www.numistral.fr/ark:/12148/bpt6k9109587h" table:display="true" table:show-details="true"/>
                <table:data-pilot-member table:name="https://www.numistral.fr/ark:/12148/bpt6k91096087" table:display="true" table:show-details="true"/>
                <table:data-pilot-member table:name="https://www.numistral.fr/ark:/12148/bpt6k91097646" table:display="true" table:show-details="true"/>
                <table:data-pilot-member table:name="https://www.numistral.fr/ark:/12148/bpt6k9109550g" table:display="true" table:show-details="true"/>
                <table:data-pilot-member table:name="https://www.numistral.fr/ark:/12148/bpt6k9109571n" table:display="true" table:show-details="true"/>
                <table:data-pilot-member table:name="https://www.numistral.fr/ark:/12148/bpt6k91095848" table:display="true" table:show-details="true"/>
                <table:data-pilot-member table:name="https://www.numistral.fr/ark:/12148/bpt6k91095136" table:display="true" table:show-details="true"/>
                <table:data-pilot-member table:name="https://www.numistral.fr/ark:/12148/bpt6k91095811" table:display="true" table:show-details="true"/>
                <table:data-pilot-member table:name="https://www.numistral.fr/ark:/12148/bpt6k9109558s" table:display="true" table:show-details="true"/>
                <table:data-pilot-member table:name="https://www.numistral.fr/ark:/12148/bpt6k9109543b" table:display="true" table:show-details="true"/>
                <table:data-pilot-member table:name="https://www.numistral.fr/ark:/12148/bpt6k9109675n" table:display="true" table:show-details="true"/>
                <table:data-pilot-member table:name="https://www.numistral.fr/ark:/12148/bpt6k9109735g" table:display="true" table:show-details="true"/>
                <table:data-pilot-member table:name="https://www.numistral.fr/ark:/12148/bpt6k91097090" table:display="true" table:show-details="true"/>
                <table:data-pilot-member table:name="https://www.numistral.fr/ark:/12148/bpt6k9109624b" table:display="true" table:show-details="true"/>
                <table:data-pilot-member table:name="https://www.numistral.fr/ark:/12148/bpt6k91095937" table:display="true" table:show-details="true"/>
                <table:data-pilot-member table:name="https://www.numistral.fr/ark:/12148/bpt6k91095900" table:display="true" table:show-details="true"/>
                <table:data-pilot-member table:name="https://www.numistral.fr/ark:/12148/bpt6k9109592t" table:display="true" table:show-details="true"/>
                <table:data-pilot-member table:name="https://www.numistral.fr/ark:/12148/bpt6k9109749h" table:display="true" table:show-details="true"/>
                <table:data-pilot-member table:name="https://www.numistral.fr/ark:/12148/bpt6k9109546k" table:display="true" table:show-details="true"/>
                <table:data-pilot-member table:name="https://www.numistral.fr/ark:/12148/bpt6k9109580m" table:display="true" table:show-details="true"/>
                <table:data-pilot-member table:name="https://www.numistral.fr/ark:/12148/bpt6k9109567r" table:display="true" table:show-details="true"/>
                <table:data-pilot-member table:name="https://www.numistral.fr/ark:/12148/bpt6k91095455" table:display="true" table:show-details="true"/>
                <table:data-pilot-member table:name="https://www.numistral.fr/ark:/12148/bpt6k9109569k" table:display="true" table:show-details="true"/>
                <table:data-pilot-member table:name="https://www.numistral.fr/ark:/12148/bpt6k9109582f" table:display="true" table:show-details="true"/>
                <table:data-pilot-member table:name="https://www.numistral.fr/ark:/12148/bpt6k91097431" table:display="true" table:show-details="true"/>
                <table:data-pilot-member table:name="https://www.numistral.fr/ark:/12148/bpt6k9109747p" table:display="true" table:show-details="true"/>
                <table:data-pilot-member table:name="https://www.numistral.fr/ark:/12148/bpt6k91095151" table:display="true" table:show-details="true"/>
                <table:data-pilot-member table:name="https://www.numistral.fr/ark:/12148/bpt6k91095188" table:display="true" table:show-details="true"/>
                <table:data-pilot-member table:name="https://www.numistral.fr/ark:/12148/bpt6k9109597w" table:display="true" table:show-details="true"/>
                <table:data-pilot-member table:name="https://www.numistral.fr/ark:/12148/bpt6k9109532j" table:display="true" table:show-details="true"/>
                <table:data-pilot-member table:name="https://www.numistral.fr/ark:/12148/bpt6k9109600x" table:display="true" table:show-details="true"/>
                <table:data-pilot-member table:name="https://www.numistral.fr/ark:/12148/bpt6k9109627k" table:display="true" table:show-details="true"/>
                <table:data-pilot-member table:name="https://www.numistral.fr/ark:/12148/bpt6k9109762c" table:display="true" table:show-details="true"/>
                <table:data-pilot-member table:name="https://www.numistral.fr/ark:/12148/bpt6k91096035" table:display="true" table:show-details="true"/>
                <table:data-pilot-member table:name="https://www.numistral.fr/ark:/12148/bpt6k9109729r" table:display="true" table:show-details="true"/>
                <table:data-pilot-member table:name="https://www.numistral.fr/ark:/12148/bpt6k9109708k" table:display="true" table:show-details="true"/>
                <table:data-pilot-member table:name="https://www.numistral.fr/ark:/12148/bpt6k9109742m" table:display="true" table:show-details="true"/>
                <table:data-pilot-member table:name="https://www.numistral.fr/ark:/12148/bpt6k9109553q" table:display="true" table:show-details="true"/>
                <table:data-pilot-member table:name="https://www.numistral.fr/ark:/12148/bpt6k9109606d" table:display="true" table:show-details="true"/>
                <table:data-pilot-member table:name="https://www.numistral.fr/ark:/12148/bpt6k91096977" table:display="true" table:show-details="true"/>
                <table:data-pilot-member table:name="https://www.numistral.fr/ark:/12148/bpt6k91096940" table:display="true" table:show-details="true"/>
                <table:data-pilot-member table:name="https://www.numistral.fr/ark:/12148/bpt6k91095544" table:display="true" table:show-details="true"/>
                <table:data-pilot-member table:name="https://www.numistral.fr/ark:/12148/bpt6k9109565x" table:display="true" table:show-details="true"/>
                <table:data-pilot-member table:name="https://www.numistral.fr/ark:/12148/bpt6k9109557c" table:display="true" table:show-details="true"/>
                <table:data-pilot-member table:name="https://www.numistral.fr/ark:/12148/bpt6k9109620p" table:display="true" table:show-details="true"/>
                <table:data-pilot-member table:name="https://www.numistral.fr/ark:/12148/bpt6k91097520" table:display="true" table:show-details="true"/>
                <table:data-pilot-member table:name="https://www.numistral.fr/ark:/12148/bpt6k91097557" table:display="true" table:show-details="true"/>
                <table:data-pilot-member table:name="https://www.numistral.fr/ark:/12148/bpt6k9109505n" table:display="true" table:show-details="true"/>
                <table:data-pilot-member table:name="https://www.numistral.fr/ark:/12148/bpt6k9109589b" table:display="true" table:show-details="true"/>
                <table:data-pilot-member table:name="https://www.numistral.fr/ark:/12148/bpt6k91097416" table:display="true" table:show-details="true"/>
                <table:data-pilot-member table:name="https://www.numistral.fr/ark:/12148/bpt6k9109744f" table:display="true" table:show-details="true"/>
                <table:data-pilot-member table:name="https://www.numistral.fr/ark:/12148/bpt6k9109719c" table:display="true" table:show-details="true"/>
                <table:data-pilot-member table:name="https://www.numistral.fr/ark:/12148/bpt6k9109740s" table:display="true" table:show-details="true"/>
                <table:data-pilot-member table:name="https://www.numistral.fr/ark:/12148/bpt6k91097483" table:display="true" table:show-details="true"/>
                <table:data-pilot-member table:name="https://www.numistral.fr/ark:/12148/bpt6k9109544r" table:display="true" table:show-details="true"/>
                <table:data-pilot-member table:name="https://www.numistral.fr/ark:/12148/bpt6k9109616s" table:display="true" table:show-details="true"/>
                <table:data-pilot-member table:name="https://www.numistral.fr/ark:/12148/bpt6k9109670k" table:display="true" table:show-details="true"/>
                <table:data-pilot-member table:name="https://www.numistral.fr/ark:/12148/bpt6k9109549t" table:display="true" table:show-details="true"/>
                <table:data-pilot-member table:name="https://www.numistral.fr/ark:/12148/bpt6k9109759w" table:display="true" table:show-details="true"/>
                <table:data-pilot-member table:name="https://www.numistral.fr/ark:/12148/bpt6k9109604k" table:display="true" table:show-details="true"/>
                <table:data-pilot-member table:name="https://www.numistral.fr/ark:/12148/bpt6k91097008" table:display="true" table:show-details="true"/>
                <table:data-pilot-member table:name="https://www.numistral.fr/ark:/12148/bpt6k9109698n" table:display="true" table:show-details="true"/>
                <table:data-pilot-member table:name="https://www.numistral.fr/ark:/12148/bpt6k9109677g" table:display="true" table:show-details="true"/>
                <table:data-pilot-member table:name="https://www.numistral.fr/ark:/12148/bpt6k9109508w" table:display="true" table:show-details="true"/>
                <table:data-pilot-member table:name="https://www.numistral.fr/ark:/12148/bpt6k9109761z" table:display="true" table:show-details="true"/>
                <table:data-pilot-member table:name="https://www.numistral.fr/ark:/12148/bpt6k9109673t" table:display="true" table:show-details="true"/>
                <table:data-pilot-member table:name="https://www.numistral.fr/ark:/12148/bpt6k9109758g" table:display="true" table:show-details="true"/>
                <table:data-pilot-member table:name="https://www.numistral.fr/ark:/12148/bpt6k9109530q" table:display="true" table:show-details="true"/>
                <table:data-pilot-member table:name="https://www.numistral.fr/ark:/12148/bpt6k9109588x" table:display="true" table:show-details="true"/>
                <table:data-pilot-member table:name="https://www.numistral.fr/ark:/12148/bpt6k91095774" table:display="true" table:show-details="true"/>
                <table:data-pilot-member table:name="https://www.numistral.fr/ark:/12148/bpt6k91095099" table:display="true" table:show-details="true"/>
                <table:data-pilot-member table:name="https://www.numistral.fr/ark:/12148/bpt6k9109560v" table:display="true" table:show-details="true"/>
                <table:data-pilot-member table:name="https://www.numistral.fr/ark:/12148/bpt6k9109669x" table:display="true" table:show-details="true"/>
                <table:data-pilot-member table:name="https://www.numistral.fr/ark:/12148/bpt6k91097394" table:display="true" table:show-details="true"/>
                <table:data-pilot-member table:name="https://www.numistral.fr/ark:/12148/bpt6k9109507g" table:display="true" table:show-details="true"/>
                <table:data-pilot-member table:name="https://www.numistral.fr/ark:/12148/bpt6k91097112" table:display="true" table:show-details="true"/>
                <table:data-pilot-member table:name="https://www.numistral.fr/ark:/12148/bpt6k9109736w" table:display="true" table:show-details="true"/>
                <table:data-pilot-member table:name="https://www.numistral.fr/ark:/12148/bpt6k91096443"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utPrésumé" table:orientation="hidden" table:used-hierarchy="-1" table:function="auto">
            <table:data-pilot-level table:show-empty="false" calcext:repeat-item-labels="false">
              <table:data-pilot-subtotals>
                <table:data-pilot-subtotal table:function="auto"/>
              </table:data-pilot-subtotals>
              <table:data-pilot-members>
                <table:data-pilot-member table:name="s.n." table:display="true" table:show-details="true"/>
                <table:data-pilot-member table:name="Mühleisen, A.."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trIllustrateur" table:orientation="hidden" table:used-hierarchy="-1" table:function="auto">
            <table:data-pilot-level table:show-empty="false" calcext:repeat-item-labels="false">
              <table:data-pilot-subtotals>
                <table:data-pilot-subtotal table:function="auto"/>
              </table:data-pilot-subtotals>
              <table:data-pilot-members>
                <table:data-pilot-member table:name="s.n." table:display="true" table:show-details="true"/>
                <table:data-pilot-member table:name="Kurtz, Joseph." table:display="true" table:show-details="true"/>
                <table:data-pilot-member table:name="Solveen, Henri (1891-1956)."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trCompilateur" table:orientation="hidden" table:used-hierarchy="-1" table:function="auto">
            <table:data-pilot-level table:show-empty="false" calcext:repeat-item-labels="false">
              <table:data-pilot-subtotals>
                <table:data-pilot-subtotal table:function="auto"/>
              </table:data-pilot-subtotals>
              <table:data-pilot-members>
                <table:data-pilot-member table:name="s.n." table:display="true" table:show-details="true"/>
                <table:data-pilot-member table:name="Braun, Aloys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Éditeur" table:orientation="hidden" table:used-hierarchy="-1" table:function="auto">
            <table:data-pilot-level table:show-empty="false" calcext:repeat-item-labels="false">
              <table:data-pilot-subtotals>
                <table:data-pilot-subtotal table:function="auto"/>
              </table:data-pilot-subtotals>
              <table:data-pilot-members>
                <table:data-pilot-member table:name="(Strassburg)" table:display="true" table:show-details="true"/>
                <table:data-pilot-member table:name="(Strasbourg)" table:display="true" table:show-details="true"/>
                <table:data-pilot-member table:name="s.n." table:display="true" table:show-details="true"/>
                <table:data-pilot-member table:name="(Colmar)" table:display="true" table:show-details="true"/>
                <table:data-pilot-member table:name="(Strasbourg-Neudorf)" table:display="true" table:show-details="true"/>
                <table:data-pilot-member table:name="(Mulhouse)" table:display="true" table:show-details="true"/>
                <table:data-pilot-member table:name="(Gundershoffen)" table:display="true" table:show-details="true"/>
                <table:data-pilot-member table:name="(Niederbronn-les-Bains)" table:display="true" table:show-details="true"/>
                <table:data-pilot-member table:name="(Mülhausen i. Els)" table:display="true" table:show-details="true"/>
                <table:data-pilot-member table:name="(Rouffach)" table:display="true" table:show-details="true"/>
                <table:data-pilot-member table:name="(Strossburi)" table:display="true" table:show-details="true"/>
                <table:data-pilot-member table:name="(Berlin)" table:display="true" table:show-details="true"/>
                <table:data-pilot-member table:name="(Strossburi i. E.)" table:display="true" table:show-details="true"/>
                <table:data-pilot-member table:name="Librairie évangélique (Strasbourg)" table:display="true" table:show-details="true"/>
                <table:data-pilot-member table:name="(Srasbourg)" table:display="true" table:show-details="true"/>
                <table:data-pilot-member table:name="(Mülhausen)" table:display="true" table:show-details="true"/>
                <table:data-pilot-member table:name="(Strassburg i.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uDates" table:orientation="hidden" table:used-hierarchy="-1" table:function="auto">
            <table:data-pilot-level table:show-empty="false" calcext:repeat-item-labels="false">
              <table:data-pilot-subtotals>
                <table:data-pilot-subtotal table:function="auto"/>
              </table:data-pilot-subtotals>
              <table:data-pilot-members>
                <table:data-pilot-member table:name="s.n." table:display="true" table:show-details="true"/>
                <table:data-pilot-member table:name="1874-1924." table:display="true" table:show-details="true"/>
                <table:data-pilot-member table:name="1928-....." table:display="true" table:show-details="true"/>
                <table:data-pilot-member table:name="1876-1928." table:display="true" table:show-details="true"/>
                <table:data-pilot-member table:name="1856-1924." table:display="true" table:show-details="true"/>
                <table:data-pilot-member table:name="1869-1944." table:display="true" table:show-details="true"/>
                <table:data-pilot-member table:name="1868-1944." table:display="true" table:show-details="true"/>
                <table:data-pilot-member table:name="1891-1946." table:display="true" table:show-details="true"/>
                <table:data-pilot-member table:name="1864-1937." table:display="true" table:show-details="true"/>
                <table:data-pilot-member table:name="1844-1899." table:display="true" table:show-details="true"/>
                <table:data-pilot-member table:name="1780-1829." table:display="true" table:show-details="true"/>
                <table:data-pilot-member table:name="1883-1940." table:display="true" table:show-details="true"/>
                <table:data-pilot-member table:name="1868-1914." table:display="true" table:show-details="true"/>
                <table:data-pilot-member table:name="1874-1938." table:display="true" table:show-details="true"/>
                <table:data-pilot-member table:name="1851-1930 ; (Ophtalmologiste)." table:display="true" table:show-details="true"/>
                <table:data-pilot-member table:name="1878-1943."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Source" table:orientation="hidden" table:used-hierarchy="-1" table:function="auto">
            <table:data-pilot-level table:show-empty="false" calcext:repeat-item-labels="false">
              <table:data-pilot-subtotals>
                <table:data-pilot-subtotal table:function="auto"/>
              </table:data-pilot-subtotals>
              <table:data-pilot-members>
                <table:data-pilot-member table:name="Bibliothèque nationale et universitaire de Strasbourg , M.118.904" table:display="true" table:show-details="true"/>
                <table:data-pilot-member table:name="Bibliothèque nationale et universitaire de Strasbourg , M.111.526" table:display="true" table:show-details="true"/>
                <table:data-pilot-member table:name="Bibliothèque nationale et universitaire de Strasbourg , M.111.832" table:display="true" table:show-details="true"/>
                <table:data-pilot-member table:name="Bibliothèque nationale et universitaire de Strasbourg , M.112.017" table:display="true" table:show-details="true"/>
                <table:data-pilot-member table:name="Bibliothèque nationale et universitaire de Strasbourg , M.125.767" table:display="true" table:show-details="true"/>
                <table:data-pilot-member table:name="Bibliothèque nationale et universitaire de Strasbourg , M.111.497" table:display="true" table:show-details="true"/>
                <table:data-pilot-member table:name="Bibliothèque nationale et universitaire de Strasbourg , M.111.862" table:display="true" table:show-details="true"/>
                <table:data-pilot-member table:name="Bibliothèque nationale et universitaire de Strasbourg , M.111.366" table:display="true" table:show-details="true"/>
                <table:data-pilot-member table:name="Bibliothèque nationale et universitaire de Strasbourg , M.34.703" table:display="true" table:show-details="true"/>
                <table:data-pilot-member table:name="Bibliothèque nationale et universitaire de Strasbourg , M.126.371" table:display="true" table:show-details="true"/>
                <table:data-pilot-member table:name="Bibliothèque nationale et universitaire de Strasbourg , M.111.365" table:display="true" table:show-details="true"/>
                <table:data-pilot-member table:name="Bibliothèque nationale et universitaire de Strasbourg , M.109.874" table:display="true" table:show-details="true"/>
                <table:data-pilot-member table:name="Bibliothèque nationale et universitaire de Strasbourg , M.111.516" table:display="true" table:show-details="true"/>
                <table:data-pilot-member table:name="Bibliothèque nationale et universitaire de Strasbourg , M.111.521" table:display="true" table:show-details="true"/>
                <table:data-pilot-member table:name="Bibliothèque nationale et universitaire de Strasbourg , MR.700.092" table:display="true" table:show-details="true"/>
                <table:data-pilot-member table:name="Bibliothèque nationale et universitaire de Strasbourg , CD.137.746" table:display="true" table:show-details="true"/>
                <table:data-pilot-member table:name="Bibliothèque nationale et universitaire de Strasbourg , M.121.836" table:display="true" table:show-details="true"/>
                <table:data-pilot-member table:name="Bibliothèque nationale et universitaire de Strasbourg , M.123.140" table:display="true" table:show-details="true"/>
                <table:data-pilot-member table:name="Bibliothèque nationale et universitaire de Strasbourg , M.125.735" table:display="true" table:show-details="true"/>
                <table:data-pilot-member table:name="Bibliothèque nationale et universitaire de Strasbourg , M.124.593" table:display="true" table:show-details="true"/>
                <table:data-pilot-member table:name="Bibliothèque nationale et universitaire de Strasbourg , M.125.770" table:display="true" table:show-details="true"/>
                <table:data-pilot-member table:name="Bibliothèque nationale et universitaire de Strasbourg , M.111.972" table:display="true" table:show-details="true"/>
                <table:data-pilot-member table:name="Bibliothèque nationale et universitaire de Strasbourg , M.111.510" table:display="true" table:show-details="true"/>
                <table:data-pilot-member table:name="Bibliothèque nationale et universitaire de Strasbourg , M.111.374" table:display="true" table:show-details="true"/>
                <table:data-pilot-member table:name="Bibliothèque nationale et universitaire de Strasbourg , M.110.096" table:display="true" table:show-details="true"/>
                <table:data-pilot-member table:name="Bibliothèque nationale et universitaire de Strasbourg , M.111.264" table:display="true" table:show-details="true"/>
                <table:data-pilot-member table:name="Bibliothèque nationale et universitaire de Strasbourg , M.111.513" table:display="true" table:show-details="true"/>
                <table:data-pilot-member table:name="Bibliothèque nationale et universitaire de Strasbourg , M.111.502" table:display="true" table:show-details="true"/>
                <table:data-pilot-member table:name="Bibliothèque nationale et universitaire de Strasbourg , M.125.771" table:display="true" table:show-details="true"/>
                <table:data-pilot-member table:name="Bibliothèque nationale et universitaire de Strasbourg , M.126.374" table:display="true" table:show-details="true"/>
                <table:data-pilot-member table:name="Bibliothèque nationale et universitaire de Strasbourg , M.125.765" table:display="true" table:show-details="true"/>
                <table:data-pilot-member table:name="Bibliothèque nationale et universitaire de Strasbourg , M.127.971" table:display="true" table:show-details="true"/>
                <table:data-pilot-member table:name="Bibliothèque nationale et universitaire de Strasbourg , M.126.417" table:display="true" table:show-details="true"/>
                <table:data-pilot-member table:name="Bibliothèque nationale et universitaire de Strasbourg , M.127.134" table:display="true" table:show-details="true"/>
                <table:data-pilot-member table:name="Bibliothèque nationale et universitaire de Strasbourg , M.111.563" table:display="true" table:show-details="true"/>
                <table:data-pilot-member table:name="Bibliothèque nationale et universitaire de Strasbourg , M.111.089,49" table:display="true" table:show-details="true"/>
                <table:data-pilot-member table:name="Bibliothèque nationale et universitaire de Strasbourg , M.109.082" table:display="true" table:show-details="true"/>
                <table:data-pilot-member table:name="Bibliothèque nationale et universitaire de Strasbourg , M.111.986" table:display="true" table:show-details="true"/>
                <table:data-pilot-member table:name="Bibliothèque nationale et universitaire de Strasbourg , M.111.368" table:display="true" table:show-details="true"/>
                <table:data-pilot-member table:name="Bibliothèque nationale et universitaire de Strasbourg , M.111.501" table:display="true" table:show-details="true"/>
                <table:data-pilot-member table:name="Bibliothèque nationale et universitaire de Strasbourg , M.111.754" table:display="true" table:show-details="true"/>
                <table:data-pilot-member table:name="Bibliothèque nationale et universitaire de Strasbourg , M.126.373" table:display="true" table:show-details="true"/>
                <table:data-pilot-member table:name="Bibliothèque nationale et universitaire de Strasbourg , M.122.989" table:display="true" table:show-details="true"/>
                <table:data-pilot-member table:name="Bibliothèque nationale et universitaire de Strasbourg , M.128.093" table:display="true" table:show-details="true"/>
                <table:data-pilot-member table:name="Bibliothèque nationale et universitaire de Strasbourg , M.111.271" table:display="true" table:show-details="true"/>
                <table:data-pilot-member table:name="Bibliothèque nationale et universitaire de Strasbourg , M.111.620" table:display="true" table:show-details="true"/>
                <table:data-pilot-member table:name="Bibliothèque nationale et universitaire de Strasbourg , M.111.968" table:display="true" table:show-details="true"/>
                <table:data-pilot-member table:name="Bibliothèque nationale et universitaire de Strasbourg , CD.173.563" table:display="true" table:show-details="true"/>
                <table:data-pilot-member table:name="Bibliothèque nationale et universitaire de Strasbourg , M.13.420" table:display="true" table:show-details="true"/>
                <table:data-pilot-member table:name="Bibliothèque nationale et universitaire de Strasbourg , M.111.367" table:display="true" table:show-details="true"/>
                <table:data-pilot-member table:name="Bibliothèque nationale et universitaire de Strasbourg , M.111.860" table:display="true" table:show-details="true"/>
                <table:data-pilot-member table:name="Bibliothèque nationale et universitaire de Strasbourg , M.111.585" table:display="true" table:show-details="true"/>
                <table:data-pilot-member table:name="Bibliothèque nationale et universitaire de Strasbourg , M.111.364" table:display="true" table:show-details="true"/>
                <table:data-pilot-member table:name="Bibliothèque nationale et universitaire de Strasbourg , M.111.515" table:display="true" table:show-details="true"/>
                <table:data-pilot-member table:name="Bibliothèque nationale et universitaire de Strasbourg , M.125.766" table:display="true" table:show-details="true"/>
                <table:data-pilot-member table:name="Bibliothèque nationale et universitaire de Strasbourg , M.123.507" table:display="true" table:show-details="true"/>
                <table:data-pilot-member table:name="Bibliothèque nationale et universitaire de Strasbourg , M.111.852" table:display="true" table:show-details="true"/>
                <table:data-pilot-member table:name="Bibliothèque nationale et universitaire de Strasbourg , M.111.517" table:display="true" table:show-details="true"/>
                <table:data-pilot-member table:name="Bibliothèque nationale et universitaire de Strasbourg , M.128.163" table:display="true" table:show-details="true"/>
                <table:data-pilot-member table:name="Bibliothèque nationale et universitaire de Strasbourg , M.123.506" table:display="true" table:show-details="true"/>
                <table:data-pilot-member table:name="Bibliothèque nationale et universitaire de Strasbourg , M.126.369" table:display="true" table:show-details="true"/>
                <table:data-pilot-member table:name="Bibliothèque nationale et universitaire de Strasbourg , M.13.419" table:display="true" table:show-details="true"/>
                <table:data-pilot-member table:name="Bibliothèque nationale et universitaire de Strasbourg , M.121.838" table:display="true" table:show-details="true"/>
                <table:data-pilot-member table:name="Bibliothèque nationale et universitaire de Strasbourg , M.127.313" table:display="true" table:show-details="true"/>
                <table:data-pilot-member table:name="Bibliothèque nationale et universitaire de Strasbourg , M.714.859" table:display="true" table:show-details="true"/>
                <table:data-pilot-member table:name="Bibliothèque nationale et universitaire de Strasbourg , M.34.653" table:display="true" table:show-details="true"/>
                <table:data-pilot-member table:name="Bibliothèque nationale et universitaire de Strasbourg , M.134.359" table:display="true" table:show-details="true"/>
                <table:data-pilot-member table:name="Bibliothèque nationale et universitaire de Strasbourg , M.126.429" table:display="true" table:show-details="true"/>
                <table:data-pilot-member table:name="Bibliothèque nationale et universitaire de Strasbourg , M.128.162" table:display="true" table:show-details="true"/>
                <table:data-pilot-member table:name="Bibliothèque nationale et universitaire de Strasbourg , M.111.373" table:display="true" table:show-details="true"/>
                <table:data-pilot-member table:name="Bibliothèque nationale et universitaire de Strasbourg , M.111.864" table:display="true" table:show-details="true"/>
                <table:data-pilot-member table:name="Bibliothèque nationale et universitaire de Strasbourg , M.121.837" table:display="true" table:show-details="true"/>
                <table:data-pilot-member table:name="Bibliothèque nationale et universitaire de Strasbourg , M.719.966" table:display="true" table:show-details="true"/>
                <table:data-pilot-member table:name="Bibliothèque nationale et universitaire de Strasbourg , M.111.496" table:display="true" table:show-details="true"/>
                <table:data-pilot-member table:name="Bibliothèque nationale et universitaire de Strasbourg , M.111.564" table:display="true" table:show-details="true"/>
                <table:data-pilot-member table:name="Bibliothèque nationale et universitaire de Strasbourg , M.111.861" table:display="true" table:show-details="true"/>
                <table:data-pilot-member table:name="Bibliothèque nationale et universitaire de Strasbourg , M.109.081" table:display="true" table:show-details="true"/>
                <table:data-pilot-member table:name="Bibliothèque nationale et universitaire de Strasbourg , M.111.855" table:display="true" table:show-details="true"/>
                <table:data-pilot-member table:name="Bibliothèque nationale et universitaire de Strasbourg , M.111.509" table:display="true" table:show-details="true"/>
                <table:data-pilot-member table:name="Bibliothèque nationale et universitaire de Strasbourg , M.111.369" table:display="true" table:show-details="true"/>
                <table:data-pilot-member table:name="Bibliothèque nationale et universitaire de Strasbourg , M.125.097" table:display="true" table:show-details="true"/>
                <table:data-pilot-member table:name="Bibliothèque nationale et universitaire de Strasbourg , M.129.378" table:display="true" table:show-details="true"/>
                <table:data-pilot-member table:name="Bibliothèque nationale et universitaire de Strasbourg , M.126.378" table:display="true" table:show-details="true"/>
                <table:data-pilot-member table:name="Bibliothèque nationale et universitaire de Strasbourg , M.122.986" table:display="true" table:show-details="true"/>
                <table:data-pilot-member table:name="Bibliothèque nationale et universitaire de Strasbourg , M.111.966" table:display="true" table:show-details="true"/>
                <table:data-pilot-member table:name="Bibliothèque nationale et universitaire de Strasbourg , M.111.919" table:display="true" table:show-details="true"/>
                <table:data-pilot-member table:name="Bibliothèque nationale et universitaire de Strasbourg , M.111.959" table:display="true" table:show-details="true"/>
                <table:data-pilot-member table:name="Bibliothèque nationale et universitaire de Strasbourg , M.34.126" table:display="true" table:show-details="true"/>
                <table:data-pilot-member table:name="Bibliothèque nationale et universitaire de Strasbourg , M.111.372" table:display="true" table:show-details="true"/>
                <table:data-pilot-member table:name="Bibliothèque nationale et universitaire de Strasbourg , M.111.853" table:display="true" table:show-details="true"/>
                <table:data-pilot-member table:name="Bibliothèque nationale et universitaire de Strasbourg , M.111.524" table:display="true" table:show-details="true"/>
                <table:data-pilot-member table:name="Bibliothèque nationale et universitaire de Strasbourg , M.111.371" table:display="true" table:show-details="true"/>
                <table:data-pilot-member table:name="Bibliothèque nationale et universitaire de Strasbourg , M.111.561" table:display="true" table:show-details="true"/>
                <table:data-pilot-member table:name="Bibliothèque nationale et universitaire de Strasbourg , M.111.858" table:display="true" table:show-details="true"/>
                <table:data-pilot-member table:name="Bibliothèque nationale et universitaire de Strasbourg , M.132.575" table:display="true" table:show-details="true"/>
                <table:data-pilot-member table:name="Bibliothèque nationale et universitaire de Strasbourg , M.148.900" table:display="true" table:show-details="true"/>
                <table:data-pilot-member table:name="Bibliothèque nationale et universitaire de Strasbourg , M.109.085" table:display="true" table:show-details="true"/>
                <table:data-pilot-member table:name="Bibliothèque nationale et universitaire de Strasbourg , M.110.033" table:display="true" table:show-details="true"/>
                <table:data-pilot-member table:name="Bibliothèque nationale et universitaire de Strasbourg , M.111.979" table:display="true" table:show-details="true"/>
                <table:data-pilot-member table:name="Bibliothèque nationale et universitaire de Strasbourg , M.111.089,75" table:display="true" table:show-details="true"/>
                <table:data-pilot-member table:name="Bibliothèque nationale et universitaire de Strasbourg , M.112.018" table:display="true" table:show-details="true"/>
                <table:data-pilot-member table:name="Bibliothèque nationale et universitaire de Strasbourg , M.123.139" table:display="true" table:show-details="true"/>
                <table:data-pilot-member table:name="Bibliothèque nationale et universitaire de Strasbourg , M.719.938" table:display="true" table:show-details="true"/>
                <table:data-pilot-member table:name="Bibliothèque nationale et universitaire de Strasbourg , M.121.800" table:display="true" table:show-details="true"/>
                <table:data-pilot-member table:name="Bibliothèque nationale et universitaire de Strasbourg , M.127.464" table:display="true" table:show-details="true"/>
                <table:data-pilot-member table:name="Bibliothèque nationale et universitaire de Strasbourg , M.126.375" table:display="true" table:show-details="true"/>
                <table:data-pilot-member table:name="Bibliothèque nationale et universitaire de Strasbourg , M.132.520" table:display="true" table:show-details="true"/>
                <table:data-pilot-member table:name="Bibliothèque nationale et universitaire de Strasbourg , M.111.498" table:display="true" table:show-details="true"/>
                <table:data-pilot-member table:name="Bibliothèque nationale et universitaire de Strasbourg , M.121.835" table:display="true" table:show-details="true"/>
                <table:data-pilot-member table:name="Bibliothèque nationale et universitaire de Strasbourg , M.126.317" table:display="true" table:show-details="true"/>
                <table:data-pilot-member table:name="Bibliothèque nationale et universitaire de Strasbourg , M.126.310" table:display="true" table:show-details="true"/>
                <table:data-pilot-member table:name="Bibliothèque nationale et universitaire de Strasbourg , M.111.500" table:display="true" table:show-details="true"/>
                <table:data-pilot-member table:name="Bibliothèque nationale et universitaire de Strasbourg , M.111.520" table:display="true" table:show-details="true"/>
                <table:data-pilot-member table:name="Bibliothèque nationale et universitaire de Strasbourg , M.111.505" table:display="true" table:show-details="true"/>
                <table:data-pilot-member table:name="Bibliothèque nationale et universitaire de Strasbourg , M.122.559" table:display="true" table:show-details="true"/>
                <table:data-pilot-member table:name="Bibliothèque nationale et universitaire de Strasbourg , M.34.652" table:display="true" table:show-details="true"/>
                <table:data-pilot-member table:name="Bibliothèque nationale et universitaire de Strasbourg , M.39.647" table:display="true" table:show-details="true"/>
                <table:data-pilot-member table:name="Bibliothèque nationale et universitaire de Strasbourg , CD.137.745" table:display="true" table:show-details="true"/>
                <table:data-pilot-member table:name="Bibliothèque nationale et universitaire de Strasbourg , M.111.867" table:display="true" table:show-details="true"/>
                <table:data-pilot-member table:name="Bibliothèque nationale et universitaire de Strasbourg , M.131.792" table:display="true" table:show-details="true"/>
                <table:data-pilot-member table:name="Bibliothèque nationale et universitaire de Strasbourg , M.133.840" table:display="true" table:show-details="true"/>
                <table:data-pilot-member table:name="Bibliothèque nationale et universitaire de Strasbourg , M.126.698" table:display="true" table:show-details="true"/>
                <table:data-pilot-member table:name="Bibliothèque nationale et universitaire de Strasbourg , M.131.573" table:display="true" table:show-details="true"/>
                <table:data-pilot-member table:name="Bibliothèque nationale et universitaire de Strasbourg , M.34.120" table:display="true" table:show-details="true"/>
                <table:data-pilot-member table:name="Bibliothèque nationale et universitaire de Strasbourg , M.111.370" table:display="true" table:show-details="true"/>
                <table:data-pilot-member table:name="Bibliothèque nationale et universitaire de Strasbourg , M.122.185" table:display="true" table:show-details="true"/>
                <table:data-pilot-member table:name="Bibliothèque nationale et universitaire de Strasbourg , M.124.702" table:display="true" table:show-details="true"/>
                <table:data-pilot-member table:name="Bibliothèque nationale et universitaire de Strasbourg , M.111.405" table:display="true" table:show-details="true"/>
                <table:data-pilot-member table:name="Bibliothèque nationale et universitaire de Strasbourg , M.710.704" table:display="true" table:show-details="true"/>
                <table:data-pilot-member table:name="Bibliothèque nationale et universitaire de Strasbourg , M.121.818" table:display="true" table:show-details="true"/>
                <table:data-pilot-member table:name="Bibliothèque nationale et universitaire de Strasbourg , M.126.366" table:display="true" table:show-details="true"/>
                <table:data-pilot-member table:name="Bibliothèque nationale et universitaire de Strasbourg , M.126.318" table:display="true" table:show-details="true"/>
                <table:data-pilot-member table:name="Bibliothèque nationale et universitaire de Strasbourg , M.125.109" table:display="true" table:show-details="true"/>
                <table:data-pilot-member table:name="Bibliothèque nationale et universitaire de Strasbourg , CD.173.058" table:display="true" table:show-details="true"/>
                <table:data-pilot-member table:name="Bibliothèque nationale et universitaire de Strasbourg , M.718.978" table:display="true" table:show-details="true"/>
                <table:data-pilot-member table:name="Bibliothèque nationale et universitaire de Strasbourg , M.124.876" table:display="true" table:show-details="true"/>
                <table:data-pilot-member table:name="Bibliothèque nationale et universitaire de Strasbourg , M.500.837,431" table:display="true" table:show-details="true"/>
                <table:data-pilot-member table:name="Bibliothèque nationale et universitaire de Strasbourg , M.111.089,66" table:display="true" table:show-details="true"/>
                <table:data-pilot-member table:name="Bibliothèque nationale et universitaire de Strasbourg , M.111.865" table:display="true" table:show-details="true"/>
                <table:data-pilot-member table:name="Bibliothèque nationale et universitaire de Strasbourg , M.111.819" table:display="true" table:show-details="true"/>
                <table:data-pilot-member table:name="Bibliothèque nationale et universitaire de Strasbourg , CD.173.174" table:display="true" table:show-details="true"/>
                <table:data-pilot-member table:name="Bibliothèque nationale et universitaire de Strasbourg , M.111.512" table:display="true" table:show-details="true"/>
                <table:data-pilot-member table:name="Bibliothèque nationale et universitaire de Strasbourg , M.124.633" table:display="true" table:show-details="true"/>
                <table:data-pilot-member table:name="Bibliothèque nationale et universitaire de Strasbourg , M.131.421" table:display="true" table:show-details="true"/>
                <table:data-pilot-member table:name="Bibliothèque nationale et universitaire de Strasbourg , CD.137.747" table:display="true" table:show-details="true"/>
                <table:data-pilot-member table:name="Bibliothèque nationale et universitaire de Strasbourg , M.126.428" table:display="true" table:show-details="true"/>
                <table:data-pilot-member table:name="Bibliothèque nationale et universitaire de Strasbourg , M.129.504" table:display="true" table:show-details="true"/>
                <table:data-pilot-member table:name="Bibliothèque nationale et universitaire de Strasbourg , M.123.422"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ote" table:orientation="hidden" table:used-hierarchy="-1" table:function="auto">
            <table:data-pilot-level table:show-empty="false" calcext:repeat-item-labels="false">
              <table:data-pilot-subtotals>
                <table:data-pilot-subtotal table:function="auto"/>
              </table:data-pilot-subtotals>
              <table:data-pilot-members>
                <table:data-pilot-member table:name="M.118.904" table:display="true" table:show-details="true"/>
                <table:data-pilot-member table:name="M.111.526" table:display="true" table:show-details="true"/>
                <table:data-pilot-member table:name="M.111.832" table:display="true" table:show-details="true"/>
                <table:data-pilot-member table:name="M.112.017" table:display="true" table:show-details="true"/>
                <table:data-pilot-member table:name="M.125.767" table:display="true" table:show-details="true"/>
                <table:data-pilot-member table:name="M.111.497" table:display="true" table:show-details="true"/>
                <table:data-pilot-member table:name="M.111.862" table:display="true" table:show-details="true"/>
                <table:data-pilot-member table:name="M.111.366" table:display="true" table:show-details="true"/>
                <table:data-pilot-member table:name="M.34.703" table:display="true" table:show-details="true"/>
                <table:data-pilot-member table:name="M.126.371" table:display="true" table:show-details="true"/>
                <table:data-pilot-member table:name="M.111.365" table:display="true" table:show-details="true"/>
                <table:data-pilot-member table:name="M.109.874" table:display="true" table:show-details="true"/>
                <table:data-pilot-member table:name="M.111.516" table:display="true" table:show-details="true"/>
                <table:data-pilot-member table:name="M.111.521" table:display="true" table:show-details="true"/>
                <table:data-pilot-member table:name="MR.700.092" table:display="true" table:show-details="true"/>
                <table:data-pilot-member table:name="CD.137.746" table:display="true" table:show-details="true"/>
                <table:data-pilot-member table:name="M.121.836" table:display="true" table:show-details="true"/>
                <table:data-pilot-member table:name="M.123.140" table:display="true" table:show-details="true"/>
                <table:data-pilot-member table:name="M.125.735" table:display="true" table:show-details="true"/>
                <table:data-pilot-member table:name="M.124.593" table:display="true" table:show-details="true"/>
                <table:data-pilot-member table:name="M.125.770" table:display="true" table:show-details="true"/>
                <table:data-pilot-member table:name="M.111.972" table:display="true" table:show-details="true"/>
                <table:data-pilot-member table:name="M.111.510" table:display="true" table:show-details="true"/>
                <table:data-pilot-member table:name="M.111.374" table:display="true" table:show-details="true"/>
                <table:data-pilot-member table:name="M.110.096" table:display="true" table:show-details="true"/>
                <table:data-pilot-member table:name="M.111.264" table:display="true" table:show-details="true"/>
                <table:data-pilot-member table:name="M.111.513" table:display="true" table:show-details="true"/>
                <table:data-pilot-member table:name="M.111.502" table:display="true" table:show-details="true"/>
                <table:data-pilot-member table:name="M.125.771" table:display="true" table:show-details="true"/>
                <table:data-pilot-member table:name="M.126.374" table:display="true" table:show-details="true"/>
                <table:data-pilot-member table:name="M.125.765" table:display="true" table:show-details="true"/>
                <table:data-pilot-member table:name="M.127.971" table:display="true" table:show-details="true"/>
                <table:data-pilot-member table:name="M.126.417" table:display="true" table:show-details="true"/>
                <table:data-pilot-member table:name="M.127.134" table:display="true" table:show-details="true"/>
                <table:data-pilot-member table:name="M.111.563" table:display="true" table:show-details="true"/>
                <table:data-pilot-member table:name="M.111.08949" table:display="true" table:show-details="true"/>
                <table:data-pilot-member table:name="M.109.082" table:display="true" table:show-details="true"/>
                <table:data-pilot-member table:name="M.111.986" table:display="true" table:show-details="true"/>
                <table:data-pilot-member table:name="M.111.368" table:display="true" table:show-details="true"/>
                <table:data-pilot-member table:name="M.111.501" table:display="true" table:show-details="true"/>
                <table:data-pilot-member table:name="M.111.754" table:display="true" table:show-details="true"/>
                <table:data-pilot-member table:name="M.126.373" table:display="true" table:show-details="true"/>
                <table:data-pilot-member table:name="M.122.989" table:display="true" table:show-details="true"/>
                <table:data-pilot-member table:name="M.128.093" table:display="true" table:show-details="true"/>
                <table:data-pilot-member table:name="M.111.271" table:display="true" table:show-details="true"/>
                <table:data-pilot-member table:name="M.111.620" table:display="true" table:show-details="true"/>
                <table:data-pilot-member table:name="M.111.968" table:display="true" table:show-details="true"/>
                <table:data-pilot-member table:name="CD.173.563" table:display="true" table:show-details="true"/>
                <table:data-pilot-member table:name="M.13.420" table:display="true" table:show-details="true"/>
                <table:data-pilot-member table:name="M.111.367" table:display="true" table:show-details="true"/>
                <table:data-pilot-member table:name="M.111.860" table:display="true" table:show-details="true"/>
                <table:data-pilot-member table:name="M.111.585" table:display="true" table:show-details="true"/>
                <table:data-pilot-member table:name="M.111.364" table:display="true" table:show-details="true"/>
                <table:data-pilot-member table:name="M.111.515" table:display="true" table:show-details="true"/>
                <table:data-pilot-member table:name="M.125.766" table:display="true" table:show-details="true"/>
                <table:data-pilot-member table:name="M.123.507" table:display="true" table:show-details="true"/>
                <table:data-pilot-member table:name="M.111.852" table:display="true" table:show-details="true"/>
                <table:data-pilot-member table:name="M.111.517" table:display="true" table:show-details="true"/>
                <table:data-pilot-member table:name="M.128.163" table:display="true" table:show-details="true"/>
                <table:data-pilot-member table:name="M.123.506" table:display="true" table:show-details="true"/>
                <table:data-pilot-member table:name="M.126.369" table:display="true" table:show-details="true"/>
                <table:data-pilot-member table:name="M.13.419" table:display="true" table:show-details="true"/>
                <table:data-pilot-member table:name="M.121.838" table:display="true" table:show-details="true"/>
                <table:data-pilot-member table:name="M.127.313" table:display="true" table:show-details="true"/>
                <table:data-pilot-member table:name="M.714.859" table:display="true" table:show-details="true"/>
                <table:data-pilot-member table:name="M.34.653" table:display="true" table:show-details="true"/>
                <table:data-pilot-member table:name="M.134.359" table:display="true" table:show-details="true"/>
                <table:data-pilot-member table:name="M.126.429" table:display="true" table:show-details="true"/>
                <table:data-pilot-member table:name="M.128.162" table:display="true" table:show-details="true"/>
                <table:data-pilot-member table:name="M.111.373" table:display="true" table:show-details="true"/>
                <table:data-pilot-member table:name="M.111.864" table:display="true" table:show-details="true"/>
                <table:data-pilot-member table:name="M.121.837" table:display="true" table:show-details="true"/>
                <table:data-pilot-member table:name="M.719.966" table:display="true" table:show-details="true"/>
                <table:data-pilot-member table:name="M.111.496" table:display="true" table:show-details="true"/>
                <table:data-pilot-member table:name="M.111.564" table:display="true" table:show-details="true"/>
                <table:data-pilot-member table:name="M.111.861" table:display="true" table:show-details="true"/>
                <table:data-pilot-member table:name="M.109.081" table:display="true" table:show-details="true"/>
                <table:data-pilot-member table:name="M.111.855" table:display="true" table:show-details="true"/>
                <table:data-pilot-member table:name="M.111.509" table:display="true" table:show-details="true"/>
                <table:data-pilot-member table:name="M.111.369" table:display="true" table:show-details="true"/>
                <table:data-pilot-member table:name="M.125.097" table:display="true" table:show-details="true"/>
                <table:data-pilot-member table:name="M.129.378" table:display="true" table:show-details="true"/>
                <table:data-pilot-member table:name="M.126.378" table:display="true" table:show-details="true"/>
                <table:data-pilot-member table:name="M.122.986" table:display="true" table:show-details="true"/>
                <table:data-pilot-member table:name="M.111.966" table:display="true" table:show-details="true"/>
                <table:data-pilot-member table:name="M.111.919" table:display="true" table:show-details="true"/>
                <table:data-pilot-member table:name="M.111.959" table:display="true" table:show-details="true"/>
                <table:data-pilot-member table:name="M.34.126" table:display="true" table:show-details="true"/>
                <table:data-pilot-member table:name="M.111.372" table:display="true" table:show-details="true"/>
                <table:data-pilot-member table:name="M.111.853" table:display="true" table:show-details="true"/>
                <table:data-pilot-member table:name="M.111.524" table:display="true" table:show-details="true"/>
                <table:data-pilot-member table:name="M.111.371" table:display="true" table:show-details="true"/>
                <table:data-pilot-member table:name="M.111.561" table:display="true" table:show-details="true"/>
                <table:data-pilot-member table:name="M.111.858" table:display="true" table:show-details="true"/>
                <table:data-pilot-member table:name="M.132.575" table:display="true" table:show-details="true"/>
                <table:data-pilot-member table:name="M.148.900" table:display="true" table:show-details="true"/>
                <table:data-pilot-member table:name="M.109.085" table:display="true" table:show-details="true"/>
                <table:data-pilot-member table:name="M.110.033" table:display="true" table:show-details="true"/>
                <table:data-pilot-member table:name="M.111.979" table:display="true" table:show-details="true"/>
                <table:data-pilot-member table:name="M.111.08975" table:display="true" table:show-details="true"/>
                <table:data-pilot-member table:name="M.112.018" table:display="true" table:show-details="true"/>
                <table:data-pilot-member table:name="M.123.139" table:display="true" table:show-details="true"/>
                <table:data-pilot-member table:name="M.719.938" table:display="true" table:show-details="true"/>
                <table:data-pilot-member table:name="M.121.800" table:display="true" table:show-details="true"/>
                <table:data-pilot-member table:name="M.127.464" table:display="true" table:show-details="true"/>
                <table:data-pilot-member table:name="M.126.375" table:display="true" table:show-details="true"/>
                <table:data-pilot-member table:name="M.132.520" table:display="true" table:show-details="true"/>
                <table:data-pilot-member table:name="M.111.498" table:display="true" table:show-details="true"/>
                <table:data-pilot-member table:name="M.121.835" table:display="true" table:show-details="true"/>
                <table:data-pilot-member table:name="M.126.317" table:display="true" table:show-details="true"/>
                <table:data-pilot-member table:name="M.126.310" table:display="true" table:show-details="true"/>
                <table:data-pilot-member table:name="M.111.500" table:display="true" table:show-details="true"/>
                <table:data-pilot-member table:name="M.111.520" table:display="true" table:show-details="true"/>
                <table:data-pilot-member table:name="M.111.505" table:display="true" table:show-details="true"/>
                <table:data-pilot-member table:name="M.122.559" table:display="true" table:show-details="true"/>
                <table:data-pilot-member table:name="M.34.652" table:display="true" table:show-details="true"/>
                <table:data-pilot-member table:name="M.39.647" table:display="true" table:show-details="true"/>
                <table:data-pilot-member table:name="CD.137.745" table:display="true" table:show-details="true"/>
                <table:data-pilot-member table:name="M.111.867" table:display="true" table:show-details="true"/>
                <table:data-pilot-member table:name="M.131.792" table:display="true" table:show-details="true"/>
                <table:data-pilot-member table:name="M.133.840" table:display="true" table:show-details="true"/>
                <table:data-pilot-member table:name="M.126.698" table:display="true" table:show-details="true"/>
                <table:data-pilot-member table:name="M.131.573" table:display="true" table:show-details="true"/>
                <table:data-pilot-member table:name="M.34.120" table:display="true" table:show-details="true"/>
                <table:data-pilot-member table:name="M.111.370" table:display="true" table:show-details="true"/>
                <table:data-pilot-member table:name="M.122.185" table:display="true" table:show-details="true"/>
                <table:data-pilot-member table:name="M.124.702" table:display="true" table:show-details="true"/>
                <table:data-pilot-member table:name="M.111.405" table:display="true" table:show-details="true"/>
                <table:data-pilot-member table:name="M.710.704" table:display="true" table:show-details="true"/>
                <table:data-pilot-member table:name="M.121.818" table:display="true" table:show-details="true"/>
                <table:data-pilot-member table:name="M.126.366" table:display="true" table:show-details="true"/>
                <table:data-pilot-member table:name="M.126.318" table:display="true" table:show-details="true"/>
                <table:data-pilot-member table:name="M.125.109" table:display="true" table:show-details="true"/>
                <table:data-pilot-member table:name="CD.173.058" table:display="true" table:show-details="true"/>
                <table:data-pilot-member table:name="M.718.978" table:display="true" table:show-details="true"/>
                <table:data-pilot-member table:name="M.124.876" table:display="true" table:show-details="true"/>
                <table:data-pilot-member table:name="M.500.837431" table:display="true" table:show-details="true"/>
                <table:data-pilot-member table:name="M.111.08966" table:display="true" table:show-details="true"/>
                <table:data-pilot-member table:name="M.111.865" table:display="true" table:show-details="true"/>
                <table:data-pilot-member table:name="M.111.819" table:display="true" table:show-details="true"/>
                <table:data-pilot-member table:name="CD.173.174" table:display="true" table:show-details="true"/>
                <table:data-pilot-member table:name="M.111.512" table:display="true" table:show-details="true"/>
                <table:data-pilot-member table:name="M.124.633" table:display="true" table:show-details="true"/>
                <table:data-pilot-member table:name="M.131.421" table:display="true" table:show-details="true"/>
                <table:data-pilot-member table:name="CD.137.747" table:display="true" table:show-details="true"/>
                <table:data-pilot-member table:name="M.126.428" table:display="true" table:show-details="true"/>
                <table:data-pilot-member table:name="M.129.504" table:display="true" table:show-details="true"/>
                <table:data-pilot-member table:name="M.123.422"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URLBnf" table:orientation="hidden" table:used-hierarchy="-1" table:function="auto">
            <table:data-pilot-level table:show-empty="false" calcext:repeat-item-labels="false">
              <table:data-pilot-subtotals>
                <table:data-pilot-subtotal table:function="auto"/>
              </table:data-pilot-subtotals>
              <table:data-pilot-members>
                <table:data-pilot-member table:name="http://catalogue.bnf.fr/ark:/12148/cb44932015q" table:display="true" table:show-details="true"/>
                <table:data-pilot-member table:name="http://catalogue.bnf.fr/ark:/12148/cb449319765" table:display="true" table:show-details="true"/>
                <table:data-pilot-member table:name="http://catalogue.bnf.fr/ark:/12148/cb449320042" table:display="true" table:show-details="true"/>
                <table:data-pilot-member table:name="http://catalogue.bnf.fr/ark:/12148/cb44932021n" table:display="true" table:show-details="true"/>
                <table:data-pilot-member table:name="http://catalogue.bnf.fr/ark:/12148/cb44931981r" table:display="true" table:show-details="true"/>
                <table:data-pilot-member table:name="http://catalogue.bnf.fr/ark:/12148/cb44931966v" table:display="true" table:show-details="true"/>
                <table:data-pilot-member table:name="http://catalogue.bnf.fr/ark:/12148/cb449320131" table:display="true" table:show-details="true"/>
                <table:data-pilot-member table:name="http://catalogue.bnf.fr/ark:/12148/cb44932027q" table:display="true" table:show-details="true"/>
                <table:data-pilot-member table:name="http://catalogue.bnf.fr/ark:/12148/cb449321499" table:display="true" table:show-details="true"/>
                <table:data-pilot-member table:name="http://catalogue.bnf.fr/ark:/12148/cb449319378" table:display="true" table:show-details="true"/>
                <table:data-pilot-member table:name="http://catalogue.bnf.fr/ark:/12148/cb44931950g" table:display="true" table:show-details="true"/>
                <table:data-pilot-member table:name="http://catalogue.bnf.fr/ark:/12148/cb44932156k" table:display="true" table:show-details="true"/>
                <table:data-pilot-member table:name="http://catalogue.bnf.fr/ark:/12148/cb449319734" table:display="true" table:show-details="true"/>
                <table:data-pilot-member table:name="http://catalogue.bnf.fr/ark:/12148/cb449321615" table:display="true" table:show-details="true"/>
                <table:data-pilot-member table:name="http://catalogue.bnf.fr/ark:/12148/cb449318924" table:display="true" table:show-details="true"/>
                <table:data-pilot-member table:name="http://catalogue.bnf.fr/ark:/12148/cb449320627" table:display="true" table:show-details="true"/>
                <table:data-pilot-member table:name="http://catalogue.bnf.fr/ark:/12148/cb44932008f" table:display="true" table:show-details="true"/>
                <table:data-pilot-member table:name="http://catalogue.bnf.fr/ark:/12148/cb449320193" table:display="true" table:show-details="true"/>
                <table:data-pilot-member table:name="http://catalogue.bnf.fr/ark:/12148/cb44932023b" table:display="true" table:show-details="true"/>
                <table:data-pilot-member table:name="http://catalogue.bnf.fr/ark:/12148/cb449320251" table:display="true" table:show-details="true"/>
                <table:data-pilot-member table:name="http://catalogue.bnf.fr/ark:/12148/cb44931984s" table:display="true" table:show-details="true"/>
                <table:data-pilot-member table:name="http://catalogue.bnf.fr/ark:/12148/cb44931932j" table:display="true" table:show-details="true"/>
                <table:data-pilot-member table:name="http://catalogue.bnf.fr/ark:/12148/cb44932166w" table:display="true" table:show-details="true"/>
                <table:data-pilot-member table:name="http://catalogue.bnf.fr/ark:/12148/cb449319587" table:display="true" table:show-details="true"/>
                <table:data-pilot-member table:name="http://catalogue.bnf.fr/ark:/12148/cb449321588" table:display="true" table:show-details="true"/>
                <table:data-pilot-member table:name="http://catalogue.bnf.fr/ark:/12148/cb44931939z" table:display="true" table:show-details="true"/>
                <table:data-pilot-member table:name="http://catalogue.bnf.fr/ark:/12148/cb44931971f" table:display="true" table:show-details="true"/>
                <table:data-pilot-member table:name="http://catalogue.bnf.fr/ark:/12148/cb449319676" table:display="true" table:show-details="true"/>
                <table:data-pilot-member table:name="http://catalogue.bnf.fr/ark:/12148/cb449319823" table:display="true" table:show-details="true"/>
                <table:data-pilot-member table:name="http://catalogue.bnf.fr/ark:/12148/cb44931945w" table:display="true" table:show-details="true"/>
                <table:data-pilot-member table:name="http://catalogue.bnf.fr/ark:/12148/cb449319796" table:display="true" table:show-details="true"/>
                <table:data-pilot-member table:name="http://catalogue.bnf.fr/ark:/12148/cb449320220" table:display="true" table:show-details="true"/>
                <table:data-pilot-member table:name="http://catalogue.bnf.fr/ark:/12148/cb44931936x" table:display="true" table:show-details="true"/>
                <table:data-pilot-member table:name="http://catalogue.bnf.fr/ark:/12148/cb44932026c" table:display="true" table:show-details="true"/>
                <table:data-pilot-member table:name="http://catalogue.bnf.fr/ark:/12148/cb44931894t" table:display="true" table:show-details="true"/>
                <table:data-pilot-member table:name="http://catalogue.bnf.fr/ark:/12148/cb44931907b" table:display="true" table:show-details="true"/>
                <table:data-pilot-member table:name="http://catalogue.bnf.fr/ark:/12148/cb44932151v" table:display="true" table:show-details="true"/>
                <table:data-pilot-member table:name="http://catalogue.bnf.fr/ark:/12148/cb44932168k" table:display="true" table:show-details="true"/>
                <table:data-pilot-member table:name="http://catalogue.bnf.fr/ark:/12148/cb449319467" table:display="true" table:show-details="true"/>
                <table:data-pilot-member table:name="http://catalogue.bnf.fr/ark:/12148/cb44931963t" table:display="true" table:show-details="true"/>
                <table:data-pilot-member table:name="http://catalogue.bnf.fr/ark:/12148/cb449320011" table:display="true" table:show-details="true"/>
                <table:data-pilot-member table:name="http://catalogue.bnf.fr/ark:/12148/cb449319347" table:display="true" table:show-details="true"/>
                <table:data-pilot-member table:name="http://catalogue.bnf.fr/ark:/12148/cb44931983f" table:display="true" table:show-details="true"/>
                <table:data-pilot-member table:name="http://catalogue.bnf.fr/ark:/12148/cb44932112z" table:display="true" table:show-details="true"/>
                <table:data-pilot-member table:name="http://catalogue.bnf.fr/ark:/12148/cb44931929n" table:display="true" table:show-details="true"/>
                <table:data-pilot-member table:name="http://catalogue.bnf.fr/ark:/12148/cb44932000p" table:display="true" table:show-details="true"/>
                <table:data-pilot-member table:name="http://catalogue.bnf.fr/ark:/12148/cb44932163v" table:display="true" table:show-details="true"/>
                <table:data-pilot-member table:name="http://catalogue.bnf.fr/ark:/12148/cb44932180f" table:display="true" table:show-details="true"/>
                <table:data-pilot-member table:name="http://catalogue.bnf.fr/ark:/12148/cb449320987" table:display="true" table:show-details="true"/>
                <table:data-pilot-member table:name="http://catalogue.bnf.fr/ark:/12148/cb449319498" table:display="true" table:show-details="true"/>
                <table:data-pilot-member table:name="http://catalogue.bnf.fr/ark:/12148/cb44932011b" table:display="true" table:show-details="true"/>
                <table:data-pilot-member table:name="http://catalogue.bnf.fr/ark:/12148/cb449321766" table:display="true" table:show-details="true"/>
                <table:data-pilot-member table:name="http://catalogue.bnf.fr/ark:/12148/cb44931954v" table:display="true" table:show-details="true"/>
                <table:data-pilot-member table:name="http://catalogue.bnf.fr/ark:/12148/cb44931972s" table:display="true" table:show-details="true"/>
                <table:data-pilot-member table:name="http://catalogue.bnf.fr/ark:/12148/cb44931980d" table:display="true" table:show-details="true"/>
                <table:data-pilot-member table:name="http://catalogue.bnf.fr/ark:/12148/cb449320580" table:display="true" table:show-details="true"/>
                <table:data-pilot-member table:name="http://catalogue.bnf.fr/ark:/12148/cb44932005d" table:display="true" table:show-details="true"/>
                <table:data-pilot-member table:name="http://catalogue.bnf.fr/ark:/12148/cb44931974g" table:display="true" table:show-details="true"/>
                <table:data-pilot-member table:name="http://catalogue.bnf.fr/ark:/12148/cb44931912x" table:display="true" table:show-details="true"/>
                <table:data-pilot-member table:name="http://catalogue.bnf.fr/ark:/12148/cb44931953h" table:display="true" table:show-details="true"/>
                <table:data-pilot-member table:name="http://catalogue.bnf.fr/ark:/12148/cb44931941h" table:display="true" table:show-details="true"/>
                <table:data-pilot-member table:name="http://catalogue.bnf.fr/ark:/12148/cb449320569" table:display="true" table:show-details="true"/>
                <table:data-pilot-member table:name="http://catalogue.bnf.fr/ark:/12148/cb44931911k" table:display="true" table:show-details="true"/>
                <table:data-pilot-member table:name="http://catalogue.bnf.fr/ark:/12148/cb44932029d" table:display="true" table:show-details="true"/>
                <table:data-pilot-member table:name="http://catalogue.bnf.fr/ark:/12148/cb449319180" table:display="true" table:show-details="true"/>
                <table:data-pilot-member table:name="http://catalogue.bnf.fr/ark:/12148/cb44931987t" table:display="true" table:show-details="true"/>
                <table:data-pilot-member table:name="http://catalogue.bnf.fr/ark:/12148/cb44932017d" table:display="true" table:show-details="true"/>
                <table:data-pilot-member table:name="http://catalogue.bnf.fr/ark:/12148/cb449319405" table:display="true" table:show-details="true"/>
                <table:data-pilot-member table:name="http://catalogue.bnf.fr/ark:/12148/cb44931917n" table:display="true" table:show-details="true"/>
                <table:data-pilot-member table:name="http://catalogue.bnf.fr/ark:/12148/cb44931959k" table:display="true" table:show-details="true"/>
                <table:data-pilot-member table:name="http://catalogue.bnf.fr/ark:/12148/cb44932012p" table:display="true" table:show-details="true"/>
                <table:data-pilot-member table:name="http://catalogue.bnf.fr/ark:/12148/cb449319107" table:display="true" table:show-details="true"/>
                <table:data-pilot-member table:name="http://catalogue.bnf.fr/ark:/12148/cb449321317" table:display="true" table:show-details="true"/>
                <table:data-pilot-member table:name="http://catalogue.bnf.fr/ark:/12148/cb44931897v" table:display="true" table:show-details="true"/>
                <table:data-pilot-member table:name="http://catalogue.bnf.fr/ark:/12148/cb44931893g" table:display="true" table:show-details="true"/>
                <table:data-pilot-member table:name="http://catalogue.bnf.fr/ark:/12148/cb44931908p" table:display="true" table:show-details="true"/>
                <table:data-pilot-member table:name="http://catalogue.bnf.fr/ark:/12148/cb44931900x" table:display="true" table:show-details="true"/>
                <table:data-pilot-member table:name="http://catalogue.bnf.fr/ark:/12148/cb449320073" table:display="true" table:show-details="true"/>
                <table:data-pilot-member table:name="http://catalogue.bnf.fr/ark:/12148/cb44931965h" table:display="true" table:show-details="true"/>
                <table:data-pilot-member table:name="http://catalogue.bnf.fr/ark:/12148/cb44931947k" table:display="true" table:show-details="true"/>
                <table:data-pilot-member table:name="http://catalogue.bnf.fr/ark:/12148/cb44931978v" table:display="true" table:show-details="true"/>
                <table:data-pilot-member table:name="http://catalogue.bnf.fr/ark:/12148/cb44932104b" table:display="true" table:show-details="true"/>
                <table:data-pilot-member table:name="http://catalogue.bnf.fr/ark:/12148/cb449319436" table:display="true" table:show-details="true"/>
                <table:data-pilot-member table:name="http://catalogue.bnf.fr/ark:/12148/cb44931990q" table:display="true" table:show-details="true"/>
                <table:data-pilot-member table:name="http://catalogue.bnf.fr/ark:/12148/cb44931903z" table:display="true" table:show-details="true"/>
                <table:data-pilot-member table:name="http://catalogue.bnf.fr/ark:/12148/cb449320162" table:display="true" table:show-details="true"/>
                <table:data-pilot-member table:name="http://catalogue.bnf.fr/ark:/12148/cb449320209" table:display="true" table:show-details="true"/>
                <table:data-pilot-member table:name="http://catalogue.bnf.fr/ark:/12148/cb449319049" table:display="true" table:show-details="true"/>
                <table:data-pilot-member table:name="http://catalogue.bnf.fr/ark:/12148/cb449319525" table:display="true" table:show-details="true"/>
                <table:data-pilot-member table:name="http://catalogue.bnf.fr/ark:/12148/cb44932006r" table:display="true" table:show-details="true"/>
                <table:data-pilot-member table:name="http://catalogue.bnf.fr/ark:/12148/cb44932162h" table:display="true" table:show-details="true"/>
                <table:data-pilot-member table:name="http://catalogue.bnf.fr/ark:/12148/cb44931957w" table:display="true" table:show-details="true"/>
                <table:data-pilot-member table:name="http://catalogue.bnf.fr/ark:/12148/cb44931977h" table:display="true" table:show-details="true"/>
                <table:data-pilot-member table:name="http://catalogue.bnf.fr/ark:/12148/cb44932009s" table:display="true" table:show-details="true"/>
                <table:data-pilot-member table:name="http://catalogue.bnf.fr/ark:/12148/cb44931989h" table:display="true" table:show-details="true"/>
                <table:data-pilot-member table:name="http://catalogue.bnf.fr/ark:/12148/cb449322080" table:display="true" table:show-details="true"/>
                <table:data-pilot-member table:name="http://catalogue.bnf.fr/ark:/12148/cb449319018" table:display="true" table:show-details="true"/>
                <table:data-pilot-member table:name="http://catalogue.bnf.fr/ark:/12148/cb44931975t" table:display="true" table:show-details="true"/>
                <table:data-pilot-member table:name="http://catalogue.bnf.fr/ark:/12148/cb44932018r" table:display="true" table:show-details="true"/>
                <table:data-pilot-member table:name="http://catalogue.bnf.fr/ark:/12148/cb44932031z" table:display="true" table:show-details="true"/>
                <table:data-pilot-member table:name="http://catalogue.bnf.fr/ark:/12148/cb449320282" table:display="true" table:show-details="true"/>
                <table:data-pilot-member table:name="http://catalogue.bnf.fr/ark:/12148/cb449319169" table:display="true" table:show-details="true"/>
                <table:data-pilot-member table:name="http://catalogue.bnf.fr/ark:/12148/cb44932130w" table:display="true" table:show-details="true"/>
                <table:data-pilot-member table:name="http://catalogue.bnf.fr/ark:/12148/cb44931899j" table:display="true" table:show-details="true"/>
                <table:data-pilot-member table:name="http://catalogue.bnf.fr/ark:/12148/cb44931960s" table:display="true" table:show-details="true"/>
                <table:data-pilot-member table:name="http://catalogue.bnf.fr/ark:/12148/cb44931933w" table:display="true" table:show-details="true"/>
                <table:data-pilot-member table:name="http://catalogue.bnf.fr/ark:/12148/cb449320538" table:display="true" table:show-details="true"/>
                <table:data-pilot-member table:name="s.n." table:display="true" table:show-details="true"/>
                <table:data-pilot-member table:name="http://catalogue.bnf.fr/ark:/12148/cb449320100" table:display="true" table:show-details="true"/>
                <table:data-pilot-member table:name="http://catalogue.bnf.fr/ark:/12148/cb44931938m" table:display="true" table:show-details="true"/>
                <table:data-pilot-member table:name="http://catalogue.bnf.fr/ark:/12148/cb44932024p" table:display="true" table:show-details="true"/>
                <table:data-pilot-member table:name="http://catalogue.bnf.fr/ark:/12148/cb44931962g" table:display="true" table:show-details="true"/>
                <table:data-pilot-member table:name="http://catalogue.bnf.fr/ark:/12148/cb44931902m" table:display="true" table:show-details="true"/>
                <table:data-pilot-member table:name="http://catalogue.bnf.fr/ark:/12148/cb44931969w" table:display="true" table:show-details="true"/>
                <table:data-pilot-member table:name="http://catalogue.bnf.fr/ark:/12148/cb449319556" table:display="true" table:show-details="true"/>
                <table:data-pilot-member table:name="http://catalogue.bnf.fr/ark:/12148/cb44931986g" table:display="true" table:show-details="true"/>
                <table:data-pilot-member table:name="http://catalogue.bnf.fr/ark:/12148/cb449321061" table:display="true" table:show-details="true"/>
                <table:data-pilot-member table:name="http://catalogue.bnf.fr/ark:/12148/cb44932061w" table:display="true" table:show-details="true"/>
                <table:data-pilot-member table:name="http://catalogue.bnf.fr/ark:/12148/cb44932014c" table:display="true" table:show-details="true"/>
                <table:data-pilot-member table:name="http://catalogue.bnf.fr/ark:/12148/cb44931951t" table:display="true" table:show-details="true"/>
                <table:data-pilot-member table:name="http://catalogue.bnf.fr/ark:/12148/cb44932204m" table:display="true" table:show-details="true"/>
                <table:data-pilot-member table:name="http://catalogue.bnf.fr/ark:/12148/cb44932002c" table:display="true" table:show-details="true"/>
                <table:data-pilot-member table:name="http://catalogue.bnf.fr/ark:/12148/cb44932107c" table:display="true" table:show-details="true"/>
                <table:data-pilot-member table:name="http://catalogue.bnf.fr/ark:/12148/cb44932054m" table:display="true" table:show-details="true"/>
                <table:data-pilot-member table:name="http://catalogue.bnf.fr/ark:/12148/cb44931956j" table:display="true" table:show-details="true"/>
                <table:data-pilot-member table:name="http://catalogue.bnf.fr/ark:/12148/cb44931930v" table:display="true" table:show-details="true"/>
                <table:data-pilot-member table:name="http://catalogue.bnf.fr/ark:/12148/cb44932003q" table:display="true" table:show-details="true"/>
                <table:data-pilot-member table:name="http://catalogue.bnf.fr/ark:/12148/cb44932165j" table:display="true" table:show-details="true"/>
                <table:data-pilot-member table:name="http://catalogue.bnf.fr/ark:/12148/cb449320329" table:display="true" table:show-details="true"/>
                <table:data-pilot-member table:name="http://catalogue.bnf.fr/ark:/12148/cb44931948x" table:display="true" table:show-details="true"/>
                <table:data-pilot-member table:name="http://catalogue.bnf.fr/ark:/12148/cb44931944j" table:display="true" table:show-details="true"/>
                <table:data-pilot-member table:name="http://catalogue.bnf.fr/ark:/12148/cb44931935k" table:display="true" table:show-details="true"/>
                <table:data-pilot-member table:name="http://catalogue.bnf.fr/ark:/12148/cb449320867" table:display="true" table:show-details="true"/>
                <table:data-pilot-member table:name="http://catalogue.bnf.fr/ark:/12148/cb44931923k" table:display="true" table:show-details="true"/>
                <table:data-pilot-member table:name="http://catalogue.bnf.fr/ark:/12148/cb449321975" table:display="true" table:show-details="true"/>
                <table:data-pilot-member table:name="http://catalogue.bnf.fr/ark:/12148/cb44932111m" table:display="true" table:show-details="true"/>
                <table:data-pilot-member table:name="http://catalogue.bnf.fr/ark:/12148/cb44932099k" table:display="true" table:show-details="true"/>
                <table:data-pilot-member table:name="http://catalogue.bnf.fr/ark:/12148/cb449319091" table:display="true" table:show-details="true"/>
                <table:data-pilot-member table:name="http://catalogue.bnf.fr/ark:/12148/cb449319316" table:display="true" table:show-details="true"/>
                <table:data-pilot-member table:name="http://catalogue.bnf.fr/ark:/12148/cb449321677" table:display="true" table:show-details="true"/>
                <table:data-pilot-member table:name="http://catalogue.bnf.fr/ark:/12148/cb44932181s" table:display="true" table:show-details="true"/>
                <table:data-pilot-member table:name="http://catalogue.bnf.fr/ark:/12148/cb449319703" table:display="true" table:show-details="true"/>
                <table:data-pilot-member table:name="http://catalogue.bnf.fr/ark:/12148/cb449318955" table:display="true" table:show-details="true"/>
                <table:data-pilot-member table:name="http://catalogue.bnf.fr/ark:/12148/cb449319614" table:display="true" table:show-details="true"/>
                <table:data-pilot-member table:name="http://catalogue.bnf.fr/ark:/12148/cb44932063k" table:display="true" table:show-details="true"/>
                <table:data-pilot-member table:name="http://catalogue.bnf.fr/ark:/12148/cb44931942v" table:display="true" table:show-details="true"/>
                <table:data-pilot-member table:name="http://catalogue.bnf.fr/ark:/12148/cb449319645" table:display="true" table:show-details="true"/>
                <table:data-pilot-member table:name="http://catalogue.bnf.fr/ark:/12148/cb449319885"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DateEnLigne"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DécennieÉdition" table:orientation="row" table:used-hierarchy="-1" table:function="auto">
            <table:data-pilot-level table:show-empty="false" calcext:repeat-item-labels="false">
              <table:data-pilot-subtotals>
                <table:data-pilot-subtotal table:function="auto"/>
              </table:data-pilot-subtotals>
              <table:data-pilot-members>
                <table:data-pilot-member table:name="10" table:display="true" table:show-details="true"/>
                <table:data-pilot-member table:name="1860" table:display="true" table:show-details="true"/>
                <table:data-pilot-member table:name="1870" table:display="true" table:show-details="true"/>
                <table:data-pilot-member table:name="1880" table:display="true" table:show-details="true"/>
                <table:data-pilot-member table:name="1890" table:display="true" table:show-details="true"/>
                <table:data-pilot-member table:name="1900" table:display="true" table:show-details="true"/>
                <table:data-pilot-member table:name="1910" table:display="true" table:show-details="true"/>
                <table:data-pilot-member table:name="1920" table:display="true" table:show-details="true"/>
                <table:data-pilot-member table:name="1930" table:display="true" table:show-details="true"/>
                <table:data-pilot-member table:name="1940" table:display="true" table:show-details="true"/>
                <table:data-pilot-member table:name="1873-1874" table:display="true" table:show-details="true"/>
                <table:data-pilot-member table:name="s.n."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 table:is-data-layout-field="true" table:orientation="column" table:used-hierarchy="-1" table:function="auto">
            <table:data-pilot-level calcext:repeat-item-labels="false"/>
          </table:data-pilot-field>
          <table:data-pilot-field table:source-field-name="Langue" table:orientation="page" table:used-hierarchy="-1" table:function="auto" loext:ignore-selected-page="true" table:selected-page="Alsacien">
            <table:data-pilot-level table:show-empty="false" calcext:repeat-item-labels="false">
              <table:data-pilot-subtotals>
                <table:data-pilot-subtotal table:function="auto"/>
              </table:data-pilot-subtotals>
              <table:data-pilot-members>
                <table:data-pilot-member table:name="Alsacien" table:display="true" table:show-details="true"/>
                <table:data-pilot-member table:name="Français" table:display="false" table:show-details="true"/>
                <table:data-pilot-member table:name="Allemand" table:display="false" table:show-details="true"/>
              </table:data-pilot-members>
              <table:data-pilot-sort-info table:order="descending" table:sort-mode="manual"/>
              <table:data-pilot-layout-info table:add-empty-lines="false" table:layout-mode="tabular-layout"/>
            </table:data-pilot-level>
          </table:data-pilot-field>
          <table:data-pilot-field table:source-field-name="CourtTitre" table:orientation="data" table:used-hierarchy="-1" table:function="count">
            <table:data-pilot-level table:show-empty="false" calcext:repeat-item-labels="false">
              <table:data-pilot-subtotals>
                <table:data-pilot-subtotal table:function="auto"/>
              </table:data-pilot-subtotals>
              <table:data-pilot-members>
                <table:data-pilot-member table:name="Was d'Steckelburjer vun d'r 'Université' saaue" table:display="true" table:show-details="true"/>
                <table:data-pilot-member table:name="E Mässigkeitsaposchtel" table:display="true" table:show-details="true"/>
                <table:data-pilot-member table:name="Zwei Theaterstucker" table:display="true" table:show-details="true"/>
                <table:data-pilot-member table:name="D'r Napoléon" table:display="true" table:show-details="true"/>
                <table:data-pilot-member table:name="D'r erscht Händel" table:display="true" table:show-details="true"/>
                <table:data-pilot-member table:name="D'Jungfer Prinzesse" table:display="true" table:show-details="true"/>
                <table:data-pilot-member table:name="D'Schlofere" table:display="true" table:show-details="true"/>
                <table:data-pilot-member table:name="Christowe" table:display="true" table:show-details="true"/>
                <table:data-pilot-member table:name="Lettre de France, e-n-elsaessisch's Heimetspiel" table:display="true" table:show-details="true"/>
                <table:data-pilot-member table:name="Im Traumland, Maerel in 4 Bilder mit Muesik un Danz" table:display="true" table:show-details="true"/>
                <table:data-pilot-member table:name="&quot;Charlot&quot; " table:display="true" table:show-details="true"/>
                <table:data-pilot-member table:name="Alsace" table:display="true" table:show-details="true"/>
                <table:data-pilot-member table:name="S' Teschtament" table:display="true" table:show-details="true"/>
                <table:data-pilot-member table:name="D'r Fremdelegionaer" table:display="true" table:show-details="true"/>
                <table:data-pilot-member table:name="D'r Stadtnarr" table:display="true" table:show-details="true"/>
                <table:data-pilot-member table:name="Der Eintagsleutnant" table:display="true" table:show-details="true"/>
                <table:data-pilot-member table:name="D'r Hasestrickler" table:display="true" table:show-details="true"/>
                <table:data-pilot-member table:name="S Orakel" table:display="true" table:show-details="true"/>
                <table:data-pilot-member table:name="Rund um d'Welt" table:display="true" table:show-details="true"/>
                <table:data-pilot-member table:name="In dr Awril g'schickt" table:display="true" table:show-details="true"/>
                <table:data-pilot-member table:name="Elsässisches Vereinstheater" table:display="true" table:show-details="true"/>
                <table:data-pilot-member table:name="E Diplomat" table:display="true" table:show-details="true"/>
                <table:data-pilot-member table:name="Lucie" table:display="true" table:show-details="true"/>
                <table:data-pilot-member table:name="S'Vogesehiesel" table:display="true" table:show-details="true"/>
                <table:data-pilot-member table:name="Petit Théâtre de Famille" table:display="true" table:show-details="true"/>
                <table:data-pilot-member table:name="D'r Kindbetter / von F" table:display="true" table:show-details="true"/>
                <table:data-pilot-member table:name="Sainte-Cécile !" table:display="true" table:show-details="true"/>
                <table:data-pilot-member table:name="D'r lätz Bardes-ü" table:display="true" table:show-details="true"/>
                <table:data-pilot-member table:name="Gouverneur fur 24 Stund" table:display="true" table:show-details="true"/>
                <table:data-pilot-member table:name="Zue Grossmuedders Zitte" table:display="true" table:show-details="true"/>
                <table:data-pilot-member table:name="E Daa im Narrehüss" table:display="true" table:show-details="true"/>
                <table:data-pilot-member table:name="E bissel Lieb" table:display="true" table:show-details="true"/>
                <table:data-pilot-member table:name="D'r Hofnarr Heidideldum, Maerel in 6 Bilder in 2 Verwandlunge" table:display="true" table:show-details="true"/>
                <table:data-pilot-member table:name="Kaktüs un kei And" table:display="true" table:show-details="true"/>
                <table:data-pilot-member table:name="D'r Huessjé" table:display="true" table:show-details="true"/>
                <table:data-pilot-member table:name="Elsässische Volksschriften" table:display="true" table:show-details="true"/>
                <table:data-pilot-member table:name="Aktenmaessige Darstellung der Vorfaelle, welche zu dem Austritt der Mitglieder H" table:display="true" table:show-details="true"/>
                <table:data-pilot-member table:name="Michel Strohkopf oder Die fidele Regimentskapelle" table:display="true" table:show-details="true"/>
                <table:data-pilot-member table:name="D'r Amerikaner" table:display="true" table:show-details="true"/>
                <table:data-pilot-member table:name="D'r Döüsigmarkschin" table:display="true" table:show-details="true"/>
                <table:data-pilot-member table:name="Gschpàngschter" table:display="true" table:show-details="true"/>
                <table:data-pilot-member table:name="s Dunneraxl, Drama in einem Akt" table:display="true" table:show-details="true"/>
                <table:data-pilot-member table:name="D'Satisfaction" table:display="true" table:show-details="true"/>
                <table:data-pilot-member table:name="Seruja" table:display="true" table:show-details="true"/>
                <table:data-pilot-member table:name="Im Wald" table:display="true" table:show-details="true"/>
                <table:data-pilot-member table:name="D'r letz Unkel" table:display="true" table:show-details="true"/>
                <table:data-pilot-member table:name="D'r Prophet" table:display="true" table:show-details="true"/>
                <table:data-pilot-member table:name="Bethanien, biblisches Schauspiel in fünf Akten" table:display="true" table:show-details="true"/>
                <table:data-pilot-member table:name="Der Zwischenact" table:display="true" table:show-details="true"/>
                <table:data-pilot-member table:name="D'Brueder" table:display="true" table:show-details="true"/>
                <table:data-pilot-member table:name="D'r Parisler" table:display="true" table:show-details="true"/>
                <table:data-pilot-member table:name="E Reis'in's Hochgebirj" table:display="true" table:show-details="true"/>
                <table:data-pilot-member table:name="A lätzi Visit" table:display="true" table:show-details="true"/>
                <table:data-pilot-member table:name="S' sechscht Gebott" table:display="true" table:show-details="true"/>
                <table:data-pilot-member table:name="E Dienschtbott wurd g'suecht" table:display="true" table:show-details="true"/>
                <table:data-pilot-member table:name="Professeur Dackeloriüs mit sinn künstliche Mensch &quot;Coco&quot; " table:display="true" table:show-details="true"/>
                <table:data-pilot-member table:name="Buewestreich" table:display="true" table:show-details="true"/>
                <table:data-pilot-member table:name="Verzwickti Hochzitts-Affaere" table:display="true" table:show-details="true"/>
                <table:data-pilot-member table:name="E Demonstration" table:display="true" table:show-details="true"/>
                <table:data-pilot-member table:name="D'r Juckel" table:display="true" table:show-details="true"/>
                <table:data-pilot-member table:name="Prinzessel Eijesinn, Maerel in 5 Bilder un aanere Verwandlung mit Gsang un Danz" table:display="true" table:show-details="true"/>
                <table:data-pilot-member table:name="Zur Geschichte des deutschen Theaters in Strassburg unter franzœsischer Herrschaft" table:display="true" table:show-details="true"/>
                <table:data-pilot-member table:name="Jungi Madamme" table:display="true" table:show-details="true"/>
                <table:data-pilot-member table:name="Am Wihnachtsowe bym 'e Kriejsblinde" table:display="true" table:show-details="true"/>
                <table:data-pilot-member table:name="Die Frau Velten in der Kuntelstub" table:display="true" table:show-details="true"/>
                <table:data-pilot-member table:name="Stocktaub oder 's sin alli Better b'setzt" table:display="true" table:show-details="true"/>
                <table:data-pilot-member table:name="D'r Candidat" table:display="true" table:show-details="true"/>
                <table:data-pilot-member table:name="D'r Maischter hett gewunne !" table:display="true" table:show-details="true"/>
                <table:data-pilot-member table:name="Wenn d'Fraue wähle" table:display="true" table:show-details="true"/>
                <table:data-pilot-member table:name="Hans Mathis" table:display="true" table:show-details="true"/>
                <table:data-pilot-member table:name="Sainte-Barbe" table:display="true" table:show-details="true"/>
                <table:data-pilot-member table:name="Goal" table:display="true" table:show-details="true"/>
                <table:data-pilot-member table:name="Salvator-Theater" table:display="true" table:show-details="true"/>
                <table:data-pilot-member table:name="D'Heimet" table:display="true" table:show-details="true"/>
                <table:data-pilot-member table:name="Zwei Meier oder d'r Bombié" table:display="true" table:show-details="true"/>
                <table:data-pilot-member table:name="Ein Blick hinter die Coulissen des Elsaessischen Theaters und die Taverne-Affaire" table:display="true" table:show-details="true"/>
                <table:data-pilot-member table:name="D'r erscht Box" table:display="true" table:show-details="true"/>
                <table:data-pilot-member table:name="E Hochzitter im Kleiderkaschte" table:display="true" table:show-details="true"/>
                <table:data-pilot-member table:name="D'r Automat" table:display="true" table:show-details="true"/>
                <table:data-pilot-member table:name="A gelungener Patient" table:display="true" table:show-details="true"/>
                <table:data-pilot-member table:name="Pfingstmontag&quot; " table:display="true" table:show-details="true"/>
                <table:data-pilot-member table:name="Struewelpeter , Originalmaerel in 7 Bilder un 3 Verwandlunge" table:display="true" table:show-details="true"/>
                <table:data-pilot-member table:name="[Theaterstücke f" table:display="true" table:show-details="true"/>
                <table:data-pilot-member table:name="D'r Hoflieferant" table:display="true" table:show-details="true"/>
                <table:data-pilot-member table:name="D'Mamsell Elis" table:display="true" table:show-details="true"/>
                <table:data-pilot-member table:name="D'Pariser Reis" table:display="true" table:show-details="true"/>
                <table:data-pilot-member table:name="Das Elsaessischen Theater Strassburg (TR)" table:display="true" table:show-details="true"/>
                <table:data-pilot-member table:name="Gift" table:display="true" table:show-details="true"/>
                <table:data-pilot-member table:name="D'r Erbunkel" table:display="true" table:show-details="true"/>
                <table:data-pilot-member table:name="L'oubli? (Das Vergessen?) Dramatische Skizze in einem Akt" table:display="true" table:show-details="true"/>
                <table:data-pilot-member table:name="E truericher Wittmann" table:display="true" table:show-details="true"/>
                <table:data-pilot-member table:name="D'Madam fahrt Velo" table:display="true" table:show-details="true"/>
                <table:data-pilot-member table:name="D'r luschti Hans-Michel" table:display="true" table:show-details="true"/>
                <table:data-pilot-member table:name="D'r Schnider von Gambse" table:display="true" table:show-details="true"/>
                <table:data-pilot-member table:name="Am Glockenturm, Schauspiel in drei Aufzügen" table:display="true" table:show-details="true"/>
                <table:data-pilot-member table:name="Das Elsässische Theater zu Straßburg i" table:display="true" table:show-details="true"/>
                <table:data-pilot-member table:name="Der Zeuge" table:display="true" table:show-details="true"/>
                <table:data-pilot-member table:name="In's Ropfer's Apothek" table:display="true" table:show-details="true"/>
                <table:data-pilot-member table:name="Wihnachtsstimme, Weihnachtsstueck im Dialekt aus der Zeit der grossen Revolution in 2 Akten" table:display="true" table:show-details="true"/>
                <table:data-pilot-member table:name="E hieroth sini Frau" table:display="true" table:show-details="true"/>
                <table:data-pilot-member table:name="S'Chinesisch Loos" table:display="true" table:show-details="true"/>
                <table:data-pilot-member table:name="Théâtre alsacien Strasbourg" table:display="true" table:show-details="true"/>
                <table:data-pilot-member table:name="Heimlichi Lieb" table:display="true" table:show-details="true"/>
                <table:data-pilot-member table:name="Andres Ruffenach, Bauerndrama in vier Akten" table:display="true" table:show-details="true"/>
                <table:data-pilot-member table:name="D'r Hans im Schnokeloch, Volksspiel in 4 Aufzuegen mit Musik ,Gesang und Tanz" table:display="true" table:show-details="true"/>
                <table:data-pilot-member table:name="D'Madam un d'Magd" table:display="true" table:show-details="true"/>
                <table:data-pilot-member table:name="S Paradies" table:display="true" table:show-details="true"/>
                <table:data-pilot-member table:name="D'r Josephel un sini Hochzittere, humorvolli Szene" table:display="true" table:show-details="true"/>
                <table:data-pilot-member table:name="Yo-Yo" table:display="true" table:show-details="true"/>
                <table:data-pilot-member table:name="D'r Abschied" table:display="true" table:show-details="true"/>
                <table:data-pilot-member table:name="D'r Cousin Réfractaire" table:display="true" table:show-details="true"/>
                <table:data-pilot-member table:name="Dreihundert Mark Belohnung" table:display="true" table:show-details="true"/>
                <table:data-pilot-member table:name="Prinz Changele" table:display="true" table:show-details="true"/>
                <table:data-pilot-member table:name="M'r bhaupt, es sey bassirt" table:display="true" table:show-details="true"/>
                <table:data-pilot-member table:name="Elsässer Theater Milhüse" table:display="true" table:show-details="true"/>
                <table:data-pilot-member table:name="Lisbeth" table:display="true" table:show-details="true"/>
                <table:data-pilot-member table:name="Verbotteni Lieb" table:display="true" table:show-details="true"/>
                <table:data-pilot-member table:name="Charlot" table:display="true" table:show-details="true"/>
                <table:data-pilot-member table:name="D'r Itzig em Fass" table:display="true" table:show-details="true"/>
                <table:data-pilot-member table:name="Wihnachtsglüeck" table:display="true" table:show-details="true"/>
                <table:data-pilot-member table:name="Das Elsass und sein Theater" table:display="true" table:show-details="true"/>
                <table:data-pilot-member table:name="D'r Scharele" table:display="true" table:show-details="true"/>
                <table:data-pilot-member table:name="1" table:display="true" table:show-details="true"/>
                <table:data-pilot-member table:name="Der tolle Morgen" table:display="true" table:show-details="true"/>
                <table:data-pilot-member table:name="E" table:display="true" table:show-details="true"/>
                <table:data-pilot-member table:name="D'r Millionegartner, Volkschauspiel in drei Aufzugen, in elsaesser Mundart" table:display="true" table:show-details="true"/>
                <table:data-pilot-member table:name="D'r Babbelhans" table:display="true" table:show-details="true"/>
                <table:data-pilot-member table:name="D'Wundergej" table:display="true" table:show-details="true"/>
                <table:data-pilot-member table:name="s Gaischtert im Huess, e gruesligi Szene" table:display="true" table:show-details="true"/>
                <table:data-pilot-member table:name="Caecilia, historisch-religiöses Festspiel in fünf Akten, zur XVII" table:display="true" table:show-details="true"/>
                <table:data-pilot-member table:name="D'r poetisch Oscar" table:display="true" table:show-details="true"/>
                <table:data-pilot-member table:name="Le Krentzel à l'Enfer / Alphonse Pick" table:display="true" table:show-details="true"/>
                <table:data-pilot-member table:name="Die Greifensteiner" table:display="true" table:show-details="true"/>
                <table:data-pilot-member table:name="Uewer unseri Kraft" table:display="true" table:show-details="true"/>
                <table:data-pilot-member table:name="Anno 1975 / A" table:display="true" table:show-details="true"/>
                <table:data-pilot-member table:name="Gethsemani, biblisches Frauerspiel in fünf Akten von Aug" table:display="true" table:show-details="true"/>
                <table:data-pilot-member table:name="Mister Smith" table:display="true" table:show-details="true"/>
                <table:data-pilot-member table:name="D'r KÖenig Charles X im Elsass" table:display="true" table:show-details="true"/>
                <table:data-pilot-member table:name="Kinnj Wüetass" table:display="true" table:show-details="true"/>
                <table:data-pilot-member table:name="Der Klopfgeist" table:display="true" table:show-details="true"/>
                <table:data-pilot-member table:name="E Spartshochzitt, E Farce in aam Akt" table:display="true" table:show-details="true"/>
                <table:data-pilot-member table:name="D' Heimet" table:display="true" table:show-details="true"/>
                <table:data-pilot-member table:name="Uff d'r Hochzyittsrei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trContributeur" table:orientation="data" table:used-hierarchy="-1" table:function="count">
            <table:data-pilot-level table:show-empty="false" calcext:repeat-item-labels="false">
              <table:data-pilot-subtotals>
                <table:data-pilot-subtotal table:function="auto"/>
              </table:data-pilot-subtotals>
              <table:data-pilot-members>
                <table:data-pilot-member table:name="s.n." table:display="true" table:show-details="true"/>
                <table:data-pilot-member table:name="Schwob, Aug. 1100" table:display="true" table:show-details="true"/>
                <table:data-pilot-member table:name="Schwoob Aug. 1100" table:display="true" table:show-details="true"/>
                <table:data-pilot-member table:name="Spindler, Charles" table:display="true" table:show-details="true"/>
                <table:data-pilot-member table:name="Deck, E.. 2230" table:display="true" table:show-details="true"/>
                <table:data-pilot-member table:name="Seyller, Alphonse. Éditeur scientifique" table:display="true" table:show-details="true"/>
              </table:data-pilot-members>
              <table:data-pilot-sort-info table:order="descending" table:sort-mode="manual"/>
              <table:data-pilot-layout-info table:add-empty-lines="false" table:layout-mode="tabular-layout"/>
            </table:data-pilot-level>
            <table:data-pilot-field-reference table:type="total-percentage" table:field-name=" " table:member-type="named" table:member-name=""/>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Pivot_20_Table_20_Field" style:display-name="Pivot Table Field" style:family="table-cell" style:parent-style-name="Default"/>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3.81pt" fo:margin-left="0pt" fo:margin-right="0pt" fo:margin-bottom="63.81pt"/>
      </style:header-style>
      <style:footer-style>
        <style:header-footer-properties fo:min-height="73.81pt" fo:margin-left="0pt" fo:margin-right="0pt" fo:margin-top="63.81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ièces" style:display-name="PageStyle_pièc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istrib_5f_par_5f_decennie" style:display-name="PageStyle_distrib_par_decennie" style:page-layout-name="Mpm4">
      <style:header style:display="false"/>
      <style:header-left style:display="false"/>
      <style:footer style:display="false"/>
      <style:footer-left style:display="false"/>
    </style:master-page>
    <style:master-page style:name="PageStyle_5f_distrib_5f_genres" style:display-name="PageStyle_distrib_genres" style:page-layout-name="Mpm4">
      <style:header style:display="false"/>
      <style:header-left style:display="false"/>
      <style:footer style:display="false"/>
      <style:footer-left style:display="false"/>
    </style:master-page>
    <style:master-page style:name="PageStyle_5f_distrib_5f_pages_5f_par_5f_genre" style:display-name="PageStyle_distrib_pages_par_genre" style:page-layout-name="Mpm4">
      <style:header style:display="false"/>
      <style:header-left style:display="false"/>
      <style:footer style:display="false"/>
      <style:footer-left style:display="false"/>
    </style:master-page>
    <style:master-page style:name="PageStyle_5f_distrib_5f_langue_5f_et_5f_typographie" style:display-name="PageStyle_distrib_langue_et_typographie" style:page-layout-name="Mpm4">
      <style:header style:display="false"/>
      <style:header-left style:display="false"/>
      <style:footer style:display="false"/>
      <style:footer-left style:display="false"/>
    </style:master-page>
    <style:master-page style:name="PageStyle_5f_mots-clés_5f_genre" style:display-name="PageStyle_mots-clés_genr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cell-count="4092" meta:object-count="3"/>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use-zero"/>
    </style:style>
    <style:style style:name="ch3"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Calibri" style:font-size-asian="10pt" style:font-family-complex="Calibri" style:font-size-complex="10pt"/>
    </style:style>
    <style:style style:name="ch4" style:family="chart">
      <style:chart-properties chart:auto-position="true" style:rotation-angle="0"/>
      <style:text-properties fo:color="#000000" style:text-position="0% 100%" fo:font-family="Arial" fo:font-size="10pt" style:font-family-asian="Calibri" style:font-size-asian="10pt" style:font-family-complex="Calibri"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Calibri" style:font-size-asian="10pt" style:font-family-complex="Calibri" style:font-size-complex="10pt"/>
    </style:style>
    <style:style style:name="ch6" style:family="chart">
      <style:chart-properties chart:auto-position="true" style:rotation-angle="90"/>
      <style:text-properties fo:color="#000000" style:text-position="0% 100%" fo:font-family="Arial" fo:font-size="10pt" style:font-family-asian="Calibri" style:font-size-asian="10pt" style:font-family-complex="Calibri" style:font-size-complex="10pt"/>
    </style:style>
    <style:style style:name="ch7" style:family="chart">
      <style:graphic-properties svg:stroke-width="0.018cm" svg:stroke-color="#b7b7b7"/>
    </style:style>
    <style:style style:name="ch8"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end" chart:tick-mark-position="at-axis"/>
      <style:graphic-properties svg:stroke-width="0.018cm" svg:stroke-color="#8b8b8b"/>
      <style:text-properties fo:color="#000000" style:text-position="0% 100%" fo:font-family="Arial" fo:font-size="10pt" style:font-family-asian="Calibri" style:font-size-asian="10pt" style:font-family-complex="Calibri" style:font-size-complex="10pt"/>
    </style:style>
    <style:style style:name="ch9" style:family="chart" style:data-style-name="N0">
      <style:chart-properties chart:link-data-style-to-source="true"/>
      <style:graphic-properties draw:stroke="none" draw:fill-color="#4f81bd"/>
      <style:text-properties fo:font-size="10pt" style:font-size-asian="10pt" style:font-size-complex="10pt"/>
    </style:style>
    <style:style style:name="ch10" style:family="chart" style:data-style-name="N0">
      <style:chart-properties chart:link-data-style-to-source="true"/>
      <style:graphic-properties draw:stroke="none" draw:fill-color="#c0504d"/>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7.754cm" svg:height="10.98cm" xlink:href=".." xlink:type="simple" chart:class="chart:bar" chart:style-name="ch1">
        <chart:plot-area chart:style-name="ch2" table:cell-range-address="distrib_par_decennie.A2:distrib_par_decennie.C10" chart:data-source-has-labels="column" svg:x="1.415cm" svg:y="0.219cm" svg:width="15.019cm" svg:height="9.512cm">
          <chartooo:coordinate-region svg:x="2.256cm" svg:y="0.418cm" svg:width="13.706cm" svg:height="8.816cm"/>
          <chart:axis chart:dimension="x" chart:name="primary-x" chart:style-name="ch3" chartooo:axis-type="text">
            <chart:title svg:x="7.616cm" svg:y="9.951cm" chart:style-name="ch4">
              <text:p>DécennieÉdition</text:p>
            </chart:title>
            <chart:categories table:cell-range-address="distrib_par_decennie.A2:distrib_par_decennie.A10"/>
          </chart:axis>
          <chart:axis chart:dimension="x" chart:name="secondary-x" chart:style-name="ch3"/>
          <chart:axis chart:dimension="y" chart:name="primary-y" chart:style-name="ch5">
            <chart:title svg:x="0.451cm" svg:y="5.529cm" chart:style-name="ch6">
              <text:p>Pages</text:p>
            </chart:title>
            <chart:grid chart:style-name="ch7" chart:class="major"/>
          </chart:axis>
          <chart:axis chart:dimension="y" chart:name="secondary-y" chart:style-name="ch8">
            <chart:title svg:x="16.79cm" svg:y="5.568cm" chart:style-name="ch6">
              <text:p>Pièces</text:p>
            </chart:title>
          </chart:axis>
          <chart:series chart:attached-axis="primary-y" chart:style-name="ch9" chart:values-cell-range-address="distrib_par_decennie.B2:distrib_par_decennie.B10" chart:class="chart:bar">
            <chart:data-point chart:repeated="9"/>
          </chart:series>
          <chart:series chart:attached-axis="secondary-y" chart:style-name="ch10" chart:values-cell-range-address="distrib_par_decennie.C2:distrib_par_decennie.C10" chart:class="chart:bar">
            <chart:data-point chart:repeated="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float" office:value="1870">
                <text:p>1870</text:p>
                <draw:g>
                  <svg:desc>distrib_par_decennie.A2:distrib_par_decennie.A10</svg:desc>
                </draw:g>
              </table:table-cell>
              <table:table-cell office:value-type="float" office:value="124">
                <text:p>124</text:p>
                <draw:g>
                  <svg:desc>distrib_par_decennie.B2:distrib_par_decennie.B10</svg:desc>
                </draw:g>
              </table:table-cell>
              <table:table-cell office:value-type="float" office:value="3">
                <text:p>3</text:p>
                <draw:g>
                  <svg:desc>distrib_par_decennie.C2:distrib_par_decennie.C10</svg:desc>
                </draw:g>
              </table:table-cell>
            </table:table-row>
            <table:table-row>
              <table:table-cell office:value-type="float" office:value="1880">
                <text:p>1880</text:p>
              </table:table-cell>
              <table:table-cell office:value-type="float" office:value="42">
                <text:p>42</text:p>
              </table:table-cell>
              <table:table-cell office:value-type="float" office:value="2">
                <text:p>2</text:p>
              </table:table-cell>
            </table:table-row>
            <table:table-row>
              <table:table-cell office:value-type="float" office:value="1890">
                <text:p>1890</text:p>
              </table:table-cell>
              <table:table-cell office:value-type="float" office:value="361">
                <text:p>361</text:p>
              </table:table-cell>
              <table:table-cell office:value-type="float" office:value="7">
                <text:p>7</text:p>
              </table:table-cell>
            </table:table-row>
            <table:table-row>
              <table:table-cell office:value-type="float" office:value="1900">
                <text:p>1900</text:p>
              </table:table-cell>
              <table:table-cell office:value-type="float" office:value="1803">
                <text:p>1803</text:p>
              </table:table-cell>
              <table:table-cell office:value-type="float" office:value="30">
                <text:p>30</text:p>
              </table:table-cell>
            </table:table-row>
            <table:table-row>
              <table:table-cell office:value-type="float" office:value="1910">
                <text:p>1910</text:p>
              </table:table-cell>
              <table:table-cell office:value-type="float" office:value="536">
                <text:p>536</text:p>
              </table:table-cell>
              <table:table-cell office:value-type="float" office:value="11">
                <text:p>11</text:p>
              </table:table-cell>
            </table:table-row>
            <table:table-row>
              <table:table-cell office:value-type="float" office:value="1920">
                <text:p>1920</text:p>
              </table:table-cell>
              <table:table-cell office:value-type="float" office:value="1307">
                <text:p>1307</text:p>
              </table:table-cell>
              <table:table-cell office:value-type="float" office:value="40">
                <text:p>40</text:p>
              </table:table-cell>
            </table:table-row>
            <table:table-row>
              <table:table-cell office:value-type="float" office:value="1930">
                <text:p>1930</text:p>
              </table:table-cell>
              <table:table-cell office:value-type="float" office:value="649">
                <text:p>649</text:p>
              </table:table-cell>
              <table:table-cell office:value-type="float" office:value="15">
                <text:p>15</text:p>
              </table:table-cell>
            </table:table-row>
            <table:table-row>
              <table:table-cell office:value-type="float" office:value="1940">
                <text:p>1940</text:p>
              </table:table-cell>
              <table:table-cell office:value-type="float" office:value="108">
                <text:p>108</text:p>
              </table:table-cell>
              <table:table-cell office:value-type="float" office:value="1">
                <text:p>1</text:p>
              </table:table-cell>
            </table:table-row>
            <table:table-row>
              <table:table-cell office:value-type="string">
                <text:p>s.n.</text:p>
              </table:table-cell>
              <table:table-cell office:value-type="float" office:value="87">
                <text:p>87</text:p>
              </table:table-cell>
              <table:table-cell office:value-type="float" office:value="5">
                <text:p>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sans-serif" fo:font-size="10pt" style:font-family-asian="Calibri" style:font-size-asian="10pt" style:font-family-complex="Calibri"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6" style:family="chart" style:data-style-name="N0">
      <style:chart-properties chart:link-data-style-to-source="true" chart:label-position="avoid-overlap">
        <chart:label-separator>
          <text:p>; </text:p>
        </chart:label-separator>
      </style:chart-properties>
      <style:graphic-properties draw:stroke="none" draw:fill-color="#4f81bd"/>
      <style:text-properties fo:color="#000000" style:text-position="0% 100%" fo:font-family="Calibri" fo:font-size="10pt" style:font-family-asian="Calibri" style:font-size-asian="10pt" style:font-family-complex="Calibri" style:font-size-complex="10pt"/>
    </style:style>
    <style:style style:name="ch7" style:family="chart">
      <style:chart-properties chart:solid-type="cuboid"/>
      <style:graphic-properties draw:fill-color="#4f81bd"/>
    </style:style>
    <style:style style:name="ch8" style:family="chart">
      <style:chart-properties chart:solid-type="cuboid"/>
      <style:graphic-properties draw:fill-color="#c0504d"/>
    </style:style>
    <style:style style:name="ch9" style:family="chart">
      <style:chart-properties chart:solid-type="cuboid"/>
      <style:graphic-properties draw:fill-color="#9bbb59"/>
    </style:style>
    <style:style style:name="ch10" style:family="chart">
      <style:chart-properties chart:solid-type="cuboid"/>
      <style:graphic-properties draw:fill-color="#8064a2"/>
    </style:style>
    <style:style style:name="ch11" style:family="chart">
      <style:chart-properties chart:solid-type="cuboid"/>
      <style:graphic-properties draw:fill-color="#4bacc6"/>
    </style:style>
    <style:style style:name="ch12" style:family="chart">
      <style:chart-properties chart:solid-type="cuboid"/>
      <style:graphic-properties draw:fill-color="#f79646"/>
    </style:style>
    <style:style style:name="ch13" style:family="chart">
      <style:chart-properties chart:solid-type="cuboid"/>
      <style:graphic-properties draw:fill-color="#84a7d1"/>
    </style:style>
    <style:style style:name="ch14" style:family="chart">
      <style:chart-properties chart:solid-type="cuboid"/>
      <style:graphic-properties draw:fill-color="#d38582"/>
    </style:style>
    <style:style style:name="ch15" style:family="chart">
      <style:chart-properties chart:solid-type="cuboid"/>
      <style:graphic-properties draw:fill-color="#b9cf8b"/>
    </style:style>
    <style:style style:name="ch16" style:family="chart">
      <style:chart-properties chart:solid-type="cuboid"/>
      <style:graphic-properties draw:fill-color="#a693be"/>
    </style:style>
    <style:style style:name="ch17" style:family="chart">
      <style:chart-properties chart:solid-type="cuboid"/>
      <style:graphic-properties draw:fill-color="#81c5d7"/>
    </style:style>
    <style:style style:name="ch18" style:family="chart">
      <style:chart-properties chart:solid-type="cuboid"/>
      <style:graphic-properties draw:fill-color="#f9b67e"/>
    </style:style>
    <style:style style:name="ch19" style:family="chart">
      <style:chart-properties chart:solid-type="cuboid"/>
      <style:graphic-properties draw:fill-color="#b9cde5"/>
    </style:style>
    <style:style style:name="ch20" style:family="chart">
      <style:chart-properties chart:solid-type="cuboid"/>
      <style:graphic-properties draw:fill-color="#e6b9b8"/>
    </style:style>
    <style:style style:name="ch21" style:family="chart">
      <style:chart-properties chart:solid-type="cuboid"/>
      <style:graphic-properties draw:fill-color="#d7e4bd"/>
    </style:style>
    <style:style style:name="ch22" style:family="chart">
      <style:chart-properties chart:solid-type="cuboid"/>
      <style:graphic-properties draw:fill-color="#ccc1da"/>
    </style:style>
    <style:style style:name="ch23" style:family="chart">
      <style:chart-properties chart:solid-type="cuboid"/>
      <style:graphic-properties draw:fill-color="#b7dee8"/>
    </style:style>
    <style:style style:name="ch24" style:family="chart">
      <style:chart-properties chart:solid-type="cuboid"/>
      <style:graphic-properties draw:fill-color="#fcd5b5"/>
    </style:style>
    <style:style style:name="ch25" style:family="chart">
      <style:chart-properties chart:solid-type="cuboid"/>
      <style:graphic-properties draw:fill-color="#edf2f8"/>
    </style:style>
    <style:style style:name="ch26" style:family="chart">
      <style:chart-properties chart:solid-type="cuboid"/>
      <style:graphic-properties draw:fill-color="#f9eeed"/>
    </style:style>
    <style:style style:name="ch27" style:family="chart">
      <style:graphic-properties draw:fill="solid" draw:fill-color="#ffffff"/>
    </style:style>
    <style:style style:name="ch28" style:family="chart">
      <style:graphic-properties draw:fill-color="#d9d9d9"/>
    </style:style>
  </office:automatic-styles>
  <office:body>
    <office:chart>
      <chart:chart svg:width="24.739cm" svg:height="15.266cm" xlink:href=".." xlink:type="simple" chart:class="chart:circle" chart:style-name="ch1">
        <chart:legend chart:legend-position="end" svg:x="20.703cm" svg:y="2.603cm" style:legend-expansion="high" chart:style-name="ch2"/>
        <chart:plot-area chart:style-name="ch3" table:cell-range-address="distrib_genres.A2:distrib_genres.B21" chart:data-source-has-labels="column" svg:x="0.494cm" svg:y="0.305cm" svg:width="19.715cm" svg:height="14.656cm">
          <chartooo:coordinate-region svg:x="3.024cm" svg:y="0.306cm" svg:width="14.655cm" svg:height="14.655cm"/>
          <chart:axis chart:dimension="x" chart:name="primary-x" chart:style-name="ch4" chartooo:axis-type="text">
            <chart:categories table:cell-range-address="distrib_genres.A2:distrib_genres.A21"/>
          </chart:axis>
          <chart:axis chart:dimension="y" chart:name="primary-y" chart:style-name="ch5"/>
          <chart:series chart:style-name="ch6" chart:values-cell-range-address="distrib_genres.B2:distrib_genres.B21"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22"/>
            <chart:data-point chart:style-name="ch23"/>
            <chart:data-point chart:style-name="ch24"/>
            <chart:data-point chart:style-name="ch25"/>
            <chart:data-point chart:style-name="ch26"/>
          </chart:series>
          <chart:wall chart:style-name="ch27"/>
          <chart:floor chart:style-name="ch2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Langue</text:p>
                <draw:g>
                  <svg:desc>distrib_genres.A2:distrib_genres.A21</svg:desc>
                </draw:g>
              </table:table-cell>
              <table:table-cell office:value-type="float" office:value="NaN">
                <text:p>NaN</text:p>
                <draw:g>
                  <svg:desc>distrib_genres.B2:distrib_genres.B21</svg:desc>
                </draw:g>
              </table:table-cell>
            </table:table-row>
            <table:table-row>
              <table:table-cell office:value-type="string">
                <text:p/>
              </table:table-cell>
              <table:table-cell office:value-type="float" office:value="NaN">
                <text:p>NaN</text:p>
              </table:table-cell>
            </table:table-row>
            <table:table-row>
              <table:table-cell office:value-type="string">
                <text:p>Genre</text:p>
              </table:table-cell>
              <table:table-cell office:value-type="float" office:value="NaN">
                <text:p>NaN</text:p>
              </table:table-cell>
            </table:table-row>
            <table:table-row>
              <table:table-cell office:value-type="string">
                <text:p>comédie</text:p>
              </table:table-cell>
              <table:table-cell office:value-type="float" office:value="19">
                <text:p>19</text:p>
              </table:table-cell>
            </table:table-row>
            <table:table-row>
              <table:table-cell office:value-type="string">
                <text:p>dramatisches sittenbild</text:p>
              </table:table-cell>
              <table:table-cell office:value-type="float" office:value="1">
                <text:p>1</text:p>
              </table:table-cell>
            </table:table-row>
            <table:table-row>
              <table:table-cell office:value-type="string">
                <text:p>drame</text:p>
              </table:table-cell>
              <table:table-cell office:value-type="float" office:value="6">
                <text:p>6</text:p>
              </table:table-cell>
            </table:table-row>
            <table:table-row>
              <table:table-cell office:value-type="string">
                <text:p>einakter</text:p>
              </table:table-cell>
              <table:table-cell office:value-type="float" office:value="1">
                <text:p>1</text:p>
              </table:table-cell>
            </table:table-row>
            <table:table-row>
              <table:table-cell office:value-type="string">
                <text:p>farce</text:p>
              </table:table-cell>
              <table:table-cell office:value-type="float" office:value="5">
                <text:p>5</text:p>
              </table:table-cell>
            </table:table-row>
            <table:table-row>
              <table:table-cell office:value-type="string">
                <text:p>festspiel</text:p>
              </table:table-cell>
              <table:table-cell office:value-type="float" office:value="1">
                <text:p>1</text:p>
              </table:table-cell>
            </table:table-row>
            <table:table-row>
              <table:table-cell office:value-type="string">
                <text:p>geduldspiel</text:p>
              </table:table-cell>
              <table:table-cell office:value-type="float" office:value="1">
                <text:p>1</text:p>
              </table:table-cell>
            </table:table-row>
            <table:table-row>
              <table:table-cell office:value-type="string">
                <text:p>heimetspiel</text:p>
              </table:table-cell>
              <table:table-cell office:value-type="float" office:value="1">
                <text:p>1</text:p>
              </table:table-cell>
            </table:table-row>
            <table:table-row>
              <table:table-cell office:value-type="string">
                <text:p>horreur</text:p>
              </table:table-cell>
              <table:table-cell office:value-type="float" office:value="1">
                <text:p>1</text:p>
              </table:table-cell>
            </table:table-row>
            <table:table-row>
              <table:table-cell office:value-type="string">
                <text:p>lebensbild</text:p>
              </table:table-cell>
              <table:table-cell office:value-type="float" office:value="1">
                <text:p>1</text:p>
              </table:table-cell>
            </table:table-row>
            <table:table-row>
              <table:table-cell office:value-type="string">
                <text:p>liewes-scene</text:p>
              </table:table-cell>
              <table:table-cell office:value-type="float" office:value="1">
                <text:p>1</text:p>
              </table:table-cell>
            </table:table-row>
            <table:table-row>
              <table:table-cell office:value-type="string">
                <text:p>lustspiel</text:p>
              </table:table-cell>
              <table:table-cell office:value-type="float" office:value="23">
                <text:p>23</text:p>
              </table:table-cell>
            </table:table-row>
            <table:table-row>
              <table:table-cell office:value-type="string">
                <text:p>märel</text:p>
              </table:table-cell>
              <table:table-cell office:value-type="float" office:value="8">
                <text:p>8</text:p>
              </table:table-cell>
            </table:table-row>
            <table:table-row>
              <table:table-cell office:value-type="string">
                <text:p>noël</text:p>
              </table:table-cell>
              <table:table-cell office:value-type="float" office:value="3">
                <text:p>3</text:p>
              </table:table-cell>
            </table:table-row>
            <table:table-row>
              <table:table-cell office:value-type="string">
                <text:p>s.n.</text:p>
              </table:table-cell>
              <table:table-cell office:value-type="float" office:value="9">
                <text:p>9</text:p>
              </table:table-cell>
            </table:table-row>
            <table:table-row>
              <table:table-cell office:value-type="string">
                <text:p>schnirichel</text:p>
              </table:table-cell>
              <table:table-cell office:value-type="float" office:value="1">
                <text:p>1</text:p>
              </table:table-cell>
            </table:table-row>
            <table:table-row>
              <table:table-cell office:value-type="string">
                <text:p>schwank</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Calibri" style:font-size-asian="10pt" style:font-family-complex="Calibri"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6" style:family="chart" style:data-style-name="N0">
      <style:chart-properties chart:link-data-style-to-source="true" chart:label-position="avoid-overlap">
        <chart:label-separator>
          <text:p>; </text:p>
        </chart:label-separator>
      </style:chart-properties>
      <style:graphic-properties draw:stroke="none" draw:fill-color="#4f81bd"/>
      <style:text-properties fo:color="#000000" style:text-position="0% 100%" fo:font-family="Calibri" fo:font-size="10pt" style:font-family-asian="Calibri" style:font-size-asian="10pt" style:font-family-complex="Calibri" style:font-size-complex="10pt"/>
    </style:style>
    <style:style style:name="ch7" style:family="chart">
      <style:chart-properties chart:solid-type="cuboid"/>
      <style:graphic-properties draw:fill-color="#4f81bd"/>
    </style:style>
    <style:style style:name="ch8" style:family="chart">
      <style:chart-properties chart:solid-type="cuboid"/>
      <style:graphic-properties draw:fill-color="#c0504d"/>
    </style:style>
    <style:style style:name="ch9" style:family="chart">
      <style:chart-properties chart:solid-type="cuboid"/>
      <style:graphic-properties draw:fill-color="#9bbb59"/>
    </style:style>
    <style:style style:name="ch10" style:family="chart">
      <style:chart-properties chart:solid-type="cuboid"/>
      <style:graphic-properties draw:fill-color="#8064a2"/>
    </style:style>
    <style:style style:name="ch11" style:family="chart">
      <style:chart-properties chart:solid-type="cuboid"/>
      <style:graphic-properties draw:fill-color="#4bacc6"/>
    </style:style>
    <style:style style:name="ch12" style:family="chart">
      <style:chart-properties chart:solid-type="cuboid"/>
      <style:graphic-properties draw:fill-color="#f79646"/>
    </style:style>
    <style:style style:name="ch13" style:family="chart">
      <style:chart-properties chart:solid-type="cuboid"/>
      <style:graphic-properties draw:fill-color="#84a7d1"/>
    </style:style>
    <style:style style:name="ch14" style:family="chart">
      <style:chart-properties chart:solid-type="cuboid"/>
      <style:graphic-properties draw:fill-color="#d38582"/>
    </style:style>
    <style:style style:name="ch15" style:family="chart">
      <style:chart-properties chart:solid-type="cuboid"/>
      <style:graphic-properties draw:fill-color="#b9cf8b"/>
    </style:style>
    <style:style style:name="ch16" style:family="chart">
      <style:chart-properties chart:solid-type="cuboid"/>
      <style:graphic-properties draw:fill-color="#a693be"/>
    </style:style>
    <style:style style:name="ch17" style:family="chart">
      <style:chart-properties chart:solid-type="cuboid"/>
      <style:graphic-properties draw:fill-color="#81c5d7"/>
    </style:style>
    <style:style style:name="ch18" style:family="chart">
      <style:chart-properties chart:solid-type="cuboid"/>
      <style:graphic-properties draw:fill-color="#f9b67e"/>
    </style:style>
    <style:style style:name="ch19" style:family="chart">
      <style:chart-properties chart:solid-type="cuboid"/>
      <style:graphic-properties draw:fill-color="#b9cde5"/>
    </style:style>
    <style:style style:name="ch20" style:family="chart">
      <style:chart-properties chart:solid-type="cuboid"/>
      <style:graphic-properties draw:fill-color="#e6b9b8"/>
    </style:style>
    <style:style style:name="ch21" style:family="chart">
      <style:chart-properties chart:solid-type="cuboid"/>
      <style:graphic-properties draw:fill-color="#d7e4bd"/>
    </style:style>
    <style:style style:name="ch22" style:family="chart">
      <style:chart-properties chart:solid-type="cuboid"/>
      <style:graphic-properties draw:fill-color="#ccc1da"/>
    </style:style>
    <style:style style:name="ch23" style:family="chart">
      <style:chart-properties chart:solid-type="cuboid"/>
      <style:graphic-properties draw:fill-color="#b7dee8"/>
    </style:style>
    <style:style style:name="ch24" style:family="chart">
      <style:chart-properties chart:solid-type="cuboid"/>
      <style:graphic-properties draw:fill-color="#fcd5b5"/>
    </style:style>
    <style:style style:name="ch25" style:family="chart">
      <style:chart-properties chart:solid-type="cuboid"/>
      <style:graphic-properties draw:fill-color="#edf2f8"/>
    </style:style>
    <style:style style:name="ch26" style:family="chart">
      <style:graphic-properties draw:fill="solid" draw:fill-color="#ffffff"/>
    </style:style>
    <style:style style:name="ch27" style:family="chart">
      <style:graphic-properties draw:fill-color="#d9d9d9"/>
    </style:style>
  </office:automatic-styles>
  <office:body>
    <office:chart>
      <chart:chart svg:width="25.559cm" svg:height="15.796cm" xlink:href=".." xlink:type="simple" chart:class="chart:circle" chart:style-name="ch1">
        <chart:legend chart:legend-position="end" svg:x="21.259cm" svg:y="3.117cm" style:legend-expansion="high" chart:style-name="ch2"/>
        <chart:plot-area chart:style-name="ch3" table:cell-range-address="distrib_pages_par_genre.A2:distrib_pages_par_genre.B21" chart:data-source-has-labels="both" svg:x="0.511cm" svg:y="0.315cm" svg:width="20.237cm" svg:height="15.166cm">
          <chartooo:coordinate-region svg:x="3.047cm" svg:y="0.316cm" svg:width="15.165cm" svg:height="15.165cm"/>
          <chart:axis chart:dimension="x" chart:name="primary-x" chart:style-name="ch4" chartooo:axis-type="text">
            <chart:categories table:cell-range-address="distrib_pages_par_genre.A3:distrib_pages_par_genre.A21"/>
          </chart:axis>
          <chart:axis chart:dimension="y" chart:name="primary-y" chart:style-name="ch5"/>
          <chart:series chart:style-name="ch6" chart:values-cell-range-address="distrib_pages_par_genre.B3:distrib_pages_par_genre.B21" chart:label-cell-address="distrib_pages_par_genre.B2:distrib_pages_par_genre.B2"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22"/>
            <chart:data-point chart:style-name="ch23"/>
            <chart:data-point chart:style-name="ch24"/>
            <chart:data-point chart:style-name="ch25"/>
          </chart:series>
          <chart:wall chart:style-name="ch26"/>
          <chart:floor chart:style-name="ch27"/>
        </chart:plot-area>
        <table:table table:name="local-table">
          <table:table-header-columns>
            <table:table-column/>
          </table:table-header-columns>
          <table:table-columns>
            <table:table-column/>
          </table:table-columns>
          <table:table-header-rows>
            <table:table-row>
              <table:table-cell>
                <text:p/>
              </table:table-cell>
              <table:table-cell office:value-type="string">
                <text:p>Alsacien</text:p>
                <draw:g>
                  <svg:desc>distrib_pages_par_genre.B2:distrib_pages_par_genre.B2</svg:desc>
                </draw:g>
              </table:table-cell>
            </table:table-row>
          </table:table-header-rows>
          <table:table-rows>
            <table:table-row>
              <table:table-cell office:value-type="string">
                <text:p/>
                <draw:g>
                  <svg:desc>distrib_pages_par_genre.A3:distrib_pages_par_genre.A21</svg:desc>
                </draw:g>
              </table:table-cell>
              <table:table-cell office:value-type="float" office:value="NaN">
                <text:p>NaN</text:p>
                <draw:g>
                  <svg:desc>distrib_pages_par_genre.B3:distrib_pages_par_genre.B21</svg:desc>
                </draw:g>
              </table:table-cell>
            </table:table-row>
            <table:table-row>
              <table:table-cell office:value-type="string">
                <text:p>Genre</text:p>
              </table:table-cell>
              <table:table-cell office:value-type="float" office:value="NaN">
                <text:p>NaN</text:p>
              </table:table-cell>
            </table:table-row>
            <table:table-row>
              <table:table-cell office:value-type="string">
                <text:p>comédie</text:p>
              </table:table-cell>
              <table:table-cell office:value-type="float" office:value="644">
                <text:p>644</text:p>
              </table:table-cell>
            </table:table-row>
            <table:table-row>
              <table:table-cell office:value-type="string">
                <text:p>dramatisches sittenbild</text:p>
              </table:table-cell>
              <table:table-cell office:value-type="float" office:value="55">
                <text:p>55</text:p>
              </table:table-cell>
            </table:table-row>
            <table:table-row>
              <table:table-cell office:value-type="string">
                <text:p>drame</text:p>
              </table:table-cell>
              <table:table-cell office:value-type="float" office:value="424">
                <text:p>424</text:p>
              </table:table-cell>
            </table:table-row>
            <table:table-row>
              <table:table-cell office:value-type="string">
                <text:p>einakter</text:p>
              </table:table-cell>
              <table:table-cell office:value-type="float" office:value="20">
                <text:p>20</text:p>
              </table:table-cell>
            </table:table-row>
            <table:table-row>
              <table:table-cell office:value-type="string">
                <text:p>farce</text:p>
              </table:table-cell>
              <table:table-cell office:value-type="float" office:value="181">
                <text:p>181</text:p>
              </table:table-cell>
            </table:table-row>
            <table:table-row>
              <table:table-cell office:value-type="string">
                <text:p>festspiel</text:p>
              </table:table-cell>
              <table:table-cell office:value-type="float" office:value="30">
                <text:p>30</text:p>
              </table:table-cell>
            </table:table-row>
            <table:table-row>
              <table:table-cell office:value-type="string">
                <text:p>geduldspiel</text:p>
              </table:table-cell>
              <table:table-cell office:value-type="float" office:value="24">
                <text:p>24</text:p>
              </table:table-cell>
            </table:table-row>
            <table:table-row>
              <table:table-cell office:value-type="string">
                <text:p>heimetspiel</text:p>
              </table:table-cell>
              <table:table-cell office:value-type="float" office:value="3">
                <text:p>3</text:p>
              </table:table-cell>
            </table:table-row>
            <table:table-row>
              <table:table-cell office:value-type="string">
                <text:p>horreur</text:p>
              </table:table-cell>
              <table:table-cell office:value-type="float" office:value="6">
                <text:p>6</text:p>
              </table:table-cell>
            </table:table-row>
            <table:table-row>
              <table:table-cell office:value-type="string">
                <text:p>lebensbild</text:p>
              </table:table-cell>
              <table:table-cell office:value-type="float" office:value="70">
                <text:p>70</text:p>
              </table:table-cell>
            </table:table-row>
            <table:table-row>
              <table:table-cell office:value-type="string">
                <text:p>liewes-scene</text:p>
              </table:table-cell>
              <table:table-cell office:value-type="float" office:value="11">
                <text:p>11</text:p>
              </table:table-cell>
            </table:table-row>
            <table:table-row>
              <table:table-cell office:value-type="string">
                <text:p>lustspiel</text:p>
              </table:table-cell>
              <table:table-cell office:value-type="float" office:value="938">
                <text:p>938</text:p>
              </table:table-cell>
            </table:table-row>
            <table:table-row>
              <table:table-cell office:value-type="string">
                <text:p>märel</text:p>
              </table:table-cell>
              <table:table-cell office:value-type="float" office:value="491">
                <text:p>491</text:p>
              </table:table-cell>
            </table:table-row>
            <table:table-row>
              <table:table-cell office:value-type="string">
                <text:p>noël</text:p>
              </table:table-cell>
              <table:table-cell office:value-type="float" office:value="78">
                <text:p>78</text:p>
              </table:table-cell>
            </table:table-row>
            <table:table-row>
              <table:table-cell office:value-type="string">
                <text:p>s.n.</text:p>
              </table:table-cell>
              <table:table-cell office:value-type="float" office:value="491">
                <text:p>491</text:p>
              </table:table-cell>
            </table:table-row>
            <table:table-row>
              <table:table-cell office:value-type="string">
                <text:p>schnirichel</text:p>
              </table:table-cell>
              <table:table-cell office:value-type="float" office:value="16">
                <text:p>16</text:p>
              </table:table-cell>
            </table:table-row>
            <table:table-row>
              <table:table-cell office:value-type="string">
                <text:p>schwank</text:p>
              </table:table-cell>
              <table:table-cell office:value-type="float" office:value="642">
                <text:p>64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